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JIV2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IV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Zeit [ms]</text:p>
          </table:table-cell>
          <table:table-cell office:value-type="string" calcext:value-type="string">
            <text:p>Zahlenwert</text:p>
          </table:table-cell>
          <table:table-cell office:value-type="string" calcext:value-type="string">
            <text:p>METEX-Wert</text:p>
          </table:table-cell>
          <table:table-cell office:value-type="string" calcext:value-type="string">
            <text:p>Zeit[min]</text:p>
          </table:table-cell>
          <table:table-cell office:value-type="string" calcext:value-type="string">
            <text:p>T'[K]</text:p>
          </table:table-cell>
          <table:table-cell office:value-type="string" calcext:value-type="string">
            <text:p>Delta T'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~DC 004.32 <text:s/>mV</text:p>
          </table:table-cell>
          <table:table-cell table:formula="of:=[.A2]/60000" office:value-type="float" office:value="0.000516666666666667" calcext:value-type="float">
            <text:p>0,0005166667</text:p>
          </table:table-cell>
          <table:table-cell table:formula="of:=0.2813*[.B2]+1.1082" office:value-type="float" office:value="2.323416" calcext:value-type="float">
            <text:p>2,323416</text:p>
          </table:table-cell>
          <table:table-cell table:style-name="ce1" table:formula="of:=SQRT(([.B2]*0.052)^2 + 0.037^2)" office:value-type="float" office:value="0.227666707271836" calcext:value-type="float">
            <text:p>0,2276667073</text:p>
          </table:table-cell>
          <table:table-cell table:number-columns-repeated="1018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DC 004.36 <text:s/>mV</text:p>
          </table:table-cell>
          <table:table-cell table:formula="of:=[.A3]/60000" office:value-type="float" office:value="0.03405" calcext:value-type="float">
            <text:p>0,03405</text:p>
          </table:table-cell>
          <table:table-cell table:formula="of:=0.2813*[.B3]+1.1082" office:value-type="float" office:value="2.334668" calcext:value-type="float">
            <text:p>2,334668</text:p>
          </table:table-cell>
          <table:table-cell table:style-name="ce1" table:formula="of:=SQRT(([.B3]*0.052)^2 + 0.037^2)" office:value-type="float" office:value="0.229719303498857" calcext:value-type="float">
            <text:p>0,2297193035</text:p>
          </table:table-cell>
          <table:table-cell table:number-columns-repeated="1018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DC 004.34 <text:s/>mV</text:p>
          </table:table-cell>
          <table:table-cell table:formula="of:=[.A4]/60000" office:value-type="float" office:value="0.0676" calcext:value-type="float">
            <text:p>0,0676</text:p>
          </table:table-cell>
          <table:table-cell table:formula="of:=0.2813*[.B4]+1.1082" office:value-type="float" office:value="2.329042" calcext:value-type="float">
            <text:p>2,329042</text:p>
          </table:table-cell>
          <table:table-cell table:style-name="ce1" table:formula="of:=SQRT(([.B4]*0.052)^2 + 0.037^2)" office:value-type="float" office:value="0.228692943485364" calcext:value-type="float">
            <text:p>0,2286929435</text:p>
          </table:table-cell>
          <table:table-cell table:number-columns-repeated="1018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DC 004.30 <text:s/>mV</text:p>
          </table:table-cell>
          <table:table-cell table:formula="of:=[.A5]/60000" office:value-type="float" office:value="0.101133333333333" calcext:value-type="float">
            <text:p>0,1011333333</text:p>
          </table:table-cell>
          <table:table-cell table:formula="of:=0.2813*[.B5]+1.1082" office:value-type="float" office:value="2.31779" calcext:value-type="float">
            <text:p>2,31779</text:p>
          </table:table-cell>
          <table:table-cell table:style-name="ce1" table:formula="of:=SQRT(([.B5]*0.052)^2 + 0.037^2)" office:value-type="float" office:value="0.226640596539984" calcext:value-type="float">
            <text:p>0,2266405965</text:p>
          </table:table-cell>
          <table:table-cell table:number-columns-repeated="3"/>
          <table:table-cell>
            <draw:frame table:end-cell-address="JIV2.P19" table:end-x="0.849cm" table:end-y="0.522cm" draw:z-index="0" draw:name="Diagramm 1" draw:style-name="gr1" draw:text-style-name="P1" svg:width="12.614cm" svg:height="7.62cm" svg:x="0.85cm" svg:y="0.395cm">
              <draw:object draw:notify-on-update-of-ranges="JIV2.E1:JIV2.E1 JIV2.E2:JIV2.E825 JIV2.D2:JIV2.D8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4.27" calcext:value-type="float">
            <text:p>4,27</text:p>
          </table:table-cell>
          <table:table-cell office:value-type="string" calcext:value-type="string">
            <text:p>DC 004.27 <text:s/>mV</text:p>
          </table:table-cell>
          <table:table-cell table:formula="of:=[.A6]/60000" office:value-type="float" office:value="0.134683333333333" calcext:value-type="float">
            <text:p>0,1346833333</text:p>
          </table:table-cell>
          <table:table-cell table:formula="of:=0.2813*[.B6]+1.1082" office:value-type="float" office:value="2.309351" calcext:value-type="float">
            <text:p>2,309351</text:p>
          </table:table-cell>
          <table:table-cell table:style-name="ce1" table:formula="of:=SQRT(([.B6]*0.052)^2 + 0.037^2)" office:value-type="float" office:value="0.22510166947404" calcext:value-type="float">
            <text:p>0,2251016695</text:p>
          </table:table-cell>
          <table:table-cell table:number-columns-repeated="1018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float" office:value="4.27" calcext:value-type="float">
            <text:p>4,27</text:p>
          </table:table-cell>
          <table:table-cell office:value-type="string" calcext:value-type="string">
            <text:p>DC 004.27 <text:s/>mV</text:p>
          </table:table-cell>
          <table:table-cell table:formula="of:=[.A7]/60000" office:value-type="float" office:value="0.16795" calcext:value-type="float">
            <text:p>0,16795</text:p>
          </table:table-cell>
          <table:table-cell table:formula="of:=0.2813*[.B7]+1.1082" office:value-type="float" office:value="2.309351" calcext:value-type="float">
            <text:p>2,309351</text:p>
          </table:table-cell>
          <table:table-cell table:style-name="ce1" table:formula="of:=SQRT(([.B7]*0.052)^2 + 0.037^2)" office:value-type="float" office:value="0.22510166947404" calcext:value-type="float">
            <text:p>0,2251016695</text:p>
          </table:table-cell>
          <table:table-cell table:number-columns-repeated="1018"/>
        </table:table-row>
        <table:table-row table:style-name="ro1">
          <table:table-cell office:value-type="float" office:value="12105" calcext:value-type="float">
            <text:p>12105</text:p>
          </table:table-cell>
          <table:table-cell office:value-type="float" office:value="4.24" calcext:value-type="float">
            <text:p>4,24</text:p>
          </table:table-cell>
          <table:table-cell office:value-type="string" calcext:value-type="string">
            <text:p>DC 004.24 <text:s/>mV</text:p>
          </table:table-cell>
          <table:table-cell table:formula="of:=[.A8]/60000" office:value-type="float" office:value="0.20175" calcext:value-type="float">
            <text:p>0,20175</text:p>
          </table:table-cell>
          <table:table-cell table:formula="of:=0.2813*[.B8]+1.1082" office:value-type="float" office:value="2.300912" calcext:value-type="float">
            <text:p>2,300912</text:p>
          </table:table-cell>
          <table:table-cell table:style-name="ce1" table:formula="of:=SQRT(([.B8]*0.052)^2 + 0.037^2)" office:value-type="float" office:value="0.223563034511522" calcext:value-type="float">
            <text:p>0,2235630345</text:p>
          </table:table-cell>
          <table:table-cell table:number-columns-repeated="1018"/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DC 004.31 <text:s/>mV</text:p>
          </table:table-cell>
          <table:table-cell table:formula="of:=[.A9]/60000" office:value-type="float" office:value="0.2353" calcext:value-type="float">
            <text:p>0,2353</text:p>
          </table:table-cell>
          <table:table-cell table:formula="of:=0.2813*[.B9]+1.1082" office:value-type="float" office:value="2.320603" calcext:value-type="float">
            <text:p>2,320603</text:p>
          </table:table-cell>
          <table:table-cell table:style-name="ce1" table:formula="of:=SQRT(([.B9]*0.052)^2 + 0.037^2)" office:value-type="float" office:value="0.227153636114415" calcext:value-type="float">
            <text:p>0,2271536361</text:p>
          </table:table-cell>
          <table:table-cell table:number-columns-repeated="1018"/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DC 004.29 <text:s/>mV</text:p>
          </table:table-cell>
          <table:table-cell table:formula="of:=[.A10]/60000" office:value-type="float" office:value="0.268833333333333" calcext:value-type="float">
            <text:p>0,2688333333</text:p>
          </table:table-cell>
          <table:table-cell table:formula="of:=0.2813*[.B10]+1.1082" office:value-type="float" office:value="2.314977" calcext:value-type="float">
            <text:p>2,314977</text:p>
          </table:table-cell>
          <table:table-cell table:style-name="ce1" table:formula="of:=SQRT(([.B10]*0.052)^2 + 0.037^2)" office:value-type="float" office:value="0.226127588763512" calcext:value-type="float">
            <text:p>0,2261275888</text:p>
          </table:table-cell>
          <table:table-cell table:number-columns-repeated="1018"/>
        </table:table-row>
        <table:table-row table:style-name="ro1">
          <table:table-cell office:value-type="float" office:value="18143" calcext:value-type="float">
            <text:p>18143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DC 004.25 <text:s/>mV</text:p>
          </table:table-cell>
          <table:table-cell table:formula="of:=[.A11]/60000" office:value-type="float" office:value="0.302383333333333" calcext:value-type="float">
            <text:p>0,3023833333</text:p>
          </table:table-cell>
          <table:table-cell table:formula="of:=0.2813*[.B11]+1.1082" office:value-type="float" office:value="2.303725" calcext:value-type="float">
            <text:p>2,303725</text:p>
          </table:table-cell>
          <table:table-cell table:style-name="ce1" table:formula="of:=SQRT(([.B11]*0.052)^2 + 0.037^2)" office:value-type="float" office:value="0.224075880004966" calcext:value-type="float">
            <text:p>0,22407588</text:p>
          </table:table-cell>
          <table:table-cell table:number-columns-repeated="1018"/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DC 004.30 <text:s/>mV</text:p>
          </table:table-cell>
          <table:table-cell table:formula="of:=[.A12]/60000" office:value-type="float" office:value="0.335916666666667" calcext:value-type="float">
            <text:p>0,3359166667</text:p>
          </table:table-cell>
          <table:table-cell table:formula="of:=0.2813*[.B12]+1.1082" office:value-type="float" office:value="2.31779" calcext:value-type="float">
            <text:p>2,31779</text:p>
          </table:table-cell>
          <table:table-cell table:style-name="ce1" table:formula="of:=SQRT(([.B12]*0.052)^2 + 0.037^2)" office:value-type="float" office:value="0.226640596539984" calcext:value-type="float">
            <text:p>0,2266405965</text:p>
          </table:table-cell>
          <table:table-cell table:number-columns-repeated="1018"/>
        </table:table-row>
        <table:table-row table:style-name="ro1">
          <table:table-cell office:value-type="float" office:value="22167" calcext:value-type="float">
            <text:p>22167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DC 004.31 <text:s/>mV</text:p>
          </table:table-cell>
          <table:table-cell table:formula="of:=[.A13]/60000" office:value-type="float" office:value="0.36945" calcext:value-type="float">
            <text:p>0,36945</text:p>
          </table:table-cell>
          <table:table-cell table:formula="of:=0.2813*[.B13]+1.1082" office:value-type="float" office:value="2.320603" calcext:value-type="float">
            <text:p>2,320603</text:p>
          </table:table-cell>
          <table:table-cell table:style-name="ce1" table:formula="of:=SQRT(([.B13]*0.052)^2 + 0.037^2)" office:value-type="float" office:value="0.227153636114415" calcext:value-type="float">
            <text:p>0,2271536361</text:p>
          </table:table-cell>
          <table:table-cell table:number-columns-repeated="1018"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DC 004.25 <text:s/>mV</text:p>
          </table:table-cell>
          <table:table-cell table:formula="of:=[.A14]/60000" office:value-type="float" office:value="0.402733333333333" calcext:value-type="float">
            <text:p>0,4027333333</text:p>
          </table:table-cell>
          <table:table-cell table:formula="of:=0.2813*[.B14]+1.1082" office:value-type="float" office:value="2.303725" calcext:value-type="float">
            <text:p>2,303725</text:p>
          </table:table-cell>
          <table:table-cell table:style-name="ce1" table:formula="of:=SQRT(([.B14]*0.052)^2 + 0.037^2)" office:value-type="float" office:value="0.224075880004966" calcext:value-type="float">
            <text:p>0,22407588</text:p>
          </table:table-cell>
          <table:table-cell table:number-columns-repeated="1018"/>
        </table:table-row>
        <table:table-row table:style-name="ro1">
          <table:table-cell office:value-type="float" office:value="26192" calcext:value-type="float">
            <text:p>26192</text:p>
          </table:table-cell>
          <table:table-cell office:value-type="float" office:value="4.26" calcext:value-type="float">
            <text:p>4,26</text:p>
          </table:table-cell>
          <table:table-cell office:value-type="string" calcext:value-type="string">
            <text:p>DC 004.26 <text:s/>mV</text:p>
          </table:table-cell>
          <table:table-cell table:formula="of:=[.A15]/60000" office:value-type="float" office:value="0.436533333333333" calcext:value-type="float">
            <text:p>0,4365333333</text:p>
          </table:table-cell>
          <table:table-cell table:formula="of:=0.2813*[.B15]+1.1082" office:value-type="float" office:value="2.306538" calcext:value-type="float">
            <text:p>2,306538</text:p>
          </table:table-cell>
          <table:table-cell table:style-name="ce1" table:formula="of:=SQRT(([.B15]*0.052)^2 + 0.037^2)" office:value-type="float" office:value="0.224588758400771" calcext:value-type="float">
            <text:p>0,2245887584</text:p>
          </table:table-cell>
          <table:table-cell table:number-columns-repeated="1018"/>
        </table:table-row>
        <table:table-row table:style-name="ro1">
          <table:table-cell office:value-type="float" office:value="28205" calcext:value-type="float">
            <text:p>28205</text:p>
          </table:table-cell>
          <table:table-cell office:value-type="float" office:value="4.23" calcext:value-type="float">
            <text:p>4,23</text:p>
          </table:table-cell>
          <table:table-cell office:value-type="string" calcext:value-type="string">
            <text:p>DC 004.23 <text:s/>mV</text:p>
          </table:table-cell>
          <table:table-cell table:formula="of:=[.A16]/60000" office:value-type="float" office:value="0.470083333333333" calcext:value-type="float">
            <text:p>0,4700833333</text:p>
          </table:table-cell>
          <table:table-cell table:formula="of:=0.2813*[.B16]+1.1082" office:value-type="float" office:value="2.298099" calcext:value-type="float">
            <text:p>2,298099</text:p>
          </table:table-cell>
          <table:table-cell table:style-name="ce1" table:formula="of:=SQRT(([.B16]*0.052)^2 + 0.037^2)" office:value-type="float" office:value="0.22305022214739" calcext:value-type="float">
            <text:p>0,2230502221</text:p>
          </table:table-cell>
          <table:table-cell table:number-columns-repeated="1018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4.26" calcext:value-type="float">
            <text:p>4,26</text:p>
          </table:table-cell>
          <table:table-cell office:value-type="string" calcext:value-type="string">
            <text:p>DC 004.26 <text:s/>mV</text:p>
          </table:table-cell>
          <table:table-cell table:formula="of:=[.A17]/60000" office:value-type="float" office:value="0.503616666666667" calcext:value-type="float">
            <text:p>0,5036166667</text:p>
          </table:table-cell>
          <table:table-cell table:formula="of:=0.2813*[.B17]+1.1082" office:value-type="float" office:value="2.306538" calcext:value-type="float">
            <text:p>2,306538</text:p>
          </table:table-cell>
          <table:table-cell table:style-name="ce1" table:formula="of:=SQRT(([.B17]*0.052)^2 + 0.037^2)" office:value-type="float" office:value="0.224588758400771" calcext:value-type="float">
            <text:p>0,2245887584</text:p>
          </table:table-cell>
          <table:table-cell table:number-columns-repeated="1018"/>
        </table:table-row>
        <table:table-row table:style-name="ro1">
          <table:table-cell office:value-type="float" office:value="32229" calcext:value-type="float">
            <text:p>32229</text:p>
          </table:table-cell>
          <table:table-cell office:value-type="float" office:value="4.21" calcext:value-type="float">
            <text:p>4,21</text:p>
          </table:table-cell>
          <table:table-cell office:value-type="string" calcext:value-type="string">
            <text:p>DC 004.21 <text:s/>mV</text:p>
          </table:table-cell>
          <table:table-cell table:formula="of:=[.A18]/60000" office:value-type="float" office:value="0.53715" calcext:value-type="float">
            <text:p>0,53715</text:p>
          </table:table-cell>
          <table:table-cell table:formula="of:=0.2813*[.B18]+1.1082" office:value-type="float" office:value="2.292473" calcext:value-type="float">
            <text:p>2,292473</text:p>
          </table:table-cell>
          <table:table-cell table:style-name="ce1" table:formula="of:=SQRT(([.B18]*0.052)^2 + 0.037^2)" office:value-type="float" office:value="0.222024697725276" calcext:value-type="float">
            <text:p>0,2220246977</text:p>
          </table:table-cell>
          <table:table-cell table:number-columns-repeated="1018"/>
        </table:table-row>
        <table:table-row table:style-name="ro1">
          <table:table-cell office:value-type="float" office:value="34242" calcext:value-type="float">
            <text:p>34242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DC 004.19 <text:s/>mV</text:p>
          </table:table-cell>
          <table:table-cell table:formula="of:=[.A19]/60000" office:value-type="float" office:value="0.5707" calcext:value-type="float">
            <text:p>0,5707</text:p>
          </table:table-cell>
          <table:table-cell table:formula="of:=0.2813*[.B19]+1.1082" office:value-type="float" office:value="2.286847" calcext:value-type="float">
            <text:p>2,286847</text:p>
          </table:table-cell>
          <table:table-cell table:style-name="ce1" table:formula="of:=SQRT(([.B19]*0.052)^2 + 0.037^2)" office:value-type="float" office:value="0.220999308596204" calcext:value-type="float">
            <text:p>0,2209993086</text:p>
          </table:table-cell>
          <table:table-cell table:number-columns-repeated="1018"/>
        </table:table-row>
        <table:table-row table:style-name="ro1">
          <table:table-cell office:value-type="float" office:value="36254" calcext:value-type="float">
            <text:p>36254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DC 004.18 <text:s/>mV</text:p>
          </table:table-cell>
          <table:table-cell table:formula="of:=[.A20]/60000" office:value-type="float" office:value="0.604233333333333" calcext:value-type="float">
            <text:p>0,6042333333</text:p>
          </table:table-cell>
          <table:table-cell table:formula="of:=0.2813*[.B20]+1.1082" office:value-type="float" office:value="2.284034" calcext:value-type="float">
            <text:p>2,284034</text:p>
          </table:table-cell>
          <table:table-cell table:style-name="ce1" table:formula="of:=SQRT(([.B20]*0.052)^2 + 0.037^2)" office:value-type="float" office:value="0.220486665356434" calcext:value-type="float">
            <text:p>0,2204866654</text:p>
          </table:table-cell>
          <table:table-cell table:number-columns-repeated="1018"/>
        </table:table-row>
        <table:table-row table:style-name="ro1">
          <table:table-cell office:value-type="float" office:value="38251" calcext:value-type="float">
            <text:p>38251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DC 004.20 <text:s/>mV</text:p>
          </table:table-cell>
          <table:table-cell table:formula="of:=[.A21]/60000" office:value-type="float" office:value="0.637516666666667" calcext:value-type="float">
            <text:p>0,6375166667</text:p>
          </table:table-cell>
          <table:table-cell table:formula="of:=0.2813*[.B21]+1.1082" office:value-type="float" office:value="2.28966" calcext:value-type="float">
            <text:p>2,28966</text:p>
          </table:table-cell>
          <table:table-cell table:style-name="ce1" table:formula="of:=SQRT(([.B21]*0.052)^2 + 0.037^2)" office:value-type="float" office:value="0.221511986131676" calcext:value-type="float">
            <text:p>0,2215119861</text:p>
          </table:table-cell>
          <table:table-cell table:number-columns-repeated="1018"/>
        </table:table-row>
        <table:table-row table:style-name="ro1">
          <table:table-cell office:value-type="float" office:value="40279" calcext:value-type="float">
            <text:p>40279</text:p>
          </table:table-cell>
          <table:table-cell office:value-type="float" office:value="4.21" calcext:value-type="float">
            <text:p>4,21</text:p>
          </table:table-cell>
          <table:table-cell office:value-type="string" calcext:value-type="string">
            <text:p>DC 004.21 <text:s/>mV</text:p>
          </table:table-cell>
          <table:table-cell table:formula="of:=[.A22]/60000" office:value-type="float" office:value="0.671316666666667" calcext:value-type="float">
            <text:p>0,6713166667</text:p>
          </table:table-cell>
          <table:table-cell table:formula="of:=0.2813*[.B22]+1.1082" office:value-type="float" office:value="2.292473" calcext:value-type="float">
            <text:p>2,292473</text:p>
          </table:table-cell>
          <table:table-cell table:style-name="ce1" table:formula="of:=SQRT(([.B22]*0.052)^2 + 0.037^2)" office:value-type="float" office:value="0.222024697725276" calcext:value-type="float">
            <text:p>0,2220246977</text:p>
          </table:table-cell>
          <table:table-cell table:number-columns-repeated="1018"/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float" office:value="4.23" calcext:value-type="float">
            <text:p>4,23</text:p>
          </table:table-cell>
          <table:table-cell office:value-type="string" calcext:value-type="string">
            <text:p>DC 004.23 <text:s/>mV</text:p>
          </table:table-cell>
          <table:table-cell table:formula="of:=[.A23]/60000" office:value-type="float" office:value="0.70485" calcext:value-type="float">
            <text:p>0,70485</text:p>
          </table:table-cell>
          <table:table-cell table:formula="of:=0.2813*[.B23]+1.1082" office:value-type="float" office:value="2.298099" calcext:value-type="float">
            <text:p>2,298099</text:p>
          </table:table-cell>
          <table:table-cell table:style-name="ce1" table:formula="of:=SQRT(([.B23]*0.052)^2 + 0.037^2)" office:value-type="float" office:value="0.22305022214739" calcext:value-type="float">
            <text:p>0,2230502221</text:p>
          </table:table-cell>
          <table:table-cell table:number-columns-repeated="1018"/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DC 004.20 <text:s/>mV</text:p>
          </table:table-cell>
          <table:table-cell table:formula="of:=[.A24]/60000" office:value-type="float" office:value="0.7384" calcext:value-type="float">
            <text:p>0,7384</text:p>
          </table:table-cell>
          <table:table-cell table:formula="of:=0.2813*[.B24]+1.1082" office:value-type="float" office:value="2.28966" calcext:value-type="float">
            <text:p>2,28966</text:p>
          </table:table-cell>
          <table:table-cell table:style-name="ce1" table:formula="of:=SQRT(([.B24]*0.052)^2 + 0.037^2)" office:value-type="float" office:value="0.221511986131676" calcext:value-type="float">
            <text:p>0,2215119861</text:p>
          </table:table-cell>
          <table:table-cell table:number-columns-repeated="1018"/>
        </table:table-row>
        <table:table-row table:style-name="ro1">
          <table:table-cell office:value-type="float" office:value="46316" calcext:value-type="float">
            <text:p>46316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DC 004.15 <text:s/>mV</text:p>
          </table:table-cell>
          <table:table-cell table:formula="of:=[.A25]/60000" office:value-type="float" office:value="0.771933333333333" calcext:value-type="float">
            <text:p>0,7719333333</text:p>
          </table:table-cell>
          <table:table-cell table:formula="of:=0.2813*[.B25]+1.1082" office:value-type="float" office:value="2.275595" calcext:value-type="float">
            <text:p>2,275595</text:p>
          </table:table-cell>
          <table:table-cell table:style-name="ce1" table:formula="of:=SQRT(([.B25]*0.052)^2 + 0.037^2)" office:value-type="float" office:value="0.218948943820243" calcext:value-type="float">
            <text:p>0,2189489438</text:p>
          </table:table-cell>
          <table:table-cell table:number-columns-repeated="1018"/>
        </table:table-row>
        <table:table-row table:style-name="ro1">
          <table:table-cell office:value-type="float" office:value="48329" calcext:value-type="float">
            <text:p>48329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DC 004.15 <text:s/>mV</text:p>
          </table:table-cell>
          <table:table-cell table:formula="of:=[.A26]/60000" office:value-type="float" office:value="0.805483333333333" calcext:value-type="float">
            <text:p>0,8054833333</text:p>
          </table:table-cell>
          <table:table-cell table:formula="of:=0.2813*[.B26]+1.1082" office:value-type="float" office:value="2.275595" calcext:value-type="float">
            <text:p>2,275595</text:p>
          </table:table-cell>
          <table:table-cell table:style-name="ce1" table:formula="of:=SQRT(([.B26]*0.052)^2 + 0.037^2)" office:value-type="float" office:value="0.218948943820243" calcext:value-type="float">
            <text:p>0,2189489438</text:p>
          </table:table-cell>
          <table:table-cell table:number-columns-repeated="1018"/>
        </table:table-row>
        <table:table-row table:style-name="ro1">
          <table:table-cell office:value-type="float" office:value="50341" calcext:value-type="float">
            <text:p>50341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DC 004.22 <text:s/>mV</text:p>
          </table:table-cell>
          <table:table-cell table:formula="of:=[.A27]/60000" office:value-type="float" office:value="0.839016666666667" calcext:value-type="float">
            <text:p>0,8390166667</text:p>
          </table:table-cell>
          <table:table-cell table:formula="of:=0.2813*[.B27]+1.1082" office:value-type="float" office:value="2.295286" calcext:value-type="float">
            <text:p>2,295286</text:p>
          </table:table-cell>
          <table:table-cell table:style-name="ce1" table:formula="of:=SQRT(([.B27]*0.052)^2 + 0.037^2)" office:value-type="float" office:value="0.222537443141598" calcext:value-type="float">
            <text:p>0,2225374431</text:p>
          </table:table-cell>
          <table:table-cell table:number-columns-repeated="1018"/>
        </table:table-row>
        <table:table-row table:style-name="ro1">
          <table:table-cell office:value-type="float" office:value="52338" calcext:value-type="float">
            <text:p>52338</text:p>
          </table:table-cell>
          <table:table-cell office:value-type="float" office:value="4.21" calcext:value-type="float">
            <text:p>4,21</text:p>
          </table:table-cell>
          <table:table-cell office:value-type="string" calcext:value-type="string">
            <text:p>DC 004.21 <text:s/>mV</text:p>
          </table:table-cell>
          <table:table-cell table:formula="of:=[.A28]/60000" office:value-type="float" office:value="0.8723" calcext:value-type="float">
            <text:p>0,8723</text:p>
          </table:table-cell>
          <table:table-cell table:formula="of:=0.2813*[.B28]+1.1082" office:value-type="float" office:value="2.292473" calcext:value-type="float">
            <text:p>2,292473</text:p>
          </table:table-cell>
          <table:table-cell table:style-name="ce1" table:formula="of:=SQRT(([.B28]*0.052)^2 + 0.037^2)" office:value-type="float" office:value="0.222024697725276" calcext:value-type="float">
            <text:p>0,2220246977</text:p>
          </table:table-cell>
          <table:table-cell table:number-columns-repeated="1018"/>
        </table:table-row>
        <table:table-row table:style-name="ro1">
          <table:table-cell office:value-type="float" office:value="54366" calcext:value-type="float">
            <text:p>54366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29]/60000" office:value-type="float" office:value="0.9061" calcext:value-type="float">
            <text:p>0,9061</text:p>
          </table:table-cell>
          <table:table-cell table:formula="of:=0.2813*[.B29]+1.1082" office:value-type="float" office:value="2.281221" calcext:value-type="float">
            <text:p>2,281221</text:p>
          </table:table-cell>
          <table:table-cell table:style-name="ce1" table:formula="of:=SQRT(([.B29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1">
          <table:table-cell office:value-type="float" office:value="56378" calcext:value-type="float">
            <text:p>56378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DC 004.22 <text:s/>mV</text:p>
          </table:table-cell>
          <table:table-cell table:formula="of:=[.A30]/60000" office:value-type="float" office:value="0.939633333333333" calcext:value-type="float">
            <text:p>0,9396333333</text:p>
          </table:table-cell>
          <table:table-cell table:formula="of:=0.2813*[.B30]+1.1082" office:value-type="float" office:value="2.295286" calcext:value-type="float">
            <text:p>2,295286</text:p>
          </table:table-cell>
          <table:table-cell table:style-name="ce1" table:formula="of:=SQRT(([.B30]*0.052)^2 + 0.037^2)" office:value-type="float" office:value="0.222537443141598" calcext:value-type="float">
            <text:p>0,2225374431</text:p>
          </table:table-cell>
          <table:table-cell table:number-columns-repeated="1018"/>
        </table:table-row>
        <table:table-row table:style-name="ro1">
          <table:table-cell office:value-type="float" office:value="58375" calcext:value-type="float">
            <text:p>58375</text:p>
          </table:table-cell>
          <table:table-cell office:value-type="float" office:value="4.23" calcext:value-type="float">
            <text:p>4,23</text:p>
          </table:table-cell>
          <table:table-cell office:value-type="string" calcext:value-type="string">
            <text:p>DC 004.23 <text:s/>mV</text:p>
          </table:table-cell>
          <table:table-cell table:formula="of:=[.A31]/60000" office:value-type="float" office:value="0.972916666666667" calcext:value-type="float">
            <text:p>0,9729166667</text:p>
          </table:table-cell>
          <table:table-cell table:formula="of:=0.2813*[.B31]+1.1082" office:value-type="float" office:value="2.298099" calcext:value-type="float">
            <text:p>2,298099</text:p>
          </table:table-cell>
          <table:table-cell table:style-name="ce1" table:formula="of:=SQRT(([.B31]*0.052)^2 + 0.037^2)" office:value-type="float" office:value="0.22305022214739" calcext:value-type="float">
            <text:p>0,2230502221</text:p>
          </table:table-cell>
          <table:table-cell table:number-columns-repeated="1018"/>
        </table:table-row>
        <table:table-row table:style-name="ro1">
          <table:table-cell office:value-type="float" office:value="60403" calcext:value-type="float">
            <text:p>60403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DC 004.22 <text:s/>mV</text:p>
          </table:table-cell>
          <table:table-cell table:formula="of:=[.A32]/60000" office:value-type="float" office:value="1.00671666666667" calcext:value-type="float">
            <text:p>1,0067166667</text:p>
          </table:table-cell>
          <table:table-cell table:formula="of:=0.2813*[.B32]+1.1082" office:value-type="float" office:value="2.295286" calcext:value-type="float">
            <text:p>2,295286</text:p>
          </table:table-cell>
          <table:table-cell table:style-name="ce1" table:formula="of:=SQRT(([.B32]*0.052)^2 + 0.037^2)" office:value-type="float" office:value="0.222537443141598" calcext:value-type="float">
            <text:p>0,2225374431</text:p>
          </table:table-cell>
          <table:table-cell table:number-columns-repeated="1018"/>
        </table:table-row>
        <table:table-row table:style-name="ro1">
          <table:table-cell office:value-type="float" office:value="62415" calcext:value-type="float">
            <text:p>62415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DC 004.20 <text:s/>mV</text:p>
          </table:table-cell>
          <table:table-cell table:formula="of:=[.A33]/60000" office:value-type="float" office:value="1.04025" calcext:value-type="float">
            <text:p>1,04025</text:p>
          </table:table-cell>
          <table:table-cell table:formula="of:=0.2813*[.B33]+1.1082" office:value-type="float" office:value="2.28966" calcext:value-type="float">
            <text:p>2,28966</text:p>
          </table:table-cell>
          <table:table-cell table:style-name="ce1" table:formula="of:=SQRT(([.B33]*0.052)^2 + 0.037^2)" office:value-type="float" office:value="0.221511986131676" calcext:value-type="float">
            <text:p>0,2215119861</text:p>
          </table:table-cell>
          <table:table-cell table:number-columns-repeated="1018"/>
        </table:table-row>
        <table:table-row table:style-name="ro1">
          <table:table-cell office:value-type="float" office:value="64428" calcext:value-type="float">
            <text:p>64428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DC 004.19 <text:s/>mV</text:p>
          </table:table-cell>
          <table:table-cell table:formula="of:=[.A34]/60000" office:value-type="float" office:value="1.0738" calcext:value-type="float">
            <text:p>1,0738</text:p>
          </table:table-cell>
          <table:table-cell table:formula="of:=0.2813*[.B34]+1.1082" office:value-type="float" office:value="2.286847" calcext:value-type="float">
            <text:p>2,286847</text:p>
          </table:table-cell>
          <table:table-cell table:style-name="ce1" table:formula="of:=SQRT(([.B34]*0.052)^2 + 0.037^2)" office:value-type="float" office:value="0.220999308596204" calcext:value-type="float">
            <text:p>0,2209993086</text:p>
          </table:table-cell>
          <table:table-cell table:number-columns-repeated="1018"/>
        </table:table-row>
        <table:table-row table:style-name="ro1">
          <table:table-cell office:value-type="float" office:value="66440" calcext:value-type="float">
            <text:p>66440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DC 004.19 <text:s/>mV</text:p>
          </table:table-cell>
          <table:table-cell table:formula="of:=[.A35]/60000" office:value-type="float" office:value="1.10733333333333" calcext:value-type="float">
            <text:p>1,1073333333</text:p>
          </table:table-cell>
          <table:table-cell table:formula="of:=0.2813*[.B35]+1.1082" office:value-type="float" office:value="2.286847" calcext:value-type="float">
            <text:p>2,286847</text:p>
          </table:table-cell>
          <table:table-cell table:style-name="ce1" table:formula="of:=SQRT(([.B35]*0.052)^2 + 0.037^2)" office:value-type="float" office:value="0.220999308596204" calcext:value-type="float">
            <text:p>0,2209993086</text:p>
          </table:table-cell>
          <table:table-cell table:number-columns-repeated="1018"/>
        </table:table-row>
        <table:table-row table:style-name="ro1">
          <table:table-cell office:value-type="float" office:value="68453" calcext:value-type="float">
            <text:p>68453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36]/60000" office:value-type="float" office:value="1.14088333333333" calcext:value-type="float">
            <text:p>1,1408833333</text:p>
          </table:table-cell>
          <table:table-cell table:formula="of:=0.2813*[.B36]+1.1082" office:value-type="float" office:value="2.281221" calcext:value-type="float">
            <text:p>2,281221</text:p>
          </table:table-cell>
          <table:table-cell table:style-name="ce1" table:formula="of:=SQRT(([.B36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1">
          <table:table-cell office:value-type="float" office:value="70465" calcext:value-type="float">
            <text:p>70465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37]/60000" office:value-type="float" office:value="1.17441666666667" calcext:value-type="float">
            <text:p>1,1744166667</text:p>
          </table:table-cell>
          <table:table-cell table:formula="of:=0.2813*[.B37]+1.1082" office:value-type="float" office:value="2.281221" calcext:value-type="float">
            <text:p>2,281221</text:p>
          </table:table-cell>
          <table:table-cell table:style-name="ce1" table:formula="of:=SQRT(([.B37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1">
          <table:table-cell office:value-type="float" office:value="72462" calcext:value-type="float">
            <text:p>72462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DC 004.18 <text:s/>mV</text:p>
          </table:table-cell>
          <table:table-cell table:formula="of:=[.A38]/60000" office:value-type="float" office:value="1.2077" calcext:value-type="float">
            <text:p>1,2077</text:p>
          </table:table-cell>
          <table:table-cell table:formula="of:=0.2813*[.B38]+1.1082" office:value-type="float" office:value="2.284034" calcext:value-type="float">
            <text:p>2,284034</text:p>
          </table:table-cell>
          <table:table-cell table:style-name="ce1" table:formula="of:=SQRT(([.B38]*0.052)^2 + 0.037^2)" office:value-type="float" office:value="0.220486665356434" calcext:value-type="float">
            <text:p>0,2204866654</text:p>
          </table:table-cell>
          <table:table-cell table:number-columns-repeated="1018"/>
        </table:table-row>
        <table:table-row table:style-name="ro1">
          <table:table-cell office:value-type="float" office:value="74490" calcext:value-type="float">
            <text:p>74490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DC 004.22 <text:s/>mV</text:p>
          </table:table-cell>
          <table:table-cell table:formula="of:=[.A39]/60000" office:value-type="float" office:value="1.2415" calcext:value-type="float">
            <text:p>1,2415</text:p>
          </table:table-cell>
          <table:table-cell table:formula="of:=0.2813*[.B39]+1.1082" office:value-type="float" office:value="2.295286" calcext:value-type="float">
            <text:p>2,295286</text:p>
          </table:table-cell>
          <table:table-cell table:style-name="ce1" table:formula="of:=SQRT(([.B39]*0.052)^2 + 0.037^2)" office:value-type="float" office:value="0.222537443141598" calcext:value-type="float">
            <text:p>0,2225374431</text:p>
          </table:table-cell>
          <table:table-cell table:number-columns-repeated="1018"/>
        </table:table-row>
        <table:table-row table:style-name="ro1">
          <table:table-cell office:value-type="float" office:value="76502" calcext:value-type="float">
            <text:p>76502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40]/60000" office:value-type="float" office:value="1.27503333333333" calcext:value-type="float">
            <text:p>1,2750333333</text:p>
          </table:table-cell>
          <table:table-cell table:formula="of:=0.2813*[.B40]+1.1082" office:value-type="float" office:value="2.264343" calcext:value-type="float">
            <text:p>2,264343</text:p>
          </table:table-cell>
          <table:table-cell table:style-name="ce1" table:formula="of:=SQRT(([.B40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78515" calcext:value-type="float">
            <text:p>78515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DC 004.15 <text:s/>mV</text:p>
          </table:table-cell>
          <table:table-cell table:formula="of:=[.A41]/60000" office:value-type="float" office:value="1.30858333333333" calcext:value-type="float">
            <text:p>1,3085833333</text:p>
          </table:table-cell>
          <table:table-cell table:formula="of:=0.2813*[.B41]+1.1082" office:value-type="float" office:value="2.275595" calcext:value-type="float">
            <text:p>2,275595</text:p>
          </table:table-cell>
          <table:table-cell table:style-name="ce1" table:formula="of:=SQRT(([.B41]*0.052)^2 + 0.037^2)" office:value-type="float" office:value="0.218948943820243" calcext:value-type="float">
            <text:p>0,2189489438</text:p>
          </table:table-cell>
          <table:table-cell table:number-columns-repeated="1018"/>
        </table:table-row>
        <table:table-row table:style-name="ro1">
          <table:table-cell office:value-type="float" office:value="80527" calcext:value-type="float">
            <text:p>80527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DC 004.16 <text:s/>mV</text:p>
          </table:table-cell>
          <table:table-cell table:formula="of:=[.A42]/60000" office:value-type="float" office:value="1.34211666666667" calcext:value-type="float">
            <text:p>1,3421166667</text:p>
          </table:table-cell>
          <table:table-cell table:formula="of:=0.2813*[.B42]+1.1082" office:value-type="float" office:value="2.278408" calcext:value-type="float">
            <text:p>2,278408</text:p>
          </table:table-cell>
          <table:table-cell table:style-name="ce1" table:formula="of:=SQRT(([.B42]*0.052)^2 + 0.037^2)" office:value-type="float" office:value="0.219461482725329" calcext:value-type="float">
            <text:p>0,2194614827</text:p>
          </table:table-cell>
          <table:table-cell table:number-columns-repeated="1018"/>
        </table:table-row>
        <table:table-row table:style-name="ro1">
          <table:table-cell office:value-type="float" office:value="82539" calcext:value-type="float">
            <text:p>82539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DC 004.18 <text:s/>mV</text:p>
          </table:table-cell>
          <table:table-cell table:formula="of:=[.A43]/60000" office:value-type="float" office:value="1.37565" calcext:value-type="float">
            <text:p>1,37565</text:p>
          </table:table-cell>
          <table:table-cell table:formula="of:=0.2813*[.B43]+1.1082" office:value-type="float" office:value="2.284034" calcext:value-type="float">
            <text:p>2,284034</text:p>
          </table:table-cell>
          <table:table-cell table:style-name="ce1" table:formula="of:=SQRT(([.B43]*0.052)^2 + 0.037^2)" office:value-type="float" office:value="0.220486665356434" calcext:value-type="float">
            <text:p>0,2204866654</text:p>
          </table:table-cell>
          <table:table-cell table:number-columns-repeated="1018"/>
        </table:table-row>
        <table:table-row table:style-name="ro1">
          <table:table-cell office:value-type="float" office:value="84552" calcext:value-type="float">
            <text:p>84552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DC 004.19 <text:s/>mV</text:p>
          </table:table-cell>
          <table:table-cell table:formula="of:=[.A44]/60000" office:value-type="float" office:value="1.4092" calcext:value-type="float">
            <text:p>1,4092</text:p>
          </table:table-cell>
          <table:table-cell table:formula="of:=0.2813*[.B44]+1.1082" office:value-type="float" office:value="2.286847" calcext:value-type="float">
            <text:p>2,286847</text:p>
          </table:table-cell>
          <table:table-cell table:style-name="ce1" table:formula="of:=SQRT(([.B44]*0.052)^2 + 0.037^2)" office:value-type="float" office:value="0.220999308596204" calcext:value-type="float">
            <text:p>0,2209993086</text:p>
          </table:table-cell>
          <table:table-cell table:number-columns-repeated="1018"/>
        </table:table-row>
        <table:table-row table:style-name="ro1">
          <table:table-cell office:value-type="float" office:value="86549" calcext:value-type="float">
            <text:p>86549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45]/60000" office:value-type="float" office:value="1.44248333333333" calcext:value-type="float">
            <text:p>1,4424833333</text:p>
          </table:table-cell>
          <table:table-cell table:formula="of:=0.2813*[.B45]+1.1082" office:value-type="float" office:value="2.269969" calcext:value-type="float">
            <text:p>2,269969</text:p>
          </table:table-cell>
          <table:table-cell table:style-name="ce1" table:formula="of:=SQRT(([.B45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88577" calcext:value-type="float">
            <text:p>88577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46]/60000" office:value-type="float" office:value="1.47628333333333" calcext:value-type="float">
            <text:p>1,4762833333</text:p>
          </table:table-cell>
          <table:table-cell table:formula="of:=0.2813*[.B46]+1.1082" office:value-type="float" office:value="2.281221" calcext:value-type="float">
            <text:p>2,281221</text:p>
          </table:table-cell>
          <table:table-cell table:style-name="ce1" table:formula="of:=SQRT(([.B46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1">
          <table:table-cell office:value-type="float" office:value="90589" calcext:value-type="float">
            <text:p>90589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47]/60000" office:value-type="float" office:value="1.50981666666667" calcext:value-type="float">
            <text:p>1,5098166667</text:p>
          </table:table-cell>
          <table:table-cell table:formula="of:=0.2813*[.B47]+1.1082" office:value-type="float" office:value="2.269969" calcext:value-type="float">
            <text:p>2,269969</text:p>
          </table:table-cell>
          <table:table-cell table:style-name="ce1" table:formula="of:=SQRT(([.B47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92601" calcext:value-type="float">
            <text:p>92601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DC 004.12 <text:s/>mV</text:p>
          </table:table-cell>
          <table:table-cell table:formula="of:=[.A48]/60000" office:value-type="float" office:value="1.54335" calcext:value-type="float">
            <text:p>1,54335</text:p>
          </table:table-cell>
          <table:table-cell table:formula="of:=0.2813*[.B48]+1.1082" office:value-type="float" office:value="2.267156" calcext:value-type="float">
            <text:p>2,267156</text:p>
          </table:table-cell>
          <table:table-cell table:style-name="ce1" table:formula="of:=SQRT(([.B48]*0.052)^2 + 0.037^2)" office:value-type="float" office:value="0.217411539712132" calcext:value-type="float">
            <text:p>0,2174115397</text:p>
          </table:table-cell>
          <table:table-cell table:number-columns-repeated="1018"/>
        </table:table-row>
        <table:table-row table:style-name="ro1">
          <table:table-cell office:value-type="float" office:value="94614" calcext:value-type="float">
            <text:p>94614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DC 004.12 <text:s/>mV</text:p>
          </table:table-cell>
          <table:table-cell table:formula="of:=[.A49]/60000" office:value-type="float" office:value="1.5769" calcext:value-type="float">
            <text:p>1,5769</text:p>
          </table:table-cell>
          <table:table-cell table:formula="of:=0.2813*[.B49]+1.1082" office:value-type="float" office:value="2.267156" calcext:value-type="float">
            <text:p>2,267156</text:p>
          </table:table-cell>
          <table:table-cell table:style-name="ce1" table:formula="of:=SQRT(([.B49]*0.052)^2 + 0.037^2)" office:value-type="float" office:value="0.217411539712132" calcext:value-type="float">
            <text:p>0,2174115397</text:p>
          </table:table-cell>
          <table:table-cell table:number-columns-repeated="1018"/>
        </table:table-row>
        <table:table-row table:style-name="ro1">
          <table:table-cell office:value-type="float" office:value="96626" calcext:value-type="float">
            <text:p>96626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50]/60000" office:value-type="float" office:value="1.61043333333333" calcext:value-type="float">
            <text:p>1,6104333333</text:p>
          </table:table-cell>
          <table:table-cell table:formula="of:=0.2813*[.B50]+1.1082" office:value-type="float" office:value="2.258717" calcext:value-type="float">
            <text:p>2,258717</text:p>
          </table:table-cell>
          <table:table-cell table:style-name="ce1" table:formula="of:=SQRT(([.B50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1">
          <table:table-cell office:value-type="float" office:value="98639" calcext:value-type="float">
            <text:p>98639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DC 004.08 <text:s/>mV</text:p>
          </table:table-cell>
          <table:table-cell table:formula="of:=[.A51]/60000" office:value-type="float" office:value="1.64398333333333" calcext:value-type="float">
            <text:p>1,6439833333</text:p>
          </table:table-cell>
          <table:table-cell table:formula="of:=0.2813*[.B51]+1.1082" office:value-type="float" office:value="2.255904" calcext:value-type="float">
            <text:p>2,255904</text:p>
          </table:table-cell>
          <table:table-cell table:style-name="ce1" table:formula="of:=SQRT(([.B51]*0.052)^2 + 0.037^2)" office:value-type="float" office:value="0.215362173094534" calcext:value-type="float">
            <text:p>0,2153621731</text:p>
          </table:table-cell>
          <table:table-cell table:number-columns-repeated="1018"/>
        </table:table-row>
        <table:table-row table:style-name="ro1">
          <table:table-cell office:value-type="float" office:value="100635" calcext:value-type="float">
            <text:p>100635</text:p>
          </table:table-cell>
          <table:table-cell office:value-type="float" office:value="4.21" calcext:value-type="float">
            <text:p>4,21</text:p>
          </table:table-cell>
          <table:table-cell office:value-type="string" calcext:value-type="string">
            <text:p>DC 004.21 <text:s/>mV</text:p>
          </table:table-cell>
          <table:table-cell table:formula="of:=[.A52]/60000" office:value-type="float" office:value="1.67725" calcext:value-type="float">
            <text:p>1,67725</text:p>
          </table:table-cell>
          <table:table-cell table:formula="of:=0.2813*[.B52]+1.1082" office:value-type="float" office:value="2.292473" calcext:value-type="float">
            <text:p>2,292473</text:p>
          </table:table-cell>
          <table:table-cell table:style-name="ce1" table:formula="of:=SQRT(([.B52]*0.052)^2 + 0.037^2)" office:value-type="float" office:value="0.222024697725276" calcext:value-type="float">
            <text:p>0,2220246977</text:p>
          </table:table-cell>
          <table:table-cell table:number-columns-repeated="1018"/>
        </table:table-row>
        <table:table-row table:style-name="ro1">
          <table:table-cell office:value-type="float" office:value="102663" calcext:value-type="float">
            <text:p>102663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53]/60000" office:value-type="float" office:value="1.71105" calcext:value-type="float">
            <text:p>1,71105</text:p>
          </table:table-cell>
          <table:table-cell table:formula="of:=0.2813*[.B53]+1.1082" office:value-type="float" office:value="2.269969" calcext:value-type="float">
            <text:p>2,269969</text:p>
          </table:table-cell>
          <table:table-cell table:style-name="ce1" table:formula="of:=SQRT(([.B53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104676" calcext:value-type="float">
            <text:p>104676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DC 004.15 <text:s/>mV</text:p>
          </table:table-cell>
          <table:table-cell table:formula="of:=[.A54]/60000" office:value-type="float" office:value="1.7446" calcext:value-type="float">
            <text:p>1,7446</text:p>
          </table:table-cell>
          <table:table-cell table:formula="of:=0.2813*[.B54]+1.1082" office:value-type="float" office:value="2.275595" calcext:value-type="float">
            <text:p>2,275595</text:p>
          </table:table-cell>
          <table:table-cell table:style-name="ce1" table:formula="of:=SQRT(([.B54]*0.052)^2 + 0.037^2)" office:value-type="float" office:value="0.218948943820243" calcext:value-type="float">
            <text:p>0,2189489438</text:p>
          </table:table-cell>
          <table:table-cell table:number-columns-repeated="1018"/>
        </table:table-row>
        <table:table-row table:style-name="ro1">
          <table:table-cell office:value-type="float" office:value="106688" calcext:value-type="float">
            <text:p>106688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55]/60000" office:value-type="float" office:value="1.77813333333333" calcext:value-type="float">
            <text:p>1,7781333333</text:p>
          </table:table-cell>
          <table:table-cell table:formula="of:=0.2813*[.B55]+1.1082" office:value-type="float" office:value="2.264343" calcext:value-type="float">
            <text:p>2,264343</text:p>
          </table:table-cell>
          <table:table-cell table:style-name="ce1" table:formula="of:=SQRT(([.B55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08701" calcext:value-type="float">
            <text:p>108701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56]/60000" office:value-type="float" office:value="1.81168333333333" calcext:value-type="float">
            <text:p>1,8116833333</text:p>
          </table:table-cell>
          <table:table-cell table:formula="of:=0.2813*[.B56]+1.1082" office:value-type="float" office:value="2.272782" calcext:value-type="float">
            <text:p>2,272782</text:p>
          </table:table-cell>
          <table:table-cell table:style-name="ce1" table:formula="of:=SQRT(([.B56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110713" calcext:value-type="float">
            <text:p>110713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DC 004.15 <text:s/>mV</text:p>
          </table:table-cell>
          <table:table-cell table:formula="of:=[.A57]/60000" office:value-type="float" office:value="1.84521666666667" calcext:value-type="float">
            <text:p>1,8452166667</text:p>
          </table:table-cell>
          <table:table-cell table:formula="of:=0.2813*[.B57]+1.1082" office:value-type="float" office:value="2.275595" calcext:value-type="float">
            <text:p>2,275595</text:p>
          </table:table-cell>
          <table:table-cell table:style-name="ce1" table:formula="of:=SQRT(([.B57]*0.052)^2 + 0.037^2)" office:value-type="float" office:value="0.218948943820243" calcext:value-type="float">
            <text:p>0,2189489438</text:p>
          </table:table-cell>
          <table:table-cell table:number-columns-repeated="1018"/>
        </table:table-row>
        <table:table-row table:style-name="ro1">
          <table:table-cell office:value-type="float" office:value="112725" calcext:value-type="float">
            <text:p>112725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58]/60000" office:value-type="float" office:value="1.87875" calcext:value-type="float">
            <text:p>1,87875</text:p>
          </table:table-cell>
          <table:table-cell table:formula="of:=0.2813*[.B58]+1.1082" office:value-type="float" office:value="2.26153" calcext:value-type="float">
            <text:p>2,26153</text:p>
          </table:table-cell>
          <table:table-cell table:style-name="ce1" table:formula="of:=SQRT(([.B58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1">
          <table:table-cell office:value-type="float" office:value="114722" calcext:value-type="float">
            <text:p>114722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DC 004.08 <text:s/>mV</text:p>
          </table:table-cell>
          <table:table-cell table:formula="of:=[.A59]/60000" office:value-type="float" office:value="1.91203333333333" calcext:value-type="float">
            <text:p>1,9120333333</text:p>
          </table:table-cell>
          <table:table-cell table:formula="of:=0.2813*[.B59]+1.1082" office:value-type="float" office:value="2.255904" calcext:value-type="float">
            <text:p>2,255904</text:p>
          </table:table-cell>
          <table:table-cell table:style-name="ce1" table:formula="of:=SQRT(([.B59]*0.052)^2 + 0.037^2)" office:value-type="float" office:value="0.215362173094534" calcext:value-type="float">
            <text:p>0,2153621731</text:p>
          </table:table-cell>
          <table:table-cell table:number-columns-repeated="1018"/>
        </table:table-row>
        <table:table-row table:style-name="ro1">
          <table:table-cell office:value-type="float" office:value="116750" calcext:value-type="float">
            <text:p>1167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60]/60000" office:value-type="float" office:value="1.94583333333333" calcext:value-type="float">
            <text:p>1,9458333333</text:p>
          </table:table-cell>
          <table:table-cell table:formula="of:=0.2813*[.B60]+1.1082" office:value-type="float" office:value="2.264343" calcext:value-type="float">
            <text:p>2,264343</text:p>
          </table:table-cell>
          <table:table-cell table:style-name="ce1" table:formula="of:=SQRT(([.B60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18763" calcext:value-type="float">
            <text:p>118763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DC 004.16 <text:s/>mV</text:p>
          </table:table-cell>
          <table:table-cell table:formula="of:=[.A61]/60000" office:value-type="float" office:value="1.97938333333333" calcext:value-type="float">
            <text:p>1,9793833333</text:p>
          </table:table-cell>
          <table:table-cell table:formula="of:=0.2813*[.B61]+1.1082" office:value-type="float" office:value="2.278408" calcext:value-type="float">
            <text:p>2,278408</text:p>
          </table:table-cell>
          <table:table-cell table:style-name="ce1" table:formula="of:=SQRT(([.B61]*0.052)^2 + 0.037^2)" office:value-type="float" office:value="0.219461482725329" calcext:value-type="float">
            <text:p>0,2194614827</text:p>
          </table:table-cell>
          <table:table-cell table:number-columns-repeated="1018"/>
        </table:table-row>
        <table:table-row table:style-name="ro1">
          <table:table-cell office:value-type="float" office:value="120775" calcext:value-type="float">
            <text:p>120775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DC 004.15 <text:s/>mV</text:p>
          </table:table-cell>
          <table:table-cell table:formula="of:=[.A62]/60000" office:value-type="float" office:value="2.01291666666667" calcext:value-type="float">
            <text:p>2,0129166667</text:p>
          </table:table-cell>
          <table:table-cell table:formula="of:=0.2813*[.B62]+1.1082" office:value-type="float" office:value="2.275595" calcext:value-type="float">
            <text:p>2,275595</text:p>
          </table:table-cell>
          <table:table-cell table:style-name="ce1" table:formula="of:=SQRT(([.B62]*0.052)^2 + 0.037^2)" office:value-type="float" office:value="0.218948943820243" calcext:value-type="float">
            <text:p>0,2189489438</text:p>
          </table:table-cell>
          <table:table-cell table:number-columns-repeated="1018"/>
        </table:table-row>
        <table:table-row table:style-name="ro1">
          <table:table-cell office:value-type="float" office:value="122787" calcext:value-type="float">
            <text:p>122787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63]/60000" office:value-type="float" office:value="2.04645" calcext:value-type="float">
            <text:p>2,04645</text:p>
          </table:table-cell>
          <table:table-cell table:formula="of:=0.2813*[.B63]+1.1082" office:value-type="float" office:value="2.264343" calcext:value-type="float">
            <text:p>2,264343</text:p>
          </table:table-cell>
          <table:table-cell table:style-name="ce1" table:formula="of:=SQRT(([.B63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24800" calcext:value-type="float">
            <text:p>124800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64]/60000" office:value-type="float" office:value="2.08" calcext:value-type="float">
            <text:p>2,08</text:p>
          </table:table-cell>
          <table:table-cell table:formula="of:=0.2813*[.B64]+1.1082" office:value-type="float" office:value="2.26153" calcext:value-type="float">
            <text:p>2,26153</text:p>
          </table:table-cell>
          <table:table-cell table:style-name="ce1" table:formula="of:=SQRT(([.B64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1">
          <table:table-cell office:value-type="float" office:value="126812" calcext:value-type="float">
            <text:p>126812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65]/60000" office:value-type="float" office:value="2.11353333333333" calcext:value-type="float">
            <text:p>2,1135333333</text:p>
          </table:table-cell>
          <table:table-cell table:formula="of:=0.2813*[.B65]+1.1082" office:value-type="float" office:value="2.258717" calcext:value-type="float">
            <text:p>2,258717</text:p>
          </table:table-cell>
          <table:table-cell table:style-name="ce1" table:formula="of:=SQRT(([.B65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1">
          <table:table-cell office:value-type="float" office:value="128825" calcext:value-type="float">
            <text:p>128825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66]/60000" office:value-type="float" office:value="2.14708333333333" calcext:value-type="float">
            <text:p>2,1470833333</text:p>
          </table:table-cell>
          <table:table-cell table:formula="of:=0.2813*[.B66]+1.1082" office:value-type="float" office:value="2.272782" calcext:value-type="float">
            <text:p>2,272782</text:p>
          </table:table-cell>
          <table:table-cell table:style-name="ce1" table:formula="of:=SQRT(([.B66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130837" calcext:value-type="float">
            <text:p>130837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DC 004.08 <text:s/>mV</text:p>
          </table:table-cell>
          <table:table-cell table:formula="of:=[.A67]/60000" office:value-type="float" office:value="2.18061666666667" calcext:value-type="float">
            <text:p>2,1806166667</text:p>
          </table:table-cell>
          <table:table-cell table:formula="of:=0.2813*[.B67]+1.1082" office:value-type="float" office:value="2.255904" calcext:value-type="float">
            <text:p>2,255904</text:p>
          </table:table-cell>
          <table:table-cell table:style-name="ce1" table:formula="of:=SQRT(([.B67]*0.052)^2 + 0.037^2)" office:value-type="float" office:value="0.215362173094534" calcext:value-type="float">
            <text:p>0,2153621731</text:p>
          </table:table-cell>
          <table:table-cell table:number-columns-repeated="1018"/>
        </table:table-row>
        <table:table-row table:style-name="ro1">
          <table:table-cell office:value-type="float" office:value="132849" calcext:value-type="float">
            <text:p>132849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68]/60000" office:value-type="float" office:value="2.21415" calcext:value-type="float">
            <text:p>2,21415</text:p>
          </table:table-cell>
          <table:table-cell table:formula="of:=0.2813*[.B68]+1.1082" office:value-type="float" office:value="2.258717" calcext:value-type="float">
            <text:p>2,258717</text:p>
          </table:table-cell>
          <table:table-cell table:style-name="ce1" table:formula="of:=SQRT(([.B68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1">
          <table:table-cell office:value-type="float" office:value="134846" calcext:value-type="float">
            <text:p>134846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69]/60000" office:value-type="float" office:value="2.24743333333333" calcext:value-type="float">
            <text:p>2,2474333333</text:p>
          </table:table-cell>
          <table:table-cell table:formula="of:=0.2813*[.B69]+1.1082" office:value-type="float" office:value="2.264343" calcext:value-type="float">
            <text:p>2,264343</text:p>
          </table:table-cell>
          <table:table-cell table:style-name="ce1" table:formula="of:=SQRT(([.B69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36874" calcext:value-type="float">
            <text:p>136874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70]/60000" office:value-type="float" office:value="2.28123333333333" calcext:value-type="float">
            <text:p>2,2812333333</text:p>
          </table:table-cell>
          <table:table-cell table:formula="of:=0.2813*[.B70]+1.1082" office:value-type="float" office:value="2.258717" calcext:value-type="float">
            <text:p>2,258717</text:p>
          </table:table-cell>
          <table:table-cell table:style-name="ce1" table:formula="of:=SQRT(([.B70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1">
          <table:table-cell office:value-type="float" office:value="138887" calcext:value-type="float">
            <text:p>138887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71]/60000" office:value-type="float" office:value="2.31478333333333" calcext:value-type="float">
            <text:p>2,3147833333</text:p>
          </table:table-cell>
          <table:table-cell table:formula="of:=0.2813*[.B71]+1.1082" office:value-type="float" office:value="2.264343" calcext:value-type="float">
            <text:p>2,264343</text:p>
          </table:table-cell>
          <table:table-cell table:style-name="ce1" table:formula="of:=SQRT(([.B71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40883" calcext:value-type="float">
            <text:p>140883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DC 004.07 <text:s/>mV</text:p>
          </table:table-cell>
          <table:table-cell table:formula="of:=[.A72]/60000" office:value-type="float" office:value="2.34805" calcext:value-type="float">
            <text:p>2,34805</text:p>
          </table:table-cell>
          <table:table-cell table:formula="of:=0.2813*[.B72]+1.1082" office:value-type="float" office:value="2.253091" calcext:value-type="float">
            <text:p>2,253091</text:p>
          </table:table-cell>
          <table:table-cell table:style-name="ce1" table:formula="of:=SQRT(([.B72]*0.052)^2 + 0.037^2)" office:value-type="float" office:value="0.214849923434941" calcext:value-type="float">
            <text:p>0,2148499234</text:p>
          </table:table-cell>
          <table:table-cell table:number-columns-repeated="1018"/>
        </table:table-row>
        <table:table-row table:style-name="ro1">
          <table:table-cell office:value-type="float" office:value="142911" calcext:value-type="float">
            <text:p>142911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DC 004.12 <text:s/>mV</text:p>
          </table:table-cell>
          <table:table-cell table:formula="of:=[.A73]/60000" office:value-type="float" office:value="2.38185" calcext:value-type="float">
            <text:p>2,38185</text:p>
          </table:table-cell>
          <table:table-cell table:formula="of:=0.2813*[.B73]+1.1082" office:value-type="float" office:value="2.267156" calcext:value-type="float">
            <text:p>2,267156</text:p>
          </table:table-cell>
          <table:table-cell table:style-name="ce1" table:formula="of:=SQRT(([.B73]*0.052)^2 + 0.037^2)" office:value-type="float" office:value="0.217411539712132" calcext:value-type="float">
            <text:p>0,2174115397</text:p>
          </table:table-cell>
          <table:table-cell table:number-columns-repeated="1018"/>
        </table:table-row>
        <table:table-row table:style-name="ro1">
          <table:table-cell office:value-type="float" office:value="144924" calcext:value-type="float">
            <text:p>144924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DC 004.07 <text:s/>mV</text:p>
          </table:table-cell>
          <table:table-cell table:formula="of:=[.A74]/60000" office:value-type="float" office:value="2.4154" calcext:value-type="float">
            <text:p>2,4154</text:p>
          </table:table-cell>
          <table:table-cell table:formula="of:=0.2813*[.B74]+1.1082" office:value-type="float" office:value="2.253091" calcext:value-type="float">
            <text:p>2,253091</text:p>
          </table:table-cell>
          <table:table-cell table:style-name="ce1" table:formula="of:=SQRT(([.B74]*0.052)^2 + 0.037^2)" office:value-type="float" office:value="0.214849923434941" calcext:value-type="float">
            <text:p>0,2148499234</text:p>
          </table:table-cell>
          <table:table-cell table:number-columns-repeated="1018"/>
        </table:table-row>
        <table:table-row table:style-name="ro1">
          <table:table-cell office:value-type="float" office:value="146936" calcext:value-type="float">
            <text:p>146936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75]/60000" office:value-type="float" office:value="2.44893333333333" calcext:value-type="float">
            <text:p>2,4489333333</text:p>
          </table:table-cell>
          <table:table-cell table:formula="of:=0.2813*[.B75]+1.1082" office:value-type="float" office:value="2.250278" calcext:value-type="float">
            <text:p>2,250278</text:p>
          </table:table-cell>
          <table:table-cell table:style-name="ce1" table:formula="of:=SQRT(([.B75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1">
          <table:table-cell office:value-type="float" office:value="148933" calcext:value-type="float">
            <text:p>148933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DC 004.08 <text:s/>mV</text:p>
          </table:table-cell>
          <table:table-cell table:formula="of:=[.A76]/60000" office:value-type="float" office:value="2.48221666666667" calcext:value-type="float">
            <text:p>2,4822166667</text:p>
          </table:table-cell>
          <table:table-cell table:formula="of:=0.2813*[.B76]+1.1082" office:value-type="float" office:value="2.255904" calcext:value-type="float">
            <text:p>2,255904</text:p>
          </table:table-cell>
          <table:table-cell table:style-name="ce1" table:formula="of:=SQRT(([.B76]*0.052)^2 + 0.037^2)" office:value-type="float" office:value="0.215362173094534" calcext:value-type="float">
            <text:p>0,2153621731</text:p>
          </table:table-cell>
          <table:table-cell table:number-columns-repeated="1018"/>
        </table:table-row>
        <table:table-row table:style-name="ro1">
          <table:table-cell office:value-type="float" office:value="150961" calcext:value-type="float">
            <text:p>150961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77]/60000" office:value-type="float" office:value="2.51601666666667" calcext:value-type="float">
            <text:p>2,5160166667</text:p>
          </table:table-cell>
          <table:table-cell table:formula="of:=0.2813*[.B77]+1.1082" office:value-type="float" office:value="2.250278" calcext:value-type="float">
            <text:p>2,250278</text:p>
          </table:table-cell>
          <table:table-cell table:style-name="ce1" table:formula="of:=SQRT(([.B77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1">
          <table:table-cell office:value-type="float" office:value="152973" calcext:value-type="float">
            <text:p>152973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DC 004.12 <text:s/>mV</text:p>
          </table:table-cell>
          <table:table-cell table:formula="of:=[.A78]/60000" office:value-type="float" office:value="2.54955" calcext:value-type="float">
            <text:p>2,54955</text:p>
          </table:table-cell>
          <table:table-cell table:formula="of:=0.2813*[.B78]+1.1082" office:value-type="float" office:value="2.267156" calcext:value-type="float">
            <text:p>2,267156</text:p>
          </table:table-cell>
          <table:table-cell table:style-name="ce1" table:formula="of:=SQRT(([.B78]*0.052)^2 + 0.037^2)" office:value-type="float" office:value="0.217411539712132" calcext:value-type="float">
            <text:p>0,2174115397</text:p>
          </table:table-cell>
          <table:table-cell table:number-columns-repeated="1018"/>
        </table:table-row>
        <table:table-row table:style-name="ro1">
          <table:table-cell office:value-type="float" office:value="154986" calcext:value-type="float">
            <text:p>154986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79]/60000" office:value-type="float" office:value="2.5831" calcext:value-type="float">
            <text:p>2,5831</text:p>
          </table:table-cell>
          <table:table-cell table:formula="of:=0.2813*[.B79]+1.1082" office:value-type="float" office:value="2.264343" calcext:value-type="float">
            <text:p>2,264343</text:p>
          </table:table-cell>
          <table:table-cell table:style-name="ce1" table:formula="of:=SQRT(([.B79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56998" calcext:value-type="float">
            <text:p>156998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80]/60000" office:value-type="float" office:value="2.61663333333333" calcext:value-type="float">
            <text:p>2,6166333333</text:p>
          </table:table-cell>
          <table:table-cell table:formula="of:=0.2813*[.B80]+1.1082" office:value-type="float" office:value="2.26153" calcext:value-type="float">
            <text:p>2,26153</text:p>
          </table:table-cell>
          <table:table-cell table:style-name="ce1" table:formula="of:=SQRT(([.B80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1">
          <table:table-cell office:value-type="float" office:value="159011" calcext:value-type="float">
            <text:p>159011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DC 004.07 <text:s/>mV</text:p>
          </table:table-cell>
          <table:table-cell table:formula="of:=[.A81]/60000" office:value-type="float" office:value="2.65018333333333" calcext:value-type="float">
            <text:p>2,6501833333</text:p>
          </table:table-cell>
          <table:table-cell table:formula="of:=0.2813*[.B81]+1.1082" office:value-type="float" office:value="2.253091" calcext:value-type="float">
            <text:p>2,253091</text:p>
          </table:table-cell>
          <table:table-cell table:style-name="ce1" table:formula="of:=SQRT(([.B81]*0.052)^2 + 0.037^2)" office:value-type="float" office:value="0.214849923434941" calcext:value-type="float">
            <text:p>0,2148499234</text:p>
          </table:table-cell>
          <table:table-cell table:number-columns-repeated="1018"/>
        </table:table-row>
        <table:table-row table:style-name="ro1">
          <table:table-cell office:value-type="float" office:value="161023" calcext:value-type="float">
            <text:p>161023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82]/60000" office:value-type="float" office:value="2.68371666666667" calcext:value-type="float">
            <text:p>2,6837166667</text:p>
          </table:table-cell>
          <table:table-cell table:formula="of:=0.2813*[.B82]+1.1082" office:value-type="float" office:value="2.258717" calcext:value-type="float">
            <text:p>2,258717</text:p>
          </table:table-cell>
          <table:table-cell table:style-name="ce1" table:formula="of:=SQRT(([.B82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1">
          <table:table-cell office:value-type="float" office:value="163035" calcext:value-type="float">
            <text:p>163035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83]/60000" office:value-type="float" office:value="2.71725" calcext:value-type="float">
            <text:p>2,71725</text:p>
          </table:table-cell>
          <table:table-cell table:formula="of:=0.2813*[.B83]+1.1082" office:value-type="float" office:value="2.264343" calcext:value-type="float">
            <text:p>2,264343</text:p>
          </table:table-cell>
          <table:table-cell table:style-name="ce1" table:formula="of:=SQRT(([.B83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65048" calcext:value-type="float">
            <text:p>165048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84]/60000" office:value-type="float" office:value="2.7508" calcext:value-type="float">
            <text:p>2,7508</text:p>
          </table:table-cell>
          <table:table-cell table:formula="of:=0.2813*[.B84]+1.1082" office:value-type="float" office:value="2.269969" calcext:value-type="float">
            <text:p>2,269969</text:p>
          </table:table-cell>
          <table:table-cell table:style-name="ce1" table:formula="of:=SQRT(([.B84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167060" calcext:value-type="float">
            <text:p>167060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85]/60000" office:value-type="float" office:value="2.78433333333333" calcext:value-type="float">
            <text:p>2,7843333333</text:p>
          </table:table-cell>
          <table:table-cell table:formula="of:=0.2813*[.B85]+1.1082" office:value-type="float" office:value="2.269969" calcext:value-type="float">
            <text:p>2,269969</text:p>
          </table:table-cell>
          <table:table-cell table:style-name="ce1" table:formula="of:=SQRT(([.B85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169073" calcext:value-type="float">
            <text:p>169073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86]/60000" office:value-type="float" office:value="2.81788333333333" calcext:value-type="float">
            <text:p>2,8178833333</text:p>
          </table:table-cell>
          <table:table-cell table:formula="of:=0.2813*[.B86]+1.1082" office:value-type="float" office:value="2.269969" calcext:value-type="float">
            <text:p>2,269969</text:p>
          </table:table-cell>
          <table:table-cell table:style-name="ce1" table:formula="of:=SQRT(([.B86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171085" calcext:value-type="float">
            <text:p>171085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DC 004.12 <text:s/>mV</text:p>
          </table:table-cell>
          <table:table-cell table:formula="of:=[.A87]/60000" office:value-type="float" office:value="2.85141666666667" calcext:value-type="float">
            <text:p>2,8514166667</text:p>
          </table:table-cell>
          <table:table-cell table:formula="of:=0.2813*[.B87]+1.1082" office:value-type="float" office:value="2.267156" calcext:value-type="float">
            <text:p>2,267156</text:p>
          </table:table-cell>
          <table:table-cell table:style-name="ce1" table:formula="of:=SQRT(([.B87]*0.052)^2 + 0.037^2)" office:value-type="float" office:value="0.217411539712132" calcext:value-type="float">
            <text:p>0,2174115397</text:p>
          </table:table-cell>
          <table:table-cell table:number-columns-repeated="1018"/>
        </table:table-row>
        <table:table-row table:style-name="ro1">
          <table:table-cell office:value-type="float" office:value="173097" calcext:value-type="float">
            <text:p>173097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DC 004.08 <text:s/>mV</text:p>
          </table:table-cell>
          <table:table-cell table:formula="of:=[.A88]/60000" office:value-type="float" office:value="2.88495" calcext:value-type="float">
            <text:p>2,88495</text:p>
          </table:table-cell>
          <table:table-cell table:formula="of:=0.2813*[.B88]+1.1082" office:value-type="float" office:value="2.255904" calcext:value-type="float">
            <text:p>2,255904</text:p>
          </table:table-cell>
          <table:table-cell table:style-name="ce1" table:formula="of:=SQRT(([.B88]*0.052)^2 + 0.037^2)" office:value-type="float" office:value="0.215362173094534" calcext:value-type="float">
            <text:p>0,2153621731</text:p>
          </table:table-cell>
          <table:table-cell table:number-columns-repeated="1018"/>
        </table:table-row>
        <table:table-row table:style-name="ro1">
          <table:table-cell office:value-type="float" office:value="175110" calcext:value-type="float">
            <text:p>175110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89]/60000" office:value-type="float" office:value="2.9185" calcext:value-type="float">
            <text:p>2,9185</text:p>
          </table:table-cell>
          <table:table-cell table:formula="of:=0.2813*[.B89]+1.1082" office:value-type="float" office:value="2.26153" calcext:value-type="float">
            <text:p>2,26153</text:p>
          </table:table-cell>
          <table:table-cell table:style-name="ce1" table:formula="of:=SQRT(([.B89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1">
          <table:table-cell office:value-type="float" office:value="177107" calcext:value-type="float">
            <text:p>177107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90]/60000" office:value-type="float" office:value="2.95178333333333" calcext:value-type="float">
            <text:p>2,9517833333</text:p>
          </table:table-cell>
          <table:table-cell table:formula="of:=0.2813*[.B90]+1.1082" office:value-type="float" office:value="2.264343" calcext:value-type="float">
            <text:p>2,264343</text:p>
          </table:table-cell>
          <table:table-cell table:style-name="ce1" table:formula="of:=SQRT(([.B90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79135" calcext:value-type="float">
            <text:p>179135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91]/60000" office:value-type="float" office:value="2.98558333333333" calcext:value-type="float">
            <text:p>2,9855833333</text:p>
          </table:table-cell>
          <table:table-cell table:formula="of:=0.2813*[.B91]+1.1082" office:value-type="float" office:value="2.269969" calcext:value-type="float">
            <text:p>2,269969</text:p>
          </table:table-cell>
          <table:table-cell table:style-name="ce1" table:formula="of:=SQRT(([.B91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181147" calcext:value-type="float">
            <text:p>181147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92]/60000" office:value-type="float" office:value="3.01911666666667" calcext:value-type="float">
            <text:p>3,0191166667</text:p>
          </table:table-cell>
          <table:table-cell table:formula="of:=0.2813*[.B92]+1.1082" office:value-type="float" office:value="2.272782" calcext:value-type="float">
            <text:p>2,272782</text:p>
          </table:table-cell>
          <table:table-cell table:style-name="ce1" table:formula="of:=SQRT(([.B92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183159" calcext:value-type="float">
            <text:p>183159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93]/60000" office:value-type="float" office:value="3.05265" calcext:value-type="float">
            <text:p>3,05265</text:p>
          </table:table-cell>
          <table:table-cell table:formula="of:=0.2813*[.B93]+1.1082" office:value-type="float" office:value="2.258717" calcext:value-type="float">
            <text:p>2,258717</text:p>
          </table:table-cell>
          <table:table-cell table:style-name="ce1" table:formula="of:=SQRT(([.B93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1">
          <table:table-cell office:value-type="float" office:value="185172" calcext:value-type="float">
            <text:p>185172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94]/60000" office:value-type="float" office:value="3.0862" calcext:value-type="float">
            <text:p>3,0862</text:p>
          </table:table-cell>
          <table:table-cell table:formula="of:=0.2813*[.B94]+1.1082" office:value-type="float" office:value="2.264343" calcext:value-type="float">
            <text:p>2,264343</text:p>
          </table:table-cell>
          <table:table-cell table:style-name="ce1" table:formula="of:=SQRT(([.B94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87184" calcext:value-type="float">
            <text:p>187184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95]/60000" office:value-type="float" office:value="3.11973333333333" calcext:value-type="float">
            <text:p>3,1197333333</text:p>
          </table:table-cell>
          <table:table-cell table:formula="of:=0.2813*[.B95]+1.1082" office:value-type="float" office:value="2.272782" calcext:value-type="float">
            <text:p>2,272782</text:p>
          </table:table-cell>
          <table:table-cell table:style-name="ce1" table:formula="of:=SQRT(([.B95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189197" calcext:value-type="float">
            <text:p>189197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96]/60000" office:value-type="float" office:value="3.15328333333333" calcext:value-type="float">
            <text:p>3,1532833333</text:p>
          </table:table-cell>
          <table:table-cell table:formula="of:=0.2813*[.B96]+1.1082" office:value-type="float" office:value="2.26153" calcext:value-type="float">
            <text:p>2,26153</text:p>
          </table:table-cell>
          <table:table-cell table:style-name="ce1" table:formula="of:=SQRT(([.B96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1">
          <table:table-cell office:value-type="float" office:value="191193" calcext:value-type="float">
            <text:p>191193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DC 004.16 <text:s/>mV</text:p>
          </table:table-cell>
          <table:table-cell table:formula="of:=[.A97]/60000" office:value-type="float" office:value="3.18655" calcext:value-type="float">
            <text:p>3,18655</text:p>
          </table:table-cell>
          <table:table-cell table:formula="of:=0.2813*[.B97]+1.1082" office:value-type="float" office:value="2.278408" calcext:value-type="float">
            <text:p>2,278408</text:p>
          </table:table-cell>
          <table:table-cell table:style-name="ce1" table:formula="of:=SQRT(([.B97]*0.052)^2 + 0.037^2)" office:value-type="float" office:value="0.219461482725329" calcext:value-type="float">
            <text:p>0,2194614827</text:p>
          </table:table-cell>
          <table:table-cell table:number-columns-repeated="1018"/>
        </table:table-row>
        <table:table-row table:style-name="ro1">
          <table:table-cell office:value-type="float" office:value="193221" calcext:value-type="float">
            <text:p>193221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DC 004.18 <text:s/>mV</text:p>
          </table:table-cell>
          <table:table-cell table:formula="of:=[.A98]/60000" office:value-type="float" office:value="3.22035" calcext:value-type="float">
            <text:p>3,22035</text:p>
          </table:table-cell>
          <table:table-cell table:formula="of:=0.2813*[.B98]+1.1082" office:value-type="float" office:value="2.284034" calcext:value-type="float">
            <text:p>2,284034</text:p>
          </table:table-cell>
          <table:table-cell table:style-name="ce1" table:formula="of:=SQRT(([.B98]*0.052)^2 + 0.037^2)" office:value-type="float" office:value="0.220486665356434" calcext:value-type="float">
            <text:p>0,2204866654</text:p>
          </table:table-cell>
          <table:table-cell table:number-columns-repeated="1018"/>
        </table:table-row>
        <table:table-row table:style-name="ro1">
          <table:table-cell office:value-type="float" office:value="195234" calcext:value-type="float">
            <text:p>195234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99]/60000" office:value-type="float" office:value="3.2539" calcext:value-type="float">
            <text:p>3,2539</text:p>
          </table:table-cell>
          <table:table-cell table:formula="of:=0.2813*[.B99]+1.1082" office:value-type="float" office:value="2.264343" calcext:value-type="float">
            <text:p>2,264343</text:p>
          </table:table-cell>
          <table:table-cell table:style-name="ce1" table:formula="of:=SQRT(([.B99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97231" calcext:value-type="float">
            <text:p>197231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100]/60000" office:value-type="float" office:value="3.28718333333333" calcext:value-type="float">
            <text:p>3,2871833333</text:p>
          </table:table-cell>
          <table:table-cell table:formula="of:=0.2813*[.B100]+1.1082" office:value-type="float" office:value="2.264343" calcext:value-type="float">
            <text:p>2,264343</text:p>
          </table:table-cell>
          <table:table-cell table:style-name="ce1" table:formula="of:=SQRT(([.B100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1">
          <table:table-cell office:value-type="float" office:value="199259" calcext:value-type="float">
            <text:p>199259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101]/60000" office:value-type="float" office:value="3.32098333333333" calcext:value-type="float">
            <text:p>3,3209833333</text:p>
          </table:table-cell>
          <table:table-cell table:formula="of:=0.2813*[.B101]+1.1082" office:value-type="float" office:value="2.26153" calcext:value-type="float">
            <text:p>2,26153</text:p>
          </table:table-cell>
          <table:table-cell table:style-name="ce1" table:formula="of:=SQRT(([.B101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DC 004.12 <text:s/>mV</text:p>
          </table:table-cell>
          <table:table-cell table:formula="of:=[.A102]/60000" office:value-type="float" office:value="3.35451666666667" calcext:value-type="float">
            <text:p>3,3545166667</text:p>
          </table:table-cell>
          <table:table-cell table:formula="of:=0.2813*[.B102]+1.1082" office:value-type="float" office:value="2.267156" calcext:value-type="float">
            <text:p>2,267156</text:p>
          </table:table-cell>
          <table:table-cell table:style-name="ce1" table:formula="of:=SQRT(([.B102]*0.052)^2 + 0.037^2)" office:value-type="float" office:value="0.217411539712132" calcext:value-type="float">
            <text:p>0,2174115397</text:p>
          </table:table-cell>
          <table:table-cell table:number-columns-repeated="1018"/>
        </table:table-row>
        <table:table-row table:style-name="ro1">
          <table:table-cell office:value-type="float" office:value="203283" calcext:value-type="float">
            <text:p>203283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103]/60000" office:value-type="float" office:value="3.38805" calcext:value-type="float">
            <text:p>3,38805</text:p>
          </table:table-cell>
          <table:table-cell table:formula="of:=0.2813*[.B103]+1.1082" office:value-type="float" office:value="2.272782" calcext:value-type="float">
            <text:p>2,272782</text:p>
          </table:table-cell>
          <table:table-cell table:style-name="ce1" table:formula="of:=SQRT(([.B103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205296" calcext:value-type="float">
            <text:p>205296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DC 004.07 <text:s/>mV</text:p>
          </table:table-cell>
          <table:table-cell table:formula="of:=[.A104]/60000" office:value-type="float" office:value="3.4216" calcext:value-type="float">
            <text:p>3,4216</text:p>
          </table:table-cell>
          <table:table-cell table:formula="of:=0.2813*[.B104]+1.1082" office:value-type="float" office:value="2.253091" calcext:value-type="float">
            <text:p>2,253091</text:p>
          </table:table-cell>
          <table:table-cell table:style-name="ce1" table:formula="of:=SQRT(([.B104]*0.052)^2 + 0.037^2)" office:value-type="float" office:value="0.214849923434941" calcext:value-type="float">
            <text:p>0,2148499234</text:p>
          </table:table-cell>
          <table:table-cell table:number-columns-repeated="1018"/>
        </table:table-row>
        <table:table-row table:style-name="ro1">
          <table:table-cell office:value-type="float" office:value="207308" calcext:value-type="float">
            <text:p>207308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DC 004.12 <text:s/>mV</text:p>
          </table:table-cell>
          <table:table-cell table:formula="of:=[.A105]/60000" office:value-type="float" office:value="3.45513333333333" calcext:value-type="float">
            <text:p>3,4551333333</text:p>
          </table:table-cell>
          <table:table-cell table:formula="of:=0.2813*[.B105]+1.1082" office:value-type="float" office:value="2.267156" calcext:value-type="float">
            <text:p>2,267156</text:p>
          </table:table-cell>
          <table:table-cell table:style-name="ce1" table:formula="of:=SQRT(([.B105]*0.052)^2 + 0.037^2)" office:value-type="float" office:value="0.217411539712132" calcext:value-type="float">
            <text:p>0,2174115397</text:p>
          </table:table-cell>
          <table:table-cell table:number-columns-repeated="1018"/>
        </table:table-row>
        <table:table-row table:style-name="ro1">
          <table:table-cell office:value-type="float" office:value="209321" calcext:value-type="float">
            <text:p>209321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106]/60000" office:value-type="float" office:value="3.48868333333333" calcext:value-type="float">
            <text:p>3,4886833333</text:p>
          </table:table-cell>
          <table:table-cell table:formula="of:=0.2813*[.B106]+1.1082" office:value-type="float" office:value="2.269969" calcext:value-type="float">
            <text:p>2,269969</text:p>
          </table:table-cell>
          <table:table-cell table:style-name="ce1" table:formula="of:=SQRT(([.B106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211317" calcext:value-type="float">
            <text:p>211317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107]/60000" office:value-type="float" office:value="3.52195" calcext:value-type="float">
            <text:p>3,52195</text:p>
          </table:table-cell>
          <table:table-cell table:formula="of:=0.2813*[.B107]+1.1082" office:value-type="float" office:value="2.272782" calcext:value-type="float">
            <text:p>2,272782</text:p>
          </table:table-cell>
          <table:table-cell table:style-name="ce1" table:formula="of:=SQRT(([.B107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213345" calcext:value-type="float">
            <text:p>213345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108]/60000" office:value-type="float" office:value="3.55575" calcext:value-type="float">
            <text:p>3,55575</text:p>
          </table:table-cell>
          <table:table-cell table:formula="of:=0.2813*[.B108]+1.1082" office:value-type="float" office:value="2.26153" calcext:value-type="float">
            <text:p>2,26153</text:p>
          </table:table-cell>
          <table:table-cell table:style-name="ce1" table:formula="of:=SQRT(([.B108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1">
          <table:table-cell office:value-type="float" office:value="215358" calcext:value-type="float">
            <text:p>215358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109]/60000" office:value-type="float" office:value="3.5893" calcext:value-type="float">
            <text:p>3,5893</text:p>
          </table:table-cell>
          <table:table-cell table:formula="of:=0.2813*[.B109]+1.1082" office:value-type="float" office:value="2.269969" calcext:value-type="float">
            <text:p>2,269969</text:p>
          </table:table-cell>
          <table:table-cell table:style-name="ce1" table:formula="of:=SQRT(([.B109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1">
          <table:table-cell office:value-type="float" office:value="217355" calcext:value-type="float">
            <text:p>217355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110]/60000" office:value-type="float" office:value="3.62258333333333" calcext:value-type="float">
            <text:p>3,6225833333</text:p>
          </table:table-cell>
          <table:table-cell table:formula="of:=0.2813*[.B110]+1.1082" office:value-type="float" office:value="2.258717" calcext:value-type="float">
            <text:p>2,258717</text:p>
          </table:table-cell>
          <table:table-cell table:style-name="ce1" table:formula="of:=SQRT(([.B110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1">
          <table:table-cell office:value-type="float" office:value="219383" calcext:value-type="float">
            <text:p>219383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111]/60000" office:value-type="float" office:value="3.65638333333333" calcext:value-type="float">
            <text:p>3,6563833333</text:p>
          </table:table-cell>
          <table:table-cell table:formula="of:=0.2813*[.B111]+1.1082" office:value-type="float" office:value="2.26153" calcext:value-type="float">
            <text:p>2,26153</text:p>
          </table:table-cell>
          <table:table-cell table:style-name="ce1" table:formula="of:=SQRT(([.B111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1">
          <table:table-cell office:value-type="float" office:value="221395" calcext:value-type="float">
            <text:p>221395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112]/60000" office:value-type="float" office:value="3.68991666666667" calcext:value-type="float">
            <text:p>3,6899166667</text:p>
          </table:table-cell>
          <table:table-cell table:formula="of:=0.2813*[.B112]+1.1082" office:value-type="float" office:value="2.272782" calcext:value-type="float">
            <text:p>2,272782</text:p>
          </table:table-cell>
          <table:table-cell table:style-name="ce1" table:formula="of:=SQRT(([.B112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223407" calcext:value-type="float">
            <text:p>223407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113]/60000" office:value-type="float" office:value="3.72345" calcext:value-type="float">
            <text:p>3,72345</text:p>
          </table:table-cell>
          <table:table-cell table:formula="of:=0.2813*[.B113]+1.1082" office:value-type="float" office:value="2.272782" calcext:value-type="float">
            <text:p>2,272782</text:p>
          </table:table-cell>
          <table:table-cell table:style-name="ce1" table:formula="of:=SQRT(([.B113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225420" calcext:value-type="float">
            <text:p>225420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114]/60000" office:value-type="float" office:value="3.757" calcext:value-type="float">
            <text:p>3,757</text:p>
          </table:table-cell>
          <table:table-cell table:formula="of:=0.2813*[.B114]+1.1082" office:value-type="float" office:value="2.272782" calcext:value-type="float">
            <text:p>2,272782</text:p>
          </table:table-cell>
          <table:table-cell table:style-name="ce1" table:formula="of:=SQRT(([.B114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1">
          <table:table-cell office:value-type="float" office:value="227432" calcext:value-type="float">
            <text:p>227432</text:p>
          </table:table-cell>
          <table:table-cell office:value-type="float" office:value="6.41" calcext:value-type="float">
            <text:p>6,41</text:p>
          </table:table-cell>
          <table:table-cell office:value-type="string" calcext:value-type="string">
            <text:p>DC 006.41 <text:s/>mV</text:p>
          </table:table-cell>
          <table:table-cell table:formula="of:=[.A115]/60000" office:value-type="float" office:value="3.79053333333333" calcext:value-type="float">
            <text:p>3,7905333333</text:p>
          </table:table-cell>
          <table:table-cell table:formula="of:=0.2813*[.B115]+1.1082" office:value-type="float" office:value="2.911333" calcext:value-type="float">
            <text:p>2,911333</text:p>
          </table:table-cell>
          <table:table-cell table:style-name="ce1" table:formula="of:=SQRT(([.B115]*0.052)^2 + 0.037^2)" office:value-type="float" office:value="0.33536729476799" calcext:value-type="float">
            <text:p>0,3353672948</text:p>
          </table:table-cell>
          <table:table-cell table:number-columns-repeated="1018"/>
        </table:table-row>
        <table:table-row table:style-name="ro1">
          <table:table-cell office:value-type="float" office:value="229445" calcext:value-type="float">
            <text:p>229445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DC 011.73 <text:s/>mV</text:p>
          </table:table-cell>
          <table:table-cell table:formula="of:=[.A116]/60000" office:value-type="float" office:value="3.82408333333333" calcext:value-type="float">
            <text:p>3,8240833333</text:p>
          </table:table-cell>
          <table:table-cell table:formula="of:=0.2813*[.B116]+1.1082" office:value-type="float" office:value="4.407849" calcext:value-type="float">
            <text:p>4,407849</text:p>
          </table:table-cell>
          <table:table-cell table:style-name="ce1" table:formula="of:=SQRT(([.B116]*0.052)^2 + 0.037^2)" office:value-type="float" office:value="0.6110811743132" calcext:value-type="float">
            <text:p>0,6110811743</text:p>
          </table:table-cell>
          <table:table-cell table:number-columns-repeated="1018"/>
        </table:table-row>
        <table:table-row table:style-name="ro1">
          <table:table-cell office:value-type="float" office:value="231441" calcext:value-type="float">
            <text:p>231441</text:p>
          </table:table-cell>
          <table:table-cell office:value-type="float" office:value="12.82" calcext:value-type="float">
            <text:p>12,82</text:p>
          </table:table-cell>
          <table:table-cell office:value-type="string" calcext:value-type="string">
            <text:p>DC 012.82 <text:s/>mV</text:p>
          </table:table-cell>
          <table:table-cell table:formula="of:=[.A117]/60000" office:value-type="float" office:value="3.85735" calcext:value-type="float">
            <text:p>3,85735</text:p>
          </table:table-cell>
          <table:table-cell table:formula="of:=0.2813*[.B117]+1.1082" office:value-type="float" office:value="4.714466" calcext:value-type="float">
            <text:p>4,714466</text:p>
          </table:table-cell>
          <table:table-cell table:style-name="ce1" table:formula="of:=SQRT(([.B117]*0.052)^2 + 0.037^2)" office:value-type="float" office:value="0.667666001530706" calcext:value-type="float">
            <text:p>0,6676660015</text:p>
          </table:table-cell>
          <table:table-cell table:number-columns-repeated="1018"/>
        </table:table-row>
        <table:table-row table:style-name="ro1">
          <table:table-cell office:value-type="float" office:value="233469" calcext:value-type="float">
            <text:p>233469</text:p>
          </table:table-cell>
          <table:table-cell office:value-type="float" office:value="14.38" calcext:value-type="float">
            <text:p>14,38</text:p>
          </table:table-cell>
          <table:table-cell office:value-type="string" calcext:value-type="string">
            <text:p>DC 014.38 <text:s/>mV</text:p>
          </table:table-cell>
          <table:table-cell table:formula="of:=[.A118]/60000" office:value-type="float" office:value="3.89115" calcext:value-type="float">
            <text:p>3,89115</text:p>
          </table:table-cell>
          <table:table-cell table:formula="of:=0.2813*[.B118]+1.1082" office:value-type="float" office:value="5.153294" calcext:value-type="float">
            <text:p>5,153294</text:p>
          </table:table-cell>
          <table:table-cell table:style-name="ce1" table:formula="of:=SQRT(([.B118]*0.052)^2 + 0.037^2)" office:value-type="float" office:value="0.748674841035813" calcext:value-type="float">
            <text:p>0,748674841</text:p>
          </table:table-cell>
          <table:table-cell table:number-columns-repeated="1018"/>
        </table:table-row>
        <table:table-row table:style-name="ro1">
          <table:table-cell office:value-type="float" office:value="235482" calcext:value-type="float">
            <text:p>235482</text:p>
          </table:table-cell>
          <table:table-cell office:value-type="float" office:value="13.71" calcext:value-type="float">
            <text:p>13,71</text:p>
          </table:table-cell>
          <table:table-cell office:value-type="string" calcext:value-type="string">
            <text:p>DC 013.71 <text:s/>mV</text:p>
          </table:table-cell>
          <table:table-cell table:formula="of:=[.A119]/60000" office:value-type="float" office:value="3.9247" calcext:value-type="float">
            <text:p>3,9247</text:p>
          </table:table-cell>
          <table:table-cell table:formula="of:=0.2813*[.B119]+1.1082" office:value-type="float" office:value="4.964823" calcext:value-type="float">
            <text:p>4,964823</text:p>
          </table:table-cell>
          <table:table-cell table:style-name="ce1" table:formula="of:=SQRT(([.B119]*0.052)^2 + 0.037^2)" office:value-type="float" office:value="0.713879490110201" calcext:value-type="float">
            <text:p>0,7138794901</text:p>
          </table:table-cell>
          <table:table-cell table:number-columns-repeated="1018"/>
        </table:table-row>
        <table:table-row table:style-name="ro1">
          <table:table-cell office:value-type="float" office:value="237494" calcext:value-type="float">
            <text:p>237494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DC 013.06 <text:s/>mV</text:p>
          </table:table-cell>
          <table:table-cell table:formula="of:=[.A120]/60000" office:value-type="float" office:value="3.95823333333333" calcext:value-type="float">
            <text:p>3,9582333333</text:p>
          </table:table-cell>
          <table:table-cell table:formula="of:=0.2813*[.B120]+1.1082" office:value-type="float" office:value="4.781978" calcext:value-type="float">
            <text:p>4,781978</text:p>
          </table:table-cell>
          <table:table-cell table:style-name="ce1" table:formula="of:=SQRT(([.B120]*0.052)^2 + 0.037^2)" office:value-type="float" office:value="0.680127175166527" calcext:value-type="float">
            <text:p>0,6801271752</text:p>
          </table:table-cell>
          <table:table-cell table:number-columns-repeated="1018"/>
        </table:table-row>
        <table:table-row table:style-name="ro1">
          <table:table-cell office:value-type="float" office:value="239507" calcext:value-type="float">
            <text:p>239507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DC 013.43 <text:s/>mV</text:p>
          </table:table-cell>
          <table:table-cell table:formula="of:=[.A121]/60000" office:value-type="float" office:value="3.99178333333333" calcext:value-type="float">
            <text:p>3,9917833333</text:p>
          </table:table-cell>
          <table:table-cell table:formula="of:=0.2813*[.B121]+1.1082" office:value-type="float" office:value="4.886059" calcext:value-type="float">
            <text:p>4,886059</text:p>
          </table:table-cell>
          <table:table-cell table:style-name="ce1" table:formula="of:=SQRT(([.B121]*0.052)^2 + 0.037^2)" office:value-type="float" office:value="0.699339466639772" calcext:value-type="float">
            <text:p>0,6993394666</text:p>
          </table:table-cell>
          <table:table-cell table:number-columns-repeated="1018"/>
        </table:table-row>
        <table:table-row table:style-name="ro1">
          <table:table-cell office:value-type="float" office:value="241519" calcext:value-type="float">
            <text:p>241519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DC 013.12 <text:s/>mV</text:p>
          </table:table-cell>
          <table:table-cell table:formula="of:=[.A122]/60000" office:value-type="float" office:value="4.02531666666667" calcext:value-type="float">
            <text:p>4,0253166667</text:p>
          </table:table-cell>
          <table:table-cell table:formula="of:=0.2813*[.B122]+1.1082" office:value-type="float" office:value="4.798856" calcext:value-type="float">
            <text:p>4,798856</text:p>
          </table:table-cell>
          <table:table-cell table:style-name="ce1" table:formula="of:=SQRT(([.B122]*0.052)^2 + 0.037^2)" office:value-type="float" office:value="0.683242575956739" calcext:value-type="float">
            <text:p>0,683242576</text:p>
          </table:table-cell>
          <table:table-cell table:number-columns-repeated="1018"/>
        </table:table-row>
        <table:table-row table:style-name="ro1">
          <table:table-cell office:value-type="float" office:value="243531" calcext:value-type="float">
            <text:p>243531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DC 012.72 <text:s/>mV</text:p>
          </table:table-cell>
          <table:table-cell table:formula="of:=[.A123]/60000" office:value-type="float" office:value="4.05885" calcext:value-type="float">
            <text:p>4,05885</text:p>
          </table:table-cell>
          <table:table-cell table:formula="of:=0.2813*[.B123]+1.1082" office:value-type="float" office:value="4.686336" calcext:value-type="float">
            <text:p>4,686336</text:p>
          </table:table-cell>
          <table:table-cell table:style-name="ce1" table:formula="of:=SQRT(([.B123]*0.052)^2 + 0.037^2)" office:value-type="float" office:value="0.662474055039139" calcext:value-type="float">
            <text:p>0,662474055</text:p>
          </table:table-cell>
          <table:table-cell table:number-columns-repeated="1018"/>
        </table:table-row>
        <table:table-row table:style-name="ro1">
          <table:table-cell office:value-type="float" office:value="245544" calcext:value-type="float">
            <text:p>245544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C 012.53 <text:s/>mV</text:p>
          </table:table-cell>
          <table:table-cell table:formula="of:=[.A124]/60000" office:value-type="float" office:value="4.0924" calcext:value-type="float">
            <text:p>4,0924</text:p>
          </table:table-cell>
          <table:table-cell table:formula="of:=0.2813*[.B124]+1.1082" office:value-type="float" office:value="4.632889" calcext:value-type="float">
            <text:p>4,632889</text:p>
          </table:table-cell>
          <table:table-cell table:style-name="ce1" table:formula="of:=SQRT(([.B124]*0.052)^2 + 0.037^2)" office:value-type="float" office:value="0.652609710010508" calcext:value-type="float">
            <text:p>0,65260971</text:p>
          </table:table-cell>
          <table:table-cell table:number-columns-repeated="1018"/>
        </table:table-row>
        <table:table-row table:style-name="ro1">
          <table:table-cell office:value-type="float" office:value="247556" calcext:value-type="float">
            <text:p>247556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DC 012.57 <text:s/>mV</text:p>
          </table:table-cell>
          <table:table-cell table:formula="of:=[.A125]/60000" office:value-type="float" office:value="4.12593333333333" calcext:value-type="float">
            <text:p>4,1259333333</text:p>
          </table:table-cell>
          <table:table-cell table:formula="of:=0.2813*[.B125]+1.1082" office:value-type="float" office:value="4.644141" calcext:value-type="float">
            <text:p>4,644141</text:p>
          </table:table-cell>
          <table:table-cell table:style-name="ce1" table:formula="of:=SQRT(([.B125]*0.052)^2 + 0.037^2)" office:value-type="float" office:value="0.654686374991874" calcext:value-type="float">
            <text:p>0,654686375</text:p>
          </table:table-cell>
          <table:table-cell table:number-columns-repeated="1018"/>
        </table:table-row>
        <table:table-row table:style-name="ro1">
          <table:table-cell office:value-type="float" office:value="249569" calcext:value-type="float">
            <text:p>249569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DC 012.83 <text:s/>mV</text:p>
          </table:table-cell>
          <table:table-cell table:formula="of:=[.A126]/60000" office:value-type="float" office:value="4.15948333333333" calcext:value-type="float">
            <text:p>4,1594833333</text:p>
          </table:table-cell>
          <table:table-cell table:formula="of:=0.2813*[.B126]+1.1082" office:value-type="float" office:value="4.717279" calcext:value-type="float">
            <text:p>4,717279</text:p>
          </table:table-cell>
          <table:table-cell table:style-name="ce1" table:formula="of:=SQRT(([.B126]*0.052)^2 + 0.037^2)" office:value-type="float" office:value="0.66818520306873" calcext:value-type="float">
            <text:p>0,6681852031</text:p>
          </table:table-cell>
          <table:table-cell table:number-columns-repeated="1018"/>
        </table:table-row>
        <table:table-row table:style-name="ro1">
          <table:table-cell office:value-type="float" office:value="251581" calcext:value-type="float">
            <text:p>251581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DC 012.94 <text:s/>mV</text:p>
          </table:table-cell>
          <table:table-cell table:formula="of:=[.A127]/60000" office:value-type="float" office:value="4.19301666666667" calcext:value-type="float">
            <text:p>4,1930166667</text:p>
          </table:table-cell>
          <table:table-cell table:formula="of:=0.2813*[.B127]+1.1082" office:value-type="float" office:value="4.748222" calcext:value-type="float">
            <text:p>4,748222</text:p>
          </table:table-cell>
          <table:table-cell table:style-name="ce1" table:formula="of:=SQRT(([.B127]*0.052)^2 + 0.037^2)" office:value-type="float" office:value="0.673896501252232" calcext:value-type="float">
            <text:p>0,6738965013</text:p>
          </table:table-cell>
          <table:table-cell table:number-columns-repeated="1018"/>
        </table:table-row>
        <table:table-row table:style-name="ro1">
          <table:table-cell office:value-type="float" office:value="253578" calcext:value-type="float">
            <text:p>253578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DC 012.89 <text:s/>mV</text:p>
          </table:table-cell>
          <table:table-cell table:formula="of:=[.A128]/60000" office:value-type="float" office:value="4.2263" calcext:value-type="float">
            <text:p>4,2263</text:p>
          </table:table-cell>
          <table:table-cell table:formula="of:=0.2813*[.B128]+1.1082" office:value-type="float" office:value="4.734157" calcext:value-type="float">
            <text:p>4,734157</text:p>
          </table:table-cell>
          <table:table-cell table:style-name="ce1" table:formula="of:=SQRT(([.B128]*0.052)^2 + 0.037^2)" office:value-type="float" office:value="0.671300438253991" calcext:value-type="float">
            <text:p>0,6713004383</text:p>
          </table:table-cell>
          <table:table-cell table:number-columns-repeated="1018"/>
        </table:table-row>
        <table:table-row table:style-name="ro1">
          <table:table-cell office:value-type="float" office:value="255606" calcext:value-type="float">
            <text:p>255606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DC 012.99 <text:s/>mV</text:p>
          </table:table-cell>
          <table:table-cell table:formula="of:=[.A129]/60000" office:value-type="float" office:value="4.2601" calcext:value-type="float">
            <text:p>4,2601</text:p>
          </table:table-cell>
          <table:table-cell table:formula="of:=0.2813*[.B129]+1.1082" office:value-type="float" office:value="4.762287" calcext:value-type="float">
            <text:p>4,762287</text:p>
          </table:table-cell>
          <table:table-cell table:style-name="ce1" table:formula="of:=SQRT(([.B129]*0.052)^2 + 0.037^2)" office:value-type="float" office:value="0.676492594490139" calcext:value-type="float">
            <text:p>0,6764925945</text:p>
          </table:table-cell>
          <table:table-cell table:number-columns-repeated="1018"/>
        </table:table-row>
        <table:table-row table:style-name="ro1">
          <table:table-cell office:value-type="float" office:value="257618" calcext:value-type="float">
            <text:p>257618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DC 012.97 <text:s/>mV</text:p>
          </table:table-cell>
          <table:table-cell table:formula="of:=[.A130]/60000" office:value-type="float" office:value="4.29363333333333" calcext:value-type="float">
            <text:p>4,2936333333</text:p>
          </table:table-cell>
          <table:table-cell table:formula="of:=0.2813*[.B130]+1.1082" office:value-type="float" office:value="4.756661" calcext:value-type="float">
            <text:p>4,756661</text:p>
          </table:table-cell>
          <table:table-cell table:style-name="ce1" table:formula="of:=SQRT(([.B130]*0.052)^2 + 0.037^2)" office:value-type="float" office:value="0.675454153588532" calcext:value-type="float">
            <text:p>0,6754541536</text:p>
          </table:table-cell>
          <table:table-cell table:number-columns-repeated="1018"/>
        </table:table-row>
        <table:table-row table:style-name="ro1">
          <table:table-cell office:value-type="float" office:value="259631" calcext:value-type="float">
            <text:p>259631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DC 012.84 <text:s/>mV</text:p>
          </table:table-cell>
          <table:table-cell table:formula="of:=[.A131]/60000" office:value-type="float" office:value="4.32718333333333" calcext:value-type="float">
            <text:p>4,3271833333</text:p>
          </table:table-cell>
          <table:table-cell table:formula="of:=0.2813*[.B131]+1.1082" office:value-type="float" office:value="4.720092" calcext:value-type="float">
            <text:p>4,720092</text:p>
          </table:table-cell>
          <table:table-cell table:style-name="ce1" table:formula="of:=SQRT(([.B131]*0.052)^2 + 0.037^2)" office:value-type="float" office:value="0.668704405847606" calcext:value-type="float">
            <text:p>0,6687044058</text:p>
          </table:table-cell>
          <table:table-cell table:number-columns-repeated="1018"/>
        </table:table-row>
        <table:table-row table:style-name="ro1">
          <table:table-cell office:value-type="float" office:value="261643" calcext:value-type="float">
            <text:p>261643</text:p>
          </table:table-cell>
          <table:table-cell office:value-type="float" office:value="12.92" calcext:value-type="float">
            <text:p>12,92</text:p>
          </table:table-cell>
          <table:table-cell office:value-type="string" calcext:value-type="string">
            <text:p>DC 012.92 <text:s/>mV</text:p>
          </table:table-cell>
          <table:table-cell table:formula="of:=[.A132]/60000" office:value-type="float" office:value="4.36071666666667" calcext:value-type="float">
            <text:p>4,3607166667</text:p>
          </table:table-cell>
          <table:table-cell table:formula="of:=0.2813*[.B132]+1.1082" office:value-type="float" office:value="4.742596" calcext:value-type="float">
            <text:p>4,742596</text:p>
          </table:table-cell>
          <table:table-cell table:style-name="ce1" table:formula="of:=SQRT(([.B132]*0.052)^2 + 0.037^2)" office:value-type="float" office:value="0.672858072404575" calcext:value-type="float">
            <text:p>0,6728580724</text:p>
          </table:table-cell>
          <table:table-cell table:number-columns-repeated="1018"/>
        </table:table-row>
        <table:table-row table:style-name="ro1">
          <table:table-cell office:value-type="float" office:value="263655" calcext:value-type="float">
            <text:p>263655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DC 012.84 <text:s/>mV</text:p>
          </table:table-cell>
          <table:table-cell table:formula="of:=[.A133]/60000" office:value-type="float" office:value="4.39425" calcext:value-type="float">
            <text:p>4,39425</text:p>
          </table:table-cell>
          <table:table-cell table:formula="of:=0.2813*[.B133]+1.1082" office:value-type="float" office:value="4.720092" calcext:value-type="float">
            <text:p>4,720092</text:p>
          </table:table-cell>
          <table:table-cell table:style-name="ce1" table:formula="of:=SQRT(([.B133]*0.052)^2 + 0.037^2)" office:value-type="float" office:value="0.668704405847606" calcext:value-type="float">
            <text:p>0,6687044058</text:p>
          </table:table-cell>
          <table:table-cell table:number-columns-repeated="1018"/>
        </table:table-row>
        <table:table-row table:style-name="ro1">
          <table:table-cell office:value-type="float" office:value="265668" calcext:value-type="float">
            <text:p>2656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C 013.00 <text:s/>mV</text:p>
          </table:table-cell>
          <table:table-cell table:formula="of:=[.A134]/60000" office:value-type="float" office:value="4.4278" calcext:value-type="float">
            <text:p>4,4278</text:p>
          </table:table-cell>
          <table:table-cell table:formula="of:=0.2813*[.B134]+1.1082" office:value-type="float" office:value="4.7651" calcext:value-type="float">
            <text:p>4,7651</text:p>
          </table:table-cell>
          <table:table-cell table:style-name="ce1" table:formula="of:=SQRT(([.B134]*0.052)^2 + 0.037^2)" office:value-type="float" office:value="0.677011816735868" calcext:value-type="float">
            <text:p>0,6770118167</text:p>
          </table:table-cell>
          <table:table-cell table:number-columns-repeated="1018"/>
        </table:table-row>
        <table:table-row table:style-name="ro1">
          <table:table-cell office:value-type="float" office:value="267665" calcext:value-type="float">
            <text:p>267665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DC 012.95 <text:s/>mV</text:p>
          </table:table-cell>
          <table:table-cell table:formula="of:=[.A135]/60000" office:value-type="float" office:value="4.46108333333333" calcext:value-type="float">
            <text:p>4,4610833333</text:p>
          </table:table-cell>
          <table:table-cell table:formula="of:=0.2813*[.B135]+1.1082" office:value-type="float" office:value="4.751035" calcext:value-type="float">
            <text:p>4,751035</text:p>
          </table:table-cell>
          <table:table-cell table:style-name="ce1" table:formula="of:=SQRT(([.B135]*0.052)^2 + 0.037^2)" office:value-type="float" office:value="0.674415717491815" calcext:value-type="float">
            <text:p>0,6744157175</text:p>
          </table:table-cell>
          <table:table-cell table:number-columns-repeated="1018"/>
        </table:table-row>
        <table:table-row table:style-name="ro1">
          <table:table-cell office:value-type="float" office:value="269693" calcext:value-type="float">
            <text:p>269693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DC 012.97 <text:s/>mV</text:p>
          </table:table-cell>
          <table:table-cell table:formula="of:=[.A136]/60000" office:value-type="float" office:value="4.49488333333333" calcext:value-type="float">
            <text:p>4,4948833333</text:p>
          </table:table-cell>
          <table:table-cell table:formula="of:=0.2813*[.B136]+1.1082" office:value-type="float" office:value="4.756661" calcext:value-type="float">
            <text:p>4,756661</text:p>
          </table:table-cell>
          <table:table-cell table:style-name="ce1" table:formula="of:=SQRT(([.B136]*0.052)^2 + 0.037^2)" office:value-type="float" office:value="0.675454153588532" calcext:value-type="float">
            <text:p>0,6754541536</text:p>
          </table:table-cell>
          <table:table-cell table:number-columns-repeated="1018"/>
        </table:table-row>
        <table:table-row table:style-name="ro1">
          <table:table-cell office:value-type="float" office:value="271705" calcext:value-type="float">
            <text:p>271705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DC 012.97 <text:s/>mV</text:p>
          </table:table-cell>
          <table:table-cell table:formula="of:=[.A137]/60000" office:value-type="float" office:value="4.52841666666667" calcext:value-type="float">
            <text:p>4,5284166667</text:p>
          </table:table-cell>
          <table:table-cell table:formula="of:=0.2813*[.B137]+1.1082" office:value-type="float" office:value="4.756661" calcext:value-type="float">
            <text:p>4,756661</text:p>
          </table:table-cell>
          <table:table-cell table:style-name="ce1" table:formula="of:=SQRT(([.B137]*0.052)^2 + 0.037^2)" office:value-type="float" office:value="0.675454153588532" calcext:value-type="float">
            <text:p>0,6754541536</text:p>
          </table:table-cell>
          <table:table-cell table:number-columns-repeated="1018"/>
        </table:table-row>
        <table:table-row table:style-name="ro1">
          <table:table-cell office:value-type="float" office:value="273702" calcext:value-type="float">
            <text:p>273702</text:p>
          </table:table-cell>
          <table:table-cell office:value-type="float" office:value="13.03" calcext:value-type="float">
            <text:p>13,03</text:p>
          </table:table-cell>
          <table:table-cell office:value-type="string" calcext:value-type="string">
            <text:p>DC 013.03 <text:s/>mV</text:p>
          </table:table-cell>
          <table:table-cell table:formula="of:=[.A138]/60000" office:value-type="float" office:value="4.5617" calcext:value-type="float">
            <text:p>4,5617</text:p>
          </table:table-cell>
          <table:table-cell table:formula="of:=0.2813*[.B138]+1.1082" office:value-type="float" office:value="4.773539" calcext:value-type="float">
            <text:p>4,773539</text:p>
          </table:table-cell>
          <table:table-cell table:style-name="ce1" table:formula="of:=SQRT(([.B138]*0.052)^2 + 0.037^2)" office:value-type="float" office:value="0.678569490619789" calcext:value-type="float">
            <text:p>0,6785694906</text:p>
          </table:table-cell>
          <table:table-cell table:number-columns-repeated="1018"/>
        </table:table-row>
        <table:table-row table:style-name="ro1">
          <table:table-cell office:value-type="float" office:value="275730" calcext:value-type="float">
            <text:p>275730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DC 012.97 <text:s/>mV</text:p>
          </table:table-cell>
          <table:table-cell table:formula="of:=[.A139]/60000" office:value-type="float" office:value="4.5955" calcext:value-type="float">
            <text:p>4,5955</text:p>
          </table:table-cell>
          <table:table-cell table:formula="of:=0.2813*[.B139]+1.1082" office:value-type="float" office:value="4.756661" calcext:value-type="float">
            <text:p>4,756661</text:p>
          </table:table-cell>
          <table:table-cell table:style-name="ce1" table:formula="of:=SQRT(([.B139]*0.052)^2 + 0.037^2)" office:value-type="float" office:value="0.675454153588532" calcext:value-type="float">
            <text:p>0,6754541536</text:p>
          </table:table-cell>
          <table:table-cell table:number-columns-repeated="1018"/>
        </table:table-row>
        <table:table-row table:style-name="ro1">
          <table:table-cell office:value-type="float" office:value="277742" calcext:value-type="float">
            <text:p>277742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DC 012.94 <text:s/>mV</text:p>
          </table:table-cell>
          <table:table-cell table:formula="of:=[.A140]/60000" office:value-type="float" office:value="4.62903333333333" calcext:value-type="float">
            <text:p>4,6290333333</text:p>
          </table:table-cell>
          <table:table-cell table:formula="of:=0.2813*[.B140]+1.1082" office:value-type="float" office:value="4.748222" calcext:value-type="float">
            <text:p>4,748222</text:p>
          </table:table-cell>
          <table:table-cell table:style-name="ce1" table:formula="of:=SQRT(([.B140]*0.052)^2 + 0.037^2)" office:value-type="float" office:value="0.673896501252232" calcext:value-type="float">
            <text:p>0,6738965013</text:p>
          </table:table-cell>
          <table:table-cell table:number-columns-repeated="1018"/>
        </table:table-row>
        <table:table-row table:style-name="ro1">
          <table:table-cell office:value-type="float" office:value="279755" calcext:value-type="float">
            <text:p>279755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DC 012.90 <text:s/>mV</text:p>
          </table:table-cell>
          <table:table-cell table:formula="of:=[.A141]/60000" office:value-type="float" office:value="4.66258333333333" calcext:value-type="float">
            <text:p>4,6625833333</text:p>
          </table:table-cell>
          <table:table-cell table:formula="of:=0.2813*[.B141]+1.1082" office:value-type="float" office:value="4.73697" calcext:value-type="float">
            <text:p>4,73697</text:p>
          </table:table-cell>
          <table:table-cell table:style-name="ce1" table:formula="of:=SQRT(([.B141]*0.052)^2 + 0.037^2)" office:value-type="float" office:value="0.671819648417639" calcext:value-type="float">
            <text:p>0,6718196484</text:p>
          </table:table-cell>
          <table:table-cell table:number-columns-repeated="1018"/>
        </table:table-row>
        <table:table-row table:style-name="ro1">
          <table:table-cell office:value-type="float" office:value="281767" calcext:value-type="float">
            <text:p>281767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DC 012.91 <text:s/>mV</text:p>
          </table:table-cell>
          <table:table-cell table:formula="of:=[.A142]/60000" office:value-type="float" office:value="4.69611666666667" calcext:value-type="float">
            <text:p>4,6961166667</text:p>
          </table:table-cell>
          <table:table-cell table:formula="of:=0.2813*[.B142]+1.1082" office:value-type="float" office:value="4.739783" calcext:value-type="float">
            <text:p>4,739783</text:p>
          </table:table-cell>
          <table:table-cell table:style-name="ce1" table:formula="of:=SQRT(([.B142]*0.052)^2 + 0.037^2)" office:value-type="float" office:value="0.672338859802109" calcext:value-type="float">
            <text:p>0,6723388598</text:p>
          </table:table-cell>
          <table:table-cell table:number-columns-repeated="1018"/>
        </table:table-row>
        <table:table-row table:style-name="ro1">
          <table:table-cell office:value-type="float" office:value="283779" calcext:value-type="float">
            <text:p>283779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DC 012.91 <text:s/>mV</text:p>
          </table:table-cell>
          <table:table-cell table:formula="of:=[.A143]/60000" office:value-type="float" office:value="4.72965" calcext:value-type="float">
            <text:p>4,72965</text:p>
          </table:table-cell>
          <table:table-cell table:formula="of:=0.2813*[.B143]+1.1082" office:value-type="float" office:value="4.739783" calcext:value-type="float">
            <text:p>4,739783</text:p>
          </table:table-cell>
          <table:table-cell table:style-name="ce1" table:formula="of:=SQRT(([.B143]*0.052)^2 + 0.037^2)" office:value-type="float" office:value="0.672338859802109" calcext:value-type="float">
            <text:p>0,6723388598</text:p>
          </table:table-cell>
          <table:table-cell table:number-columns-repeated="1018"/>
        </table:table-row>
        <table:table-row table:style-name="ro1">
          <table:table-cell office:value-type="float" office:value="285792" calcext:value-type="float">
            <text:p>285792</text:p>
          </table:table-cell>
          <table:table-cell office:value-type="float" office:value="12.93" calcext:value-type="float">
            <text:p>12,93</text:p>
          </table:table-cell>
          <table:table-cell office:value-type="string" calcext:value-type="string">
            <text:p>DC 012.93 <text:s/>mV</text:p>
          </table:table-cell>
          <table:table-cell table:formula="of:=[.A144]/60000" office:value-type="float" office:value="4.7632" calcext:value-type="float">
            <text:p>4,7632</text:p>
          </table:table-cell>
          <table:table-cell table:formula="of:=0.2813*[.B144]+1.1082" office:value-type="float" office:value="4.745409" calcext:value-type="float">
            <text:p>4,745409</text:p>
          </table:table-cell>
          <table:table-cell table:style-name="ce1" table:formula="of:=SQRT(([.B144]*0.052)^2 + 0.037^2)" office:value-type="float" office:value="0.673377286222219" calcext:value-type="float">
            <text:p>0,6733772862</text:p>
          </table:table-cell>
          <table:table-cell table:number-columns-repeated="1018"/>
        </table:table-row>
        <table:table-row table:style-name="ro1">
          <table:table-cell office:value-type="float" office:value="287789" calcext:value-type="float">
            <text:p>287789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DC 012.90 <text:s/>mV</text:p>
          </table:table-cell>
          <table:table-cell table:formula="of:=[.A145]/60000" office:value-type="float" office:value="4.79648333333333" calcext:value-type="float">
            <text:p>4,7964833333</text:p>
          </table:table-cell>
          <table:table-cell table:formula="of:=0.2813*[.B145]+1.1082" office:value-type="float" office:value="4.73697" calcext:value-type="float">
            <text:p>4,73697</text:p>
          </table:table-cell>
          <table:table-cell table:style-name="ce1" table:formula="of:=SQRT(([.B145]*0.052)^2 + 0.037^2)" office:value-type="float" office:value="0.671819648417639" calcext:value-type="float">
            <text:p>0,6718196484</text:p>
          </table:table-cell>
          <table:table-cell table:number-columns-repeated="1018"/>
        </table:table-row>
        <table:table-row table:style-name="ro1">
          <table:table-cell office:value-type="float" office:value="289817" calcext:value-type="float">
            <text:p>289817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DC 012.91 <text:s/>mV</text:p>
          </table:table-cell>
          <table:table-cell table:formula="of:=[.A146]/60000" office:value-type="float" office:value="4.83028333333333" calcext:value-type="float">
            <text:p>4,8302833333</text:p>
          </table:table-cell>
          <table:table-cell table:formula="of:=0.2813*[.B146]+1.1082" office:value-type="float" office:value="4.739783" calcext:value-type="float">
            <text:p>4,739783</text:p>
          </table:table-cell>
          <table:table-cell table:style-name="ce1" table:formula="of:=SQRT(([.B146]*0.052)^2 + 0.037^2)" office:value-type="float" office:value="0.672338859802109" calcext:value-type="float">
            <text:p>0,6723388598</text:p>
          </table:table-cell>
          <table:table-cell table:number-columns-repeated="1018"/>
        </table:table-row>
        <table:table-row table:style-name="ro1">
          <table:table-cell office:value-type="float" office:value="291829" calcext:value-type="float">
            <text:p>291829</text:p>
          </table:table-cell>
          <table:table-cell office:value-type="float" office:value="12.92" calcext:value-type="float">
            <text:p>12,92</text:p>
          </table:table-cell>
          <table:table-cell office:value-type="string" calcext:value-type="string">
            <text:p>DC 012.92 <text:s/>mV</text:p>
          </table:table-cell>
          <table:table-cell table:formula="of:=[.A147]/60000" office:value-type="float" office:value="4.86381666666667" calcext:value-type="float">
            <text:p>4,8638166667</text:p>
          </table:table-cell>
          <table:table-cell table:formula="of:=0.2813*[.B147]+1.1082" office:value-type="float" office:value="4.742596" calcext:value-type="float">
            <text:p>4,742596</text:p>
          </table:table-cell>
          <table:table-cell table:style-name="ce1" table:formula="of:=SQRT(([.B147]*0.052)^2 + 0.037^2)" office:value-type="float" office:value="0.672858072404575" calcext:value-type="float">
            <text:p>0,6728580724</text:p>
          </table:table-cell>
          <table:table-cell table:number-columns-repeated="1018"/>
        </table:table-row>
        <table:table-row table:style-name="ro1">
          <table:table-cell office:value-type="float" office:value="293841" calcext:value-type="float">
            <text:p>293841</text:p>
          </table:table-cell>
          <table:table-cell office:value-type="float" office:value="12.92" calcext:value-type="float">
            <text:p>12,92</text:p>
          </table:table-cell>
          <table:table-cell office:value-type="string" calcext:value-type="string">
            <text:p>DC 012.92 <text:s/>mV</text:p>
          </table:table-cell>
          <table:table-cell table:formula="of:=[.A148]/60000" office:value-type="float" office:value="4.89735" calcext:value-type="float">
            <text:p>4,89735</text:p>
          </table:table-cell>
          <table:table-cell table:formula="of:=0.2813*[.B148]+1.1082" office:value-type="float" office:value="4.742596" calcext:value-type="float">
            <text:p>4,742596</text:p>
          </table:table-cell>
          <table:table-cell table:style-name="ce1" table:formula="of:=SQRT(([.B148]*0.052)^2 + 0.037^2)" office:value-type="float" office:value="0.672858072404575" calcext:value-type="float">
            <text:p>0,6728580724</text:p>
          </table:table-cell>
          <table:table-cell table:number-columns-repeated="1018"/>
        </table:table-row>
        <table:table-row table:style-name="ro1">
          <table:table-cell office:value-type="float" office:value="295854" calcext:value-type="float">
            <text:p>295854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DC 012.89 <text:s/>mV</text:p>
          </table:table-cell>
          <table:table-cell table:formula="of:=[.A149]/60000" office:value-type="float" office:value="4.9309" calcext:value-type="float">
            <text:p>4,9309</text:p>
          </table:table-cell>
          <table:table-cell table:formula="of:=0.2813*[.B149]+1.1082" office:value-type="float" office:value="4.734157" calcext:value-type="float">
            <text:p>4,734157</text:p>
          </table:table-cell>
          <table:table-cell table:style-name="ce1" table:formula="of:=SQRT(([.B149]*0.052)^2 + 0.037^2)" office:value-type="float" office:value="0.671300438253991" calcext:value-type="float">
            <text:p>0,6713004383</text:p>
          </table:table-cell>
          <table:table-cell table:number-columns-repeated="1018"/>
        </table:table-row>
        <table:table-row table:style-name="ro1">
          <table:table-cell office:value-type="float" office:value="297866" calcext:value-type="float">
            <text:p>297866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DC 012.90 <text:s/>mV</text:p>
          </table:table-cell>
          <table:table-cell table:formula="of:=[.A150]/60000" office:value-type="float" office:value="4.96443333333333" calcext:value-type="float">
            <text:p>4,9644333333</text:p>
          </table:table-cell>
          <table:table-cell table:formula="of:=0.2813*[.B150]+1.1082" office:value-type="float" office:value="4.73697" calcext:value-type="float">
            <text:p>4,73697</text:p>
          </table:table-cell>
          <table:table-cell table:style-name="ce1" table:formula="of:=SQRT(([.B150]*0.052)^2 + 0.037^2)" office:value-type="float" office:value="0.671819648417639" calcext:value-type="float">
            <text:p>0,6718196484</text:p>
          </table:table-cell>
          <table:table-cell table:number-columns-repeated="1018"/>
        </table:table-row>
        <table:table-row table:style-name="ro1">
          <table:table-cell office:value-type="float" office:value="299879" calcext:value-type="float">
            <text:p>299879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DC 012.86 <text:s/>mV</text:p>
          </table:table-cell>
          <table:table-cell table:formula="of:=[.A151]/60000" office:value-type="float" office:value="4.99798333333333" calcext:value-type="float">
            <text:p>4,9979833333</text:p>
          </table:table-cell>
          <table:table-cell table:formula="of:=0.2813*[.B151]+1.1082" office:value-type="float" office:value="4.725718" calcext:value-type="float">
            <text:p>4,725718</text:p>
          </table:table-cell>
          <table:table-cell table:style-name="ce1" table:formula="of:=SQRT(([.B151]*0.052)^2 + 0.037^2)" office:value-type="float" office:value="0.66974281511637" calcext:value-type="float">
            <text:p>0,6697428151</text:p>
          </table:table-cell>
          <table:table-cell table:number-columns-repeated="1018"/>
        </table:table-row>
        <table:table-row table:style-name="ro1">
          <table:table-cell office:value-type="float" office:value="301875" calcext:value-type="float">
            <text:p>301875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DC 012.85 <text:s/>mV</text:p>
          </table:table-cell>
          <table:table-cell table:formula="of:=[.A152]/60000" office:value-type="float" office:value="5.03125" calcext:value-type="float">
            <text:p>5,03125</text:p>
          </table:table-cell>
          <table:table-cell table:formula="of:=0.2813*[.B152]+1.1082" office:value-type="float" office:value="4.722905" calcext:value-type="float">
            <text:p>4,722905</text:p>
          </table:table-cell>
          <table:table-cell table:style-name="ce1" table:formula="of:=SQRT(([.B152]*0.052)^2 + 0.037^2)" office:value-type="float" office:value="0.669223609864446" calcext:value-type="float">
            <text:p>0,6692236099</text:p>
          </table:table-cell>
          <table:table-cell table:number-columns-repeated="1018"/>
        </table:table-row>
        <table:table-row table:style-name="ro1">
          <table:table-cell office:value-type="float" office:value="303903" calcext:value-type="float">
            <text:p>303903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DC 012.85 <text:s/>mV</text:p>
          </table:table-cell>
          <table:table-cell table:formula="of:=[.A153]/60000" office:value-type="float" office:value="5.06505" calcext:value-type="float">
            <text:p>5,06505</text:p>
          </table:table-cell>
          <table:table-cell table:formula="of:=0.2813*[.B153]+1.1082" office:value-type="float" office:value="4.722905" calcext:value-type="float">
            <text:p>4,722905</text:p>
          </table:table-cell>
          <table:table-cell table:style-name="ce1" table:formula="of:=SQRT(([.B153]*0.052)^2 + 0.037^2)" office:value-type="float" office:value="0.669223609864446" calcext:value-type="float">
            <text:p>0,6692236099</text:p>
          </table:table-cell>
          <table:table-cell table:number-columns-repeated="1018"/>
        </table:table-row>
        <table:table-row table:style-name="ro1">
          <table:table-cell office:value-type="float" office:value="305916" calcext:value-type="float">
            <text:p>305916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DC 012.78 <text:s/>mV</text:p>
          </table:table-cell>
          <table:table-cell table:formula="of:=[.A154]/60000" office:value-type="float" office:value="5.0986" calcext:value-type="float">
            <text:p>5,0986</text:p>
          </table:table-cell>
          <table:table-cell table:formula="of:=0.2813*[.B154]+1.1082" office:value-type="float" office:value="4.703214" calcext:value-type="float">
            <text:p>4,703214</text:p>
          </table:table-cell>
          <table:table-cell table:style-name="ce1" table:formula="of:=SQRT(([.B154]*0.052)^2 + 0.037^2)" office:value-type="float" office:value="0.665589207845199" calcext:value-type="float">
            <text:p>0,6655892078</text:p>
          </table:table-cell>
          <table:table-cell table:number-columns-repeated="1018"/>
        </table:table-row>
        <table:table-row table:style-name="ro1">
          <table:table-cell office:value-type="float" office:value="307913" calcext:value-type="float">
            <text:p>30791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DC 012.80 <text:s/>mV</text:p>
          </table:table-cell>
          <table:table-cell table:formula="of:=[.A155]/60000" office:value-type="float" office:value="5.13188333333333" calcext:value-type="float">
            <text:p>5,1318833333</text:p>
          </table:table-cell>
          <table:table-cell table:formula="of:=0.2813*[.B155]+1.1082" office:value-type="float" office:value="4.70884" calcext:value-type="float">
            <text:p>4,70884</text:p>
          </table:table-cell>
          <table:table-cell table:style-name="ce1" table:formula="of:=SQRT(([.B155]*0.052)^2 + 0.037^2)" office:value-type="float" office:value="0.666627602188808" calcext:value-type="float">
            <text:p>0,6666276022</text:p>
          </table:table-cell>
          <table:table-cell table:number-columns-repeated="1018"/>
        </table:table-row>
        <table:table-row table:style-name="ro1">
          <table:table-cell office:value-type="float" office:value="309941" calcext:value-type="float">
            <text:p>309941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DC 012.84 <text:s/>mV</text:p>
          </table:table-cell>
          <table:table-cell table:formula="of:=[.A156]/60000" office:value-type="float" office:value="5.16568333333333" calcext:value-type="float">
            <text:p>5,1656833333</text:p>
          </table:table-cell>
          <table:table-cell table:formula="of:=0.2813*[.B156]+1.1082" office:value-type="float" office:value="4.720092" calcext:value-type="float">
            <text:p>4,720092</text:p>
          </table:table-cell>
          <table:table-cell table:style-name="ce1" table:formula="of:=SQRT(([.B156]*0.052)^2 + 0.037^2)" office:value-type="float" office:value="0.668704405847606" calcext:value-type="float">
            <text:p>0,6687044058</text:p>
          </table:table-cell>
          <table:table-cell table:number-columns-repeated="1018"/>
        </table:table-row>
        <table:table-row table:style-name="ro1">
          <table:table-cell office:value-type="float" office:value="311953" calcext:value-type="float">
            <text:p>31195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DC 012.80 <text:s/>mV</text:p>
          </table:table-cell>
          <table:table-cell table:formula="of:=[.A157]/60000" office:value-type="float" office:value="5.19921666666667" calcext:value-type="float">
            <text:p>5,1992166667</text:p>
          </table:table-cell>
          <table:table-cell table:formula="of:=0.2813*[.B157]+1.1082" office:value-type="float" office:value="4.70884" calcext:value-type="float">
            <text:p>4,70884</text:p>
          </table:table-cell>
          <table:table-cell table:style-name="ce1" table:formula="of:=SQRT(([.B157]*0.052)^2 + 0.037^2)" office:value-type="float" office:value="0.666627602188808" calcext:value-type="float">
            <text:p>0,6666276022</text:p>
          </table:table-cell>
          <table:table-cell table:number-columns-repeated="1018"/>
        </table:table-row>
        <table:table-row table:style-name="ro1">
          <table:table-cell office:value-type="float" office:value="313965" calcext:value-type="float">
            <text:p>313965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DC 012.80 <text:s/>mV</text:p>
          </table:table-cell>
          <table:table-cell table:formula="of:=[.A158]/60000" office:value-type="float" office:value="5.23275" calcext:value-type="float">
            <text:p>5,23275</text:p>
          </table:table-cell>
          <table:table-cell table:formula="of:=0.2813*[.B158]+1.1082" office:value-type="float" office:value="4.70884" calcext:value-type="float">
            <text:p>4,70884</text:p>
          </table:table-cell>
          <table:table-cell table:style-name="ce1" table:formula="of:=SQRT(([.B158]*0.052)^2 + 0.037^2)" office:value-type="float" office:value="0.666627602188808" calcext:value-type="float">
            <text:p>0,6666276022</text:p>
          </table:table-cell>
          <table:table-cell table:number-columns-repeated="1018"/>
        </table:table-row>
        <table:table-row table:style-name="ro1">
          <table:table-cell office:value-type="float" office:value="315978" calcext:value-type="float">
            <text:p>315978</text:p>
          </table:table-cell>
          <table:table-cell office:value-type="float" office:value="12.74" calcext:value-type="float">
            <text:p>12,74</text:p>
          </table:table-cell>
          <table:table-cell office:value-type="string" calcext:value-type="string">
            <text:p>DC 012.74 <text:s/>mV</text:p>
          </table:table-cell>
          <table:table-cell table:formula="of:=[.A159]/60000" office:value-type="float" office:value="5.2663" calcext:value-type="float">
            <text:p>5,2663</text:p>
          </table:table-cell>
          <table:table-cell table:formula="of:=0.2813*[.B159]+1.1082" office:value-type="float" office:value="4.691962" calcext:value-type="float">
            <text:p>4,691962</text:p>
          </table:table-cell>
          <table:table-cell table:style-name="ce1" table:formula="of:=SQRT(([.B159]*0.052)^2 + 0.037^2)" office:value-type="float" office:value="0.663512434246714" calcext:value-type="float">
            <text:p>0,6635124342</text:p>
          </table:table-cell>
          <table:table-cell table:number-columns-repeated="1018"/>
        </table:table-row>
        <table:table-row table:style-name="ro1">
          <table:table-cell office:value-type="float" office:value="317990" calcext:value-type="float">
            <text:p>317990</text:p>
          </table:table-cell>
          <table:table-cell office:value-type="float" office:value="12.69" calcext:value-type="float">
            <text:p>12,69</text:p>
          </table:table-cell>
          <table:table-cell office:value-type="string" calcext:value-type="string">
            <text:p>DC 012.69 <text:s/>mV</text:p>
          </table:table-cell>
          <table:table-cell table:formula="of:=[.A160]/60000" office:value-type="float" office:value="5.29983333333333" calcext:value-type="float">
            <text:p>5,2998333333</text:p>
          </table:table-cell>
          <table:table-cell table:formula="of:=0.2813*[.B160]+1.1082" office:value-type="float" office:value="4.677897" calcext:value-type="float">
            <text:p>4,677897</text:p>
          </table:table-cell>
          <table:table-cell table:style-name="ce1" table:formula="of:=SQRT(([.B160]*0.052)^2 + 0.037^2)" office:value-type="float" office:value="0.660916495784452" calcext:value-type="float">
            <text:p>0,6609164958</text:p>
          </table:table-cell>
          <table:table-cell table:number-columns-repeated="1018"/>
        </table:table-row>
        <table:table-row table:style-name="ro1">
          <table:table-cell office:value-type="float" office:value="320003" calcext:value-type="float">
            <text:p>320003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DC 012.73 <text:s/>mV</text:p>
          </table:table-cell>
          <table:table-cell table:formula="of:=[.A161]/60000" office:value-type="float" office:value="5.33338333333333" calcext:value-type="float">
            <text:p>5,3333833333</text:p>
          </table:table-cell>
          <table:table-cell table:formula="of:=0.2813*[.B161]+1.1082" office:value-type="float" office:value="4.689149" calcext:value-type="float">
            <text:p>4,689149</text:p>
          </table:table-cell>
          <table:table-cell table:style-name="ce1" table:formula="of:=SQRT(([.B161]*0.052)^2 + 0.037^2)" office:value-type="float" office:value="0.662993244007811" calcext:value-type="float">
            <text:p>0,662993244</text:p>
          </table:table-cell>
          <table:table-cell table:number-columns-repeated="1018"/>
        </table:table-row>
        <table:table-row table:style-name="ro1">
          <table:table-cell office:value-type="float" office:value="322015" calcext:value-type="float">
            <text:p>322015</text:p>
          </table:table-cell>
          <table:table-cell office:value-type="float" office:value="12.74" calcext:value-type="float">
            <text:p>12,74</text:p>
          </table:table-cell>
          <table:table-cell office:value-type="string" calcext:value-type="string">
            <text:p>DC 012.74 <text:s/>mV</text:p>
          </table:table-cell>
          <table:table-cell table:formula="of:=[.A162]/60000" office:value-type="float" office:value="5.36691666666667" calcext:value-type="float">
            <text:p>5,3669166667</text:p>
          </table:table-cell>
          <table:table-cell table:formula="of:=0.2813*[.B162]+1.1082" office:value-type="float" office:value="4.691962" calcext:value-type="float">
            <text:p>4,691962</text:p>
          </table:table-cell>
          <table:table-cell table:style-name="ce1" table:formula="of:=SQRT(([.B162]*0.052)^2 + 0.037^2)" office:value-type="float" office:value="0.663512434246714" calcext:value-type="float">
            <text:p>0,6635124342</text:p>
          </table:table-cell>
          <table:table-cell table:number-columns-repeated="1018"/>
        </table:table-row>
        <table:table-row table:style-name="ro1">
          <table:table-cell office:value-type="float" office:value="324027" calcext:value-type="float">
            <text:p>324027</text:p>
          </table:table-cell>
          <table:table-cell office:value-type="float" office:value="12.69" calcext:value-type="float">
            <text:p>12,69</text:p>
          </table:table-cell>
          <table:table-cell office:value-type="string" calcext:value-type="string">
            <text:p>DC 012.69 <text:s/>mV</text:p>
          </table:table-cell>
          <table:table-cell table:formula="of:=[.A163]/60000" office:value-type="float" office:value="5.40045" calcext:value-type="float">
            <text:p>5,40045</text:p>
          </table:table-cell>
          <table:table-cell table:formula="of:=0.2813*[.B163]+1.1082" office:value-type="float" office:value="4.677897" calcext:value-type="float">
            <text:p>4,677897</text:p>
          </table:table-cell>
          <table:table-cell table:style-name="ce1" table:formula="of:=SQRT(([.B163]*0.052)^2 + 0.037^2)" office:value-type="float" office:value="0.660916495784452" calcext:value-type="float">
            <text:p>0,6609164958</text:p>
          </table:table-cell>
          <table:table-cell table:number-columns-repeated="1018"/>
        </table:table-row>
        <table:table-row table:style-name="ro1">
          <table:table-cell office:value-type="float" office:value="326040" calcext:value-type="float">
            <text:p>326040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DC 012.70 <text:s/>mV</text:p>
          </table:table-cell>
          <table:table-cell table:formula="of:=[.A164]/60000" office:value-type="float" office:value="5.434" calcext:value-type="float">
            <text:p>5,434</text:p>
          </table:table-cell>
          <table:table-cell table:formula="of:=0.2813*[.B164]+1.1082" office:value-type="float" office:value="4.68071" calcext:value-type="float">
            <text:p>4,68071</text:p>
          </table:table-cell>
          <table:table-cell table:style-name="ce1" table:formula="of:=SQRT(([.B164]*0.052)^2 + 0.037^2)" office:value-type="float" office:value="0.661435680924457" calcext:value-type="float">
            <text:p>0,6614356809</text:p>
          </table:table-cell>
          <table:table-cell table:number-columns-repeated="1018"/>
        </table:table-row>
        <table:table-row table:style-name="ro1">
          <table:table-cell office:value-type="float" office:value="328052" calcext:value-type="float">
            <text:p>328052</text:p>
          </table:table-cell>
          <table:table-cell office:value-type="float" office:value="12.67" calcext:value-type="float">
            <text:p>12,67</text:p>
          </table:table-cell>
          <table:table-cell office:value-type="string" calcext:value-type="string">
            <text:p>DC 012.67 <text:s/>mV</text:p>
          </table:table-cell>
          <table:table-cell table:formula="of:=[.A165]/60000" office:value-type="float" office:value="5.46753333333333" calcext:value-type="float">
            <text:p>5,4675333333</text:p>
          </table:table-cell>
          <table:table-cell table:formula="of:=0.2813*[.B165]+1.1082" office:value-type="float" office:value="4.672271" calcext:value-type="float">
            <text:p>4,672271</text:p>
          </table:table-cell>
          <table:table-cell table:style-name="ce1" table:formula="of:=SQRT(([.B165]*0.052)^2 + 0.037^2)" office:value-type="float" office:value="0.659878129354201" calcext:value-type="float">
            <text:p>0,6598781294</text:p>
          </table:table-cell>
          <table:table-cell table:number-columns-repeated="1018"/>
        </table:table-row>
        <table:table-row table:style-name="ro1">
          <table:table-cell office:value-type="float" office:value="330049" calcext:value-type="float">
            <text:p>330049</text:p>
          </table:table-cell>
          <table:table-cell office:value-type="float" office:value="12.67" calcext:value-type="float">
            <text:p>12,67</text:p>
          </table:table-cell>
          <table:table-cell office:value-type="string" calcext:value-type="string">
            <text:p>DC 012.67 <text:s/>mV</text:p>
          </table:table-cell>
          <table:table-cell table:formula="of:=[.A166]/60000" office:value-type="float" office:value="5.50081666666667" calcext:value-type="float">
            <text:p>5,5008166667</text:p>
          </table:table-cell>
          <table:table-cell table:formula="of:=0.2813*[.B166]+1.1082" office:value-type="float" office:value="4.672271" calcext:value-type="float">
            <text:p>4,672271</text:p>
          </table:table-cell>
          <table:table-cell table:style-name="ce1" table:formula="of:=SQRT(([.B166]*0.052)^2 + 0.037^2)" office:value-type="float" office:value="0.659878129354201" calcext:value-type="float">
            <text:p>0,6598781294</text:p>
          </table:table-cell>
          <table:table-cell table:number-columns-repeated="1018"/>
        </table:table-row>
        <table:table-row table:style-name="ro1">
          <table:table-cell office:value-type="float" office:value="332077" calcext:value-type="float">
            <text:p>332077</text:p>
          </table:table-cell>
          <table:table-cell office:value-type="float" office:value="12.74" calcext:value-type="float">
            <text:p>12,74</text:p>
          </table:table-cell>
          <table:table-cell office:value-type="string" calcext:value-type="string">
            <text:p>DC 012.74 <text:s/>mV</text:p>
          </table:table-cell>
          <table:table-cell table:formula="of:=[.A167]/60000" office:value-type="float" office:value="5.53461666666667" calcext:value-type="float">
            <text:p>5,5346166667</text:p>
          </table:table-cell>
          <table:table-cell table:formula="of:=0.2813*[.B167]+1.1082" office:value-type="float" office:value="4.691962" calcext:value-type="float">
            <text:p>4,691962</text:p>
          </table:table-cell>
          <table:table-cell table:style-name="ce1" table:formula="of:=SQRT(([.B167]*0.052)^2 + 0.037^2)" office:value-type="float" office:value="0.663512434246714" calcext:value-type="float">
            <text:p>0,6635124342</text:p>
          </table:table-cell>
          <table:table-cell table:number-columns-repeated="1018"/>
        </table:table-row>
        <table:table-row table:style-name="ro1">
          <table:table-cell office:value-type="float" office:value="334089" calcext:value-type="float">
            <text:p>334089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DC 012.73 <text:s/>mV</text:p>
          </table:table-cell>
          <table:table-cell table:formula="of:=[.A168]/60000" office:value-type="float" office:value="5.56815" calcext:value-type="float">
            <text:p>5,56815</text:p>
          </table:table-cell>
          <table:table-cell table:formula="of:=0.2813*[.B168]+1.1082" office:value-type="float" office:value="4.689149" calcext:value-type="float">
            <text:p>4,689149</text:p>
          </table:table-cell>
          <table:table-cell table:style-name="ce1" table:formula="of:=SQRT(([.B168]*0.052)^2 + 0.037^2)" office:value-type="float" office:value="0.662993244007811" calcext:value-type="float">
            <text:p>0,662993244</text:p>
          </table:table-cell>
          <table:table-cell table:number-columns-repeated="1018"/>
        </table:table-row>
        <table:table-row table:style-name="ro1">
          <table:table-cell office:value-type="float" office:value="336086" calcext:value-type="float">
            <text:p>336086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DC 012.64 <text:s/>mV</text:p>
          </table:table-cell>
          <table:table-cell table:formula="of:=[.A169]/60000" office:value-type="float" office:value="5.60143333333333" calcext:value-type="float">
            <text:p>5,6014333333</text:p>
          </table:table-cell>
          <table:table-cell table:formula="of:=0.2813*[.B169]+1.1082" office:value-type="float" office:value="4.663832" calcext:value-type="float">
            <text:p>4,663832</text:p>
          </table:table-cell>
          <table:table-cell table:style-name="ce1" table:formula="of:=SQRT(([.B169]*0.052)^2 + 0.037^2)" office:value-type="float" office:value="0.658320589378762" calcext:value-type="float">
            <text:p>0,6583205894</text:p>
          </table:table-cell>
          <table:table-cell table:number-columns-repeated="1018"/>
        </table:table-row>
        <table:table-row table:style-name="ro1">
          <table:table-cell office:value-type="float" office:value="338239" calcext:value-type="float">
            <text:p>338239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DC 012.70 <text:s/>mV</text:p>
          </table:table-cell>
          <table:table-cell table:formula="of:=[.A170]/60000" office:value-type="float" office:value="5.63731666666667" calcext:value-type="float">
            <text:p>5,6373166667</text:p>
          </table:table-cell>
          <table:table-cell table:formula="of:=0.2813*[.B170]+1.1082" office:value-type="float" office:value="4.68071" calcext:value-type="float">
            <text:p>4,68071</text:p>
          </table:table-cell>
          <table:table-cell table:style-name="ce1" table:formula="of:=SQRT(([.B170]*0.052)^2 + 0.037^2)" office:value-type="float" office:value="0.661435680924457" calcext:value-type="float">
            <text:p>0,6614356809</text:p>
          </table:table-cell>
          <table:table-cell table:number-columns-repeated="1018"/>
        </table:table-row>
        <table:table-row table:style-name="ro1">
          <table:table-cell office:value-type="float" office:value="340251" calcext:value-type="float">
            <text:p>340251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DC 012.71 <text:s/>mV</text:p>
          </table:table-cell>
          <table:table-cell table:formula="of:=[.A171]/60000" office:value-type="float" office:value="5.67085" calcext:value-type="float">
            <text:p>5,67085</text:p>
          </table:table-cell>
          <table:table-cell table:formula="of:=0.2813*[.B171]+1.1082" office:value-type="float" office:value="4.683523" calcext:value-type="float">
            <text:p>4,683523</text:p>
          </table:table-cell>
          <table:table-cell table:style-name="ce1" table:formula="of:=SQRT(([.B171]*0.052)^2 + 0.037^2)" office:value-type="float" office:value="0.661954867343688" calcext:value-type="float">
            <text:p>0,6619548673</text:p>
          </table:table-cell>
          <table:table-cell table:number-columns-repeated="1018"/>
        </table:table-row>
        <table:table-row table:style-name="ro1">
          <table:table-cell office:value-type="float" office:value="342264" calcext:value-type="float">
            <text:p>342264</text:p>
          </table:table-cell>
          <table:table-cell office:value-type="float" office:value="12.65" calcext:value-type="float">
            <text:p>12,65</text:p>
          </table:table-cell>
          <table:table-cell office:value-type="string" calcext:value-type="string">
            <text:p>DC 012.65 <text:s/>mV</text:p>
          </table:table-cell>
          <table:table-cell table:formula="of:=[.A172]/60000" office:value-type="float" office:value="5.7044" calcext:value-type="float">
            <text:p>5,7044</text:p>
          </table:table-cell>
          <table:table-cell table:formula="of:=0.2813*[.B172]+1.1082" office:value-type="float" office:value="4.666645" calcext:value-type="float">
            <text:p>4,666645</text:p>
          </table:table-cell>
          <table:table-cell table:style-name="ce1" table:formula="of:=SQRT(([.B172]*0.052)^2 + 0.037^2)" office:value-type="float" office:value="0.658839768077186" calcext:value-type="float">
            <text:p>0,6588397681</text:p>
          </table:table-cell>
          <table:table-cell table:number-columns-repeated="1018"/>
        </table:table-row>
        <table:table-row table:style-name="ro1">
          <table:table-cell office:value-type="float" office:value="344276" calcext:value-type="float">
            <text:p>344276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DC 012.66 <text:s/>mV</text:p>
          </table:table-cell>
          <table:table-cell table:formula="of:=[.A173]/60000" office:value-type="float" office:value="5.73793333333333" calcext:value-type="float">
            <text:p>5,7379333333</text:p>
          </table:table-cell>
          <table:table-cell table:formula="of:=0.2813*[.B173]+1.1082" office:value-type="float" office:value="4.669458" calcext:value-type="float">
            <text:p>4,669458</text:p>
          </table:table-cell>
          <table:table-cell table:style-name="ce1" table:formula="of:=SQRT(([.B173]*0.052)^2 + 0.037^2)" office:value-type="float" office:value="0.659358948070017" calcext:value-type="float">
            <text:p>0,6593589481</text:p>
          </table:table-cell>
          <table:table-cell table:number-columns-repeated="1018"/>
        </table:table-row>
        <table:table-row table:style-name="ro1">
          <table:table-cell office:value-type="float" office:value="346273" calcext:value-type="float">
            <text:p>346273</text:p>
          </table:table-cell>
          <table:table-cell office:value-type="float" office:value="12.69" calcext:value-type="float">
            <text:p>12,69</text:p>
          </table:table-cell>
          <table:table-cell office:value-type="string" calcext:value-type="string">
            <text:p>DC 012.69 <text:s/>mV</text:p>
          </table:table-cell>
          <table:table-cell table:formula="of:=[.A174]/60000" office:value-type="float" office:value="5.77121666666667" calcext:value-type="float">
            <text:p>5,7712166667</text:p>
          </table:table-cell>
          <table:table-cell table:formula="of:=0.2813*[.B174]+1.1082" office:value-type="float" office:value="4.677897" calcext:value-type="float">
            <text:p>4,677897</text:p>
          </table:table-cell>
          <table:table-cell table:style-name="ce1" table:formula="of:=SQRT(([.B174]*0.052)^2 + 0.037^2)" office:value-type="float" office:value="0.660916495784452" calcext:value-type="float">
            <text:p>0,6609164958</text:p>
          </table:table-cell>
          <table:table-cell table:number-columns-repeated="1018"/>
        </table:table-row>
        <table:table-row table:style-name="ro1">
          <table:table-cell office:value-type="float" office:value="348301" calcext:value-type="float">
            <text:p>348301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DC 012.59 <text:s/>mV</text:p>
          </table:table-cell>
          <table:table-cell table:formula="of:=[.A175]/60000" office:value-type="float" office:value="5.80501666666667" calcext:value-type="float">
            <text:p>5,8050166667</text:p>
          </table:table-cell>
          <table:table-cell table:formula="of:=0.2813*[.B175]+1.1082" office:value-type="float" office:value="4.649767" calcext:value-type="float">
            <text:p>4,649767</text:p>
          </table:table-cell>
          <table:table-cell table:style-name="ce1" table:formula="of:=SQRT(([.B175]*0.052)^2 + 0.037^2)" office:value-type="float" office:value="0.655724715410362" calcext:value-type="float">
            <text:p>0,6557247154</text:p>
          </table:table-cell>
          <table:table-cell table:number-columns-repeated="1018"/>
        </table:table-row>
        <table:table-row table:style-name="ro1">
          <table:table-cell office:value-type="float" office:value="350313" calcext:value-type="float">
            <text:p>350313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DC 012.61 <text:s/>mV</text:p>
          </table:table-cell>
          <table:table-cell table:formula="of:=[.A176]/60000" office:value-type="float" office:value="5.83855" calcext:value-type="float">
            <text:p>5,83855</text:p>
          </table:table-cell>
          <table:table-cell table:formula="of:=0.2813*[.B176]+1.1082" office:value-type="float" office:value="4.655393" calcext:value-type="float">
            <text:p>4,655393</text:p>
          </table:table-cell>
          <table:table-cell table:style-name="ce1" table:formula="of:=SQRT(([.B176]*0.052)^2 + 0.037^2)" office:value-type="float" office:value="0.656763061080631" calcext:value-type="float">
            <text:p>0,6567630611</text:p>
          </table:table-cell>
          <table:table-cell table:number-columns-repeated="1018"/>
        </table:table-row>
        <table:table-row table:style-name="ro1">
          <table:table-cell office:value-type="float" office:value="352326" calcext:value-type="float">
            <text:p>352326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DC 012.61 <text:s/>mV</text:p>
          </table:table-cell>
          <table:table-cell table:formula="of:=[.A177]/60000" office:value-type="float" office:value="5.8721" calcext:value-type="float">
            <text:p>5,8721</text:p>
          </table:table-cell>
          <table:table-cell table:formula="of:=0.2813*[.B177]+1.1082" office:value-type="float" office:value="4.655393" calcext:value-type="float">
            <text:p>4,655393</text:p>
          </table:table-cell>
          <table:table-cell table:style-name="ce1" table:formula="of:=SQRT(([.B177]*0.052)^2 + 0.037^2)" office:value-type="float" office:value="0.656763061080631" calcext:value-type="float">
            <text:p>0,6567630611</text:p>
          </table:table-cell>
          <table:table-cell table:number-columns-repeated="1018"/>
        </table:table-row>
        <table:table-row table:style-name="ro1">
          <table:table-cell office:value-type="float" office:value="354338" calcext:value-type="float">
            <text:p>354338</text:p>
          </table:table-cell>
          <table:table-cell office:value-type="float" office:value="12.65" calcext:value-type="float">
            <text:p>12,65</text:p>
          </table:table-cell>
          <table:table-cell office:value-type="string" calcext:value-type="string">
            <text:p>DC 012.65 <text:s/>mV</text:p>
          </table:table-cell>
          <table:table-cell table:formula="of:=[.A178]/60000" office:value-type="float" office:value="5.90563333333333" calcext:value-type="float">
            <text:p>5,9056333333</text:p>
          </table:table-cell>
          <table:table-cell table:formula="of:=0.2813*[.B178]+1.1082" office:value-type="float" office:value="4.666645" calcext:value-type="float">
            <text:p>4,666645</text:p>
          </table:table-cell>
          <table:table-cell table:style-name="ce1" table:formula="of:=SQRT(([.B178]*0.052)^2 + 0.037^2)" office:value-type="float" office:value="0.658839768077186" calcext:value-type="float">
            <text:p>0,6588397681</text:p>
          </table:table-cell>
          <table:table-cell table:number-columns-repeated="1018"/>
        </table:table-row>
        <table:table-row table:style-name="ro1">
          <table:table-cell office:value-type="float" office:value="356351" calcext:value-type="float">
            <text:p>356351</text:p>
          </table:table-cell>
          <table:table-cell office:value-type="float" office:value="12.65" calcext:value-type="float">
            <text:p>12,65</text:p>
          </table:table-cell>
          <table:table-cell office:value-type="string" calcext:value-type="string">
            <text:p>DC 012.65 <text:s/>mV</text:p>
          </table:table-cell>
          <table:table-cell table:formula="of:=[.A179]/60000" office:value-type="float" office:value="5.93918333333333" calcext:value-type="float">
            <text:p>5,9391833333</text:p>
          </table:table-cell>
          <table:table-cell table:formula="of:=0.2813*[.B179]+1.1082" office:value-type="float" office:value="4.666645" calcext:value-type="float">
            <text:p>4,666645</text:p>
          </table:table-cell>
          <table:table-cell table:style-name="ce1" table:formula="of:=SQRT(([.B179]*0.052)^2 + 0.037^2)" office:value-type="float" office:value="0.658839768077186" calcext:value-type="float">
            <text:p>0,6588397681</text:p>
          </table:table-cell>
          <table:table-cell table:number-columns-repeated="1018"/>
        </table:table-row>
        <table:table-row table:style-name="ro1">
          <table:table-cell office:value-type="float" office:value="358363" calcext:value-type="float">
            <text:p>358363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DC 012.57 <text:s/>mV</text:p>
          </table:table-cell>
          <table:table-cell table:formula="of:=[.A180]/60000" office:value-type="float" office:value="5.97271666666667" calcext:value-type="float">
            <text:p>5,9727166667</text:p>
          </table:table-cell>
          <table:table-cell table:formula="of:=0.2813*[.B180]+1.1082" office:value-type="float" office:value="4.644141" calcext:value-type="float">
            <text:p>4,644141</text:p>
          </table:table-cell>
          <table:table-cell table:style-name="ce1" table:formula="of:=SQRT(([.B180]*0.052)^2 + 0.037^2)" office:value-type="float" office:value="0.654686374991874" calcext:value-type="float">
            <text:p>0,654686375</text:p>
          </table:table-cell>
          <table:table-cell table:number-columns-repeated="1018"/>
        </table:table-row>
        <table:table-row table:style-name="ro1">
          <table:table-cell office:value-type="float" office:value="360360" calcext:value-type="float">
            <text:p>360360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DC 012.56 <text:s/>mV</text:p>
          </table:table-cell>
          <table:table-cell table:formula="of:=[.A181]/60000" office:value-type="float" office:value="6.006" calcext:value-type="float">
            <text:p>6,006</text:p>
          </table:table-cell>
          <table:table-cell table:formula="of:=0.2813*[.B181]+1.1082" office:value-type="float" office:value="4.641328" calcext:value-type="float">
            <text:p>4,641328</text:p>
          </table:table-cell>
          <table:table-cell table:style-name="ce1" table:formula="of:=SQRT(([.B181]*0.052)^2 + 0.037^2)" office:value-type="float" office:value="0.654167206759862" calcext:value-type="float">
            <text:p>0,6541672068</text:p>
          </table:table-cell>
          <table:table-cell table:number-columns-repeated="1018"/>
        </table:table-row>
        <table:table-row table:style-name="ro1">
          <table:table-cell office:value-type="float" office:value="362388" calcext:value-type="float">
            <text:p>362388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DC 012.59 <text:s/>mV</text:p>
          </table:table-cell>
          <table:table-cell table:formula="of:=[.A182]/60000" office:value-type="float" office:value="6.0398" calcext:value-type="float">
            <text:p>6,0398</text:p>
          </table:table-cell>
          <table:table-cell table:formula="of:=0.2813*[.B182]+1.1082" office:value-type="float" office:value="4.649767" calcext:value-type="float">
            <text:p>4,649767</text:p>
          </table:table-cell>
          <table:table-cell table:style-name="ce1" table:formula="of:=SQRT(([.B182]*0.052)^2 + 0.037^2)" office:value-type="float" office:value="0.655724715410362" calcext:value-type="float">
            <text:p>0,6557247154</text:p>
          </table:table-cell>
          <table:table-cell table:number-columns-repeated="1018"/>
        </table:table-row>
        <table:table-row table:style-name="ro1">
          <table:table-cell office:value-type="float" office:value="364400" calcext:value-type="float">
            <text:p>364400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DC 012.58 <text:s/>mV</text:p>
          </table:table-cell>
          <table:table-cell table:formula="of:=[.A183]/60000" office:value-type="float" office:value="6.07333333333333" calcext:value-type="float">
            <text:p>6,0733333333</text:p>
          </table:table-cell>
          <table:table-cell table:formula="of:=0.2813*[.B183]+1.1082" office:value-type="float" office:value="4.646954" calcext:value-type="float">
            <text:p>4,646954</text:p>
          </table:table-cell>
          <table:table-cell table:style-name="ce1" table:formula="of:=SQRT(([.B183]*0.052)^2 + 0.037^2)" office:value-type="float" office:value="0.655205544543085" calcext:value-type="float">
            <text:p>0,6552055445</text:p>
          </table:table-cell>
          <table:table-cell table:number-columns-repeated="1018"/>
        </table:table-row>
        <table:table-row table:style-name="ro1">
          <table:table-cell office:value-type="float" office:value="366413" calcext:value-type="float">
            <text:p>36641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DC 012.60 <text:s/>mV</text:p>
          </table:table-cell>
          <table:table-cell table:formula="of:=[.A184]/60000" office:value-type="float" office:value="6.10688333333333" calcext:value-type="float">
            <text:p>6,1068833333</text:p>
          </table:table-cell>
          <table:table-cell table:formula="of:=0.2813*[.B184]+1.1082" office:value-type="float" office:value="4.65258" calcext:value-type="float">
            <text:p>4,65258</text:p>
          </table:table-cell>
          <table:table-cell table:style-name="ce1" table:formula="of:=SQRT(([.B184]*0.052)^2 + 0.037^2)" office:value-type="float" office:value="0.656243887590582" calcext:value-type="float">
            <text:p>0,6562438876</text:p>
          </table:table-cell>
          <table:table-cell table:number-columns-repeated="1018"/>
        </table:table-row>
        <table:table-row table:style-name="ro1">
          <table:table-cell office:value-type="float" office:value="368425" calcext:value-type="float">
            <text:p>368425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DC 012.66 <text:s/>mV</text:p>
          </table:table-cell>
          <table:table-cell table:formula="of:=[.A185]/60000" office:value-type="float" office:value="6.14041666666667" calcext:value-type="float">
            <text:p>6,1404166667</text:p>
          </table:table-cell>
          <table:table-cell table:formula="of:=0.2813*[.B185]+1.1082" office:value-type="float" office:value="4.669458" calcext:value-type="float">
            <text:p>4,669458</text:p>
          </table:table-cell>
          <table:table-cell table:style-name="ce1" table:formula="of:=SQRT(([.B185]*0.052)^2 + 0.037^2)" office:value-type="float" office:value="0.659358948070017" calcext:value-type="float">
            <text:p>0,6593589481</text:p>
          </table:table-cell>
          <table:table-cell table:number-columns-repeated="1018"/>
        </table:table-row>
        <table:table-row table:style-name="ro1">
          <table:table-cell office:value-type="float" office:value="370437" calcext:value-type="float">
            <text:p>370437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DC 012.64 <text:s/>mV</text:p>
          </table:table-cell>
          <table:table-cell table:formula="of:=[.A186]/60000" office:value-type="float" office:value="6.17395" calcext:value-type="float">
            <text:p>6,17395</text:p>
          </table:table-cell>
          <table:table-cell table:formula="of:=0.2813*[.B186]+1.1082" office:value-type="float" office:value="4.663832" calcext:value-type="float">
            <text:p>4,663832</text:p>
          </table:table-cell>
          <table:table-cell table:style-name="ce1" table:formula="of:=SQRT(([.B186]*0.052)^2 + 0.037^2)" office:value-type="float" office:value="0.658320589378762" calcext:value-type="float">
            <text:p>0,6583205894</text:p>
          </table:table-cell>
          <table:table-cell table:number-columns-repeated="1018"/>
        </table:table-row>
        <table:table-row table:style-name="ro1">
          <table:table-cell office:value-type="float" office:value="372450" calcext:value-type="float">
            <text:p>372450</text:p>
          </table:table-cell>
          <table:table-cell office:value-type="float" office:value="12.62" calcext:value-type="float">
            <text:p>12,62</text:p>
          </table:table-cell>
          <table:table-cell office:value-type="string" calcext:value-type="string">
            <text:p>DC 012.62 <text:s/>mV</text:p>
          </table:table-cell>
          <table:table-cell table:formula="of:=[.A187]/60000" office:value-type="float" office:value="6.2075" calcext:value-type="float">
            <text:p>6,2075</text:p>
          </table:table-cell>
          <table:table-cell table:formula="of:=0.2813*[.B187]+1.1082" office:value-type="float" office:value="4.658206" calcext:value-type="float">
            <text:p>4,658206</text:p>
          </table:table-cell>
          <table:table-cell table:style-name="ce1" table:formula="of:=SQRT(([.B187]*0.052)^2 + 0.037^2)" office:value-type="float" office:value="0.657282235877404" calcext:value-type="float">
            <text:p>0,6572822359</text:p>
          </table:table-cell>
          <table:table-cell table:number-columns-repeated="1018"/>
        </table:table-row>
        <table:table-row table:style-name="ro1">
          <table:table-cell office:value-type="float" office:value="374447" calcext:value-type="float">
            <text:p>374447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DC 012.54 <text:s/>mV</text:p>
          </table:table-cell>
          <table:table-cell table:formula="of:=[.A188]/60000" office:value-type="float" office:value="6.24078333333333" calcext:value-type="float">
            <text:p>6,2407833333</text:p>
          </table:table-cell>
          <table:table-cell table:formula="of:=0.2813*[.B188]+1.1082" office:value-type="float" office:value="4.635702" calcext:value-type="float">
            <text:p>4,635702</text:p>
          </table:table-cell>
          <table:table-cell table:style-name="ce1" table:formula="of:=SQRT(([.B188]*0.052)^2 + 0.037^2)" office:value-type="float" office:value="0.653128874266021" calcext:value-type="float">
            <text:p>0,6531288743</text:p>
          </table:table-cell>
          <table:table-cell table:number-columns-repeated="1018"/>
        </table:table-row>
        <table:table-row table:style-name="ro1">
          <table:table-cell office:value-type="float" office:value="376475" calcext:value-type="float">
            <text:p>376475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DC 012.56 <text:s/>mV</text:p>
          </table:table-cell>
          <table:table-cell table:formula="of:=[.A189]/60000" office:value-type="float" office:value="6.27458333333333" calcext:value-type="float">
            <text:p>6,2745833333</text:p>
          </table:table-cell>
          <table:table-cell table:formula="of:=0.2813*[.B189]+1.1082" office:value-type="float" office:value="4.641328" calcext:value-type="float">
            <text:p>4,641328</text:p>
          </table:table-cell>
          <table:table-cell table:style-name="ce1" table:formula="of:=SQRT(([.B189]*0.052)^2 + 0.037^2)" office:value-type="float" office:value="0.654167206759862" calcext:value-type="float">
            <text:p>0,6541672068</text:p>
          </table:table-cell>
          <table:table-cell table:number-columns-repeated="1018"/>
        </table:table-row>
        <table:table-row table:style-name="ro1">
          <table:table-cell office:value-type="float" office:value="378487" calcext:value-type="float">
            <text:p>378487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DC 012.59 <text:s/>mV</text:p>
          </table:table-cell>
          <table:table-cell table:formula="of:=[.A190]/60000" office:value-type="float" office:value="6.30811666666667" calcext:value-type="float">
            <text:p>6,3081166667</text:p>
          </table:table-cell>
          <table:table-cell table:formula="of:=0.2813*[.B190]+1.1082" office:value-type="float" office:value="4.649767" calcext:value-type="float">
            <text:p>4,649767</text:p>
          </table:table-cell>
          <table:table-cell table:style-name="ce1" table:formula="of:=SQRT(([.B190]*0.052)^2 + 0.037^2)" office:value-type="float" office:value="0.655724715410362" calcext:value-type="float">
            <text:p>0,6557247154</text:p>
          </table:table-cell>
          <table:table-cell table:number-columns-repeated="1018"/>
        </table:table-row>
        <table:table-row table:style-name="ro1">
          <table:table-cell office:value-type="float" office:value="380499" calcext:value-type="float">
            <text:p>380499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DC 012.60 <text:s/>mV</text:p>
          </table:table-cell>
          <table:table-cell table:formula="of:=[.A191]/60000" office:value-type="float" office:value="6.34165" calcext:value-type="float">
            <text:p>6,34165</text:p>
          </table:table-cell>
          <table:table-cell table:formula="of:=0.2813*[.B191]+1.1082" office:value-type="float" office:value="4.65258" calcext:value-type="float">
            <text:p>4,65258</text:p>
          </table:table-cell>
          <table:table-cell table:style-name="ce1" table:formula="of:=SQRT(([.B191]*0.052)^2 + 0.037^2)" office:value-type="float" office:value="0.656243887590582" calcext:value-type="float">
            <text:p>0,6562438876</text:p>
          </table:table-cell>
          <table:table-cell table:number-columns-repeated="1018"/>
        </table:table-row>
        <table:table-row table:style-name="ro1">
          <table:table-cell office:value-type="float" office:value="382512" calcext:value-type="float">
            <text:p>382512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DC 012.60 <text:s/>mV</text:p>
          </table:table-cell>
          <table:table-cell table:formula="of:=[.A192]/60000" office:value-type="float" office:value="6.3752" calcext:value-type="float">
            <text:p>6,3752</text:p>
          </table:table-cell>
          <table:table-cell table:formula="of:=0.2813*[.B192]+1.1082" office:value-type="float" office:value="4.65258" calcext:value-type="float">
            <text:p>4,65258</text:p>
          </table:table-cell>
          <table:table-cell table:style-name="ce1" table:formula="of:=SQRT(([.B192]*0.052)^2 + 0.037^2)" office:value-type="float" office:value="0.656243887590582" calcext:value-type="float">
            <text:p>0,6562438876</text:p>
          </table:table-cell>
          <table:table-cell table:number-columns-repeated="1018"/>
        </table:table-row>
        <table:table-row table:style-name="ro1">
          <table:table-cell office:value-type="float" office:value="384540" calcext:value-type="float">
            <text:p>384540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DC 012.58 <text:s/>mV</text:p>
          </table:table-cell>
          <table:table-cell table:formula="of:=[.A193]/60000" office:value-type="float" office:value="6.409" calcext:value-type="float">
            <text:p>6,409</text:p>
          </table:table-cell>
          <table:table-cell table:formula="of:=0.2813*[.B193]+1.1082" office:value-type="float" office:value="4.646954" calcext:value-type="float">
            <text:p>4,646954</text:p>
          </table:table-cell>
          <table:table-cell table:style-name="ce1" table:formula="of:=SQRT(([.B193]*0.052)^2 + 0.037^2)" office:value-type="float" office:value="0.655205544543085" calcext:value-type="float">
            <text:p>0,6552055445</text:p>
          </table:table-cell>
          <table:table-cell table:number-columns-repeated="1018"/>
        </table:table-row>
        <table:table-row table:style-name="ro1">
          <table:table-cell office:value-type="float" office:value="386537" calcext:value-type="float">
            <text:p>386537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DC 012.60 <text:s/>mV</text:p>
          </table:table-cell>
          <table:table-cell table:formula="of:=[.A194]/60000" office:value-type="float" office:value="6.44228333333333" calcext:value-type="float">
            <text:p>6,4422833333</text:p>
          </table:table-cell>
          <table:table-cell table:formula="of:=0.2813*[.B194]+1.1082" office:value-type="float" office:value="4.65258" calcext:value-type="float">
            <text:p>4,65258</text:p>
          </table:table-cell>
          <table:table-cell table:style-name="ce1" table:formula="of:=SQRT(([.B194]*0.052)^2 + 0.037^2)" office:value-type="float" office:value="0.656243887590582" calcext:value-type="float">
            <text:p>0,6562438876</text:p>
          </table:table-cell>
          <table:table-cell table:number-columns-repeated="1018"/>
        </table:table-row>
        <table:table-row table:style-name="ro1">
          <table:table-cell office:value-type="float" office:value="388533" calcext:value-type="float">
            <text:p>388533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DC 012.58 <text:s/>mV</text:p>
          </table:table-cell>
          <table:table-cell table:formula="of:=[.A195]/60000" office:value-type="float" office:value="6.47555" calcext:value-type="float">
            <text:p>6,47555</text:p>
          </table:table-cell>
          <table:table-cell table:formula="of:=0.2813*[.B195]+1.1082" office:value-type="float" office:value="4.646954" calcext:value-type="float">
            <text:p>4,646954</text:p>
          </table:table-cell>
          <table:table-cell table:style-name="ce1" table:formula="of:=SQRT(([.B195]*0.052)^2 + 0.037^2)" office:value-type="float" office:value="0.655205544543085" calcext:value-type="float">
            <text:p>0,6552055445</text:p>
          </table:table-cell>
          <table:table-cell table:number-columns-repeated="1018"/>
        </table:table-row>
        <table:table-row table:style-name="ro1">
          <table:table-cell office:value-type="float" office:value="390561" calcext:value-type="float">
            <text:p>390561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DC 012.49 <text:s/>mV</text:p>
          </table:table-cell>
          <table:table-cell table:formula="of:=[.A196]/60000" office:value-type="float" office:value="6.50935" calcext:value-type="float">
            <text:p>6,50935</text:p>
          </table:table-cell>
          <table:table-cell table:formula="of:=0.2813*[.B196]+1.1082" office:value-type="float" office:value="4.621637" calcext:value-type="float">
            <text:p>4,621637</text:p>
          </table:table-cell>
          <table:table-cell table:style-name="ce1" table:formula="of:=SQRT(([.B196]*0.052)^2 + 0.037^2)" office:value-type="float" office:value="0.650533066338676" calcext:value-type="float">
            <text:p>0,6505330663</text:p>
          </table:table-cell>
          <table:table-cell table:number-columns-repeated="1018"/>
        </table:table-row>
        <table:table-row table:style-name="ro1">
          <table:table-cell office:value-type="float" office:value="392574" calcext:value-type="float">
            <text:p>392574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C 012.53 <text:s/>mV</text:p>
          </table:table-cell>
          <table:table-cell table:formula="of:=[.A197]/60000" office:value-type="float" office:value="6.5429" calcext:value-type="float">
            <text:p>6,5429</text:p>
          </table:table-cell>
          <table:table-cell table:formula="of:=0.2813*[.B197]+1.1082" office:value-type="float" office:value="4.632889" calcext:value-type="float">
            <text:p>4,632889</text:p>
          </table:table-cell>
          <table:table-cell table:style-name="ce1" table:formula="of:=SQRT(([.B197]*0.052)^2 + 0.037^2)" office:value-type="float" office:value="0.652609710010508" calcext:value-type="float">
            <text:p>0,65260971</text:p>
          </table:table-cell>
          <table:table-cell table:number-columns-repeated="1018"/>
        </table:table-row>
        <table:table-row table:style-name="ro1">
          <table:table-cell office:value-type="float" office:value="394571" calcext:value-type="float">
            <text:p>39457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DC 012.52 <text:s/>mV</text:p>
          </table:table-cell>
          <table:table-cell table:formula="of:=[.A198]/60000" office:value-type="float" office:value="6.57618333333333" calcext:value-type="float">
            <text:p>6,5761833333</text:p>
          </table:table-cell>
          <table:table-cell table:formula="of:=0.2813*[.B198]+1.1082" office:value-type="float" office:value="4.630076" calcext:value-type="float">
            <text:p>4,630076</text:p>
          </table:table-cell>
          <table:table-cell table:style-name="ce1" table:formula="of:=SQRT(([.B198]*0.052)^2 + 0.037^2)" office:value-type="float" office:value="0.652090547086829" calcext:value-type="float">
            <text:p>0,6520905471</text:p>
          </table:table-cell>
          <table:table-cell table:number-columns-repeated="1018"/>
        </table:table-row>
        <table:table-row table:style-name="ro1">
          <table:table-cell office:value-type="float" office:value="396599" calcext:value-type="float">
            <text:p>396599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DC 012.49 <text:s/>mV</text:p>
          </table:table-cell>
          <table:table-cell table:formula="of:=[.A199]/60000" office:value-type="float" office:value="6.60998333333333" calcext:value-type="float">
            <text:p>6,6099833333</text:p>
          </table:table-cell>
          <table:table-cell table:formula="of:=0.2813*[.B199]+1.1082" office:value-type="float" office:value="4.621637" calcext:value-type="float">
            <text:p>4,621637</text:p>
          </table:table-cell>
          <table:table-cell table:style-name="ce1" table:formula="of:=SQRT(([.B199]*0.052)^2 + 0.037^2)" office:value-type="float" office:value="0.650533066338676" calcext:value-type="float">
            <text:p>0,6505330663</text:p>
          </table:table-cell>
          <table:table-cell table:number-columns-repeated="1018"/>
        </table:table-row>
        <table:table-row table:style-name="ro1">
          <table:table-cell office:value-type="float" office:value="398611" calcext:value-type="float">
            <text:p>398611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DC 012.44 <text:s/>mV</text:p>
          </table:table-cell>
          <table:table-cell table:formula="of:=[.A200]/60000" office:value-type="float" office:value="6.64351666666667" calcext:value-type="float">
            <text:p>6,6435166667</text:p>
          </table:table-cell>
          <table:table-cell table:formula="of:=0.2813*[.B200]+1.1082" office:value-type="float" office:value="4.607572" calcext:value-type="float">
            <text:p>4,607572</text:p>
          </table:table-cell>
          <table:table-cell table:style-name="ce1" table:formula="of:=SQRT(([.B200]*0.052)^2 + 0.037^2)" office:value-type="float" office:value="0.647937292027554" calcext:value-type="float">
            <text:p>0,647937292</text:p>
          </table:table-cell>
          <table:table-cell table:number-columns-repeated="1018"/>
        </table:table-row>
        <table:table-row table:style-name="ro1">
          <table:table-cell office:value-type="float" office:value="400623" calcext:value-type="float">
            <text:p>40062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DC 012.49 <text:s/>mV</text:p>
          </table:table-cell>
          <table:table-cell table:formula="of:=[.A201]/60000" office:value-type="float" office:value="6.67705" calcext:value-type="float">
            <text:p>6,67705</text:p>
          </table:table-cell>
          <table:table-cell table:formula="of:=0.2813*[.B201]+1.1082" office:value-type="float" office:value="4.621637" calcext:value-type="float">
            <text:p>4,621637</text:p>
          </table:table-cell>
          <table:table-cell table:style-name="ce1" table:formula="of:=SQRT(([.B201]*0.052)^2 + 0.037^2)" office:value-type="float" office:value="0.650533066338676" calcext:value-type="float">
            <text:p>0,6505330663</text:p>
          </table:table-cell>
          <table:table-cell table:number-columns-repeated="1018"/>
        </table:table-row>
        <table:table-row table:style-name="ro1">
          <table:table-cell office:value-type="float" office:value="402636" calcext:value-type="float">
            <text:p>402636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DC 012.49 <text:s/>mV</text:p>
          </table:table-cell>
          <table:table-cell table:formula="of:=[.A202]/60000" office:value-type="float" office:value="6.7106" calcext:value-type="float">
            <text:p>6,7106</text:p>
          </table:table-cell>
          <table:table-cell table:formula="of:=0.2813*[.B202]+1.1082" office:value-type="float" office:value="4.621637" calcext:value-type="float">
            <text:p>4,621637</text:p>
          </table:table-cell>
          <table:table-cell table:style-name="ce1" table:formula="of:=SQRT(([.B202]*0.052)^2 + 0.037^2)" office:value-type="float" office:value="0.650533066338676" calcext:value-type="float">
            <text:p>0,6505330663</text:p>
          </table:table-cell>
          <table:table-cell table:number-columns-repeated="1018"/>
        </table:table-row>
        <table:table-row table:style-name="ro1">
          <table:table-cell office:value-type="float" office:value="404648" calcext:value-type="float">
            <text:p>404648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DC 012.52 <text:s/>mV</text:p>
          </table:table-cell>
          <table:table-cell table:formula="of:=[.A203]/60000" office:value-type="float" office:value="6.74413333333333" calcext:value-type="float">
            <text:p>6,7441333333</text:p>
          </table:table-cell>
          <table:table-cell table:formula="of:=0.2813*[.B203]+1.1082" office:value-type="float" office:value="4.630076" calcext:value-type="float">
            <text:p>4,630076</text:p>
          </table:table-cell>
          <table:table-cell table:style-name="ce1" table:formula="of:=SQRT(([.B203]*0.052)^2 + 0.037^2)" office:value-type="float" office:value="0.652090547086829" calcext:value-type="float">
            <text:p>0,6520905471</text:p>
          </table:table-cell>
          <table:table-cell table:number-columns-repeated="1018"/>
        </table:table-row>
        <table:table-row table:style-name="ro1">
          <table:table-cell office:value-type="float" office:value="406661" calcext:value-type="float">
            <text:p>406661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DC 012.51 <text:s/>mV</text:p>
          </table:table-cell>
          <table:table-cell table:formula="of:=[.A204]/60000" office:value-type="float" office:value="6.77768333333333" calcext:value-type="float">
            <text:p>6,7776833333</text:p>
          </table:table-cell>
          <table:table-cell table:formula="of:=0.2813*[.B204]+1.1082" office:value-type="float" office:value="4.627263" calcext:value-type="float">
            <text:p>4,627263</text:p>
          </table:table-cell>
          <table:table-cell table:style-name="ce1" table:formula="of:=SQRT(([.B204]*0.052)^2 + 0.037^2)" office:value-type="float" office:value="0.651571385498166" calcext:value-type="float">
            <text:p>0,6515713855</text:p>
          </table:table-cell>
          <table:table-cell table:number-columns-repeated="1018"/>
        </table:table-row>
        <table:table-row table:style-name="ro1">
          <table:table-cell office:value-type="float" office:value="408657" calcext:value-type="float">
            <text:p>408657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DC 012.52 <text:s/>mV</text:p>
          </table:table-cell>
          <table:table-cell table:formula="of:=[.A205]/60000" office:value-type="float" office:value="6.81095" calcext:value-type="float">
            <text:p>6,81095</text:p>
          </table:table-cell>
          <table:table-cell table:formula="of:=0.2813*[.B205]+1.1082" office:value-type="float" office:value="4.630076" calcext:value-type="float">
            <text:p>4,630076</text:p>
          </table:table-cell>
          <table:table-cell table:style-name="ce1" table:formula="of:=SQRT(([.B205]*0.052)^2 + 0.037^2)" office:value-type="float" office:value="0.652090547086829" calcext:value-type="float">
            <text:p>0,6520905471</text:p>
          </table:table-cell>
          <table:table-cell table:number-columns-repeated="1018"/>
        </table:table-row>
        <table:table-row table:style-name="ro1">
          <table:table-cell office:value-type="float" office:value="410685" calcext:value-type="float">
            <text:p>410685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DC 012.51 <text:s/>mV</text:p>
          </table:table-cell>
          <table:table-cell table:formula="of:=[.A206]/60000" office:value-type="float" office:value="6.84475" calcext:value-type="float">
            <text:p>6,84475</text:p>
          </table:table-cell>
          <table:table-cell table:formula="of:=0.2813*[.B206]+1.1082" office:value-type="float" office:value="4.627263" calcext:value-type="float">
            <text:p>4,627263</text:p>
          </table:table-cell>
          <table:table-cell table:style-name="ce1" table:formula="of:=SQRT(([.B206]*0.052)^2 + 0.037^2)" office:value-type="float" office:value="0.651571385498166" calcext:value-type="float">
            <text:p>0,6515713855</text:p>
          </table:table-cell>
          <table:table-cell table:number-columns-repeated="1018"/>
        </table:table-row>
        <table:table-row table:style-name="ro1">
          <table:table-cell office:value-type="float" office:value="412698" calcext:value-type="float">
            <text:p>412698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DC 012.49 <text:s/>mV</text:p>
          </table:table-cell>
          <table:table-cell table:formula="of:=[.A207]/60000" office:value-type="float" office:value="6.8783" calcext:value-type="float">
            <text:p>6,8783</text:p>
          </table:table-cell>
          <table:table-cell table:formula="of:=0.2813*[.B207]+1.1082" office:value-type="float" office:value="4.621637" calcext:value-type="float">
            <text:p>4,621637</text:p>
          </table:table-cell>
          <table:table-cell table:style-name="ce1" table:formula="of:=SQRT(([.B207]*0.052)^2 + 0.037^2)" office:value-type="float" office:value="0.650533066338676" calcext:value-type="float">
            <text:p>0,6505330663</text:p>
          </table:table-cell>
          <table:table-cell table:number-columns-repeated="1018"/>
        </table:table-row>
        <table:table-row table:style-name="ro1">
          <table:table-cell office:value-type="float" office:value="414710" calcext:value-type="float">
            <text:p>414710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DC 012.47 <text:s/>mV</text:p>
          </table:table-cell>
          <table:table-cell table:formula="of:=[.A208]/60000" office:value-type="float" office:value="6.91183333333333" calcext:value-type="float">
            <text:p>6,9118333333</text:p>
          </table:table-cell>
          <table:table-cell table:formula="of:=0.2813*[.B208]+1.1082" office:value-type="float" office:value="4.616011" calcext:value-type="float">
            <text:p>4,616011</text:p>
          </table:table-cell>
          <table:table-cell table:style-name="ce1" table:formula="of:=SQRT(([.B208]*0.052)^2 + 0.037^2)" office:value-type="float" office:value="0.649494752557709" calcext:value-type="float">
            <text:p>0,6494947526</text:p>
          </table:table-cell>
          <table:table-cell table:number-columns-repeated="1018"/>
        </table:table-row>
        <table:table-row table:style-name="ro1">
          <table:table-cell office:value-type="float" office:value="416723" calcext:value-type="float">
            <text:p>416723</text:p>
          </table:table-cell>
          <table:table-cell office:value-type="float" office:value="12.46" calcext:value-type="float">
            <text:p>12,46</text:p>
          </table:table-cell>
          <table:table-cell office:value-type="string" calcext:value-type="string">
            <text:p>DC 012.46 <text:s/>mV</text:p>
          </table:table-cell>
          <table:table-cell table:formula="of:=[.A209]/60000" office:value-type="float" office:value="6.94538333333333" calcext:value-type="float">
            <text:p>6,9453833333</text:p>
          </table:table-cell>
          <table:table-cell table:formula="of:=0.2813*[.B209]+1.1082" office:value-type="float" office:value="4.613198" calcext:value-type="float">
            <text:p>4,613198</text:p>
          </table:table-cell>
          <table:table-cell table:style-name="ce1" table:formula="of:=SQRT(([.B209]*0.052)^2 + 0.037^2)" office:value-type="float" office:value="0.64897559769224" calcext:value-type="float">
            <text:p>0,6489755977</text:p>
          </table:table-cell>
          <table:table-cell table:number-columns-repeated="1018"/>
        </table:table-row>
        <table:table-row table:style-name="ro1">
          <table:table-cell office:value-type="float" office:value="418735" calcext:value-type="float">
            <text:p>418735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DC 012.47 <text:s/>mV</text:p>
          </table:table-cell>
          <table:table-cell table:formula="of:=[.A210]/60000" office:value-type="float" office:value="6.97891666666667" calcext:value-type="float">
            <text:p>6,9789166667</text:p>
          </table:table-cell>
          <table:table-cell table:formula="of:=0.2813*[.B210]+1.1082" office:value-type="float" office:value="4.616011" calcext:value-type="float">
            <text:p>4,616011</text:p>
          </table:table-cell>
          <table:table-cell table:style-name="ce1" table:formula="of:=SQRT(([.B210]*0.052)^2 + 0.037^2)" office:value-type="float" office:value="0.649494752557709" calcext:value-type="float">
            <text:p>0,6494947526</text:p>
          </table:table-cell>
          <table:table-cell table:number-columns-repeated="1018"/>
        </table:table-row>
        <table:table-row table:style-name="ro1">
          <table:table-cell office:value-type="float" office:value="420747" calcext:value-type="float">
            <text:p>420747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DC 012.42 <text:s/>mV</text:p>
          </table:table-cell>
          <table:table-cell table:formula="of:=[.A211]/60000" office:value-type="float" office:value="7.01245" calcext:value-type="float">
            <text:p>7,01245</text:p>
          </table:table-cell>
          <table:table-cell table:formula="of:=0.2813*[.B211]+1.1082" office:value-type="float" office:value="4.601946" calcext:value-type="float">
            <text:p>4,601946</text:p>
          </table:table-cell>
          <table:table-cell table:style-name="ce1" table:formula="of:=SQRT(([.B211]*0.052)^2 + 0.037^2)" office:value-type="float" office:value="0.646898991806294" calcext:value-type="float">
            <text:p>0,6468989918</text:p>
          </table:table-cell>
          <table:table-cell table:number-columns-repeated="1018"/>
        </table:table-row>
        <table:table-row table:style-name="ro1">
          <table:table-cell office:value-type="float" office:value="422744" calcext:value-type="float">
            <text:p>42274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DC 012.51 <text:s/>mV</text:p>
          </table:table-cell>
          <table:table-cell table:formula="of:=[.A212]/60000" office:value-type="float" office:value="7.04573333333333" calcext:value-type="float">
            <text:p>7,0457333333</text:p>
          </table:table-cell>
          <table:table-cell table:formula="of:=0.2813*[.B212]+1.1082" office:value-type="float" office:value="4.627263" calcext:value-type="float">
            <text:p>4,627263</text:p>
          </table:table-cell>
          <table:table-cell table:style-name="ce1" table:formula="of:=SQRT(([.B212]*0.052)^2 + 0.037^2)" office:value-type="float" office:value="0.651571385498166" calcext:value-type="float">
            <text:p>0,6515713855</text:p>
          </table:table-cell>
          <table:table-cell table:number-columns-repeated="1018"/>
        </table:table-row>
        <table:table-row table:style-name="ro1">
          <table:table-cell office:value-type="float" office:value="424772" calcext:value-type="float">
            <text:p>424772</text:p>
          </table:table-cell>
          <table:table-cell office:value-type="float" office:value="12.46" calcext:value-type="float">
            <text:p>12,46</text:p>
          </table:table-cell>
          <table:table-cell office:value-type="string" calcext:value-type="string">
            <text:p>DC 012.46 <text:s/>mV</text:p>
          </table:table-cell>
          <table:table-cell table:formula="of:=[.A213]/60000" office:value-type="float" office:value="7.07953333333333" calcext:value-type="float">
            <text:p>7,0795333333</text:p>
          </table:table-cell>
          <table:table-cell table:formula="of:=0.2813*[.B213]+1.1082" office:value-type="float" office:value="4.613198" calcext:value-type="float">
            <text:p>4,613198</text:p>
          </table:table-cell>
          <table:table-cell table:style-name="ce1" table:formula="of:=SQRT(([.B213]*0.052)^2 + 0.037^2)" office:value-type="float" office:value="0.64897559769224" calcext:value-type="float">
            <text:p>0,6489755977</text:p>
          </table:table-cell>
          <table:table-cell table:number-columns-repeated="1018"/>
        </table:table-row>
        <table:table-row table:style-name="ro1">
          <table:table-cell office:value-type="float" office:value="426785" calcext:value-type="float">
            <text:p>426785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DC 012.48 <text:s/>mV</text:p>
          </table:table-cell>
          <table:table-cell table:formula="of:=[.A214]/60000" office:value-type="float" office:value="7.11308333333333" calcext:value-type="float">
            <text:p>7,1130833333</text:p>
          </table:table-cell>
          <table:table-cell table:formula="of:=0.2813*[.B214]+1.1082" office:value-type="float" office:value="4.618824" calcext:value-type="float">
            <text:p>4,618824</text:p>
          </table:table-cell>
          <table:table-cell table:style-name="ce1" table:formula="of:=SQRT(([.B214]*0.052)^2 + 0.037^2)" office:value-type="float" office:value="0.650013908774266" calcext:value-type="float">
            <text:p>0,6500139088</text:p>
          </table:table-cell>
          <table:table-cell table:number-columns-repeated="1018"/>
        </table:table-row>
        <table:table-row table:style-name="ro1">
          <table:table-cell office:value-type="float" office:value="428797" calcext:value-type="float">
            <text:p>428797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DC 012.50 <text:s/>mV</text:p>
          </table:table-cell>
          <table:table-cell table:formula="of:=[.A215]/60000" office:value-type="float" office:value="7.14661666666667" calcext:value-type="float">
            <text:p>7,1466166667</text:p>
          </table:table-cell>
          <table:table-cell table:formula="of:=0.2813*[.B215]+1.1082" office:value-type="float" office:value="4.62445" calcext:value-type="float">
            <text:p>4,62445</text:p>
          </table:table-cell>
          <table:table-cell table:style-name="ce1" table:formula="of:=SQRT(([.B215]*0.052)^2 + 0.037^2)" office:value-type="float" office:value="0.651052225247714" calcext:value-type="float">
            <text:p>0,6510522252</text:p>
          </table:table-cell>
          <table:table-cell table:number-columns-repeated="1018"/>
        </table:table-row>
        <table:table-row table:style-name="ro1">
          <table:table-cell office:value-type="float" office:value="430809" calcext:value-type="float">
            <text:p>430809</text:p>
          </table:table-cell>
          <table:table-cell office:value-type="float" office:value="12.46" calcext:value-type="float">
            <text:p>12,46</text:p>
          </table:table-cell>
          <table:table-cell office:value-type="string" calcext:value-type="string">
            <text:p>DC 012.46 <text:s/>mV</text:p>
          </table:table-cell>
          <table:table-cell table:formula="of:=[.A216]/60000" office:value-type="float" office:value="7.18015" calcext:value-type="float">
            <text:p>7,18015</text:p>
          </table:table-cell>
          <table:table-cell table:formula="of:=0.2813*[.B216]+1.1082" office:value-type="float" office:value="4.613198" calcext:value-type="float">
            <text:p>4,613198</text:p>
          </table:table-cell>
          <table:table-cell table:style-name="ce1" table:formula="of:=SQRT(([.B216]*0.052)^2 + 0.037^2)" office:value-type="float" office:value="0.64897559769224" calcext:value-type="float">
            <text:p>0,6489755977</text:p>
          </table:table-cell>
          <table:table-cell table:number-columns-repeated="1018"/>
        </table:table-row>
        <table:table-row table:style-name="ro1">
          <table:table-cell office:value-type="float" office:value="432822" calcext:value-type="float">
            <text:p>432822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DC 012.48 <text:s/>mV</text:p>
          </table:table-cell>
          <table:table-cell table:formula="of:=[.A217]/60000" office:value-type="float" office:value="7.2137" calcext:value-type="float">
            <text:p>7,2137</text:p>
          </table:table-cell>
          <table:table-cell table:formula="of:=0.2813*[.B217]+1.1082" office:value-type="float" office:value="4.618824" calcext:value-type="float">
            <text:p>4,618824</text:p>
          </table:table-cell>
          <table:table-cell table:style-name="ce1" table:formula="of:=SQRT(([.B217]*0.052)^2 + 0.037^2)" office:value-type="float" office:value="0.650013908774266" calcext:value-type="float">
            <text:p>0,6500139088</text:p>
          </table:table-cell>
          <table:table-cell table:number-columns-repeated="1018"/>
        </table:table-row>
        <table:table-row table:style-name="ro1">
          <table:table-cell office:value-type="float" office:value="434834" calcext:value-type="float">
            <text:p>434834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DC 012.48 <text:s/>mV</text:p>
          </table:table-cell>
          <table:table-cell table:formula="of:=[.A218]/60000" office:value-type="float" office:value="7.24723333333333" calcext:value-type="float">
            <text:p>7,2472333333</text:p>
          </table:table-cell>
          <table:table-cell table:formula="of:=0.2813*[.B218]+1.1082" office:value-type="float" office:value="4.618824" calcext:value-type="float">
            <text:p>4,618824</text:p>
          </table:table-cell>
          <table:table-cell table:style-name="ce1" table:formula="of:=SQRT(([.B218]*0.052)^2 + 0.037^2)" office:value-type="float" office:value="0.650013908774266" calcext:value-type="float">
            <text:p>0,6500139088</text:p>
          </table:table-cell>
          <table:table-cell table:number-columns-repeated="1018"/>
        </table:table-row>
        <table:table-row table:style-name="ro1">
          <table:table-cell office:value-type="float" office:value="436831" calcext:value-type="float">
            <text:p>436831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DC 012.45 <text:s/>mV</text:p>
          </table:table-cell>
          <table:table-cell table:formula="of:=[.A219]/60000" office:value-type="float" office:value="7.28051666666667" calcext:value-type="float">
            <text:p>7,2805166667</text:p>
          </table:table-cell>
          <table:table-cell table:formula="of:=0.2813*[.B219]+1.1082" office:value-type="float" office:value="4.610385" calcext:value-type="float">
            <text:p>4,610385</text:p>
          </table:table-cell>
          <table:table-cell table:style-name="ce1" table:formula="of:=SQRT(([.B219]*0.052)^2 + 0.037^2)" office:value-type="float" office:value="0.648456444181103" calcext:value-type="float">
            <text:p>0,6484564442</text:p>
          </table:table-cell>
          <table:table-cell table:number-columns-repeated="1018"/>
        </table:table-row>
        <table:table-row table:style-name="ro1">
          <table:table-cell office:value-type="float" office:value="438859" calcext:value-type="float">
            <text:p>438859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DC 012.47 <text:s/>mV</text:p>
          </table:table-cell>
          <table:table-cell table:formula="of:=[.A220]/60000" office:value-type="float" office:value="7.31431666666667" calcext:value-type="float">
            <text:p>7,3143166667</text:p>
          </table:table-cell>
          <table:table-cell table:formula="of:=0.2813*[.B220]+1.1082" office:value-type="float" office:value="4.616011" calcext:value-type="float">
            <text:p>4,616011</text:p>
          </table:table-cell>
          <table:table-cell table:style-name="ce1" table:formula="of:=SQRT(([.B220]*0.052)^2 + 0.037^2)" office:value-type="float" office:value="0.649494752557709" calcext:value-type="float">
            <text:p>0,6494947526</text:p>
          </table:table-cell>
          <table:table-cell table:number-columns-repeated="1018"/>
        </table:table-row>
        <table:table-row table:style-name="ro1">
          <table:table-cell office:value-type="float" office:value="440871" calcext:value-type="float">
            <text:p>440871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DC 012.43 <text:s/>mV</text:p>
          </table:table-cell>
          <table:table-cell table:formula="of:=[.A221]/60000" office:value-type="float" office:value="7.34785" calcext:value-type="float">
            <text:p>7,34785</text:p>
          </table:table-cell>
          <table:table-cell table:formula="of:=0.2813*[.B221]+1.1082" office:value-type="float" office:value="4.604759" calcext:value-type="float">
            <text:p>4,604759</text:p>
          </table:table-cell>
          <table:table-cell table:style-name="ce1" table:formula="of:=SQRT(([.B221]*0.052)^2 + 0.037^2)" office:value-type="float" office:value="0.647418141234859" calcext:value-type="float">
            <text:p>0,6474181412</text:p>
          </table:table-cell>
          <table:table-cell table:number-columns-repeated="1018"/>
        </table:table-row>
        <table:table-row table:style-name="ro1">
          <table:table-cell office:value-type="float" office:value="442884" calcext:value-type="float">
            <text:p>442884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DC 012.48 <text:s/>mV</text:p>
          </table:table-cell>
          <table:table-cell table:formula="of:=[.A222]/60000" office:value-type="float" office:value="7.3814" calcext:value-type="float">
            <text:p>7,3814</text:p>
          </table:table-cell>
          <table:table-cell table:formula="of:=0.2813*[.B222]+1.1082" office:value-type="float" office:value="4.618824" calcext:value-type="float">
            <text:p>4,618824</text:p>
          </table:table-cell>
          <table:table-cell table:style-name="ce1" table:formula="of:=SQRT(([.B222]*0.052)^2 + 0.037^2)" office:value-type="float" office:value="0.650013908774266" calcext:value-type="float">
            <text:p>0,6500139088</text:p>
          </table:table-cell>
          <table:table-cell table:number-columns-repeated="1018"/>
        </table:table-row>
        <table:table-row table:style-name="ro1">
          <table:table-cell office:value-type="float" office:value="444896" calcext:value-type="float">
            <text:p>444896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DC 012.47 <text:s/>mV</text:p>
          </table:table-cell>
          <table:table-cell table:formula="of:=[.A223]/60000" office:value-type="float" office:value="7.41493333333333" calcext:value-type="float">
            <text:p>7,4149333333</text:p>
          </table:table-cell>
          <table:table-cell table:formula="of:=0.2813*[.B223]+1.1082" office:value-type="float" office:value="4.616011" calcext:value-type="float">
            <text:p>4,616011</text:p>
          </table:table-cell>
          <table:table-cell table:style-name="ce1" table:formula="of:=SQRT(([.B223]*0.052)^2 + 0.037^2)" office:value-type="float" office:value="0.649494752557709" calcext:value-type="float">
            <text:p>0,6494947526</text:p>
          </table:table-cell>
          <table:table-cell table:number-columns-repeated="1018"/>
        </table:table-row>
        <table:table-row table:style-name="ro1">
          <table:table-cell office:value-type="float" office:value="446909" calcext:value-type="float">
            <text:p>446909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DC 012.45 <text:s/>mV</text:p>
          </table:table-cell>
          <table:table-cell table:formula="of:=[.A224]/60000" office:value-type="float" office:value="7.44848333333333" calcext:value-type="float">
            <text:p>7,4484833333</text:p>
          </table:table-cell>
          <table:table-cell table:formula="of:=0.2813*[.B224]+1.1082" office:value-type="float" office:value="4.610385" calcext:value-type="float">
            <text:p>4,610385</text:p>
          </table:table-cell>
          <table:table-cell table:style-name="ce1" table:formula="of:=SQRT(([.B224]*0.052)^2 + 0.037^2)" office:value-type="float" office:value="0.648456444181103" calcext:value-type="float">
            <text:p>0,6484564442</text:p>
          </table:table-cell>
          <table:table-cell table:number-columns-repeated="1018"/>
        </table:table-row>
        <table:table-row table:style-name="ro1">
          <table:table-cell office:value-type="float" office:value="448921" calcext:value-type="float">
            <text:p>448921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DC 012.42 <text:s/>mV</text:p>
          </table:table-cell>
          <table:table-cell table:formula="of:=[.A225]/60000" office:value-type="float" office:value="7.48201666666667" calcext:value-type="float">
            <text:p>7,4820166667</text:p>
          </table:table-cell>
          <table:table-cell table:formula="of:=0.2813*[.B225]+1.1082" office:value-type="float" office:value="4.601946" calcext:value-type="float">
            <text:p>4,601946</text:p>
          </table:table-cell>
          <table:table-cell table:style-name="ce1" table:formula="of:=SQRT(([.B225]*0.052)^2 + 0.037^2)" office:value-type="float" office:value="0.646898991806294" calcext:value-type="float">
            <text:p>0,6468989918</text:p>
          </table:table-cell>
          <table:table-cell table:number-columns-repeated="1018"/>
        </table:table-row>
        <table:table-row table:style-name="ro1">
          <table:table-cell office:value-type="float" office:value="450918" calcext:value-type="float">
            <text:p>450918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DC 012.38 <text:s/>mV</text:p>
          </table:table-cell>
          <table:table-cell table:formula="of:=[.A226]/60000" office:value-type="float" office:value="7.5153" calcext:value-type="float">
            <text:p>7,5153</text:p>
          </table:table-cell>
          <table:table-cell table:formula="of:=0.2813*[.B226]+1.1082" office:value-type="float" office:value="4.590694" calcext:value-type="float">
            <text:p>4,590694</text:p>
          </table:table-cell>
          <table:table-cell table:style-name="ce1" table:formula="of:=SQRT(([.B226]*0.052)^2 + 0.037^2)" office:value-type="float" office:value="0.644822407799233" calcext:value-type="float">
            <text:p>0,6448224078</text:p>
          </table:table-cell>
          <table:table-cell table:number-columns-repeated="1018"/>
        </table:table-row>
        <table:table-row table:style-name="ro1">
          <table:table-cell office:value-type="float" office:value="452946" calcext:value-type="float">
            <text:p>452946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DC 012.38 <text:s/>mV</text:p>
          </table:table-cell>
          <table:table-cell table:formula="of:=[.A227]/60000" office:value-type="float" office:value="7.5491" calcext:value-type="float">
            <text:p>7,5491</text:p>
          </table:table-cell>
          <table:table-cell table:formula="of:=0.2813*[.B227]+1.1082" office:value-type="float" office:value="4.590694" calcext:value-type="float">
            <text:p>4,590694</text:p>
          </table:table-cell>
          <table:table-cell table:style-name="ce1" table:formula="of:=SQRT(([.B227]*0.052)^2 + 0.037^2)" office:value-type="float" office:value="0.644822407799233" calcext:value-type="float">
            <text:p>0,6448224078</text:p>
          </table:table-cell>
          <table:table-cell table:number-columns-repeated="1018"/>
        </table:table-row>
        <table:table-row table:style-name="ro1">
          <table:table-cell office:value-type="float" office:value="454958" calcext:value-type="float">
            <text:p>454958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DC 012.39 <text:s/>mV</text:p>
          </table:table-cell>
          <table:table-cell table:formula="of:=[.A228]/60000" office:value-type="float" office:value="7.58263333333333" calcext:value-type="float">
            <text:p>7,5826333333</text:p>
          </table:table-cell>
          <table:table-cell table:formula="of:=0.2813*[.B228]+1.1082" office:value-type="float" office:value="4.593507" calcext:value-type="float">
            <text:p>4,593507</text:p>
          </table:table-cell>
          <table:table-cell table:style-name="ce1" table:formula="of:=SQRT(([.B228]*0.052)^2 + 0.037^2)" office:value-type="float" office:value="0.645341551738302" calcext:value-type="float">
            <text:p>0,6453415517</text:p>
          </table:table-cell>
          <table:table-cell table:number-columns-repeated="1018"/>
        </table:table-row>
        <table:table-row table:style-name="ro1">
          <table:table-cell office:value-type="float" office:value="456971" calcext:value-type="float">
            <text:p>456971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DC 012.33 <text:s/>mV</text:p>
          </table:table-cell>
          <table:table-cell table:formula="of:=[.A229]/60000" office:value-type="float" office:value="7.61618333333333" calcext:value-type="float">
            <text:p>7,6161833333</text:p>
          </table:table-cell>
          <table:table-cell table:formula="of:=0.2813*[.B229]+1.1082" office:value-type="float" office:value="4.576629" calcext:value-type="float">
            <text:p>4,576629</text:p>
          </table:table-cell>
          <table:table-cell table:style-name="ce1" table:formula="of:=SQRT(([.B229]*0.052)^2 + 0.037^2)" office:value-type="float" office:value="0.642226708880906" calcext:value-type="float">
            <text:p>0,6422267089</text:p>
          </table:table-cell>
          <table:table-cell table:number-columns-repeated="1018"/>
        </table:table-row>
        <table:table-row table:style-name="ro1">
          <table:table-cell office:value-type="float" office:value="458983" calcext:value-type="float">
            <text:p>458983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DC 012.38 <text:s/>mV</text:p>
          </table:table-cell>
          <table:table-cell table:formula="of:=[.A230]/60000" office:value-type="float" office:value="7.64971666666667" calcext:value-type="float">
            <text:p>7,6497166667</text:p>
          </table:table-cell>
          <table:table-cell table:formula="of:=0.2813*[.B230]+1.1082" office:value-type="float" office:value="4.590694" calcext:value-type="float">
            <text:p>4,590694</text:p>
          </table:table-cell>
          <table:table-cell table:style-name="ce1" table:formula="of:=SQRT(([.B230]*0.052)^2 + 0.037^2)" office:value-type="float" office:value="0.644822407799233" calcext:value-type="float">
            <text:p>0,6448224078</text:p>
          </table:table-cell>
          <table:table-cell table:number-columns-repeated="1018"/>
        </table:table-row>
        <table:table-row table:style-name="ro1">
          <table:table-cell office:value-type="float" office:value="460995" calcext:value-type="float">
            <text:p>460995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DC 012.39 <text:s/>mV</text:p>
          </table:table-cell>
          <table:table-cell table:formula="of:=[.A231]/60000" office:value-type="float" office:value="7.68325" calcext:value-type="float">
            <text:p>7,68325</text:p>
          </table:table-cell>
          <table:table-cell table:formula="of:=0.2813*[.B231]+1.1082" office:value-type="float" office:value="4.593507" calcext:value-type="float">
            <text:p>4,593507</text:p>
          </table:table-cell>
          <table:table-cell table:style-name="ce1" table:formula="of:=SQRT(([.B231]*0.052)^2 + 0.037^2)" office:value-type="float" office:value="0.645341551738302" calcext:value-type="float">
            <text:p>0,6453415517</text:p>
          </table:table-cell>
          <table:table-cell table:number-columns-repeated="1018"/>
        </table:table-row>
        <table:table-row table:style-name="ro1">
          <table:table-cell office:value-type="float" office:value="463008" calcext:value-type="float">
            <text:p>463008</text:p>
          </table:table-cell>
          <table:table-cell office:value-type="float" office:value="12.34" calcext:value-type="float">
            <text:p>12,34</text:p>
          </table:table-cell>
          <table:table-cell office:value-type="string" calcext:value-type="string">
            <text:p>DC 012.34 <text:s/>mV</text:p>
          </table:table-cell>
          <table:table-cell table:formula="of:=[.A232]/60000" office:value-type="float" office:value="7.7168" calcext:value-type="float">
            <text:p>7,7168</text:p>
          </table:table-cell>
          <table:table-cell table:formula="of:=0.2813*[.B232]+1.1082" office:value-type="float" office:value="4.579442" calcext:value-type="float">
            <text:p>4,579442</text:p>
          </table:table-cell>
          <table:table-cell table:style-name="ce1" table:formula="of:=SQRT(([.B232]*0.052)^2 + 0.037^2)" office:value-type="float" office:value="0.642745845883114" calcext:value-type="float">
            <text:p>0,6427458459</text:p>
          </table:table-cell>
          <table:table-cell table:number-columns-repeated="1018"/>
        </table:table-row>
        <table:table-row table:style-name="ro1">
          <table:table-cell office:value-type="float" office:value="465005" calcext:value-type="float">
            <text:p>465005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DC 012.37 <text:s/>mV</text:p>
          </table:table-cell>
          <table:table-cell table:formula="of:=[.A233]/60000" office:value-type="float" office:value="7.75008333333333" calcext:value-type="float">
            <text:p>7,7500833333</text:p>
          </table:table-cell>
          <table:table-cell table:formula="of:=0.2813*[.B233]+1.1082" office:value-type="float" office:value="4.587881" calcext:value-type="float">
            <text:p>4,587881</text:p>
          </table:table-cell>
          <table:table-cell table:style-name="ce1" table:formula="of:=SQRT(([.B233]*0.052)^2 + 0.037^2)" office:value-type="float" office:value="0.644303265240834" calcext:value-type="float">
            <text:p>0,6443032652</text:p>
          </table:table-cell>
          <table:table-cell table:number-columns-repeated="1018"/>
        </table:table-row>
        <table:table-row table:style-name="ro1">
          <table:table-cell office:value-type="float" office:value="467033" calcext:value-type="float">
            <text:p>467033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DC 012.37 <text:s/>mV</text:p>
          </table:table-cell>
          <table:table-cell table:formula="of:=[.A234]/60000" office:value-type="float" office:value="7.78388333333333" calcext:value-type="float">
            <text:p>7,7838833333</text:p>
          </table:table-cell>
          <table:table-cell table:formula="of:=0.2813*[.B234]+1.1082" office:value-type="float" office:value="4.587881" calcext:value-type="float">
            <text:p>4,587881</text:p>
          </table:table-cell>
          <table:table-cell table:style-name="ce1" table:formula="of:=SQRT(([.B234]*0.052)^2 + 0.037^2)" office:value-type="float" office:value="0.644303265240834" calcext:value-type="float">
            <text:p>0,6443032652</text:p>
          </table:table-cell>
          <table:table-cell table:number-columns-repeated="1018"/>
        </table:table-row>
        <table:table-row table:style-name="ro1">
          <table:table-cell office:value-type="float" office:value="469045" calcext:value-type="float">
            <text:p>469045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DC 012.44 <text:s/>mV</text:p>
          </table:table-cell>
          <table:table-cell table:formula="of:=[.A235]/60000" office:value-type="float" office:value="7.81741666666667" calcext:value-type="float">
            <text:p>7,8174166667</text:p>
          </table:table-cell>
          <table:table-cell table:formula="of:=0.2813*[.B235]+1.1082" office:value-type="float" office:value="4.607572" calcext:value-type="float">
            <text:p>4,607572</text:p>
          </table:table-cell>
          <table:table-cell table:style-name="ce1" table:formula="of:=SQRT(([.B235]*0.052)^2 + 0.037^2)" office:value-type="float" office:value="0.647937292027554" calcext:value-type="float">
            <text:p>0,647937292</text:p>
          </table:table-cell>
          <table:table-cell table:number-columns-repeated="1018"/>
        </table:table-row>
        <table:table-row table:style-name="ro1">
          <table:table-cell office:value-type="float" office:value="471042" calcext:value-type="float">
            <text:p>47104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DC 012.38 <text:s/>mV</text:p>
          </table:table-cell>
          <table:table-cell table:formula="of:=[.A236]/60000" office:value-type="float" office:value="7.8507" calcext:value-type="float">
            <text:p>7,8507</text:p>
          </table:table-cell>
          <table:table-cell table:formula="of:=0.2813*[.B236]+1.1082" office:value-type="float" office:value="4.590694" calcext:value-type="float">
            <text:p>4,590694</text:p>
          </table:table-cell>
          <table:table-cell table:style-name="ce1" table:formula="of:=SQRT(([.B236]*0.052)^2 + 0.037^2)" office:value-type="float" office:value="0.644822407799233" calcext:value-type="float">
            <text:p>0,6448224078</text:p>
          </table:table-cell>
          <table:table-cell table:number-columns-repeated="1018"/>
        </table:table-row>
        <table:table-row table:style-name="ro1">
          <table:table-cell office:value-type="float" office:value="473070" calcext:value-type="float">
            <text:p>47307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DC 012.37 <text:s/>mV</text:p>
          </table:table-cell>
          <table:table-cell table:formula="of:=[.A237]/60000" office:value-type="float" office:value="7.8845" calcext:value-type="float">
            <text:p>7,8845</text:p>
          </table:table-cell>
          <table:table-cell table:formula="of:=0.2813*[.B237]+1.1082" office:value-type="float" office:value="4.587881" calcext:value-type="float">
            <text:p>4,587881</text:p>
          </table:table-cell>
          <table:table-cell table:style-name="ce1" table:formula="of:=SQRT(([.B237]*0.052)^2 + 0.037^2)" office:value-type="float" office:value="0.644303265240834" calcext:value-type="float">
            <text:p>0,6443032652</text:p>
          </table:table-cell>
          <table:table-cell table:number-columns-repeated="1018"/>
        </table:table-row>
        <table:table-row table:style-name="ro1">
          <table:table-cell office:value-type="float" office:value="475082" calcext:value-type="float">
            <text:p>475082</text:p>
          </table:table-cell>
          <table:table-cell office:value-type="float" office:value="12.34" calcext:value-type="float">
            <text:p>12,34</text:p>
          </table:table-cell>
          <table:table-cell office:value-type="string" calcext:value-type="string">
            <text:p>DC 012.34 <text:s/>mV</text:p>
          </table:table-cell>
          <table:table-cell table:formula="of:=[.A238]/60000" office:value-type="float" office:value="7.91803333333333" calcext:value-type="float">
            <text:p>7,9180333333</text:p>
          </table:table-cell>
          <table:table-cell table:formula="of:=0.2813*[.B238]+1.1082" office:value-type="float" office:value="4.579442" calcext:value-type="float">
            <text:p>4,579442</text:p>
          </table:table-cell>
          <table:table-cell table:style-name="ce1" table:formula="of:=SQRT(([.B238]*0.052)^2 + 0.037^2)" office:value-type="float" office:value="0.642745845883114" calcext:value-type="float">
            <text:p>0,6427458459</text:p>
          </table:table-cell>
          <table:table-cell table:number-columns-repeated="1018"/>
        </table:table-row>
        <table:table-row table:style-name="ro1">
          <table:table-cell office:value-type="float" office:value="477095" calcext:value-type="float">
            <text:p>477095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DC 012.31 <text:s/>mV</text:p>
          </table:table-cell>
          <table:table-cell table:formula="of:=[.A239]/60000" office:value-type="float" office:value="7.95158333333333" calcext:value-type="float">
            <text:p>7,9515833333</text:p>
          </table:table-cell>
          <table:table-cell table:formula="of:=0.2813*[.B239]+1.1082" office:value-type="float" office:value="4.571003" calcext:value-type="float">
            <text:p>4,571003</text:p>
          </table:table-cell>
          <table:table-cell table:style-name="ce1" table:formula="of:=SQRT(([.B239]*0.052)^2 + 0.037^2)" office:value-type="float" office:value="0.641188439072322" calcext:value-type="float">
            <text:p>0,6411884391</text:p>
          </table:table-cell>
          <table:table-cell table:number-columns-repeated="1018"/>
        </table:table-row>
        <table:table-row table:style-name="ro1">
          <table:table-cell office:value-type="float" office:value="479107" calcext:value-type="float">
            <text:p>479107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DC 012.39 <text:s/>mV</text:p>
          </table:table-cell>
          <table:table-cell table:formula="of:=[.A240]/60000" office:value-type="float" office:value="7.98511666666667" calcext:value-type="float">
            <text:p>7,9851166667</text:p>
          </table:table-cell>
          <table:table-cell table:formula="of:=0.2813*[.B240]+1.1082" office:value-type="float" office:value="4.593507" calcext:value-type="float">
            <text:p>4,593507</text:p>
          </table:table-cell>
          <table:table-cell table:style-name="ce1" table:formula="of:=SQRT(([.B240]*0.052)^2 + 0.037^2)" office:value-type="float" office:value="0.645341551738302" calcext:value-type="float">
            <text:p>0,6453415517</text:p>
          </table:table-cell>
          <table:table-cell table:number-columns-repeated="1018"/>
        </table:table-row>
        <table:table-row table:style-name="ro1">
          <table:table-cell office:value-type="float" office:value="481119" calcext:value-type="float">
            <text:p>481119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DC 012.38 <text:s/>mV</text:p>
          </table:table-cell>
          <table:table-cell table:formula="of:=[.A241]/60000" office:value-type="float" office:value="8.01865" calcext:value-type="float">
            <text:p>8,01865</text:p>
          </table:table-cell>
          <table:table-cell table:formula="of:=0.2813*[.B241]+1.1082" office:value-type="float" office:value="4.590694" calcext:value-type="float">
            <text:p>4,590694</text:p>
          </table:table-cell>
          <table:table-cell table:style-name="ce1" table:formula="of:=SQRT(([.B241]*0.052)^2 + 0.037^2)" office:value-type="float" office:value="0.644822407799233" calcext:value-type="float">
            <text:p>0,6448224078</text:p>
          </table:table-cell>
          <table:table-cell table:number-columns-repeated="1018"/>
        </table:table-row>
        <table:table-row table:style-name="ro1">
          <table:table-cell office:value-type="float" office:value="483132" calcext:value-type="float">
            <text:p>483132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DC 012.31 <text:s/>mV</text:p>
          </table:table-cell>
          <table:table-cell table:formula="of:=[.A242]/60000" office:value-type="float" office:value="8.0522" calcext:value-type="float">
            <text:p>8,0522</text:p>
          </table:table-cell>
          <table:table-cell table:formula="of:=0.2813*[.B242]+1.1082" office:value-type="float" office:value="4.571003" calcext:value-type="float">
            <text:p>4,571003</text:p>
          </table:table-cell>
          <table:table-cell table:style-name="ce1" table:formula="of:=SQRT(([.B242]*0.052)^2 + 0.037^2)" office:value-type="float" office:value="0.641188439072322" calcext:value-type="float">
            <text:p>0,6411884391</text:p>
          </table:table-cell>
          <table:table-cell table:number-columns-repeated="1018"/>
        </table:table-row>
        <table:table-row table:style-name="ro1">
          <table:table-cell office:value-type="float" office:value="485129" calcext:value-type="float">
            <text:p>485129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DC 012.30 <text:s/>mV</text:p>
          </table:table-cell>
          <table:table-cell table:formula="of:=[.A243]/60000" office:value-type="float" office:value="8.08548333333333" calcext:value-type="float">
            <text:p>8,0854833333</text:p>
          </table:table-cell>
          <table:table-cell table:formula="of:=0.2813*[.B243]+1.1082" office:value-type="float" office:value="4.56819" calcext:value-type="float">
            <text:p>4,56819</text:p>
          </table:table-cell>
          <table:table-cell table:style-name="ce1" table:formula="of:=SQRT(([.B243]*0.052)^2 + 0.037^2)" office:value-type="float" office:value="0.640669306272745" calcext:value-type="float">
            <text:p>0,6406693063</text:p>
          </table:table-cell>
          <table:table-cell table:number-columns-repeated="1018"/>
        </table:table-row>
        <table:table-row table:style-name="ro1">
          <table:table-cell office:value-type="float" office:value="487157" calcext:value-type="float">
            <text:p>487157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DC 012.38 <text:s/>mV</text:p>
          </table:table-cell>
          <table:table-cell table:formula="of:=[.A244]/60000" office:value-type="float" office:value="8.11928333333333" calcext:value-type="float">
            <text:p>8,1192833333</text:p>
          </table:table-cell>
          <table:table-cell table:formula="of:=0.2813*[.B244]+1.1082" office:value-type="float" office:value="4.590694" calcext:value-type="float">
            <text:p>4,590694</text:p>
          </table:table-cell>
          <table:table-cell table:style-name="ce1" table:formula="of:=SQRT(([.B244]*0.052)^2 + 0.037^2)" office:value-type="float" office:value="0.644822407799233" calcext:value-type="float">
            <text:p>0,6448224078</text:p>
          </table:table-cell>
          <table:table-cell table:number-columns-repeated="1018"/>
        </table:table-row>
        <table:table-row table:style-name="ro1">
          <table:table-cell office:value-type="float" office:value="489169" calcext:value-type="float">
            <text:p>489169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DC 012.31 <text:s/>mV</text:p>
          </table:table-cell>
          <table:table-cell table:formula="of:=[.A245]/60000" office:value-type="float" office:value="8.15281666666667" calcext:value-type="float">
            <text:p>8,1528166667</text:p>
          </table:table-cell>
          <table:table-cell table:formula="of:=0.2813*[.B245]+1.1082" office:value-type="float" office:value="4.571003" calcext:value-type="float">
            <text:p>4,571003</text:p>
          </table:table-cell>
          <table:table-cell table:style-name="ce1" table:formula="of:=SQRT(([.B245]*0.052)^2 + 0.037^2)" office:value-type="float" office:value="0.641188439072322" calcext:value-type="float">
            <text:p>0,6411884391</text:p>
          </table:table-cell>
          <table:table-cell table:number-columns-repeated="1018"/>
        </table:table-row>
        <table:table-row table:style-name="ro1">
          <table:table-cell office:value-type="float" office:value="491173" calcext:value-type="float">
            <text:p>49117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DC 012.33 <text:s/>mV</text:p>
          </table:table-cell>
          <table:table-cell table:formula="of:=[.A246]/60000" office:value-type="float" office:value="8.18621666666667" calcext:value-type="float">
            <text:p>8,1862166667</text:p>
          </table:table-cell>
          <table:table-cell table:formula="of:=0.2813*[.B246]+1.1082" office:value-type="float" office:value="4.576629" calcext:value-type="float">
            <text:p>4,576629</text:p>
          </table:table-cell>
          <table:table-cell table:style-name="ce1" table:formula="of:=SQRT(([.B246]*0.052)^2 + 0.037^2)" office:value-type="float" office:value="0.642226708880906" calcext:value-type="float">
            <text:p>0,6422267089</text:p>
          </table:table-cell>
          <table:table-cell table:number-columns-repeated="1018"/>
        </table:table-row>
        <table:table-row table:style-name="ro1">
          <table:table-cell office:value-type="float" office:value="493201" calcext:value-type="float">
            <text:p>493201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DC 012.36 <text:s/>mV</text:p>
          </table:table-cell>
          <table:table-cell table:formula="of:=[.A247]/60000" office:value-type="float" office:value="8.22001666666667" calcext:value-type="float">
            <text:p>8,2200166667</text:p>
          </table:table-cell>
          <table:table-cell table:formula="of:=0.2813*[.B247]+1.1082" office:value-type="float" office:value="4.585068" calcext:value-type="float">
            <text:p>4,585068</text:p>
          </table:table-cell>
          <table:table-cell table:style-name="ce1" table:formula="of:=SQRT(([.B247]*0.052)^2 + 0.037^2)" office:value-type="float" office:value="0.643784124066445" calcext:value-type="float">
            <text:p>0,6437841241</text:p>
          </table:table-cell>
          <table:table-cell table:number-columns-repeated="1018"/>
        </table:table-row>
        <table:table-row table:style-name="ro1">
          <table:table-cell office:value-type="float" office:value="495195" calcext:value-type="float">
            <text:p>495195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DC 012.39 <text:s/>mV</text:p>
          </table:table-cell>
          <table:table-cell table:formula="of:=[.A248]/60000" office:value-type="float" office:value="8.25325" calcext:value-type="float">
            <text:p>8,25325</text:p>
          </table:table-cell>
          <table:table-cell table:formula="of:=0.2813*[.B248]+1.1082" office:value-type="float" office:value="4.593507" calcext:value-type="float">
            <text:p>4,593507</text:p>
          </table:table-cell>
          <table:table-cell table:style-name="ce1" table:formula="of:=SQRT(([.B248]*0.052)^2 + 0.037^2)" office:value-type="float" office:value="0.645341551738302" calcext:value-type="float">
            <text:p>0,6453415517</text:p>
          </table:table-cell>
          <table:table-cell table:number-columns-repeated="1018"/>
        </table:table-row>
        <table:table-row table:style-name="ro1">
          <table:table-cell office:value-type="float" office:value="497207" calcext:value-type="float">
            <text:p>497207</text:p>
          </table:table-cell>
          <table:table-cell office:value-type="float" office:value="12.28" calcext:value-type="float">
            <text:p>12,28</text:p>
          </table:table-cell>
          <table:table-cell office:value-type="string" calcext:value-type="string">
            <text:p>DC 012.28 <text:s/>mV</text:p>
          </table:table-cell>
          <table:table-cell table:formula="of:=[.A249]/60000" office:value-type="float" office:value="8.28678333333333" calcext:value-type="float">
            <text:p>8,2867833333</text:p>
          </table:table-cell>
          <table:table-cell table:formula="of:=0.2813*[.B249]+1.1082" office:value-type="float" office:value="4.562564" calcext:value-type="float">
            <text:p>4,562564</text:p>
          </table:table-cell>
          <table:table-cell table:style-name="ce1" table:formula="of:=SQRT(([.B249]*0.052)^2 + 0.037^2)" office:value-type="float" office:value="0.639631044900105" calcext:value-type="float">
            <text:p>0,6396310449</text:p>
          </table:table-cell>
          <table:table-cell table:number-columns-repeated="1018"/>
        </table:table-row>
        <table:table-row table:style-name="ro1">
          <table:table-cell office:value-type="float" office:value="499204" calcext:value-type="float">
            <text:p>499204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250]/60000" office:value-type="float" office:value="8.32006666666667" calcext:value-type="float">
            <text:p>8,3200666667</text:p>
          </table:table-cell>
          <table:table-cell table:formula="of:=0.2813*[.B250]+1.1082" office:value-type="float" office:value="4.554125" calcext:value-type="float">
            <text:p>4,554125</text:p>
          </table:table-cell>
          <table:table-cell table:style-name="ce1" table:formula="of:=SQRT(([.B250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501232" calcext:value-type="float">
            <text:p>501232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DC 012.29 <text:s/>mV</text:p>
          </table:table-cell>
          <table:table-cell table:formula="of:=[.A251]/60000" office:value-type="float" office:value="8.35386666666667" calcext:value-type="float">
            <text:p>8,3538666667</text:p>
          </table:table-cell>
          <table:table-cell table:formula="of:=0.2813*[.B251]+1.1082" office:value-type="float" office:value="4.565377" calcext:value-type="float">
            <text:p>4,565377</text:p>
          </table:table-cell>
          <table:table-cell table:style-name="ce1" table:formula="of:=SQRT(([.B251]*0.052)^2 + 0.037^2)" office:value-type="float" office:value="0.640150174880863" calcext:value-type="float">
            <text:p>0,6401501749</text:p>
          </table:table-cell>
          <table:table-cell table:number-columns-repeated="1018"/>
        </table:table-row>
        <table:table-row table:style-name="ro1">
          <table:table-cell office:value-type="float" office:value="503260" calcext:value-type="float">
            <text:p>503260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DC 012.26 <text:s/>mV</text:p>
          </table:table-cell>
          <table:table-cell table:formula="of:=[.A252]/60000" office:value-type="float" office:value="8.38766666666667" calcext:value-type="float">
            <text:p>8,3876666667</text:p>
          </table:table-cell>
          <table:table-cell table:formula="of:=0.2813*[.B252]+1.1082" office:value-type="float" office:value="4.556938" calcext:value-type="float">
            <text:p>4,556938</text:p>
          </table:table-cell>
          <table:table-cell table:style-name="ce1" table:formula="of:=SQRT(([.B252]*0.052)^2 + 0.037^2)" office:value-type="float" office:value="0.638592789185722" calcext:value-type="float">
            <text:p>0,6385927892</text:p>
          </table:table-cell>
          <table:table-cell table:number-columns-repeated="1018"/>
        </table:table-row>
        <table:table-row table:style-name="ro1">
          <table:table-cell office:value-type="float" office:value="505257" calcext:value-type="float">
            <text:p>505257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DC 012.30 <text:s/>mV</text:p>
          </table:table-cell>
          <table:table-cell table:formula="of:=[.A253]/60000" office:value-type="float" office:value="8.42095" calcext:value-type="float">
            <text:p>8,42095</text:p>
          </table:table-cell>
          <table:table-cell table:formula="of:=0.2813*[.B253]+1.1082" office:value-type="float" office:value="4.56819" calcext:value-type="float">
            <text:p>4,56819</text:p>
          </table:table-cell>
          <table:table-cell table:style-name="ce1" table:formula="of:=SQRT(([.B253]*0.052)^2 + 0.037^2)" office:value-type="float" office:value="0.640669306272745" calcext:value-type="float">
            <text:p>0,6406693063</text:p>
          </table:table-cell>
          <table:table-cell table:number-columns-repeated="1018"/>
        </table:table-row>
        <table:table-row table:style-name="ro1">
          <table:table-cell office:value-type="float" office:value="507269" calcext:value-type="float">
            <text:p>507269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DC 012.29 <text:s/>mV</text:p>
          </table:table-cell>
          <table:table-cell table:formula="of:=[.A254]/60000" office:value-type="float" office:value="8.45448333333333" calcext:value-type="float">
            <text:p>8,4544833333</text:p>
          </table:table-cell>
          <table:table-cell table:formula="of:=0.2813*[.B254]+1.1082" office:value-type="float" office:value="4.565377" calcext:value-type="float">
            <text:p>4,565377</text:p>
          </table:table-cell>
          <table:table-cell table:style-name="ce1" table:formula="of:=SQRT(([.B254]*0.052)^2 + 0.037^2)" office:value-type="float" office:value="0.640150174880863" calcext:value-type="float">
            <text:p>0,6401501749</text:p>
          </table:table-cell>
          <table:table-cell table:number-columns-repeated="1018"/>
        </table:table-row>
        <table:table-row table:style-name="ro1">
          <table:table-cell office:value-type="float" office:value="509282" calcext:value-type="float">
            <text:p>509282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DC 012.26 <text:s/>mV</text:p>
          </table:table-cell>
          <table:table-cell table:formula="of:=[.A255]/60000" office:value-type="float" office:value="8.48803333333333" calcext:value-type="float">
            <text:p>8,4880333333</text:p>
          </table:table-cell>
          <table:table-cell table:formula="of:=0.2813*[.B255]+1.1082" office:value-type="float" office:value="4.556938" calcext:value-type="float">
            <text:p>4,556938</text:p>
          </table:table-cell>
          <table:table-cell table:style-name="ce1" table:formula="of:=SQRT(([.B255]*0.052)^2 + 0.037^2)" office:value-type="float" office:value="0.638592789185722" calcext:value-type="float">
            <text:p>0,6385927892</text:p>
          </table:table-cell>
          <table:table-cell table:number-columns-repeated="1018"/>
        </table:table-row>
        <table:table-row table:style-name="ro1">
          <table:table-cell office:value-type="float" office:value="511294" calcext:value-type="float">
            <text:p>511294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DC 012.26 <text:s/>mV</text:p>
          </table:table-cell>
          <table:table-cell table:formula="of:=[.A256]/60000" office:value-type="float" office:value="8.52156666666667" calcext:value-type="float">
            <text:p>8,5215666667</text:p>
          </table:table-cell>
          <table:table-cell table:formula="of:=0.2813*[.B256]+1.1082" office:value-type="float" office:value="4.556938" calcext:value-type="float">
            <text:p>4,556938</text:p>
          </table:table-cell>
          <table:table-cell table:style-name="ce1" table:formula="of:=SQRT(([.B256]*0.052)^2 + 0.037^2)" office:value-type="float" office:value="0.638592789185722" calcext:value-type="float">
            <text:p>0,6385927892</text:p>
          </table:table-cell>
          <table:table-cell table:number-columns-repeated="1018"/>
        </table:table-row>
        <table:table-row table:style-name="ro1">
          <table:table-cell office:value-type="float" office:value="513291" calcext:value-type="float">
            <text:p>513291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DC 012.30 <text:s/>mV</text:p>
          </table:table-cell>
          <table:table-cell table:formula="of:=[.A257]/60000" office:value-type="float" office:value="8.55485" calcext:value-type="float">
            <text:p>8,55485</text:p>
          </table:table-cell>
          <table:table-cell table:formula="of:=0.2813*[.B257]+1.1082" office:value-type="float" office:value="4.56819" calcext:value-type="float">
            <text:p>4,56819</text:p>
          </table:table-cell>
          <table:table-cell table:style-name="ce1" table:formula="of:=SQRT(([.B257]*0.052)^2 + 0.037^2)" office:value-type="float" office:value="0.640669306272745" calcext:value-type="float">
            <text:p>0,6406693063</text:p>
          </table:table-cell>
          <table:table-cell table:number-columns-repeated="1018"/>
        </table:table-row>
        <table:table-row table:style-name="ro1">
          <table:table-cell office:value-type="float" office:value="515319" calcext:value-type="float">
            <text:p>515319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258]/60000" office:value-type="float" office:value="8.58865" calcext:value-type="float">
            <text:p>8,58865</text:p>
          </table:table-cell>
          <table:table-cell table:formula="of:=0.2813*[.B258]+1.1082" office:value-type="float" office:value="4.554125" calcext:value-type="float">
            <text:p>4,554125</text:p>
          </table:table-cell>
          <table:table-cell table:style-name="ce1" table:formula="of:=SQRT(([.B258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517331" calcext:value-type="float">
            <text:p>517331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DC 012.20 <text:s/>mV</text:p>
          </table:table-cell>
          <table:table-cell table:formula="of:=[.A259]/60000" office:value-type="float" office:value="8.62218333333333" calcext:value-type="float">
            <text:p>8,6221833333</text:p>
          </table:table-cell>
          <table:table-cell table:formula="of:=0.2813*[.B259]+1.1082" office:value-type="float" office:value="4.54006" calcext:value-type="float">
            <text:p>4,54006</text:p>
          </table:table-cell>
          <table:table-cell table:style-name="ce1" table:formula="of:=SQRT(([.B259]*0.052)^2 + 0.037^2)" office:value-type="float" office:value="0.635478056269451" calcext:value-type="float">
            <text:p>0,6354780563</text:p>
          </table:table-cell>
          <table:table-cell table:number-columns-repeated="1018"/>
        </table:table-row>
        <table:table-row table:style-name="ro1">
          <table:table-cell office:value-type="float" office:value="519406" calcext:value-type="float">
            <text:p>519406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260]/60000" office:value-type="float" office:value="8.65676666666667" calcext:value-type="float">
            <text:p>8,6567666667</text:p>
          </table:table-cell>
          <table:table-cell table:formula="of:=0.2813*[.B260]+1.1082" office:value-type="float" office:value="4.554125" calcext:value-type="float">
            <text:p>4,554125</text:p>
          </table:table-cell>
          <table:table-cell table:style-name="ce1" table:formula="of:=SQRT(([.B260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521403" calcext:value-type="float">
            <text:p>521403</text:p>
          </table:table-cell>
          <table:table-cell office:value-type="float" office:value="12.21" calcext:value-type="float">
            <text:p>12,21</text:p>
          </table:table-cell>
          <table:table-cell office:value-type="string" calcext:value-type="string">
            <text:p>DC 012.21 <text:s/>mV</text:p>
          </table:table-cell>
          <table:table-cell table:formula="of:=[.A261]/60000" office:value-type="float" office:value="8.69005" calcext:value-type="float">
            <text:p>8,69005</text:p>
          </table:table-cell>
          <table:table-cell table:formula="of:=0.2813*[.B261]+1.1082" office:value-type="float" office:value="4.542873" calcext:value-type="float">
            <text:p>4,542873</text:p>
          </table:table-cell>
          <table:table-cell table:style-name="ce1" table:formula="of:=SQRT(([.B261]*0.052)^2 + 0.037^2)" office:value-type="float" office:value="0.635997174836493" calcext:value-type="float">
            <text:p>0,6359971748</text:p>
          </table:table-cell>
          <table:table-cell table:number-columns-repeated="1018"/>
        </table:table-row>
        <table:table-row table:style-name="ro1">
          <table:table-cell office:value-type="float" office:value="523415" calcext:value-type="float">
            <text:p>523415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DC 012.19 <text:s/>mV</text:p>
          </table:table-cell>
          <table:table-cell table:formula="of:=[.A262]/60000" office:value-type="float" office:value="8.72358333333333" calcext:value-type="float">
            <text:p>8,7235833333</text:p>
          </table:table-cell>
          <table:table-cell table:formula="of:=0.2813*[.B262]+1.1082" office:value-type="float" office:value="4.537247" calcext:value-type="float">
            <text:p>4,537247</text:p>
          </table:table-cell>
          <table:table-cell table:style-name="ce1" table:formula="of:=SQRT(([.B262]*0.052)^2 + 0.037^2)" office:value-type="float" office:value="0.634958939144887" calcext:value-type="float">
            <text:p>0,6349589391</text:p>
          </table:table-cell>
          <table:table-cell table:number-columns-repeated="1018"/>
        </table:table-row>
        <table:table-row table:style-name="ro1">
          <table:table-cell office:value-type="float" office:value="525428" calcext:value-type="float">
            <text:p>525428</text:p>
          </table:table-cell>
          <table:table-cell office:value-type="float" office:value="12.21" calcext:value-type="float">
            <text:p>12,21</text:p>
          </table:table-cell>
          <table:table-cell office:value-type="string" calcext:value-type="string">
            <text:p>DC 012.21 <text:s/>mV</text:p>
          </table:table-cell>
          <table:table-cell table:formula="of:=[.A263]/60000" office:value-type="float" office:value="8.75713333333333" calcext:value-type="float">
            <text:p>8,7571333333</text:p>
          </table:table-cell>
          <table:table-cell table:formula="of:=0.2813*[.B263]+1.1082" office:value-type="float" office:value="4.542873" calcext:value-type="float">
            <text:p>4,542873</text:p>
          </table:table-cell>
          <table:table-cell table:style-name="ce1" table:formula="of:=SQRT(([.B263]*0.052)^2 + 0.037^2)" office:value-type="float" office:value="0.635997174836493" calcext:value-type="float">
            <text:p>0,6359971748</text:p>
          </table:table-cell>
          <table:table-cell table:number-columns-repeated="1018"/>
        </table:table-row>
        <table:table-row table:style-name="ro1">
          <table:table-cell office:value-type="float" office:value="527425" calcext:value-type="float">
            <text:p>527425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DC 012.26 <text:s/>mV</text:p>
          </table:table-cell>
          <table:table-cell table:formula="of:=[.A264]/60000" office:value-type="float" office:value="8.79041666666667" calcext:value-type="float">
            <text:p>8,7904166667</text:p>
          </table:table-cell>
          <table:table-cell table:formula="of:=0.2813*[.B264]+1.1082" office:value-type="float" office:value="4.556938" calcext:value-type="float">
            <text:p>4,556938</text:p>
          </table:table-cell>
          <table:table-cell table:style-name="ce1" table:formula="of:=SQRT(([.B264]*0.052)^2 + 0.037^2)" office:value-type="float" office:value="0.638592789185722" calcext:value-type="float">
            <text:p>0,6385927892</text:p>
          </table:table-cell>
          <table:table-cell table:number-columns-repeated="1018"/>
        </table:table-row>
        <table:table-row table:style-name="ro1">
          <table:table-cell office:value-type="float" office:value="529453" calcext:value-type="float">
            <text:p>52945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DC 012.23 <text:s/>mV</text:p>
          </table:table-cell>
          <table:table-cell table:formula="of:=[.A265]/60000" office:value-type="float" office:value="8.82421666666667" calcext:value-type="float">
            <text:p>8,8242166667</text:p>
          </table:table-cell>
          <table:table-cell table:formula="of:=0.2813*[.B265]+1.1082" office:value-type="float" office:value="4.548499" calcext:value-type="float">
            <text:p>4,548499</text:p>
          </table:table-cell>
          <table:table-cell table:style-name="ce1" table:formula="of:=SQRT(([.B265]*0.052)^2 + 0.037^2)" office:value-type="float" office:value="0.637035416283899" calcext:value-type="float">
            <text:p>0,6370354163</text:p>
          </table:table-cell>
          <table:table-cell table:number-columns-repeated="1018"/>
        </table:table-row>
        <table:table-row table:style-name="ro1">
          <table:table-cell office:value-type="float" office:value="531465" calcext:value-type="float">
            <text:p>531465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DC 012.23 <text:s/>mV</text:p>
          </table:table-cell>
          <table:table-cell table:formula="of:=[.A266]/60000" office:value-type="float" office:value="8.85775" calcext:value-type="float">
            <text:p>8,85775</text:p>
          </table:table-cell>
          <table:table-cell table:formula="of:=0.2813*[.B266]+1.1082" office:value-type="float" office:value="4.548499" calcext:value-type="float">
            <text:p>4,548499</text:p>
          </table:table-cell>
          <table:table-cell table:style-name="ce1" table:formula="of:=SQRT(([.B266]*0.052)^2 + 0.037^2)" office:value-type="float" office:value="0.637035416283899" calcext:value-type="float">
            <text:p>0,6370354163</text:p>
          </table:table-cell>
          <table:table-cell table:number-columns-repeated="1018"/>
        </table:table-row>
        <table:table-row table:style-name="ro1">
          <table:table-cell office:value-type="float" office:value="533462" calcext:value-type="float">
            <text:p>533462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267]/60000" office:value-type="float" office:value="8.89103333333333" calcext:value-type="float">
            <text:p>8,8910333333</text:p>
          </table:table-cell>
          <table:table-cell table:formula="of:=0.2813*[.B267]+1.1082" office:value-type="float" office:value="4.554125" calcext:value-type="float">
            <text:p>4,554125</text:p>
          </table:table-cell>
          <table:table-cell table:style-name="ce1" table:formula="of:=SQRT(([.B267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535490" calcext:value-type="float">
            <text:p>535490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268]/60000" office:value-type="float" office:value="8.92483333333333" calcext:value-type="float">
            <text:p>8,9248333333</text:p>
          </table:table-cell>
          <table:table-cell table:formula="of:=0.2813*[.B268]+1.1082" office:value-type="float" office:value="4.554125" calcext:value-type="float">
            <text:p>4,554125</text:p>
          </table:table-cell>
          <table:table-cell table:style-name="ce1" table:formula="of:=SQRT(([.B268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537502" calcext:value-type="float">
            <text:p>537502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DC 012.22 <text:s/>mV</text:p>
          </table:table-cell>
          <table:table-cell table:formula="of:=[.A269]/60000" office:value-type="float" office:value="8.95836666666667" calcext:value-type="float">
            <text:p>8,9583666667</text:p>
          </table:table-cell>
          <table:table-cell table:formula="of:=0.2813*[.B269]+1.1082" office:value-type="float" office:value="4.545686" calcext:value-type="float">
            <text:p>4,545686</text:p>
          </table:table-cell>
          <table:table-cell table:style-name="ce1" table:formula="of:=SQRT(([.B269]*0.052)^2 + 0.037^2)" office:value-type="float" office:value="0.636516294842481" calcext:value-type="float">
            <text:p>0,6365162948</text:p>
          </table:table-cell>
          <table:table-cell table:number-columns-repeated="1018"/>
        </table:table-row>
        <table:table-row table:style-name="ro1">
          <table:table-cell office:value-type="float" office:value="539515" calcext:value-type="float">
            <text:p>539515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DC 012.29 <text:s/>mV</text:p>
          </table:table-cell>
          <table:table-cell table:formula="of:=[.A270]/60000" office:value-type="float" office:value="8.99191666666667" calcext:value-type="float">
            <text:p>8,9919166667</text:p>
          </table:table-cell>
          <table:table-cell table:formula="of:=0.2813*[.B270]+1.1082" office:value-type="float" office:value="4.565377" calcext:value-type="float">
            <text:p>4,565377</text:p>
          </table:table-cell>
          <table:table-cell table:style-name="ce1" table:formula="of:=SQRT(([.B270]*0.052)^2 + 0.037^2)" office:value-type="float" office:value="0.640150174880863" calcext:value-type="float">
            <text:p>0,6401501749</text:p>
          </table:table-cell>
          <table:table-cell table:number-columns-repeated="1018"/>
        </table:table-row>
        <table:table-row table:style-name="ro1">
          <table:table-cell office:value-type="float" office:value="541527" calcext:value-type="float">
            <text:p>541527</text:p>
          </table:table-cell>
          <table:table-cell office:value-type="float" office:value="12.21" calcext:value-type="float">
            <text:p>12,21</text:p>
          </table:table-cell>
          <table:table-cell office:value-type="string" calcext:value-type="string">
            <text:p>DC 012.21 <text:s/>mV</text:p>
          </table:table-cell>
          <table:table-cell table:formula="of:=[.A271]/60000" office:value-type="float" office:value="9.02545" calcext:value-type="float">
            <text:p>9,02545</text:p>
          </table:table-cell>
          <table:table-cell table:formula="of:=0.2813*[.B271]+1.1082" office:value-type="float" office:value="4.542873" calcext:value-type="float">
            <text:p>4,542873</text:p>
          </table:table-cell>
          <table:table-cell table:style-name="ce1" table:formula="of:=SQRT(([.B271]*0.052)^2 + 0.037^2)" office:value-type="float" office:value="0.635997174836493" calcext:value-type="float">
            <text:p>0,6359971748</text:p>
          </table:table-cell>
          <table:table-cell table:number-columns-repeated="1018"/>
        </table:table-row>
        <table:table-row table:style-name="ro1">
          <table:table-cell office:value-type="float" office:value="543539" calcext:value-type="float">
            <text:p>543539</text:p>
          </table:table-cell>
          <table:table-cell office:value-type="float" office:value="12.12" calcext:value-type="float">
            <text:p>12,12</text:p>
          </table:table-cell>
          <table:table-cell office:value-type="string" calcext:value-type="string">
            <text:p>DC 012.12 <text:s/>mV</text:p>
          </table:table-cell>
          <table:table-cell table:formula="of:=[.A272]/60000" office:value-type="float" office:value="9.05898333333333" calcext:value-type="float">
            <text:p>9,0589833333</text:p>
          </table:table-cell>
          <table:table-cell table:formula="of:=0.2813*[.B272]+1.1082" office:value-type="float" office:value="4.517556" calcext:value-type="float">
            <text:p>4,517556</text:p>
          </table:table-cell>
          <table:table-cell table:style-name="ce1" table:formula="of:=SQRT(([.B272]*0.052)^2 + 0.037^2)" office:value-type="float" office:value="0.631325159961172" calcext:value-type="float">
            <text:p>0,63132516</text:p>
          </table:table-cell>
          <table:table-cell table:number-columns-repeated="1018"/>
        </table:table-row>
        <table:table-row table:style-name="ro1">
          <table:table-cell office:value-type="float" office:value="545552" calcext:value-type="float">
            <text:p>54555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DC 012.20 <text:s/>mV</text:p>
          </table:table-cell>
          <table:table-cell table:formula="of:=[.A273]/60000" office:value-type="float" office:value="9.09253333333333" calcext:value-type="float">
            <text:p>9,0925333333</text:p>
          </table:table-cell>
          <table:table-cell table:formula="of:=0.2813*[.B273]+1.1082" office:value-type="float" office:value="4.54006" calcext:value-type="float">
            <text:p>4,54006</text:p>
          </table:table-cell>
          <table:table-cell table:style-name="ce1" table:formula="of:=SQRT(([.B273]*0.052)^2 + 0.037^2)" office:value-type="float" office:value="0.635478056269451" calcext:value-type="float">
            <text:p>0,6354780563</text:p>
          </table:table-cell>
          <table:table-cell table:number-columns-repeated="1018"/>
        </table:table-row>
        <table:table-row table:style-name="ro1">
          <table:table-cell office:value-type="float" office:value="547549" calcext:value-type="float">
            <text:p>547549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DC 012.19 <text:s/>mV</text:p>
          </table:table-cell>
          <table:table-cell table:formula="of:=[.A274]/60000" office:value-type="float" office:value="9.12581666666667" calcext:value-type="float">
            <text:p>9,1258166667</text:p>
          </table:table-cell>
          <table:table-cell table:formula="of:=0.2813*[.B274]+1.1082" office:value-type="float" office:value="4.537247" calcext:value-type="float">
            <text:p>4,537247</text:p>
          </table:table-cell>
          <table:table-cell table:style-name="ce1" table:formula="of:=SQRT(([.B274]*0.052)^2 + 0.037^2)" office:value-type="float" office:value="0.634958939144887" calcext:value-type="float">
            <text:p>0,6349589391</text:p>
          </table:table-cell>
          <table:table-cell table:number-columns-repeated="1018"/>
        </table:table-row>
        <table:table-row table:style-name="ro1">
          <table:table-cell office:value-type="float" office:value="549577" calcext:value-type="float">
            <text:p>549577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DC 012.22 <text:s/>mV</text:p>
          </table:table-cell>
          <table:table-cell table:formula="of:=[.A275]/60000" office:value-type="float" office:value="9.15961666666667" calcext:value-type="float">
            <text:p>9,1596166667</text:p>
          </table:table-cell>
          <table:table-cell table:formula="of:=0.2813*[.B275]+1.1082" office:value-type="float" office:value="4.545686" calcext:value-type="float">
            <text:p>4,545686</text:p>
          </table:table-cell>
          <table:table-cell table:style-name="ce1" table:formula="of:=SQRT(([.B275]*0.052)^2 + 0.037^2)" office:value-type="float" office:value="0.636516294842481" calcext:value-type="float">
            <text:p>0,6365162948</text:p>
          </table:table-cell>
          <table:table-cell table:number-columns-repeated="1018"/>
        </table:table-row>
        <table:table-row table:style-name="ro1">
          <table:table-cell office:value-type="float" office:value="551589" calcext:value-type="float">
            <text:p>551589</text:p>
          </table:table-cell>
          <table:table-cell office:value-type="float" office:value="12.21" calcext:value-type="float">
            <text:p>12,21</text:p>
          </table:table-cell>
          <table:table-cell office:value-type="string" calcext:value-type="string">
            <text:p>DC 012.21 <text:s/>mV</text:p>
          </table:table-cell>
          <table:table-cell table:formula="of:=[.A276]/60000" office:value-type="float" office:value="9.19315" calcext:value-type="float">
            <text:p>9,19315</text:p>
          </table:table-cell>
          <table:table-cell table:formula="of:=0.2813*[.B276]+1.1082" office:value-type="float" office:value="4.542873" calcext:value-type="float">
            <text:p>4,542873</text:p>
          </table:table-cell>
          <table:table-cell table:style-name="ce1" table:formula="of:=SQRT(([.B276]*0.052)^2 + 0.037^2)" office:value-type="float" office:value="0.635997174836493" calcext:value-type="float">
            <text:p>0,6359971748</text:p>
          </table:table-cell>
          <table:table-cell table:number-columns-repeated="1018"/>
        </table:table-row>
        <table:table-row table:style-name="ro1">
          <table:table-cell office:value-type="float" office:value="553601" calcext:value-type="float">
            <text:p>553601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DC 012.19 <text:s/>mV</text:p>
          </table:table-cell>
          <table:table-cell table:formula="of:=[.A277]/60000" office:value-type="float" office:value="9.22668333333333" calcext:value-type="float">
            <text:p>9,2266833333</text:p>
          </table:table-cell>
          <table:table-cell table:formula="of:=0.2813*[.B277]+1.1082" office:value-type="float" office:value="4.537247" calcext:value-type="float">
            <text:p>4,537247</text:p>
          </table:table-cell>
          <table:table-cell table:style-name="ce1" table:formula="of:=SQRT(([.B277]*0.052)^2 + 0.037^2)" office:value-type="float" office:value="0.634958939144887" calcext:value-type="float">
            <text:p>0,6349589391</text:p>
          </table:table-cell>
          <table:table-cell table:number-columns-repeated="1018"/>
        </table:table-row>
        <table:table-row table:style-name="ro1">
          <table:table-cell office:value-type="float" office:value="555614" calcext:value-type="float">
            <text:p>55561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DC 012.17 <text:s/>mV</text:p>
          </table:table-cell>
          <table:table-cell table:formula="of:=[.A278]/60000" office:value-type="float" office:value="9.26023333333333" calcext:value-type="float">
            <text:p>9,2602333333</text:p>
          </table:table-cell>
          <table:table-cell table:formula="of:=0.2813*[.B278]+1.1082" office:value-type="float" office:value="4.531621" calcext:value-type="float">
            <text:p>4,531621</text:p>
          </table:table-cell>
          <table:table-cell table:style-name="ce1" table:formula="of:=SQRT(([.B278]*0.052)^2 + 0.037^2)" office:value-type="float" office:value="0.633920709237362" calcext:value-type="float">
            <text:p>0,6339207092</text:p>
          </table:table-cell>
          <table:table-cell table:number-columns-repeated="1018"/>
        </table:table-row>
        <table:table-row table:style-name="ro1">
          <table:table-cell office:value-type="float" office:value="557626" calcext:value-type="float">
            <text:p>557626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DC 012.13 <text:s/>mV</text:p>
          </table:table-cell>
          <table:table-cell table:formula="of:=[.A279]/60000" office:value-type="float" office:value="9.29376666666667" calcext:value-type="float">
            <text:p>9,2937666667</text:p>
          </table:table-cell>
          <table:table-cell table:formula="of:=0.2813*[.B279]+1.1082" office:value-type="float" office:value="4.520369" calcext:value-type="float">
            <text:p>4,520369</text:p>
          </table:table-cell>
          <table:table-cell table:style-name="ce1" table:formula="of:=SQRT(([.B279]*0.052)^2 + 0.037^2)" office:value-type="float" office:value="0.631844266888606" calcext:value-type="float">
            <text:p>0,6318442669</text:p>
          </table:table-cell>
          <table:table-cell table:number-columns-repeated="1018"/>
        </table:table-row>
        <table:table-row table:style-name="ro1">
          <table:table-cell office:value-type="float" office:value="559639" calcext:value-type="float">
            <text:p>559639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DC 012.22 <text:s/>mV</text:p>
          </table:table-cell>
          <table:table-cell table:formula="of:=[.A280]/60000" office:value-type="float" office:value="9.32731666666667" calcext:value-type="float">
            <text:p>9,3273166667</text:p>
          </table:table-cell>
          <table:table-cell table:formula="of:=0.2813*[.B280]+1.1082" office:value-type="float" office:value="4.545686" calcext:value-type="float">
            <text:p>4,545686</text:p>
          </table:table-cell>
          <table:table-cell table:style-name="ce1" table:formula="of:=SQRT(([.B280]*0.052)^2 + 0.037^2)" office:value-type="float" office:value="0.636516294842481" calcext:value-type="float">
            <text:p>0,6365162948</text:p>
          </table:table-cell>
          <table:table-cell table:number-columns-repeated="1018"/>
        </table:table-row>
        <table:table-row table:style-name="ro1">
          <table:table-cell office:value-type="float" office:value="561635" calcext:value-type="float">
            <text:p>561635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281]/60000" office:value-type="float" office:value="9.36058333333333" calcext:value-type="float">
            <text:p>9,3605833333</text:p>
          </table:table-cell>
          <table:table-cell table:formula="of:=0.2813*[.B281]+1.1082" office:value-type="float" office:value="4.554125" calcext:value-type="float">
            <text:p>4,554125</text:p>
          </table:table-cell>
          <table:table-cell table:style-name="ce1" table:formula="of:=SQRT(([.B281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563663" calcext:value-type="float">
            <text:p>563663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282]/60000" office:value-type="float" office:value="9.39438333333333" calcext:value-type="float">
            <text:p>9,3943833333</text:p>
          </table:table-cell>
          <table:table-cell table:formula="of:=0.2813*[.B282]+1.1082" office:value-type="float" office:value="4.554125" calcext:value-type="float">
            <text:p>4,554125</text:p>
          </table:table-cell>
          <table:table-cell table:style-name="ce1" table:formula="of:=SQRT(([.B282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565676" calcext:value-type="float">
            <text:p>565676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DC 012.22 <text:s/>mV</text:p>
          </table:table-cell>
          <table:table-cell table:formula="of:=[.A283]/60000" office:value-type="float" office:value="9.42793333333333" calcext:value-type="float">
            <text:p>9,4279333333</text:p>
          </table:table-cell>
          <table:table-cell table:formula="of:=0.2813*[.B283]+1.1082" office:value-type="float" office:value="4.545686" calcext:value-type="float">
            <text:p>4,545686</text:p>
          </table:table-cell>
          <table:table-cell table:style-name="ce1" table:formula="of:=SQRT(([.B283]*0.052)^2 + 0.037^2)" office:value-type="float" office:value="0.636516294842481" calcext:value-type="float">
            <text:p>0,6365162948</text:p>
          </table:table-cell>
          <table:table-cell table:number-columns-repeated="1018"/>
        </table:table-row>
        <table:table-row table:style-name="ro1">
          <table:table-cell office:value-type="float" office:value="567688" calcext:value-type="float">
            <text:p>567688</text:p>
          </table:table-cell>
          <table:table-cell office:value-type="float" office:value="12.24" calcext:value-type="float">
            <text:p>12,24</text:p>
          </table:table-cell>
          <table:table-cell office:value-type="string" calcext:value-type="string">
            <text:p>DC 012.24 <text:s/>mV</text:p>
          </table:table-cell>
          <table:table-cell table:formula="of:=[.A284]/60000" office:value-type="float" office:value="9.46146666666667" calcext:value-type="float">
            <text:p>9,4614666667</text:p>
          </table:table-cell>
          <table:table-cell table:formula="of:=0.2813*[.B284]+1.1082" office:value-type="float" office:value="4.551312" calcext:value-type="float">
            <text:p>4,551312</text:p>
          </table:table-cell>
          <table:table-cell table:style-name="ce1" table:formula="of:=SQRT(([.B284]*0.052)^2 + 0.037^2)" office:value-type="float" office:value="0.63755453915724" calcext:value-type="float">
            <text:p>0,6375545392</text:p>
          </table:table-cell>
          <table:table-cell table:number-columns-repeated="1018"/>
        </table:table-row>
        <table:table-row table:style-name="ro1">
          <table:table-cell office:value-type="float" office:value="569701" calcext:value-type="float">
            <text:p>569701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DC 012.23 <text:s/>mV</text:p>
          </table:table-cell>
          <table:table-cell table:formula="of:=[.A285]/60000" office:value-type="float" office:value="9.49501666666667" calcext:value-type="float">
            <text:p>9,4950166667</text:p>
          </table:table-cell>
          <table:table-cell table:formula="of:=0.2813*[.B285]+1.1082" office:value-type="float" office:value="4.548499" calcext:value-type="float">
            <text:p>4,548499</text:p>
          </table:table-cell>
          <table:table-cell table:style-name="ce1" table:formula="of:=SQRT(([.B285]*0.052)^2 + 0.037^2)" office:value-type="float" office:value="0.637035416283899" calcext:value-type="float">
            <text:p>0,6370354163</text:p>
          </table:table-cell>
          <table:table-cell table:number-columns-repeated="1018"/>
        </table:table-row>
        <table:table-row table:style-name="ro1">
          <table:table-cell office:value-type="float" office:value="571713" calcext:value-type="float">
            <text:p>57171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DC 012.23 <text:s/>mV</text:p>
          </table:table-cell>
          <table:table-cell table:formula="of:=[.A286]/60000" office:value-type="float" office:value="9.52855" calcext:value-type="float">
            <text:p>9,52855</text:p>
          </table:table-cell>
          <table:table-cell table:formula="of:=0.2813*[.B286]+1.1082" office:value-type="float" office:value="4.548499" calcext:value-type="float">
            <text:p>4,548499</text:p>
          </table:table-cell>
          <table:table-cell table:style-name="ce1" table:formula="of:=SQRT(([.B286]*0.052)^2 + 0.037^2)" office:value-type="float" office:value="0.637035416283899" calcext:value-type="float">
            <text:p>0,6370354163</text:p>
          </table:table-cell>
          <table:table-cell table:number-columns-repeated="1018"/>
        </table:table-row>
        <table:table-row table:style-name="ro1">
          <table:table-cell office:value-type="float" office:value="573725" calcext:value-type="float">
            <text:p>573725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DC 012.22 <text:s/>mV</text:p>
          </table:table-cell>
          <table:table-cell table:formula="of:=[.A287]/60000" office:value-type="float" office:value="9.56208333333333" calcext:value-type="float">
            <text:p>9,5620833333</text:p>
          </table:table-cell>
          <table:table-cell table:formula="of:=0.2813*[.B287]+1.1082" office:value-type="float" office:value="4.545686" calcext:value-type="float">
            <text:p>4,545686</text:p>
          </table:table-cell>
          <table:table-cell table:style-name="ce1" table:formula="of:=SQRT(([.B287]*0.052)^2 + 0.037^2)" office:value-type="float" office:value="0.636516294842481" calcext:value-type="float">
            <text:p>0,6365162948</text:p>
          </table:table-cell>
          <table:table-cell table:number-columns-repeated="1018"/>
        </table:table-row>
        <table:table-row table:style-name="ro1">
          <table:table-cell office:value-type="float" office:value="575722" calcext:value-type="float">
            <text:p>575722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DC 012.22 <text:s/>mV</text:p>
          </table:table-cell>
          <table:table-cell table:formula="of:=[.A288]/60000" office:value-type="float" office:value="9.59536666666667" calcext:value-type="float">
            <text:p>9,5953666667</text:p>
          </table:table-cell>
          <table:table-cell table:formula="of:=0.2813*[.B288]+1.1082" office:value-type="float" office:value="4.545686" calcext:value-type="float">
            <text:p>4,545686</text:p>
          </table:table-cell>
          <table:table-cell table:style-name="ce1" table:formula="of:=SQRT(([.B288]*0.052)^2 + 0.037^2)" office:value-type="float" office:value="0.636516294842481" calcext:value-type="float">
            <text:p>0,6365162948</text:p>
          </table:table-cell>
          <table:table-cell table:number-columns-repeated="1018"/>
        </table:table-row>
        <table:table-row table:style-name="ro1">
          <table:table-cell office:value-type="float" office:value="577750" calcext:value-type="float">
            <text:p>577750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DC 012.27 <text:s/>mV</text:p>
          </table:table-cell>
          <table:table-cell table:formula="of:=[.A289]/60000" office:value-type="float" office:value="9.62916666666667" calcext:value-type="float">
            <text:p>9,6291666667</text:p>
          </table:table-cell>
          <table:table-cell table:formula="of:=0.2813*[.B289]+1.1082" office:value-type="float" office:value="4.559751" calcext:value-type="float">
            <text:p>4,559751</text:p>
          </table:table-cell>
          <table:table-cell table:style-name="ce1" table:formula="of:=SQRT(([.B289]*0.052)^2 + 0.037^2)" office:value-type="float" office:value="0.639111916333908" calcext:value-type="float">
            <text:p>0,6391119163</text:p>
          </table:table-cell>
          <table:table-cell table:number-columns-repeated="1018"/>
        </table:table-row>
        <table:table-row table:style-name="ro1">
          <table:table-cell office:value-type="float" office:value="579763" calcext:value-type="float">
            <text:p>579763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DC 012.29 <text:s/>mV</text:p>
          </table:table-cell>
          <table:table-cell table:formula="of:=[.A290]/60000" office:value-type="float" office:value="9.66271666666667" calcext:value-type="float">
            <text:p>9,6627166667</text:p>
          </table:table-cell>
          <table:table-cell table:formula="of:=0.2813*[.B290]+1.1082" office:value-type="float" office:value="4.565377" calcext:value-type="float">
            <text:p>4,565377</text:p>
          </table:table-cell>
          <table:table-cell table:style-name="ce1" table:formula="of:=SQRT(([.B290]*0.052)^2 + 0.037^2)" office:value-type="float" office:value="0.640150174880863" calcext:value-type="float">
            <text:p>0,6401501749</text:p>
          </table:table-cell>
          <table:table-cell table:number-columns-repeated="1018"/>
        </table:table-row>
        <table:table-row table:style-name="ro1">
          <table:table-cell office:value-type="float" office:value="581759" calcext:value-type="float">
            <text:p>581759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DC 012.30 <text:s/>mV</text:p>
          </table:table-cell>
          <table:table-cell table:formula="of:=[.A291]/60000" office:value-type="float" office:value="9.69598333333333" calcext:value-type="float">
            <text:p>9,6959833333</text:p>
          </table:table-cell>
          <table:table-cell table:formula="of:=0.2813*[.B291]+1.1082" office:value-type="float" office:value="4.56819" calcext:value-type="float">
            <text:p>4,56819</text:p>
          </table:table-cell>
          <table:table-cell table:style-name="ce1" table:formula="of:=SQRT(([.B291]*0.052)^2 + 0.037^2)" office:value-type="float" office:value="0.640669306272745" calcext:value-type="float">
            <text:p>0,6406693063</text:p>
          </table:table-cell>
          <table:table-cell table:number-columns-repeated="1018"/>
        </table:table-row>
        <table:table-row table:style-name="ro1">
          <table:table-cell office:value-type="float" office:value="583787" calcext:value-type="float">
            <text:p>583787</text:p>
          </table:table-cell>
          <table:table-cell office:value-type="float" office:value="12.28" calcext:value-type="float">
            <text:p>12,28</text:p>
          </table:table-cell>
          <table:table-cell office:value-type="string" calcext:value-type="string">
            <text:p>DC 012.28 <text:s/>mV</text:p>
          </table:table-cell>
          <table:table-cell table:formula="of:=[.A292]/60000" office:value-type="float" office:value="9.72978333333333" calcext:value-type="float">
            <text:p>9,7297833333</text:p>
          </table:table-cell>
          <table:table-cell table:formula="of:=0.2813*[.B292]+1.1082" office:value-type="float" office:value="4.562564" calcext:value-type="float">
            <text:p>4,562564</text:p>
          </table:table-cell>
          <table:table-cell table:style-name="ce1" table:formula="of:=SQRT(([.B292]*0.052)^2 + 0.037^2)" office:value-type="float" office:value="0.639631044900105" calcext:value-type="float">
            <text:p>0,6396310449</text:p>
          </table:table-cell>
          <table:table-cell table:number-columns-repeated="1018"/>
        </table:table-row>
        <table:table-row table:style-name="ro1">
          <table:table-cell office:value-type="float" office:value="585800" calcext:value-type="float">
            <text:p>585800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DC 012.22 <text:s/>mV</text:p>
          </table:table-cell>
          <table:table-cell table:formula="of:=[.A293]/60000" office:value-type="float" office:value="9.76333333333333" calcext:value-type="float">
            <text:p>9,7633333333</text:p>
          </table:table-cell>
          <table:table-cell table:formula="of:=0.2813*[.B293]+1.1082" office:value-type="float" office:value="4.545686" calcext:value-type="float">
            <text:p>4,545686</text:p>
          </table:table-cell>
          <table:table-cell table:style-name="ce1" table:formula="of:=SQRT(([.B293]*0.052)^2 + 0.037^2)" office:value-type="float" office:value="0.636516294842481" calcext:value-type="float">
            <text:p>0,6365162948</text:p>
          </table:table-cell>
          <table:table-cell table:number-columns-repeated="1018"/>
        </table:table-row>
        <table:table-row table:style-name="ro1">
          <table:table-cell office:value-type="float" office:value="587812" calcext:value-type="float">
            <text:p>58781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DC 012.23 <text:s/>mV</text:p>
          </table:table-cell>
          <table:table-cell table:formula="of:=[.A294]/60000" office:value-type="float" office:value="9.79686666666667" calcext:value-type="float">
            <text:p>9,7968666667</text:p>
          </table:table-cell>
          <table:table-cell table:formula="of:=0.2813*[.B294]+1.1082" office:value-type="float" office:value="4.548499" calcext:value-type="float">
            <text:p>4,548499</text:p>
          </table:table-cell>
          <table:table-cell table:style-name="ce1" table:formula="of:=SQRT(([.B294]*0.052)^2 + 0.037^2)" office:value-type="float" office:value="0.637035416283899" calcext:value-type="float">
            <text:p>0,6370354163</text:p>
          </table:table-cell>
          <table:table-cell table:number-columns-repeated="1018"/>
        </table:table-row>
        <table:table-row table:style-name="ro1">
          <table:table-cell office:value-type="float" office:value="589825" calcext:value-type="float">
            <text:p>589825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DC 012.20 <text:s/>mV</text:p>
          </table:table-cell>
          <table:table-cell table:formula="of:=[.A295]/60000" office:value-type="float" office:value="9.83041666666667" calcext:value-type="float">
            <text:p>9,8304166667</text:p>
          </table:table-cell>
          <table:table-cell table:formula="of:=0.2813*[.B295]+1.1082" office:value-type="float" office:value="4.54006" calcext:value-type="float">
            <text:p>4,54006</text:p>
          </table:table-cell>
          <table:table-cell table:style-name="ce1" table:formula="of:=SQRT(([.B295]*0.052)^2 + 0.037^2)" office:value-type="float" office:value="0.635478056269451" calcext:value-type="float">
            <text:p>0,6354780563</text:p>
          </table:table-cell>
          <table:table-cell table:number-columns-repeated="1018"/>
        </table:table-row>
        <table:table-row table:style-name="ro1">
          <table:table-cell office:value-type="float" office:value="591837" calcext:value-type="float">
            <text:p>591837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DC 012.19 <text:s/>mV</text:p>
          </table:table-cell>
          <table:table-cell table:formula="of:=[.A296]/60000" office:value-type="float" office:value="9.86395" calcext:value-type="float">
            <text:p>9,86395</text:p>
          </table:table-cell>
          <table:table-cell table:formula="of:=0.2813*[.B296]+1.1082" office:value-type="float" office:value="4.537247" calcext:value-type="float">
            <text:p>4,537247</text:p>
          </table:table-cell>
          <table:table-cell table:style-name="ce1" table:formula="of:=SQRT(([.B296]*0.052)^2 + 0.037^2)" office:value-type="float" office:value="0.634958939144887" calcext:value-type="float">
            <text:p>0,6349589391</text:p>
          </table:table-cell>
          <table:table-cell table:number-columns-repeated="1018"/>
        </table:table-row>
        <table:table-row table:style-name="ro1">
          <table:table-cell office:value-type="float" office:value="593849" calcext:value-type="float">
            <text:p>593849</text:p>
          </table:table-cell>
          <table:table-cell office:value-type="float" office:value="12.24" calcext:value-type="float">
            <text:p>12,24</text:p>
          </table:table-cell>
          <table:table-cell office:value-type="string" calcext:value-type="string">
            <text:p>DC 012.24 <text:s/>mV</text:p>
          </table:table-cell>
          <table:table-cell table:formula="of:=[.A297]/60000" office:value-type="float" office:value="9.89748333333333" calcext:value-type="float">
            <text:p>9,8974833333</text:p>
          </table:table-cell>
          <table:table-cell table:formula="of:=0.2813*[.B297]+1.1082" office:value-type="float" office:value="4.551312" calcext:value-type="float">
            <text:p>4,551312</text:p>
          </table:table-cell>
          <table:table-cell table:style-name="ce1" table:formula="of:=SQRT(([.B297]*0.052)^2 + 0.037^2)" office:value-type="float" office:value="0.63755453915724" calcext:value-type="float">
            <text:p>0,6375545392</text:p>
          </table:table-cell>
          <table:table-cell table:number-columns-repeated="1018"/>
        </table:table-row>
        <table:table-row table:style-name="ro1">
          <table:table-cell office:value-type="float" office:value="595846" calcext:value-type="float">
            <text:p>595846</text:p>
          </table:table-cell>
          <table:table-cell office:value-type="float" office:value="12.24" calcext:value-type="float">
            <text:p>12,24</text:p>
          </table:table-cell>
          <table:table-cell office:value-type="string" calcext:value-type="string">
            <text:p>DC 012.24 <text:s/>mV</text:p>
          </table:table-cell>
          <table:table-cell table:formula="of:=[.A298]/60000" office:value-type="float" office:value="9.93076666666667" calcext:value-type="float">
            <text:p>9,9307666667</text:p>
          </table:table-cell>
          <table:table-cell table:formula="of:=0.2813*[.B298]+1.1082" office:value-type="float" office:value="4.551312" calcext:value-type="float">
            <text:p>4,551312</text:p>
          </table:table-cell>
          <table:table-cell table:style-name="ce1" table:formula="of:=SQRT(([.B298]*0.052)^2 + 0.037^2)" office:value-type="float" office:value="0.63755453915724" calcext:value-type="float">
            <text:p>0,6375545392</text:p>
          </table:table-cell>
          <table:table-cell table:number-columns-repeated="1018"/>
        </table:table-row>
        <table:table-row table:style-name="ro1">
          <table:table-cell office:value-type="float" office:value="597874" calcext:value-type="float">
            <text:p>597874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299]/60000" office:value-type="float" office:value="9.96456666666667" calcext:value-type="float">
            <text:p>9,9645666667</text:p>
          </table:table-cell>
          <table:table-cell table:formula="of:=0.2813*[.B299]+1.1082" office:value-type="float" office:value="4.554125" calcext:value-type="float">
            <text:p>4,554125</text:p>
          </table:table-cell>
          <table:table-cell table:style-name="ce1" table:formula="of:=SQRT(([.B299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599887" calcext:value-type="float">
            <text:p>599887</text:p>
          </table:table-cell>
          <table:table-cell office:value-type="float" office:value="12.21" calcext:value-type="float">
            <text:p>12,21</text:p>
          </table:table-cell>
          <table:table-cell office:value-type="string" calcext:value-type="string">
            <text:p>DC 012.21 <text:s/>mV</text:p>
          </table:table-cell>
          <table:table-cell table:formula="of:=[.A300]/60000" office:value-type="float" office:value="9.99811666666667" calcext:value-type="float">
            <text:p>9,9981166667</text:p>
          </table:table-cell>
          <table:table-cell table:formula="of:=0.2813*[.B300]+1.1082" office:value-type="float" office:value="4.542873" calcext:value-type="float">
            <text:p>4,542873</text:p>
          </table:table-cell>
          <table:table-cell table:style-name="ce1" table:formula="of:=SQRT(([.B300]*0.052)^2 + 0.037^2)" office:value-type="float" office:value="0.635997174836493" calcext:value-type="float">
            <text:p>0,6359971748</text:p>
          </table:table-cell>
          <table:table-cell table:number-columns-repeated="1018"/>
        </table:table-row>
        <table:table-row table:style-name="ro1">
          <table:table-cell office:value-type="float" office:value="601899" calcext:value-type="float">
            <text:p>601899</text:p>
          </table:table-cell>
          <table:table-cell office:value-type="float" office:value="12.21" calcext:value-type="float">
            <text:p>12,21</text:p>
          </table:table-cell>
          <table:table-cell office:value-type="string" calcext:value-type="string">
            <text:p>DC 012.21 <text:s/>mV</text:p>
          </table:table-cell>
          <table:table-cell table:formula="of:=[.A301]/60000" office:value-type="float" office:value="10.03165" calcext:value-type="float">
            <text:p>10,03165</text:p>
          </table:table-cell>
          <table:table-cell table:formula="of:=0.2813*[.B301]+1.1082" office:value-type="float" office:value="4.542873" calcext:value-type="float">
            <text:p>4,542873</text:p>
          </table:table-cell>
          <table:table-cell table:style-name="ce1" table:formula="of:=SQRT(([.B301]*0.052)^2 + 0.037^2)" office:value-type="float" office:value="0.635997174836493" calcext:value-type="float">
            <text:p>0,6359971748</text:p>
          </table:table-cell>
          <table:table-cell table:number-columns-repeated="1018"/>
        </table:table-row>
        <table:table-row table:style-name="ro1">
          <table:table-cell office:value-type="float" office:value="603896" calcext:value-type="float">
            <text:p>603896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DC 012.20 <text:s/>mV</text:p>
          </table:table-cell>
          <table:table-cell table:formula="of:=[.A302]/60000" office:value-type="float" office:value="10.0649333333333" calcext:value-type="float">
            <text:p>10,0649333333</text:p>
          </table:table-cell>
          <table:table-cell table:formula="of:=0.2813*[.B302]+1.1082" office:value-type="float" office:value="4.54006" calcext:value-type="float">
            <text:p>4,54006</text:p>
          </table:table-cell>
          <table:table-cell table:style-name="ce1" table:formula="of:=SQRT(([.B302]*0.052)^2 + 0.037^2)" office:value-type="float" office:value="0.635478056269451" calcext:value-type="float">
            <text:p>0,6354780563</text:p>
          </table:table-cell>
          <table:table-cell table:number-columns-repeated="1018"/>
        </table:table-row>
        <table:table-row table:style-name="ro1">
          <table:table-cell office:value-type="float" office:value="605924" calcext:value-type="float">
            <text:p>605924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DC 012.20 <text:s/>mV</text:p>
          </table:table-cell>
          <table:table-cell table:formula="of:=[.A303]/60000" office:value-type="float" office:value="10.0987333333333" calcext:value-type="float">
            <text:p>10,0987333333</text:p>
          </table:table-cell>
          <table:table-cell table:formula="of:=0.2813*[.B303]+1.1082" office:value-type="float" office:value="4.54006" calcext:value-type="float">
            <text:p>4,54006</text:p>
          </table:table-cell>
          <table:table-cell table:style-name="ce1" table:formula="of:=SQRT(([.B303]*0.052)^2 + 0.037^2)" office:value-type="float" office:value="0.635478056269451" calcext:value-type="float">
            <text:p>0,6354780563</text:p>
          </table:table-cell>
          <table:table-cell table:number-columns-repeated="1018"/>
        </table:table-row>
        <table:table-row table:style-name="ro1">
          <table:table-cell office:value-type="float" office:value="607936" calcext:value-type="float">
            <text:p>607936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304]/60000" office:value-type="float" office:value="10.1322666666667" calcext:value-type="float">
            <text:p>10,1322666667</text:p>
          </table:table-cell>
          <table:table-cell table:formula="of:=0.2813*[.B304]+1.1082" office:value-type="float" office:value="4.554125" calcext:value-type="float">
            <text:p>4,554125</text:p>
          </table:table-cell>
          <table:table-cell table:style-name="ce1" table:formula="of:=SQRT(([.B304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609933" calcext:value-type="float">
            <text:p>60993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DC 012.23 <text:s/>mV</text:p>
          </table:table-cell>
          <table:table-cell table:formula="of:=[.A305]/60000" office:value-type="float" office:value="10.16555" calcext:value-type="float">
            <text:p>10,16555</text:p>
          </table:table-cell>
          <table:table-cell table:formula="of:=0.2813*[.B305]+1.1082" office:value-type="float" office:value="4.548499" calcext:value-type="float">
            <text:p>4,548499</text:p>
          </table:table-cell>
          <table:table-cell table:style-name="ce1" table:formula="of:=SQRT(([.B305]*0.052)^2 + 0.037^2)" office:value-type="float" office:value="0.637035416283899" calcext:value-type="float">
            <text:p>0,6370354163</text:p>
          </table:table-cell>
          <table:table-cell table:number-columns-repeated="1018"/>
        </table:table-row>
        <table:table-row table:style-name="ro1">
          <table:table-cell office:value-type="float" office:value="611961" calcext:value-type="float">
            <text:p>611961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DC 012.19 <text:s/>mV</text:p>
          </table:table-cell>
          <table:table-cell table:formula="of:=[.A306]/60000" office:value-type="float" office:value="10.19935" calcext:value-type="float">
            <text:p>10,19935</text:p>
          </table:table-cell>
          <table:table-cell table:formula="of:=0.2813*[.B306]+1.1082" office:value-type="float" office:value="4.537247" calcext:value-type="float">
            <text:p>4,537247</text:p>
          </table:table-cell>
          <table:table-cell table:style-name="ce1" table:formula="of:=SQRT(([.B306]*0.052)^2 + 0.037^2)" office:value-type="float" office:value="0.634958939144887" calcext:value-type="float">
            <text:p>0,6349589391</text:p>
          </table:table-cell>
          <table:table-cell table:number-columns-repeated="1018"/>
        </table:table-row>
        <table:table-row table:style-name="ro1">
          <table:table-cell office:value-type="float" office:value="613973" calcext:value-type="float">
            <text:p>613973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DC 012.19 <text:s/>mV</text:p>
          </table:table-cell>
          <table:table-cell table:formula="of:=[.A307]/60000" office:value-type="float" office:value="10.2328833333333" calcext:value-type="float">
            <text:p>10,2328833333</text:p>
          </table:table-cell>
          <table:table-cell table:formula="of:=0.2813*[.B307]+1.1082" office:value-type="float" office:value="4.537247" calcext:value-type="float">
            <text:p>4,537247</text:p>
          </table:table-cell>
          <table:table-cell table:style-name="ce1" table:formula="of:=SQRT(([.B307]*0.052)^2 + 0.037^2)" office:value-type="float" office:value="0.634958939144887" calcext:value-type="float">
            <text:p>0,6349589391</text:p>
          </table:table-cell>
          <table:table-cell table:number-columns-repeated="1018"/>
        </table:table-row>
        <table:table-row table:style-name="ro1">
          <table:table-cell office:value-type="float" office:value="615986" calcext:value-type="float">
            <text:p>615986</text:p>
          </table:table-cell>
          <table:table-cell office:value-type="float" office:value="12.12" calcext:value-type="float">
            <text:p>12,12</text:p>
          </table:table-cell>
          <table:table-cell office:value-type="string" calcext:value-type="string">
            <text:p>DC 012.12 <text:s/>mV</text:p>
          </table:table-cell>
          <table:table-cell table:formula="of:=[.A308]/60000" office:value-type="float" office:value="10.2664333333333" calcext:value-type="float">
            <text:p>10,2664333333</text:p>
          </table:table-cell>
          <table:table-cell table:formula="of:=0.2813*[.B308]+1.1082" office:value-type="float" office:value="4.517556" calcext:value-type="float">
            <text:p>4,517556</text:p>
          </table:table-cell>
          <table:table-cell table:style-name="ce1" table:formula="of:=SQRT(([.B308]*0.052)^2 + 0.037^2)" office:value-type="float" office:value="0.631325159961172" calcext:value-type="float">
            <text:p>0,63132516</text:p>
          </table:table-cell>
          <table:table-cell table:number-columns-repeated="1018"/>
        </table:table-row>
        <table:table-row table:style-name="ro1">
          <table:table-cell office:value-type="float" office:value="617998" calcext:value-type="float">
            <text:p>617998</text:p>
          </table:table-cell>
          <table:table-cell office:value-type="float" office:value="12.12" calcext:value-type="float">
            <text:p>12,12</text:p>
          </table:table-cell>
          <table:table-cell office:value-type="string" calcext:value-type="string">
            <text:p>DC 012.12 <text:s/>mV</text:p>
          </table:table-cell>
          <table:table-cell table:formula="of:=[.A309]/60000" office:value-type="float" office:value="10.2999666666667" calcext:value-type="float">
            <text:p>10,2999666667</text:p>
          </table:table-cell>
          <table:table-cell table:formula="of:=0.2813*[.B309]+1.1082" office:value-type="float" office:value="4.517556" calcext:value-type="float">
            <text:p>4,517556</text:p>
          </table:table-cell>
          <table:table-cell table:style-name="ce1" table:formula="of:=SQRT(([.B309]*0.052)^2 + 0.037^2)" office:value-type="float" office:value="0.631325159961172" calcext:value-type="float">
            <text:p>0,63132516</text:p>
          </table:table-cell>
          <table:table-cell table:number-columns-repeated="1018"/>
        </table:table-row>
        <table:table-row table:style-name="ro1">
          <table:table-cell office:value-type="float" office:value="620011" calcext:value-type="float">
            <text:p>620011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DC 012.13 <text:s/>mV</text:p>
          </table:table-cell>
          <table:table-cell table:formula="of:=[.A310]/60000" office:value-type="float" office:value="10.3335166666667" calcext:value-type="float">
            <text:p>10,3335166667</text:p>
          </table:table-cell>
          <table:table-cell table:formula="of:=0.2813*[.B310]+1.1082" office:value-type="float" office:value="4.520369" calcext:value-type="float">
            <text:p>4,520369</text:p>
          </table:table-cell>
          <table:table-cell table:style-name="ce1" table:formula="of:=SQRT(([.B310]*0.052)^2 + 0.037^2)" office:value-type="float" office:value="0.631844266888606" calcext:value-type="float">
            <text:p>0,6318442669</text:p>
          </table:table-cell>
          <table:table-cell table:number-columns-repeated="1018"/>
        </table:table-row>
        <table:table-row table:style-name="ro1">
          <table:table-cell office:value-type="float" office:value="622023" calcext:value-type="float">
            <text:p>622023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DC 012.17 <text:s/>mV</text:p>
          </table:table-cell>
          <table:table-cell table:formula="of:=[.A311]/60000" office:value-type="float" office:value="10.36705" calcext:value-type="float">
            <text:p>10,36705</text:p>
          </table:table-cell>
          <table:table-cell table:formula="of:=0.2813*[.B311]+1.1082" office:value-type="float" office:value="4.531621" calcext:value-type="float">
            <text:p>4,531621</text:p>
          </table:table-cell>
          <table:table-cell table:style-name="ce1" table:formula="of:=SQRT(([.B311]*0.052)^2 + 0.037^2)" office:value-type="float" office:value="0.633920709237362" calcext:value-type="float">
            <text:p>0,6339207092</text:p>
          </table:table-cell>
          <table:table-cell table:number-columns-repeated="1018"/>
        </table:table-row>
        <table:table-row table:style-name="ro1">
          <table:table-cell office:value-type="float" office:value="624020" calcext:value-type="float">
            <text:p>624020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DC 012.10 <text:s/>mV</text:p>
          </table:table-cell>
          <table:table-cell table:formula="of:=[.A312]/60000" office:value-type="float" office:value="10.4003333333333" calcext:value-type="float">
            <text:p>10,4003333333</text:p>
          </table:table-cell>
          <table:table-cell table:formula="of:=0.2813*[.B312]+1.1082" office:value-type="float" office:value="4.51193" calcext:value-type="float">
            <text:p>4,51193</text:p>
          </table:table-cell>
          <table:table-cell table:style-name="ce1" table:formula="of:=SQRT(([.B312]*0.052)^2 + 0.037^2)" office:value-type="float" office:value="0.630286950523331" calcext:value-type="float">
            <text:p>0,6302869505</text:p>
          </table:table-cell>
          <table:table-cell table:number-columns-repeated="1018"/>
        </table:table-row>
        <table:table-row table:style-name="ro1">
          <table:table-cell office:value-type="float" office:value="626048" calcext:value-type="float">
            <text:p>626048</text:p>
          </table:table-cell>
          <table:table-cell office:value-type="float" office:value="12.12" calcext:value-type="float">
            <text:p>12,12</text:p>
          </table:table-cell>
          <table:table-cell office:value-type="string" calcext:value-type="string">
            <text:p>DC 012.12 <text:s/>mV</text:p>
          </table:table-cell>
          <table:table-cell table:formula="of:=[.A313]/60000" office:value-type="float" office:value="10.4341333333333" calcext:value-type="float">
            <text:p>10,4341333333</text:p>
          </table:table-cell>
          <table:table-cell table:formula="of:=0.2813*[.B313]+1.1082" office:value-type="float" office:value="4.517556" calcext:value-type="float">
            <text:p>4,517556</text:p>
          </table:table-cell>
          <table:table-cell table:style-name="ce1" table:formula="of:=SQRT(([.B313]*0.052)^2 + 0.037^2)" office:value-type="float" office:value="0.631325159961172" calcext:value-type="float">
            <text:p>0,63132516</text:p>
          </table:table-cell>
          <table:table-cell table:number-columns-repeated="1018"/>
        </table:table-row>
        <table:table-row table:style-name="ro1">
          <table:table-cell office:value-type="float" office:value="628060" calcext:value-type="float">
            <text:p>628060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DC 012.10 <text:s/>mV</text:p>
          </table:table-cell>
          <table:table-cell table:formula="of:=[.A314]/60000" office:value-type="float" office:value="10.4676666666667" calcext:value-type="float">
            <text:p>10,4676666667</text:p>
          </table:table-cell>
          <table:table-cell table:formula="of:=0.2813*[.B314]+1.1082" office:value-type="float" office:value="4.51193" calcext:value-type="float">
            <text:p>4,51193</text:p>
          </table:table-cell>
          <table:table-cell table:style-name="ce1" table:formula="of:=SQRT(([.B314]*0.052)^2 + 0.037^2)" office:value-type="float" office:value="0.630286950523331" calcext:value-type="float">
            <text:p>0,6302869505</text:p>
          </table:table-cell>
          <table:table-cell table:number-columns-repeated="1018"/>
        </table:table-row>
        <table:table-row table:style-name="ro1">
          <table:table-cell office:value-type="float" office:value="630073" calcext:value-type="float">
            <text:p>630073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DC 012.10 <text:s/>mV</text:p>
          </table:table-cell>
          <table:table-cell table:formula="of:=[.A315]/60000" office:value-type="float" office:value="10.5012166666667" calcext:value-type="float">
            <text:p>10,5012166667</text:p>
          </table:table-cell>
          <table:table-cell table:formula="of:=0.2813*[.B315]+1.1082" office:value-type="float" office:value="4.51193" calcext:value-type="float">
            <text:p>4,51193</text:p>
          </table:table-cell>
          <table:table-cell table:style-name="ce1" table:formula="of:=SQRT(([.B315]*0.052)^2 + 0.037^2)" office:value-type="float" office:value="0.630286950523331" calcext:value-type="float">
            <text:p>0,6302869505</text:p>
          </table:table-cell>
          <table:table-cell table:number-columns-repeated="1018"/>
        </table:table-row>
        <table:table-row table:style-name="ro1">
          <table:table-cell office:value-type="float" office:value="632085" calcext:value-type="float">
            <text:p>632085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DC 012.08 <text:s/>mV</text:p>
          </table:table-cell>
          <table:table-cell table:formula="of:=[.A316]/60000" office:value-type="float" office:value="10.53475" calcext:value-type="float">
            <text:p>10,53475</text:p>
          </table:table-cell>
          <table:table-cell table:formula="of:=0.2813*[.B316]+1.1082" office:value-type="float" office:value="4.506304" calcext:value-type="float">
            <text:p>4,506304</text:p>
          </table:table-cell>
          <table:table-cell table:style-name="ce1" table:formula="of:=SQRT(([.B316]*0.052)^2 + 0.037^2)" office:value-type="float" office:value="0.62924874699915" calcext:value-type="float">
            <text:p>0,629248747</text:p>
          </table:table-cell>
          <table:table-cell table:number-columns-repeated="1018"/>
        </table:table-row>
        <table:table-row table:style-name="ro1">
          <table:table-cell office:value-type="float" office:value="634113" calcext:value-type="float">
            <text:p>634113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DC 012.06 <text:s/>mV</text:p>
          </table:table-cell>
          <table:table-cell table:formula="of:=[.A317]/60000" office:value-type="float" office:value="10.56855" calcext:value-type="float">
            <text:p>10,56855</text:p>
          </table:table-cell>
          <table:table-cell table:formula="of:=0.2813*[.B317]+1.1082" office:value-type="float" office:value="4.500678" calcext:value-type="float">
            <text:p>4,500678</text:p>
          </table:table-cell>
          <table:table-cell table:style-name="ce1" table:formula="of:=SQRT(([.B317]*0.052)^2 + 0.037^2)" office:value-type="float" office:value="0.628210549417948" calcext:value-type="float">
            <text:p>0,6282105494</text:p>
          </table:table-cell>
          <table:table-cell table:number-columns-repeated="1018"/>
        </table:table-row>
        <table:table-row table:style-name="ro1">
          <table:table-cell office:value-type="float" office:value="636110" calcext:value-type="float">
            <text:p>636110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DC 012.05 <text:s/>mV</text:p>
          </table:table-cell>
          <table:table-cell table:formula="of:=[.A318]/60000" office:value-type="float" office:value="10.6018333333333" calcext:value-type="float">
            <text:p>10,6018333333</text:p>
          </table:table-cell>
          <table:table-cell table:formula="of:=0.2813*[.B318]+1.1082" office:value-type="float" office:value="4.497865" calcext:value-type="float">
            <text:p>4,497865</text:p>
          </table:table-cell>
          <table:table-cell table:style-name="ce1" table:formula="of:=SQRT(([.B318]*0.052)^2 + 0.037^2)" office:value-type="float" office:value="0.62769145286518" calcext:value-type="float">
            <text:p>0,6276914529</text:p>
          </table:table-cell>
          <table:table-cell table:number-columns-repeated="1018"/>
        </table:table-row>
        <table:table-row table:style-name="ro1">
          <table:table-cell office:value-type="float" office:value="638107" calcext:value-type="float">
            <text:p>638107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19]/60000" office:value-type="float" office:value="10.6351166666667" calcext:value-type="float">
            <text:p>10,6351166667</text:p>
          </table:table-cell>
          <table:table-cell table:formula="of:=0.2813*[.B319]+1.1082" office:value-type="float" office:value="4.492239" calcext:value-type="float">
            <text:p>4,492239</text:p>
          </table:table-cell>
          <table:table-cell table:style-name="ce1" table:formula="of:=SQRT(([.B319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40135" calcext:value-type="float">
            <text:p>640135</text:p>
          </table:table-cell>
          <table:table-cell office:value-type="float" office:value="12.12" calcext:value-type="float">
            <text:p>12,12</text:p>
          </table:table-cell>
          <table:table-cell office:value-type="string" calcext:value-type="string">
            <text:p>DC 012.12 <text:s/>mV</text:p>
          </table:table-cell>
          <table:table-cell table:formula="of:=[.A320]/60000" office:value-type="float" office:value="10.6689166666667" calcext:value-type="float">
            <text:p>10,6689166667</text:p>
          </table:table-cell>
          <table:table-cell table:formula="of:=0.2813*[.B320]+1.1082" office:value-type="float" office:value="4.517556" calcext:value-type="float">
            <text:p>4,517556</text:p>
          </table:table-cell>
          <table:table-cell table:style-name="ce1" table:formula="of:=SQRT(([.B320]*0.052)^2 + 0.037^2)" office:value-type="float" office:value="0.631325159961172" calcext:value-type="float">
            <text:p>0,63132516</text:p>
          </table:table-cell>
          <table:table-cell table:number-columns-repeated="1018"/>
        </table:table-row>
        <table:table-row table:style-name="ro1">
          <table:table-cell office:value-type="float" office:value="642147" calcext:value-type="float">
            <text:p>642147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DC 012.09 <text:s/>mV</text:p>
          </table:table-cell>
          <table:table-cell table:formula="of:=[.A321]/60000" office:value-type="float" office:value="10.70245" calcext:value-type="float">
            <text:p>10,70245</text:p>
          </table:table-cell>
          <table:table-cell table:formula="of:=0.2813*[.B321]+1.1082" office:value-type="float" office:value="4.509117" calcext:value-type="float">
            <text:p>4,509117</text:p>
          </table:table-cell>
          <table:table-cell table:style-name="ce1" table:formula="of:=SQRT(([.B321]*0.052)^2 + 0.037^2)" office:value-type="float" office:value="0.629767848020205" calcext:value-type="float">
            <text:p>0,629767848</text:p>
          </table:table-cell>
          <table:table-cell table:number-columns-repeated="1018"/>
        </table:table-row>
        <table:table-row table:style-name="ro1">
          <table:table-cell office:value-type="float" office:value="644159" calcext:value-type="float">
            <text:p>644159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DC 012.11 <text:s/>mV</text:p>
          </table:table-cell>
          <table:table-cell table:formula="of:=[.A322]/60000" office:value-type="float" office:value="10.7359833333333" calcext:value-type="float">
            <text:p>10,7359833333</text:p>
          </table:table-cell>
          <table:table-cell table:formula="of:=0.2813*[.B322]+1.1082" office:value-type="float" office:value="4.514743" calcext:value-type="float">
            <text:p>4,514743</text:p>
          </table:table-cell>
          <table:table-cell table:style-name="ce1" table:formula="of:=SQRT(([.B322]*0.052)^2 + 0.037^2)" office:value-type="float" office:value="0.630806054504869" calcext:value-type="float">
            <text:p>0,6308060545</text:p>
          </table:table-cell>
          <table:table-cell table:number-columns-repeated="1018"/>
        </table:table-row>
        <table:table-row table:style-name="ro1">
          <table:table-cell office:value-type="float" office:value="646172" calcext:value-type="float">
            <text:p>646172</text:p>
          </table:table-cell>
          <table:table-cell office:value-type="float" office:value="12.12" calcext:value-type="float">
            <text:p>12,12</text:p>
          </table:table-cell>
          <table:table-cell office:value-type="string" calcext:value-type="string">
            <text:p>DC 012.12 <text:s/>mV</text:p>
          </table:table-cell>
          <table:table-cell table:formula="of:=[.A323]/60000" office:value-type="float" office:value="10.7695333333333" calcext:value-type="float">
            <text:p>10,7695333333</text:p>
          </table:table-cell>
          <table:table-cell table:formula="of:=0.2813*[.B323]+1.1082" office:value-type="float" office:value="4.517556" calcext:value-type="float">
            <text:p>4,517556</text:p>
          </table:table-cell>
          <table:table-cell table:style-name="ce1" table:formula="of:=SQRT(([.B323]*0.052)^2 + 0.037^2)" office:value-type="float" office:value="0.631325159961172" calcext:value-type="float">
            <text:p>0,63132516</text:p>
          </table:table-cell>
          <table:table-cell table:number-columns-repeated="1018"/>
        </table:table-row>
        <table:table-row table:style-name="ro1">
          <table:table-cell office:value-type="float" office:value="648184" calcext:value-type="float">
            <text:p>64818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DC 012.11 <text:s/>mV</text:p>
          </table:table-cell>
          <table:table-cell table:formula="of:=[.A324]/60000" office:value-type="float" office:value="10.8030666666667" calcext:value-type="float">
            <text:p>10,8030666667</text:p>
          </table:table-cell>
          <table:table-cell table:formula="of:=0.2813*[.B324]+1.1082" office:value-type="float" office:value="4.514743" calcext:value-type="float">
            <text:p>4,514743</text:p>
          </table:table-cell>
          <table:table-cell table:style-name="ce1" table:formula="of:=SQRT(([.B324]*0.052)^2 + 0.037^2)" office:value-type="float" office:value="0.630806054504869" calcext:value-type="float">
            <text:p>0,6308060545</text:p>
          </table:table-cell>
          <table:table-cell table:number-columns-repeated="1018"/>
        </table:table-row>
        <table:table-row table:style-name="ro1">
          <table:table-cell office:value-type="float" office:value="650197" calcext:value-type="float">
            <text:p>650197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25]/60000" office:value-type="float" office:value="10.8366166666667" calcext:value-type="float">
            <text:p>10,8366166667</text:p>
          </table:table-cell>
          <table:table-cell table:formula="of:=0.2813*[.B325]+1.1082" office:value-type="float" office:value="4.492239" calcext:value-type="float">
            <text:p>4,492239</text:p>
          </table:table-cell>
          <table:table-cell table:style-name="ce1" table:formula="of:=SQRT(([.B325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52193" calcext:value-type="float">
            <text:p>652193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DC 012.10 <text:s/>mV</text:p>
          </table:table-cell>
          <table:table-cell table:formula="of:=[.A326]/60000" office:value-type="float" office:value="10.8698833333333" calcext:value-type="float">
            <text:p>10,8698833333</text:p>
          </table:table-cell>
          <table:table-cell table:formula="of:=0.2813*[.B326]+1.1082" office:value-type="float" office:value="4.51193" calcext:value-type="float">
            <text:p>4,51193</text:p>
          </table:table-cell>
          <table:table-cell table:style-name="ce1" table:formula="of:=SQRT(([.B326]*0.052)^2 + 0.037^2)" office:value-type="float" office:value="0.630286950523331" calcext:value-type="float">
            <text:p>0,6302869505</text:p>
          </table:table-cell>
          <table:table-cell table:number-columns-repeated="1018"/>
        </table:table-row>
        <table:table-row table:style-name="ro1">
          <table:table-cell office:value-type="float" office:value="654221" calcext:value-type="float">
            <text:p>654221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27]/60000" office:value-type="float" office:value="10.9036833333333" calcext:value-type="float">
            <text:p>10,9036833333</text:p>
          </table:table-cell>
          <table:table-cell table:formula="of:=0.2813*[.B327]+1.1082" office:value-type="float" office:value="4.492239" calcext:value-type="float">
            <text:p>4,492239</text:p>
          </table:table-cell>
          <table:table-cell table:style-name="ce1" table:formula="of:=SQRT(([.B327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56234" calcext:value-type="float">
            <text:p>656234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28]/60000" office:value-type="float" office:value="10.9372333333333" calcext:value-type="float">
            <text:p>10,9372333333</text:p>
          </table:table-cell>
          <table:table-cell table:formula="of:=0.2813*[.B328]+1.1082" office:value-type="float" office:value="4.492239" calcext:value-type="float">
            <text:p>4,492239</text:p>
          </table:table-cell>
          <table:table-cell table:style-name="ce1" table:formula="of:=SQRT(([.B328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58231" calcext:value-type="float">
            <text:p>658231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29]/60000" office:value-type="float" office:value="10.9705166666667" calcext:value-type="float">
            <text:p>10,9705166667</text:p>
          </table:table-cell>
          <table:table-cell table:formula="of:=0.2813*[.B329]+1.1082" office:value-type="float" office:value="4.492239" calcext:value-type="float">
            <text:p>4,492239</text:p>
          </table:table-cell>
          <table:table-cell table:style-name="ce1" table:formula="of:=SQRT(([.B329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60259" calcext:value-type="float">
            <text:p>660259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DC 012.07 <text:s/>mV</text:p>
          </table:table-cell>
          <table:table-cell table:formula="of:=[.A330]/60000" office:value-type="float" office:value="11.0043166666667" calcext:value-type="float">
            <text:p>11,0043166667</text:p>
          </table:table-cell>
          <table:table-cell table:formula="of:=0.2813*[.B330]+1.1082" office:value-type="float" office:value="4.503491" calcext:value-type="float">
            <text:p>4,503491</text:p>
          </table:table-cell>
          <table:table-cell table:style-name="ce1" table:formula="of:=SQRT(([.B330]*0.052)^2 + 0.037^2)" office:value-type="float" office:value="0.628729647463836" calcext:value-type="float">
            <text:p>0,6287296475</text:p>
          </table:table-cell>
          <table:table-cell table:number-columns-repeated="1018"/>
        </table:table-row>
        <table:table-row table:style-name="ro1">
          <table:table-cell office:value-type="float" office:value="662271" calcext:value-type="float">
            <text:p>662271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DC 012.02 <text:s/>mV</text:p>
          </table:table-cell>
          <table:table-cell table:formula="of:=[.A331]/60000" office:value-type="float" office:value="11.03785" calcext:value-type="float">
            <text:p>11,03785</text:p>
          </table:table-cell>
          <table:table-cell table:formula="of:=0.2813*[.B331]+1.1082" office:value-type="float" office:value="4.489426" calcext:value-type="float">
            <text:p>4,489426</text:p>
          </table:table-cell>
          <table:table-cell table:style-name="ce1" table:formula="of:=SQRT(([.B331]*0.052)^2 + 0.037^2)" office:value-type="float" office:value="0.626134172202732" calcext:value-type="float">
            <text:p>0,6261341722</text:p>
          </table:table-cell>
          <table:table-cell table:number-columns-repeated="1018"/>
        </table:table-row>
        <table:table-row table:style-name="ro1">
          <table:table-cell office:value-type="float" office:value="664283" calcext:value-type="float">
            <text:p>664283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DC 012.06 <text:s/>mV</text:p>
          </table:table-cell>
          <table:table-cell table:formula="of:=[.A332]/60000" office:value-type="float" office:value="11.0713833333333" calcext:value-type="float">
            <text:p>11,0713833333</text:p>
          </table:table-cell>
          <table:table-cell table:formula="of:=0.2813*[.B332]+1.1082" office:value-type="float" office:value="4.500678" calcext:value-type="float">
            <text:p>4,500678</text:p>
          </table:table-cell>
          <table:table-cell table:style-name="ce1" table:formula="of:=SQRT(([.B332]*0.052)^2 + 0.037^2)" office:value-type="float" office:value="0.628210549417948" calcext:value-type="float">
            <text:p>0,6282105494</text:p>
          </table:table-cell>
          <table:table-cell table:number-columns-repeated="1018"/>
        </table:table-row>
        <table:table-row table:style-name="ro1">
          <table:table-cell office:value-type="float" office:value="666296" calcext:value-type="float">
            <text:p>666296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DC 012.06 <text:s/>mV</text:p>
          </table:table-cell>
          <table:table-cell table:formula="of:=[.A333]/60000" office:value-type="float" office:value="11.1049333333333" calcext:value-type="float">
            <text:p>11,1049333333</text:p>
          </table:table-cell>
          <table:table-cell table:formula="of:=0.2813*[.B333]+1.1082" office:value-type="float" office:value="4.500678" calcext:value-type="float">
            <text:p>4,500678</text:p>
          </table:table-cell>
          <table:table-cell table:style-name="ce1" table:formula="of:=SQRT(([.B333]*0.052)^2 + 0.037^2)" office:value-type="float" office:value="0.628210549417948" calcext:value-type="float">
            <text:p>0,6282105494</text:p>
          </table:table-cell>
          <table:table-cell table:number-columns-repeated="1018"/>
        </table:table-row>
        <table:table-row table:style-name="ro1">
          <table:table-cell office:value-type="float" office:value="668308" calcext:value-type="float">
            <text:p>668308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34]/60000" office:value-type="float" office:value="11.1384666666667" calcext:value-type="float">
            <text:p>11,1384666667</text:p>
          </table:table-cell>
          <table:table-cell table:formula="of:=0.2813*[.B334]+1.1082" office:value-type="float" office:value="4.492239" calcext:value-type="float">
            <text:p>4,492239</text:p>
          </table:table-cell>
          <table:table-cell table:style-name="ce1" table:formula="of:=SQRT(([.B334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70321" calcext:value-type="float">
            <text:p>67032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DC 011.97 <text:s/>mV</text:p>
          </table:table-cell>
          <table:table-cell table:formula="of:=[.A335]/60000" office:value-type="float" office:value="11.1720166666667" calcext:value-type="float">
            <text:p>11,1720166667</text:p>
          </table:table-cell>
          <table:table-cell table:formula="of:=0.2813*[.B335]+1.1082" office:value-type="float" office:value="4.475361" calcext:value-type="float">
            <text:p>4,475361</text:p>
          </table:table-cell>
          <table:table-cell table:style-name="ce1" table:formula="of:=SQRT(([.B335]*0.052)^2 + 0.037^2)" office:value-type="float" office:value="0.623538734642845" calcext:value-type="float">
            <text:p>0,6235387346</text:p>
          </table:table-cell>
          <table:table-cell table:number-columns-repeated="1018"/>
        </table:table-row>
        <table:table-row table:style-name="ro1">
          <table:table-cell office:value-type="float" office:value="672317" calcext:value-type="float">
            <text:p>672317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36]/60000" office:value-type="float" office:value="11.2052833333333" calcext:value-type="float">
            <text:p>11,2052833333</text:p>
          </table:table-cell>
          <table:table-cell table:formula="of:=0.2813*[.B336]+1.1082" office:value-type="float" office:value="4.492239" calcext:value-type="float">
            <text:p>4,492239</text:p>
          </table:table-cell>
          <table:table-cell table:style-name="ce1" table:formula="of:=SQRT(([.B336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74345" calcext:value-type="float">
            <text:p>674345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DC 012.04 <text:s/>mV</text:p>
          </table:table-cell>
          <table:table-cell table:formula="of:=[.A337]/60000" office:value-type="float" office:value="11.2390833333333" calcext:value-type="float">
            <text:p>11,2390833333</text:p>
          </table:table-cell>
          <table:table-cell table:formula="of:=0.2813*[.B337]+1.1082" office:value-type="float" office:value="4.495052" calcext:value-type="float">
            <text:p>4,495052</text:p>
          </table:table-cell>
          <table:table-cell table:style-name="ce1" table:formula="of:=SQRT(([.B337]*0.052)^2 + 0.037^2)" office:value-type="float" office:value="0.627172357809239" calcext:value-type="float">
            <text:p>0,6271723578</text:p>
          </table:table-cell>
          <table:table-cell table:number-columns-repeated="1018"/>
        </table:table-row>
        <table:table-row table:style-name="ro1">
          <table:table-cell office:value-type="float" office:value="676358" calcext:value-type="float">
            <text:p>676358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DC 012.05 <text:s/>mV</text:p>
          </table:table-cell>
          <table:table-cell table:formula="of:=[.A338]/60000" office:value-type="float" office:value="11.2726333333333" calcext:value-type="float">
            <text:p>11,2726333333</text:p>
          </table:table-cell>
          <table:table-cell table:formula="of:=0.2813*[.B338]+1.1082" office:value-type="float" office:value="4.497865" calcext:value-type="float">
            <text:p>4,497865</text:p>
          </table:table-cell>
          <table:table-cell table:style-name="ce1" table:formula="of:=SQRT(([.B338]*0.052)^2 + 0.037^2)" office:value-type="float" office:value="0.62769145286518" calcext:value-type="float">
            <text:p>0,6276914529</text:p>
          </table:table-cell>
          <table:table-cell table:number-columns-repeated="1018"/>
        </table:table-row>
        <table:table-row table:style-name="ro1">
          <table:table-cell office:value-type="float" office:value="678370" calcext:value-type="float">
            <text:p>678370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DC 012.07 <text:s/>mV</text:p>
          </table:table-cell>
          <table:table-cell table:formula="of:=[.A339]/60000" office:value-type="float" office:value="11.3061666666667" calcext:value-type="float">
            <text:p>11,3061666667</text:p>
          </table:table-cell>
          <table:table-cell table:formula="of:=0.2813*[.B339]+1.1082" office:value-type="float" office:value="4.503491" calcext:value-type="float">
            <text:p>4,503491</text:p>
          </table:table-cell>
          <table:table-cell table:style-name="ce1" table:formula="of:=SQRT(([.B339]*0.052)^2 + 0.037^2)" office:value-type="float" office:value="0.628729647463836" calcext:value-type="float">
            <text:p>0,6287296475</text:p>
          </table:table-cell>
          <table:table-cell table:number-columns-repeated="1018"/>
        </table:table-row>
        <table:table-row table:style-name="ro1">
          <table:table-cell office:value-type="float" office:value="680383" calcext:value-type="float">
            <text:p>680383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DC 012.02 <text:s/>mV</text:p>
          </table:table-cell>
          <table:table-cell table:formula="of:=[.A340]/60000" office:value-type="float" office:value="11.3397166666667" calcext:value-type="float">
            <text:p>11,3397166667</text:p>
          </table:table-cell>
          <table:table-cell table:formula="of:=0.2813*[.B340]+1.1082" office:value-type="float" office:value="4.489426" calcext:value-type="float">
            <text:p>4,489426</text:p>
          </table:table-cell>
          <table:table-cell table:style-name="ce1" table:formula="of:=SQRT(([.B340]*0.052)^2 + 0.037^2)" office:value-type="float" office:value="0.626134172202732" calcext:value-type="float">
            <text:p>0,6261341722</text:p>
          </table:table-cell>
          <table:table-cell table:number-columns-repeated="1018"/>
        </table:table-row>
        <table:table-row table:style-name="ro1">
          <table:table-cell office:value-type="float" office:value="682395" calcext:value-type="float">
            <text:p>682395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DC 011.95 <text:s/>mV</text:p>
          </table:table-cell>
          <table:table-cell table:formula="of:=[.A341]/60000" office:value-type="float" office:value="11.37325" calcext:value-type="float">
            <text:p>11,37325</text:p>
          </table:table-cell>
          <table:table-cell table:formula="of:=0.2813*[.B341]+1.1082" office:value-type="float" office:value="4.469735" calcext:value-type="float">
            <text:p>4,469735</text:p>
          </table:table-cell>
          <table:table-cell table:style-name="ce1" table:formula="of:=SQRT(([.B341]*0.052)^2 + 0.037^2)" office:value-type="float" office:value="0.622500570280863" calcext:value-type="float">
            <text:p>0,6225005703</text:p>
          </table:table-cell>
          <table:table-cell table:number-columns-repeated="1018"/>
        </table:table-row>
        <table:table-row table:style-name="ro1">
          <table:table-cell office:value-type="float" office:value="684407" calcext:value-type="float">
            <text:p>684407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DC 011.93 <text:s/>mV</text:p>
          </table:table-cell>
          <table:table-cell table:formula="of:=[.A342]/60000" office:value-type="float" office:value="11.4067833333333" calcext:value-type="float">
            <text:p>11,4067833333</text:p>
          </table:table-cell>
          <table:table-cell table:formula="of:=0.2813*[.B342]+1.1082" office:value-type="float" office:value="4.464109" calcext:value-type="float">
            <text:p>4,464109</text:p>
          </table:table-cell>
          <table:table-cell table:style-name="ce1" table:formula="of:=SQRT(([.B342]*0.052)^2 + 0.037^2)" office:value-type="float" office:value="0.621462412057238" calcext:value-type="float">
            <text:p>0,6214624121</text:p>
          </table:table-cell>
          <table:table-cell table:number-columns-repeated="1018"/>
        </table:table-row>
        <table:table-row table:style-name="ro1">
          <table:table-cell office:value-type="float" office:value="686404" calcext:value-type="float">
            <text:p>686404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DC 011.93 <text:s/>mV</text:p>
          </table:table-cell>
          <table:table-cell table:formula="of:=[.A343]/60000" office:value-type="float" office:value="11.4400666666667" calcext:value-type="float">
            <text:p>11,4400666667</text:p>
          </table:table-cell>
          <table:table-cell table:formula="of:=0.2813*[.B343]+1.1082" office:value-type="float" office:value="4.464109" calcext:value-type="float">
            <text:p>4,464109</text:p>
          </table:table-cell>
          <table:table-cell table:style-name="ce1" table:formula="of:=SQRT(([.B343]*0.052)^2 + 0.037^2)" office:value-type="float" office:value="0.621462412057238" calcext:value-type="float">
            <text:p>0,6214624121</text:p>
          </table:table-cell>
          <table:table-cell table:number-columns-repeated="1018"/>
        </table:table-row>
        <table:table-row table:style-name="ro1">
          <table:table-cell office:value-type="float" office:value="688432" calcext:value-type="float">
            <text:p>688432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DC 011.91 <text:s/>mV</text:p>
          </table:table-cell>
          <table:table-cell table:formula="of:=[.A344]/60000" office:value-type="float" office:value="11.4738666666667" calcext:value-type="float">
            <text:p>11,4738666667</text:p>
          </table:table-cell>
          <table:table-cell table:formula="of:=0.2813*[.B344]+1.1082" office:value-type="float" office:value="4.458483" calcext:value-type="float">
            <text:p>4,458483</text:p>
          </table:table-cell>
          <table:table-cell table:style-name="ce1" table:formula="of:=SQRT(([.B344]*0.052)^2 + 0.037^2)" office:value-type="float" office:value="0.620424260002782" calcext:value-type="float">
            <text:p>0,62042426</text:p>
          </table:table-cell>
          <table:table-cell table:number-columns-repeated="1018"/>
        </table:table-row>
        <table:table-row table:style-name="ro1">
          <table:table-cell office:value-type="float" office:value="690445" calcext:value-type="float">
            <text:p>690445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45]/60000" office:value-type="float" office:value="11.5074166666667" calcext:value-type="float">
            <text:p>11,5074166667</text:p>
          </table:table-cell>
          <table:table-cell table:formula="of:=0.2813*[.B345]+1.1082" office:value-type="float" office:value="4.492239" calcext:value-type="float">
            <text:p>4,492239</text:p>
          </table:table-cell>
          <table:table-cell table:style-name="ce1" table:formula="of:=SQRT(([.B345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92457" calcext:value-type="float">
            <text:p>692457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DC 011.95 <text:s/>mV</text:p>
          </table:table-cell>
          <table:table-cell table:formula="of:=[.A346]/60000" office:value-type="float" office:value="11.54095" calcext:value-type="float">
            <text:p>11,54095</text:p>
          </table:table-cell>
          <table:table-cell table:formula="of:=0.2813*[.B346]+1.1082" office:value-type="float" office:value="4.469735" calcext:value-type="float">
            <text:p>4,469735</text:p>
          </table:table-cell>
          <table:table-cell table:style-name="ce1" table:formula="of:=SQRT(([.B346]*0.052)^2 + 0.037^2)" office:value-type="float" office:value="0.622500570280863" calcext:value-type="float">
            <text:p>0,6225005703</text:p>
          </table:table-cell>
          <table:table-cell table:number-columns-repeated="1018"/>
        </table:table-row>
        <table:table-row table:style-name="ro1">
          <table:table-cell office:value-type="float" office:value="694469" calcext:value-type="float">
            <text:p>694469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DC 012.01 <text:s/>mV</text:p>
          </table:table-cell>
          <table:table-cell table:formula="of:=[.A347]/60000" office:value-type="float" office:value="11.5744833333333" calcext:value-type="float">
            <text:p>11,5744833333</text:p>
          </table:table-cell>
          <table:table-cell table:formula="of:=0.2813*[.B347]+1.1082" office:value-type="float" office:value="4.486613" calcext:value-type="float">
            <text:p>4,486613</text:p>
          </table:table-cell>
          <table:table-cell table:style-name="ce1" table:formula="of:=SQRT(([.B347]*0.052)^2 + 0.037^2)" office:value-type="float" office:value="0.625615081659642" calcext:value-type="float">
            <text:p>0,6256150817</text:p>
          </table:table-cell>
          <table:table-cell table:number-columns-repeated="1018"/>
        </table:table-row>
        <table:table-row table:style-name="ro1">
          <table:table-cell office:value-type="float" office:value="696482" calcext:value-type="float">
            <text:p>69648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DC 012.03 <text:s/>mV</text:p>
          </table:table-cell>
          <table:table-cell table:formula="of:=[.A348]/60000" office:value-type="float" office:value="11.6080333333333" calcext:value-type="float">
            <text:p>11,6080333333</text:p>
          </table:table-cell>
          <table:table-cell table:formula="of:=0.2813*[.B348]+1.1082" office:value-type="float" office:value="4.492239" calcext:value-type="float">
            <text:p>4,492239</text:p>
          </table:table-cell>
          <table:table-cell table:style-name="ce1" table:formula="of:=SQRT(([.B348]*0.052)^2 + 0.037^2)" office:value-type="float" office:value="0.626653264253846" calcext:value-type="float">
            <text:p>0,6266532643</text:p>
          </table:table-cell>
          <table:table-cell table:number-columns-repeated="1018"/>
        </table:table-row>
        <table:table-row table:style-name="ro1">
          <table:table-cell office:value-type="float" office:value="698494" calcext:value-type="float">
            <text:p>698494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DC 012.02 <text:s/>mV</text:p>
          </table:table-cell>
          <table:table-cell table:formula="of:=[.A349]/60000" office:value-type="float" office:value="11.6415666666667" calcext:value-type="float">
            <text:p>11,6415666667</text:p>
          </table:table-cell>
          <table:table-cell table:formula="of:=0.2813*[.B349]+1.1082" office:value-type="float" office:value="4.489426" calcext:value-type="float">
            <text:p>4,489426</text:p>
          </table:table-cell>
          <table:table-cell table:style-name="ce1" table:formula="of:=SQRT(([.B349]*0.052)^2 + 0.037^2)" office:value-type="float" office:value="0.626134172202732" calcext:value-type="float">
            <text:p>0,6261341722</text:p>
          </table:table-cell>
          <table:table-cell table:number-columns-repeated="1018"/>
        </table:table-row>
        <table:table-row table:style-name="ro1">
          <table:table-cell office:value-type="float" office:value="700491" calcext:value-type="float">
            <text:p>700491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DC 012.05 <text:s/>mV</text:p>
          </table:table-cell>
          <table:table-cell table:formula="of:=[.A350]/60000" office:value-type="float" office:value="11.67485" calcext:value-type="float">
            <text:p>11,67485</text:p>
          </table:table-cell>
          <table:table-cell table:formula="of:=0.2813*[.B350]+1.1082" office:value-type="float" office:value="4.497865" calcext:value-type="float">
            <text:p>4,497865</text:p>
          </table:table-cell>
          <table:table-cell table:style-name="ce1" table:formula="of:=SQRT(([.B350]*0.052)^2 + 0.037^2)" office:value-type="float" office:value="0.62769145286518" calcext:value-type="float">
            <text:p>0,6276914529</text:p>
          </table:table-cell>
          <table:table-cell table:number-columns-repeated="1018"/>
        </table:table-row>
        <table:table-row table:style-name="ro1">
          <table:table-cell office:value-type="float" office:value="702519" calcext:value-type="float">
            <text:p>702519</text:p>
          </table:table-cell>
          <table:table-cell office:value-type="float" office:value="11.98" calcext:value-type="float">
            <text:p>11,98</text:p>
          </table:table-cell>
          <table:table-cell office:value-type="string" calcext:value-type="string">
            <text:p>DC 011.98 <text:s/>mV</text:p>
          </table:table-cell>
          <table:table-cell table:formula="of:=[.A351]/60000" office:value-type="float" office:value="11.70865" calcext:value-type="float">
            <text:p>11,70865</text:p>
          </table:table-cell>
          <table:table-cell table:formula="of:=0.2813*[.B351]+1.1082" office:value-type="float" office:value="4.478174" calcext:value-type="float">
            <text:p>4,478174</text:p>
          </table:table-cell>
          <table:table-cell table:style-name="ce1" table:formula="of:=SQRT(([.B351]*0.052)^2 + 0.037^2)" office:value-type="float" office:value="0.624057819116146" calcext:value-type="float">
            <text:p>0,6240578191</text:p>
          </table:table-cell>
          <table:table-cell table:number-columns-repeated="1018"/>
        </table:table-row>
        <table:table-row table:style-name="ro1">
          <table:table-cell office:value-type="float" office:value="704531" calcext:value-type="float">
            <text:p>704531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DC 011.96 <text:s/>mV</text:p>
          </table:table-cell>
          <table:table-cell table:formula="of:=[.A352]/60000" office:value-type="float" office:value="11.7421833333333" calcext:value-type="float">
            <text:p>11,7421833333</text:p>
          </table:table-cell>
          <table:table-cell table:formula="of:=0.2813*[.B352]+1.1082" office:value-type="float" office:value="4.472548" calcext:value-type="float">
            <text:p>4,472548</text:p>
          </table:table-cell>
          <table:table-cell table:style-name="ce1" table:formula="of:=SQRT(([.B352]*0.052)^2 + 0.037^2)" office:value-type="float" office:value="0.623019651696478" calcext:value-type="float">
            <text:p>0,6230196517</text:p>
          </table:table-cell>
          <table:table-cell table:number-columns-repeated="1018"/>
        </table:table-row>
        <table:table-row table:style-name="ro1">
          <table:table-cell office:value-type="float" office:value="706544" calcext:value-type="float">
            <text:p>70654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DC 011.95 <text:s/>mV</text:p>
          </table:table-cell>
          <table:table-cell table:formula="of:=[.A353]/60000" office:value-type="float" office:value="11.7757333333333" calcext:value-type="float">
            <text:p>11,7757333333</text:p>
          </table:table-cell>
          <table:table-cell table:formula="of:=0.2813*[.B353]+1.1082" office:value-type="float" office:value="4.469735" calcext:value-type="float">
            <text:p>4,469735</text:p>
          </table:table-cell>
          <table:table-cell table:style-name="ce1" table:formula="of:=SQRT(([.B353]*0.052)^2 + 0.037^2)" office:value-type="float" office:value="0.622500570280863" calcext:value-type="float">
            <text:p>0,6225005703</text:p>
          </table:table-cell>
          <table:table-cell table:number-columns-repeated="1018"/>
        </table:table-row>
        <table:table-row table:style-name="ro1">
          <table:table-cell office:value-type="float" office:value="708556" calcext:value-type="float">
            <text:p>708556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DC 011.96 <text:s/>mV</text:p>
          </table:table-cell>
          <table:table-cell table:formula="of:=[.A354]/60000" office:value-type="float" office:value="11.8092666666667" calcext:value-type="float">
            <text:p>11,8092666667</text:p>
          </table:table-cell>
          <table:table-cell table:formula="of:=0.2813*[.B354]+1.1082" office:value-type="float" office:value="4.472548" calcext:value-type="float">
            <text:p>4,472548</text:p>
          </table:table-cell>
          <table:table-cell table:style-name="ce1" table:formula="of:=SQRT(([.B354]*0.052)^2 + 0.037^2)" office:value-type="float" office:value="0.623019651696478" calcext:value-type="float">
            <text:p>0,6230196517</text:p>
          </table:table-cell>
          <table:table-cell table:number-columns-repeated="1018"/>
        </table:table-row>
        <table:table-row table:style-name="ro1">
          <table:table-cell office:value-type="float" office:value="710569" calcext:value-type="float">
            <text:p>710569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DC 011.94 <text:s/>mV</text:p>
          </table:table-cell>
          <table:table-cell table:formula="of:=[.A355]/60000" office:value-type="float" office:value="11.8428166666667" calcext:value-type="float">
            <text:p>11,8428166667</text:p>
          </table:table-cell>
          <table:table-cell table:formula="of:=0.2813*[.B355]+1.1082" office:value-type="float" office:value="4.466922" calcext:value-type="float">
            <text:p>4,466922</text:p>
          </table:table-cell>
          <table:table-cell table:style-name="ce1" table:formula="of:=SQRT(([.B355]*0.052)^2 + 0.037^2)" office:value-type="float" office:value="0.621981490399835" calcext:value-type="float">
            <text:p>0,6219814904</text:p>
          </table:table-cell>
          <table:table-cell table:number-columns-repeated="1018"/>
        </table:table-row>
        <table:table-row table:style-name="ro1">
          <table:table-cell office:value-type="float" office:value="712581" calcext:value-type="float">
            <text:p>71258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DC 011.90 <text:s/>mV</text:p>
          </table:table-cell>
          <table:table-cell table:formula="of:=[.A356]/60000" office:value-type="float" office:value="11.87635" calcext:value-type="float">
            <text:p>11,87635</text:p>
          </table:table-cell>
          <table:table-cell table:formula="of:=0.2813*[.B356]+1.1082" office:value-type="float" office:value="4.45567" calcext:value-type="float">
            <text:p>4,45567</text:p>
          </table:table-cell>
          <table:table-cell table:style-name="ce1" table:formula="of:=SQRT(([.B356]*0.052)^2 + 0.037^2)" office:value-type="float" office:value="0.619905186298679" calcext:value-type="float">
            <text:p>0,6199051863</text:p>
          </table:table-cell>
          <table:table-cell table:number-columns-repeated="1018"/>
        </table:table-row>
        <table:table-row table:style-name="ro1">
          <table:table-cell office:value-type="float" office:value="714578" calcext:value-type="float">
            <text:p>714578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DC 011.90 <text:s/>mV</text:p>
          </table:table-cell>
          <table:table-cell table:formula="of:=[.A357]/60000" office:value-type="float" office:value="11.9096333333333" calcext:value-type="float">
            <text:p>11,9096333333</text:p>
          </table:table-cell>
          <table:table-cell table:formula="of:=0.2813*[.B357]+1.1082" office:value-type="float" office:value="4.45567" calcext:value-type="float">
            <text:p>4,45567</text:p>
          </table:table-cell>
          <table:table-cell table:style-name="ce1" table:formula="of:=SQRT(([.B357]*0.052)^2 + 0.037^2)" office:value-type="float" office:value="0.619905186298679" calcext:value-type="float">
            <text:p>0,6199051863</text:p>
          </table:table-cell>
          <table:table-cell table:number-columns-repeated="1018"/>
        </table:table-row>
        <table:table-row table:style-name="ro1">
          <table:table-cell office:value-type="float" office:value="716606" calcext:value-type="float">
            <text:p>716606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DC 011.91 <text:s/>mV</text:p>
          </table:table-cell>
          <table:table-cell table:formula="of:=[.A358]/60000" office:value-type="float" office:value="11.9434333333333" calcext:value-type="float">
            <text:p>11,9434333333</text:p>
          </table:table-cell>
          <table:table-cell table:formula="of:=0.2813*[.B358]+1.1082" office:value-type="float" office:value="4.458483" calcext:value-type="float">
            <text:p>4,458483</text:p>
          </table:table-cell>
          <table:table-cell table:style-name="ce1" table:formula="of:=SQRT(([.B358]*0.052)^2 + 0.037^2)" office:value-type="float" office:value="0.620424260002782" calcext:value-type="float">
            <text:p>0,62042426</text:p>
          </table:table-cell>
          <table:table-cell table:number-columns-repeated="1018"/>
        </table:table-row>
        <table:table-row table:style-name="ro1">
          <table:table-cell office:value-type="float" office:value="718618" calcext:value-type="float">
            <text:p>718618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DC 011.94 <text:s/>mV</text:p>
          </table:table-cell>
          <table:table-cell table:formula="of:=[.A359]/60000" office:value-type="float" office:value="11.9769666666667" calcext:value-type="float">
            <text:p>11,9769666667</text:p>
          </table:table-cell>
          <table:table-cell table:formula="of:=0.2813*[.B359]+1.1082" office:value-type="float" office:value="4.466922" calcext:value-type="float">
            <text:p>4,466922</text:p>
          </table:table-cell>
          <table:table-cell table:style-name="ce1" table:formula="of:=SQRT(([.B359]*0.052)^2 + 0.037^2)" office:value-type="float" office:value="0.621981490399835" calcext:value-type="float">
            <text:p>0,6219814904</text:p>
          </table:table-cell>
          <table:table-cell table:number-columns-repeated="1018"/>
        </table:table-row>
        <table:table-row table:style-name="ro1">
          <table:table-cell office:value-type="float" office:value="720631" calcext:value-type="float">
            <text:p>72063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DC 011.91 <text:s/>mV</text:p>
          </table:table-cell>
          <table:table-cell table:formula="of:=[.A360]/60000" office:value-type="float" office:value="12.0105166666667" calcext:value-type="float">
            <text:p>12,0105166667</text:p>
          </table:table-cell>
          <table:table-cell table:formula="of:=0.2813*[.B360]+1.1082" office:value-type="float" office:value="4.458483" calcext:value-type="float">
            <text:p>4,458483</text:p>
          </table:table-cell>
          <table:table-cell table:style-name="ce1" table:formula="of:=SQRT(([.B360]*0.052)^2 + 0.037^2)" office:value-type="float" office:value="0.620424260002782" calcext:value-type="float">
            <text:p>0,62042426</text:p>
          </table:table-cell>
          <table:table-cell table:number-columns-repeated="1018"/>
        </table:table-row>
        <table:table-row table:style-name="ro1">
          <table:table-cell office:value-type="float" office:value="722643" calcext:value-type="float">
            <text:p>7226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C 012.00 <text:s/>mV</text:p>
          </table:table-cell>
          <table:table-cell table:formula="of:=[.A361]/60000" office:value-type="float" office:value="12.04405" calcext:value-type="float">
            <text:p>12,04405</text:p>
          </table:table-cell>
          <table:table-cell table:formula="of:=0.2813*[.B361]+1.1082" office:value-type="float" office:value="4.4838" calcext:value-type="float">
            <text:p>4,4838</text:p>
          </table:table-cell>
          <table:table-cell table:style-name="ce1" table:formula="of:=SQRT(([.B361]*0.052)^2 + 0.037^2)" office:value-type="float" office:value="0.625095992628332" calcext:value-type="float">
            <text:p>0,6250959926</text:p>
          </table:table-cell>
          <table:table-cell table:number-columns-repeated="1018"/>
        </table:table-row>
        <table:table-row table:style-name="ro1">
          <table:table-cell office:value-type="float" office:value="724655" calcext:value-type="float">
            <text:p>724655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DC 011.94 <text:s/>mV</text:p>
          </table:table-cell>
          <table:table-cell table:formula="of:=[.A362]/60000" office:value-type="float" office:value="12.0775833333333" calcext:value-type="float">
            <text:p>12,0775833333</text:p>
          </table:table-cell>
          <table:table-cell table:formula="of:=0.2813*[.B362]+1.1082" office:value-type="float" office:value="4.466922" calcext:value-type="float">
            <text:p>4,466922</text:p>
          </table:table-cell>
          <table:table-cell table:style-name="ce1" table:formula="of:=SQRT(([.B362]*0.052)^2 + 0.037^2)" office:value-type="float" office:value="0.621981490399835" calcext:value-type="float">
            <text:p>0,6219814904</text:p>
          </table:table-cell>
          <table:table-cell table:number-columns-repeated="1018"/>
        </table:table-row>
        <table:table-row table:style-name="ro1">
          <table:table-cell office:value-type="float" office:value="726668" calcext:value-type="float">
            <text:p>726668</text:p>
          </table:table-cell>
          <table:table-cell office:value-type="float" office:value="11.88" calcext:value-type="float">
            <text:p>11,88</text:p>
          </table:table-cell>
          <table:table-cell office:value-type="string" calcext:value-type="string">
            <text:p>DC 011.88 <text:s/>mV</text:p>
          </table:table-cell>
          <table:table-cell table:formula="of:=[.A363]/60000" office:value-type="float" office:value="12.1111333333333" calcext:value-type="float">
            <text:p>12,1111333333</text:p>
          </table:table-cell>
          <table:table-cell table:formula="of:=0.2813*[.B363]+1.1082" office:value-type="float" office:value="4.450044" calcext:value-type="float">
            <text:p>4,450044</text:p>
          </table:table-cell>
          <table:table-cell table:style-name="ce1" table:formula="of:=SQRT(([.B363]*0.052)^2 + 0.037^2)" office:value-type="float" office:value="0.618867043556207" calcext:value-type="float">
            <text:p>0,6188670436</text:p>
          </table:table-cell>
          <table:table-cell table:number-columns-repeated="1018"/>
        </table:table-row>
        <table:table-row table:style-name="ro1">
          <table:table-cell office:value-type="float" office:value="728665" calcext:value-type="float">
            <text:p>728665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DC 011.82 <text:s/>mV</text:p>
          </table:table-cell>
          <table:table-cell table:formula="of:=[.A364]/60000" office:value-type="float" office:value="12.1444166666667" calcext:value-type="float">
            <text:p>12,1444166667</text:p>
          </table:table-cell>
          <table:table-cell table:formula="of:=0.2813*[.B364]+1.1082" office:value-type="float" office:value="4.433166" calcext:value-type="float">
            <text:p>4,433166</text:p>
          </table:table-cell>
          <table:table-cell table:style-name="ce1" table:formula="of:=SQRT(([.B364]*0.052)^2 + 0.037^2)" office:value-type="float" office:value="0.61575265293785" calcext:value-type="float">
            <text:p>0,6157526529</text:p>
          </table:table-cell>
          <table:table-cell table:number-columns-repeated="1018"/>
        </table:table-row>
        <table:table-row table:style-name="ro1">
          <table:table-cell office:value-type="float" office:value="730693" calcext:value-type="float">
            <text:p>730693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DC 011.92 <text:s/>mV</text:p>
          </table:table-cell>
          <table:table-cell table:formula="of:=[.A365]/60000" office:value-type="float" office:value="12.1782166666667" calcext:value-type="float">
            <text:p>12,1782166667</text:p>
          </table:table-cell>
          <table:table-cell table:formula="of:=0.2813*[.B365]+1.1082" office:value-type="float" office:value="4.461296" calcext:value-type="float">
            <text:p>4,461296</text:p>
          </table:table-cell>
          <table:table-cell table:style-name="ce1" table:formula="of:=SQRT(([.B365]*0.052)^2 + 0.037^2)" office:value-type="float" office:value="0.62094333525693" calcext:value-type="float">
            <text:p>0,6209433353</text:p>
          </table:table-cell>
          <table:table-cell table:number-columns-repeated="1018"/>
        </table:table-row>
        <table:table-row table:style-name="ro1">
          <table:table-cell office:value-type="float" office:value="732705" calcext:value-type="float">
            <text:p>732705</text:p>
          </table:table-cell>
          <table:table-cell office:value-type="float" office:value="11.88" calcext:value-type="float">
            <text:p>11,88</text:p>
          </table:table-cell>
          <table:table-cell office:value-type="string" calcext:value-type="string">
            <text:p>DC 011.88 <text:s/>mV</text:p>
          </table:table-cell>
          <table:table-cell table:formula="of:=[.A366]/60000" office:value-type="float" office:value="12.21175" calcext:value-type="float">
            <text:p>12,21175</text:p>
          </table:table-cell>
          <table:table-cell table:formula="of:=0.2813*[.B366]+1.1082" office:value-type="float" office:value="4.450044" calcext:value-type="float">
            <text:p>4,450044</text:p>
          </table:table-cell>
          <table:table-cell table:style-name="ce1" table:formula="of:=SQRT(([.B366]*0.052)^2 + 0.037^2)" office:value-type="float" office:value="0.618867043556207" calcext:value-type="float">
            <text:p>0,6188670436</text:p>
          </table:table-cell>
          <table:table-cell table:number-columns-repeated="1018"/>
        </table:table-row>
        <table:table-row table:style-name="ro1">
          <table:table-cell office:value-type="float" office:value="734702" calcext:value-type="float">
            <text:p>734702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DC 011.86 <text:s/>mV</text:p>
          </table:table-cell>
          <table:table-cell table:formula="of:=[.A367]/60000" office:value-type="float" office:value="12.2450333333333" calcext:value-type="float">
            <text:p>12,2450333333</text:p>
          </table:table-cell>
          <table:table-cell table:formula="of:=0.2813*[.B367]+1.1082" office:value-type="float" office:value="4.444418" calcext:value-type="float">
            <text:p>4,444418</text:p>
          </table:table-cell>
          <table:table-cell table:style-name="ce1" table:formula="of:=SQRT(([.B367]*0.052)^2 + 0.037^2)" office:value-type="float" office:value="0.617828907060846" calcext:value-type="float">
            <text:p>0,6178289071</text:p>
          </table:table-cell>
          <table:table-cell table:number-columns-repeated="1018"/>
        </table:table-row>
        <table:table-row table:style-name="ro1">
          <table:table-cell office:value-type="float" office:value="736730" calcext:value-type="float">
            <text:p>736730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DC 011.82 <text:s/>mV</text:p>
          </table:table-cell>
          <table:table-cell table:formula="of:=[.A368]/60000" office:value-type="float" office:value="12.2788333333333" calcext:value-type="float">
            <text:p>12,2788333333</text:p>
          </table:table-cell>
          <table:table-cell table:formula="of:=0.2813*[.B368]+1.1082" office:value-type="float" office:value="4.433166" calcext:value-type="float">
            <text:p>4,433166</text:p>
          </table:table-cell>
          <table:table-cell table:style-name="ce1" table:formula="of:=SQRT(([.B368]*0.052)^2 + 0.037^2)" office:value-type="float" office:value="0.61575265293785" calcext:value-type="float">
            <text:p>0,6157526529</text:p>
          </table:table-cell>
          <table:table-cell table:number-columns-repeated="1018"/>
        </table:table-row>
        <table:table-row table:style-name="ro1">
          <table:table-cell office:value-type="float" office:value="738742" calcext:value-type="float">
            <text:p>738742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DC 011.87 <text:s/>mV</text:p>
          </table:table-cell>
          <table:table-cell table:formula="of:=[.A369]/60000" office:value-type="float" office:value="12.3123666666667" calcext:value-type="float">
            <text:p>12,3123666667</text:p>
          </table:table-cell>
          <table:table-cell table:formula="of:=0.2813*[.B369]+1.1082" office:value-type="float" office:value="4.447231" calcext:value-type="float">
            <text:p>4,447231</text:p>
          </table:table-cell>
          <table:table-cell table:style-name="ce1" table:formula="of:=SQRT(([.B369]*0.052)^2 + 0.037^2)" office:value-type="float" office:value="0.618347974525671" calcext:value-type="float">
            <text:p>0,6183479745</text:p>
          </table:table-cell>
          <table:table-cell table:number-columns-repeated="1018"/>
        </table:table-row>
        <table:table-row table:style-name="ro1">
          <table:table-cell office:value-type="float" office:value="740739" calcext:value-type="float">
            <text:p>740739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DC 011.86 <text:s/>mV</text:p>
          </table:table-cell>
          <table:table-cell table:formula="of:=[.A370]/60000" office:value-type="float" office:value="12.34565" calcext:value-type="float">
            <text:p>12,34565</text:p>
          </table:table-cell>
          <table:table-cell table:formula="of:=0.2813*[.B370]+1.1082" office:value-type="float" office:value="4.444418" calcext:value-type="float">
            <text:p>4,444418</text:p>
          </table:table-cell>
          <table:table-cell table:style-name="ce1" table:formula="of:=SQRT(([.B370]*0.052)^2 + 0.037^2)" office:value-type="float" office:value="0.617828907060846" calcext:value-type="float">
            <text:p>0,6178289071</text:p>
          </table:table-cell>
          <table:table-cell table:number-columns-repeated="1018"/>
        </table:table-row>
        <table:table-row table:style-name="ro1">
          <table:table-cell office:value-type="float" office:value="742767" calcext:value-type="float">
            <text:p>742767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DC 011.85 <text:s/>mV</text:p>
          </table:table-cell>
          <table:table-cell table:formula="of:=[.A371]/60000" office:value-type="float" office:value="12.37945" calcext:value-type="float">
            <text:p>12,37945</text:p>
          </table:table-cell>
          <table:table-cell table:formula="of:=0.2813*[.B371]+1.1082" office:value-type="float" office:value="4.441605" calcext:value-type="float">
            <text:p>4,441605</text:p>
          </table:table-cell>
          <table:table-cell table:style-name="ce1" table:formula="of:=SQRT(([.B371]*0.052)^2 + 0.037^2)" office:value-type="float" office:value="0.617309841165682" calcext:value-type="float">
            <text:p>0,6173098412</text:p>
          </table:table-cell>
          <table:table-cell table:number-columns-repeated="1018"/>
        </table:table-row>
        <table:table-row table:style-name="ro1">
          <table:table-cell office:value-type="float" office:value="744779" calcext:value-type="float">
            <text:p>744779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DC 011.83 <text:s/>mV</text:p>
          </table:table-cell>
          <table:table-cell table:formula="of:=[.A372]/60000" office:value-type="float" office:value="12.4129833333333" calcext:value-type="float">
            <text:p>12,4129833333</text:p>
          </table:table-cell>
          <table:table-cell table:formula="of:=0.2813*[.B372]+1.1082" office:value-type="float" office:value="4.435979" calcext:value-type="float">
            <text:p>4,435979</text:p>
          </table:table-cell>
          <table:table-cell table:style-name="ce1" table:formula="of:=SQRT(([.B372]*0.052)^2 + 0.037^2)" office:value-type="float" office:value="0.616271714100201" calcext:value-type="float">
            <text:p>0,6162717141</text:p>
          </table:table-cell>
          <table:table-cell table:number-columns-repeated="1018"/>
        </table:table-row>
        <table:table-row table:style-name="ro1">
          <table:table-cell office:value-type="float" office:value="746792" calcext:value-type="float">
            <text:p>746792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DC 011.87 <text:s/>mV</text:p>
          </table:table-cell>
          <table:table-cell table:formula="of:=[.A373]/60000" office:value-type="float" office:value="12.4465333333333" calcext:value-type="float">
            <text:p>12,4465333333</text:p>
          </table:table-cell>
          <table:table-cell table:formula="of:=0.2813*[.B373]+1.1082" office:value-type="float" office:value="4.447231" calcext:value-type="float">
            <text:p>4,447231</text:p>
          </table:table-cell>
          <table:table-cell table:style-name="ce1" table:formula="of:=SQRT(([.B373]*0.052)^2 + 0.037^2)" office:value-type="float" office:value="0.618347974525671" calcext:value-type="float">
            <text:p>0,6183479745</text:p>
          </table:table-cell>
          <table:table-cell table:number-columns-repeated="1018"/>
        </table:table-row>
        <table:table-row table:style-name="ro1">
          <table:table-cell office:value-type="float" office:value="748804" calcext:value-type="float">
            <text:p>748804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DC 011.84 <text:s/>mV</text:p>
          </table:table-cell>
          <table:table-cell table:formula="of:=[.A374]/60000" office:value-type="float" office:value="12.4800666666667" calcext:value-type="float">
            <text:p>12,4800666667</text:p>
          </table:table-cell>
          <table:table-cell table:formula="of:=0.2813*[.B374]+1.1082" office:value-type="float" office:value="4.438792" calcext:value-type="float">
            <text:p>4,438792</text:p>
          </table:table-cell>
          <table:table-cell table:style-name="ce1" table:formula="of:=SQRT(([.B374]*0.052)^2 + 0.037^2)" office:value-type="float" office:value="0.616790776844142" calcext:value-type="float">
            <text:p>0,6167907768</text:p>
          </table:table-cell>
          <table:table-cell table:number-columns-repeated="1018"/>
        </table:table-row>
        <table:table-row table:style-name="ro1">
          <table:table-cell office:value-type="float" office:value="750817" calcext:value-type="float">
            <text:p>750817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DC 011.81 <text:s/>mV</text:p>
          </table:table-cell>
          <table:table-cell table:formula="of:=[.A375]/60000" office:value-type="float" office:value="12.5136166666667" calcext:value-type="float">
            <text:p>12,5136166667</text:p>
          </table:table-cell>
          <table:table-cell table:formula="of:=0.2813*[.B375]+1.1082" office:value-type="float" office:value="4.430353" calcext:value-type="float">
            <text:p>4,430353</text:p>
          </table:table-cell>
          <table:table-cell table:style-name="ce1" table:formula="of:=SQRT(([.B375]*0.052)^2 + 0.037^2)" office:value-type="float" office:value="0.615233593361091" calcext:value-type="float">
            <text:p>0,6152335934</text:p>
          </table:table-cell>
          <table:table-cell table:number-columns-repeated="1018"/>
        </table:table-row>
        <table:table-row table:style-name="ro1">
          <table:table-cell office:value-type="float" office:value="752829" calcext:value-type="float">
            <text:p>752829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DC 011.82 <text:s/>mV</text:p>
          </table:table-cell>
          <table:table-cell table:formula="of:=[.A376]/60000" office:value-type="float" office:value="12.54715" calcext:value-type="float">
            <text:p>12,54715</text:p>
          </table:table-cell>
          <table:table-cell table:formula="of:=0.2813*[.B376]+1.1082" office:value-type="float" office:value="4.433166" calcext:value-type="float">
            <text:p>4,433166</text:p>
          </table:table-cell>
          <table:table-cell table:style-name="ce1" table:formula="of:=SQRT(([.B376]*0.052)^2 + 0.037^2)" office:value-type="float" office:value="0.61575265293785" calcext:value-type="float">
            <text:p>0,6157526529</text:p>
          </table:table-cell>
          <table:table-cell table:number-columns-repeated="1018"/>
        </table:table-row>
        <table:table-row table:style-name="ro1">
          <table:table-cell office:value-type="float" office:value="754841" calcext:value-type="float">
            <text:p>754841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DC 011.80 <text:s/>mV</text:p>
          </table:table-cell>
          <table:table-cell table:formula="of:=[.A377]/60000" office:value-type="float" office:value="12.5806833333333" calcext:value-type="float">
            <text:p>12,5806833333</text:p>
          </table:table-cell>
          <table:table-cell table:formula="of:=0.2813*[.B377]+1.1082" office:value-type="float" office:value="4.42754" calcext:value-type="float">
            <text:p>4,42754</text:p>
          </table:table-cell>
          <table:table-cell table:style-name="ce1" table:formula="of:=SQRT(([.B377]*0.052)^2 + 0.037^2)" office:value-type="float" office:value="0.614714535373941" calcext:value-type="float">
            <text:p>0,6147145354</text:p>
          </table:table-cell>
          <table:table-cell table:number-columns-repeated="1018"/>
        </table:table-row>
        <table:table-row table:style-name="ro1">
          <table:table-cell office:value-type="float" office:value="756854" calcext:value-type="float">
            <text:p>756854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DC 011.86 <text:s/>mV</text:p>
          </table:table-cell>
          <table:table-cell table:formula="of:=[.A378]/60000" office:value-type="float" office:value="12.6142333333333" calcext:value-type="float">
            <text:p>12,6142333333</text:p>
          </table:table-cell>
          <table:table-cell table:formula="of:=0.2813*[.B378]+1.1082" office:value-type="float" office:value="4.444418" calcext:value-type="float">
            <text:p>4,444418</text:p>
          </table:table-cell>
          <table:table-cell table:style-name="ce1" table:formula="of:=SQRT(([.B378]*0.052)^2 + 0.037^2)" office:value-type="float" office:value="0.617828907060846" calcext:value-type="float">
            <text:p>0,6178289071</text:p>
          </table:table-cell>
          <table:table-cell table:number-columns-repeated="1018"/>
        </table:table-row>
        <table:table-row table:style-name="ro1">
          <table:table-cell office:value-type="float" office:value="758866" calcext:value-type="float">
            <text:p>758866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DC 011.78 <text:s/>mV</text:p>
          </table:table-cell>
          <table:table-cell table:formula="of:=[.A379]/60000" office:value-type="float" office:value="12.6477666666667" calcext:value-type="float">
            <text:p>12,6477666667</text:p>
          </table:table-cell>
          <table:table-cell table:formula="of:=0.2813*[.B379]+1.1082" office:value-type="float" office:value="4.421914" calcext:value-type="float">
            <text:p>4,421914</text:p>
          </table:table-cell>
          <table:table-cell table:style-name="ce1" table:formula="of:=SQRT(([.B379]*0.052)^2 + 0.037^2)" office:value-type="float" office:value="0.613676424184602" calcext:value-type="float">
            <text:p>0,6136764242</text:p>
          </table:table-cell>
          <table:table-cell table:number-columns-repeated="1018"/>
        </table:table-row>
        <table:table-row table:style-name="ro1">
          <table:table-cell office:value-type="float" office:value="760879" calcext:value-type="float">
            <text:p>760879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DC 011.81 <text:s/>mV</text:p>
          </table:table-cell>
          <table:table-cell table:formula="of:=[.A380]/60000" office:value-type="float" office:value="12.6813166666667" calcext:value-type="float">
            <text:p>12,6813166667</text:p>
          </table:table-cell>
          <table:table-cell table:formula="of:=0.2813*[.B380]+1.1082" office:value-type="float" office:value="4.430353" calcext:value-type="float">
            <text:p>4,430353</text:p>
          </table:table-cell>
          <table:table-cell table:style-name="ce1" table:formula="of:=SQRT(([.B380]*0.052)^2 + 0.037^2)" office:value-type="float" office:value="0.615233593361091" calcext:value-type="float">
            <text:p>0,6152335934</text:p>
          </table:table-cell>
          <table:table-cell table:number-columns-repeated="1018"/>
        </table:table-row>
        <table:table-row table:style-name="ro1">
          <table:table-cell office:value-type="float" office:value="762875" calcext:value-type="float">
            <text:p>762875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DC 011.78 <text:s/>mV</text:p>
          </table:table-cell>
          <table:table-cell table:formula="of:=[.A381]/60000" office:value-type="float" office:value="12.7145833333333" calcext:value-type="float">
            <text:p>12,7145833333</text:p>
          </table:table-cell>
          <table:table-cell table:formula="of:=0.2813*[.B381]+1.1082" office:value-type="float" office:value="4.421914" calcext:value-type="float">
            <text:p>4,421914</text:p>
          </table:table-cell>
          <table:table-cell table:style-name="ce1" table:formula="of:=SQRT(([.B381]*0.052)^2 + 0.037^2)" office:value-type="float" office:value="0.613676424184602" calcext:value-type="float">
            <text:p>0,6136764242</text:p>
          </table:table-cell>
          <table:table-cell table:number-columns-repeated="1018"/>
        </table:table-row>
        <table:table-row table:style-name="ro1">
          <table:table-cell office:value-type="float" office:value="764903" calcext:value-type="float">
            <text:p>764903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DC 011.84 <text:s/>mV</text:p>
          </table:table-cell>
          <table:table-cell table:formula="of:=[.A382]/60000" office:value-type="float" office:value="12.7483833333333" calcext:value-type="float">
            <text:p>12,7483833333</text:p>
          </table:table-cell>
          <table:table-cell table:formula="of:=0.2813*[.B382]+1.1082" office:value-type="float" office:value="4.438792" calcext:value-type="float">
            <text:p>4,438792</text:p>
          </table:table-cell>
          <table:table-cell table:style-name="ce1" table:formula="of:=SQRT(([.B382]*0.052)^2 + 0.037^2)" office:value-type="float" office:value="0.616790776844142" calcext:value-type="float">
            <text:p>0,6167907768</text:p>
          </table:table-cell>
          <table:table-cell table:number-columns-repeated="1018"/>
        </table:table-row>
        <table:table-row table:style-name="ro1">
          <table:table-cell office:value-type="float" office:value="766916" calcext:value-type="float">
            <text:p>766916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DC 011.81 <text:s/>mV</text:p>
          </table:table-cell>
          <table:table-cell table:formula="of:=[.A383]/60000" office:value-type="float" office:value="12.7819333333333" calcext:value-type="float">
            <text:p>12,7819333333</text:p>
          </table:table-cell>
          <table:table-cell table:formula="of:=0.2813*[.B383]+1.1082" office:value-type="float" office:value="4.430353" calcext:value-type="float">
            <text:p>4,430353</text:p>
          </table:table-cell>
          <table:table-cell table:style-name="ce1" table:formula="of:=SQRT(([.B383]*0.052)^2 + 0.037^2)" office:value-type="float" office:value="0.615233593361091" calcext:value-type="float">
            <text:p>0,6152335934</text:p>
          </table:table-cell>
          <table:table-cell table:number-columns-repeated="1018"/>
        </table:table-row>
        <table:table-row table:style-name="ro1">
          <table:table-cell office:value-type="float" office:value="768928" calcext:value-type="float">
            <text:p>768928</text:p>
          </table:table-cell>
          <table:table-cell office:value-type="float" office:value="11.77" calcext:value-type="float">
            <text:p>11,77</text:p>
          </table:table-cell>
          <table:table-cell office:value-type="string" calcext:value-type="string">
            <text:p>DC 011.77 <text:s/>mV</text:p>
          </table:table-cell>
          <table:table-cell table:formula="of:=[.A384]/60000" office:value-type="float" office:value="12.8154666666667" calcext:value-type="float">
            <text:p>12,8154666667</text:p>
          </table:table-cell>
          <table:table-cell table:formula="of:=0.2813*[.B384]+1.1082" office:value-type="float" office:value="4.419101" calcext:value-type="float">
            <text:p>4,419101</text:p>
          </table:table-cell>
          <table:table-cell table:style-name="ce1" table:formula="of:=SQRT(([.B384]*0.052)^2 + 0.037^2)" office:value-type="float" office:value="0.613157370990515" calcext:value-type="float">
            <text:p>0,613157371</text:p>
          </table:table-cell>
          <table:table-cell table:number-columns-repeated="1018"/>
        </table:table-row>
        <table:table-row table:style-name="ro1">
          <table:table-cell office:value-type="float" office:value="770941" calcext:value-type="float">
            <text:p>77094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DC 011.78 <text:s/>mV</text:p>
          </table:table-cell>
          <table:table-cell table:formula="of:=[.A385]/60000" office:value-type="float" office:value="12.8490166666667" calcext:value-type="float">
            <text:p>12,8490166667</text:p>
          </table:table-cell>
          <table:table-cell table:formula="of:=0.2813*[.B385]+1.1082" office:value-type="float" office:value="4.421914" calcext:value-type="float">
            <text:p>4,421914</text:p>
          </table:table-cell>
          <table:table-cell table:style-name="ce1" table:formula="of:=SQRT(([.B385]*0.052)^2 + 0.037^2)" office:value-type="float" office:value="0.613676424184602" calcext:value-type="float">
            <text:p>0,6136764242</text:p>
          </table:table-cell>
          <table:table-cell table:number-columns-repeated="1018"/>
        </table:table-row>
        <table:table-row table:style-name="ro1">
          <table:table-cell office:value-type="float" office:value="772953" calcext:value-type="float">
            <text:p>77295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DC 011.79 <text:s/>mV</text:p>
          </table:table-cell>
          <table:table-cell table:formula="of:=[.A386]/60000" office:value-type="float" office:value="12.88255" calcext:value-type="float">
            <text:p>12,88255</text:p>
          </table:table-cell>
          <table:table-cell table:formula="of:=0.2813*[.B386]+1.1082" office:value-type="float" office:value="4.424727" calcext:value-type="float">
            <text:p>4,424727</text:p>
          </table:table-cell>
          <table:table-cell table:style-name="ce1" table:formula="of:=SQRT(([.B386]*0.052)^2 + 0.037^2)" office:value-type="float" office:value="0.61419547898043" calcext:value-type="float">
            <text:p>0,614195479</text:p>
          </table:table-cell>
          <table:table-cell table:number-columns-repeated="1018"/>
        </table:table-row>
        <table:table-row table:style-name="ro1">
          <table:table-cell office:value-type="float" office:value="774965" calcext:value-type="float">
            <text:p>774965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DC 011.72 <text:s/>mV</text:p>
          </table:table-cell>
          <table:table-cell table:formula="of:=[.A387]/60000" office:value-type="float" office:value="12.9160833333333" calcext:value-type="float">
            <text:p>12,9160833333</text:p>
          </table:table-cell>
          <table:table-cell table:formula="of:=0.2813*[.B387]+1.1082" office:value-type="float" office:value="4.405036" calcext:value-type="float">
            <text:p>4,405036</text:p>
          </table:table-cell>
          <table:table-cell table:style-name="ce1" table:formula="of:=SQRT(([.B387]*0.052)^2 + 0.037^2)" office:value-type="float" office:value="0.61056212918916" calcext:value-type="float">
            <text:p>0,6105621292</text:p>
          </table:table-cell>
          <table:table-cell table:number-columns-repeated="1018"/>
        </table:table-row>
        <table:table-row table:style-name="ro1">
          <table:table-cell office:value-type="float" office:value="776962" calcext:value-type="float">
            <text:p>776962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DC 011.71 <text:s/>mV</text:p>
          </table:table-cell>
          <table:table-cell table:formula="of:=[.A388]/60000" office:value-type="float" office:value="12.9493666666667" calcext:value-type="float">
            <text:p>12,9493666667</text:p>
          </table:table-cell>
          <table:table-cell table:formula="of:=0.2813*[.B388]+1.1082" office:value-type="float" office:value="4.402223" calcext:value-type="float">
            <text:p>4,402223</text:p>
          </table:table-cell>
          <table:table-cell table:style-name="ce1" table:formula="of:=SQRT(([.B388]*0.052)^2 + 0.037^2)" office:value-type="float" office:value="0.610043085691495" calcext:value-type="float">
            <text:p>0,6100430857</text:p>
          </table:table-cell>
          <table:table-cell table:number-columns-repeated="1018"/>
        </table:table-row>
        <table:table-row table:style-name="ro1">
          <table:table-cell office:value-type="float" office:value="778990" calcext:value-type="float">
            <text:p>778990</text:p>
          </table:table-cell>
          <table:table-cell office:value-type="float" office:value="11.77" calcext:value-type="float">
            <text:p>11,77</text:p>
          </table:table-cell>
          <table:table-cell office:value-type="string" calcext:value-type="string">
            <text:p>DC 011.77 <text:s/>mV</text:p>
          </table:table-cell>
          <table:table-cell table:formula="of:=[.A389]/60000" office:value-type="float" office:value="12.9831666666667" calcext:value-type="float">
            <text:p>12,9831666667</text:p>
          </table:table-cell>
          <table:table-cell table:formula="of:=0.2813*[.B389]+1.1082" office:value-type="float" office:value="4.419101" calcext:value-type="float">
            <text:p>4,419101</text:p>
          </table:table-cell>
          <table:table-cell table:style-name="ce1" table:formula="of:=SQRT(([.B389]*0.052)^2 + 0.037^2)" office:value-type="float" office:value="0.613157370990515" calcext:value-type="float">
            <text:p>0,613157371</text:p>
          </table:table-cell>
          <table:table-cell table:number-columns-repeated="1018"/>
        </table:table-row>
        <table:table-row table:style-name="ro1">
          <table:table-cell office:value-type="float" office:value="781003" calcext:value-type="float">
            <text:p>781003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DC 011.71 <text:s/>mV</text:p>
          </table:table-cell>
          <table:table-cell table:formula="of:=[.A390]/60000" office:value-type="float" office:value="13.0167166666667" calcext:value-type="float">
            <text:p>13,0167166667</text:p>
          </table:table-cell>
          <table:table-cell table:formula="of:=0.2813*[.B390]+1.1082" office:value-type="float" office:value="4.402223" calcext:value-type="float">
            <text:p>4,402223</text:p>
          </table:table-cell>
          <table:table-cell table:style-name="ce1" table:formula="of:=SQRT(([.B390]*0.052)^2 + 0.037^2)" office:value-type="float" office:value="0.610043085691495" calcext:value-type="float">
            <text:p>0,6100430857</text:p>
          </table:table-cell>
          <table:table-cell table:number-columns-repeated="1018"/>
        </table:table-row>
        <table:table-row table:style-name="ro1">
          <table:table-cell office:value-type="float" office:value="783015" calcext:value-type="float">
            <text:p>783015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DC 011.70 <text:s/>mV</text:p>
          </table:table-cell>
          <table:table-cell table:formula="of:=[.A391]/60000" office:value-type="float" office:value="13.05025" calcext:value-type="float">
            <text:p>13,05025</text:p>
          </table:table-cell>
          <table:table-cell table:formula="of:=0.2813*[.B391]+1.1082" office:value-type="float" office:value="4.39941" calcext:value-type="float">
            <text:p>4,39941</text:p>
          </table:table-cell>
          <table:table-cell table:style-name="ce1" table:formula="of:=SQRT(([.B391]*0.052)^2 + 0.037^2)" office:value-type="float" office:value="0.60952404382436" calcext:value-type="float">
            <text:p>0,6095240438</text:p>
          </table:table-cell>
          <table:table-cell table:number-columns-repeated="1018"/>
        </table:table-row>
        <table:table-row table:style-name="ro1">
          <table:table-cell office:value-type="float" office:value="785027" calcext:value-type="float">
            <text:p>785027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DC 011.72 <text:s/>mV</text:p>
          </table:table-cell>
          <table:table-cell table:formula="of:=[.A392]/60000" office:value-type="float" office:value="13.0837833333333" calcext:value-type="float">
            <text:p>13,0837833333</text:p>
          </table:table-cell>
          <table:table-cell table:formula="of:=0.2813*[.B392]+1.1082" office:value-type="float" office:value="4.405036" calcext:value-type="float">
            <text:p>4,405036</text:p>
          </table:table-cell>
          <table:table-cell table:style-name="ce1" table:formula="of:=SQRT(([.B392]*0.052)^2 + 0.037^2)" office:value-type="float" office:value="0.61056212918916" calcext:value-type="float">
            <text:p>0,6105621292</text:p>
          </table:table-cell>
          <table:table-cell table:number-columns-repeated="1018"/>
        </table:table-row>
        <table:table-row table:style-name="ro1">
          <table:table-cell office:value-type="float" office:value="787040" calcext:value-type="float">
            <text:p>787040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DC 011.73 <text:s/>mV</text:p>
          </table:table-cell>
          <table:table-cell table:formula="of:=[.A393]/60000" office:value-type="float" office:value="13.1173333333333" calcext:value-type="float">
            <text:p>13,1173333333</text:p>
          </table:table-cell>
          <table:table-cell table:formula="of:=0.2813*[.B393]+1.1082" office:value-type="float" office:value="4.407849" calcext:value-type="float">
            <text:p>4,407849</text:p>
          </table:table-cell>
          <table:table-cell table:style-name="ce1" table:formula="of:=SQRT(([.B393]*0.052)^2 + 0.037^2)" office:value-type="float" office:value="0.6110811743132" calcext:value-type="float">
            <text:p>0,6110811743</text:p>
          </table:table-cell>
          <table:table-cell table:number-columns-repeated="1018"/>
        </table:table-row>
        <table:table-row table:style-name="ro1">
          <table:table-cell office:value-type="float" office:value="789052" calcext:value-type="float">
            <text:p>789052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DC 011.75 <text:s/>mV</text:p>
          </table:table-cell>
          <table:table-cell table:formula="of:=[.A394]/60000" office:value-type="float" office:value="13.1508666666667" calcext:value-type="float">
            <text:p>13,1508666667</text:p>
          </table:table-cell>
          <table:table-cell table:formula="of:=0.2813*[.B394]+1.1082" office:value-type="float" office:value="4.413475" calcext:value-type="float">
            <text:p>4,413475</text:p>
          </table:table-cell>
          <table:table-cell table:style-name="ce1" table:formula="of:=SQRT(([.B394]*0.052)^2 + 0.037^2)" office:value-type="float" office:value="0.61211926942386" calcext:value-type="float">
            <text:p>0,6121192694</text:p>
          </table:table-cell>
          <table:table-cell table:number-columns-repeated="1018"/>
        </table:table-row>
        <table:table-row table:style-name="ro1">
          <table:table-cell office:value-type="float" office:value="791049" calcext:value-type="float">
            <text:p>791049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DC 011.76 <text:s/>mV</text:p>
          </table:table-cell>
          <table:table-cell table:formula="of:=[.A395]/60000" office:value-type="float" office:value="13.18415" calcext:value-type="float">
            <text:p>13,18415</text:p>
          </table:table-cell>
          <table:table-cell table:formula="of:=0.2813*[.B395]+1.1082" office:value-type="float" office:value="4.416288" calcext:value-type="float">
            <text:p>4,416288</text:p>
          </table:table-cell>
          <table:table-cell table:style-name="ce1" table:formula="of:=SQRT(([.B395]*0.052)^2 + 0.037^2)" office:value-type="float" office:value="0.612638319402239" calcext:value-type="float">
            <text:p>0,6126383194</text:p>
          </table:table-cell>
          <table:table-cell table:number-columns-repeated="1018"/>
        </table:table-row>
        <table:table-row table:style-name="ro1">
          <table:table-cell office:value-type="float" office:value="793077" calcext:value-type="float">
            <text:p>793077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DC 011.68 <text:s/>mV</text:p>
          </table:table-cell>
          <table:table-cell table:formula="of:=[.A396]/60000" office:value-type="float" office:value="13.21795" calcext:value-type="float">
            <text:p>13,21795</text:p>
          </table:table-cell>
          <table:table-cell table:formula="of:=0.2813*[.B396]+1.1082" office:value-type="float" office:value="4.393784" calcext:value-type="float">
            <text:p>4,393784</text:p>
          </table:table-cell>
          <table:table-cell table:style-name="ce1" table:formula="of:=SQRT(([.B396]*0.052)^2 + 0.037^2)" office:value-type="float" office:value="0.608485964998372" calcext:value-type="float">
            <text:p>0,608485965</text:p>
          </table:table-cell>
          <table:table-cell table:number-columns-repeated="1018"/>
        </table:table-row>
        <table:table-row table:style-name="ro1">
          <table:table-cell office:value-type="float" office:value="795089" calcext:value-type="float">
            <text:p>795089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DC 011.71 <text:s/>mV</text:p>
          </table:table-cell>
          <table:table-cell table:formula="of:=[.A397]/60000" office:value-type="float" office:value="13.2514833333333" calcext:value-type="float">
            <text:p>13,2514833333</text:p>
          </table:table-cell>
          <table:table-cell table:formula="of:=0.2813*[.B397]+1.1082" office:value-type="float" office:value="4.402223" calcext:value-type="float">
            <text:p>4,402223</text:p>
          </table:table-cell>
          <table:table-cell table:style-name="ce1" table:formula="of:=SQRT(([.B397]*0.052)^2 + 0.037^2)" office:value-type="float" office:value="0.610043085691495" calcext:value-type="float">
            <text:p>0,6100430857</text:p>
          </table:table-cell>
          <table:table-cell table:number-columns-repeated="1018"/>
        </table:table-row>
        <table:table-row table:style-name="ro1">
          <table:table-cell office:value-type="float" office:value="797102" calcext:value-type="float">
            <text:p>797102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DC 011.71 <text:s/>mV</text:p>
          </table:table-cell>
          <table:table-cell table:formula="of:=[.A398]/60000" office:value-type="float" office:value="13.2850333333333" calcext:value-type="float">
            <text:p>13,2850333333</text:p>
          </table:table-cell>
          <table:table-cell table:formula="of:=0.2813*[.B398]+1.1082" office:value-type="float" office:value="4.402223" calcext:value-type="float">
            <text:p>4,402223</text:p>
          </table:table-cell>
          <table:table-cell table:style-name="ce1" table:formula="of:=SQRT(([.B398]*0.052)^2 + 0.037^2)" office:value-type="float" office:value="0.610043085691495" calcext:value-type="float">
            <text:p>0,6100430857</text:p>
          </table:table-cell>
          <table:table-cell table:number-columns-repeated="1018"/>
        </table:table-row>
        <table:table-row table:style-name="ro1">
          <table:table-cell office:value-type="float" office:value="799114" calcext:value-type="float">
            <text:p>799114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DC 011.69 <text:s/>mV</text:p>
          </table:table-cell>
          <table:table-cell table:formula="of:=[.A399]/60000" office:value-type="float" office:value="13.3185666666667" calcext:value-type="float">
            <text:p>13,3185666667</text:p>
          </table:table-cell>
          <table:table-cell table:formula="of:=0.2813*[.B399]+1.1082" office:value-type="float" office:value="4.396597" calcext:value-type="float">
            <text:p>4,396597</text:p>
          </table:table-cell>
          <table:table-cell table:style-name="ce1" table:formula="of:=SQRT(([.B399]*0.052)^2 + 0.037^2)" office:value-type="float" office:value="0.609005003591925" calcext:value-type="float">
            <text:p>0,6090050036</text:p>
          </table:table-cell>
          <table:table-cell table:number-columns-repeated="1018"/>
        </table:table-row>
        <table:table-row table:style-name="ro1">
          <table:table-cell office:value-type="float" office:value="801142" calcext:value-type="float">
            <text:p>801142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DC 011.67 <text:s/>mV</text:p>
          </table:table-cell>
          <table:table-cell table:formula="of:=[.A400]/60000" office:value-type="float" office:value="13.3523666666667" calcext:value-type="float">
            <text:p>13,3523666667</text:p>
          </table:table-cell>
          <table:table-cell table:formula="of:=0.2813*[.B400]+1.1082" office:value-type="float" office:value="4.390971" calcext:value-type="float">
            <text:p>4,390971</text:p>
          </table:table-cell>
          <table:table-cell table:style-name="ce1" table:formula="of:=SQRT(([.B400]*0.052)^2 + 0.037^2)" office:value-type="float" office:value="0.6079669280479" calcext:value-type="float">
            <text:p>0,607966928</text:p>
          </table:table-cell>
          <table:table-cell table:number-columns-repeated="1018"/>
        </table:table-row>
        <table:table-row table:style-name="ro1">
          <table:table-cell office:value-type="float" office:value="803139" calcext:value-type="float">
            <text:p>803139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DC 011.66 <text:s/>mV</text:p>
          </table:table-cell>
          <table:table-cell table:formula="of:=[.A401]/60000" office:value-type="float" office:value="13.38565" calcext:value-type="float">
            <text:p>13,38565</text:p>
          </table:table-cell>
          <table:table-cell table:formula="of:=0.2813*[.B401]+1.1082" office:value-type="float" office:value="4.388158" calcext:value-type="float">
            <text:p>4,388158</text:p>
          </table:table-cell>
          <table:table-cell table:style-name="ce1" table:formula="of:=SQRT(([.B401]*0.052)^2 + 0.037^2)" office:value-type="float" office:value="0.607447892744719" calcext:value-type="float">
            <text:p>0,6074478927</text:p>
          </table:table-cell>
          <table:table-cell table:number-columns-repeated="1018"/>
        </table:table-row>
        <table:table-row table:style-name="ro1">
          <table:table-cell office:value-type="float" office:value="805151" calcext:value-type="float">
            <text:p>805151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DC 011.94 <text:s/>mV</text:p>
          </table:table-cell>
          <table:table-cell table:formula="of:=[.A402]/60000" office:value-type="float" office:value="13.4191833333333" calcext:value-type="float">
            <text:p>13,4191833333</text:p>
          </table:table-cell>
          <table:table-cell table:formula="of:=0.2813*[.B402]+1.1082" office:value-type="float" office:value="4.466922" calcext:value-type="float">
            <text:p>4,466922</text:p>
          </table:table-cell>
          <table:table-cell table:style-name="ce1" table:formula="of:=SQRT(([.B402]*0.052)^2 + 0.037^2)" office:value-type="float" office:value="0.621981490399835" calcext:value-type="float">
            <text:p>0,6219814904</text:p>
          </table:table-cell>
          <table:table-cell table:number-columns-repeated="1018"/>
        </table:table-row>
        <table:table-row table:style-name="ro1">
          <table:table-cell office:value-type="float" office:value="807164" calcext:value-type="float">
            <text:p>80716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DC 011.71 <text:s/>mV</text:p>
          </table:table-cell>
          <table:table-cell table:formula="of:=[.A403]/60000" office:value-type="float" office:value="13.4527333333333" calcext:value-type="float">
            <text:p>13,4527333333</text:p>
          </table:table-cell>
          <table:table-cell table:formula="of:=0.2813*[.B403]+1.1082" office:value-type="float" office:value="4.402223" calcext:value-type="float">
            <text:p>4,402223</text:p>
          </table:table-cell>
          <table:table-cell table:style-name="ce1" table:formula="of:=SQRT(([.B403]*0.052)^2 + 0.037^2)" office:value-type="float" office:value="0.610043085691495" calcext:value-type="float">
            <text:p>0,6100430857</text:p>
          </table:table-cell>
          <table:table-cell table:number-columns-repeated="1018"/>
        </table:table-row>
        <table:table-row table:style-name="ro1">
          <table:table-cell office:value-type="float" office:value="809176" calcext:value-type="float">
            <text:p>809176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DC 011.73 <text:s/>mV</text:p>
          </table:table-cell>
          <table:table-cell table:formula="of:=[.A404]/60000" office:value-type="float" office:value="13.4862666666667" calcext:value-type="float">
            <text:p>13,4862666667</text:p>
          </table:table-cell>
          <table:table-cell table:formula="of:=0.2813*[.B404]+1.1082" office:value-type="float" office:value="4.407849" calcext:value-type="float">
            <text:p>4,407849</text:p>
          </table:table-cell>
          <table:table-cell table:style-name="ce1" table:formula="of:=SQRT(([.B404]*0.052)^2 + 0.037^2)" office:value-type="float" office:value="0.6110811743132" calcext:value-type="float">
            <text:p>0,6110811743</text:p>
          </table:table-cell>
          <table:table-cell table:number-columns-repeated="1018"/>
        </table:table-row>
        <table:table-row table:style-name="ro1">
          <table:table-cell office:value-type="float" office:value="811173" calcext:value-type="float">
            <text:p>811173</text:p>
          </table:table-cell>
          <table:table-cell office:value-type="float" office:value="11.88" calcext:value-type="float">
            <text:p>11,88</text:p>
          </table:table-cell>
          <table:table-cell office:value-type="string" calcext:value-type="string">
            <text:p>DC 011.88 <text:s/>mV</text:p>
          </table:table-cell>
          <table:table-cell table:formula="of:=[.A405]/60000" office:value-type="float" office:value="13.51955" calcext:value-type="float">
            <text:p>13,51955</text:p>
          </table:table-cell>
          <table:table-cell table:formula="of:=0.2813*[.B405]+1.1082" office:value-type="float" office:value="4.450044" calcext:value-type="float">
            <text:p>4,450044</text:p>
          </table:table-cell>
          <table:table-cell table:style-name="ce1" table:formula="of:=SQRT(([.B405]*0.052)^2 + 0.037^2)" office:value-type="float" office:value="0.618867043556207" calcext:value-type="float">
            <text:p>0,6188670436</text:p>
          </table:table-cell>
          <table:table-cell table:number-columns-repeated="1018"/>
        </table:table-row>
        <table:table-row table:style-name="ro1">
          <table:table-cell office:value-type="float" office:value="813201" calcext:value-type="float">
            <text:p>81320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DC 011.97 <text:s/>mV</text:p>
          </table:table-cell>
          <table:table-cell table:formula="of:=[.A406]/60000" office:value-type="float" office:value="13.55335" calcext:value-type="float">
            <text:p>13,55335</text:p>
          </table:table-cell>
          <table:table-cell table:formula="of:=0.2813*[.B406]+1.1082" office:value-type="float" office:value="4.475361" calcext:value-type="float">
            <text:p>4,475361</text:p>
          </table:table-cell>
          <table:table-cell table:style-name="ce1" table:formula="of:=SQRT(([.B406]*0.052)^2 + 0.037^2)" office:value-type="float" office:value="0.623538734642845" calcext:value-type="float">
            <text:p>0,6235387346</text:p>
          </table:table-cell>
          <table:table-cell table:number-columns-repeated="1018"/>
        </table:table-row>
        <table:table-row table:style-name="ro1">
          <table:table-cell office:value-type="float" office:value="815213" calcext:value-type="float">
            <text:p>815213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DC 012.06 <text:s/>mV</text:p>
          </table:table-cell>
          <table:table-cell table:formula="of:=[.A407]/60000" office:value-type="float" office:value="13.5868833333333" calcext:value-type="float">
            <text:p>13,5868833333</text:p>
          </table:table-cell>
          <table:table-cell table:formula="of:=0.2813*[.B407]+1.1082" office:value-type="float" office:value="4.500678" calcext:value-type="float">
            <text:p>4,500678</text:p>
          </table:table-cell>
          <table:table-cell table:style-name="ce1" table:formula="of:=SQRT(([.B407]*0.052)^2 + 0.037^2)" office:value-type="float" office:value="0.628210549417948" calcext:value-type="float">
            <text:p>0,6282105494</text:p>
          </table:table-cell>
          <table:table-cell table:number-columns-repeated="1018"/>
        </table:table-row>
        <table:table-row table:style-name="ro1">
          <table:table-cell office:value-type="float" office:value="817210" calcext:value-type="float">
            <text:p>817210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DC 012.25 <text:s/>mV</text:p>
          </table:table-cell>
          <table:table-cell table:formula="of:=[.A408]/60000" office:value-type="float" office:value="13.6201666666667" calcext:value-type="float">
            <text:p>13,6201666667</text:p>
          </table:table-cell>
          <table:table-cell table:formula="of:=0.2813*[.B408]+1.1082" office:value-type="float" office:value="4.554125" calcext:value-type="float">
            <text:p>4,554125</text:p>
          </table:table-cell>
          <table:table-cell table:style-name="ce1" table:formula="of:=SQRT(([.B408]*0.052)^2 + 0.037^2)" office:value-type="float" office:value="0.638073663459009" calcext:value-type="float">
            <text:p>0,6380736635</text:p>
          </table:table-cell>
          <table:table-cell table:number-columns-repeated="1018"/>
        </table:table-row>
        <table:table-row table:style-name="ro1">
          <table:table-cell office:value-type="float" office:value="819238" calcext:value-type="float">
            <text:p>819238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DC 012.32 <text:s/>mV</text:p>
          </table:table-cell>
          <table:table-cell table:formula="of:=[.A409]/60000" office:value-type="float" office:value="13.6539666666667" calcext:value-type="float">
            <text:p>13,6539666667</text:p>
          </table:table-cell>
          <table:table-cell table:formula="of:=0.2813*[.B409]+1.1082" office:value-type="float" office:value="4.573816" calcext:value-type="float">
            <text:p>4,573816</text:p>
          </table:table-cell>
          <table:table-cell table:style-name="ce1" table:formula="of:=SQRT(([.B409]*0.052)^2 + 0.037^2)" office:value-type="float" office:value="0.641707573276177" calcext:value-type="float">
            <text:p>0,6417075733</text:p>
          </table:table-cell>
          <table:table-cell table:number-columns-repeated="1018"/>
        </table:table-row>
        <table:table-row table:style-name="ro1">
          <table:table-cell office:value-type="float" office:value="821251" calcext:value-type="float">
            <text:p>821251</text:p>
          </table:table-cell>
          <table:table-cell office:value-type="float" office:value="12.41" calcext:value-type="float">
            <text:p>12,41</text:p>
          </table:table-cell>
          <table:table-cell office:value-type="string" calcext:value-type="string">
            <text:p>DC 012.41 <text:s/>mV</text:p>
          </table:table-cell>
          <table:table-cell table:formula="of:=[.A410]/60000" office:value-type="float" office:value="13.6875166666667" calcext:value-type="float">
            <text:p>13,6875166667</text:p>
          </table:table-cell>
          <table:table-cell table:formula="of:=0.2813*[.B410]+1.1082" office:value-type="float" office:value="4.599133" calcext:value-type="float">
            <text:p>4,599133</text:p>
          </table:table-cell>
          <table:table-cell table:style-name="ce1" table:formula="of:=SQRT(([.B410]*0.052)^2 + 0.037^2)" office:value-type="float" office:value="0.646379843745147" calcext:value-type="float">
            <text:p>0,6463798437</text:p>
          </table:table-cell>
          <table:table-cell table:number-columns-repeated="1018"/>
        </table:table-row>
        <table:table-row table:style-name="ro1">
          <table:table-cell office:value-type="float" office:value="823263" calcext:value-type="float">
            <text:p>82326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C 012.53 <text:s/>mV</text:p>
          </table:table-cell>
          <table:table-cell table:formula="of:=[.A411]/60000" office:value-type="float" office:value="13.72105" calcext:value-type="float">
            <text:p>13,72105</text:p>
          </table:table-cell>
          <table:table-cell table:formula="of:=0.2813*[.B411]+1.1082" office:value-type="float" office:value="4.632889" calcext:value-type="float">
            <text:p>4,632889</text:p>
          </table:table-cell>
          <table:table-cell table:style-name="ce1" table:formula="of:=SQRT(([.B411]*0.052)^2 + 0.037^2)" office:value-type="float" office:value="0.652609710010508" calcext:value-type="float">
            <text:p>0,65260971</text:p>
          </table:table-cell>
          <table:table-cell table:number-columns-repeated="1018"/>
        </table:table-row>
        <table:table-row table:style-name="ro1">
          <table:table-cell office:value-type="float" office:value="825275" calcext:value-type="float">
            <text:p>825275</text:p>
          </table:table-cell>
          <table:table-cell office:value-type="float" office:value="12.69" calcext:value-type="float">
            <text:p>12,69</text:p>
          </table:table-cell>
          <table:table-cell office:value-type="string" calcext:value-type="string">
            <text:p>DC 012.69 <text:s/>mV</text:p>
          </table:table-cell>
          <table:table-cell table:formula="of:=[.A412]/60000" office:value-type="float" office:value="13.7545833333333" calcext:value-type="float">
            <text:p>13,7545833333</text:p>
          </table:table-cell>
          <table:table-cell table:formula="of:=0.2813*[.B412]+1.1082" office:value-type="float" office:value="4.677897" calcext:value-type="float">
            <text:p>4,677897</text:p>
          </table:table-cell>
          <table:table-cell table:style-name="ce1" table:formula="of:=SQRT(([.B412]*0.052)^2 + 0.037^2)" office:value-type="float" office:value="0.660916495784452" calcext:value-type="float">
            <text:p>0,6609164958</text:p>
          </table:table-cell>
          <table:table-cell table:number-columns-repeated="1018"/>
        </table:table-row>
        <table:table-row table:style-name="ro1">
          <table:table-cell office:value-type="float" office:value="827288" calcext:value-type="float">
            <text:p>827288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DC 012.88 <text:s/>mV</text:p>
          </table:table-cell>
          <table:table-cell table:formula="of:=[.A413]/60000" office:value-type="float" office:value="13.7881333333333" calcext:value-type="float">
            <text:p>13,7881333333</text:p>
          </table:table-cell>
          <table:table-cell table:formula="of:=0.2813*[.B413]+1.1082" office:value-type="float" office:value="4.731344" calcext:value-type="float">
            <text:p>4,731344</text:p>
          </table:table-cell>
          <table:table-cell table:style-name="ce1" table:formula="of:=SQRT(([.B413]*0.052)^2 + 0.037^2)" office:value-type="float" office:value="0.670781229313999" calcext:value-type="float">
            <text:p>0,6707812293</text:p>
          </table:table-cell>
          <table:table-cell table:number-columns-repeated="1018"/>
        </table:table-row>
        <table:table-row table:style-name="ro1">
          <table:table-cell office:value-type="float" office:value="829300" calcext:value-type="float">
            <text:p>829300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DC 012.84 <text:s/>mV</text:p>
          </table:table-cell>
          <table:table-cell table:formula="of:=[.A414]/60000" office:value-type="float" office:value="13.8216666666667" calcext:value-type="float">
            <text:p>13,8216666667</text:p>
          </table:table-cell>
          <table:table-cell table:formula="of:=0.2813*[.B414]+1.1082" office:value-type="float" office:value="4.720092" calcext:value-type="float">
            <text:p>4,720092</text:p>
          </table:table-cell>
          <table:table-cell table:style-name="ce1" table:formula="of:=SQRT(([.B414]*0.052)^2 + 0.037^2)" office:value-type="float" office:value="0.668704405847606" calcext:value-type="float">
            <text:p>0,6687044058</text:p>
          </table:table-cell>
          <table:table-cell table:number-columns-repeated="1018"/>
        </table:table-row>
        <table:table-row table:style-name="ro1">
          <table:table-cell office:value-type="float" office:value="831313" calcext:value-type="float">
            <text:p>83131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DC 013.02 <text:s/>mV</text:p>
          </table:table-cell>
          <table:table-cell table:formula="of:=[.A415]/60000" office:value-type="float" office:value="13.8552166666667" calcext:value-type="float">
            <text:p>13,8552166667</text:p>
          </table:table-cell>
          <table:table-cell table:formula="of:=0.2813*[.B415]+1.1082" office:value-type="float" office:value="4.770726" calcext:value-type="float">
            <text:p>4,770726</text:p>
          </table:table-cell>
          <table:table-cell table:style-name="ce1" table:formula="of:=SQRT(([.B415]*0.052)^2 + 0.037^2)" office:value-type="float" office:value="0.678050264803429" calcext:value-type="float">
            <text:p>0,6780502648</text:p>
          </table:table-cell>
          <table:table-cell table:number-columns-repeated="1018"/>
        </table:table-row>
        <table:table-row table:style-name="ro1">
          <table:table-cell office:value-type="float" office:value="833325" calcext:value-type="float">
            <text:p>833325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DC 013.28 <text:s/>mV</text:p>
          </table:table-cell>
          <table:table-cell table:formula="of:=[.A416]/60000" office:value-type="float" office:value="13.88875" calcext:value-type="float">
            <text:p>13,88875</text:p>
          </table:table-cell>
          <table:table-cell table:formula="of:=0.2813*[.B416]+1.1082" office:value-type="float" office:value="4.843864" calcext:value-type="float">
            <text:p>4,843864</text:p>
          </table:table-cell>
          <table:table-cell table:style-name="ce1" table:formula="of:=SQRT(([.B416]*0.052)^2 + 0.037^2)" office:value-type="float" office:value="0.691550514134723" calcext:value-type="float">
            <text:p>0,6915505141</text:p>
          </table:table-cell>
          <table:table-cell table:number-columns-repeated="1018"/>
        </table:table-row>
        <table:table-row table:style-name="ro1">
          <table:table-cell office:value-type="float" office:value="835337" calcext:value-type="float">
            <text:p>835337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DC 013.34 <text:s/>mV</text:p>
          </table:table-cell>
          <table:table-cell table:formula="of:=[.A417]/60000" office:value-type="float" office:value="13.9222833333333" calcext:value-type="float">
            <text:p>13,9222833333</text:p>
          </table:table-cell>
          <table:table-cell table:formula="of:=0.2813*[.B417]+1.1082" office:value-type="float" office:value="4.860742" calcext:value-type="float">
            <text:p>4,860742</text:p>
          </table:table-cell>
          <table:table-cell table:style-name="ce1" table:formula="of:=SQRT(([.B417]*0.052)^2 + 0.037^2)" office:value-type="float" office:value="0.694666065386816" calcext:value-type="float">
            <text:p>0,6946660654</text:p>
          </table:table-cell>
          <table:table-cell table:number-columns-repeated="1018"/>
        </table:table-row>
        <table:table-row table:style-name="ro1">
          <table:table-cell office:value-type="float" office:value="837350" calcext:value-type="float">
            <text:p>837350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DC 013.29 <text:s/>mV</text:p>
          </table:table-cell>
          <table:table-cell table:formula="of:=[.A418]/60000" office:value-type="float" office:value="13.9558333333333" calcext:value-type="float">
            <text:p>13,9558333333</text:p>
          </table:table-cell>
          <table:table-cell table:formula="of:=0.2813*[.B418]+1.1082" office:value-type="float" office:value="4.846677" calcext:value-type="float">
            <text:p>4,846677</text:p>
          </table:table-cell>
          <table:table-cell table:style-name="ce1" table:formula="of:=SQRT(([.B418]*0.052)^2 + 0.037^2)" office:value-type="float" office:value="0.692069769893181" calcext:value-type="float">
            <text:p>0,6920697699</text:p>
          </table:table-cell>
          <table:table-cell table:number-columns-repeated="1018"/>
        </table:table-row>
        <table:table-row table:style-name="ro1">
          <table:table-cell office:value-type="float" office:value="839347" calcext:value-type="float">
            <text:p>839347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DC 013.49 <text:s/>mV</text:p>
          </table:table-cell>
          <table:table-cell table:formula="of:=[.A419]/60000" office:value-type="float" office:value="13.9891166666667" calcext:value-type="float">
            <text:p>13,9891166667</text:p>
          </table:table-cell>
          <table:table-cell table:formula="of:=0.2813*[.B419]+1.1082" office:value-type="float" office:value="4.902937" calcext:value-type="float">
            <text:p>4,902937</text:p>
          </table:table-cell>
          <table:table-cell table:style-name="ce1" table:formula="of:=SQRT(([.B419]*0.052)^2 + 0.037^2)" office:value-type="float" office:value="0.702455116288578" calcext:value-type="float">
            <text:p>0,7024551163</text:p>
          </table:table-cell>
          <table:table-cell table:number-columns-repeated="1018"/>
        </table:table-row>
        <table:table-row table:style-name="ro1">
          <table:table-cell office:value-type="float" office:value="841375" calcext:value-type="float">
            <text:p>841375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DC 013.63 <text:s/>mV</text:p>
          </table:table-cell>
          <table:table-cell table:formula="of:=[.A420]/60000" office:value-type="float" office:value="14.0229166666667" calcext:value-type="float">
            <text:p>14,0229166667</text:p>
          </table:table-cell>
          <table:table-cell table:formula="of:=0.2813*[.B420]+1.1082" office:value-type="float" office:value="4.942319" calcext:value-type="float">
            <text:p>4,942319</text:p>
          </table:table-cell>
          <table:table-cell table:style-name="ce1" table:formula="of:=SQRT(([.B420]*0.052)^2 + 0.037^2)" office:value-type="float" office:value="0.70972511411109" calcext:value-type="float">
            <text:p>0,7097251141</text:p>
          </table:table-cell>
          <table:table-cell table:number-columns-repeated="1018"/>
        </table:table-row>
        <table:table-row table:style-name="ro1">
          <table:table-cell office:value-type="float" office:value="843387" calcext:value-type="float">
            <text:p>843387</text:p>
          </table:table-cell>
          <table:table-cell office:value-type="float" office:value="13.68" calcext:value-type="float">
            <text:p>13,68</text:p>
          </table:table-cell>
          <table:table-cell office:value-type="string" calcext:value-type="string">
            <text:p>DC 013.68 <text:s/>mV</text:p>
          </table:table-cell>
          <table:table-cell table:formula="of:=[.A421]/60000" office:value-type="float" office:value="14.05645" calcext:value-type="float">
            <text:p>14,05645</text:p>
          </table:table-cell>
          <table:table-cell table:formula="of:=0.2813*[.B421]+1.1082" office:value-type="float" office:value="4.956384" calcext:value-type="float">
            <text:p>4,956384</text:p>
          </table:table-cell>
          <table:table-cell table:style-name="ce1" table:formula="of:=SQRT(([.B421]*0.052)^2 + 0.037^2)" office:value-type="float" office:value="0.712321591417809" calcext:value-type="float">
            <text:p>0,7123215914</text:p>
          </table:table-cell>
          <table:table-cell table:number-columns-repeated="1018"/>
        </table:table-row>
        <table:table-row table:style-name="ro1">
          <table:table-cell office:value-type="float" office:value="845477" calcext:value-type="float">
            <text:p>845477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DC 013.96 <text:s/>mV</text:p>
          </table:table-cell>
          <table:table-cell table:formula="of:=[.A422]/60000" office:value-type="float" office:value="14.0912833333333" calcext:value-type="float">
            <text:p>14,0912833333</text:p>
          </table:table-cell>
          <table:table-cell table:formula="of:=0.2813*[.B422]+1.1082" office:value-type="float" office:value="5.035148" calcext:value-type="float">
            <text:p>5,035148</text:p>
          </table:table-cell>
          <table:table-cell table:style-name="ce1" table:formula="of:=SQRT(([.B422]*0.052)^2 + 0.037^2)" office:value-type="float" office:value="0.726862329743398" calcext:value-type="float">
            <text:p>0,7268623297</text:p>
          </table:table-cell>
          <table:table-cell table:number-columns-repeated="1018"/>
        </table:table-row>
        <table:table-row table:style-name="ro1">
          <table:table-cell office:value-type="float" office:value="847412" calcext:value-type="float">
            <text:p>847412</text:p>
          </table:table-cell>
          <table:table-cell office:value-type="float" office:value="13.94" calcext:value-type="float">
            <text:p>13,94</text:p>
          </table:table-cell>
          <table:table-cell office:value-type="string" calcext:value-type="string">
            <text:p>DC 013.94 <text:s/>mV</text:p>
          </table:table-cell>
          <table:table-cell table:formula="of:=[.A423]/60000" office:value-type="float" office:value="14.1235333333333" calcext:value-type="float">
            <text:p>14,1235333333</text:p>
          </table:table-cell>
          <table:table-cell table:formula="of:=0.2813*[.B423]+1.1082" office:value-type="float" office:value="5.029522" calcext:value-type="float">
            <text:p>5,029522</text:p>
          </table:table-cell>
          <table:table-cell table:style-name="ce1" table:formula="of:=SQRT(([.B423]*0.052)^2 + 0.037^2)" office:value-type="float" office:value="0.725823679966423" calcext:value-type="float">
            <text:p>0,72582368</text:p>
          </table:table-cell>
          <table:table-cell table:number-columns-repeated="1018"/>
        </table:table-row>
        <table:table-row table:style-name="ro1">
          <table:table-cell office:value-type="float" office:value="849424" calcext:value-type="float">
            <text:p>849424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DC 014.06 <text:s/>mV</text:p>
          </table:table-cell>
          <table:table-cell table:formula="of:=[.A424]/60000" office:value-type="float" office:value="14.1570666666667" calcext:value-type="float">
            <text:p>14,1570666667</text:p>
          </table:table-cell>
          <table:table-cell table:formula="of:=0.2813*[.B424]+1.1082" office:value-type="float" office:value="5.063278" calcext:value-type="float">
            <text:p>5,063278</text:p>
          </table:table-cell>
          <table:table-cell table:style-name="ce1" table:formula="of:=SQRT(([.B424]*0.052)^2 + 0.037^2)" office:value-type="float" office:value="0.732055636137036" calcext:value-type="float">
            <text:p>0,7320556361</text:p>
          </table:table-cell>
          <table:table-cell table:number-columns-repeated="1018"/>
        </table:table-row>
        <table:table-row table:style-name="ro1">
          <table:table-cell office:value-type="float" office:value="851437" calcext:value-type="float">
            <text:p>851437</text:p>
          </table:table-cell>
          <table:table-cell office:value-type="float" office:value="14.46" calcext:value-type="float">
            <text:p>14,46</text:p>
          </table:table-cell>
          <table:table-cell office:value-type="string" calcext:value-type="string">
            <text:p>DC 014.46 <text:s/>mV</text:p>
          </table:table-cell>
          <table:table-cell table:formula="of:=[.A425]/60000" office:value-type="float" office:value="14.1906166666667" calcext:value-type="float">
            <text:p>14,1906166667</text:p>
          </table:table-cell>
          <table:table-cell table:formula="of:=0.2813*[.B425]+1.1082" office:value-type="float" office:value="5.175798" calcext:value-type="float">
            <text:p>5,175798</text:p>
          </table:table-cell>
          <table:table-cell table:style-name="ce1" table:formula="of:=SQRT(([.B425]*0.052)^2 + 0.037^2)" office:value-type="float" office:value="0.752829785808187" calcext:value-type="float">
            <text:p>0,7528297858</text:p>
          </table:table-cell>
          <table:table-cell table:number-columns-repeated="1018"/>
        </table:table-row>
        <table:table-row table:style-name="ro1">
          <table:table-cell office:value-type="float" office:value="853449" calcext:value-type="float">
            <text:p>853449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DC 014.82 <text:s/>mV</text:p>
          </table:table-cell>
          <table:table-cell table:formula="of:=[.A426]/60000" office:value-type="float" office:value="14.22415" calcext:value-type="float">
            <text:p>14,22415</text:p>
          </table:table-cell>
          <table:table-cell table:formula="of:=0.2813*[.B426]+1.1082" office:value-type="float" office:value="5.277066" calcext:value-type="float">
            <text:p>5,277066</text:p>
          </table:table-cell>
          <table:table-cell table:style-name="ce1" table:formula="of:=SQRT(([.B426]*0.052)^2 + 0.037^2)" office:value-type="float" office:value="0.771527711491946" calcext:value-type="float">
            <text:p>0,7715277115</text:p>
          </table:table-cell>
          <table:table-cell table:number-columns-repeated="1018"/>
        </table:table-row>
        <table:table-row table:style-name="ro1">
          <table:table-cell office:value-type="float" office:value="855461" calcext:value-type="float">
            <text:p>855461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DC 014.72 <text:s/>mV</text:p>
          </table:table-cell>
          <table:table-cell table:formula="of:=[.A427]/60000" office:value-type="float" office:value="14.2576833333333" calcext:value-type="float">
            <text:p>14,2576833333</text:p>
          </table:table-cell>
          <table:table-cell table:formula="of:=0.2813*[.B427]+1.1082" office:value-type="float" office:value="5.248936" calcext:value-type="float">
            <text:p>5,248936</text:p>
          </table:table-cell>
          <table:table-cell table:style-name="ce1" table:formula="of:=SQRT(([.B427]*0.052)^2 + 0.037^2)" office:value-type="float" office:value="0.766333735131111" calcext:value-type="float">
            <text:p>0,7663337351</text:p>
          </table:table-cell>
          <table:table-cell table:number-columns-repeated="1018"/>
        </table:table-row>
        <table:table-row table:style-name="ro1">
          <table:table-cell office:value-type="float" office:value="857474" calcext:value-type="float">
            <text:p>857474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DC 014.80 <text:s/>mV</text:p>
          </table:table-cell>
          <table:table-cell table:formula="of:=[.A428]/60000" office:value-type="float" office:value="14.2912333333333" calcext:value-type="float">
            <text:p>14,2912333333</text:p>
          </table:table-cell>
          <table:table-cell table:formula="of:=0.2813*[.B428]+1.1082" office:value-type="float" office:value="5.27144" calcext:value-type="float">
            <text:p>5,27144</text:p>
          </table:table-cell>
          <table:table-cell table:style-name="ce1" table:formula="of:=SQRT(([.B428]*0.052)^2 + 0.037^2)" office:value-type="float" office:value="0.770488909719017" calcext:value-type="float">
            <text:p>0,7704889097</text:p>
          </table:table-cell>
          <table:table-cell table:number-columns-repeated="1018"/>
        </table:table-row>
        <table:table-row table:style-name="ro1">
          <table:table-cell office:value-type="float" office:value="859471" calcext:value-type="float">
            <text:p>859471</text:p>
          </table:table-cell>
          <table:table-cell office:value-type="float" office:value="14.88" calcext:value-type="float">
            <text:p>14,88</text:p>
          </table:table-cell>
          <table:table-cell office:value-type="string" calcext:value-type="string">
            <text:p>DC 014.88 <text:s/>mV</text:p>
          </table:table-cell>
          <table:table-cell table:formula="of:=[.A429]/60000" office:value-type="float" office:value="14.3245166666667" calcext:value-type="float">
            <text:p>14,3245166667</text:p>
          </table:table-cell>
          <table:table-cell table:formula="of:=0.2813*[.B429]+1.1082" office:value-type="float" office:value="5.293944" calcext:value-type="float">
            <text:p>5,293944</text:p>
          </table:table-cell>
          <table:table-cell table:style-name="ce1" table:formula="of:=SQRT(([.B429]*0.052)^2 + 0.037^2)" office:value-type="float" office:value="0.774644136103798" calcext:value-type="float">
            <text:p>0,7746441361</text:p>
          </table:table-cell>
          <table:table-cell table:number-columns-repeated="1018"/>
        </table:table-row>
        <table:table-row table:style-name="ro1">
          <table:table-cell office:value-type="float" office:value="861499" calcext:value-type="float">
            <text:p>861499</text:p>
          </table:table-cell>
          <table:table-cell office:value-type="float" office:value="15.01" calcext:value-type="float">
            <text:p>15,01</text:p>
          </table:table-cell>
          <table:table-cell office:value-type="string" calcext:value-type="string">
            <text:p>DC 015.01 <text:s/>mV</text:p>
          </table:table-cell>
          <table:table-cell table:formula="of:=[.A430]/60000" office:value-type="float" office:value="14.3583166666667" calcext:value-type="float">
            <text:p>14,3583166667</text:p>
          </table:table-cell>
          <table:table-cell table:formula="of:=0.2813*[.B430]+1.1082" office:value-type="float" office:value="5.330513" calcext:value-type="float">
            <text:p>5,330513</text:p>
          </table:table-cell>
          <table:table-cell table:style-name="ce1" table:formula="of:=SQRT(([.B430]*0.052)^2 + 0.037^2)" office:value-type="float" office:value="0.781396487322537" calcext:value-type="float">
            <text:p>0,7813964873</text:p>
          </table:table-cell>
          <table:table-cell table:number-columns-repeated="1018"/>
        </table:table-row>
        <table:table-row table:style-name="ro1">
          <table:table-cell office:value-type="float" office:value="863511" calcext:value-type="float">
            <text:p>863511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DC 015.13 <text:s/>mV</text:p>
          </table:table-cell>
          <table:table-cell table:formula="of:=[.A431]/60000" office:value-type="float" office:value="14.39185" calcext:value-type="float">
            <text:p>14,39185</text:p>
          </table:table-cell>
          <table:table-cell table:formula="of:=0.2813*[.B431]+1.1082" office:value-type="float" office:value="5.364269" calcext:value-type="float">
            <text:p>5,364269</text:p>
          </table:table-cell>
          <table:table-cell table:style-name="ce1" table:formula="of:=SQRT(([.B431]*0.052)^2 + 0.037^2)" office:value-type="float" office:value="0.787629543376834" calcext:value-type="float">
            <text:p>0,7876295434</text:p>
          </table:table-cell>
          <table:table-cell table:number-columns-repeated="1018"/>
        </table:table-row>
        <table:table-row table:style-name="ro1">
          <table:table-cell office:value-type="float" office:value="865523" calcext:value-type="float">
            <text:p>865523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DC 015.30 <text:s/>mV</text:p>
          </table:table-cell>
          <table:table-cell table:formula="of:=[.A432]/60000" office:value-type="float" office:value="14.4253833333333" calcext:value-type="float">
            <text:p>14,4253833333</text:p>
          </table:table-cell>
          <table:table-cell table:formula="of:=0.2813*[.B432]+1.1082" office:value-type="float" office:value="5.41209" calcext:value-type="float">
            <text:p>5,41209</text:p>
          </table:table-cell>
          <table:table-cell table:style-name="ce1" table:formula="of:=SQRT(([.B432]*0.052)^2 + 0.037^2)" office:value-type="float" office:value="0.796459892273302" calcext:value-type="float">
            <text:p>0,7964598923</text:p>
          </table:table-cell>
          <table:table-cell table:number-columns-repeated="1018"/>
        </table:table-row>
        <table:table-row table:style-name="ro1">
          <table:table-cell office:value-type="float" office:value="867536" calcext:value-type="float">
            <text:p>867536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DC 015.23 <text:s/>mV</text:p>
          </table:table-cell>
          <table:table-cell table:formula="of:=[.A433]/60000" office:value-type="float" office:value="14.4589333333333" calcext:value-type="float">
            <text:p>14,4589333333</text:p>
          </table:table-cell>
          <table:table-cell table:formula="of:=0.2813*[.B433]+1.1082" office:value-type="float" office:value="5.392399" calcext:value-type="float">
            <text:p>5,392399</text:p>
          </table:table-cell>
          <table:table-cell table:style-name="ce1" table:formula="of:=SQRT(([.B433]*0.052)^2 + 0.037^2)" office:value-type="float" office:value="0.792823840206638" calcext:value-type="float">
            <text:p>0,7928238402</text:p>
          </table:table-cell>
          <table:table-cell table:number-columns-repeated="1018"/>
        </table:table-row>
        <table:table-row table:style-name="ro1">
          <table:table-cell office:value-type="float" office:value="869548" calcext:value-type="float">
            <text:p>869548</text:p>
          </table:table-cell>
          <table:table-cell office:value-type="float" office:value="15.58" calcext:value-type="float">
            <text:p>15,58</text:p>
          </table:table-cell>
          <table:table-cell office:value-type="string" calcext:value-type="string">
            <text:p>DC 015.58 <text:s/>mV</text:p>
          </table:table-cell>
          <table:table-cell table:formula="of:=[.A434]/60000" office:value-type="float" office:value="14.4924666666667" calcext:value-type="float">
            <text:p>14,4924666667</text:p>
          </table:table-cell>
          <table:table-cell table:formula="of:=0.2813*[.B434]+1.1082" office:value-type="float" office:value="5.490854" calcext:value-type="float">
            <text:p>5,490854</text:p>
          </table:table-cell>
          <table:table-cell table:style-name="ce1" table:formula="of:=SQRT(([.B434]*0.052)^2 + 0.037^2)" office:value-type="float" office:value="0.811004454734991" calcext:value-type="float">
            <text:p>0,8110044547</text:p>
          </table:table-cell>
          <table:table-cell table:number-columns-repeated="1018"/>
        </table:table-row>
        <table:table-row table:style-name="ro1">
          <table:table-cell office:value-type="float" office:value="871561" calcext:value-type="float">
            <text:p>871561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DC 015.71 <text:s/>mV</text:p>
          </table:table-cell>
          <table:table-cell table:formula="of:=[.A435]/60000" office:value-type="float" office:value="14.5260166666667" calcext:value-type="float">
            <text:p>14,5260166667</text:p>
          </table:table-cell>
          <table:table-cell table:formula="of:=0.2813*[.B435]+1.1082" office:value-type="float" office:value="5.527423" calcext:value-type="float">
            <text:p>5,527423</text:p>
          </table:table-cell>
          <table:table-cell table:style-name="ce1" table:formula="of:=SQRT(([.B435]*0.052)^2 + 0.037^2)" office:value-type="float" office:value="0.817757474071622" calcext:value-type="float">
            <text:p>0,8177574741</text:p>
          </table:table-cell>
          <table:table-cell table:number-columns-repeated="1018"/>
        </table:table-row>
        <table:table-row table:style-name="ro1">
          <table:table-cell office:value-type="float" office:value="873573" calcext:value-type="float">
            <text:p>873573</text:p>
          </table:table-cell>
          <table:table-cell office:value-type="float" office:value="15.92" calcext:value-type="float">
            <text:p>15,92</text:p>
          </table:table-cell>
          <table:table-cell office:value-type="string" calcext:value-type="string">
            <text:p>DC 015.92 <text:s/>mV</text:p>
          </table:table-cell>
          <table:table-cell table:formula="of:=[.A436]/60000" office:value-type="float" office:value="14.55955" calcext:value-type="float">
            <text:p>14,55955</text:p>
          </table:table-cell>
          <table:table-cell table:formula="of:=0.2813*[.B436]+1.1082" office:value-type="float" office:value="5.586496" calcext:value-type="float">
            <text:p>5,586496</text:p>
          </table:table-cell>
          <table:table-cell table:style-name="ce1" table:formula="of:=SQRT(([.B436]*0.052)^2 + 0.037^2)" office:value-type="float" office:value="0.828666438079883" calcext:value-type="float">
            <text:p>0,8286664381</text:p>
          </table:table-cell>
          <table:table-cell table:number-columns-repeated="1018"/>
        </table:table-row>
        <table:table-row table:style-name="ro1">
          <table:table-cell office:value-type="float" office:value="875585" calcext:value-type="float">
            <text:p>875585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DC 015.82 <text:s/>mV</text:p>
          </table:table-cell>
          <table:table-cell table:formula="of:=[.A437]/60000" office:value-type="float" office:value="14.5930833333333" calcext:value-type="float">
            <text:p>14,5930833333</text:p>
          </table:table-cell>
          <table:table-cell table:formula="of:=0.2813*[.B437]+1.1082" office:value-type="float" office:value="5.558366" calcext:value-type="float">
            <text:p>5,558366</text:p>
          </table:table-cell>
          <table:table-cell table:style-name="ce1" table:formula="of:=SQRT(([.B437]*0.052)^2 + 0.037^2)" office:value-type="float" office:value="0.823471656828576" calcext:value-type="float">
            <text:p>0,8234716568</text:p>
          </table:table-cell>
          <table:table-cell table:number-columns-repeated="1018"/>
        </table:table-row>
        <table:table-row table:style-name="ro1">
          <table:table-cell office:value-type="float" office:value="877598" calcext:value-type="float">
            <text:p>877598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DC 015.95 <text:s/>mV</text:p>
          </table:table-cell>
          <table:table-cell table:formula="of:=[.A438]/60000" office:value-type="float" office:value="14.6266333333333" calcext:value-type="float">
            <text:p>14,6266333333</text:p>
          </table:table-cell>
          <table:table-cell table:formula="of:=0.2813*[.B438]+1.1082" office:value-type="float" office:value="5.594935" calcext:value-type="float">
            <text:p>5,594935</text:p>
          </table:table-cell>
          <table:table-cell table:style-name="ce1" table:formula="of:=SQRT(([.B438]*0.052)^2 + 0.037^2)" office:value-type="float" office:value="0.830224885196776" calcext:value-type="float">
            <text:p>0,8302248852</text:p>
          </table:table-cell>
          <table:table-cell table:number-columns-repeated="1018"/>
        </table:table-row>
        <table:table-row table:style-name="ro1">
          <table:table-cell office:value-type="float" office:value="879610" calcext:value-type="float">
            <text:p>87961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DC 016.20 <text:s/>mV</text:p>
          </table:table-cell>
          <table:table-cell table:formula="of:=[.A439]/60000" office:value-type="float" office:value="14.6601666666667" calcext:value-type="float">
            <text:p>14,6601666667</text:p>
          </table:table-cell>
          <table:table-cell table:formula="of:=0.2813*[.B439]+1.1082" office:value-type="float" office:value="5.66526" calcext:value-type="float">
            <text:p>5,66526</text:p>
          </table:table-cell>
          <table:table-cell table:style-name="ce1" table:formula="of:=SQRT(([.B439]*0.052)^2 + 0.037^2)" office:value-type="float" office:value="0.843212167843894" calcext:value-type="float">
            <text:p>0,8432121678</text:p>
          </table:table-cell>
          <table:table-cell table:number-columns-repeated="1018"/>
        </table:table-row>
        <table:table-row table:style-name="ro1">
          <table:table-cell office:value-type="float" office:value="881623" calcext:value-type="float">
            <text:p>881623</text:p>
          </table:table-cell>
          <table:table-cell office:value-type="float" office:value="16.42" calcext:value-type="float">
            <text:p>16,42</text:p>
          </table:table-cell>
          <table:table-cell office:value-type="string" calcext:value-type="string">
            <text:p>DC 016.42 <text:s/>mV</text:p>
          </table:table-cell>
          <table:table-cell table:formula="of:=[.A440]/60000" office:value-type="float" office:value="14.6937166666667" calcext:value-type="float">
            <text:p>14,6937166667</text:p>
          </table:table-cell>
          <table:table-cell table:formula="of:=0.2813*[.B440]+1.1082" office:value-type="float" office:value="5.727146" calcext:value-type="float">
            <text:p>5,727146</text:p>
          </table:table-cell>
          <table:table-cell table:style-name="ce1" table:formula="of:=SQRT(([.B440]*0.052)^2 + 0.037^2)" office:value-type="float" office:value="0.854641296451324" calcext:value-type="float">
            <text:p>0,8546412965</text:p>
          </table:table-cell>
          <table:table-cell table:number-columns-repeated="1018"/>
        </table:table-row>
        <table:table-row table:style-name="ro1">
          <table:table-cell office:value-type="float" office:value="883635" calcext:value-type="float">
            <text:p>883635</text:p>
          </table:table-cell>
          <table:table-cell office:value-type="float" office:value="16.43" calcext:value-type="float">
            <text:p>16,43</text:p>
          </table:table-cell>
          <table:table-cell office:value-type="string" calcext:value-type="string">
            <text:p>DC 016.43 <text:s/>mV</text:p>
          </table:table-cell>
          <table:table-cell table:formula="of:=[.A441]/60000" office:value-type="float" office:value="14.72725" calcext:value-type="float">
            <text:p>14,72725</text:p>
          </table:table-cell>
          <table:table-cell table:formula="of:=0.2813*[.B441]+1.1082" office:value-type="float" office:value="5.729959" calcext:value-type="float">
            <text:p>5,729959</text:p>
          </table:table-cell>
          <table:table-cell table:style-name="ce1" table:formula="of:=SQRT(([.B441]*0.052)^2 + 0.037^2)" office:value-type="float" office:value="0.855160809204912" calcext:value-type="float">
            <text:p>0,8551608092</text:p>
          </table:table-cell>
          <table:table-cell table:number-columns-repeated="1018"/>
        </table:table-row>
        <table:table-row table:style-name="ro1">
          <table:table-cell office:value-type="float" office:value="885647" calcext:value-type="float">
            <text:p>885647</text:p>
          </table:table-cell>
          <table:table-cell office:value-type="float" office:value="16.81" calcext:value-type="float">
            <text:p>16,81</text:p>
          </table:table-cell>
          <table:table-cell office:value-type="string" calcext:value-type="string">
            <text:p>DC 016.81 <text:s/>mV</text:p>
          </table:table-cell>
          <table:table-cell table:formula="of:=[.A442]/60000" office:value-type="float" office:value="14.7607833333333" calcext:value-type="float">
            <text:p>14,7607833333</text:p>
          </table:table-cell>
          <table:table-cell table:formula="of:=0.2813*[.B442]+1.1082" office:value-type="float" office:value="5.836853" calcext:value-type="float">
            <text:p>5,836853</text:p>
          </table:table-cell>
          <table:table-cell table:style-name="ce1" table:formula="of:=SQRT(([.B442]*0.052)^2 + 0.037^2)" office:value-type="float" office:value="0.874902722821229" calcext:value-type="float">
            <text:p>0,8749027228</text:p>
          </table:table-cell>
          <table:table-cell table:number-columns-repeated="1018"/>
        </table:table-row>
        <table:table-row table:style-name="ro1">
          <table:table-cell office:value-type="float" office:value="887644" calcext:value-type="float">
            <text:p>887644</text:p>
          </table:table-cell>
          <table:table-cell office:value-type="float" office:value="16.89" calcext:value-type="float">
            <text:p>16,89</text:p>
          </table:table-cell>
          <table:table-cell office:value-type="string" calcext:value-type="string">
            <text:p>DC 016.89 <text:s/>mV</text:p>
          </table:table-cell>
          <table:table-cell table:formula="of:=[.A443]/60000" office:value-type="float" office:value="14.7940666666667" calcext:value-type="float">
            <text:p>14,7940666667</text:p>
          </table:table-cell>
          <table:table-cell table:formula="of:=0.2813*[.B443]+1.1082" office:value-type="float" office:value="5.859357" calcext:value-type="float">
            <text:p>5,859357</text:p>
          </table:table-cell>
          <table:table-cell table:style-name="ce1" table:formula="of:=SQRT(([.B443]*0.052)^2 + 0.037^2)" office:value-type="float" office:value="0.879059018723999" calcext:value-type="float">
            <text:p>0,8790590187</text:p>
          </table:table-cell>
          <table:table-cell table:number-columns-repeated="1018"/>
        </table:table-row>
        <table:table-row table:style-name="ro1">
          <table:table-cell office:value-type="float" office:value="889672" calcext:value-type="float">
            <text:p>889672</text:p>
          </table:table-cell>
          <table:table-cell office:value-type="float" office:value="16.91" calcext:value-type="float">
            <text:p>16,91</text:p>
          </table:table-cell>
          <table:table-cell office:value-type="string" calcext:value-type="string">
            <text:p>DC 016.91 <text:s/>mV</text:p>
          </table:table-cell>
          <table:table-cell table:formula="of:=[.A444]/60000" office:value-type="float" office:value="14.8278666666667" calcext:value-type="float">
            <text:p>14,8278666667</text:p>
          </table:table-cell>
          <table:table-cell table:formula="of:=0.2813*[.B444]+1.1082" office:value-type="float" office:value="5.864983" calcext:value-type="float">
            <text:p>5,864983</text:p>
          </table:table-cell>
          <table:table-cell table:style-name="ce1" table:formula="of:=SQRT(([.B444]*0.052)^2 + 0.037^2)" office:value-type="float" office:value="0.880098098168608" calcext:value-type="float">
            <text:p>0,8800980982</text:p>
          </table:table-cell>
          <table:table-cell table:number-columns-repeated="1018"/>
        </table:table-row>
        <table:table-row table:style-name="ro1">
          <table:table-cell office:value-type="float" office:value="891700" calcext:value-type="float">
            <text:p>891700</text:p>
          </table:table-cell>
          <table:table-cell office:value-type="float" office:value="17.01" calcext:value-type="float">
            <text:p>17,01</text:p>
          </table:table-cell>
          <table:table-cell office:value-type="string" calcext:value-type="string">
            <text:p>DC 017.01 <text:s/>mV</text:p>
          </table:table-cell>
          <table:table-cell table:formula="of:=[.A445]/60000" office:value-type="float" office:value="14.8616666666667" calcext:value-type="float">
            <text:p>14,8616666667</text:p>
          </table:table-cell>
          <table:table-cell table:formula="of:=0.2813*[.B445]+1.1082" office:value-type="float" office:value="5.893113" calcext:value-type="float">
            <text:p>5,893113</text:p>
          </table:table-cell>
          <table:table-cell table:style-name="ce1" table:formula="of:=SQRT(([.B445]*0.052)^2 + 0.037^2)" office:value-type="float" office:value="0.885293527820011" calcext:value-type="float">
            <text:p>0,8852935278</text:p>
          </table:table-cell>
          <table:table-cell table:number-columns-repeated="1018"/>
        </table:table-row>
        <table:table-row table:style-name="ro1">
          <table:table-cell office:value-type="float" office:value="893697" calcext:value-type="float">
            <text:p>893697</text:p>
          </table:table-cell>
          <table:table-cell office:value-type="float" office:value="17.26" calcext:value-type="float">
            <text:p>17,26</text:p>
          </table:table-cell>
          <table:table-cell office:value-type="string" calcext:value-type="string">
            <text:p>DC 017.26 <text:s/>mV</text:p>
          </table:table-cell>
          <table:table-cell table:formula="of:=[.A446]/60000" office:value-type="float" office:value="14.89495" calcext:value-type="float">
            <text:p>14,89495</text:p>
          </table:table-cell>
          <table:table-cell table:formula="of:=0.2813*[.B446]+1.1082" office:value-type="float" office:value="5.963438" calcext:value-type="float">
            <text:p>5,963438</text:p>
          </table:table-cell>
          <table:table-cell table:style-name="ce1" table:formula="of:=SQRT(([.B446]*0.052)^2 + 0.037^2)" office:value-type="float" office:value="0.898282333345146" calcext:value-type="float">
            <text:p>0,8982823333</text:p>
          </table:table-cell>
          <table:table-cell table:number-columns-repeated="1018"/>
        </table:table-row>
        <table:table-row table:style-name="ro1">
          <table:table-cell office:value-type="float" office:value="895709" calcext:value-type="float">
            <text:p>895709</text:p>
          </table:table-cell>
          <table:table-cell office:value-type="float" office:value="17.47" calcext:value-type="float">
            <text:p>17,47</text:p>
          </table:table-cell>
          <table:table-cell office:value-type="string" calcext:value-type="string">
            <text:p>DC 017.47 <text:s/>mV</text:p>
          </table:table-cell>
          <table:table-cell table:formula="of:=[.A447]/60000" office:value-type="float" office:value="14.9284833333333" calcext:value-type="float">
            <text:p>14,9284833333</text:p>
          </table:table-cell>
          <table:table-cell table:formula="of:=0.2813*[.B447]+1.1082" office:value-type="float" office:value="6.022511" calcext:value-type="float">
            <text:p>6,022511</text:p>
          </table:table-cell>
          <table:table-cell table:style-name="ce1" table:formula="of:=SQRT(([.B447]*0.052)^2 + 0.037^2)" office:value-type="float" office:value="0.909193177273125" calcext:value-type="float">
            <text:p>0,9091931773</text:p>
          </table:table-cell>
          <table:table-cell table:number-columns-repeated="1018"/>
        </table:table-row>
        <table:table-row table:style-name="ro1">
          <table:table-cell office:value-type="float" office:value="897722" calcext:value-type="float">
            <text:p>897722</text:p>
          </table:table-cell>
          <table:table-cell office:value-type="float" office:value="17.48" calcext:value-type="float">
            <text:p>17,48</text:p>
          </table:table-cell>
          <table:table-cell office:value-type="string" calcext:value-type="string">
            <text:p>DC 017.48 <text:s/>mV</text:p>
          </table:table-cell>
          <table:table-cell table:formula="of:=[.A448]/60000" office:value-type="float" office:value="14.9620333333333" calcext:value-type="float">
            <text:p>14,9620333333</text:p>
          </table:table-cell>
          <table:table-cell table:formula="of:=0.2813*[.B448]+1.1082" office:value-type="float" office:value="6.025324" calcext:value-type="float">
            <text:p>6,025324</text:p>
          </table:table-cell>
          <table:table-cell table:style-name="ce1" table:formula="of:=SQRT(([.B448]*0.052)^2 + 0.037^2)" office:value-type="float" office:value="0.909712746750314" calcext:value-type="float">
            <text:p>0,9097127468</text:p>
          </table:table-cell>
          <table:table-cell table:number-columns-repeated="1018"/>
        </table:table-row>
        <table:table-row table:style-name="ro1">
          <table:table-cell office:value-type="float" office:value="899734" calcext:value-type="float">
            <text:p>899734</text:p>
          </table:table-cell>
          <table:table-cell office:value-type="float" office:value="17.49" calcext:value-type="float">
            <text:p>17,49</text:p>
          </table:table-cell>
          <table:table-cell office:value-type="string" calcext:value-type="string">
            <text:p>DC 017.49 <text:s/>mV</text:p>
          </table:table-cell>
          <table:table-cell table:formula="of:=[.A449]/60000" office:value-type="float" office:value="14.9955666666667" calcext:value-type="float">
            <text:p>14,9955666667</text:p>
          </table:table-cell>
          <table:table-cell table:formula="of:=0.2813*[.B449]+1.1082" office:value-type="float" office:value="6.028137" calcext:value-type="float">
            <text:p>6,028137</text:p>
          </table:table-cell>
          <table:table-cell table:style-name="ce1" table:formula="of:=SQRT(([.B449]*0.052)^2 + 0.037^2)" office:value-type="float" office:value="0.910232316719199" calcext:value-type="float">
            <text:p>0,9102323167</text:p>
          </table:table-cell>
          <table:table-cell table:number-columns-repeated="1018"/>
        </table:table-row>
        <table:table-row table:style-name="ro1">
          <table:table-cell office:value-type="float" office:value="901747" calcext:value-type="float">
            <text:p>901747</text:p>
          </table:table-cell>
          <table:table-cell office:value-type="float" office:value="17.71" calcext:value-type="float">
            <text:p>17,71</text:p>
          </table:table-cell>
          <table:table-cell office:value-type="string" calcext:value-type="string">
            <text:p>DC 017.71 <text:s/>mV</text:p>
          </table:table-cell>
          <table:table-cell table:formula="of:=[.A450]/60000" office:value-type="float" office:value="15.0291166666667" calcext:value-type="float">
            <text:p>15,0291166667</text:p>
          </table:table-cell>
          <table:table-cell table:formula="of:=0.2813*[.B450]+1.1082" office:value-type="float" office:value="6.090023" calcext:value-type="float">
            <text:p>6,090023</text:p>
          </table:table-cell>
          <table:table-cell table:style-name="ce1" table:formula="of:=SQRT(([.B450]*0.052)^2 + 0.037^2)" office:value-type="float" office:value="0.92166297875091" calcext:value-type="float">
            <text:p>0,9216629788</text:p>
          </table:table-cell>
          <table:table-cell table:number-columns-repeated="1018"/>
        </table:table-row>
        <table:table-row table:style-name="ro1">
          <table:table-cell office:value-type="float" office:value="903759" calcext:value-type="float">
            <text:p>903759</text:p>
          </table:table-cell>
          <table:table-cell office:value-type="float" office:value="17.88" calcext:value-type="float">
            <text:p>17,88</text:p>
          </table:table-cell>
          <table:table-cell office:value-type="string" calcext:value-type="string">
            <text:p>DC 017.88 <text:s/>mV</text:p>
          </table:table-cell>
          <table:table-cell table:formula="of:=[.A451]/60000" office:value-type="float" office:value="15.06265" calcext:value-type="float">
            <text:p>15,06265</text:p>
          </table:table-cell>
          <table:table-cell table:formula="of:=0.2813*[.B451]+1.1082" office:value-type="float" office:value="6.137844" calcext:value-type="float">
            <text:p>6,137844</text:p>
          </table:table-cell>
          <table:table-cell table:style-name="ce1" table:formula="of:=SQRT(([.B451]*0.052)^2 + 0.037^2)" office:value-type="float" office:value="0.930495920248982" calcext:value-type="float">
            <text:p>0,9304959202</text:p>
          </table:table-cell>
          <table:table-cell table:number-columns-repeated="1018"/>
        </table:table-row>
        <table:table-row table:style-name="ro1">
          <table:table-cell office:value-type="float" office:value="905771" calcext:value-type="float">
            <text:p>905771</text:p>
          </table:table-cell>
          <table:table-cell office:value-type="float" office:value="18.01" calcext:value-type="float">
            <text:p>18,01</text:p>
          </table:table-cell>
          <table:table-cell office:value-type="string" calcext:value-type="string">
            <text:p>DC 018.01 <text:s/>mV</text:p>
          </table:table-cell>
          <table:table-cell table:formula="of:=[.A452]/60000" office:value-type="float" office:value="15.0961833333333" calcext:value-type="float">
            <text:p>15,0961833333</text:p>
          </table:table-cell>
          <table:table-cell table:formula="of:=0.2813*[.B452]+1.1082" office:value-type="float" office:value="6.174413" calcext:value-type="float">
            <text:p>6,174413</text:p>
          </table:table-cell>
          <table:table-cell table:style-name="ce1" table:formula="of:=SQRT(([.B452]*0.052)^2 + 0.037^2)" office:value-type="float" office:value="0.937250612376434" calcext:value-type="float">
            <text:p>0,9372506124</text:p>
          </table:table-cell>
          <table:table-cell table:number-columns-repeated="1018"/>
        </table:table-row>
        <table:table-row table:style-name="ro1">
          <table:table-cell office:value-type="float" office:value="907784" calcext:value-type="float">
            <text:p>907784</text:p>
          </table:table-cell>
          <table:table-cell office:value-type="float" office:value="18.33" calcext:value-type="float">
            <text:p>18,33</text:p>
          </table:table-cell>
          <table:table-cell office:value-type="string" calcext:value-type="string">
            <text:p>DC 018.33 <text:s/>mV</text:p>
          </table:table-cell>
          <table:table-cell table:formula="of:=[.A453]/60000" office:value-type="float" office:value="15.1297333333333" calcext:value-type="float">
            <text:p>15,1297333333</text:p>
          </table:table-cell>
          <table:table-cell table:formula="of:=0.2813*[.B453]+1.1082" office:value-type="float" office:value="6.264429" calcext:value-type="float">
            <text:p>6,264429</text:p>
          </table:table-cell>
          <table:table-cell table:style-name="ce1" table:formula="of:=SQRT(([.B453]*0.052)^2 + 0.037^2)" office:value-type="float" office:value="0.953877867234585" calcext:value-type="float">
            <text:p>0,9538778672</text:p>
          </table:table-cell>
          <table:table-cell table:number-columns-repeated="1018"/>
        </table:table-row>
        <table:table-row table:style-name="ro1">
          <table:table-cell office:value-type="float" office:value="909796" calcext:value-type="float">
            <text:p>909796</text:p>
          </table:table-cell>
          <table:table-cell office:value-type="float" office:value="18.43" calcext:value-type="float">
            <text:p>18,43</text:p>
          </table:table-cell>
          <table:table-cell office:value-type="string" calcext:value-type="string">
            <text:p>DC 018.43 <text:s/>mV</text:p>
          </table:table-cell>
          <table:table-cell table:formula="of:=[.A454]/60000" office:value-type="float" office:value="15.1632666666667" calcext:value-type="float">
            <text:p>15,1632666667</text:p>
          </table:table-cell>
          <table:table-cell table:formula="of:=0.2813*[.B454]+1.1082" office:value-type="float" office:value="6.292559" calcext:value-type="float">
            <text:p>6,292559</text:p>
          </table:table-cell>
          <table:table-cell table:style-name="ce1" table:formula="of:=SQRT(([.B454]*0.052)^2 + 0.037^2)" office:value-type="float" office:value="0.959073975040508" calcext:value-type="float">
            <text:p>0,959073975</text:p>
          </table:table-cell>
          <table:table-cell table:number-columns-repeated="1018"/>
        </table:table-row>
        <table:table-row table:style-name="ro1">
          <table:table-cell office:value-type="float" office:value="911809" calcext:value-type="float">
            <text:p>911809</text:p>
          </table:table-cell>
          <table:table-cell office:value-type="float" office:value="18.53" calcext:value-type="float">
            <text:p>18,53</text:p>
          </table:table-cell>
          <table:table-cell office:value-type="string" calcext:value-type="string">
            <text:p>DC 018.53 <text:s/>mV</text:p>
          </table:table-cell>
          <table:table-cell table:formula="of:=[.A455]/60000" office:value-type="float" office:value="15.1968166666667" calcext:value-type="float">
            <text:p>15,1968166667</text:p>
          </table:table-cell>
          <table:table-cell table:formula="of:=0.2813*[.B455]+1.1082" office:value-type="float" office:value="6.320689" calcext:value-type="float">
            <text:p>6,320689</text:p>
          </table:table-cell>
          <table:table-cell table:style-name="ce1" table:formula="of:=SQRT(([.B455]*0.052)^2 + 0.037^2)" office:value-type="float" office:value="0.964270124809433" calcext:value-type="float">
            <text:p>0,9642701248</text:p>
          </table:table-cell>
          <table:table-cell table:number-columns-repeated="1018"/>
        </table:table-row>
        <table:table-row table:style-name="ro1">
          <table:table-cell office:value-type="float" office:value="913821" calcext:value-type="float">
            <text:p>913821</text:p>
          </table:table-cell>
          <table:table-cell office:value-type="float" office:value="18.54" calcext:value-type="float">
            <text:p>18,54</text:p>
          </table:table-cell>
          <table:table-cell office:value-type="string" calcext:value-type="string">
            <text:p>DC 018.54 <text:s/>mV</text:p>
          </table:table-cell>
          <table:table-cell table:formula="of:=[.A456]/60000" office:value-type="float" office:value="15.23035" calcext:value-type="float">
            <text:p>15,23035</text:p>
          </table:table-cell>
          <table:table-cell table:formula="of:=0.2813*[.B456]+1.1082" office:value-type="float" office:value="6.323502" calcext:value-type="float">
            <text:p>6,323502</text:p>
          </table:table-cell>
          <table:table-cell table:style-name="ce1" table:formula="of:=SQRT(([.B456]*0.052)^2 + 0.037^2)" office:value-type="float" office:value="0.964789742068188" calcext:value-type="float">
            <text:p>0,9647897421</text:p>
          </table:table-cell>
          <table:table-cell table:number-columns-repeated="1018"/>
        </table:table-row>
        <table:table-row table:style-name="ro1">
          <table:table-cell office:value-type="float" office:value="915833" calcext:value-type="float">
            <text:p>915833</text:p>
          </table:table-cell>
          <table:table-cell office:value-type="float" office:value="18.62" calcext:value-type="float">
            <text:p>18,62</text:p>
          </table:table-cell>
          <table:table-cell office:value-type="string" calcext:value-type="string">
            <text:p>DC 018.62 <text:s/>mV</text:p>
          </table:table-cell>
          <table:table-cell table:formula="of:=[.A457]/60000" office:value-type="float" office:value="15.2638833333333" calcext:value-type="float">
            <text:p>15,2638833333</text:p>
          </table:table-cell>
          <table:table-cell table:formula="of:=0.2813*[.B457]+1.1082" office:value-type="float" office:value="6.346006" calcext:value-type="float">
            <text:p>6,346006</text:p>
          </table:table-cell>
          <table:table-cell table:style-name="ce1" table:formula="of:=SQRT(([.B457]*0.052)^2 + 0.037^2)" office:value-type="float" office:value="0.968946694921862" calcext:value-type="float">
            <text:p>0,9689466949</text:p>
          </table:table-cell>
          <table:table-cell table:number-columns-repeated="1018"/>
        </table:table-row>
        <table:table-row table:style-name="ro1">
          <table:table-cell office:value-type="float" office:value="917846" calcext:value-type="float">
            <text:p>917846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DC 018.64 <text:s/>mV</text:p>
          </table:table-cell>
          <table:table-cell table:formula="of:=[.A458]/60000" office:value-type="float" office:value="15.2974333333333" calcext:value-type="float">
            <text:p>15,2974333333</text:p>
          </table:table-cell>
          <table:table-cell table:formula="of:=0.2813*[.B458]+1.1082" office:value-type="float" office:value="6.351632" calcext:value-type="float">
            <text:p>6,351632</text:p>
          </table:table-cell>
          <table:table-cell table:style-name="ce1" table:formula="of:=SQRT(([.B458]*0.052)^2 + 0.037^2)" office:value-type="float" office:value="0.969985937217649" calcext:value-type="float">
            <text:p>0,9699859372</text:p>
          </table:table-cell>
          <table:table-cell table:number-columns-repeated="1018"/>
        </table:table-row>
        <table:table-row table:style-name="ro1">
          <table:table-cell office:value-type="float" office:value="919858" calcext:value-type="float">
            <text:p>919858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DC 018.68 <text:s/>mV</text:p>
          </table:table-cell>
          <table:table-cell table:formula="of:=[.A459]/60000" office:value-type="float" office:value="15.3309666666667" calcext:value-type="float">
            <text:p>15,3309666667</text:p>
          </table:table-cell>
          <table:table-cell table:formula="of:=0.2813*[.B459]+1.1082" office:value-type="float" office:value="6.362884" calcext:value-type="float">
            <text:p>6,362884</text:p>
          </table:table-cell>
          <table:table-cell table:style-name="ce1" table:formula="of:=SQRT(([.B459]*0.052)^2 + 0.037^2)" office:value-type="float" office:value="0.972064426671401" calcext:value-type="float">
            <text:p>0,9720644267</text:p>
          </table:table-cell>
          <table:table-cell table:number-columns-repeated="1018"/>
        </table:table-row>
        <table:table-row table:style-name="ro1">
          <table:table-cell office:value-type="float" office:value="921871" calcext:value-type="float">
            <text:p>921871</text:p>
          </table:table-cell>
          <table:table-cell office:value-type="float" office:value="18.62" calcext:value-type="float">
            <text:p>18,62</text:p>
          </table:table-cell>
          <table:table-cell office:value-type="string" calcext:value-type="string">
            <text:p>DC 018.62 <text:s/>mV</text:p>
          </table:table-cell>
          <table:table-cell table:formula="of:=[.A460]/60000" office:value-type="float" office:value="15.3645166666667" calcext:value-type="float">
            <text:p>15,3645166667</text:p>
          </table:table-cell>
          <table:table-cell table:formula="of:=0.2813*[.B460]+1.1082" office:value-type="float" office:value="6.346006" calcext:value-type="float">
            <text:p>6,346006</text:p>
          </table:table-cell>
          <table:table-cell table:style-name="ce1" table:formula="of:=SQRT(([.B460]*0.052)^2 + 0.037^2)" office:value-type="float" office:value="0.968946694921862" calcext:value-type="float">
            <text:p>0,9689466949</text:p>
          </table:table-cell>
          <table:table-cell table:number-columns-repeated="1018"/>
        </table:table-row>
        <table:table-row table:style-name="ro1">
          <table:table-cell office:value-type="float" office:value="923883" calcext:value-type="float">
            <text:p>923883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DC 018.75 <text:s/>mV</text:p>
          </table:table-cell>
          <table:table-cell table:formula="of:=[.A461]/60000" office:value-type="float" office:value="15.39805" calcext:value-type="float">
            <text:p>15,39805</text:p>
          </table:table-cell>
          <table:table-cell table:formula="of:=0.2813*[.B461]+1.1082" office:value-type="float" office:value="6.382575" calcext:value-type="float">
            <text:p>6,382575</text:p>
          </table:table-cell>
          <table:table-cell table:style-name="ce1" table:formula="of:=SQRT(([.B461]*0.052)^2 + 0.037^2)" office:value-type="float" office:value="0.975701798706962" calcext:value-type="float">
            <text:p>0,9757017987</text:p>
          </table:table-cell>
          <table:table-cell table:number-columns-repeated="1018"/>
        </table:table-row>
        <table:table-row table:style-name="ro1">
          <table:table-cell office:value-type="float" office:value="925895" calcext:value-type="float">
            <text:p>925895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DC 018.70 <text:s/>mV</text:p>
          </table:table-cell>
          <table:table-cell table:formula="of:=[.A462]/60000" office:value-type="float" office:value="15.4315833333333" calcext:value-type="float">
            <text:p>15,4315833333</text:p>
          </table:table-cell>
          <table:table-cell table:formula="of:=0.2813*[.B462]+1.1082" office:value-type="float" office:value="6.36851" calcext:value-type="float">
            <text:p>6,36851</text:p>
          </table:table-cell>
          <table:table-cell table:style-name="ce1" table:formula="of:=SQRT(([.B462]*0.052)^2 + 0.037^2)" office:value-type="float" office:value="0.973103673818982" calcext:value-type="float">
            <text:p>0,9731036738</text:p>
          </table:table-cell>
          <table:table-cell table:number-columns-repeated="1018"/>
        </table:table-row>
        <table:table-row table:style-name="ro1">
          <table:table-cell office:value-type="float" office:value="927908" calcext:value-type="float">
            <text:p>927908</text:p>
          </table:table-cell>
          <table:table-cell office:value-type="float" office:value="18.78" calcext:value-type="float">
            <text:p>18,78</text:p>
          </table:table-cell>
          <table:table-cell office:value-type="string" calcext:value-type="string">
            <text:p>DC 018.78 <text:s/>mV</text:p>
          </table:table-cell>
          <table:table-cell table:formula="of:=[.A463]/60000" office:value-type="float" office:value="15.4651333333333" calcext:value-type="float">
            <text:p>15,4651333333</text:p>
          </table:table-cell>
          <table:table-cell table:formula="of:=0.2813*[.B463]+1.1082" office:value-type="float" office:value="6.391014" calcext:value-type="float">
            <text:p>6,391014</text:p>
          </table:table-cell>
          <table:table-cell table:style-name="ce1" table:formula="of:=SQRT(([.B463]*0.052)^2 + 0.037^2)" office:value-type="float" office:value="0.977260678427204" calcext:value-type="float">
            <text:p>0,9772606784</text:p>
          </table:table-cell>
          <table:table-cell table:number-columns-repeated="1018"/>
        </table:table-row>
        <table:table-row table:style-name="ro1">
          <table:table-cell office:value-type="float" office:value="929905" calcext:value-type="float">
            <text:p>929905</text:p>
          </table:table-cell>
          <table:table-cell office:value-type="float" office:value="18.81" calcext:value-type="float">
            <text:p>18,81</text:p>
          </table:table-cell>
          <table:table-cell office:value-type="string" calcext:value-type="string">
            <text:p>DC 018.81 <text:s/>mV</text:p>
          </table:table-cell>
          <table:table-cell table:formula="of:=[.A464]/60000" office:value-type="float" office:value="15.4984166666667" calcext:value-type="float">
            <text:p>15,4984166667</text:p>
          </table:table-cell>
          <table:table-cell table:formula="of:=0.2813*[.B464]+1.1082" office:value-type="float" office:value="6.399453" calcext:value-type="float">
            <text:p>6,399453</text:p>
          </table:table-cell>
          <table:table-cell table:style-name="ce1" table:formula="of:=SQRT(([.B464]*0.052)^2 + 0.037^2)" office:value-type="float" office:value="0.978819561717071" calcext:value-type="float">
            <text:p>0,9788195617</text:p>
          </table:table-cell>
          <table:table-cell table:number-columns-repeated="1018"/>
        </table:table-row>
        <table:table-row table:style-name="ro1">
          <table:table-cell office:value-type="float" office:value="931933" calcext:value-type="float">
            <text:p>931933</text:p>
          </table:table-cell>
          <table:table-cell office:value-type="float" office:value="18.79" calcext:value-type="float">
            <text:p>18,79</text:p>
          </table:table-cell>
          <table:table-cell office:value-type="string" calcext:value-type="string">
            <text:p>DC 018.79 <text:s/>mV</text:p>
          </table:table-cell>
          <table:table-cell table:formula="of:=[.A465]/60000" office:value-type="float" office:value="15.5322166666667" calcext:value-type="float">
            <text:p>15,5322166667</text:p>
          </table:table-cell>
          <table:table-cell table:formula="of:=0.2813*[.B465]+1.1082" office:value-type="float" office:value="6.393827" calcext:value-type="float">
            <text:p>6,393827</text:p>
          </table:table-cell>
          <table:table-cell table:style-name="ce1" table:formula="of:=SQRT(([.B465]*0.052)^2 + 0.037^2)" office:value-type="float" office:value="0.977780305794712" calcext:value-type="float">
            <text:p>0,9777803058</text:p>
          </table:table-cell>
          <table:table-cell table:number-columns-repeated="1018"/>
        </table:table-row>
        <table:table-row table:style-name="ro1">
          <table:table-cell office:value-type="float" office:value="933945" calcext:value-type="float">
            <text:p>933945</text:p>
          </table:table-cell>
          <table:table-cell office:value-type="float" office:value="18.82" calcext:value-type="float">
            <text:p>18,82</text:p>
          </table:table-cell>
          <table:table-cell office:value-type="string" calcext:value-type="string">
            <text:p>DC 018.82 <text:s/>mV</text:p>
          </table:table-cell>
          <table:table-cell table:formula="of:=[.A466]/60000" office:value-type="float" office:value="15.56575" calcext:value-type="float">
            <text:p>15,56575</text:p>
          </table:table-cell>
          <table:table-cell table:formula="of:=0.2813*[.B466]+1.1082" office:value-type="float" office:value="6.402266" calcext:value-type="float">
            <text:p>6,402266</text:p>
          </table:table-cell>
          <table:table-cell table:style-name="ce1" table:formula="of:=SQRT(([.B466]*0.052)^2 + 0.037^2)" office:value-type="float" office:value="0.979339190270664" calcext:value-type="float">
            <text:p>0,9793391903</text:p>
          </table:table-cell>
          <table:table-cell table:number-columns-repeated="1018"/>
        </table:table-row>
        <table:table-row table:style-name="ro1">
          <table:table-cell office:value-type="float" office:value="935942" calcext:value-type="float">
            <text:p>935942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DC 018.77 <text:s/>mV</text:p>
          </table:table-cell>
          <table:table-cell table:formula="of:=[.A467]/60000" office:value-type="float" office:value="15.5990333333333" calcext:value-type="float">
            <text:p>15,5990333333</text:p>
          </table:table-cell>
          <table:table-cell table:formula="of:=0.2813*[.B467]+1.1082" office:value-type="float" office:value="6.388201" calcext:value-type="float">
            <text:p>6,388201</text:p>
          </table:table-cell>
          <table:table-cell table:style-name="ce1" table:formula="of:=SQRT(([.B467]*0.052)^2 + 0.037^2)" office:value-type="float" office:value="0.976741051456321" calcext:value-type="float">
            <text:p>0,9767410515</text:p>
          </table:table-cell>
          <table:table-cell table:number-columns-repeated="1018"/>
        </table:table-row>
        <table:table-row table:style-name="ro1">
          <table:table-cell office:value-type="float" office:value="937970" calcext:value-type="float">
            <text:p>937970</text:p>
          </table:table-cell>
          <table:table-cell office:value-type="float" office:value="18.72" calcext:value-type="float">
            <text:p>18,72</text:p>
          </table:table-cell>
          <table:table-cell office:value-type="string" calcext:value-type="string">
            <text:p>DC 018.72 <text:s/>mV</text:p>
          </table:table-cell>
          <table:table-cell table:formula="of:=[.A468]/60000" office:value-type="float" office:value="15.6328333333333" calcext:value-type="float">
            <text:p>15,6328333333</text:p>
          </table:table-cell>
          <table:table-cell table:formula="of:=0.2813*[.B468]+1.1082" office:value-type="float" office:value="6.374136" calcext:value-type="float">
            <text:p>6,374136</text:p>
          </table:table-cell>
          <table:table-cell table:style-name="ce1" table:formula="of:=SQRT(([.B468]*0.052)^2 + 0.037^2)" office:value-type="float" office:value="0.974142922573479" calcext:value-type="float">
            <text:p>0,9741429226</text:p>
          </table:table-cell>
          <table:table-cell table:number-columns-repeated="1018"/>
        </table:table-row>
        <table:table-row table:style-name="ro1">
          <table:table-cell office:value-type="float" office:value="939982" calcext:value-type="float">
            <text:p>939982</text:p>
          </table:table-cell>
          <table:table-cell office:value-type="float" office:value="18.69" calcext:value-type="float">
            <text:p>18,69</text:p>
          </table:table-cell>
          <table:table-cell office:value-type="string" calcext:value-type="string">
            <text:p>DC 018.69 <text:s/>mV</text:p>
          </table:table-cell>
          <table:table-cell table:formula="of:=[.A469]/60000" office:value-type="float" office:value="15.6663666666667" calcext:value-type="float">
            <text:p>15,6663666667</text:p>
          </table:table-cell>
          <table:table-cell table:formula="of:=0.2813*[.B469]+1.1082" office:value-type="float" office:value="6.365697" calcext:value-type="float">
            <text:p>6,365697</text:p>
          </table:table-cell>
          <table:table-cell table:style-name="ce1" table:formula="of:=SQRT(([.B469]*0.052)^2 + 0.037^2)" office:value-type="float" office:value="0.972584050044005" calcext:value-type="float">
            <text:p>0,97258405</text:p>
          </table:table-cell>
          <table:table-cell table:number-columns-repeated="1018"/>
        </table:table-row>
        <table:table-row table:style-name="ro1">
          <table:table-cell office:value-type="float" office:value="941995" calcext:value-type="float">
            <text:p>941995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DC 018.75 <text:s/>mV</text:p>
          </table:table-cell>
          <table:table-cell table:formula="of:=[.A470]/60000" office:value-type="float" office:value="15.6999166666667" calcext:value-type="float">
            <text:p>15,6999166667</text:p>
          </table:table-cell>
          <table:table-cell table:formula="of:=0.2813*[.B470]+1.1082" office:value-type="float" office:value="6.382575" calcext:value-type="float">
            <text:p>6,382575</text:p>
          </table:table-cell>
          <table:table-cell table:style-name="ce1" table:formula="of:=SQRT(([.B470]*0.052)^2 + 0.037^2)" office:value-type="float" office:value="0.975701798706962" calcext:value-type="float">
            <text:p>0,9757017987</text:p>
          </table:table-cell>
          <table:table-cell table:number-columns-repeated="1018"/>
        </table:table-row>
        <table:table-row table:style-name="ro1">
          <table:table-cell office:value-type="float" office:value="944007" calcext:value-type="float">
            <text:p>944007</text:p>
          </table:table-cell>
          <table:table-cell office:value-type="float" office:value="18.76" calcext:value-type="float">
            <text:p>18,76</text:p>
          </table:table-cell>
          <table:table-cell office:value-type="string" calcext:value-type="string">
            <text:p>DC 018.76 <text:s/>mV</text:p>
          </table:table-cell>
          <table:table-cell table:formula="of:=[.A471]/60000" office:value-type="float" office:value="15.73345" calcext:value-type="float">
            <text:p>15,73345</text:p>
          </table:table-cell>
          <table:table-cell table:formula="of:=0.2813*[.B471]+1.1082" office:value-type="float" office:value="6.385388" calcext:value-type="float">
            <text:p>6,385388</text:p>
          </table:table-cell>
          <table:table-cell table:style-name="ce1" table:formula="of:=SQRT(([.B471]*0.052)^2 + 0.037^2)" office:value-type="float" office:value="0.976221424882695" calcext:value-type="float">
            <text:p>0,9762214249</text:p>
          </table:table-cell>
          <table:table-cell table:number-columns-repeated="1018"/>
        </table:table-row>
        <table:table-row table:style-name="ro1">
          <table:table-cell office:value-type="float" office:value="946019" calcext:value-type="float">
            <text:p>946019</text:p>
          </table:table-cell>
          <table:table-cell office:value-type="float" office:value="18.76" calcext:value-type="float">
            <text:p>18,76</text:p>
          </table:table-cell>
          <table:table-cell office:value-type="string" calcext:value-type="string">
            <text:p>DC 018.76 <text:s/>mV</text:p>
          </table:table-cell>
          <table:table-cell table:formula="of:=[.A472]/60000" office:value-type="float" office:value="15.7669833333333" calcext:value-type="float">
            <text:p>15,7669833333</text:p>
          </table:table-cell>
          <table:table-cell table:formula="of:=0.2813*[.B472]+1.1082" office:value-type="float" office:value="6.385388" calcext:value-type="float">
            <text:p>6,385388</text:p>
          </table:table-cell>
          <table:table-cell table:style-name="ce1" table:formula="of:=SQRT(([.B472]*0.052)^2 + 0.037^2)" office:value-type="float" office:value="0.976221424882695" calcext:value-type="float">
            <text:p>0,9762214249</text:p>
          </table:table-cell>
          <table:table-cell table:number-columns-repeated="1018"/>
        </table:table-row>
        <table:table-row table:style-name="ro1">
          <table:table-cell office:value-type="float" office:value="948032" calcext:value-type="float">
            <text:p>948032</text:p>
          </table:table-cell>
          <table:table-cell office:value-type="float" office:value="18.81" calcext:value-type="float">
            <text:p>18,81</text:p>
          </table:table-cell>
          <table:table-cell office:value-type="string" calcext:value-type="string">
            <text:p>DC 018.81 <text:s/>mV</text:p>
          </table:table-cell>
          <table:table-cell table:formula="of:=[.A473]/60000" office:value-type="float" office:value="15.8005333333333" calcext:value-type="float">
            <text:p>15,8005333333</text:p>
          </table:table-cell>
          <table:table-cell table:formula="of:=0.2813*[.B473]+1.1082" office:value-type="float" office:value="6.399453" calcext:value-type="float">
            <text:p>6,399453</text:p>
          </table:table-cell>
          <table:table-cell table:style-name="ce1" table:formula="of:=SQRT(([.B473]*0.052)^2 + 0.037^2)" office:value-type="float" office:value="0.978819561717071" calcext:value-type="float">
            <text:p>0,9788195617</text:p>
          </table:table-cell>
          <table:table-cell table:number-columns-repeated="1018"/>
        </table:table-row>
        <table:table-row table:style-name="ro1">
          <table:table-cell office:value-type="float" office:value="950029" calcext:value-type="float">
            <text:p>950029</text:p>
          </table:table-cell>
          <table:table-cell office:value-type="float" office:value="18.81" calcext:value-type="float">
            <text:p>18,81</text:p>
          </table:table-cell>
          <table:table-cell office:value-type="string" calcext:value-type="string">
            <text:p>DC 018.81 <text:s/>mV</text:p>
          </table:table-cell>
          <table:table-cell table:formula="of:=[.A474]/60000" office:value-type="float" office:value="15.8338166666667" calcext:value-type="float">
            <text:p>15,8338166667</text:p>
          </table:table-cell>
          <table:table-cell table:formula="of:=0.2813*[.B474]+1.1082" office:value-type="float" office:value="6.399453" calcext:value-type="float">
            <text:p>6,399453</text:p>
          </table:table-cell>
          <table:table-cell table:style-name="ce1" table:formula="of:=SQRT(([.B474]*0.052)^2 + 0.037^2)" office:value-type="float" office:value="0.978819561717071" calcext:value-type="float">
            <text:p>0,9788195617</text:p>
          </table:table-cell>
          <table:table-cell table:number-columns-repeated="1018"/>
        </table:table-row>
        <table:table-row table:style-name="ro1">
          <table:table-cell office:value-type="float" office:value="952057" calcext:value-type="float">
            <text:p>952057</text:p>
          </table:table-cell>
          <table:table-cell office:value-type="float" office:value="18.78" calcext:value-type="float">
            <text:p>18,78</text:p>
          </table:table-cell>
          <table:table-cell office:value-type="string" calcext:value-type="string">
            <text:p>DC 018.78 <text:s/>mV</text:p>
          </table:table-cell>
          <table:table-cell table:formula="of:=[.A475]/60000" office:value-type="float" office:value="15.8676166666667" calcext:value-type="float">
            <text:p>15,8676166667</text:p>
          </table:table-cell>
          <table:table-cell table:formula="of:=0.2813*[.B475]+1.1082" office:value-type="float" office:value="6.391014" calcext:value-type="float">
            <text:p>6,391014</text:p>
          </table:table-cell>
          <table:table-cell table:style-name="ce1" table:formula="of:=SQRT(([.B475]*0.052)^2 + 0.037^2)" office:value-type="float" office:value="0.977260678427204" calcext:value-type="float">
            <text:p>0,9772606784</text:p>
          </table:table-cell>
          <table:table-cell table:number-columns-repeated="1018"/>
        </table:table-row>
        <table:table-row table:style-name="ro1">
          <table:table-cell office:value-type="float" office:value="954069" calcext:value-type="float">
            <text:p>954069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DC 018.80 <text:s/>mV</text:p>
          </table:table-cell>
          <table:table-cell table:formula="of:=[.A476]/60000" office:value-type="float" office:value="15.90115" calcext:value-type="float">
            <text:p>15,90115</text:p>
          </table:table-cell>
          <table:table-cell table:formula="of:=0.2813*[.B476]+1.1082" office:value-type="float" office:value="6.39664" calcext:value-type="float">
            <text:p>6,39664</text:p>
          </table:table-cell>
          <table:table-cell table:style-name="ce1" table:formula="of:=SQRT(([.B476]*0.052)^2 + 0.037^2)" office:value-type="float" office:value="0.978299933558211" calcext:value-type="float">
            <text:p>0,9782999336</text:p>
          </table:table-cell>
          <table:table-cell table:number-columns-repeated="1018"/>
        </table:table-row>
        <table:table-row table:style-name="ro1">
          <table:table-cell office:value-type="float" office:value="956081" calcext:value-type="float">
            <text:p>956081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DC 018.75 <text:s/>mV</text:p>
          </table:table-cell>
          <table:table-cell table:formula="of:=[.A477]/60000" office:value-type="float" office:value="15.9346833333333" calcext:value-type="float">
            <text:p>15,9346833333</text:p>
          </table:table-cell>
          <table:table-cell table:formula="of:=0.2813*[.B477]+1.1082" office:value-type="float" office:value="6.382575" calcext:value-type="float">
            <text:p>6,382575</text:p>
          </table:table-cell>
          <table:table-cell table:style-name="ce1" table:formula="of:=SQRT(([.B477]*0.052)^2 + 0.037^2)" office:value-type="float" office:value="0.975701798706962" calcext:value-type="float">
            <text:p>0,9757017987</text:p>
          </table:table-cell>
          <table:table-cell table:number-columns-repeated="1018"/>
        </table:table-row>
        <table:table-row table:style-name="ro1">
          <table:table-cell office:value-type="float" office:value="958094" calcext:value-type="float">
            <text:p>958094</text:p>
          </table:table-cell>
          <table:table-cell office:value-type="float" office:value="18.71" calcext:value-type="float">
            <text:p>18,71</text:p>
          </table:table-cell>
          <table:table-cell office:value-type="string" calcext:value-type="string">
            <text:p>DC 018.71 <text:s/>mV</text:p>
          </table:table-cell>
          <table:table-cell table:formula="of:=[.A478]/60000" office:value-type="float" office:value="15.9682333333333" calcext:value-type="float">
            <text:p>15,9682333333</text:p>
          </table:table-cell>
          <table:table-cell table:formula="of:=0.2813*[.B478]+1.1082" office:value-type="float" office:value="6.371323" calcext:value-type="float">
            <text:p>6,371323</text:p>
          </table:table-cell>
          <table:table-cell table:style-name="ce1" table:formula="of:=SQRT(([.B478]*0.052)^2 + 0.037^2)" office:value-type="float" office:value="0.973623297995688" calcext:value-type="float">
            <text:p>0,973623298</text:p>
          </table:table-cell>
          <table:table-cell table:number-columns-repeated="1018"/>
        </table:table-row>
        <table:table-row table:style-name="ro1">
          <table:table-cell office:value-type="float" office:value="960106" calcext:value-type="float">
            <text:p>960106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DC 018.75 <text:s/>mV</text:p>
          </table:table-cell>
          <table:table-cell table:formula="of:=[.A479]/60000" office:value-type="float" office:value="16.0017666666667" calcext:value-type="float">
            <text:p>16,0017666667</text:p>
          </table:table-cell>
          <table:table-cell table:formula="of:=0.2813*[.B479]+1.1082" office:value-type="float" office:value="6.382575" calcext:value-type="float">
            <text:p>6,382575</text:p>
          </table:table-cell>
          <table:table-cell table:style-name="ce1" table:formula="of:=SQRT(([.B479]*0.052)^2 + 0.037^2)" office:value-type="float" office:value="0.975701798706962" calcext:value-type="float">
            <text:p>0,9757017987</text:p>
          </table:table-cell>
          <table:table-cell table:number-columns-repeated="1018"/>
        </table:table-row>
        <table:table-row table:style-name="ro1">
          <table:table-cell office:value-type="float" office:value="962119" calcext:value-type="float">
            <text:p>962119</text:p>
          </table:table-cell>
          <table:table-cell office:value-type="float" office:value="18.72" calcext:value-type="float">
            <text:p>18,72</text:p>
          </table:table-cell>
          <table:table-cell office:value-type="string" calcext:value-type="string">
            <text:p>DC 018.72 <text:s/>mV</text:p>
          </table:table-cell>
          <table:table-cell table:formula="of:=[.A480]/60000" office:value-type="float" office:value="16.0353166666667" calcext:value-type="float">
            <text:p>16,0353166667</text:p>
          </table:table-cell>
          <table:table-cell table:formula="of:=0.2813*[.B480]+1.1082" office:value-type="float" office:value="6.374136" calcext:value-type="float">
            <text:p>6,374136</text:p>
          </table:table-cell>
          <table:table-cell table:style-name="ce1" table:formula="of:=SQRT(([.B480]*0.052)^2 + 0.037^2)" office:value-type="float" office:value="0.974142922573479" calcext:value-type="float">
            <text:p>0,9741429226</text:p>
          </table:table-cell>
          <table:table-cell table:number-columns-repeated="1018"/>
        </table:table-row>
        <table:table-row table:style-name="ro1">
          <table:table-cell office:value-type="float" office:value="964115" calcext:value-type="float">
            <text:p>964115</text:p>
          </table:table-cell>
          <table:table-cell office:value-type="float" office:value="18.69" calcext:value-type="float">
            <text:p>18,69</text:p>
          </table:table-cell>
          <table:table-cell office:value-type="string" calcext:value-type="string">
            <text:p>DC 018.69 <text:s/>mV</text:p>
          </table:table-cell>
          <table:table-cell table:formula="of:=[.A481]/60000" office:value-type="float" office:value="16.0685833333333" calcext:value-type="float">
            <text:p>16,0685833333</text:p>
          </table:table-cell>
          <table:table-cell table:formula="of:=0.2813*[.B481]+1.1082" office:value-type="float" office:value="6.365697" calcext:value-type="float">
            <text:p>6,365697</text:p>
          </table:table-cell>
          <table:table-cell table:style-name="ce1" table:formula="of:=SQRT(([.B481]*0.052)^2 + 0.037^2)" office:value-type="float" office:value="0.972584050044005" calcext:value-type="float">
            <text:p>0,97258405</text:p>
          </table:table-cell>
          <table:table-cell table:number-columns-repeated="1018"/>
        </table:table-row>
        <table:table-row table:style-name="ro1">
          <table:table-cell office:value-type="float" office:value="966143" calcext:value-type="float">
            <text:p>966143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DC 018.64 <text:s/>mV</text:p>
          </table:table-cell>
          <table:table-cell table:formula="of:=[.A482]/60000" office:value-type="float" office:value="16.1023833333333" calcext:value-type="float">
            <text:p>16,1023833333</text:p>
          </table:table-cell>
          <table:table-cell table:formula="of:=0.2813*[.B482]+1.1082" office:value-type="float" office:value="6.351632" calcext:value-type="float">
            <text:p>6,351632</text:p>
          </table:table-cell>
          <table:table-cell table:style-name="ce1" table:formula="of:=SQRT(([.B482]*0.052)^2 + 0.037^2)" office:value-type="float" office:value="0.969985937217649" calcext:value-type="float">
            <text:p>0,9699859372</text:p>
          </table:table-cell>
          <table:table-cell table:number-columns-repeated="1018"/>
        </table:table-row>
        <table:table-row table:style-name="ro1">
          <table:table-cell office:value-type="float" office:value="968171" calcext:value-type="float">
            <text:p>968171</text:p>
          </table:table-cell>
          <table:table-cell office:value-type="float" office:value="18.71" calcext:value-type="float">
            <text:p>18,71</text:p>
          </table:table-cell>
          <table:table-cell office:value-type="string" calcext:value-type="string">
            <text:p>DC 018.71 <text:s/>mV</text:p>
          </table:table-cell>
          <table:table-cell table:formula="of:=[.A483]/60000" office:value-type="float" office:value="16.1361833333333" calcext:value-type="float">
            <text:p>16,1361833333</text:p>
          </table:table-cell>
          <table:table-cell table:formula="of:=0.2813*[.B483]+1.1082" office:value-type="float" office:value="6.371323" calcext:value-type="float">
            <text:p>6,371323</text:p>
          </table:table-cell>
          <table:table-cell table:style-name="ce1" table:formula="of:=SQRT(([.B483]*0.052)^2 + 0.037^2)" office:value-type="float" office:value="0.973623297995688" calcext:value-type="float">
            <text:p>0,973623298</text:p>
          </table:table-cell>
          <table:table-cell table:number-columns-repeated="1018"/>
        </table:table-row>
        <table:table-row table:style-name="ro1">
          <table:table-cell office:value-type="float" office:value="970153" calcext:value-type="float">
            <text:p>970153</text:p>
          </table:table-cell>
          <table:table-cell office:value-type="float" office:value="18.67" calcext:value-type="float">
            <text:p>18,67</text:p>
          </table:table-cell>
          <table:table-cell office:value-type="string" calcext:value-type="string">
            <text:p>DC 018.67 <text:s/>mV</text:p>
          </table:table-cell>
          <table:table-cell table:formula="of:=[.A484]/60000" office:value-type="float" office:value="16.1692166666667" calcext:value-type="float">
            <text:p>16,1692166667</text:p>
          </table:table-cell>
          <table:table-cell table:formula="of:=0.2813*[.B484]+1.1082" office:value-type="float" office:value="6.360071" calcext:value-type="float">
            <text:p>6,360071</text:p>
          </table:table-cell>
          <table:table-cell table:style-name="ce1" table:formula="of:=SQRT(([.B484]*0.052)^2 + 0.037^2)" office:value-type="float" office:value="0.971544803701816" calcext:value-type="float">
            <text:p>0,9715448037</text:p>
          </table:table-cell>
          <table:table-cell table:number-columns-repeated="1018"/>
        </table:table-row>
        <table:table-row table:style-name="ro1">
          <table:table-cell office:value-type="float" office:value="972181" calcext:value-type="float">
            <text:p>972181</text:p>
          </table:table-cell>
          <table:table-cell office:value-type="float" office:value="18.62" calcext:value-type="float">
            <text:p>18,62</text:p>
          </table:table-cell>
          <table:table-cell office:value-type="string" calcext:value-type="string">
            <text:p>DC 018.62 <text:s/>mV</text:p>
          </table:table-cell>
          <table:table-cell table:formula="of:=[.A485]/60000" office:value-type="float" office:value="16.2030166666667" calcext:value-type="float">
            <text:p>16,2030166667</text:p>
          </table:table-cell>
          <table:table-cell table:formula="of:=0.2813*[.B485]+1.1082" office:value-type="float" office:value="6.346006" calcext:value-type="float">
            <text:p>6,346006</text:p>
          </table:table-cell>
          <table:table-cell table:style-name="ce1" table:formula="of:=SQRT(([.B485]*0.052)^2 + 0.037^2)" office:value-type="float" office:value="0.968946694921862" calcext:value-type="float">
            <text:p>0,9689466949</text:p>
          </table:table-cell>
          <table:table-cell table:number-columns-repeated="1018"/>
        </table:table-row>
        <table:table-row table:style-name="ro1">
          <table:table-cell office:value-type="float" office:value="974193" calcext:value-type="float">
            <text:p>974193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DC 018.70 <text:s/>mV</text:p>
          </table:table-cell>
          <table:table-cell table:formula="of:=[.A486]/60000" office:value-type="float" office:value="16.23655" calcext:value-type="float">
            <text:p>16,23655</text:p>
          </table:table-cell>
          <table:table-cell table:formula="of:=0.2813*[.B486]+1.1082" office:value-type="float" office:value="6.36851" calcext:value-type="float">
            <text:p>6,36851</text:p>
          </table:table-cell>
          <table:table-cell table:style-name="ce1" table:formula="of:=SQRT(([.B486]*0.052)^2 + 0.037^2)" office:value-type="float" office:value="0.973103673818982" calcext:value-type="float">
            <text:p>0,9731036738</text:p>
          </table:table-cell>
          <table:table-cell table:number-columns-repeated="1018"/>
        </table:table-row>
        <table:table-row table:style-name="ro1">
          <table:table-cell office:value-type="float" office:value="976221" calcext:value-type="float">
            <text:p>976221</text:p>
          </table:table-cell>
          <table:table-cell office:value-type="float" office:value="18.69" calcext:value-type="float">
            <text:p>18,69</text:p>
          </table:table-cell>
          <table:table-cell office:value-type="string" calcext:value-type="string">
            <text:p>DC 018.69 <text:s/>mV</text:p>
          </table:table-cell>
          <table:table-cell table:formula="of:=[.A487]/60000" office:value-type="float" office:value="16.27035" calcext:value-type="float">
            <text:p>16,27035</text:p>
          </table:table-cell>
          <table:table-cell table:formula="of:=0.2813*[.B487]+1.1082" office:value-type="float" office:value="6.365697" calcext:value-type="float">
            <text:p>6,365697</text:p>
          </table:table-cell>
          <table:table-cell table:style-name="ce1" table:formula="of:=SQRT(([.B487]*0.052)^2 + 0.037^2)" office:value-type="float" office:value="0.972584050044005" calcext:value-type="float">
            <text:p>0,97258405</text:p>
          </table:table-cell>
          <table:table-cell table:number-columns-repeated="1018"/>
        </table:table-row>
        <table:table-row table:style-name="ro1">
          <table:table-cell office:value-type="float" office:value="978218" calcext:value-type="float">
            <text:p>978218</text:p>
          </table:table-cell>
          <table:table-cell office:value-type="float" office:value="18.65" calcext:value-type="float">
            <text:p>18,65</text:p>
          </table:table-cell>
          <table:table-cell office:value-type="string" calcext:value-type="string">
            <text:p>DC 018.65 <text:s/>mV</text:p>
          </table:table-cell>
          <table:table-cell table:formula="of:=[.A488]/60000" office:value-type="float" office:value="16.3036333333333" calcext:value-type="float">
            <text:p>16,3036333333</text:p>
          </table:table-cell>
          <table:table-cell table:formula="of:=0.2813*[.B488]+1.1082" office:value-type="float" office:value="6.354445" calcext:value-type="float">
            <text:p>6,354445</text:p>
          </table:table-cell>
          <table:table-cell table:style-name="ce1" table:formula="of:=SQRT(([.B488]*0.052)^2 + 0.037^2)" office:value-type="float" office:value="0.970505558974291" calcext:value-type="float">
            <text:p>0,970505559</text:p>
          </table:table-cell>
          <table:table-cell table:number-columns-repeated="1018"/>
        </table:table-row>
        <table:table-row table:style-name="ro1">
          <table:table-cell office:value-type="float" office:value="980230" calcext:value-type="float">
            <text:p>980230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DC 018.59 <text:s/>mV</text:p>
          </table:table-cell>
          <table:table-cell table:formula="of:=[.A489]/60000" office:value-type="float" office:value="16.3371666666667" calcext:value-type="float">
            <text:p>16,3371666667</text:p>
          </table:table-cell>
          <table:table-cell table:formula="of:=0.2813*[.B489]+1.1082" office:value-type="float" office:value="6.337567" calcext:value-type="float">
            <text:p>6,337567</text:p>
          </table:table-cell>
          <table:table-cell table:style-name="ce1" table:formula="of:=SQRT(([.B489]*0.052)^2 + 0.037^2)" office:value-type="float" office:value="0.967387834531735" calcext:value-type="float">
            <text:p>0,9673878345</text:p>
          </table:table-cell>
          <table:table-cell table:number-columns-repeated="1018"/>
        </table:table-row>
        <table:table-row table:style-name="ro1">
          <table:table-cell office:value-type="float" office:value="982243" calcext:value-type="float">
            <text:p>982243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DC 018.59 <text:s/>mV</text:p>
          </table:table-cell>
          <table:table-cell table:formula="of:=[.A490]/60000" office:value-type="float" office:value="16.3707166666667" calcext:value-type="float">
            <text:p>16,3707166667</text:p>
          </table:table-cell>
          <table:table-cell table:formula="of:=0.2813*[.B490]+1.1082" office:value-type="float" office:value="6.337567" calcext:value-type="float">
            <text:p>6,337567</text:p>
          </table:table-cell>
          <table:table-cell table:style-name="ce1" table:formula="of:=SQRT(([.B490]*0.052)^2 + 0.037^2)" office:value-type="float" office:value="0.967387834531735" calcext:value-type="float">
            <text:p>0,9673878345</text:p>
          </table:table-cell>
          <table:table-cell table:number-columns-repeated="1018"/>
        </table:table-row>
        <table:table-row table:style-name="ro1">
          <table:table-cell office:value-type="float" office:value="984239" calcext:value-type="float">
            <text:p>984239</text:p>
          </table:table-cell>
          <table:table-cell office:value-type="float" office:value="18.62" calcext:value-type="float">
            <text:p>18,62</text:p>
          </table:table-cell>
          <table:table-cell office:value-type="string" calcext:value-type="string">
            <text:p>DC 018.62 <text:s/>mV</text:p>
          </table:table-cell>
          <table:table-cell table:formula="of:=[.A491]/60000" office:value-type="float" office:value="16.4039833333333" calcext:value-type="float">
            <text:p>16,4039833333</text:p>
          </table:table-cell>
          <table:table-cell table:formula="of:=0.2813*[.B491]+1.1082" office:value-type="float" office:value="6.346006" calcext:value-type="float">
            <text:p>6,346006</text:p>
          </table:table-cell>
          <table:table-cell table:style-name="ce1" table:formula="of:=SQRT(([.B491]*0.052)^2 + 0.037^2)" office:value-type="float" office:value="0.968946694921862" calcext:value-type="float">
            <text:p>0,9689466949</text:p>
          </table:table-cell>
          <table:table-cell table:number-columns-repeated="1018"/>
        </table:table-row>
        <table:table-row table:style-name="ro1">
          <table:table-cell office:value-type="float" office:value="986267" calcext:value-type="float">
            <text:p>986267</text:p>
          </table:table-cell>
          <table:table-cell office:value-type="float" office:value="18.55" calcext:value-type="float">
            <text:p>18,55</text:p>
          </table:table-cell>
          <table:table-cell office:value-type="string" calcext:value-type="string">
            <text:p>DC 018.55 <text:s/>mV</text:p>
          </table:table-cell>
          <table:table-cell table:formula="of:=[.A492]/60000" office:value-type="float" office:value="16.4377833333333" calcext:value-type="float">
            <text:p>16,4377833333</text:p>
          </table:table-cell>
          <table:table-cell table:formula="of:=0.2813*[.B492]+1.1082" office:value-type="float" office:value="6.326315" calcext:value-type="float">
            <text:p>6,326315</text:p>
          </table:table-cell>
          <table:table-cell table:style-name="ce1" table:formula="of:=SQRT(([.B492]*0.052)^2 + 0.037^2)" office:value-type="float" office:value="0.965309359739146" calcext:value-type="float">
            <text:p>0,9653093597</text:p>
          </table:table-cell>
          <table:table-cell table:number-columns-repeated="1018"/>
        </table:table-row>
        <table:table-row table:style-name="ro1">
          <table:table-cell office:value-type="float" office:value="988280" calcext:value-type="float">
            <text:p>988280</text:p>
          </table:table-cell>
          <table:table-cell office:value-type="float" office:value="18.62" calcext:value-type="float">
            <text:p>18,62</text:p>
          </table:table-cell>
          <table:table-cell office:value-type="string" calcext:value-type="string">
            <text:p>DC 018.62 <text:s/>mV</text:p>
          </table:table-cell>
          <table:table-cell table:formula="of:=[.A493]/60000" office:value-type="float" office:value="16.4713333333333" calcext:value-type="float">
            <text:p>16,4713333333</text:p>
          </table:table-cell>
          <table:table-cell table:formula="of:=0.2813*[.B493]+1.1082" office:value-type="float" office:value="6.346006" calcext:value-type="float">
            <text:p>6,346006</text:p>
          </table:table-cell>
          <table:table-cell table:style-name="ce1" table:formula="of:=SQRT(([.B493]*0.052)^2 + 0.037^2)" office:value-type="float" office:value="0.968946694921862" calcext:value-type="float">
            <text:p>0,9689466949</text:p>
          </table:table-cell>
          <table:table-cell table:number-columns-repeated="1018"/>
        </table:table-row>
        <table:table-row table:style-name="ro1">
          <table:table-cell office:value-type="float" office:value="990292" calcext:value-type="float">
            <text:p>990292</text:p>
          </table:table-cell>
          <table:table-cell office:value-type="float" office:value="18.57" calcext:value-type="float">
            <text:p>18,57</text:p>
          </table:table-cell>
          <table:table-cell office:value-type="string" calcext:value-type="string">
            <text:p>DC 018.57 <text:s/>mV</text:p>
          </table:table-cell>
          <table:table-cell table:formula="of:=[.A494]/60000" office:value-type="float" office:value="16.5048666666667" calcext:value-type="float">
            <text:p>16,5048666667</text:p>
          </table:table-cell>
          <table:table-cell table:formula="of:=0.2813*[.B494]+1.1082" office:value-type="float" office:value="6.331941" calcext:value-type="float">
            <text:p>6,331941</text:p>
          </table:table-cell>
          <table:table-cell table:style-name="ce1" table:formula="of:=SQRT(([.B494]*0.052)^2 + 0.037^2)" office:value-type="float" office:value="0.966348596315015" calcext:value-type="float">
            <text:p>0,9663485963</text:p>
          </table:table-cell>
          <table:table-cell table:number-columns-repeated="1018"/>
        </table:table-row>
        <table:table-row table:style-name="ro1">
          <table:table-cell office:value-type="float" office:value="992351" calcext:value-type="float">
            <text:p>992351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DC 018.59 <text:s/>mV</text:p>
          </table:table-cell>
          <table:table-cell table:formula="of:=[.A495]/60000" office:value-type="float" office:value="16.5391833333333" calcext:value-type="float">
            <text:p>16,5391833333</text:p>
          </table:table-cell>
          <table:table-cell table:formula="of:=0.2813*[.B495]+1.1082" office:value-type="float" office:value="6.337567" calcext:value-type="float">
            <text:p>6,337567</text:p>
          </table:table-cell>
          <table:table-cell table:style-name="ce1" table:formula="of:=SQRT(([.B495]*0.052)^2 + 0.037^2)" office:value-type="float" office:value="0.967387834531735" calcext:value-type="float">
            <text:p>0,9673878345</text:p>
          </table:table-cell>
          <table:table-cell table:number-columns-repeated="1018"/>
        </table:table-row>
        <table:table-row table:style-name="ro1">
          <table:table-cell office:value-type="float" office:value="994317" calcext:value-type="float">
            <text:p>994317</text:p>
          </table:table-cell>
          <table:table-cell office:value-type="float" office:value="18.57" calcext:value-type="float">
            <text:p>18,57</text:p>
          </table:table-cell>
          <table:table-cell office:value-type="string" calcext:value-type="string">
            <text:p>DC 018.57 <text:s/>mV</text:p>
          </table:table-cell>
          <table:table-cell table:formula="of:=[.A496]/60000" office:value-type="float" office:value="16.57195" calcext:value-type="float">
            <text:p>16,57195</text:p>
          </table:table-cell>
          <table:table-cell table:formula="of:=0.2813*[.B496]+1.1082" office:value-type="float" office:value="6.331941" calcext:value-type="float">
            <text:p>6,331941</text:p>
          </table:table-cell>
          <table:table-cell table:style-name="ce1" table:formula="of:=SQRT(([.B496]*0.052)^2 + 0.037^2)" office:value-type="float" office:value="0.966348596315015" calcext:value-type="float">
            <text:p>0,9663485963</text:p>
          </table:table-cell>
          <table:table-cell table:number-columns-repeated="1018"/>
        </table:table-row>
        <table:table-row table:style-name="ro1">
          <table:table-cell office:value-type="float" office:value="996329" calcext:value-type="float">
            <text:p>996329</text:p>
          </table:table-cell>
          <table:table-cell office:value-type="float" office:value="18.63" calcext:value-type="float">
            <text:p>18,63</text:p>
          </table:table-cell>
          <table:table-cell office:value-type="string" calcext:value-type="string">
            <text:p>DC 018.63 <text:s/>mV</text:p>
          </table:table-cell>
          <table:table-cell table:formula="of:=[.A497]/60000" office:value-type="float" office:value="16.6054833333333" calcext:value-type="float">
            <text:p>16,6054833333</text:p>
          </table:table-cell>
          <table:table-cell table:formula="of:=0.2813*[.B497]+1.1082" office:value-type="float" office:value="6.348819" calcext:value-type="float">
            <text:p>6,348819</text:p>
          </table:table-cell>
          <table:table-cell table:style-name="ce1" table:formula="of:=SQRT(([.B497]*0.052)^2 + 0.037^2)" office:value-type="float" office:value="0.969466315866621" calcext:value-type="float">
            <text:p>0,9694663159</text:p>
          </table:table-cell>
          <table:table-cell table:number-columns-repeated="1018"/>
        </table:table-row>
        <table:table-row table:style-name="ro1">
          <table:table-cell office:value-type="float" office:value="998342" calcext:value-type="float">
            <text:p>998342</text:p>
          </table:table-cell>
          <table:table-cell office:value-type="float" office:value="18.58" calcext:value-type="float">
            <text:p>18,58</text:p>
          </table:table-cell>
          <table:table-cell office:value-type="string" calcext:value-type="string">
            <text:p>DC 018.58 <text:s/>mV</text:p>
          </table:table-cell>
          <table:table-cell table:formula="of:=[.A498]/60000" office:value-type="float" office:value="16.6390333333333" calcext:value-type="float">
            <text:p>16,6390333333</text:p>
          </table:table-cell>
          <table:table-cell table:formula="of:=0.2813*[.B498]+1.1082" office:value-type="float" office:value="6.334754" calcext:value-type="float">
            <text:p>6,334754</text:p>
          </table:table-cell>
          <table:table-cell table:style-name="ce1" table:formula="of:=SQRT(([.B498]*0.052)^2 + 0.037^2)" office:value-type="float" office:value="0.966868215218599" calcext:value-type="float">
            <text:p>0,9668682152</text:p>
          </table:table-cell>
          <table:table-cell table:number-columns-repeated="1018"/>
        </table:table-row>
        <table:table-row table:style-name="ro1">
          <table:table-cell office:value-type="float" office:value="1000354" calcext:value-type="float">
            <text:p>1000354</text:p>
          </table:table-cell>
          <table:table-cell office:value-type="float" office:value="18.56" calcext:value-type="float">
            <text:p>18,56</text:p>
          </table:table-cell>
          <table:table-cell office:value-type="string" calcext:value-type="string">
            <text:p>DC 018.56 <text:s/>mV</text:p>
          </table:table-cell>
          <table:table-cell table:formula="of:=[.A499]/60000" office:value-type="float" office:value="16.6725666666667" calcext:value-type="float">
            <text:p>16,6725666667</text:p>
          </table:table-cell>
          <table:table-cell table:formula="of:=0.2813*[.B499]+1.1082" office:value-type="float" office:value="6.329128" calcext:value-type="float">
            <text:p>6,329128</text:p>
          </table:table-cell>
          <table:table-cell table:style-name="ce1" table:formula="of:=SQRT(([.B499]*0.052)^2 + 0.037^2)" office:value-type="float" office:value="0.965828977821643" calcext:value-type="float">
            <text:p>0,9658289778</text:p>
          </table:table-cell>
          <table:table-cell table:number-columns-repeated="1018"/>
        </table:table-row>
        <table:table-row table:style-name="ro1">
          <table:table-cell office:value-type="float" office:value="1002367" calcext:value-type="float">
            <text:p>1002367</text:p>
          </table:table-cell>
          <table:table-cell office:value-type="float" office:value="18.54" calcext:value-type="float">
            <text:p>18,54</text:p>
          </table:table-cell>
          <table:table-cell office:value-type="string" calcext:value-type="string">
            <text:p>DC 018.54 <text:s/>mV</text:p>
          </table:table-cell>
          <table:table-cell table:formula="of:=[.A500]/60000" office:value-type="float" office:value="16.7061166666667" calcext:value-type="float">
            <text:p>16,7061166667</text:p>
          </table:table-cell>
          <table:table-cell table:formula="of:=0.2813*[.B500]+1.1082" office:value-type="float" office:value="6.323502" calcext:value-type="float">
            <text:p>6,323502</text:p>
          </table:table-cell>
          <table:table-cell table:style-name="ce1" table:formula="of:=SQRT(([.B500]*0.052)^2 + 0.037^2)" office:value-type="float" office:value="0.964789742068188" calcext:value-type="float">
            <text:p>0,9647897421</text:p>
          </table:table-cell>
          <table:table-cell table:number-columns-repeated="1018"/>
        </table:table-row>
        <table:table-row table:style-name="ro1">
          <table:table-cell office:value-type="float" office:value="1004379" calcext:value-type="float">
            <text:p>1004379</text:p>
          </table:table-cell>
          <table:table-cell office:value-type="float" office:value="18.57" calcext:value-type="float">
            <text:p>18,57</text:p>
          </table:table-cell>
          <table:table-cell office:value-type="string" calcext:value-type="string">
            <text:p>DC 018.57 <text:s/>mV</text:p>
          </table:table-cell>
          <table:table-cell table:formula="of:=[.A501]/60000" office:value-type="float" office:value="16.73965" calcext:value-type="float">
            <text:p>16,73965</text:p>
          </table:table-cell>
          <table:table-cell table:formula="of:=0.2813*[.B501]+1.1082" office:value-type="float" office:value="6.331941" calcext:value-type="float">
            <text:p>6,331941</text:p>
          </table:table-cell>
          <table:table-cell table:style-name="ce1" table:formula="of:=SQRT(([.B501]*0.052)^2 + 0.037^2)" office:value-type="float" office:value="0.966348596315015" calcext:value-type="float">
            <text:p>0,9663485963</text:p>
          </table:table-cell>
          <table:table-cell table:number-columns-repeated="1018"/>
        </table:table-row>
        <table:table-row table:style-name="ro1">
          <table:table-cell office:value-type="float" office:value="1006376" calcext:value-type="float">
            <text:p>1006376</text:p>
          </table:table-cell>
          <table:table-cell office:value-type="float" office:value="18.55" calcext:value-type="float">
            <text:p>18,55</text:p>
          </table:table-cell>
          <table:table-cell office:value-type="string" calcext:value-type="string">
            <text:p>DC 018.55 <text:s/>mV</text:p>
          </table:table-cell>
          <table:table-cell table:formula="of:=[.A502]/60000" office:value-type="float" office:value="16.7729333333333" calcext:value-type="float">
            <text:p>16,7729333333</text:p>
          </table:table-cell>
          <table:table-cell table:formula="of:=0.2813*[.B502]+1.1082" office:value-type="float" office:value="6.326315" calcext:value-type="float">
            <text:p>6,326315</text:p>
          </table:table-cell>
          <table:table-cell table:style-name="ce1" table:formula="of:=SQRT(([.B502]*0.052)^2 + 0.037^2)" office:value-type="float" office:value="0.965309359739146" calcext:value-type="float">
            <text:p>0,9653093597</text:p>
          </table:table-cell>
          <table:table-cell table:number-columns-repeated="1018"/>
        </table:table-row>
        <table:table-row table:style-name="ro1">
          <table:table-cell office:value-type="float" office:value="1008404" calcext:value-type="float">
            <text:p>1008404</text:p>
          </table:table-cell>
          <table:table-cell office:value-type="float" office:value="18.53" calcext:value-type="float">
            <text:p>18,53</text:p>
          </table:table-cell>
          <table:table-cell office:value-type="string" calcext:value-type="string">
            <text:p>DC 018.53 <text:s/>mV</text:p>
          </table:table-cell>
          <table:table-cell table:formula="of:=[.A503]/60000" office:value-type="float" office:value="16.8067333333333" calcext:value-type="float">
            <text:p>16,8067333333</text:p>
          </table:table-cell>
          <table:table-cell table:formula="of:=0.2813*[.B503]+1.1082" office:value-type="float" office:value="6.320689" calcext:value-type="float">
            <text:p>6,320689</text:p>
          </table:table-cell>
          <table:table-cell table:style-name="ce1" table:formula="of:=SQRT(([.B503]*0.052)^2 + 0.037^2)" office:value-type="float" office:value="0.964270124809433" calcext:value-type="float">
            <text:p>0,9642701248</text:p>
          </table:table-cell>
          <table:table-cell table:number-columns-repeated="1018"/>
        </table:table-row>
        <table:table-row table:style-name="ro1">
          <table:table-cell office:value-type="float" office:value="1010416" calcext:value-type="float">
            <text:p>1010416</text:p>
          </table:table-cell>
          <table:table-cell office:value-type="float" office:value="18.57" calcext:value-type="float">
            <text:p>18,57</text:p>
          </table:table-cell>
          <table:table-cell office:value-type="string" calcext:value-type="string">
            <text:p>DC 018.57 <text:s/>mV</text:p>
          </table:table-cell>
          <table:table-cell table:formula="of:=[.A504]/60000" office:value-type="float" office:value="16.8402666666667" calcext:value-type="float">
            <text:p>16,8402666667</text:p>
          </table:table-cell>
          <table:table-cell table:formula="of:=0.2813*[.B504]+1.1082" office:value-type="float" office:value="6.331941" calcext:value-type="float">
            <text:p>6,331941</text:p>
          </table:table-cell>
          <table:table-cell table:style-name="ce1" table:formula="of:=SQRT(([.B504]*0.052)^2 + 0.037^2)" office:value-type="float" office:value="0.966348596315015" calcext:value-type="float">
            <text:p>0,9663485963</text:p>
          </table:table-cell>
          <table:table-cell table:number-columns-repeated="1018"/>
        </table:table-row>
        <table:table-row table:style-name="ro1">
          <table:table-cell office:value-type="float" office:value="1012429" calcext:value-type="float">
            <text:p>1012429</text:p>
          </table:table-cell>
          <table:table-cell office:value-type="float" office:value="18.57" calcext:value-type="float">
            <text:p>18,57</text:p>
          </table:table-cell>
          <table:table-cell office:value-type="string" calcext:value-type="string">
            <text:p>DC 018.57 <text:s/>mV</text:p>
          </table:table-cell>
          <table:table-cell table:formula="of:=[.A505]/60000" office:value-type="float" office:value="16.8738166666667" calcext:value-type="float">
            <text:p>16,8738166667</text:p>
          </table:table-cell>
          <table:table-cell table:formula="of:=0.2813*[.B505]+1.1082" office:value-type="float" office:value="6.331941" calcext:value-type="float">
            <text:p>6,331941</text:p>
          </table:table-cell>
          <table:table-cell table:style-name="ce1" table:formula="of:=SQRT(([.B505]*0.052)^2 + 0.037^2)" office:value-type="float" office:value="0.966348596315015" calcext:value-type="float">
            <text:p>0,9663485963</text:p>
          </table:table-cell>
          <table:table-cell table:number-columns-repeated="1018"/>
        </table:table-row>
        <table:table-row table:style-name="ro1">
          <table:table-cell office:value-type="float" office:value="1014441" calcext:value-type="float">
            <text:p>1014441</text:p>
          </table:table-cell>
          <table:table-cell office:value-type="float" office:value="18.49" calcext:value-type="float">
            <text:p>18,49</text:p>
          </table:table-cell>
          <table:table-cell office:value-type="string" calcext:value-type="string">
            <text:p>DC 018.49 <text:s/>mV</text:p>
          </table:table-cell>
          <table:table-cell table:formula="of:=[.A506]/60000" office:value-type="float" office:value="16.90735" calcext:value-type="float">
            <text:p>16,90735</text:p>
          </table:table-cell>
          <table:table-cell table:formula="of:=0.2813*[.B506]+1.1082" office:value-type="float" office:value="6.309437" calcext:value-type="float">
            <text:p>6,309437</text:p>
          </table:table-cell>
          <table:table-cell table:style-name="ce1" table:formula="of:=SQRT(([.B506]*0.052)^2 + 0.037^2)" office:value-type="float" office:value="0.962191659909812" calcext:value-type="float">
            <text:p>0,9621916599</text:p>
          </table:table-cell>
          <table:table-cell table:number-columns-repeated="1018"/>
        </table:table-row>
        <table:table-row table:style-name="ro1">
          <table:table-cell office:value-type="float" office:value="1016453" calcext:value-type="float">
            <text:p>1016453</text:p>
          </table:table-cell>
          <table:table-cell office:value-type="float" office:value="18.46" calcext:value-type="float">
            <text:p>18,46</text:p>
          </table:table-cell>
          <table:table-cell office:value-type="string" calcext:value-type="string">
            <text:p>DC 018.46 <text:s/>mV</text:p>
          </table:table-cell>
          <table:table-cell table:formula="of:=[.A507]/60000" office:value-type="float" office:value="16.9408833333333" calcext:value-type="float">
            <text:p>16,9408833333</text:p>
          </table:table-cell>
          <table:table-cell table:formula="of:=0.2813*[.B507]+1.1082" office:value-type="float" office:value="6.300998" calcext:value-type="float">
            <text:p>6,300998</text:p>
          </table:table-cell>
          <table:table-cell table:style-name="ce1" table:formula="of:=SQRT(([.B507]*0.052)^2 + 0.037^2)" office:value-type="float" office:value="0.960632815596053" calcext:value-type="float">
            <text:p>0,9606328156</text:p>
          </table:table-cell>
          <table:table-cell table:number-columns-repeated="1018"/>
        </table:table-row>
        <table:table-row table:style-name="ro1">
          <table:table-cell office:value-type="float" office:value="1018466" calcext:value-type="float">
            <text:p>1018466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DC 018.44 <text:s/>mV</text:p>
          </table:table-cell>
          <table:table-cell table:formula="of:=[.A508]/60000" office:value-type="float" office:value="16.9744333333333" calcext:value-type="float">
            <text:p>16,9744333333</text:p>
          </table:table-cell>
          <table:table-cell table:formula="of:=0.2813*[.B508]+1.1082" office:value-type="float" office:value="6.295372" calcext:value-type="float">
            <text:p>6,295372</text:p>
          </table:table-cell>
          <table:table-cell table:style-name="ce1" table:formula="of:=SQRT(([.B508]*0.052)^2 + 0.037^2)" office:value-type="float" office:value="0.959593588140313" calcext:value-type="float">
            <text:p>0,9595935881</text:p>
          </table:table-cell>
          <table:table-cell table:number-columns-repeated="1018"/>
        </table:table-row>
        <table:table-row table:style-name="ro1">
          <table:table-cell office:value-type="float" office:value="1020478" calcext:value-type="float">
            <text:p>1020478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DC 018.44 <text:s/>mV</text:p>
          </table:table-cell>
          <table:table-cell table:formula="of:=[.A509]/60000" office:value-type="float" office:value="17.0079666666667" calcext:value-type="float">
            <text:p>17,0079666667</text:p>
          </table:table-cell>
          <table:table-cell table:formula="of:=0.2813*[.B509]+1.1082" office:value-type="float" office:value="6.295372" calcext:value-type="float">
            <text:p>6,295372</text:p>
          </table:table-cell>
          <table:table-cell table:style-name="ce1" table:formula="of:=SQRT(([.B509]*0.052)^2 + 0.037^2)" office:value-type="float" office:value="0.959593588140313" calcext:value-type="float">
            <text:p>0,9595935881</text:p>
          </table:table-cell>
          <table:table-cell table:number-columns-repeated="1018"/>
        </table:table-row>
        <table:table-row table:style-name="ro1">
          <table:table-cell office:value-type="float" office:value="1022506" calcext:value-type="float">
            <text:p>1022506</text:p>
          </table:table-cell>
          <table:table-cell office:value-type="float" office:value="18.41" calcext:value-type="float">
            <text:p>18,41</text:p>
          </table:table-cell>
          <table:table-cell office:value-type="string" calcext:value-type="string">
            <text:p>DC 018.41 <text:s/>mV</text:p>
          </table:table-cell>
          <table:table-cell table:formula="of:=[.A510]/60000" office:value-type="float" office:value="17.0417666666667" calcext:value-type="float">
            <text:p>17,0417666667</text:p>
          </table:table-cell>
          <table:table-cell table:formula="of:=0.2813*[.B510]+1.1082" office:value-type="float" office:value="6.286933" calcext:value-type="float">
            <text:p>6,286933</text:p>
          </table:table-cell>
          <table:table-cell table:style-name="ce1" table:formula="of:=SQRT(([.B510]*0.052)^2 + 0.037^2)" office:value-type="float" office:value="0.958034750100433" calcext:value-type="float">
            <text:p>0,9580347501</text:p>
          </table:table-cell>
          <table:table-cell table:number-columns-repeated="1018"/>
        </table:table-row>
        <table:table-row table:style-name="ro1">
          <table:table-cell office:value-type="float" office:value="1024503" calcext:value-type="float">
            <text:p>1024503</text:p>
          </table:table-cell>
          <table:table-cell office:value-type="float" office:value="18.41" calcext:value-type="float">
            <text:p>18,41</text:p>
          </table:table-cell>
          <table:table-cell office:value-type="string" calcext:value-type="string">
            <text:p>DC 018.41 <text:s/>mV</text:p>
          </table:table-cell>
          <table:table-cell table:formula="of:=[.A511]/60000" office:value-type="float" office:value="17.07505" calcext:value-type="float">
            <text:p>17,07505</text:p>
          </table:table-cell>
          <table:table-cell table:formula="of:=0.2813*[.B511]+1.1082" office:value-type="float" office:value="6.286933" calcext:value-type="float">
            <text:p>6,286933</text:p>
          </table:table-cell>
          <table:table-cell table:style-name="ce1" table:formula="of:=SQRT(([.B511]*0.052)^2 + 0.037^2)" office:value-type="float" office:value="0.958034750100433" calcext:value-type="float">
            <text:p>0,9580347501</text:p>
          </table:table-cell>
          <table:table-cell table:number-columns-repeated="1018"/>
        </table:table-row>
        <table:table-row table:style-name="ro1">
          <table:table-cell office:value-type="float" office:value="1026515" calcext:value-type="float">
            <text:p>1026515</text:p>
          </table:table-cell>
          <table:table-cell office:value-type="float" office:value="18.37" calcext:value-type="float">
            <text:p>18,37</text:p>
          </table:table-cell>
          <table:table-cell office:value-type="string" calcext:value-type="string">
            <text:p>DC 018.37 <text:s/>mV</text:p>
          </table:table-cell>
          <table:table-cell table:formula="of:=[.A512]/60000" office:value-type="float" office:value="17.1085833333333" calcext:value-type="float">
            <text:p>17,1085833333</text:p>
          </table:table-cell>
          <table:table-cell table:formula="of:=0.2813*[.B512]+1.1082" office:value-type="float" office:value="6.275681" calcext:value-type="float">
            <text:p>6,275681</text:p>
          </table:table-cell>
          <table:table-cell table:style-name="ce1" table:formula="of:=SQRT(([.B512]*0.052)^2 + 0.037^2)" office:value-type="float" office:value="0.9559563052776" calcext:value-type="float">
            <text:p>0,9559563053</text:p>
          </table:table-cell>
          <table:table-cell table:number-columns-repeated="1018"/>
        </table:table-row>
        <table:table-row table:style-name="ro1">
          <table:table-cell office:value-type="float" office:value="1028528" calcext:value-type="float">
            <text:p>1028528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DC 018.40 <text:s/>mV</text:p>
          </table:table-cell>
          <table:table-cell table:formula="of:=[.A513]/60000" office:value-type="float" office:value="17.1421333333333" calcext:value-type="float">
            <text:p>17,1421333333</text:p>
          </table:table-cell>
          <table:table-cell table:formula="of:=0.2813*[.B513]+1.1082" office:value-type="float" office:value="6.28412" calcext:value-type="float">
            <text:p>6,28412</text:p>
          </table:table-cell>
          <table:table-cell table:style-name="ce1" table:formula="of:=SQRT(([.B513]*0.052)^2 + 0.037^2)" office:value-type="float" office:value="0.957515138261532" calcext:value-type="float">
            <text:p>0,9575151383</text:p>
          </table:table-cell>
          <table:table-cell table:number-columns-repeated="1018"/>
        </table:table-row>
        <table:table-row table:style-name="ro1">
          <table:table-cell office:value-type="float" office:value="1030540" calcext:value-type="float">
            <text:p>1030540</text:p>
          </table:table-cell>
          <table:table-cell office:value-type="float" office:value="18.39" calcext:value-type="float">
            <text:p>18,39</text:p>
          </table:table-cell>
          <table:table-cell office:value-type="string" calcext:value-type="string">
            <text:p>DC 018.39 <text:s/>mV</text:p>
          </table:table-cell>
          <table:table-cell table:formula="of:=[.A514]/60000" office:value-type="float" office:value="17.1756666666667" calcext:value-type="float">
            <text:p>17,1756666667</text:p>
          </table:table-cell>
          <table:table-cell table:formula="of:=0.2813*[.B514]+1.1082" office:value-type="float" office:value="6.281307" calcext:value-type="float">
            <text:p>6,281307</text:p>
          </table:table-cell>
          <table:table-cell table:style-name="ce1" table:formula="of:=SQRT(([.B514]*0.052)^2 + 0.037^2)" office:value-type="float" office:value="0.9569955268443" calcext:value-type="float">
            <text:p>0,9569955268</text:p>
          </table:table-cell>
          <table:table-cell table:number-columns-repeated="1018"/>
        </table:table-row>
        <table:table-row table:style-name="ro1">
          <table:table-cell office:value-type="float" office:value="1032553" calcext:value-type="float">
            <text:p>1032553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DC 018.44 <text:s/>mV</text:p>
          </table:table-cell>
          <table:table-cell table:formula="of:=[.A515]/60000" office:value-type="float" office:value="17.2092166666667" calcext:value-type="float">
            <text:p>17,2092166667</text:p>
          </table:table-cell>
          <table:table-cell table:formula="of:=0.2813*[.B515]+1.1082" office:value-type="float" office:value="6.295372" calcext:value-type="float">
            <text:p>6,295372</text:p>
          </table:table-cell>
          <table:table-cell table:style-name="ce1" table:formula="of:=SQRT(([.B515]*0.052)^2 + 0.037^2)" office:value-type="float" office:value="0.959593588140313" calcext:value-type="float">
            <text:p>0,9595935881</text:p>
          </table:table-cell>
          <table:table-cell table:number-columns-repeated="1018"/>
        </table:table-row>
        <table:table-row table:style-name="ro1">
          <table:table-cell office:value-type="float" office:value="1034565" calcext:value-type="float">
            <text:p>1034565</text:p>
          </table:table-cell>
          <table:table-cell office:value-type="float" office:value="18.43" calcext:value-type="float">
            <text:p>18,43</text:p>
          </table:table-cell>
          <table:table-cell office:value-type="string" calcext:value-type="string">
            <text:p>DC 018.43 <text:s/>mV</text:p>
          </table:table-cell>
          <table:table-cell table:formula="of:=[.A516]/60000" office:value-type="float" office:value="17.24275" calcext:value-type="float">
            <text:p>17,24275</text:p>
          </table:table-cell>
          <table:table-cell table:formula="of:=0.2813*[.B516]+1.1082" office:value-type="float" office:value="6.292559" calcext:value-type="float">
            <text:p>6,292559</text:p>
          </table:table-cell>
          <table:table-cell table:style-name="ce1" table:formula="of:=SQRT(([.B516]*0.052)^2 + 0.037^2)" office:value-type="float" office:value="0.959073975040508" calcext:value-type="float">
            <text:p>0,959073975</text:p>
          </table:table-cell>
          <table:table-cell table:number-columns-repeated="1018"/>
        </table:table-row>
        <table:table-row table:style-name="ro1">
          <table:table-cell office:value-type="float" office:value="1036577" calcext:value-type="float">
            <text:p>1036577</text:p>
          </table:table-cell>
          <table:table-cell office:value-type="float" office:value="18.45" calcext:value-type="float">
            <text:p>18,45</text:p>
          </table:table-cell>
          <table:table-cell office:value-type="string" calcext:value-type="string">
            <text:p>DC 018.45 <text:s/>mV</text:p>
          </table:table-cell>
          <table:table-cell table:formula="of:=[.A517]/60000" office:value-type="float" office:value="17.2762833333333" calcext:value-type="float">
            <text:p>17,2762833333</text:p>
          </table:table-cell>
          <table:table-cell table:formula="of:=0.2813*[.B517]+1.1082" office:value-type="float" office:value="6.298185" calcext:value-type="float">
            <text:p>6,298185</text:p>
          </table:table-cell>
          <table:table-cell table:style-name="ce1" table:formula="of:=SQRT(([.B517]*0.052)^2 + 0.037^2)" office:value-type="float" office:value="0.960113201659054" calcext:value-type="float">
            <text:p>0,9601132017</text:p>
          </table:table-cell>
          <table:table-cell table:number-columns-repeated="1018"/>
        </table:table-row>
        <table:table-row table:style-name="ro1">
          <table:table-cell office:value-type="float" office:value="1038590" calcext:value-type="float">
            <text:p>1038590</text:p>
          </table:table-cell>
          <table:table-cell office:value-type="float" office:value="18.41" calcext:value-type="float">
            <text:p>18,41</text:p>
          </table:table-cell>
          <table:table-cell office:value-type="string" calcext:value-type="string">
            <text:p>DC 018.41 <text:s/>mV</text:p>
          </table:table-cell>
          <table:table-cell table:formula="of:=[.A518]/60000" office:value-type="float" office:value="17.3098333333333" calcext:value-type="float">
            <text:p>17,3098333333</text:p>
          </table:table-cell>
          <table:table-cell table:formula="of:=0.2813*[.B518]+1.1082" office:value-type="float" office:value="6.286933" calcext:value-type="float">
            <text:p>6,286933</text:p>
          </table:table-cell>
          <table:table-cell table:style-name="ce1" table:formula="of:=SQRT(([.B518]*0.052)^2 + 0.037^2)" office:value-type="float" office:value="0.958034750100433" calcext:value-type="float">
            <text:p>0,9580347501</text:p>
          </table:table-cell>
          <table:table-cell table:number-columns-repeated="1018"/>
        </table:table-row>
        <table:table-row table:style-name="ro1">
          <table:table-cell office:value-type="float" office:value="1040587" calcext:value-type="float">
            <text:p>1040587</text:p>
          </table:table-cell>
          <table:table-cell office:value-type="float" office:value="18.42" calcext:value-type="float">
            <text:p>18,42</text:p>
          </table:table-cell>
          <table:table-cell office:value-type="string" calcext:value-type="string">
            <text:p>DC 018.42 <text:s/>mV</text:p>
          </table:table-cell>
          <table:table-cell table:formula="of:=[.A519]/60000" office:value-type="float" office:value="17.3431166666667" calcext:value-type="float">
            <text:p>17,3431166667</text:p>
          </table:table-cell>
          <table:table-cell table:formula="of:=0.2813*[.B519]+1.1082" office:value-type="float" office:value="6.289746" calcext:value-type="float">
            <text:p>6,289746</text:p>
          </table:table-cell>
          <table:table-cell table:style-name="ce1" table:formula="of:=SQRT(([.B519]*0.052)^2 + 0.037^2)" office:value-type="float" office:value="0.95855436236032" calcext:value-type="float">
            <text:p>0,9585543624</text:p>
          </table:table-cell>
          <table:table-cell table:number-columns-repeated="1018"/>
        </table:table-row>
        <table:table-row table:style-name="ro1">
          <table:table-cell office:value-type="float" office:value="1042615" calcext:value-type="float">
            <text:p>1042615</text:p>
          </table:table-cell>
          <table:table-cell office:value-type="float" office:value="18.48" calcext:value-type="float">
            <text:p>18,48</text:p>
          </table:table-cell>
          <table:table-cell office:value-type="string" calcext:value-type="string">
            <text:p>DC 018.48 <text:s/>mV</text:p>
          </table:table-cell>
          <table:table-cell table:formula="of:=[.A520]/60000" office:value-type="float" office:value="17.3769166666667" calcext:value-type="float">
            <text:p>17,3769166667</text:p>
          </table:table-cell>
          <table:table-cell table:formula="of:=0.2813*[.B520]+1.1082" office:value-type="float" office:value="6.306624" calcext:value-type="float">
            <text:p>6,306624</text:p>
          </table:table-cell>
          <table:table-cell table:style-name="ce1" table:formula="of:=SQRT(([.B520]*0.052)^2 + 0.037^2)" office:value-type="float" office:value="0.961672044722108" calcext:value-type="float">
            <text:p>0,9616720447</text:p>
          </table:table-cell>
          <table:table-cell table:number-columns-repeated="1018"/>
        </table:table-row>
        <table:table-row table:style-name="ro1">
          <table:table-cell office:value-type="float" office:value="1044627" calcext:value-type="float">
            <text:p>1044627</text:p>
          </table:table-cell>
          <table:table-cell office:value-type="float" office:value="18.47" calcext:value-type="float">
            <text:p>18,47</text:p>
          </table:table-cell>
          <table:table-cell office:value-type="string" calcext:value-type="string">
            <text:p>DC 018.47 <text:s/>mV</text:p>
          </table:table-cell>
          <table:table-cell table:formula="of:=[.A521]/60000" office:value-type="float" office:value="17.41045" calcext:value-type="float">
            <text:p>17,41045</text:p>
          </table:table-cell>
          <table:table-cell table:formula="of:=0.2813*[.B521]+1.1082" office:value-type="float" office:value="6.303811" calcext:value-type="float">
            <text:p>6,303811</text:p>
          </table:table-cell>
          <table:table-cell table:style-name="ce1" table:formula="of:=SQRT(([.B521]*0.052)^2 + 0.037^2)" office:value-type="float" office:value="0.96115242995063" calcext:value-type="float">
            <text:p>0,96115243</text:p>
          </table:table-cell>
          <table:table-cell table:number-columns-repeated="1018"/>
        </table:table-row>
        <table:table-row table:style-name="ro1">
          <table:table-cell office:value-type="float" office:value="1046733" calcext:value-type="float">
            <text:p>1046733</text:p>
          </table:table-cell>
          <table:table-cell office:value-type="float" office:value="18.41" calcext:value-type="float">
            <text:p>18,41</text:p>
          </table:table-cell>
          <table:table-cell office:value-type="string" calcext:value-type="string">
            <text:p>DC 018.41 <text:s/>mV</text:p>
          </table:table-cell>
          <table:table-cell table:formula="of:=[.A522]/60000" office:value-type="float" office:value="17.44555" calcext:value-type="float">
            <text:p>17,44555</text:p>
          </table:table-cell>
          <table:table-cell table:formula="of:=0.2813*[.B522]+1.1082" office:value-type="float" office:value="6.286933" calcext:value-type="float">
            <text:p>6,286933</text:p>
          </table:table-cell>
          <table:table-cell table:style-name="ce1" table:formula="of:=SQRT(([.B522]*0.052)^2 + 0.037^2)" office:value-type="float" office:value="0.958034750100433" calcext:value-type="float">
            <text:p>0,9580347501</text:p>
          </table:table-cell>
          <table:table-cell table:number-columns-repeated="1018"/>
        </table:table-row>
        <table:table-row table:style-name="ro1">
          <table:table-cell office:value-type="float" office:value="1048652" calcext:value-type="float">
            <text:p>1048652</text:p>
          </table:table-cell>
          <table:table-cell office:value-type="float" office:value="18.47" calcext:value-type="float">
            <text:p>18,47</text:p>
          </table:table-cell>
          <table:table-cell office:value-type="string" calcext:value-type="string">
            <text:p>DC 018.47 <text:s/>mV</text:p>
          </table:table-cell>
          <table:table-cell table:formula="of:=[.A523]/60000" office:value-type="float" office:value="17.4775333333333" calcext:value-type="float">
            <text:p>17,4775333333</text:p>
          </table:table-cell>
          <table:table-cell table:formula="of:=0.2813*[.B523]+1.1082" office:value-type="float" office:value="6.303811" calcext:value-type="float">
            <text:p>6,303811</text:p>
          </table:table-cell>
          <table:table-cell table:style-name="ce1" table:formula="of:=SQRT(([.B523]*0.052)^2 + 0.037^2)" office:value-type="float" office:value="0.96115242995063" calcext:value-type="float">
            <text:p>0,96115243</text:p>
          </table:table-cell>
          <table:table-cell table:number-columns-repeated="1018"/>
        </table:table-row>
        <table:table-row table:style-name="ro1">
          <table:table-cell office:value-type="float" office:value="1050664" calcext:value-type="float">
            <text:p>1050664</text:p>
          </table:table-cell>
          <table:table-cell office:value-type="float" office:value="18.43" calcext:value-type="float">
            <text:p>18,43</text:p>
          </table:table-cell>
          <table:table-cell office:value-type="string" calcext:value-type="string">
            <text:p>DC 018.43 <text:s/>mV</text:p>
          </table:table-cell>
          <table:table-cell table:formula="of:=[.A524]/60000" office:value-type="float" office:value="17.5110666666667" calcext:value-type="float">
            <text:p>17,5110666667</text:p>
          </table:table-cell>
          <table:table-cell table:formula="of:=0.2813*[.B524]+1.1082" office:value-type="float" office:value="6.292559" calcext:value-type="float">
            <text:p>6,292559</text:p>
          </table:table-cell>
          <table:table-cell table:style-name="ce1" table:formula="of:=SQRT(([.B524]*0.052)^2 + 0.037^2)" office:value-type="float" office:value="0.959073975040508" calcext:value-type="float">
            <text:p>0,959073975</text:p>
          </table:table-cell>
          <table:table-cell table:number-columns-repeated="1018"/>
        </table:table-row>
        <table:table-row table:style-name="ro1">
          <table:table-cell office:value-type="float" office:value="1052677" calcext:value-type="float">
            <text:p>1052677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DC 018.40 <text:s/>mV</text:p>
          </table:table-cell>
          <table:table-cell table:formula="of:=[.A525]/60000" office:value-type="float" office:value="17.5446166666667" calcext:value-type="float">
            <text:p>17,5446166667</text:p>
          </table:table-cell>
          <table:table-cell table:formula="of:=0.2813*[.B525]+1.1082" office:value-type="float" office:value="6.28412" calcext:value-type="float">
            <text:p>6,28412</text:p>
          </table:table-cell>
          <table:table-cell table:style-name="ce1" table:formula="of:=SQRT(([.B525]*0.052)^2 + 0.037^2)" office:value-type="float" office:value="0.957515138261532" calcext:value-type="float">
            <text:p>0,9575151383</text:p>
          </table:table-cell>
          <table:table-cell table:number-columns-repeated="1018"/>
        </table:table-row>
        <table:table-row table:style-name="ro1">
          <table:table-cell office:value-type="float" office:value="1054673" calcext:value-type="float">
            <text:p>1054673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DC 018.40 <text:s/>mV</text:p>
          </table:table-cell>
          <table:table-cell table:formula="of:=[.A526]/60000" office:value-type="float" office:value="17.5778833333333" calcext:value-type="float">
            <text:p>17,5778833333</text:p>
          </table:table-cell>
          <table:table-cell table:formula="of:=0.2813*[.B526]+1.1082" office:value-type="float" office:value="6.28412" calcext:value-type="float">
            <text:p>6,28412</text:p>
          </table:table-cell>
          <table:table-cell table:style-name="ce1" table:formula="of:=SQRT(([.B526]*0.052)^2 + 0.037^2)" office:value-type="float" office:value="0.957515138261532" calcext:value-type="float">
            <text:p>0,9575151383</text:p>
          </table:table-cell>
          <table:table-cell table:number-columns-repeated="1018"/>
        </table:table-row>
        <table:table-row table:style-name="ro1">
          <table:table-cell office:value-type="float" office:value="1056733" calcext:value-type="float">
            <text:p>1056733</text:p>
          </table:table-cell>
          <table:table-cell office:value-type="float" office:value="18.46" calcext:value-type="float">
            <text:p>18,46</text:p>
          </table:table-cell>
          <table:table-cell office:value-type="string" calcext:value-type="string">
            <text:p>DC 018.46 <text:s/>mV</text:p>
          </table:table-cell>
          <table:table-cell table:formula="of:=[.A527]/60000" office:value-type="float" office:value="17.6122166666667" calcext:value-type="float">
            <text:p>17,6122166667</text:p>
          </table:table-cell>
          <table:table-cell table:formula="of:=0.2813*[.B527]+1.1082" office:value-type="float" office:value="6.300998" calcext:value-type="float">
            <text:p>6,300998</text:p>
          </table:table-cell>
          <table:table-cell table:style-name="ce1" table:formula="of:=SQRT(([.B527]*0.052)^2 + 0.037^2)" office:value-type="float" office:value="0.960632815596053" calcext:value-type="float">
            <text:p>0,9606328156</text:p>
          </table:table-cell>
          <table:table-cell table:number-columns-repeated="1018"/>
        </table:table-row>
        <table:table-row table:style-name="ro1">
          <table:table-cell office:value-type="float" office:value="1058729" calcext:value-type="float">
            <text:p>1058729</text:p>
          </table:table-cell>
          <table:table-cell office:value-type="float" office:value="18.39" calcext:value-type="float">
            <text:p>18,39</text:p>
          </table:table-cell>
          <table:table-cell office:value-type="string" calcext:value-type="string">
            <text:p>DC 018.39 <text:s/>mV</text:p>
          </table:table-cell>
          <table:table-cell table:formula="of:=[.A528]/60000" office:value-type="float" office:value="17.6454833333333" calcext:value-type="float">
            <text:p>17,6454833333</text:p>
          </table:table-cell>
          <table:table-cell table:formula="of:=0.2813*[.B528]+1.1082" office:value-type="float" office:value="6.281307" calcext:value-type="float">
            <text:p>6,281307</text:p>
          </table:table-cell>
          <table:table-cell table:style-name="ce1" table:formula="of:=SQRT(([.B528]*0.052)^2 + 0.037^2)" office:value-type="float" office:value="0.9569955268443" calcext:value-type="float">
            <text:p>0,9569955268</text:p>
          </table:table-cell>
          <table:table-cell table:number-columns-repeated="1018"/>
        </table:table-row>
        <table:table-row table:style-name="ro1">
          <table:table-cell office:value-type="float" office:value="1060711" calcext:value-type="float">
            <text:p>1060711</text:p>
          </table:table-cell>
          <table:table-cell office:value-type="float" office:value="18.41" calcext:value-type="float">
            <text:p>18,41</text:p>
          </table:table-cell>
          <table:table-cell office:value-type="string" calcext:value-type="string">
            <text:p>DC 018.41 <text:s/>mV</text:p>
          </table:table-cell>
          <table:table-cell table:formula="of:=[.A529]/60000" office:value-type="float" office:value="17.6785166666667" calcext:value-type="float">
            <text:p>17,6785166667</text:p>
          </table:table-cell>
          <table:table-cell table:formula="of:=0.2813*[.B529]+1.1082" office:value-type="float" office:value="6.286933" calcext:value-type="float">
            <text:p>6,286933</text:p>
          </table:table-cell>
          <table:table-cell table:style-name="ce1" table:formula="of:=SQRT(([.B529]*0.052)^2 + 0.037^2)" office:value-type="float" office:value="0.958034750100433" calcext:value-type="float">
            <text:p>0,9580347501</text:p>
          </table:table-cell>
          <table:table-cell table:number-columns-repeated="1018"/>
        </table:table-row>
        <table:table-row table:style-name="ro1">
          <table:table-cell office:value-type="float" office:value="1062739" calcext:value-type="float">
            <text:p>1062739</text:p>
          </table:table-cell>
          <table:table-cell office:value-type="float" office:value="18.38" calcext:value-type="float">
            <text:p>18,38</text:p>
          </table:table-cell>
          <table:table-cell office:value-type="string" calcext:value-type="string">
            <text:p>DC 018.38 <text:s/>mV</text:p>
          </table:table-cell>
          <table:table-cell table:formula="of:=[.A530]/60000" office:value-type="float" office:value="17.7123166666667" calcext:value-type="float">
            <text:p>17,7123166667</text:p>
          </table:table-cell>
          <table:table-cell table:formula="of:=0.2813*[.B530]+1.1082" office:value-type="float" office:value="6.278494" calcext:value-type="float">
            <text:p>6,278494</text:p>
          </table:table-cell>
          <table:table-cell table:style-name="ce1" table:formula="of:=SQRT(([.B530]*0.052)^2 + 0.037^2)" office:value-type="float" office:value="0.956475915849427" calcext:value-type="float">
            <text:p>0,9564759158</text:p>
          </table:table-cell>
          <table:table-cell table:number-columns-repeated="1018"/>
        </table:table-row>
        <table:table-row table:style-name="ro1">
          <table:table-cell office:value-type="float" office:value="1064751" calcext:value-type="float">
            <text:p>1064751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DC 018.44 <text:s/>mV</text:p>
          </table:table-cell>
          <table:table-cell table:formula="of:=[.A531]/60000" office:value-type="float" office:value="17.74585" calcext:value-type="float">
            <text:p>17,74585</text:p>
          </table:table-cell>
          <table:table-cell table:formula="of:=0.2813*[.B531]+1.1082" office:value-type="float" office:value="6.295372" calcext:value-type="float">
            <text:p>6,295372</text:p>
          </table:table-cell>
          <table:table-cell table:style-name="ce1" table:formula="of:=SQRT(([.B531]*0.052)^2 + 0.037^2)" office:value-type="float" office:value="0.959593588140313" calcext:value-type="float">
            <text:p>0,9595935881</text:p>
          </table:table-cell>
          <table:table-cell table:number-columns-repeated="1018"/>
        </table:table-row>
        <table:table-row table:style-name="ro1">
          <table:table-cell office:value-type="float" office:value="1066763" calcext:value-type="float">
            <text:p>1066763</text:p>
          </table:table-cell>
          <table:table-cell office:value-type="float" office:value="18.36" calcext:value-type="float">
            <text:p>18,36</text:p>
          </table:table-cell>
          <table:table-cell office:value-type="string" calcext:value-type="string">
            <text:p>DC 018.36 <text:s/>mV</text:p>
          </table:table-cell>
          <table:table-cell table:formula="of:=[.A532]/60000" office:value-type="float" office:value="17.7793833333333" calcext:value-type="float">
            <text:p>17,7793833333</text:p>
          </table:table-cell>
          <table:table-cell table:formula="of:=0.2813*[.B532]+1.1082" office:value-type="float" office:value="6.272868" calcext:value-type="float">
            <text:p>6,272868</text:p>
          </table:table-cell>
          <table:table-cell table:style-name="ce1" table:formula="of:=SQRT(([.B532]*0.052)^2 + 0.037^2)" office:value-type="float" office:value="0.95543669512951" calcext:value-type="float">
            <text:p>0,9554366951</text:p>
          </table:table-cell>
          <table:table-cell table:number-columns-repeated="1018"/>
        </table:table-row>
        <table:table-row table:style-name="ro1">
          <table:table-cell office:value-type="float" office:value="1068776" calcext:value-type="float">
            <text:p>1068776</text:p>
          </table:table-cell>
          <table:table-cell office:value-type="float" office:value="18.36" calcext:value-type="float">
            <text:p>18,36</text:p>
          </table:table-cell>
          <table:table-cell office:value-type="string" calcext:value-type="string">
            <text:p>DC 018.36 <text:s/>mV</text:p>
          </table:table-cell>
          <table:table-cell table:formula="of:=[.A533]/60000" office:value-type="float" office:value="17.8129333333333" calcext:value-type="float">
            <text:p>17,8129333333</text:p>
          </table:table-cell>
          <table:table-cell table:formula="of:=0.2813*[.B533]+1.1082" office:value-type="float" office:value="6.272868" calcext:value-type="float">
            <text:p>6,272868</text:p>
          </table:table-cell>
          <table:table-cell table:style-name="ce1" table:formula="of:=SQRT(([.B533]*0.052)^2 + 0.037^2)" office:value-type="float" office:value="0.95543669512951" calcext:value-type="float">
            <text:p>0,9554366951</text:p>
          </table:table-cell>
          <table:table-cell table:number-columns-repeated="1018"/>
        </table:table-row>
        <table:table-row table:style-name="ro1">
          <table:table-cell office:value-type="float" office:value="1070788" calcext:value-type="float">
            <text:p>1070788</text:p>
          </table:table-cell>
          <table:table-cell office:value-type="float" office:value="18.35" calcext:value-type="float">
            <text:p>18,35</text:p>
          </table:table-cell>
          <table:table-cell office:value-type="string" calcext:value-type="string">
            <text:p>DC 018.35 <text:s/>mV</text:p>
          </table:table-cell>
          <table:table-cell table:formula="of:=[.A534]/60000" office:value-type="float" office:value="17.8464666666667" calcext:value-type="float">
            <text:p>17,8464666667</text:p>
          </table:table-cell>
          <table:table-cell table:formula="of:=0.2813*[.B534]+1.1082" office:value-type="float" office:value="6.270055" calcext:value-type="float">
            <text:p>6,270055</text:p>
          </table:table-cell>
          <table:table-cell table:style-name="ce1" table:formula="of:=SQRT(([.B534]*0.052)^2 + 0.037^2)" office:value-type="float" office:value="0.954917085405848" calcext:value-type="float">
            <text:p>0,9549170854</text:p>
          </table:table-cell>
          <table:table-cell table:number-columns-repeated="1018"/>
        </table:table-row>
        <table:table-row table:style-name="ro1">
          <table:table-cell office:value-type="float" office:value="1072801" calcext:value-type="float">
            <text:p>1072801</text:p>
          </table:table-cell>
          <table:table-cell office:value-type="float" office:value="18.34" calcext:value-type="float">
            <text:p>18,34</text:p>
          </table:table-cell>
          <table:table-cell office:value-type="string" calcext:value-type="string">
            <text:p>DC 018.34 <text:s/>mV</text:p>
          </table:table-cell>
          <table:table-cell table:formula="of:=[.A535]/60000" office:value-type="float" office:value="17.8800166666667" calcext:value-type="float">
            <text:p>17,8800166667</text:p>
          </table:table-cell>
          <table:table-cell table:formula="of:=0.2813*[.B535]+1.1082" office:value-type="float" office:value="6.267242" calcext:value-type="float">
            <text:p>6,267242</text:p>
          </table:table-cell>
          <table:table-cell table:style-name="ce1" table:formula="of:=SQRT(([.B535]*0.052)^2 + 0.037^2)" office:value-type="float" office:value="0.954397476107308" calcext:value-type="float">
            <text:p>0,9543974761</text:p>
          </table:table-cell>
          <table:table-cell table:number-columns-repeated="1018"/>
        </table:table-row>
        <table:table-row table:style-name="ro1">
          <table:table-cell office:value-type="float" office:value="1074813" calcext:value-type="float">
            <text:p>1074813</text:p>
          </table:table-cell>
          <table:table-cell office:value-type="float" office:value="18.36" calcext:value-type="float">
            <text:p>18,36</text:p>
          </table:table-cell>
          <table:table-cell office:value-type="string" calcext:value-type="string">
            <text:p>DC 018.36 <text:s/>mV</text:p>
          </table:table-cell>
          <table:table-cell table:formula="of:=[.A536]/60000" office:value-type="float" office:value="17.91355" calcext:value-type="float">
            <text:p>17,91355</text:p>
          </table:table-cell>
          <table:table-cell table:formula="of:=0.2813*[.B536]+1.1082" office:value-type="float" office:value="6.272868" calcext:value-type="float">
            <text:p>6,272868</text:p>
          </table:table-cell>
          <table:table-cell table:style-name="ce1" table:formula="of:=SQRT(([.B536]*0.052)^2 + 0.037^2)" office:value-type="float" office:value="0.95543669512951" calcext:value-type="float">
            <text:p>0,9554366951</text:p>
          </table:table-cell>
          <table:table-cell table:number-columns-repeated="1018"/>
        </table:table-row>
        <table:table-row table:style-name="ro1">
          <table:table-cell office:value-type="float" office:value="1076825" calcext:value-type="float">
            <text:p>1076825</text:p>
          </table:table-cell>
          <table:table-cell office:value-type="float" office:value="18.35" calcext:value-type="float">
            <text:p>18,35</text:p>
          </table:table-cell>
          <table:table-cell office:value-type="string" calcext:value-type="string">
            <text:p>DC 018.35 <text:s/>mV</text:p>
          </table:table-cell>
          <table:table-cell table:formula="of:=[.A537]/60000" office:value-type="float" office:value="17.9470833333333" calcext:value-type="float">
            <text:p>17,9470833333</text:p>
          </table:table-cell>
          <table:table-cell table:formula="of:=0.2813*[.B537]+1.1082" office:value-type="float" office:value="6.270055" calcext:value-type="float">
            <text:p>6,270055</text:p>
          </table:table-cell>
          <table:table-cell table:style-name="ce1" table:formula="of:=SQRT(([.B537]*0.052)^2 + 0.037^2)" office:value-type="float" office:value="0.954917085405848" calcext:value-type="float">
            <text:p>0,9549170854</text:p>
          </table:table-cell>
          <table:table-cell table:number-columns-repeated="1018"/>
        </table:table-row>
        <table:table-row table:style-name="ro1">
          <table:table-cell office:value-type="float" office:value="1078838" calcext:value-type="float">
            <text:p>1078838</text:p>
          </table:table-cell>
          <table:table-cell office:value-type="float" office:value="18.28" calcext:value-type="float">
            <text:p>18,28</text:p>
          </table:table-cell>
          <table:table-cell office:value-type="string" calcext:value-type="string">
            <text:p>DC 018.28 <text:s/>mV</text:p>
          </table:table-cell>
          <table:table-cell table:formula="of:=[.A538]/60000" office:value-type="float" office:value="17.9806333333333" calcext:value-type="float">
            <text:p>17,9806333333</text:p>
          </table:table-cell>
          <table:table-cell table:formula="of:=0.2813*[.B538]+1.1082" office:value-type="float" office:value="6.250364" calcext:value-type="float">
            <text:p>6,250364</text:p>
          </table:table-cell>
          <table:table-cell table:style-name="ce1" table:formula="of:=SQRT(([.B538]*0.052)^2 + 0.037^2)" office:value-type="float" office:value="0.951279829282636" calcext:value-type="float">
            <text:p>0,9512798293</text:p>
          </table:table-cell>
          <table:table-cell table:number-columns-repeated="1018"/>
        </table:table-row>
        <table:table-row table:style-name="ro1">
          <table:table-cell office:value-type="float" office:value="1080850" calcext:value-type="float">
            <text:p>1080850</text:p>
          </table:table-cell>
          <table:table-cell office:value-type="float" office:value="18.31" calcext:value-type="float">
            <text:p>18,31</text:p>
          </table:table-cell>
          <table:table-cell office:value-type="string" calcext:value-type="string">
            <text:p>DC 018.31 <text:s/>mV</text:p>
          </table:table-cell>
          <table:table-cell table:formula="of:=[.A539]/60000" office:value-type="float" office:value="18.0141666666667" calcext:value-type="float">
            <text:p>18,0141666667</text:p>
          </table:table-cell>
          <table:table-cell table:formula="of:=0.2813*[.B539]+1.1082" office:value-type="float" office:value="6.258803" calcext:value-type="float">
            <text:p>6,258803</text:p>
          </table:table-cell>
          <table:table-cell table:style-name="ce1" table:formula="of:=SQRT(([.B539]*0.052)^2 + 0.037^2)" office:value-type="float" office:value="0.952838650769373" calcext:value-type="float">
            <text:p>0,9528386508</text:p>
          </table:table-cell>
          <table:table-cell table:number-columns-repeated="1018"/>
        </table:table-row>
        <table:table-row table:style-name="ro1">
          <table:table-cell office:value-type="float" office:value="1082847" calcext:value-type="float">
            <text:p>1082847</text:p>
          </table:table-cell>
          <table:table-cell office:value-type="float" office:value="18.32" calcext:value-type="float">
            <text:p>18,32</text:p>
          </table:table-cell>
          <table:table-cell office:value-type="string" calcext:value-type="string">
            <text:p>DC 018.32 <text:s/>mV</text:p>
          </table:table-cell>
          <table:table-cell table:formula="of:=[.A540]/60000" office:value-type="float" office:value="18.04745" calcext:value-type="float">
            <text:p>18,04745</text:p>
          </table:table-cell>
          <table:table-cell table:formula="of:=0.2813*[.B540]+1.1082" office:value-type="float" office:value="6.261616" calcext:value-type="float">
            <text:p>6,261616</text:p>
          </table:table-cell>
          <table:table-cell table:style-name="ce1" table:formula="of:=SQRT(([.B540]*0.052)^2 + 0.037^2)" office:value-type="float" office:value="0.953358258788374" calcext:value-type="float">
            <text:p>0,9533582588</text:p>
          </table:table-cell>
          <table:table-cell table:number-columns-repeated="1018"/>
        </table:table-row>
        <table:table-row table:style-name="ro1">
          <table:table-cell office:value-type="float" office:value="1084875" calcext:value-type="float">
            <text:p>1084875</text:p>
          </table:table-cell>
          <table:table-cell office:value-type="float" office:value="18.29" calcext:value-type="float">
            <text:p>18,29</text:p>
          </table:table-cell>
          <table:table-cell office:value-type="string" calcext:value-type="string">
            <text:p>DC 018.29 <text:s/>mV</text:p>
          </table:table-cell>
          <table:table-cell table:formula="of:=[.A541]/60000" office:value-type="float" office:value="18.08125" calcext:value-type="float">
            <text:p>18,08125</text:p>
          </table:table-cell>
          <table:table-cell table:formula="of:=0.2813*[.B541]+1.1082" office:value-type="float" office:value="6.253177" calcext:value-type="float">
            <text:p>6,253177</text:p>
          </table:table-cell>
          <table:table-cell table:style-name="ce1" table:formula="of:=SQRT(([.B541]*0.052)^2 + 0.037^2)" office:value-type="float" office:value="0.951799436015803" calcext:value-type="float">
            <text:p>0,951799436</text:p>
          </table:table-cell>
          <table:table-cell table:number-columns-repeated="1018"/>
        </table:table-row>
        <table:table-row table:style-name="ro1">
          <table:table-cell office:value-type="float" office:value="1086950" calcext:value-type="float">
            <text:p>1086950</text:p>
          </table:table-cell>
          <table:table-cell office:value-type="float" office:value="18.38" calcext:value-type="float">
            <text:p>18,38</text:p>
          </table:table-cell>
          <table:table-cell office:value-type="string" calcext:value-type="string">
            <text:p>DC 018.38 <text:s/>mV</text:p>
          </table:table-cell>
          <table:table-cell table:formula="of:=[.A542]/60000" office:value-type="float" office:value="18.1158333333333" calcext:value-type="float">
            <text:p>18,1158333333</text:p>
          </table:table-cell>
          <table:table-cell table:formula="of:=0.2813*[.B542]+1.1082" office:value-type="float" office:value="6.278494" calcext:value-type="float">
            <text:p>6,278494</text:p>
          </table:table-cell>
          <table:table-cell table:style-name="ce1" table:formula="of:=SQRT(([.B542]*0.052)^2 + 0.037^2)" office:value-type="float" office:value="0.956475915849427" calcext:value-type="float">
            <text:p>0,9564759158</text:p>
          </table:table-cell>
          <table:table-cell table:number-columns-repeated="1018"/>
        </table:table-row>
        <table:table-row table:style-name="ro1">
          <table:table-cell office:value-type="float" office:value="1088884" calcext:value-type="float">
            <text:p>1088884</text:p>
          </table:table-cell>
          <table:table-cell office:value-type="float" office:value="18.26" calcext:value-type="float">
            <text:p>18,26</text:p>
          </table:table-cell>
          <table:table-cell office:value-type="string" calcext:value-type="string">
            <text:p>DC 018.26 <text:s/>mV</text:p>
          </table:table-cell>
          <table:table-cell table:formula="of:=[.A543]/60000" office:value-type="float" office:value="18.1480666666667" calcext:value-type="float">
            <text:p>18,1480666667</text:p>
          </table:table-cell>
          <table:table-cell table:formula="of:=0.2813*[.B543]+1.1082" office:value-type="float" office:value="6.244738" calcext:value-type="float">
            <text:p>6,244738</text:p>
          </table:table-cell>
          <table:table-cell table:style-name="ce1" table:formula="of:=SQRT(([.B543]*0.052)^2 + 0.037^2)" office:value-type="float" office:value="0.950240617107057" calcext:value-type="float">
            <text:p>0,9502406171</text:p>
          </table:table-cell>
          <table:table-cell table:number-columns-repeated="1018"/>
        </table:table-row>
        <table:table-row table:style-name="ro1">
          <table:table-cell office:value-type="float" office:value="1090912" calcext:value-type="float">
            <text:p>1090912</text:p>
          </table:table-cell>
          <table:table-cell office:value-type="float" office:value="18.33" calcext:value-type="float">
            <text:p>18,33</text:p>
          </table:table-cell>
          <table:table-cell office:value-type="string" calcext:value-type="string">
            <text:p>DC 018.33 <text:s/>mV</text:p>
          </table:table-cell>
          <table:table-cell table:formula="of:=[.A544]/60000" office:value-type="float" office:value="18.1818666666667" calcext:value-type="float">
            <text:p>18,1818666667</text:p>
          </table:table-cell>
          <table:table-cell table:formula="of:=0.2813*[.B544]+1.1082" office:value-type="float" office:value="6.264429" calcext:value-type="float">
            <text:p>6,264429</text:p>
          </table:table-cell>
          <table:table-cell table:style-name="ce1" table:formula="of:=SQRT(([.B544]*0.052)^2 + 0.037^2)" office:value-type="float" office:value="0.953877867234585" calcext:value-type="float">
            <text:p>0,9538778672</text:p>
          </table:table-cell>
          <table:table-cell table:number-columns-repeated="1018"/>
        </table:table-row>
        <table:table-row table:style-name="ro1">
          <table:table-cell office:value-type="float" office:value="1092956" calcext:value-type="float">
            <text:p>1092956</text:p>
          </table:table-cell>
          <table:table-cell office:value-type="float" office:value="18.32" calcext:value-type="float">
            <text:p>18,32</text:p>
          </table:table-cell>
          <table:table-cell office:value-type="string" calcext:value-type="string">
            <text:p>DC 018.32 <text:s/>mV</text:p>
          </table:table-cell>
          <table:table-cell table:formula="of:=[.A545]/60000" office:value-type="float" office:value="18.2159333333333" calcext:value-type="float">
            <text:p>18,2159333333</text:p>
          </table:table-cell>
          <table:table-cell table:formula="of:=0.2813*[.B545]+1.1082" office:value-type="float" office:value="6.261616" calcext:value-type="float">
            <text:p>6,261616</text:p>
          </table:table-cell>
          <table:table-cell table:style-name="ce1" table:formula="of:=SQRT(([.B545]*0.052)^2 + 0.037^2)" office:value-type="float" office:value="0.953358258788374" calcext:value-type="float">
            <text:p>0,9533582588</text:p>
          </table:table-cell>
          <table:table-cell table:number-columns-repeated="1018"/>
        </table:table-row>
        <table:table-row table:style-name="ro1">
          <table:table-cell office:value-type="float" office:value="1094968" calcext:value-type="float">
            <text:p>1094968</text:p>
          </table:table-cell>
          <table:table-cell office:value-type="float" office:value="18.31" calcext:value-type="float">
            <text:p>18,31</text:p>
          </table:table-cell>
          <table:table-cell office:value-type="string" calcext:value-type="string">
            <text:p>DC 018.31 <text:s/>mV</text:p>
          </table:table-cell>
          <table:table-cell table:formula="of:=[.A546]/60000" office:value-type="float" office:value="18.2494666666667" calcext:value-type="float">
            <text:p>18,2494666667</text:p>
          </table:table-cell>
          <table:table-cell table:formula="of:=0.2813*[.B546]+1.1082" office:value-type="float" office:value="6.258803" calcext:value-type="float">
            <text:p>6,258803</text:p>
          </table:table-cell>
          <table:table-cell table:style-name="ce1" table:formula="of:=SQRT(([.B546]*0.052)^2 + 0.037^2)" office:value-type="float" office:value="0.952838650769373" calcext:value-type="float">
            <text:p>0,9528386508</text:p>
          </table:table-cell>
          <table:table-cell table:number-columns-repeated="1018"/>
        </table:table-row>
        <table:table-row table:style-name="ro1">
          <table:table-cell office:value-type="float" office:value="1096996" calcext:value-type="float">
            <text:p>1096996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DC 018.30 <text:s/>mV</text:p>
          </table:table-cell>
          <table:table-cell table:formula="of:=[.A547]/60000" office:value-type="float" office:value="18.2832666666667" calcext:value-type="float">
            <text:p>18,2832666667</text:p>
          </table:table-cell>
          <table:table-cell table:formula="of:=0.2813*[.B547]+1.1082" office:value-type="float" office:value="6.25599" calcext:value-type="float">
            <text:p>6,25599</text:p>
          </table:table-cell>
          <table:table-cell table:style-name="ce1" table:formula="of:=SQRT(([.B547]*0.052)^2 + 0.037^2)" office:value-type="float" office:value="0.952319043178283" calcext:value-type="float">
            <text:p>0,9523190432</text:p>
          </table:table-cell>
          <table:table-cell table:number-columns-repeated="1018"/>
        </table:table-row>
        <table:table-row table:style-name="ro1">
          <table:table-cell office:value-type="float" office:value="1098993" calcext:value-type="float">
            <text:p>1098993</text:p>
          </table:table-cell>
          <table:table-cell office:value-type="float" office:value="18.32" calcext:value-type="float">
            <text:p>18,32</text:p>
          </table:table-cell>
          <table:table-cell office:value-type="string" calcext:value-type="string">
            <text:p>DC 018.32 <text:s/>mV</text:p>
          </table:table-cell>
          <table:table-cell table:formula="of:=[.A548]/60000" office:value-type="float" office:value="18.31655" calcext:value-type="float">
            <text:p>18,31655</text:p>
          </table:table-cell>
          <table:table-cell table:formula="of:=0.2813*[.B548]+1.1082" office:value-type="float" office:value="6.261616" calcext:value-type="float">
            <text:p>6,261616</text:p>
          </table:table-cell>
          <table:table-cell table:style-name="ce1" table:formula="of:=SQRT(([.B548]*0.052)^2 + 0.037^2)" office:value-type="float" office:value="0.953358258788374" calcext:value-type="float">
            <text:p>0,9533582588</text:p>
          </table:table-cell>
          <table:table-cell table:number-columns-repeated="1018"/>
        </table:table-row>
        <table:table-row table:style-name="ro1">
          <table:table-cell office:value-type="float" office:value="1101005" calcext:value-type="float">
            <text:p>1101005</text:p>
          </table:table-cell>
          <table:table-cell office:value-type="float" office:value="18.28" calcext:value-type="float">
            <text:p>18,28</text:p>
          </table:table-cell>
          <table:table-cell office:value-type="string" calcext:value-type="string">
            <text:p>DC 018.28 <text:s/>mV</text:p>
          </table:table-cell>
          <table:table-cell table:formula="of:=[.A549]/60000" office:value-type="float" office:value="18.3500833333333" calcext:value-type="float">
            <text:p>18,3500833333</text:p>
          </table:table-cell>
          <table:table-cell table:formula="of:=0.2813*[.B549]+1.1082" office:value-type="float" office:value="6.250364" calcext:value-type="float">
            <text:p>6,250364</text:p>
          </table:table-cell>
          <table:table-cell table:style-name="ce1" table:formula="of:=SQRT(([.B549]*0.052)^2 + 0.037^2)" office:value-type="float" office:value="0.951279829282636" calcext:value-type="float">
            <text:p>0,9512798293</text:p>
          </table:table-cell>
          <table:table-cell table:number-columns-repeated="1018"/>
        </table:table-row>
        <table:table-row table:style-name="ro1">
          <table:table-cell office:value-type="float" office:value="1103018" calcext:value-type="float">
            <text:p>1103018</text:p>
          </table:table-cell>
          <table:table-cell office:value-type="float" office:value="18.27" calcext:value-type="float">
            <text:p>18,27</text:p>
          </table:table-cell>
          <table:table-cell office:value-type="string" calcext:value-type="string">
            <text:p>DC 018.27 <text:s/>mV</text:p>
          </table:table-cell>
          <table:table-cell table:formula="of:=[.A550]/60000" office:value-type="float" office:value="18.3836333333333" calcext:value-type="float">
            <text:p>18,3836333333</text:p>
          </table:table-cell>
          <table:table-cell table:formula="of:=0.2813*[.B550]+1.1082" office:value-type="float" office:value="6.247551" calcext:value-type="float">
            <text:p>6,247551</text:p>
          </table:table-cell>
          <table:table-cell table:style-name="ce1" table:formula="of:=SQRT(([.B550]*0.052)^2 + 0.037^2)" office:value-type="float" office:value="0.950760222979485" calcext:value-type="float">
            <text:p>0,950760223</text:p>
          </table:table-cell>
          <table:table-cell table:number-columns-repeated="1018"/>
        </table:table-row>
        <table:table-row table:style-name="ro1">
          <table:table-cell office:value-type="float" office:value="1105030" calcext:value-type="float">
            <text:p>1105030</text:p>
          </table:table-cell>
          <table:table-cell office:value-type="float" office:value="18.22" calcext:value-type="float">
            <text:p>18,22</text:p>
          </table:table-cell>
          <table:table-cell office:value-type="string" calcext:value-type="string">
            <text:p>DC 018.22 <text:s/>mV</text:p>
          </table:table-cell>
          <table:table-cell table:formula="of:=[.A551]/60000" office:value-type="float" office:value="18.4171666666667" calcext:value-type="float">
            <text:p>18,4171666667</text:p>
          </table:table-cell>
          <table:table-cell table:formula="of:=0.2813*[.B551]+1.1082" office:value-type="float" office:value="6.233486" calcext:value-type="float">
            <text:p>6,233486</text:p>
          </table:table-cell>
          <table:table-cell table:style-name="ce1" table:formula="of:=SQRT(([.B551]*0.052)^2 + 0.037^2)" office:value-type="float" office:value="0.948162197938728" calcext:value-type="float">
            <text:p>0,9481621979</text:p>
          </table:table-cell>
          <table:table-cell table:number-columns-repeated="1018"/>
        </table:table-row>
        <table:table-row table:style-name="ro1">
          <table:table-cell office:value-type="float" office:value="1107027" calcext:value-type="float">
            <text:p>1107027</text:p>
          </table:table-cell>
          <table:table-cell office:value-type="float" office:value="18.26" calcext:value-type="float">
            <text:p>18,26</text:p>
          </table:table-cell>
          <table:table-cell office:value-type="string" calcext:value-type="string">
            <text:p>DC 018.26 <text:s/>mV</text:p>
          </table:table-cell>
          <table:table-cell table:formula="of:=[.A552]/60000" office:value-type="float" office:value="18.45045" calcext:value-type="float">
            <text:p>18,45045</text:p>
          </table:table-cell>
          <table:table-cell table:formula="of:=0.2813*[.B552]+1.1082" office:value-type="float" office:value="6.244738" calcext:value-type="float">
            <text:p>6,244738</text:p>
          </table:table-cell>
          <table:table-cell table:style-name="ce1" table:formula="of:=SQRT(([.B552]*0.052)^2 + 0.037^2)" office:value-type="float" office:value="0.950240617107057" calcext:value-type="float">
            <text:p>0,9502406171</text:p>
          </table:table-cell>
          <table:table-cell table:number-columns-repeated="1018"/>
        </table:table-row>
        <table:table-row table:style-name="ro1">
          <table:table-cell office:value-type="float" office:value="1109055" calcext:value-type="float">
            <text:p>1109055</text:p>
          </table:table-cell>
          <table:table-cell office:value-type="float" office:value="18.24" calcext:value-type="float">
            <text:p>18,24</text:p>
          </table:table-cell>
          <table:table-cell office:value-type="string" calcext:value-type="string">
            <text:p>DC 018.24 <text:s/>mV</text:p>
          </table:table-cell>
          <table:table-cell table:formula="of:=[.A553]/60000" office:value-type="float" office:value="18.48425" calcext:value-type="float">
            <text:p>18,48425</text:p>
          </table:table-cell>
          <table:table-cell table:formula="of:=0.2813*[.B553]+1.1082" office:value-type="float" office:value="6.239112" calcext:value-type="float">
            <text:p>6,239112</text:p>
          </table:table-cell>
          <table:table-cell table:style-name="ce1" table:formula="of:=SQRT(([.B553]*0.052)^2 + 0.037^2)" office:value-type="float" office:value="0.949201406657196" calcext:value-type="float">
            <text:p>0,9492014067</text:p>
          </table:table-cell>
          <table:table-cell table:number-columns-repeated="1018"/>
        </table:table-row>
        <table:table-row table:style-name="ro1">
          <table:table-cell office:value-type="float" office:value="1111067" calcext:value-type="float">
            <text:p>1111067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DC 018.30 <text:s/>mV</text:p>
          </table:table-cell>
          <table:table-cell table:formula="of:=[.A554]/60000" office:value-type="float" office:value="18.5177833333333" calcext:value-type="float">
            <text:p>18,5177833333</text:p>
          </table:table-cell>
          <table:table-cell table:formula="of:=0.2813*[.B554]+1.1082" office:value-type="float" office:value="6.25599" calcext:value-type="float">
            <text:p>6,25599</text:p>
          </table:table-cell>
          <table:table-cell table:style-name="ce1" table:formula="of:=SQRT(([.B554]*0.052)^2 + 0.037^2)" office:value-type="float" office:value="0.952319043178283" calcext:value-type="float">
            <text:p>0,9523190432</text:p>
          </table:table-cell>
          <table:table-cell table:number-columns-repeated="1018"/>
        </table:table-row>
        <table:table-row table:style-name="ro1">
          <table:table-cell office:value-type="float" office:value="1113080" calcext:value-type="float">
            <text:p>1113080</text:p>
          </table:table-cell>
          <table:table-cell office:value-type="float" office:value="18.29" calcext:value-type="float">
            <text:p>18,29</text:p>
          </table:table-cell>
          <table:table-cell office:value-type="string" calcext:value-type="string">
            <text:p>DC 018.29 <text:s/>mV</text:p>
          </table:table-cell>
          <table:table-cell table:formula="of:=[.A555]/60000" office:value-type="float" office:value="18.5513333333333" calcext:value-type="float">
            <text:p>18,5513333333</text:p>
          </table:table-cell>
          <table:table-cell table:formula="of:=0.2813*[.B555]+1.1082" office:value-type="float" office:value="6.253177" calcext:value-type="float">
            <text:p>6,253177</text:p>
          </table:table-cell>
          <table:table-cell table:style-name="ce1" table:formula="of:=SQRT(([.B555]*0.052)^2 + 0.037^2)" office:value-type="float" office:value="0.951799436015803" calcext:value-type="float">
            <text:p>0,951799436</text:p>
          </table:table-cell>
          <table:table-cell table:number-columns-repeated="1018"/>
        </table:table-row>
        <table:table-row table:style-name="ro1">
          <table:table-cell office:value-type="float" office:value="1115092" calcext:value-type="float">
            <text:p>1115092</text:p>
          </table:table-cell>
          <table:table-cell office:value-type="float" office:value="18.24" calcext:value-type="float">
            <text:p>18,24</text:p>
          </table:table-cell>
          <table:table-cell office:value-type="string" calcext:value-type="string">
            <text:p>DC 018.24 <text:s/>mV</text:p>
          </table:table-cell>
          <table:table-cell table:formula="of:=[.A556]/60000" office:value-type="float" office:value="18.5848666666667" calcext:value-type="float">
            <text:p>18,5848666667</text:p>
          </table:table-cell>
          <table:table-cell table:formula="of:=0.2813*[.B556]+1.1082" office:value-type="float" office:value="6.239112" calcext:value-type="float">
            <text:p>6,239112</text:p>
          </table:table-cell>
          <table:table-cell table:style-name="ce1" table:formula="of:=SQRT(([.B556]*0.052)^2 + 0.037^2)" office:value-type="float" office:value="0.949201406657196" calcext:value-type="float">
            <text:p>0,9492014067</text:p>
          </table:table-cell>
          <table:table-cell table:number-columns-repeated="1018"/>
        </table:table-row>
        <table:table-row table:style-name="ro1">
          <table:table-cell office:value-type="float" office:value="1117105" calcext:value-type="float">
            <text:p>1117105</text:p>
          </table:table-cell>
          <table:table-cell office:value-type="float" office:value="18.26" calcext:value-type="float">
            <text:p>18,26</text:p>
          </table:table-cell>
          <table:table-cell office:value-type="string" calcext:value-type="string">
            <text:p>DC 018.26 <text:s/>mV</text:p>
          </table:table-cell>
          <table:table-cell table:formula="of:=[.A557]/60000" office:value-type="float" office:value="18.6184166666667" calcext:value-type="float">
            <text:p>18,6184166667</text:p>
          </table:table-cell>
          <table:table-cell table:formula="of:=0.2813*[.B557]+1.1082" office:value-type="float" office:value="6.244738" calcext:value-type="float">
            <text:p>6,244738</text:p>
          </table:table-cell>
          <table:table-cell table:style-name="ce1" table:formula="of:=SQRT(([.B557]*0.052)^2 + 0.037^2)" office:value-type="float" office:value="0.950240617107057" calcext:value-type="float">
            <text:p>0,9502406171</text:p>
          </table:table-cell>
          <table:table-cell table:number-columns-repeated="1018"/>
        </table:table-row>
        <table:table-row table:style-name="ro1">
          <table:table-cell office:value-type="float" office:value="1119117" calcext:value-type="float">
            <text:p>1119117</text:p>
          </table:table-cell>
          <table:table-cell office:value-type="float" office:value="18.28" calcext:value-type="float">
            <text:p>18,28</text:p>
          </table:table-cell>
          <table:table-cell office:value-type="string" calcext:value-type="string">
            <text:p>DC 018.28 <text:s/>mV</text:p>
          </table:table-cell>
          <table:table-cell table:formula="of:=[.A558]/60000" office:value-type="float" office:value="18.65195" calcext:value-type="float">
            <text:p>18,65195</text:p>
          </table:table-cell>
          <table:table-cell table:formula="of:=0.2813*[.B558]+1.1082" office:value-type="float" office:value="6.250364" calcext:value-type="float">
            <text:p>6,250364</text:p>
          </table:table-cell>
          <table:table-cell table:style-name="ce1" table:formula="of:=SQRT(([.B558]*0.052)^2 + 0.037^2)" office:value-type="float" office:value="0.951279829282636" calcext:value-type="float">
            <text:p>0,9512798293</text:p>
          </table:table-cell>
          <table:table-cell table:number-columns-repeated="1018"/>
        </table:table-row>
        <table:table-row table:style-name="ro1">
          <table:table-cell office:value-type="float" office:value="1121114" calcext:value-type="float">
            <text:p>1121114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DC 018.30 <text:s/>mV</text:p>
          </table:table-cell>
          <table:table-cell table:formula="of:=[.A559]/60000" office:value-type="float" office:value="18.6852333333333" calcext:value-type="float">
            <text:p>18,6852333333</text:p>
          </table:table-cell>
          <table:table-cell table:formula="of:=0.2813*[.B559]+1.1082" office:value-type="float" office:value="6.25599" calcext:value-type="float">
            <text:p>6,25599</text:p>
          </table:table-cell>
          <table:table-cell table:style-name="ce1" table:formula="of:=SQRT(([.B559]*0.052)^2 + 0.037^2)" office:value-type="float" office:value="0.952319043178283" calcext:value-type="float">
            <text:p>0,9523190432</text:p>
          </table:table-cell>
          <table:table-cell table:number-columns-repeated="1018"/>
        </table:table-row>
        <table:table-row table:style-name="ro1">
          <table:table-cell office:value-type="float" office:value="1123142" calcext:value-type="float">
            <text:p>1123142</text:p>
          </table:table-cell>
          <table:table-cell office:value-type="float" office:value="18.31" calcext:value-type="float">
            <text:p>18,31</text:p>
          </table:table-cell>
          <table:table-cell office:value-type="string" calcext:value-type="string">
            <text:p>DC 018.31 <text:s/>mV</text:p>
          </table:table-cell>
          <table:table-cell table:formula="of:=[.A560]/60000" office:value-type="float" office:value="18.7190333333333" calcext:value-type="float">
            <text:p>18,7190333333</text:p>
          </table:table-cell>
          <table:table-cell table:formula="of:=0.2813*[.B560]+1.1082" office:value-type="float" office:value="6.258803" calcext:value-type="float">
            <text:p>6,258803</text:p>
          </table:table-cell>
          <table:table-cell table:style-name="ce1" table:formula="of:=SQRT(([.B560]*0.052)^2 + 0.037^2)" office:value-type="float" office:value="0.952838650769373" calcext:value-type="float">
            <text:p>0,9528386508</text:p>
          </table:table-cell>
          <table:table-cell table:number-columns-repeated="1018"/>
        </table:table-row>
        <table:table-row table:style-name="ro1">
          <table:table-cell office:value-type="float" office:value="1126153" calcext:value-type="float">
            <text:p>1126153</text:p>
          </table:table-cell>
          <table:table-cell office:value-type="float" office:value="18.32" calcext:value-type="float">
            <text:p>18,32</text:p>
          </table:table-cell>
          <table:table-cell office:value-type="string" calcext:value-type="string">
            <text:p>DC 018.32 <text:s/>mV</text:p>
          </table:table-cell>
          <table:table-cell table:formula="of:=[.A561]/60000" office:value-type="float" office:value="18.7692166666667" calcext:value-type="float">
            <text:p>18,7692166667</text:p>
          </table:table-cell>
          <table:table-cell table:formula="of:=0.2813*[.B561]+1.1082" office:value-type="float" office:value="6.261616" calcext:value-type="float">
            <text:p>6,261616</text:p>
          </table:table-cell>
          <table:table-cell table:style-name="ce1" table:formula="of:=SQRT(([.B561]*0.052)^2 + 0.037^2)" office:value-type="float" office:value="0.953358258788374" calcext:value-type="float">
            <text:p>0,9533582588</text:p>
          </table:table-cell>
          <table:table-cell table:number-columns-repeated="1018"/>
        </table:table-row>
        <table:table-row table:style-name="ro1">
          <table:table-cell office:value-type="float" office:value="1127167" calcext:value-type="float">
            <text:p>1127167</text:p>
          </table:table-cell>
          <table:table-cell office:value-type="float" office:value="18.29" calcext:value-type="float">
            <text:p>18,29</text:p>
          </table:table-cell>
          <table:table-cell office:value-type="string" calcext:value-type="string">
            <text:p>DC 018.29 <text:s/>mV</text:p>
          </table:table-cell>
          <table:table-cell table:formula="of:=[.A562]/60000" office:value-type="float" office:value="18.7861166666667" calcext:value-type="float">
            <text:p>18,7861166667</text:p>
          </table:table-cell>
          <table:table-cell table:formula="of:=0.2813*[.B562]+1.1082" office:value-type="float" office:value="6.253177" calcext:value-type="float">
            <text:p>6,253177</text:p>
          </table:table-cell>
          <table:table-cell table:style-name="ce1" table:formula="of:=SQRT(([.B562]*0.052)^2 + 0.037^2)" office:value-type="float" office:value="0.951799436015803" calcext:value-type="float">
            <text:p>0,951799436</text:p>
          </table:table-cell>
          <table:table-cell table:number-columns-repeated="1018"/>
        </table:table-row>
        <table:table-row table:style-name="ro1">
          <table:table-cell office:value-type="float" office:value="1129179" calcext:value-type="float">
            <text:p>1129179</text:p>
          </table:table-cell>
          <table:table-cell office:value-type="float" office:value="18.23" calcext:value-type="float">
            <text:p>18,23</text:p>
          </table:table-cell>
          <table:table-cell office:value-type="string" calcext:value-type="string">
            <text:p>DC 018.23 <text:s/>mV</text:p>
          </table:table-cell>
          <table:table-cell table:formula="of:=[.A563]/60000" office:value-type="float" office:value="18.81965" calcext:value-type="float">
            <text:p>18,81965</text:p>
          </table:table-cell>
          <table:table-cell table:formula="of:=0.2813*[.B563]+1.1082" office:value-type="float" office:value="6.236299" calcext:value-type="float">
            <text:p>6,236299</text:p>
          </table:table-cell>
          <table:table-cell table:style-name="ce1" table:formula="of:=SQRT(([.B563]*0.052)^2 + 0.037^2)" office:value-type="float" office:value="0.948681802081183" calcext:value-type="float">
            <text:p>0,9486818021</text:p>
          </table:table-cell>
          <table:table-cell table:number-columns-repeated="1018"/>
        </table:table-row>
        <table:table-row table:style-name="ro1">
          <table:table-cell office:value-type="float" office:value="1131191" calcext:value-type="float">
            <text:p>1131191</text:p>
          </table:table-cell>
          <table:table-cell office:value-type="float" office:value="18.28" calcext:value-type="float">
            <text:p>18,28</text:p>
          </table:table-cell>
          <table:table-cell office:value-type="string" calcext:value-type="string">
            <text:p>DC 018.28 <text:s/>mV</text:p>
          </table:table-cell>
          <table:table-cell table:formula="of:=[.A564]/60000" office:value-type="float" office:value="18.8531833333333" calcext:value-type="float">
            <text:p>18,8531833333</text:p>
          </table:table-cell>
          <table:table-cell table:formula="of:=0.2813*[.B564]+1.1082" office:value-type="float" office:value="6.250364" calcext:value-type="float">
            <text:p>6,250364</text:p>
          </table:table-cell>
          <table:table-cell table:style-name="ce1" table:formula="of:=SQRT(([.B564]*0.052)^2 + 0.037^2)" office:value-type="float" office:value="0.951279829282636" calcext:value-type="float">
            <text:p>0,9512798293</text:p>
          </table:table-cell>
          <table:table-cell table:number-columns-repeated="1018"/>
        </table:table-row>
        <table:table-row table:style-name="ro1">
          <table:table-cell office:value-type="float" office:value="1133204" calcext:value-type="float">
            <text:p>1133204</text:p>
          </table:table-cell>
          <table:table-cell office:value-type="float" office:value="18.28" calcext:value-type="float">
            <text:p>18,28</text:p>
          </table:table-cell>
          <table:table-cell office:value-type="string" calcext:value-type="string">
            <text:p>DC 018.28 <text:s/>mV</text:p>
          </table:table-cell>
          <table:table-cell table:formula="of:=[.A565]/60000" office:value-type="float" office:value="18.8867333333333" calcext:value-type="float">
            <text:p>18,8867333333</text:p>
          </table:table-cell>
          <table:table-cell table:formula="of:=0.2813*[.B565]+1.1082" office:value-type="float" office:value="6.250364" calcext:value-type="float">
            <text:p>6,250364</text:p>
          </table:table-cell>
          <table:table-cell table:style-name="ce1" table:formula="of:=SQRT(([.B565]*0.052)^2 + 0.037^2)" office:value-type="float" office:value="0.951279829282636" calcext:value-type="float">
            <text:p>0,9512798293</text:p>
          </table:table-cell>
          <table:table-cell table:number-columns-repeated="1018"/>
        </table:table-row>
        <table:table-row table:style-name="ro1">
          <table:table-cell office:value-type="float" office:value="1135247" calcext:value-type="float">
            <text:p>1135247</text:p>
          </table:table-cell>
          <table:table-cell office:value-type="float" office:value="18.28" calcext:value-type="float">
            <text:p>18,28</text:p>
          </table:table-cell>
          <table:table-cell office:value-type="string" calcext:value-type="string">
            <text:p>DC 018.28 <text:s/>mV</text:p>
          </table:table-cell>
          <table:table-cell table:formula="of:=[.A566]/60000" office:value-type="float" office:value="18.9207833333333" calcext:value-type="float">
            <text:p>18,9207833333</text:p>
          </table:table-cell>
          <table:table-cell table:formula="of:=0.2813*[.B566]+1.1082" office:value-type="float" office:value="6.250364" calcext:value-type="float">
            <text:p>6,250364</text:p>
          </table:table-cell>
          <table:table-cell table:style-name="ce1" table:formula="of:=SQRT(([.B566]*0.052)^2 + 0.037^2)" office:value-type="float" office:value="0.951279829282636" calcext:value-type="float">
            <text:p>0,9512798293</text:p>
          </table:table-cell>
          <table:table-cell table:number-columns-repeated="1018"/>
        </table:table-row>
        <table:table-row table:style-name="ro1">
          <table:table-cell office:value-type="float" office:value="1137229" calcext:value-type="float">
            <text:p>1137229</text:p>
          </table:table-cell>
          <table:table-cell office:value-type="float" office:value="18.26" calcext:value-type="float">
            <text:p>18,26</text:p>
          </table:table-cell>
          <table:table-cell office:value-type="string" calcext:value-type="string">
            <text:p>DC 018.26 <text:s/>mV</text:p>
          </table:table-cell>
          <table:table-cell table:formula="of:=[.A567]/60000" office:value-type="float" office:value="18.9538166666667" calcext:value-type="float">
            <text:p>18,9538166667</text:p>
          </table:table-cell>
          <table:table-cell table:formula="of:=0.2813*[.B567]+1.1082" office:value-type="float" office:value="6.244738" calcext:value-type="float">
            <text:p>6,244738</text:p>
          </table:table-cell>
          <table:table-cell table:style-name="ce1" table:formula="of:=SQRT(([.B567]*0.052)^2 + 0.037^2)" office:value-type="float" office:value="0.950240617107057" calcext:value-type="float">
            <text:p>0,9502406171</text:p>
          </table:table-cell>
          <table:table-cell table:number-columns-repeated="1018"/>
        </table:table-row>
        <table:table-row table:style-name="ro1">
          <table:table-cell office:value-type="float" office:value="1139257" calcext:value-type="float">
            <text:p>1139257</text:p>
          </table:table-cell>
          <table:table-cell office:value-type="float" office:value="18.19" calcext:value-type="float">
            <text:p>18,19</text:p>
          </table:table-cell>
          <table:table-cell office:value-type="string" calcext:value-type="string">
            <text:p>DC 018.19 <text:s/>mV</text:p>
          </table:table-cell>
          <table:table-cell table:formula="of:=[.A568]/60000" office:value-type="float" office:value="18.9876166666667" calcext:value-type="float">
            <text:p>18,9876166667</text:p>
          </table:table-cell>
          <table:table-cell table:formula="of:=0.2813*[.B568]+1.1082" office:value-type="float" office:value="6.225047" calcext:value-type="float">
            <text:p>6,225047</text:p>
          </table:table-cell>
          <table:table-cell table:style-name="ce1" table:formula="of:=SQRT(([.B568]*0.052)^2 + 0.037^2)" office:value-type="float" office:value="0.946603388119861" calcext:value-type="float">
            <text:p>0,9466033881</text:p>
          </table:table-cell>
          <table:table-cell table:number-columns-repeated="1018"/>
        </table:table-row>
        <table:table-row table:style-name="ro1">
          <table:table-cell office:value-type="float" office:value="1141269" calcext:value-type="float">
            <text:p>1141269</text:p>
          </table:table-cell>
          <table:table-cell office:value-type="float" office:value="18.28" calcext:value-type="float">
            <text:p>18,28</text:p>
          </table:table-cell>
          <table:table-cell office:value-type="string" calcext:value-type="string">
            <text:p>DC 018.28 <text:s/>mV</text:p>
          </table:table-cell>
          <table:table-cell table:formula="of:=[.A569]/60000" office:value-type="float" office:value="19.02115" calcext:value-type="float">
            <text:p>19,02115</text:p>
          </table:table-cell>
          <table:table-cell table:formula="of:=0.2813*[.B569]+1.1082" office:value-type="float" office:value="6.250364" calcext:value-type="float">
            <text:p>6,250364</text:p>
          </table:table-cell>
          <table:table-cell table:style-name="ce1" table:formula="of:=SQRT(([.B569]*0.052)^2 + 0.037^2)" office:value-type="float" office:value="0.951279829282636" calcext:value-type="float">
            <text:p>0,9512798293</text:p>
          </table:table-cell>
          <table:table-cell table:number-columns-repeated="1018"/>
        </table:table-row>
        <table:table-row table:style-name="ro1">
          <table:table-cell office:value-type="float" office:value="1143266" calcext:value-type="float">
            <text:p>1143266</text:p>
          </table:table-cell>
          <table:table-cell office:value-type="float" office:value="18.22" calcext:value-type="float">
            <text:p>18,22</text:p>
          </table:table-cell>
          <table:table-cell office:value-type="string" calcext:value-type="string">
            <text:p>DC 018.22 <text:s/>mV</text:p>
          </table:table-cell>
          <table:table-cell table:formula="of:=[.A570]/60000" office:value-type="float" office:value="19.0544333333333" calcext:value-type="float">
            <text:p>19,0544333333</text:p>
          </table:table-cell>
          <table:table-cell table:formula="of:=0.2813*[.B570]+1.1082" office:value-type="float" office:value="6.233486" calcext:value-type="float">
            <text:p>6,233486</text:p>
          </table:table-cell>
          <table:table-cell table:style-name="ce1" table:formula="of:=SQRT(([.B570]*0.052)^2 + 0.037^2)" office:value-type="float" office:value="0.948162197938728" calcext:value-type="float">
            <text:p>0,9481621979</text:p>
          </table:table-cell>
          <table:table-cell table:number-columns-repeated="1018"/>
        </table:table-row>
        <table:table-row table:style-name="ro1">
          <table:table-cell office:value-type="float" office:value="1145294" calcext:value-type="float">
            <text:p>1145294</text:p>
          </table:table-cell>
          <table:table-cell office:value-type="float" office:value="18.28" calcext:value-type="float">
            <text:p>18,28</text:p>
          </table:table-cell>
          <table:table-cell office:value-type="string" calcext:value-type="string">
            <text:p>DC 018.28 <text:s/>mV</text:p>
          </table:table-cell>
          <table:table-cell table:formula="of:=[.A571]/60000" office:value-type="float" office:value="19.0882333333333" calcext:value-type="float">
            <text:p>19,0882333333</text:p>
          </table:table-cell>
          <table:table-cell table:formula="of:=0.2813*[.B571]+1.1082" office:value-type="float" office:value="6.250364" calcext:value-type="float">
            <text:p>6,250364</text:p>
          </table:table-cell>
          <table:table-cell table:style-name="ce1" table:formula="of:=SQRT(([.B571]*0.052)^2 + 0.037^2)" office:value-type="float" office:value="0.951279829282636" calcext:value-type="float">
            <text:p>0,9512798293</text:p>
          </table:table-cell>
          <table:table-cell table:number-columns-repeated="1018"/>
        </table:table-row>
        <table:table-row table:style-name="ro1">
          <table:table-cell office:value-type="float" office:value="1147306" calcext:value-type="float">
            <text:p>1147306</text:p>
          </table:table-cell>
          <table:table-cell office:value-type="float" office:value="18.25" calcext:value-type="float">
            <text:p>18,25</text:p>
          </table:table-cell>
          <table:table-cell office:value-type="string" calcext:value-type="string">
            <text:p>DC 018.25 <text:s/>mV</text:p>
          </table:table-cell>
          <table:table-cell table:formula="of:=[.A572]/60000" office:value-type="float" office:value="19.1217666666667" calcext:value-type="float">
            <text:p>19,1217666667</text:p>
          </table:table-cell>
          <table:table-cell table:formula="of:=0.2813*[.B572]+1.1082" office:value-type="float" office:value="6.241925" calcext:value-type="float">
            <text:p>6,241925</text:p>
          </table:table-cell>
          <table:table-cell table:style-name="ce1" table:formula="of:=SQRT(([.B572]*0.052)^2 + 0.037^2)" office:value-type="float" office:value="0.949721011666058" calcext:value-type="float">
            <text:p>0,9497210117</text:p>
          </table:table-cell>
          <table:table-cell table:number-columns-repeated="1018"/>
        </table:table-row>
        <table:table-row table:style-name="ro1">
          <table:table-cell office:value-type="float" office:value="1149319" calcext:value-type="float">
            <text:p>1149319</text:p>
          </table:table-cell>
          <table:table-cell office:value-type="float" office:value="18.24" calcext:value-type="float">
            <text:p>18,24</text:p>
          </table:table-cell>
          <table:table-cell office:value-type="string" calcext:value-type="string">
            <text:p>DC 018.24 <text:s/>mV</text:p>
          </table:table-cell>
          <table:table-cell table:formula="of:=[.A573]/60000" office:value-type="float" office:value="19.1553166666667" calcext:value-type="float">
            <text:p>19,1553166667</text:p>
          </table:table-cell>
          <table:table-cell table:formula="of:=0.2813*[.B573]+1.1082" office:value-type="float" office:value="6.239112" calcext:value-type="float">
            <text:p>6,239112</text:p>
          </table:table-cell>
          <table:table-cell table:style-name="ce1" table:formula="of:=SQRT(([.B573]*0.052)^2 + 0.037^2)" office:value-type="float" office:value="0.949201406657196" calcext:value-type="float">
            <text:p>0,9492014067</text:p>
          </table:table-cell>
          <table:table-cell table:number-columns-repeated="1018"/>
        </table:table-row>
        <table:table-row table:style-name="ro1">
          <table:table-cell office:value-type="float" office:value="1151331" calcext:value-type="float">
            <text:p>1151331</text:p>
          </table:table-cell>
          <table:table-cell office:value-type="float" office:value="18.22" calcext:value-type="float">
            <text:p>18,22</text:p>
          </table:table-cell>
          <table:table-cell office:value-type="string" calcext:value-type="string">
            <text:p>DC 018.22 <text:s/>mV</text:p>
          </table:table-cell>
          <table:table-cell table:formula="of:=[.A574]/60000" office:value-type="float" office:value="19.18885" calcext:value-type="float">
            <text:p>19,18885</text:p>
          </table:table-cell>
          <table:table-cell table:formula="of:=0.2813*[.B574]+1.1082" office:value-type="float" office:value="6.233486" calcext:value-type="float">
            <text:p>6,233486</text:p>
          </table:table-cell>
          <table:table-cell table:style-name="ce1" table:formula="of:=SQRT(([.B574]*0.052)^2 + 0.037^2)" office:value-type="float" office:value="0.948162197938728" calcext:value-type="float">
            <text:p>0,9481621979</text:p>
          </table:table-cell>
          <table:table-cell table:number-columns-repeated="1018"/>
        </table:table-row>
        <table:table-row table:style-name="ro1">
          <table:table-cell office:value-type="float" office:value="1153343" calcext:value-type="float">
            <text:p>1153343</text:p>
          </table:table-cell>
          <table:table-cell office:value-type="float" office:value="18.16" calcext:value-type="float">
            <text:p>18,16</text:p>
          </table:table-cell>
          <table:table-cell office:value-type="string" calcext:value-type="string">
            <text:p>DC 018.16 <text:s/>mV</text:p>
          </table:table-cell>
          <table:table-cell table:formula="of:=[.A575]/60000" office:value-type="float" office:value="19.2223833333333" calcext:value-type="float">
            <text:p>19,2223833333</text:p>
          </table:table-cell>
          <table:table-cell table:formula="of:=0.2813*[.B575]+1.1082" office:value-type="float" office:value="6.216608" calcext:value-type="float">
            <text:p>6,216608</text:p>
          </table:table-cell>
          <table:table-cell table:style-name="ce1" table:formula="of:=SQRT(([.B575]*0.052)^2 + 0.037^2)" office:value-type="float" office:value="0.945044582228796" calcext:value-type="float">
            <text:p>0,9450445822</text:p>
          </table:table-cell>
          <table:table-cell table:number-columns-repeated="1018"/>
        </table:table-row>
        <table:table-row table:style-name="ro1">
          <table:table-cell office:value-type="float" office:value="1155356" calcext:value-type="float">
            <text:p>1155356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DC 018.20 <text:s/>mV</text:p>
          </table:table-cell>
          <table:table-cell table:formula="of:=[.A576]/60000" office:value-type="float" office:value="19.2559333333333" calcext:value-type="float">
            <text:p>19,2559333333</text:p>
          </table:table-cell>
          <table:table-cell table:formula="of:=0.2813*[.B576]+1.1082" office:value-type="float" office:value="6.22786" calcext:value-type="float">
            <text:p>6,22786</text:p>
          </table:table-cell>
          <table:table-cell table:style-name="ce1" table:formula="of:=SQRT(([.B576]*0.052)^2 + 0.037^2)" office:value-type="float" office:value="0.947122990957352" calcext:value-type="float">
            <text:p>0,947122991</text:p>
          </table:table-cell>
          <table:table-cell table:number-columns-repeated="1018"/>
        </table:table-row>
        <table:table-row table:style-name="ro1">
          <table:table-cell office:value-type="float" office:value="1157368" calcext:value-type="float">
            <text:p>1157368</text:p>
          </table:table-cell>
          <table:table-cell office:value-type="float" office:value="18.19" calcext:value-type="float">
            <text:p>18,19</text:p>
          </table:table-cell>
          <table:table-cell office:value-type="string" calcext:value-type="string">
            <text:p>DC 018.19 <text:s/>mV</text:p>
          </table:table-cell>
          <table:table-cell table:formula="of:=[.A577]/60000" office:value-type="float" office:value="19.2894666666667" calcext:value-type="float">
            <text:p>19,2894666667</text:p>
          </table:table-cell>
          <table:table-cell table:formula="of:=0.2813*[.B577]+1.1082" office:value-type="float" office:value="6.225047" calcext:value-type="float">
            <text:p>6,225047</text:p>
          </table:table-cell>
          <table:table-cell table:style-name="ce1" table:formula="of:=SQRT(([.B577]*0.052)^2 + 0.037^2)" office:value-type="float" office:value="0.946603388119861" calcext:value-type="float">
            <text:p>0,9466033881</text:p>
          </table:table-cell>
          <table:table-cell table:number-columns-repeated="1018"/>
        </table:table-row>
        <table:table-row table:style-name="ro1">
          <table:table-cell office:value-type="float" office:value="1159381" calcext:value-type="float">
            <text:p>1159381</text:p>
          </table:table-cell>
          <table:table-cell office:value-type="float" office:value="18.13" calcext:value-type="float">
            <text:p>18,13</text:p>
          </table:table-cell>
          <table:table-cell office:value-type="string" calcext:value-type="string">
            <text:p>DC 018.13 <text:s/>mV</text:p>
          </table:table-cell>
          <table:table-cell table:formula="of:=[.A578]/60000" office:value-type="float" office:value="19.3230166666667" calcext:value-type="float">
            <text:p>19,3230166667</text:p>
          </table:table-cell>
          <table:table-cell table:formula="of:=0.2813*[.B578]+1.1082" office:value-type="float" office:value="6.208169" calcext:value-type="float">
            <text:p>6,208169</text:p>
          </table:table-cell>
          <table:table-cell table:style-name="ce1" table:formula="of:=SQRT(([.B578]*0.052)^2 + 0.037^2)" office:value-type="float" office:value="0.943485780285002" calcext:value-type="float">
            <text:p>0,9434857803</text:p>
          </table:table-cell>
          <table:table-cell table:number-columns-repeated="1018"/>
        </table:table-row>
        <table:table-row table:style-name="ro1">
          <table:table-cell office:value-type="float" office:value="1161393" calcext:value-type="float">
            <text:p>1161393</text:p>
          </table:table-cell>
          <table:table-cell office:value-type="float" office:value="18.14" calcext:value-type="float">
            <text:p>18,14</text:p>
          </table:table-cell>
          <table:table-cell office:value-type="string" calcext:value-type="string">
            <text:p>DC 018.14 <text:s/>mV</text:p>
          </table:table-cell>
          <table:table-cell table:formula="of:=[.A579]/60000" office:value-type="float" office:value="19.35655" calcext:value-type="float">
            <text:p>19,35655</text:p>
          </table:table-cell>
          <table:table-cell table:formula="of:=0.2813*[.B579]+1.1082" office:value-type="float" office:value="6.210982" calcext:value-type="float">
            <text:p>6,210982</text:p>
          </table:table-cell>
          <table:table-cell table:style-name="ce1" table:formula="of:=SQRT(([.B579]*0.052)^2 + 0.037^2)" office:value-type="float" office:value="0.944005380493141" calcext:value-type="float">
            <text:p>0,9440053805</text:p>
          </table:table-cell>
          <table:table-cell table:number-columns-repeated="1018"/>
        </table:table-row>
        <table:table-row table:style-name="ro1">
          <table:table-cell office:value-type="float" office:value="1163405" calcext:value-type="float">
            <text:p>1163405</text:p>
          </table:table-cell>
          <table:table-cell office:value-type="float" office:value="18.22" calcext:value-type="float">
            <text:p>18,22</text:p>
          </table:table-cell>
          <table:table-cell office:value-type="string" calcext:value-type="string">
            <text:p>DC 018.22 <text:s/>mV</text:p>
          </table:table-cell>
          <table:table-cell table:formula="of:=[.A580]/60000" office:value-type="float" office:value="19.3900833333333" calcext:value-type="float">
            <text:p>19,3900833333</text:p>
          </table:table-cell>
          <table:table-cell table:formula="of:=0.2813*[.B580]+1.1082" office:value-type="float" office:value="6.233486" calcext:value-type="float">
            <text:p>6,233486</text:p>
          </table:table-cell>
          <table:table-cell table:style-name="ce1" table:formula="of:=SQRT(([.B580]*0.052)^2 + 0.037^2)" office:value-type="float" office:value="0.948162197938728" calcext:value-type="float">
            <text:p>0,9481621979</text:p>
          </table:table-cell>
          <table:table-cell table:number-columns-repeated="1018"/>
        </table:table-row>
        <table:table-row table:style-name="ro1">
          <table:table-cell office:value-type="float" office:value="1165402" calcext:value-type="float">
            <text:p>1165402</text:p>
          </table:table-cell>
          <table:table-cell office:value-type="float" office:value="18.21" calcext:value-type="float">
            <text:p>18,21</text:p>
          </table:table-cell>
          <table:table-cell office:value-type="string" calcext:value-type="string">
            <text:p>DC 018.21 <text:s/>mV</text:p>
          </table:table-cell>
          <table:table-cell table:formula="of:=[.A581]/60000" office:value-type="float" office:value="19.4233666666667" calcext:value-type="float">
            <text:p>19,4233666667</text:p>
          </table:table-cell>
          <table:table-cell table:formula="of:=0.2813*[.B581]+1.1082" office:value-type="float" office:value="6.230673" calcext:value-type="float">
            <text:p>6,230673</text:p>
          </table:table-cell>
          <table:table-cell table:style-name="ce1" table:formula="of:=SQRT(([.B581]*0.052)^2 + 0.037^2)" office:value-type="float" office:value="0.947642594230546" calcext:value-type="float">
            <text:p>0,9476425942</text:p>
          </table:table-cell>
          <table:table-cell table:number-columns-repeated="1018"/>
        </table:table-row>
        <table:table-row table:style-name="ro1">
          <table:table-cell office:value-type="float" office:value="1167430" calcext:value-type="float">
            <text:p>1167430</text:p>
          </table:table-cell>
          <table:table-cell office:value-type="float" office:value="18.18" calcext:value-type="float">
            <text:p>18,18</text:p>
          </table:table-cell>
          <table:table-cell office:value-type="string" calcext:value-type="string">
            <text:p>DC 018.18 <text:s/>mV</text:p>
          </table:table-cell>
          <table:table-cell table:formula="of:=[.A582]/60000" office:value-type="float" office:value="19.4571666666667" calcext:value-type="float">
            <text:p>19,4571666667</text:p>
          </table:table-cell>
          <table:table-cell table:formula="of:=0.2813*[.B582]+1.1082" office:value-type="float" office:value="6.222234" calcext:value-type="float">
            <text:p>6,222234</text:p>
          </table:table-cell>
          <table:table-cell table:style-name="ce1" table:formula="of:=SQRT(([.B582]*0.052)^2 + 0.037^2)" office:value-type="float" office:value="0.946083785718792" calcext:value-type="float">
            <text:p>0,9460837857</text:p>
          </table:table-cell>
          <table:table-cell table:number-columns-repeated="1018"/>
        </table:table-row>
        <table:table-row table:style-name="ro1">
          <table:table-cell office:value-type="float" office:value="1169443" calcext:value-type="float">
            <text:p>1169443</text:p>
          </table:table-cell>
          <table:table-cell office:value-type="float" office:value="18.18" calcext:value-type="float">
            <text:p>18,18</text:p>
          </table:table-cell>
          <table:table-cell office:value-type="string" calcext:value-type="string">
            <text:p>DC 018.18 <text:s/>mV</text:p>
          </table:table-cell>
          <table:table-cell table:formula="of:=[.A583]/60000" office:value-type="float" office:value="19.4907166666667" calcext:value-type="float">
            <text:p>19,4907166667</text:p>
          </table:table-cell>
          <table:table-cell table:formula="of:=0.2813*[.B583]+1.1082" office:value-type="float" office:value="6.222234" calcext:value-type="float">
            <text:p>6,222234</text:p>
          </table:table-cell>
          <table:table-cell table:style-name="ce1" table:formula="of:=SQRT(([.B583]*0.052)^2 + 0.037^2)" office:value-type="float" office:value="0.946083785718792" calcext:value-type="float">
            <text:p>0,9460837857</text:p>
          </table:table-cell>
          <table:table-cell table:number-columns-repeated="1018"/>
        </table:table-row>
        <table:table-row table:style-name="ro1">
          <table:table-cell office:value-type="float" office:value="1171439" calcext:value-type="float">
            <text:p>1171439</text:p>
          </table:table-cell>
          <table:table-cell office:value-type="float" office:value="18.17" calcext:value-type="float">
            <text:p>18,17</text:p>
          </table:table-cell>
          <table:table-cell office:value-type="string" calcext:value-type="string">
            <text:p>DC 018.17 <text:s/>mV</text:p>
          </table:table-cell>
          <table:table-cell table:formula="of:=[.A584]/60000" office:value-type="float" office:value="19.5239833333333" calcext:value-type="float">
            <text:p>19,5239833333</text:p>
          </table:table-cell>
          <table:table-cell table:formula="of:=0.2813*[.B584]+1.1082" office:value-type="float" office:value="6.219421" calcext:value-type="float">
            <text:p>6,219421</text:p>
          </table:table-cell>
          <table:table-cell table:style-name="ce1" table:formula="of:=SQRT(([.B584]*0.052)^2 + 0.037^2)" office:value-type="float" office:value="0.945564183754863" calcext:value-type="float">
            <text:p>0,9455641838</text:p>
          </table:table-cell>
          <table:table-cell table:number-columns-repeated="1018"/>
        </table:table-row>
        <table:table-row table:style-name="ro1">
          <table:table-cell office:value-type="float" office:value="1173467" calcext:value-type="float">
            <text:p>1173467</text:p>
          </table:table-cell>
          <table:table-cell office:value-type="float" office:value="18.14" calcext:value-type="float">
            <text:p>18,14</text:p>
          </table:table-cell>
          <table:table-cell office:value-type="string" calcext:value-type="string">
            <text:p>DC 018.14 <text:s/>mV</text:p>
          </table:table-cell>
          <table:table-cell table:formula="of:=[.A585]/60000" office:value-type="float" office:value="19.5577833333333" calcext:value-type="float">
            <text:p>19,5577833333</text:p>
          </table:table-cell>
          <table:table-cell table:formula="of:=0.2813*[.B585]+1.1082" office:value-type="float" office:value="6.210982" calcext:value-type="float">
            <text:p>6,210982</text:p>
          </table:table-cell>
          <table:table-cell table:style-name="ce1" table:formula="of:=SQRT(([.B585]*0.052)^2 + 0.037^2)" office:value-type="float" office:value="0.944005380493141" calcext:value-type="float">
            <text:p>0,9440053805</text:p>
          </table:table-cell>
          <table:table-cell table:number-columns-repeated="1018"/>
        </table:table-row>
        <table:table-row table:style-name="ro1">
          <table:table-cell office:value-type="float" office:value="1175480" calcext:value-type="float">
            <text:p>1175480</text:p>
          </table:table-cell>
          <table:table-cell office:value-type="float" office:value="18.07" calcext:value-type="float">
            <text:p>18,07</text:p>
          </table:table-cell>
          <table:table-cell office:value-type="string" calcext:value-type="string">
            <text:p>DC 018.07 <text:s/>mV</text:p>
          </table:table-cell>
          <table:table-cell table:formula="of:=[.A586]/60000" office:value-type="float" office:value="19.5913333333333" calcext:value-type="float">
            <text:p>19,5913333333</text:p>
          </table:table-cell>
          <table:table-cell table:formula="of:=0.2813*[.B586]+1.1082" office:value-type="float" office:value="6.191291" calcext:value-type="float">
            <text:p>6,191291</text:p>
          </table:table-cell>
          <table:table-cell table:style-name="ce1" table:formula="of:=SQRT(([.B586]*0.052)^2 + 0.037^2)" office:value-type="float" office:value="0.940368188317746" calcext:value-type="float">
            <text:p>0,9403681883</text:p>
          </table:table-cell>
          <table:table-cell table:number-columns-repeated="1018"/>
        </table:table-row>
        <table:table-row table:style-name="ro1">
          <table:table-cell office:value-type="float" office:value="1177492" calcext:value-type="float">
            <text:p>1177492</text:p>
          </table:table-cell>
          <table:table-cell office:value-type="float" office:value="18.12" calcext:value-type="float">
            <text:p>18,12</text:p>
          </table:table-cell>
          <table:table-cell office:value-type="string" calcext:value-type="string">
            <text:p>DC 018.12 <text:s/>mV</text:p>
          </table:table-cell>
          <table:table-cell table:formula="of:=[.A587]/60000" office:value-type="float" office:value="19.6248666666667" calcext:value-type="float">
            <text:p>19,6248666667</text:p>
          </table:table-cell>
          <table:table-cell table:formula="of:=0.2813*[.B587]+1.1082" office:value-type="float" office:value="6.205356" calcext:value-type="float">
            <text:p>6,205356</text:p>
          </table:table-cell>
          <table:table-cell table:style-name="ce1" table:formula="of:=SQRT(([.B587]*0.052)^2 + 0.037^2)" office:value-type="float" office:value="0.942966180517626" calcext:value-type="float">
            <text:p>0,9429661805</text:p>
          </table:table-cell>
          <table:table-cell table:number-columns-repeated="1018"/>
        </table:table-row>
        <table:table-row table:style-name="ro1">
          <table:table-cell office:value-type="float" office:value="1179505" calcext:value-type="float">
            <text:p>1179505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DC 018.08 <text:s/>mV</text:p>
          </table:table-cell>
          <table:table-cell table:formula="of:=[.A588]/60000" office:value-type="float" office:value="19.6584166666667" calcext:value-type="float">
            <text:p>19,6584166667</text:p>
          </table:table-cell>
          <table:table-cell table:formula="of:=0.2813*[.B588]+1.1082" office:value-type="float" office:value="6.194104" calcext:value-type="float">
            <text:p>6,194104</text:p>
          </table:table-cell>
          <table:table-cell table:style-name="ce1" table:formula="of:=SQRT(([.B588]*0.052)^2 + 0.037^2)" office:value-type="float" office:value="0.940887785870345" calcext:value-type="float">
            <text:p>0,9408877859</text:p>
          </table:table-cell>
          <table:table-cell table:number-columns-repeated="1018"/>
        </table:table-row>
        <table:table-row table:style-name="ro1">
          <table:table-cell office:value-type="float" office:value="1181517" calcext:value-type="float">
            <text:p>1181517</text:p>
          </table:table-cell>
          <table:table-cell office:value-type="float" office:value="18.05" calcext:value-type="float">
            <text:p>18,05</text:p>
          </table:table-cell>
          <table:table-cell office:value-type="string" calcext:value-type="string">
            <text:p>DC 018.05 <text:s/>mV</text:p>
          </table:table-cell>
          <table:table-cell table:formula="of:=[.A589]/60000" office:value-type="float" office:value="19.69195" calcext:value-type="float">
            <text:p>19,69195</text:p>
          </table:table-cell>
          <table:table-cell table:formula="of:=0.2813*[.B589]+1.1082" office:value-type="float" office:value="6.185665" calcext:value-type="float">
            <text:p>6,185665</text:p>
          </table:table-cell>
          <table:table-cell table:style-name="ce1" table:formula="of:=SQRT(([.B589]*0.052)^2 + 0.037^2)" office:value-type="float" office:value="0.939328994548768" calcext:value-type="float">
            <text:p>0,9393289945</text:p>
          </table:table-cell>
          <table:table-cell table:number-columns-repeated="1018"/>
        </table:table-row>
        <table:table-row table:style-name="ro1">
          <table:table-cell office:value-type="float" office:value="1183529" calcext:value-type="float">
            <text:p>1183529</text:p>
          </table:table-cell>
          <table:table-cell office:value-type="float" office:value="18.01" calcext:value-type="float">
            <text:p>18,01</text:p>
          </table:table-cell>
          <table:table-cell office:value-type="string" calcext:value-type="string">
            <text:p>DC 018.01 <text:s/>mV</text:p>
          </table:table-cell>
          <table:table-cell table:formula="of:=[.A590]/60000" office:value-type="float" office:value="19.7254833333333" calcext:value-type="float">
            <text:p>19,7254833333</text:p>
          </table:table-cell>
          <table:table-cell table:formula="of:=0.2813*[.B590]+1.1082" office:value-type="float" office:value="6.174413" calcext:value-type="float">
            <text:p>6,174413</text:p>
          </table:table-cell>
          <table:table-cell table:style-name="ce1" table:formula="of:=SQRT(([.B590]*0.052)^2 + 0.037^2)" office:value-type="float" office:value="0.937250612376434" calcext:value-type="float">
            <text:p>0,9372506124</text:p>
          </table:table-cell>
          <table:table-cell table:number-columns-repeated="1018"/>
        </table:table-row>
        <table:table-row table:style-name="ro1">
          <table:table-cell office:value-type="float" office:value="1185526" calcext:value-type="float">
            <text:p>1185526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DC 018.08 <text:s/>mV</text:p>
          </table:table-cell>
          <table:table-cell table:formula="of:=[.A591]/60000" office:value-type="float" office:value="19.7587666666667" calcext:value-type="float">
            <text:p>19,7587666667</text:p>
          </table:table-cell>
          <table:table-cell table:formula="of:=0.2813*[.B591]+1.1082" office:value-type="float" office:value="6.194104" calcext:value-type="float">
            <text:p>6,194104</text:p>
          </table:table-cell>
          <table:table-cell table:style-name="ce1" table:formula="of:=SQRT(([.B591]*0.052)^2 + 0.037^2)" office:value-type="float" office:value="0.940887785870345" calcext:value-type="float">
            <text:p>0,9408877859</text:p>
          </table:table-cell>
          <table:table-cell table:number-columns-repeated="1018"/>
        </table:table-row>
        <table:table-row table:style-name="ro1">
          <table:table-cell office:value-type="float" office:value="1187554" calcext:value-type="float">
            <text:p>1187554</text:p>
          </table:table-cell>
          <table:table-cell office:value-type="float" office:value="18.09" calcext:value-type="float">
            <text:p>18,09</text:p>
          </table:table-cell>
          <table:table-cell office:value-type="string" calcext:value-type="string">
            <text:p>DC 018.09 <text:s/>mV</text:p>
          </table:table-cell>
          <table:table-cell table:formula="of:=[.A592]/60000" office:value-type="float" office:value="19.7925666666667" calcext:value-type="float">
            <text:p>19,7925666667</text:p>
          </table:table-cell>
          <table:table-cell table:formula="of:=0.2813*[.B592]+1.1082" office:value-type="float" office:value="6.196917" calcext:value-type="float">
            <text:p>6,196917</text:p>
          </table:table-cell>
          <table:table-cell table:style-name="ce1" table:formula="of:=SQRT(([.B592]*0.052)^2 + 0.037^2)" office:value-type="float" office:value="0.941407383867367" calcext:value-type="float">
            <text:p>0,9414073839</text:p>
          </table:table-cell>
          <table:table-cell table:number-columns-repeated="1018"/>
        </table:table-row>
        <table:table-row table:style-name="ro1">
          <table:table-cell office:value-type="float" office:value="1189629" calcext:value-type="float">
            <text:p>1189629</text:p>
          </table:table-cell>
          <table:table-cell office:value-type="float" office:value="18.12" calcext:value-type="float">
            <text:p>18,12</text:p>
          </table:table-cell>
          <table:table-cell office:value-type="string" calcext:value-type="string">
            <text:p>DC 018.12 <text:s/>mV</text:p>
          </table:table-cell>
          <table:table-cell table:formula="of:=[.A593]/60000" office:value-type="float" office:value="19.82715" calcext:value-type="float">
            <text:p>19,82715</text:p>
          </table:table-cell>
          <table:table-cell table:formula="of:=0.2813*[.B593]+1.1082" office:value-type="float" office:value="6.205356" calcext:value-type="float">
            <text:p>6,205356</text:p>
          </table:table-cell>
          <table:table-cell table:style-name="ce1" table:formula="of:=SQRT(([.B593]*0.052)^2 + 0.037^2)" office:value-type="float" office:value="0.942966180517626" calcext:value-type="float">
            <text:p>0,9429661805</text:p>
          </table:table-cell>
          <table:table-cell table:number-columns-repeated="1018"/>
        </table:table-row>
        <table:table-row table:style-name="ro1">
          <table:table-cell office:value-type="float" office:value="1191579" calcext:value-type="float">
            <text:p>1191579</text:p>
          </table:table-cell>
          <table:table-cell office:value-type="float" office:value="18.05" calcext:value-type="float">
            <text:p>18,05</text:p>
          </table:table-cell>
          <table:table-cell office:value-type="string" calcext:value-type="string">
            <text:p>DC 018.05 <text:s/>mV</text:p>
          </table:table-cell>
          <table:table-cell table:formula="of:=[.A594]/60000" office:value-type="float" office:value="19.85965" calcext:value-type="float">
            <text:p>19,85965</text:p>
          </table:table-cell>
          <table:table-cell table:formula="of:=0.2813*[.B594]+1.1082" office:value-type="float" office:value="6.185665" calcext:value-type="float">
            <text:p>6,185665</text:p>
          </table:table-cell>
          <table:table-cell table:style-name="ce1" table:formula="of:=SQRT(([.B594]*0.052)^2 + 0.037^2)" office:value-type="float" office:value="0.939328994548768" calcext:value-type="float">
            <text:p>0,9393289945</text:p>
          </table:table-cell>
          <table:table-cell table:number-columns-repeated="1018"/>
        </table:table-row>
        <table:table-row table:style-name="ro1">
          <table:table-cell office:value-type="float" office:value="1193591" calcext:value-type="float">
            <text:p>1193591</text:p>
          </table:table-cell>
          <table:table-cell office:value-type="float" office:value="17.99" calcext:value-type="float">
            <text:p>17,99</text:p>
          </table:table-cell>
          <table:table-cell office:value-type="string" calcext:value-type="string">
            <text:p>DC 017.99 <text:s/>mV</text:p>
          </table:table-cell>
          <table:table-cell table:formula="of:=[.A595]/60000" office:value-type="float" office:value="19.8931833333333" calcext:value-type="float">
            <text:p>19,8931833333</text:p>
          </table:table-cell>
          <table:table-cell table:formula="of:=0.2813*[.B595]+1.1082" office:value-type="float" office:value="6.168787" calcext:value-type="float">
            <text:p>6,168787</text:p>
          </table:table-cell>
          <table:table-cell table:style-name="ce1" table:formula="of:=SQRT(([.B595]*0.052)^2 + 0.037^2)" office:value-type="float" office:value="0.936211423984988" calcext:value-type="float">
            <text:p>0,936211424</text:p>
          </table:table-cell>
          <table:table-cell table:number-columns-repeated="1018"/>
        </table:table-row>
        <table:table-row table:style-name="ro1">
          <table:table-cell office:value-type="float" office:value="1195604" calcext:value-type="float">
            <text:p>1195604</text:p>
          </table:table-cell>
          <table:table-cell office:value-type="float" office:value="18.02" calcext:value-type="float">
            <text:p>18,02</text:p>
          </table:table-cell>
          <table:table-cell office:value-type="string" calcext:value-type="string">
            <text:p>DC 018.02 <text:s/>mV</text:p>
          </table:table-cell>
          <table:table-cell table:formula="of:=[.A596]/60000" office:value-type="float" office:value="19.9267333333333" calcext:value-type="float">
            <text:p>19,9267333333</text:p>
          </table:table-cell>
          <table:table-cell table:formula="of:=0.2813*[.B596]+1.1082" office:value-type="float" office:value="6.177226" calcext:value-type="float">
            <text:p>6,177226</text:p>
          </table:table-cell>
          <table:table-cell table:style-name="ce1" table:formula="of:=SQRT(([.B596]*0.052)^2 + 0.037^2)" office:value-type="float" office:value="0.937770207246957" calcext:value-type="float">
            <text:p>0,9377702072</text:p>
          </table:table-cell>
          <table:table-cell table:number-columns-repeated="1018"/>
        </table:table-row>
        <table:table-row table:style-name="ro1">
          <table:table-cell office:value-type="float" office:value="1197616" calcext:value-type="float">
            <text:p>1197616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DC 018.08 <text:s/>mV</text:p>
          </table:table-cell>
          <table:table-cell table:formula="of:=[.A597]/60000" office:value-type="float" office:value="19.9602666666667" calcext:value-type="float">
            <text:p>19,9602666667</text:p>
          </table:table-cell>
          <table:table-cell table:formula="of:=0.2813*[.B597]+1.1082" office:value-type="float" office:value="6.194104" calcext:value-type="float">
            <text:p>6,194104</text:p>
          </table:table-cell>
          <table:table-cell table:style-name="ce1" table:formula="of:=SQRT(([.B597]*0.052)^2 + 0.037^2)" office:value-type="float" office:value="0.940887785870345" calcext:value-type="float">
            <text:p>0,9408877859</text:p>
          </table:table-cell>
          <table:table-cell table:number-columns-repeated="1018"/>
        </table:table-row>
        <table:table-row table:style-name="ro1">
          <table:table-cell office:value-type="float" office:value="1199629" calcext:value-type="float">
            <text:p>1199629</text:p>
          </table:table-cell>
          <table:table-cell office:value-type="float" office:value="18.09" calcext:value-type="float">
            <text:p>18,09</text:p>
          </table:table-cell>
          <table:table-cell office:value-type="string" calcext:value-type="string">
            <text:p>DC 018.09 <text:s/>mV</text:p>
          </table:table-cell>
          <table:table-cell table:formula="of:=[.A598]/60000" office:value-type="float" office:value="19.9938166666667" calcext:value-type="float">
            <text:p>19,9938166667</text:p>
          </table:table-cell>
          <table:table-cell table:formula="of:=0.2813*[.B598]+1.1082" office:value-type="float" office:value="6.196917" calcext:value-type="float">
            <text:p>6,196917</text:p>
          </table:table-cell>
          <table:table-cell table:style-name="ce1" table:formula="of:=SQRT(([.B598]*0.052)^2 + 0.037^2)" office:value-type="float" office:value="0.941407383867367" calcext:value-type="float">
            <text:p>0,9414073839</text:p>
          </table:table-cell>
          <table:table-cell table:number-columns-repeated="1018"/>
        </table:table-row>
        <table:table-row table:style-name="ro1">
          <table:table-cell office:value-type="float" office:value="1201641" calcext:value-type="float">
            <text:p>1201641</text:p>
          </table:table-cell>
          <table:table-cell office:value-type="float" office:value="18.05" calcext:value-type="float">
            <text:p>18,05</text:p>
          </table:table-cell>
          <table:table-cell office:value-type="string" calcext:value-type="string">
            <text:p>DC 018.05 <text:s/>mV</text:p>
          </table:table-cell>
          <table:table-cell table:formula="of:=[.A599]/60000" office:value-type="float" office:value="20.02735" calcext:value-type="float">
            <text:p>20,02735</text:p>
          </table:table-cell>
          <table:table-cell table:formula="of:=0.2813*[.B599]+1.1082" office:value-type="float" office:value="6.185665" calcext:value-type="float">
            <text:p>6,185665</text:p>
          </table:table-cell>
          <table:table-cell table:style-name="ce1" table:formula="of:=SQRT(([.B599]*0.052)^2 + 0.037^2)" office:value-type="float" office:value="0.939328994548768" calcext:value-type="float">
            <text:p>0,9393289945</text:p>
          </table:table-cell>
          <table:table-cell table:number-columns-repeated="1018"/>
        </table:table-row>
        <table:table-row table:style-name="ro1">
          <table:table-cell office:value-type="float" office:value="1203653" calcext:value-type="float">
            <text:p>1203653</text:p>
          </table:table-cell>
          <table:table-cell office:value-type="float" office:value="18.04" calcext:value-type="float">
            <text:p>18,04</text:p>
          </table:table-cell>
          <table:table-cell office:value-type="string" calcext:value-type="string">
            <text:p>DC 018.04 <text:s/>mV</text:p>
          </table:table-cell>
          <table:table-cell table:formula="of:=[.A600]/60000" office:value-type="float" office:value="20.0608833333333" calcext:value-type="float">
            <text:p>20,0608833333</text:p>
          </table:table-cell>
          <table:table-cell table:formula="of:=0.2813*[.B600]+1.1082" office:value-type="float" office:value="6.182852" calcext:value-type="float">
            <text:p>6,182852</text:p>
          </table:table-cell>
          <table:table-cell table:style-name="ce1" table:formula="of:=SQRT(([.B600]*0.052)^2 + 0.037^2)" office:value-type="float" office:value="0.938809398333869" calcext:value-type="float">
            <text:p>0,9388093983</text:p>
          </table:table-cell>
          <table:table-cell table:number-columns-repeated="1018"/>
        </table:table-row>
        <table:table-row table:style-name="ro1">
          <table:table-cell office:value-type="float" office:value="1205666" calcext:value-type="float">
            <text:p>1205666</text:p>
          </table:table-cell>
          <table:table-cell office:value-type="float" office:value="18.02" calcext:value-type="float">
            <text:p>18,02</text:p>
          </table:table-cell>
          <table:table-cell office:value-type="string" calcext:value-type="string">
            <text:p>DC 018.02 <text:s/>mV</text:p>
          </table:table-cell>
          <table:table-cell table:formula="of:=[.A601]/60000" office:value-type="float" office:value="20.0944333333333" calcext:value-type="float">
            <text:p>20,0944333333</text:p>
          </table:table-cell>
          <table:table-cell table:formula="of:=0.2813*[.B601]+1.1082" office:value-type="float" office:value="6.177226" calcext:value-type="float">
            <text:p>6,177226</text:p>
          </table:table-cell>
          <table:table-cell table:style-name="ce1" table:formula="of:=SQRT(([.B601]*0.052)^2 + 0.037^2)" office:value-type="float" office:value="0.937770207246957" calcext:value-type="float">
            <text:p>0,9377702072</text:p>
          </table:table-cell>
          <table:table-cell table:number-columns-repeated="1018"/>
        </table:table-row>
        <table:table-row table:style-name="ro1">
          <table:table-cell office:value-type="float" office:value="1207678" calcext:value-type="float">
            <text:p>1207678</text:p>
          </table:table-cell>
          <table:table-cell office:value-type="float" office:value="18.06" calcext:value-type="float">
            <text:p>18,06</text:p>
          </table:table-cell>
          <table:table-cell office:value-type="string" calcext:value-type="string">
            <text:p>DC 018.06 <text:s/>mV</text:p>
          </table:table-cell>
          <table:table-cell table:formula="of:=[.A602]/60000" office:value-type="float" office:value="20.1279666666667" calcext:value-type="float">
            <text:p>20,1279666667</text:p>
          </table:table-cell>
          <table:table-cell table:formula="of:=0.2813*[.B602]+1.1082" office:value-type="float" office:value="6.188478" calcext:value-type="float">
            <text:p>6,188478</text:p>
          </table:table-cell>
          <table:table-cell table:style-name="ce1" table:formula="of:=SQRT(([.B602]*0.052)^2 + 0.037^2)" office:value-type="float" office:value="0.939848591210308" calcext:value-type="float">
            <text:p>0,9398485912</text:p>
          </table:table-cell>
          <table:table-cell table:number-columns-repeated="1018"/>
        </table:table-row>
        <table:table-row table:style-name="ro1">
          <table:table-cell office:value-type="float" office:value="1209691" calcext:value-type="float">
            <text:p>1209691</text:p>
          </table:table-cell>
          <table:table-cell office:value-type="float" office:value="18.06" calcext:value-type="float">
            <text:p>18,06</text:p>
          </table:table-cell>
          <table:table-cell office:value-type="string" calcext:value-type="string">
            <text:p>DC 018.06 <text:s/>mV</text:p>
          </table:table-cell>
          <table:table-cell table:formula="of:=[.A603]/60000" office:value-type="float" office:value="20.1615166666667" calcext:value-type="float">
            <text:p>20,1615166667</text:p>
          </table:table-cell>
          <table:table-cell table:formula="of:=0.2813*[.B603]+1.1082" office:value-type="float" office:value="6.188478" calcext:value-type="float">
            <text:p>6,188478</text:p>
          </table:table-cell>
          <table:table-cell table:style-name="ce1" table:formula="of:=SQRT(([.B603]*0.052)^2 + 0.037^2)" office:value-type="float" office:value="0.939848591210308" calcext:value-type="float">
            <text:p>0,9398485912</text:p>
          </table:table-cell>
          <table:table-cell table:number-columns-repeated="1018"/>
        </table:table-row>
        <table:table-row table:style-name="ro1">
          <table:table-cell office:value-type="float" office:value="1211703" calcext:value-type="float">
            <text:p>1211703</text:p>
          </table:table-cell>
          <table:table-cell office:value-type="float" office:value="18.06" calcext:value-type="float">
            <text:p>18,06</text:p>
          </table:table-cell>
          <table:table-cell office:value-type="string" calcext:value-type="string">
            <text:p>DC 018.06 <text:s/>mV</text:p>
          </table:table-cell>
          <table:table-cell table:formula="of:=[.A604]/60000" office:value-type="float" office:value="20.19505" calcext:value-type="float">
            <text:p>20,19505</text:p>
          </table:table-cell>
          <table:table-cell table:formula="of:=0.2813*[.B604]+1.1082" office:value-type="float" office:value="6.188478" calcext:value-type="float">
            <text:p>6,188478</text:p>
          </table:table-cell>
          <table:table-cell table:style-name="ce1" table:formula="of:=SQRT(([.B604]*0.052)^2 + 0.037^2)" office:value-type="float" office:value="0.939848591210308" calcext:value-type="float">
            <text:p>0,9398485912</text:p>
          </table:table-cell>
          <table:table-cell table:number-columns-repeated="1018"/>
        </table:table-row>
        <table:table-row table:style-name="ro1">
          <table:table-cell office:value-type="float" office:value="1213700" calcext:value-type="float">
            <text:p>1213700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DC 018.08 <text:s/>mV</text:p>
          </table:table-cell>
          <table:table-cell table:formula="of:=[.A605]/60000" office:value-type="float" office:value="20.2283333333333" calcext:value-type="float">
            <text:p>20,2283333333</text:p>
          </table:table-cell>
          <table:table-cell table:formula="of:=0.2813*[.B605]+1.1082" office:value-type="float" office:value="6.194104" calcext:value-type="float">
            <text:p>6,194104</text:p>
          </table:table-cell>
          <table:table-cell table:style-name="ce1" table:formula="of:=SQRT(([.B605]*0.052)^2 + 0.037^2)" office:value-type="float" office:value="0.940887785870345" calcext:value-type="float">
            <text:p>0,9408877859</text:p>
          </table:table-cell>
          <table:table-cell table:number-columns-repeated="1018"/>
        </table:table-row>
        <table:table-row table:style-name="ro1">
          <table:table-cell office:value-type="float" office:value="1215728" calcext:value-type="float">
            <text:p>1215728</text:p>
          </table:table-cell>
          <table:table-cell office:value-type="float" office:value="18.05" calcext:value-type="float">
            <text:p>18,05</text:p>
          </table:table-cell>
          <table:table-cell office:value-type="string" calcext:value-type="string">
            <text:p>DC 018.05 <text:s/>mV</text:p>
          </table:table-cell>
          <table:table-cell table:formula="of:=[.A606]/60000" office:value-type="float" office:value="20.2621333333333" calcext:value-type="float">
            <text:p>20,2621333333</text:p>
          </table:table-cell>
          <table:table-cell table:formula="of:=0.2813*[.B606]+1.1082" office:value-type="float" office:value="6.185665" calcext:value-type="float">
            <text:p>6,185665</text:p>
          </table:table-cell>
          <table:table-cell table:style-name="ce1" table:formula="of:=SQRT(([.B606]*0.052)^2 + 0.037^2)" office:value-type="float" office:value="0.939328994548768" calcext:value-type="float">
            <text:p>0,9393289945</text:p>
          </table:table-cell>
          <table:table-cell table:number-columns-repeated="1018"/>
        </table:table-row>
        <table:table-row table:style-name="ro1">
          <table:table-cell office:value-type="float" office:value="1217756" calcext:value-type="float">
            <text:p>1217756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DC 018.08 <text:s/>mV</text:p>
          </table:table-cell>
          <table:table-cell table:formula="of:=[.A607]/60000" office:value-type="float" office:value="20.2959333333333" calcext:value-type="float">
            <text:p>20,2959333333</text:p>
          </table:table-cell>
          <table:table-cell table:formula="of:=0.2813*[.B607]+1.1082" office:value-type="float" office:value="6.194104" calcext:value-type="float">
            <text:p>6,194104</text:p>
          </table:table-cell>
          <table:table-cell table:style-name="ce1" table:formula="of:=SQRT(([.B607]*0.052)^2 + 0.037^2)" office:value-type="float" office:value="0.940887785870345" calcext:value-type="float">
            <text:p>0,9408877859</text:p>
          </table:table-cell>
          <table:table-cell table:number-columns-repeated="1018"/>
        </table:table-row>
        <table:table-row table:style-name="ro1">
          <table:table-cell office:value-type="float" office:value="1219737" calcext:value-type="float">
            <text:p>1219737</text:p>
          </table:table-cell>
          <table:table-cell office:value-type="float" office:value="18.11" calcext:value-type="float">
            <text:p>18,11</text:p>
          </table:table-cell>
          <table:table-cell office:value-type="string" calcext:value-type="string">
            <text:p>DC 018.11 <text:s/>mV</text:p>
          </table:table-cell>
          <table:table-cell table:formula="of:=[.A608]/60000" office:value-type="float" office:value="20.32895" calcext:value-type="float">
            <text:p>20,32895</text:p>
          </table:table-cell>
          <table:table-cell table:formula="of:=0.2813*[.B608]+1.1082" office:value-type="float" office:value="6.202543" calcext:value-type="float">
            <text:p>6,202543</text:p>
          </table:table-cell>
          <table:table-cell table:style-name="ce1" table:formula="of:=SQRT(([.B608]*0.052)^2 + 0.037^2)" office:value-type="float" office:value="0.94244658119174" calcext:value-type="float">
            <text:p>0,9424465812</text:p>
          </table:table-cell>
          <table:table-cell table:number-columns-repeated="1018"/>
        </table:table-row>
        <table:table-row table:style-name="ro1">
          <table:table-cell office:value-type="float" office:value="1221765" calcext:value-type="float">
            <text:p>1221765</text:p>
          </table:table-cell>
          <table:table-cell office:value-type="float" office:value="18.08" calcext:value-type="float">
            <text:p>18,08</text:p>
          </table:table-cell>
          <table:table-cell office:value-type="string" calcext:value-type="string">
            <text:p>DC 018.08 <text:s/>mV</text:p>
          </table:table-cell>
          <table:table-cell table:formula="of:=[.A609]/60000" office:value-type="float" office:value="20.36275" calcext:value-type="float">
            <text:p>20,36275</text:p>
          </table:table-cell>
          <table:table-cell table:formula="of:=0.2813*[.B609]+1.1082" office:value-type="float" office:value="6.194104" calcext:value-type="float">
            <text:p>6,194104</text:p>
          </table:table-cell>
          <table:table-cell table:style-name="ce1" table:formula="of:=SQRT(([.B609]*0.052)^2 + 0.037^2)" office:value-type="float" office:value="0.940887785870345" calcext:value-type="float">
            <text:p>0,9408877859</text:p>
          </table:table-cell>
          <table:table-cell table:number-columns-repeated="1018"/>
        </table:table-row>
        <table:table-row table:style-name="ro1">
          <table:table-cell office:value-type="float" office:value="1223777" calcext:value-type="float">
            <text:p>1223777</text:p>
          </table:table-cell>
          <table:table-cell office:value-type="float" office:value="18.02" calcext:value-type="float">
            <text:p>18,02</text:p>
          </table:table-cell>
          <table:table-cell office:value-type="string" calcext:value-type="string">
            <text:p>DC 018.02 <text:s/>mV</text:p>
          </table:table-cell>
          <table:table-cell table:formula="of:=[.A610]/60000" office:value-type="float" office:value="20.3962833333333" calcext:value-type="float">
            <text:p>20,3962833333</text:p>
          </table:table-cell>
          <table:table-cell table:formula="of:=0.2813*[.B610]+1.1082" office:value-type="float" office:value="6.177226" calcext:value-type="float">
            <text:p>6,177226</text:p>
          </table:table-cell>
          <table:table-cell table:style-name="ce1" table:formula="of:=SQRT(([.B610]*0.052)^2 + 0.037^2)" office:value-type="float" office:value="0.937770207246957" calcext:value-type="float">
            <text:p>0,9377702072</text:p>
          </table:table-cell>
          <table:table-cell table:number-columns-repeated="1018"/>
        </table:table-row>
        <table:table-row table:style-name="ro1">
          <table:table-cell office:value-type="float" office:value="1225790" calcext:value-type="float">
            <text:p>1225790</text:p>
          </table:table-cell>
          <table:table-cell office:value-type="float" office:value="18.03" calcext:value-type="float">
            <text:p>18,03</text:p>
          </table:table-cell>
          <table:table-cell office:value-type="string" calcext:value-type="string">
            <text:p>DC 018.03 <text:s/>mV</text:p>
          </table:table-cell>
          <table:table-cell table:formula="of:=[.A611]/60000" office:value-type="float" office:value="20.4298333333333" calcext:value-type="float">
            <text:p>20,4298333333</text:p>
          </table:table-cell>
          <table:table-cell table:formula="of:=0.2813*[.B611]+1.1082" office:value-type="float" office:value="6.180039" calcext:value-type="float">
            <text:p>6,180039</text:p>
          </table:table-cell>
          <table:table-cell table:style-name="ce1" table:formula="of:=SQRT(([.B611]*0.052)^2 + 0.037^2)" office:value-type="float" office:value="0.93828980256635" calcext:value-type="float">
            <text:p>0,9382898026</text:p>
          </table:table-cell>
          <table:table-cell table:number-columns-repeated="1018"/>
        </table:table-row>
        <table:table-row table:style-name="ro1">
          <table:table-cell office:value-type="float" office:value="1227802" calcext:value-type="float">
            <text:p>12278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C 018.00 <text:s/>mV</text:p>
          </table:table-cell>
          <table:table-cell table:formula="of:=[.A612]/60000" office:value-type="float" office:value="20.4633666666667" calcext:value-type="float">
            <text:p>20,4633666667</text:p>
          </table:table-cell>
          <table:table-cell table:formula="of:=0.2813*[.B612]+1.1082" office:value-type="float" office:value="6.1716" calcext:value-type="float">
            <text:p>6,1716</text:p>
          </table:table-cell>
          <table:table-cell table:style-name="ce1" table:formula="of:=SQRT(([.B612]*0.052)^2 + 0.037^2)" office:value-type="float" office:value="0.936731017955528" calcext:value-type="float">
            <text:p>0,936731018</text:p>
          </table:table-cell>
          <table:table-cell table:number-columns-repeated="1018"/>
        </table:table-row>
        <table:table-row table:style-name="ro1">
          <table:table-cell office:value-type="float" office:value="1229830" calcext:value-type="float">
            <text:p>1229830</text:p>
          </table:table-cell>
          <table:table-cell office:value-type="float" office:value="17.95" calcext:value-type="float">
            <text:p>17,95</text:p>
          </table:table-cell>
          <table:table-cell office:value-type="string" calcext:value-type="string">
            <text:p>DC 017.95 <text:s/>mV</text:p>
          </table:table-cell>
          <table:table-cell table:formula="of:=[.A613]/60000" office:value-type="float" office:value="20.4971666666667" calcext:value-type="float">
            <text:p>20,4971666667</text:p>
          </table:table-cell>
          <table:table-cell table:formula="of:=0.2813*[.B613]+1.1082" office:value-type="float" office:value="6.157535" calcext:value-type="float">
            <text:p>6,157535</text:p>
          </table:table-cell>
          <table:table-cell table:style-name="ce1" table:formula="of:=SQRT(([.B613]*0.052)^2 + 0.037^2)" office:value-type="float" office:value="0.93413305262152" calcext:value-type="float">
            <text:p>0,9341330526</text:p>
          </table:table-cell>
          <table:table-cell table:number-columns-repeated="1018"/>
        </table:table-row>
        <table:table-row table:style-name="ro1">
          <table:table-cell office:value-type="float" office:value="1231827" calcext:value-type="float">
            <text:p>1231827</text:p>
          </table:table-cell>
          <table:table-cell office:value-type="float" office:value="17.94" calcext:value-type="float">
            <text:p>17,94</text:p>
          </table:table-cell>
          <table:table-cell office:value-type="string" calcext:value-type="string">
            <text:p>DC 017.94 <text:s/>mV</text:p>
          </table:table-cell>
          <table:table-cell table:formula="of:=[.A614]/60000" office:value-type="float" office:value="20.53045" calcext:value-type="float">
            <text:p>20,53045</text:p>
          </table:table-cell>
          <table:table-cell table:formula="of:=0.2813*[.B614]+1.1082" office:value-type="float" office:value="6.154722" calcext:value-type="float">
            <text:p>6,154722</text:p>
          </table:table-cell>
          <table:table-cell table:style-name="ce1" table:formula="of:=SQRT(([.B614]*0.052)^2 + 0.037^2)" office:value-type="float" office:value="0.933613460914098" calcext:value-type="float">
            <text:p>0,9336134609</text:p>
          </table:table-cell>
          <table:table-cell table:number-columns-repeated="1018"/>
        </table:table-row>
        <table:table-row table:style-name="ro1">
          <table:table-cell office:value-type="float" office:value="1233824" calcext:value-type="float">
            <text:p>1233824</text:p>
          </table:table-cell>
          <table:table-cell office:value-type="float" office:value="17.97" calcext:value-type="float">
            <text:p>17,97</text:p>
          </table:table-cell>
          <table:table-cell office:value-type="string" calcext:value-type="string">
            <text:p>DC 017.97 <text:s/>mV</text:p>
          </table:table-cell>
          <table:table-cell table:formula="of:=[.A615]/60000" office:value-type="float" office:value="20.5637333333333" calcext:value-type="float">
            <text:p>20,5637333333</text:p>
          </table:table-cell>
          <table:table-cell table:formula="of:=0.2813*[.B615]+1.1082" office:value-type="float" office:value="6.163161" calcext:value-type="float">
            <text:p>6,163161</text:p>
          </table:table-cell>
          <table:table-cell table:style-name="ce1" table:formula="of:=SQRT(([.B615]*0.052)^2 + 0.037^2)" office:value-type="float" office:value="0.93517223739801" calcext:value-type="float">
            <text:p>0,9351722374</text:p>
          </table:table-cell>
          <table:table-cell table:number-columns-repeated="1018"/>
        </table:table-row>
        <table:table-row table:style-name="ro1">
          <table:table-cell office:value-type="float" office:value="1235852" calcext:value-type="float">
            <text:p>1235852</text:p>
          </table:table-cell>
          <table:table-cell office:value-type="float" office:value="17.97" calcext:value-type="float">
            <text:p>17,97</text:p>
          </table:table-cell>
          <table:table-cell office:value-type="string" calcext:value-type="string">
            <text:p>DC 017.97 <text:s/>mV</text:p>
          </table:table-cell>
          <table:table-cell table:formula="of:=[.A616]/60000" office:value-type="float" office:value="20.5975333333333" calcext:value-type="float">
            <text:p>20,5975333333</text:p>
          </table:table-cell>
          <table:table-cell table:formula="of:=0.2813*[.B616]+1.1082" office:value-type="float" office:value="6.163161" calcext:value-type="float">
            <text:p>6,163161</text:p>
          </table:table-cell>
          <table:table-cell table:style-name="ce1" table:formula="of:=SQRT(([.B616]*0.052)^2 + 0.037^2)" office:value-type="float" office:value="0.93517223739801" calcext:value-type="float">
            <text:p>0,9351722374</text:p>
          </table:table-cell>
          <table:table-cell table:number-columns-repeated="1018"/>
        </table:table-row>
        <table:table-row table:style-name="ro1">
          <table:table-cell office:value-type="float" office:value="1237867" calcext:value-type="float">
            <text:p>1237867</text:p>
          </table:table-cell>
          <table:table-cell office:value-type="float" office:value="17.92" calcext:value-type="float">
            <text:p>17,92</text:p>
          </table:table-cell>
          <table:table-cell office:value-type="string" calcext:value-type="string">
            <text:p>DC 017.92 <text:s/>mV</text:p>
          </table:table-cell>
          <table:table-cell table:formula="of:=[.A617]/60000" office:value-type="float" office:value="20.6311166666667" calcext:value-type="float">
            <text:p>20,6311166667</text:p>
          </table:table-cell>
          <table:table-cell table:formula="of:=0.2813*[.B617]+1.1082" office:value-type="float" office:value="6.149096" calcext:value-type="float">
            <text:p>6,149096</text:p>
          </table:table-cell>
          <table:table-cell table:style-name="ce1" table:formula="of:=SQRT(([.B617]*0.052)^2 + 0.037^2)" office:value-type="float" office:value="0.932574278864692" calcext:value-type="float">
            <text:p>0,9325742789</text:p>
          </table:table-cell>
          <table:table-cell table:number-columns-repeated="1018"/>
        </table:table-row>
        <table:table-row table:style-name="ro1">
          <table:table-cell office:value-type="float" office:value="1239879" calcext:value-type="float">
            <text:p>1239879</text:p>
          </table:table-cell>
          <table:table-cell office:value-type="float" office:value="17.93" calcext:value-type="float">
            <text:p>17,93</text:p>
          </table:table-cell>
          <table:table-cell office:value-type="string" calcext:value-type="string">
            <text:p>DC 017.93 <text:s/>mV</text:p>
          </table:table-cell>
          <table:table-cell table:formula="of:=[.A618]/60000" office:value-type="float" office:value="20.66465" calcext:value-type="float">
            <text:p>20,66465</text:p>
          </table:table-cell>
          <table:table-cell table:formula="of:=0.2813*[.B618]+1.1082" office:value-type="float" office:value="6.151909" calcext:value-type="float">
            <text:p>6,151909</text:p>
          </table:table-cell>
          <table:table-cell table:style-name="ce1" table:formula="of:=SQRT(([.B618]*0.052)^2 + 0.037^2)" office:value-type="float" office:value="0.933093869661568" calcext:value-type="float">
            <text:p>0,9330938697</text:p>
          </table:table-cell>
          <table:table-cell table:number-columns-repeated="1018"/>
        </table:table-row>
        <table:table-row table:style-name="ro1">
          <table:table-cell office:value-type="float" office:value="1241942" calcext:value-type="float">
            <text:p>1241942</text:p>
          </table:table-cell>
          <table:table-cell office:value-type="float" office:value="17.95" calcext:value-type="float">
            <text:p>17,95</text:p>
          </table:table-cell>
          <table:table-cell office:value-type="string" calcext:value-type="string">
            <text:p>DC 017.95 <text:s/>mV</text:p>
          </table:table-cell>
          <table:table-cell table:formula="of:=[.A619]/60000" office:value-type="float" office:value="20.6990333333333" calcext:value-type="float">
            <text:p>20,6990333333</text:p>
          </table:table-cell>
          <table:table-cell table:formula="of:=0.2813*[.B619]+1.1082" office:value-type="float" office:value="6.157535" calcext:value-type="float">
            <text:p>6,157535</text:p>
          </table:table-cell>
          <table:table-cell table:style-name="ce1" table:formula="of:=SQRT(([.B619]*0.052)^2 + 0.037^2)" office:value-type="float" office:value="0.93413305262152" calcext:value-type="float">
            <text:p>0,9341330526</text:p>
          </table:table-cell>
          <table:table-cell table:number-columns-repeated="1018"/>
        </table:table-row>
        <table:table-row table:style-name="ro1">
          <table:table-cell office:value-type="float" office:value="1243923" calcext:value-type="float">
            <text:p>1243923</text:p>
          </table:table-cell>
          <table:table-cell office:value-type="float" office:value="17.97" calcext:value-type="float">
            <text:p>17,97</text:p>
          </table:table-cell>
          <table:table-cell office:value-type="string" calcext:value-type="string">
            <text:p>DC 017.97 <text:s/>mV</text:p>
          </table:table-cell>
          <table:table-cell table:formula="of:=[.A620]/60000" office:value-type="float" office:value="20.73205" calcext:value-type="float">
            <text:p>20,73205</text:p>
          </table:table-cell>
          <table:table-cell table:formula="of:=0.2813*[.B620]+1.1082" office:value-type="float" office:value="6.163161" calcext:value-type="float">
            <text:p>6,163161</text:p>
          </table:table-cell>
          <table:table-cell table:style-name="ce1" table:formula="of:=SQRT(([.B620]*0.052)^2 + 0.037^2)" office:value-type="float" office:value="0.93517223739801" calcext:value-type="float">
            <text:p>0,9351722374</text:p>
          </table:table-cell>
          <table:table-cell table:number-columns-repeated="1018"/>
        </table:table-row>
        <table:table-row table:style-name="ro1">
          <table:table-cell office:value-type="float" office:value="1245967" calcext:value-type="float">
            <text:p>1245967</text:p>
          </table:table-cell>
          <table:table-cell office:value-type="float" office:value="17.88" calcext:value-type="float">
            <text:p>17,88</text:p>
          </table:table-cell>
          <table:table-cell office:value-type="string" calcext:value-type="string">
            <text:p>DC 017.88 <text:s/>mV</text:p>
          </table:table-cell>
          <table:table-cell table:formula="of:=[.A621]/60000" office:value-type="float" office:value="20.7661166666667" calcext:value-type="float">
            <text:p>20,7661166667</text:p>
          </table:table-cell>
          <table:table-cell table:formula="of:=0.2813*[.B621]+1.1082" office:value-type="float" office:value="6.137844" calcext:value-type="float">
            <text:p>6,137844</text:p>
          </table:table-cell>
          <table:table-cell table:style-name="ce1" table:formula="of:=SQRT(([.B621]*0.052)^2 + 0.037^2)" office:value-type="float" office:value="0.930495920248982" calcext:value-type="float">
            <text:p>0,9304959202</text:p>
          </table:table-cell>
          <table:table-cell table:number-columns-repeated="1018"/>
        </table:table-row>
        <table:table-row table:style-name="ro1">
          <table:table-cell office:value-type="float" office:value="1247979" calcext:value-type="float">
            <text:p>1247979</text:p>
          </table:table-cell>
          <table:table-cell office:value-type="float" office:value="17.88" calcext:value-type="float">
            <text:p>17,88</text:p>
          </table:table-cell>
          <table:table-cell office:value-type="string" calcext:value-type="string">
            <text:p>DC 017.88 <text:s/>mV</text:p>
          </table:table-cell>
          <table:table-cell table:formula="of:=[.A622]/60000" office:value-type="float" office:value="20.79965" calcext:value-type="float">
            <text:p>20,79965</text:p>
          </table:table-cell>
          <table:table-cell table:formula="of:=0.2813*[.B622]+1.1082" office:value-type="float" office:value="6.137844" calcext:value-type="float">
            <text:p>6,137844</text:p>
          </table:table-cell>
          <table:table-cell table:style-name="ce1" table:formula="of:=SQRT(([.B622]*0.052)^2 + 0.037^2)" office:value-type="float" office:value="0.930495920248982" calcext:value-type="float">
            <text:p>0,9304959202</text:p>
          </table:table-cell>
          <table:table-cell table:number-columns-repeated="1018"/>
        </table:table-row>
        <table:table-row table:style-name="ro1">
          <table:table-cell office:value-type="float" office:value="1250023" calcext:value-type="float">
            <text:p>1250023</text:p>
          </table:table-cell>
          <table:table-cell office:value-type="float" office:value="17.91" calcext:value-type="float">
            <text:p>17,91</text:p>
          </table:table-cell>
          <table:table-cell office:value-type="string" calcext:value-type="string">
            <text:p>DC 017.91 <text:s/>mV</text:p>
          </table:table-cell>
          <table:table-cell table:formula="of:=[.A623]/60000" office:value-type="float" office:value="20.8337166666667" calcext:value-type="float">
            <text:p>20,8337166667</text:p>
          </table:table-cell>
          <table:table-cell table:formula="of:=0.2813*[.B623]+1.1082" office:value-type="float" office:value="6.146283" calcext:value-type="float">
            <text:p>6,146283</text:p>
          </table:table-cell>
          <table:table-cell table:style-name="ce1" table:formula="of:=SQRT(([.B623]*0.052)^2 + 0.037^2)" office:value-type="float" office:value="0.93205468852423" calcext:value-type="float">
            <text:p>0,9320546885</text:p>
          </table:table-cell>
          <table:table-cell table:number-columns-repeated="1018"/>
        </table:table-row>
        <table:table-row table:style-name="ro1">
          <table:table-cell office:value-type="float" office:value="1252004" calcext:value-type="float">
            <text:p>1252004</text:p>
          </table:table-cell>
          <table:table-cell office:value-type="float" office:value="17.85" calcext:value-type="float">
            <text:p>17,85</text:p>
          </table:table-cell>
          <table:table-cell office:value-type="string" calcext:value-type="string">
            <text:p>DC 017.85 <text:s/>mV</text:p>
          </table:table-cell>
          <table:table-cell table:formula="of:=[.A624]/60000" office:value-type="float" office:value="20.8667333333333" calcext:value-type="float">
            <text:p>20,8667333333</text:p>
          </table:table-cell>
          <table:table-cell table:formula="of:=0.2813*[.B624]+1.1082" office:value-type="float" office:value="6.129405" calcext:value-type="float">
            <text:p>6,129405</text:p>
          </table:table-cell>
          <table:table-cell table:style-name="ce1" table:formula="of:=SQRT(([.B624]*0.052)^2 + 0.037^2)" office:value-type="float" office:value="0.928937156109066" calcext:value-type="float">
            <text:p>0,9289371561</text:p>
          </table:table-cell>
          <table:table-cell table:number-columns-repeated="1018"/>
        </table:table-row>
        <table:table-row table:style-name="ro1">
          <table:table-cell office:value-type="float" office:value="1254406" calcext:value-type="float">
            <text:p>1254406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DC 017.90 <text:s/>mV</text:p>
          </table:table-cell>
          <table:table-cell table:formula="of:=[.A625]/60000" office:value-type="float" office:value="20.9067666666667" calcext:value-type="float">
            <text:p>20,9067666667</text:p>
          </table:table-cell>
          <table:table-cell table:formula="of:=0.2813*[.B625]+1.1082" office:value-type="float" office:value="6.14347" calcext:value-type="float">
            <text:p>6,14347</text:p>
          </table:table-cell>
          <table:table-cell table:style-name="ce1" table:formula="of:=SQRT(([.B625]*0.052)^2 + 0.037^2)" office:value-type="float" office:value="0.931535098640948" calcext:value-type="float">
            <text:p>0,9315350986</text:p>
          </table:table-cell>
          <table:table-cell table:number-columns-repeated="1018"/>
        </table:table-row>
        <table:table-row table:style-name="ro1">
          <table:table-cell office:value-type="float" office:value="1256341" calcext:value-type="float">
            <text:p>1256341</text:p>
          </table:table-cell>
          <table:table-cell office:value-type="float" office:value="17.85" calcext:value-type="float">
            <text:p>17,85</text:p>
          </table:table-cell>
          <table:table-cell office:value-type="string" calcext:value-type="string">
            <text:p>DC 017.85 <text:s/>mV</text:p>
          </table:table-cell>
          <table:table-cell table:formula="of:=[.A626]/60000" office:value-type="float" office:value="20.9390166666667" calcext:value-type="float">
            <text:p>20,9390166667</text:p>
          </table:table-cell>
          <table:table-cell table:formula="of:=0.2813*[.B626]+1.1082" office:value-type="float" office:value="6.129405" calcext:value-type="float">
            <text:p>6,129405</text:p>
          </table:table-cell>
          <table:table-cell table:style-name="ce1" table:formula="of:=SQRT(([.B626]*0.052)^2 + 0.037^2)" office:value-type="float" office:value="0.928937156109066" calcext:value-type="float">
            <text:p>0,9289371561</text:p>
          </table:table-cell>
          <table:table-cell table:number-columns-repeated="1018"/>
        </table:table-row>
        <table:table-row table:style-name="ro1">
          <table:table-cell office:value-type="float" office:value="1258353" calcext:value-type="float">
            <text:p>1258353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DC 017.84 <text:s/>mV</text:p>
          </table:table-cell>
          <table:table-cell table:formula="of:=[.A627]/60000" office:value-type="float" office:value="20.97255" calcext:value-type="float">
            <text:p>20,97255</text:p>
          </table:table-cell>
          <table:table-cell table:formula="of:=0.2813*[.B627]+1.1082" office:value-type="float" office:value="6.126592" calcext:value-type="float">
            <text:p>6,126592</text:p>
          </table:table-cell>
          <table:table-cell table:style-name="ce1" table:formula="of:=SQRT(([.B627]*0.052)^2 + 0.037^2)" office:value-type="float" office:value="0.928417568984991" calcext:value-type="float">
            <text:p>0,928417569</text:p>
          </table:table-cell>
          <table:table-cell table:number-columns-repeated="1018"/>
        </table:table-row>
        <table:table-row table:style-name="ro1">
          <table:table-cell office:value-type="float" office:value="1260366" calcext:value-type="float">
            <text:p>1260366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DC 017.90 <text:s/>mV</text:p>
          </table:table-cell>
          <table:table-cell table:formula="of:=[.A628]/60000" office:value-type="float" office:value="21.0061" calcext:value-type="float">
            <text:p>21,0061</text:p>
          </table:table-cell>
          <table:table-cell table:formula="of:=0.2813*[.B628]+1.1082" office:value-type="float" office:value="6.14347" calcext:value-type="float">
            <text:p>6,14347</text:p>
          </table:table-cell>
          <table:table-cell table:style-name="ce1" table:formula="of:=SQRT(([.B628]*0.052)^2 + 0.037^2)" office:value-type="float" office:value="0.931535098640948" calcext:value-type="float">
            <text:p>0,9315350986</text:p>
          </table:table-cell>
          <table:table-cell table:number-columns-repeated="1018"/>
        </table:table-row>
        <table:table-row table:style-name="ro1">
          <table:table-cell office:value-type="float" office:value="1262378" calcext:value-type="float">
            <text:p>1262378</text:p>
          </table:table-cell>
          <table:table-cell office:value-type="float" office:value="17.87" calcext:value-type="float">
            <text:p>17,87</text:p>
          </table:table-cell>
          <table:table-cell office:value-type="string" calcext:value-type="string">
            <text:p>DC 017.87 <text:s/>mV</text:p>
          </table:table-cell>
          <table:table-cell table:formula="of:=[.A629]/60000" office:value-type="float" office:value="21.0396333333333" calcext:value-type="float">
            <text:p>21,0396333333</text:p>
          </table:table-cell>
          <table:table-cell table:formula="of:=0.2813*[.B629]+1.1082" office:value-type="float" office:value="6.135031" calcext:value-type="float">
            <text:p>6,135031</text:p>
          </table:table-cell>
          <table:table-cell table:style-name="ce1" table:formula="of:=SQRT(([.B629]*0.052)^2 + 0.037^2)" office:value-type="float" office:value="0.929976331741835" calcext:value-type="float">
            <text:p>0,9299763317</text:p>
          </table:table-cell>
          <table:table-cell table:number-columns-repeated="1018"/>
        </table:table-row>
        <table:table-row table:style-name="ro1">
          <table:table-cell office:value-type="float" office:value="1264375" calcext:value-type="float">
            <text:p>1264375</text:p>
          </table:table-cell>
          <table:table-cell office:value-type="float" office:value="17.87" calcext:value-type="float">
            <text:p>17,87</text:p>
          </table:table-cell>
          <table:table-cell office:value-type="string" calcext:value-type="string">
            <text:p>DC 017.87 <text:s/>mV</text:p>
          </table:table-cell>
          <table:table-cell table:formula="of:=[.A630]/60000" office:value-type="float" office:value="21.0729166666667" calcext:value-type="float">
            <text:p>21,0729166667</text:p>
          </table:table-cell>
          <table:table-cell table:formula="of:=0.2813*[.B630]+1.1082" office:value-type="float" office:value="6.135031" calcext:value-type="float">
            <text:p>6,135031</text:p>
          </table:table-cell>
          <table:table-cell table:style-name="ce1" table:formula="of:=SQRT(([.B630]*0.052)^2 + 0.037^2)" office:value-type="float" office:value="0.929976331741835" calcext:value-type="float">
            <text:p>0,9299763317</text:p>
          </table:table-cell>
          <table:table-cell table:number-columns-repeated="1018"/>
        </table:table-row>
        <table:table-row table:style-name="ro1">
          <table:table-cell office:value-type="float" office:value="1266403" calcext:value-type="float">
            <text:p>1266403</text:p>
          </table:table-cell>
          <table:table-cell office:value-type="float" office:value="17.88" calcext:value-type="float">
            <text:p>17,88</text:p>
          </table:table-cell>
          <table:table-cell office:value-type="string" calcext:value-type="string">
            <text:p>DC 017.88 <text:s/>mV</text:p>
          </table:table-cell>
          <table:table-cell table:formula="of:=[.A631]/60000" office:value-type="float" office:value="21.1067166666667" calcext:value-type="float">
            <text:p>21,1067166667</text:p>
          </table:table-cell>
          <table:table-cell table:formula="of:=0.2813*[.B631]+1.1082" office:value-type="float" office:value="6.137844" calcext:value-type="float">
            <text:p>6,137844</text:p>
          </table:table-cell>
          <table:table-cell table:style-name="ce1" table:formula="of:=SQRT(([.B631]*0.052)^2 + 0.037^2)" office:value-type="float" office:value="0.930495920248982" calcext:value-type="float">
            <text:p>0,9304959202</text:p>
          </table:table-cell>
          <table:table-cell table:number-columns-repeated="1018"/>
        </table:table-row>
        <table:table-row table:style-name="ro1">
          <table:table-cell office:value-type="float" office:value="1268415" calcext:value-type="float">
            <text:p>1268415</text:p>
          </table:table-cell>
          <table:table-cell office:value-type="float" office:value="17.88" calcext:value-type="float">
            <text:p>17,88</text:p>
          </table:table-cell>
          <table:table-cell office:value-type="string" calcext:value-type="string">
            <text:p>DC 017.88 <text:s/>mV</text:p>
          </table:table-cell>
          <table:table-cell table:formula="of:=[.A632]/60000" office:value-type="float" office:value="21.14025" calcext:value-type="float">
            <text:p>21,14025</text:p>
          </table:table-cell>
          <table:table-cell table:formula="of:=0.2813*[.B632]+1.1082" office:value-type="float" office:value="6.137844" calcext:value-type="float">
            <text:p>6,137844</text:p>
          </table:table-cell>
          <table:table-cell table:style-name="ce1" table:formula="of:=SQRT(([.B632]*0.052)^2 + 0.037^2)" office:value-type="float" office:value="0.930495920248982" calcext:value-type="float">
            <text:p>0,9304959202</text:p>
          </table:table-cell>
          <table:table-cell table:number-columns-repeated="1018"/>
        </table:table-row>
        <table:table-row table:style-name="ro1">
          <table:table-cell office:value-type="float" office:value="1270428" calcext:value-type="float">
            <text:p>1270428</text:p>
          </table:table-cell>
          <table:table-cell office:value-type="float" office:value="17.86" calcext:value-type="float">
            <text:p>17,86</text:p>
          </table:table-cell>
          <table:table-cell office:value-type="string" calcext:value-type="string">
            <text:p>DC 017.86 <text:s/>mV</text:p>
          </table:table-cell>
          <table:table-cell table:formula="of:=[.A633]/60000" office:value-type="float" office:value="21.1738" calcext:value-type="float">
            <text:p>21,1738</text:p>
          </table:table-cell>
          <table:table-cell table:formula="of:=0.2813*[.B633]+1.1082" office:value-type="float" office:value="6.132218" calcext:value-type="float">
            <text:p>6,132218</text:p>
          </table:table-cell>
          <table:table-cell table:style-name="ce1" table:formula="of:=SQRT(([.B633]*0.052)^2 + 0.037^2)" office:value-type="float" office:value="0.929456743694939" calcext:value-type="float">
            <text:p>0,9294567437</text:p>
          </table:table-cell>
          <table:table-cell table:number-columns-repeated="1018"/>
        </table:table-row>
        <table:table-row table:style-name="ro1">
          <table:table-cell office:value-type="float" office:value="1272440" calcext:value-type="float">
            <text:p>1272440</text:p>
          </table:table-cell>
          <table:table-cell office:value-type="float" office:value="17.85" calcext:value-type="float">
            <text:p>17,85</text:p>
          </table:table-cell>
          <table:table-cell office:value-type="string" calcext:value-type="string">
            <text:p>DC 017.85 <text:s/>mV</text:p>
          </table:table-cell>
          <table:table-cell table:formula="of:=[.A634]/60000" office:value-type="float" office:value="21.2073333333333" calcext:value-type="float">
            <text:p>21,2073333333</text:p>
          </table:table-cell>
          <table:table-cell table:formula="of:=0.2813*[.B634]+1.1082" office:value-type="float" office:value="6.129405" calcext:value-type="float">
            <text:p>6,129405</text:p>
          </table:table-cell>
          <table:table-cell table:style-name="ce1" table:formula="of:=SQRT(([.B634]*0.052)^2 + 0.037^2)" office:value-type="float" office:value="0.928937156109066" calcext:value-type="float">
            <text:p>0,9289371561</text:p>
          </table:table-cell>
          <table:table-cell table:number-columns-repeated="1018"/>
        </table:table-row>
        <table:table-row table:style-name="ro1">
          <table:table-cell office:value-type="float" office:value="1274452" calcext:value-type="float">
            <text:p>1274452</text:p>
          </table:table-cell>
          <table:table-cell office:value-type="float" office:value="17.82" calcext:value-type="float">
            <text:p>17,82</text:p>
          </table:table-cell>
          <table:table-cell office:value-type="string" calcext:value-type="string">
            <text:p>DC 017.82 <text:s/>mV</text:p>
          </table:table-cell>
          <table:table-cell table:formula="of:=[.A635]/60000" office:value-type="float" office:value="21.2408666666667" calcext:value-type="float">
            <text:p>21,2408666667</text:p>
          </table:table-cell>
          <table:table-cell table:formula="of:=0.2813*[.B635]+1.1082" office:value-type="float" office:value="6.120966" calcext:value-type="float">
            <text:p>6,120966</text:p>
          </table:table-cell>
          <table:table-cell table:style-name="ce1" table:formula="of:=SQRT(([.B635]*0.052)^2 + 0.037^2)" office:value-type="float" office:value="0.927378396125336" calcext:value-type="float">
            <text:p>0,9273783961</text:p>
          </table:table-cell>
          <table:table-cell table:number-columns-repeated="1018"/>
        </table:table-row>
        <table:table-row table:style-name="ro1">
          <table:table-cell office:value-type="float" office:value="1276465" calcext:value-type="float">
            <text:p>1276465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DC 017.84 <text:s/>mV</text:p>
          </table:table-cell>
          <table:table-cell table:formula="of:=[.A636]/60000" office:value-type="float" office:value="21.2744166666667" calcext:value-type="float">
            <text:p>21,2744166667</text:p>
          </table:table-cell>
          <table:table-cell table:formula="of:=0.2813*[.B636]+1.1082" office:value-type="float" office:value="6.126592" calcext:value-type="float">
            <text:p>6,126592</text:p>
          </table:table-cell>
          <table:table-cell table:style-name="ce1" table:formula="of:=SQRT(([.B636]*0.052)^2 + 0.037^2)" office:value-type="float" office:value="0.928417568984991" calcext:value-type="float">
            <text:p>0,928417569</text:p>
          </table:table-cell>
          <table:table-cell table:number-columns-repeated="1018"/>
        </table:table-row>
        <table:table-row table:style-name="ro1">
          <table:table-cell office:value-type="float" office:value="1278477" calcext:value-type="float">
            <text:p>1278477</text:p>
          </table:table-cell>
          <table:table-cell office:value-type="float" office:value="17.92" calcext:value-type="float">
            <text:p>17,92</text:p>
          </table:table-cell>
          <table:table-cell office:value-type="string" calcext:value-type="string">
            <text:p>DC 017.92 <text:s/>mV</text:p>
          </table:table-cell>
          <table:table-cell table:formula="of:=[.A637]/60000" office:value-type="float" office:value="21.30795" calcext:value-type="float">
            <text:p>21,30795</text:p>
          </table:table-cell>
          <table:table-cell table:formula="of:=0.2813*[.B637]+1.1082" office:value-type="float" office:value="6.149096" calcext:value-type="float">
            <text:p>6,149096</text:p>
          </table:table-cell>
          <table:table-cell table:style-name="ce1" table:formula="of:=SQRT(([.B637]*0.052)^2 + 0.037^2)" office:value-type="float" office:value="0.932574278864692" calcext:value-type="float">
            <text:p>0,9325742789</text:p>
          </table:table-cell>
          <table:table-cell table:number-columns-repeated="1018"/>
        </table:table-row>
        <table:table-row table:style-name="ro1">
          <table:table-cell office:value-type="float" office:value="1280490" calcext:value-type="float">
            <text:p>1280490</text:p>
          </table:table-cell>
          <table:table-cell office:value-type="float" office:value="17.88" calcext:value-type="float">
            <text:p>17,88</text:p>
          </table:table-cell>
          <table:table-cell office:value-type="string" calcext:value-type="string">
            <text:p>DC 017.88 <text:s/>mV</text:p>
          </table:table-cell>
          <table:table-cell table:formula="of:=[.A638]/60000" office:value-type="float" office:value="21.3415" calcext:value-type="float">
            <text:p>21,3415</text:p>
          </table:table-cell>
          <table:table-cell table:formula="of:=0.2813*[.B638]+1.1082" office:value-type="float" office:value="6.137844" calcext:value-type="float">
            <text:p>6,137844</text:p>
          </table:table-cell>
          <table:table-cell table:style-name="ce1" table:formula="of:=SQRT(([.B638]*0.052)^2 + 0.037^2)" office:value-type="float" office:value="0.930495920248982" calcext:value-type="float">
            <text:p>0,9304959202</text:p>
          </table:table-cell>
          <table:table-cell table:number-columns-repeated="1018"/>
        </table:table-row>
        <table:table-row table:style-name="ro1">
          <table:table-cell office:value-type="float" office:value="1282502" calcext:value-type="float">
            <text:p>1282502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DC 017.90 <text:s/>mV</text:p>
          </table:table-cell>
          <table:table-cell table:formula="of:=[.A639]/60000" office:value-type="float" office:value="21.3750333333333" calcext:value-type="float">
            <text:p>21,3750333333</text:p>
          </table:table-cell>
          <table:table-cell table:formula="of:=0.2813*[.B639]+1.1082" office:value-type="float" office:value="6.14347" calcext:value-type="float">
            <text:p>6,14347</text:p>
          </table:table-cell>
          <table:table-cell table:style-name="ce1" table:formula="of:=SQRT(([.B639]*0.052)^2 + 0.037^2)" office:value-type="float" office:value="0.931535098640948" calcext:value-type="float">
            <text:p>0,9315350986</text:p>
          </table:table-cell>
          <table:table-cell table:number-columns-repeated="1018"/>
        </table:table-row>
        <table:table-row table:style-name="ro1">
          <table:table-cell office:value-type="float" office:value="1284514" calcext:value-type="float">
            <text:p>1284514</text:p>
          </table:table-cell>
          <table:table-cell office:value-type="float" office:value="17.86" calcext:value-type="float">
            <text:p>17,86</text:p>
          </table:table-cell>
          <table:table-cell office:value-type="string" calcext:value-type="string">
            <text:p>DC 017.86 <text:s/>mV</text:p>
          </table:table-cell>
          <table:table-cell table:formula="of:=[.A640]/60000" office:value-type="float" office:value="21.4085666666667" calcext:value-type="float">
            <text:p>21,4085666667</text:p>
          </table:table-cell>
          <table:table-cell table:formula="of:=0.2813*[.B640]+1.1082" office:value-type="float" office:value="6.132218" calcext:value-type="float">
            <text:p>6,132218</text:p>
          </table:table-cell>
          <table:table-cell table:style-name="ce1" table:formula="of:=SQRT(([.B640]*0.052)^2 + 0.037^2)" office:value-type="float" office:value="0.929456743694939" calcext:value-type="float">
            <text:p>0,9294567437</text:p>
          </table:table-cell>
          <table:table-cell table:number-columns-repeated="1018"/>
        </table:table-row>
        <table:table-row table:style-name="ro1">
          <table:table-cell office:value-type="float" office:value="1286511" calcext:value-type="float">
            <text:p>1286511</text:p>
          </table:table-cell>
          <table:table-cell office:value-type="float" office:value="17.78" calcext:value-type="float">
            <text:p>17,78</text:p>
          </table:table-cell>
          <table:table-cell office:value-type="string" calcext:value-type="string">
            <text:p>DC 017.78 <text:s/>mV</text:p>
          </table:table-cell>
          <table:table-cell table:formula="of:=[.A641]/60000" office:value-type="float" office:value="21.44185" calcext:value-type="float">
            <text:p>21,44185</text:p>
          </table:table-cell>
          <table:table-cell table:formula="of:=0.2813*[.B641]+1.1082" office:value-type="float" office:value="6.109714" calcext:value-type="float">
            <text:p>6,109714</text:p>
          </table:table-cell>
          <table:table-cell table:style-name="ce1" table:formula="of:=SQRT(([.B641]*0.052)^2 + 0.037^2)" office:value-type="float" office:value="0.925300055981842" calcext:value-type="float">
            <text:p>0,925300056</text:p>
          </table:table-cell>
          <table:table-cell table:number-columns-repeated="1018"/>
        </table:table-row>
        <table:table-row table:style-name="ro1">
          <table:table-cell office:value-type="float" office:value="1288539" calcext:value-type="float">
            <text:p>1288539</text:p>
          </table:table-cell>
          <table:table-cell office:value-type="float" office:value="17.78" calcext:value-type="float">
            <text:p>17,78</text:p>
          </table:table-cell>
          <table:table-cell office:value-type="string" calcext:value-type="string">
            <text:p>DC 017.78 <text:s/>mV</text:p>
          </table:table-cell>
          <table:table-cell table:formula="of:=[.A642]/60000" office:value-type="float" office:value="21.47565" calcext:value-type="float">
            <text:p>21,47565</text:p>
          </table:table-cell>
          <table:table-cell table:formula="of:=0.2813*[.B642]+1.1082" office:value-type="float" office:value="6.109714" calcext:value-type="float">
            <text:p>6,109714</text:p>
          </table:table-cell>
          <table:table-cell table:style-name="ce1" table:formula="of:=SQRT(([.B642]*0.052)^2 + 0.037^2)" office:value-type="float" office:value="0.925300055981842" calcext:value-type="float">
            <text:p>0,925300056</text:p>
          </table:table-cell>
          <table:table-cell table:number-columns-repeated="1018"/>
        </table:table-row>
        <table:table-row table:style-name="ro1">
          <table:table-cell office:value-type="float" office:value="1290552" calcext:value-type="float">
            <text:p>1290552</text:p>
          </table:table-cell>
          <table:table-cell office:value-type="float" office:value="17.83" calcext:value-type="float">
            <text:p>17,83</text:p>
          </table:table-cell>
          <table:table-cell office:value-type="string" calcext:value-type="string">
            <text:p>DC 017.83 <text:s/>mV</text:p>
          </table:table-cell>
          <table:table-cell table:formula="of:=[.A643]/60000" office:value-type="float" office:value="21.5092" calcext:value-type="float">
            <text:p>21,5092</text:p>
          </table:table-cell>
          <table:table-cell table:formula="of:=0.2813*[.B643]+1.1082" office:value-type="float" office:value="6.123779" calcext:value-type="float">
            <text:p>6,123779</text:p>
          </table:table-cell>
          <table:table-cell table:style-name="ce1" table:formula="of:=SQRT(([.B643]*0.052)^2 + 0.037^2)" office:value-type="float" office:value="0.927897982323488" calcext:value-type="float">
            <text:p>0,9278979823</text:p>
          </table:table-cell>
          <table:table-cell table:number-columns-repeated="1018"/>
        </table:table-row>
        <table:table-row table:style-name="ro1">
          <table:table-cell office:value-type="float" office:value="1292564" calcext:value-type="float">
            <text:p>1292564</text:p>
          </table:table-cell>
          <table:table-cell office:value-type="float" office:value="17.79" calcext:value-type="float">
            <text:p>17,79</text:p>
          </table:table-cell>
          <table:table-cell office:value-type="string" calcext:value-type="string">
            <text:p>DC 017.79 <text:s/>mV</text:p>
          </table:table-cell>
          <table:table-cell table:formula="of:=[.A644]/60000" office:value-type="float" office:value="21.5427333333333" calcext:value-type="float">
            <text:p>21,5427333333</text:p>
          </table:table-cell>
          <table:table-cell table:formula="of:=0.2813*[.B644]+1.1082" office:value-type="float" office:value="6.112527" calcext:value-type="float">
            <text:p>6,112527</text:p>
          </table:table-cell>
          <table:table-cell table:style-name="ce1" table:formula="of:=SQRT(([.B644]*0.052)^2 + 0.037^2)" office:value-type="float" office:value="0.925819640318783" calcext:value-type="float">
            <text:p>0,9258196403</text:p>
          </table:table-cell>
          <table:table-cell table:number-columns-repeated="1018"/>
        </table:table-row>
        <table:table-row table:style-name="ro1">
          <table:table-cell office:value-type="float" office:value="1294576" calcext:value-type="float">
            <text:p>1294576</text:p>
          </table:table-cell>
          <table:table-cell office:value-type="float" office:value="17.79" calcext:value-type="float">
            <text:p>17,79</text:p>
          </table:table-cell>
          <table:table-cell office:value-type="string" calcext:value-type="string">
            <text:p>DC 017.79 <text:s/>mV</text:p>
          </table:table-cell>
          <table:table-cell table:formula="of:=[.A645]/60000" office:value-type="float" office:value="21.5762666666667" calcext:value-type="float">
            <text:p>21,5762666667</text:p>
          </table:table-cell>
          <table:table-cell table:formula="of:=0.2813*[.B645]+1.1082" office:value-type="float" office:value="6.112527" calcext:value-type="float">
            <text:p>6,112527</text:p>
          </table:table-cell>
          <table:table-cell table:style-name="ce1" table:formula="of:=SQRT(([.B645]*0.052)^2 + 0.037^2)" office:value-type="float" office:value="0.925819640318783" calcext:value-type="float">
            <text:p>0,9258196403</text:p>
          </table:table-cell>
          <table:table-cell table:number-columns-repeated="1018"/>
        </table:table-row>
        <table:table-row table:style-name="ro1">
          <table:table-cell office:value-type="float" office:value="1296589" calcext:value-type="float">
            <text:p>1296589</text:p>
          </table:table-cell>
          <table:table-cell office:value-type="float" office:value="17.88" calcext:value-type="float">
            <text:p>17,88</text:p>
          </table:table-cell>
          <table:table-cell office:value-type="string" calcext:value-type="string">
            <text:p>DC 017.88 <text:s/>mV</text:p>
          </table:table-cell>
          <table:table-cell table:formula="of:=[.A646]/60000" office:value-type="float" office:value="21.6098166666667" calcext:value-type="float">
            <text:p>21,6098166667</text:p>
          </table:table-cell>
          <table:table-cell table:formula="of:=0.2813*[.B646]+1.1082" office:value-type="float" office:value="6.137844" calcext:value-type="float">
            <text:p>6,137844</text:p>
          </table:table-cell>
          <table:table-cell table:style-name="ce1" table:formula="of:=SQRT(([.B646]*0.052)^2 + 0.037^2)" office:value-type="float" office:value="0.930495920248982" calcext:value-type="float">
            <text:p>0,9304959202</text:p>
          </table:table-cell>
          <table:table-cell table:number-columns-repeated="1018"/>
        </table:table-row>
        <table:table-row table:style-name="ro1">
          <table:table-cell office:value-type="float" office:value="1298601" calcext:value-type="float">
            <text:p>1298601</text:p>
          </table:table-cell>
          <table:table-cell office:value-type="float" office:value="17.82" calcext:value-type="float">
            <text:p>17,82</text:p>
          </table:table-cell>
          <table:table-cell office:value-type="string" calcext:value-type="string">
            <text:p>DC 017.82 <text:s/>mV</text:p>
          </table:table-cell>
          <table:table-cell table:formula="of:=[.A647]/60000" office:value-type="float" office:value="21.64335" calcext:value-type="float">
            <text:p>21,64335</text:p>
          </table:table-cell>
          <table:table-cell table:formula="of:=0.2813*[.B647]+1.1082" office:value-type="float" office:value="6.120966" calcext:value-type="float">
            <text:p>6,120966</text:p>
          </table:table-cell>
          <table:table-cell table:style-name="ce1" table:formula="of:=SQRT(([.B647]*0.052)^2 + 0.037^2)" office:value-type="float" office:value="0.927378396125336" calcext:value-type="float">
            <text:p>0,9273783961</text:p>
          </table:table-cell>
          <table:table-cell table:number-columns-repeated="1018"/>
        </table:table-row>
        <table:table-row table:style-name="ro1">
          <table:table-cell office:value-type="float" office:value="1300614" calcext:value-type="float">
            <text:p>1300614</text:p>
          </table:table-cell>
          <table:table-cell office:value-type="float" office:value="17.75" calcext:value-type="float">
            <text:p>17,75</text:p>
          </table:table-cell>
          <table:table-cell office:value-type="string" calcext:value-type="string">
            <text:p>DC 017.75 <text:s/>mV</text:p>
          </table:table-cell>
          <table:table-cell table:formula="of:=[.A648]/60000" office:value-type="float" office:value="21.6769" calcext:value-type="float">
            <text:p>21,6769</text:p>
          </table:table-cell>
          <table:table-cell table:formula="of:=0.2813*[.B648]+1.1082" office:value-type="float" office:value="6.101275" calcext:value-type="float">
            <text:p>6,101275</text:p>
          </table:table-cell>
          <table:table-cell table:style-name="ce1" table:formula="of:=SQRT(([.B648]*0.052)^2 + 0.037^2)" office:value-type="float" office:value="0.923741305777759" calcext:value-type="float">
            <text:p>0,9237413058</text:p>
          </table:table-cell>
          <table:table-cell table:number-columns-repeated="1018"/>
        </table:table-row>
        <table:table-row table:style-name="ro1">
          <table:table-cell office:value-type="float" office:value="1302623" calcext:value-type="float">
            <text:p>1302623</text:p>
          </table:table-cell>
          <table:table-cell office:value-type="float" office:value="17.78" calcext:value-type="float">
            <text:p>17,78</text:p>
          </table:table-cell>
          <table:table-cell office:value-type="string" calcext:value-type="string">
            <text:p>DC 017.78 <text:s/>mV</text:p>
          </table:table-cell>
          <table:table-cell table:formula="of:=[.A649]/60000" office:value-type="float" office:value="21.7103833333333" calcext:value-type="float">
            <text:p>21,7103833333</text:p>
          </table:table-cell>
          <table:table-cell table:formula="of:=0.2813*[.B649]+1.1082" office:value-type="float" office:value="6.109714" calcext:value-type="float">
            <text:p>6,109714</text:p>
          </table:table-cell>
          <table:table-cell table:style-name="ce1" table:formula="of:=SQRT(([.B649]*0.052)^2 + 0.037^2)" office:value-type="float" office:value="0.925300055981842" calcext:value-type="float">
            <text:p>0,925300056</text:p>
          </table:table-cell>
          <table:table-cell table:number-columns-repeated="1018"/>
        </table:table-row>
        <table:table-row table:style-name="ro1">
          <table:table-cell office:value-type="float" office:value="1304636" calcext:value-type="float">
            <text:p>1304636</text:p>
          </table:table-cell>
          <table:table-cell office:value-type="float" office:value="17.75" calcext:value-type="float">
            <text:p>17,75</text:p>
          </table:table-cell>
          <table:table-cell office:value-type="string" calcext:value-type="string">
            <text:p>DC 017.75 <text:s/>mV</text:p>
          </table:table-cell>
          <table:table-cell table:formula="of:=[.A650]/60000" office:value-type="float" office:value="21.7439333333333" calcext:value-type="float">
            <text:p>21,7439333333</text:p>
          </table:table-cell>
          <table:table-cell table:formula="of:=0.2813*[.B650]+1.1082" office:value-type="float" office:value="6.101275" calcext:value-type="float">
            <text:p>6,101275</text:p>
          </table:table-cell>
          <table:table-cell table:style-name="ce1" table:formula="of:=SQRT(([.B650]*0.052)^2 + 0.037^2)" office:value-type="float" office:value="0.923741305777759" calcext:value-type="float">
            <text:p>0,9237413058</text:p>
          </table:table-cell>
          <table:table-cell table:number-columns-repeated="1018"/>
        </table:table-row>
        <table:table-row table:style-name="ro1">
          <table:table-cell office:value-type="float" office:value="1306648" calcext:value-type="float">
            <text:p>1306648</text:p>
          </table:table-cell>
          <table:table-cell office:value-type="float" office:value="17.73" calcext:value-type="float">
            <text:p>17,73</text:p>
          </table:table-cell>
          <table:table-cell office:value-type="string" calcext:value-type="string">
            <text:p>DC 017.73 <text:s/>mV</text:p>
          </table:table-cell>
          <table:table-cell table:formula="of:=[.A651]/60000" office:value-type="float" office:value="21.7774666666667" calcext:value-type="float">
            <text:p>21,7774666667</text:p>
          </table:table-cell>
          <table:table-cell table:formula="of:=0.2813*[.B651]+1.1082" office:value-type="float" office:value="6.095649" calcext:value-type="float">
            <text:p>6,095649</text:p>
          </table:table-cell>
          <table:table-cell table:style-name="ce1" table:formula="of:=SQRT(([.B651]*0.052)^2 + 0.037^2)" office:value-type="float" office:value="0.922702141321889" calcext:value-type="float">
            <text:p>0,9227021413</text:p>
          </table:table-cell>
          <table:table-cell table:number-columns-repeated="1018"/>
        </table:table-row>
        <table:table-row table:style-name="ro1">
          <table:table-cell office:value-type="float" office:value="1308660" calcext:value-type="float">
            <text:p>1308660</text:p>
          </table:table-cell>
          <table:table-cell office:value-type="float" office:value="17.74" calcext:value-type="float">
            <text:p>17,74</text:p>
          </table:table-cell>
          <table:table-cell office:value-type="string" calcext:value-type="string">
            <text:p>DC 017.74 <text:s/>mV</text:p>
          </table:table-cell>
          <table:table-cell table:formula="of:=[.A652]/60000" office:value-type="float" office:value="21.811" calcext:value-type="float">
            <text:p>21,811</text:p>
          </table:table-cell>
          <table:table-cell table:formula="of:=0.2813*[.B652]+1.1082" office:value-type="float" office:value="6.098462" calcext:value-type="float">
            <text:p>6,098462</text:p>
          </table:table-cell>
          <table:table-cell table:style-name="ce1" table:formula="of:=SQRT(([.B652]*0.052)^2 + 0.037^2)" office:value-type="float" office:value="0.923221723314611" calcext:value-type="float">
            <text:p>0,9232217233</text:p>
          </table:table-cell>
          <table:table-cell table:number-columns-repeated="1018"/>
        </table:table-row>
        <table:table-row table:style-name="ro1">
          <table:table-cell office:value-type="float" office:value="1310673" calcext:value-type="float">
            <text:p>1310673</text:p>
          </table:table-cell>
          <table:table-cell office:value-type="float" office:value="17.77" calcext:value-type="float">
            <text:p>17,77</text:p>
          </table:table-cell>
          <table:table-cell office:value-type="string" calcext:value-type="string">
            <text:p>DC 017.77 <text:s/>mV</text:p>
          </table:table-cell>
          <table:table-cell table:formula="of:=[.A653]/60000" office:value-type="float" office:value="21.84455" calcext:value-type="float">
            <text:p>21,84455</text:p>
          </table:table-cell>
          <table:table-cell table:formula="of:=0.2813*[.B653]+1.1082" office:value-type="float" office:value="6.106901" calcext:value-type="float">
            <text:p>6,106901</text:p>
          </table:table-cell>
          <table:table-cell table:style-name="ce1" table:formula="of:=SQRT(([.B653]*0.052)^2 + 0.037^2)" office:value-type="float" office:value="0.924780472112166" calcext:value-type="float">
            <text:p>0,9247804721</text:p>
          </table:table-cell>
          <table:table-cell table:number-columns-repeated="1018"/>
        </table:table-row>
        <table:table-row table:style-name="ro1">
          <table:table-cell office:value-type="float" office:value="1312670" calcext:value-type="float">
            <text:p>1312670</text:p>
          </table:table-cell>
          <table:table-cell office:value-type="float" office:value="17.74" calcext:value-type="float">
            <text:p>17,74</text:p>
          </table:table-cell>
          <table:table-cell office:value-type="string" calcext:value-type="string">
            <text:p>DC 017.74 <text:s/>mV</text:p>
          </table:table-cell>
          <table:table-cell table:formula="of:=[.A654]/60000" office:value-type="float" office:value="21.8778333333333" calcext:value-type="float">
            <text:p>21,8778333333</text:p>
          </table:table-cell>
          <table:table-cell table:formula="of:=0.2813*[.B654]+1.1082" office:value-type="float" office:value="6.098462" calcext:value-type="float">
            <text:p>6,098462</text:p>
          </table:table-cell>
          <table:table-cell table:style-name="ce1" table:formula="of:=SQRT(([.B654]*0.052)^2 + 0.037^2)" office:value-type="float" office:value="0.923221723314611" calcext:value-type="float">
            <text:p>0,9232217233</text:p>
          </table:table-cell>
          <table:table-cell table:number-columns-repeated="1018"/>
        </table:table-row>
        <table:table-row table:style-name="ro1">
          <table:table-cell office:value-type="float" office:value="1314698" calcext:value-type="float">
            <text:p>1314698</text:p>
          </table:table-cell>
          <table:table-cell office:value-type="float" office:value="17.77" calcext:value-type="float">
            <text:p>17,77</text:p>
          </table:table-cell>
          <table:table-cell office:value-type="string" calcext:value-type="string">
            <text:p>DC 017.77 <text:s/>mV</text:p>
          </table:table-cell>
          <table:table-cell table:formula="of:=[.A655]/60000" office:value-type="float" office:value="21.9116333333333" calcext:value-type="float">
            <text:p>21,9116333333</text:p>
          </table:table-cell>
          <table:table-cell table:formula="of:=0.2813*[.B655]+1.1082" office:value-type="float" office:value="6.106901" calcext:value-type="float">
            <text:p>6,106901</text:p>
          </table:table-cell>
          <table:table-cell table:style-name="ce1" table:formula="of:=SQRT(([.B655]*0.052)^2 + 0.037^2)" office:value-type="float" office:value="0.924780472112166" calcext:value-type="float">
            <text:p>0,9247804721</text:p>
          </table:table-cell>
          <table:table-cell table:number-columns-repeated="1018"/>
        </table:table-row>
        <table:table-row table:style-name="ro1">
          <table:table-cell office:value-type="float" office:value="1316710" calcext:value-type="float">
            <text:p>1316710</text:p>
          </table:table-cell>
          <table:table-cell office:value-type="float" office:value="17.73" calcext:value-type="float">
            <text:p>17,73</text:p>
          </table:table-cell>
          <table:table-cell office:value-type="string" calcext:value-type="string">
            <text:p>DC 017.73 <text:s/>mV</text:p>
          </table:table-cell>
          <table:table-cell table:formula="of:=[.A656]/60000" office:value-type="float" office:value="21.9451666666667" calcext:value-type="float">
            <text:p>21,9451666667</text:p>
          </table:table-cell>
          <table:table-cell table:formula="of:=0.2813*[.B656]+1.1082" office:value-type="float" office:value="6.095649" calcext:value-type="float">
            <text:p>6,095649</text:p>
          </table:table-cell>
          <table:table-cell table:style-name="ce1" table:formula="of:=SQRT(([.B656]*0.052)^2 + 0.037^2)" office:value-type="float" office:value="0.922702141321889" calcext:value-type="float">
            <text:p>0,9227021413</text:p>
          </table:table-cell>
          <table:table-cell table:number-columns-repeated="1018"/>
        </table:table-row>
        <table:table-row table:style-name="ro1">
          <table:table-cell office:value-type="float" office:value="1318722" calcext:value-type="float">
            <text:p>1318722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DC 017.70 <text:s/>mV</text:p>
          </table:table-cell>
          <table:table-cell table:formula="of:=[.A657]/60000" office:value-type="float" office:value="21.9787" calcext:value-type="float">
            <text:p>21,9787</text:p>
          </table:table-cell>
          <table:table-cell table:formula="of:=0.2813*[.B657]+1.1082" office:value-type="float" office:value="6.08721" calcext:value-type="float">
            <text:p>6,08721</text:p>
          </table:table-cell>
          <table:table-cell table:style-name="ce1" table:formula="of:=SQRT(([.B657]*0.052)^2 + 0.037^2)" office:value-type="float" office:value="0.921143398174247" calcext:value-type="float">
            <text:p>0,9211433982</text:p>
          </table:table-cell>
          <table:table-cell table:number-columns-repeated="1018"/>
        </table:table-row>
        <table:table-row table:style-name="ro1">
          <table:table-cell office:value-type="float" office:value="1320735" calcext:value-type="float">
            <text:p>1320735</text:p>
          </table:table-cell>
          <table:table-cell office:value-type="float" office:value="17.72" calcext:value-type="float">
            <text:p>17,72</text:p>
          </table:table-cell>
          <table:table-cell office:value-type="string" calcext:value-type="string">
            <text:p>DC 017.72 <text:s/>mV</text:p>
          </table:table-cell>
          <table:table-cell table:formula="of:=[.A658]/60000" office:value-type="float" office:value="22.01225" calcext:value-type="float">
            <text:p>22,01225</text:p>
          </table:table-cell>
          <table:table-cell table:formula="of:=0.2813*[.B658]+1.1082" office:value-type="float" office:value="6.092836" calcext:value-type="float">
            <text:p>6,092836</text:p>
          </table:table-cell>
          <table:table-cell table:style-name="ce1" table:formula="of:=SQRT(([.B658]*0.052)^2 + 0.037^2)" office:value-type="float" office:value="0.92218255980039" calcext:value-type="float">
            <text:p>0,9221825598</text:p>
          </table:table-cell>
          <table:table-cell table:number-columns-repeated="1018"/>
        </table:table-row>
        <table:table-row table:style-name="ro1">
          <table:table-cell office:value-type="float" office:value="1322747" calcext:value-type="float">
            <text:p>1322747</text:p>
          </table:table-cell>
          <table:table-cell office:value-type="float" office:value="17.69" calcext:value-type="float">
            <text:p>17,69</text:p>
          </table:table-cell>
          <table:table-cell office:value-type="string" calcext:value-type="string">
            <text:p>DC 017.69 <text:s/>mV</text:p>
          </table:table-cell>
          <table:table-cell table:formula="of:=[.A659]/60000" office:value-type="float" office:value="22.0457833333333" calcext:value-type="float">
            <text:p>22,0457833333</text:p>
          </table:table-cell>
          <table:table-cell table:formula="of:=0.2813*[.B659]+1.1082" office:value-type="float" office:value="6.084397" calcext:value-type="float">
            <text:p>6,084397</text:p>
          </table:table-cell>
          <table:table-cell table:style-name="ce1" table:formula="of:=SQRT(([.B659]*0.052)^2 + 0.037^2)" office:value-type="float" office:value="0.920623818071203" calcext:value-type="float">
            <text:p>0,9206238181</text:p>
          </table:table-cell>
          <table:table-cell table:number-columns-repeated="1018"/>
        </table:table-row>
        <table:table-row table:style-name="ro1">
          <table:table-cell office:value-type="float" office:value="1324775" calcext:value-type="float">
            <text:p>1324775</text:p>
          </table:table-cell>
          <table:table-cell office:value-type="float" office:value="17.69" calcext:value-type="float">
            <text:p>17,69</text:p>
          </table:table-cell>
          <table:table-cell office:value-type="string" calcext:value-type="string">
            <text:p>DC 017.69 <text:s/>mV</text:p>
          </table:table-cell>
          <table:table-cell table:formula="of:=[.A660]/60000" office:value-type="float" office:value="22.0795833333333" calcext:value-type="float">
            <text:p>22,0795833333</text:p>
          </table:table-cell>
          <table:table-cell table:formula="of:=0.2813*[.B660]+1.1082" office:value-type="float" office:value="6.084397" calcext:value-type="float">
            <text:p>6,084397</text:p>
          </table:table-cell>
          <table:table-cell table:style-name="ce1" table:formula="of:=SQRT(([.B660]*0.052)^2 + 0.037^2)" office:value-type="float" office:value="0.920623818071203" calcext:value-type="float">
            <text:p>0,9206238181</text:p>
          </table:table-cell>
          <table:table-cell table:number-columns-repeated="1018"/>
        </table:table-row>
        <table:table-row table:style-name="ro1">
          <table:table-cell office:value-type="float" office:value="1326756" calcext:value-type="float">
            <text:p>1326756</text:p>
          </table:table-cell>
          <table:table-cell office:value-type="float" office:value="17.75" calcext:value-type="float">
            <text:p>17,75</text:p>
          </table:table-cell>
          <table:table-cell office:value-type="string" calcext:value-type="string">
            <text:p>DC 017.75 <text:s/>mV</text:p>
          </table:table-cell>
          <table:table-cell table:formula="of:=[.A661]/60000" office:value-type="float" office:value="22.1126" calcext:value-type="float">
            <text:p>22,1126</text:p>
          </table:table-cell>
          <table:table-cell table:formula="of:=0.2813*[.B661]+1.1082" office:value-type="float" office:value="6.101275" calcext:value-type="float">
            <text:p>6,101275</text:p>
          </table:table-cell>
          <table:table-cell table:style-name="ce1" table:formula="of:=SQRT(([.B661]*0.052)^2 + 0.037^2)" office:value-type="float" office:value="0.923741305777759" calcext:value-type="float">
            <text:p>0,9237413058</text:p>
          </table:table-cell>
          <table:table-cell table:number-columns-repeated="1018"/>
        </table:table-row>
        <table:table-row table:style-name="ro1">
          <table:table-cell office:value-type="float" office:value="1328784" calcext:value-type="float">
            <text:p>1328784</text:p>
          </table:table-cell>
          <table:table-cell office:value-type="float" office:value="17.73" calcext:value-type="float">
            <text:p>17,73</text:p>
          </table:table-cell>
          <table:table-cell office:value-type="string" calcext:value-type="string">
            <text:p>DC 017.73 <text:s/>mV</text:p>
          </table:table-cell>
          <table:table-cell table:formula="of:=[.A662]/60000" office:value-type="float" office:value="22.1464" calcext:value-type="float">
            <text:p>22,1464</text:p>
          </table:table-cell>
          <table:table-cell table:formula="of:=0.2813*[.B662]+1.1082" office:value-type="float" office:value="6.095649" calcext:value-type="float">
            <text:p>6,095649</text:p>
          </table:table-cell>
          <table:table-cell table:style-name="ce1" table:formula="of:=SQRT(([.B662]*0.052)^2 + 0.037^2)" office:value-type="float" office:value="0.922702141321889" calcext:value-type="float">
            <text:p>0,9227021413</text:p>
          </table:table-cell>
          <table:table-cell table:number-columns-repeated="1018"/>
        </table:table-row>
        <table:table-row table:style-name="ro1">
          <table:table-cell office:value-type="float" office:value="1330797" calcext:value-type="float">
            <text:p>1330797</text:p>
          </table:table-cell>
          <table:table-cell office:value-type="float" office:value="17.66" calcext:value-type="float">
            <text:p>17,66</text:p>
          </table:table-cell>
          <table:table-cell office:value-type="string" calcext:value-type="string">
            <text:p>DC 017.66 <text:s/>mV</text:p>
          </table:table-cell>
          <table:table-cell table:formula="of:=[.A663]/60000" office:value-type="float" office:value="22.17995" calcext:value-type="float">
            <text:p>22,17995</text:p>
          </table:table-cell>
          <table:table-cell table:formula="of:=0.2813*[.B663]+1.1082" office:value-type="float" office:value="6.075958" calcext:value-type="float">
            <text:p>6,075958</text:p>
          </table:table-cell>
          <table:table-cell table:style-name="ce1" table:formula="of:=SQRT(([.B663]*0.052)^2 + 0.037^2)" office:value-type="float" office:value="0.919065080611814" calcext:value-type="float">
            <text:p>0,9190650806</text:p>
          </table:table-cell>
          <table:table-cell table:number-columns-repeated="1018"/>
        </table:table-row>
        <table:table-row table:style-name="ro1">
          <table:table-cell office:value-type="float" office:value="1332794" calcext:value-type="float">
            <text:p>1332794</text:p>
          </table:table-cell>
          <table:table-cell office:value-type="float" office:value="17.68" calcext:value-type="float">
            <text:p>17,68</text:p>
          </table:table-cell>
          <table:table-cell office:value-type="string" calcext:value-type="string">
            <text:p>DC 017.68 <text:s/>mV</text:p>
          </table:table-cell>
          <table:table-cell table:formula="of:=[.A664]/60000" office:value-type="float" office:value="22.2132333333333" calcext:value-type="float">
            <text:p>22,2132333333</text:p>
          </table:table-cell>
          <table:table-cell table:formula="of:=0.2813*[.B664]+1.1082" office:value-type="float" office:value="6.081584" calcext:value-type="float">
            <text:p>6,081584</text:p>
          </table:table-cell>
          <table:table-cell table:style-name="ce1" table:formula="of:=SQRT(([.B664]*0.052)^2 + 0.037^2)" office:value-type="float" office:value="0.92010423844258" calcext:value-type="float">
            <text:p>0,9201042384</text:p>
          </table:table-cell>
          <table:table-cell table:number-columns-repeated="1018"/>
        </table:table-row>
        <table:table-row table:style-name="ro1">
          <table:table-cell office:value-type="float" office:value="1334822" calcext:value-type="float">
            <text:p>1334822</text:p>
          </table:table-cell>
          <table:table-cell office:value-type="float" office:value="17.68" calcext:value-type="float">
            <text:p>17,68</text:p>
          </table:table-cell>
          <table:table-cell office:value-type="string" calcext:value-type="string">
            <text:p>DC 017.68 <text:s/>mV</text:p>
          </table:table-cell>
          <table:table-cell table:formula="of:=[.A665]/60000" office:value-type="float" office:value="22.2470333333333" calcext:value-type="float">
            <text:p>22,2470333333</text:p>
          </table:table-cell>
          <table:table-cell table:formula="of:=0.2813*[.B665]+1.1082" office:value-type="float" office:value="6.081584" calcext:value-type="float">
            <text:p>6,081584</text:p>
          </table:table-cell>
          <table:table-cell table:style-name="ce1" table:formula="of:=SQRT(([.B665]*0.052)^2 + 0.037^2)" office:value-type="float" office:value="0.92010423844258" calcext:value-type="float">
            <text:p>0,9201042384</text:p>
          </table:table-cell>
          <table:table-cell table:number-columns-repeated="1018"/>
        </table:table-row>
        <table:table-row table:style-name="ro1">
          <table:table-cell office:value-type="float" office:value="1336834" calcext:value-type="float">
            <text:p>1336834</text:p>
          </table:table-cell>
          <table:table-cell office:value-type="float" office:value="17.63" calcext:value-type="float">
            <text:p>17,63</text:p>
          </table:table-cell>
          <table:table-cell office:value-type="string" calcext:value-type="string">
            <text:p>DC 017.63 <text:s/>mV</text:p>
          </table:table-cell>
          <table:table-cell table:formula="of:=[.A666]/60000" office:value-type="float" office:value="22.2805666666667" calcext:value-type="float">
            <text:p>22,2805666667</text:p>
          </table:table-cell>
          <table:table-cell table:formula="of:=0.2813*[.B666]+1.1082" office:value-type="float" office:value="6.067519" calcext:value-type="float">
            <text:p>6,067519</text:p>
          </table:table-cell>
          <table:table-cell table:style-name="ce1" table:formula="of:=SQRT(([.B666]*0.052)^2 + 0.037^2)" office:value-type="float" office:value="0.917506347443984" calcext:value-type="float">
            <text:p>0,9175063474</text:p>
          </table:table-cell>
          <table:table-cell table:number-columns-repeated="1018"/>
        </table:table-row>
        <table:table-row table:style-name="ro1">
          <table:table-cell office:value-type="float" office:value="1338846" calcext:value-type="float">
            <text:p>1338846</text:p>
          </table:table-cell>
          <table:table-cell office:value-type="float" office:value="17.64" calcext:value-type="float">
            <text:p>17,64</text:p>
          </table:table-cell>
          <table:table-cell office:value-type="string" calcext:value-type="string">
            <text:p>DC 017.64 <text:s/>mV</text:p>
          </table:table-cell>
          <table:table-cell table:formula="of:=[.A667]/60000" office:value-type="float" office:value="22.3141" calcext:value-type="float">
            <text:p>22,3141</text:p>
          </table:table-cell>
          <table:table-cell table:formula="of:=0.2813*[.B667]+1.1082" office:value-type="float" office:value="6.070332" calcext:value-type="float">
            <text:p>6,070332</text:p>
          </table:table-cell>
          <table:table-cell table:style-name="ce1" table:formula="of:=SQRT(([.B667]*0.052)^2 + 0.037^2)" office:value-type="float" office:value="0.918025924688405" calcext:value-type="float">
            <text:p>0,9180259247</text:p>
          </table:table-cell>
          <table:table-cell table:number-columns-repeated="1018"/>
        </table:table-row>
        <table:table-row table:style-name="ro1">
          <table:table-cell office:value-type="float" office:value="1340859" calcext:value-type="float">
            <text:p>1340859</text:p>
          </table:table-cell>
          <table:table-cell office:value-type="float" office:value="17.66" calcext:value-type="float">
            <text:p>17,66</text:p>
          </table:table-cell>
          <table:table-cell office:value-type="string" calcext:value-type="string">
            <text:p>DC 017.66 <text:s/>mV</text:p>
          </table:table-cell>
          <table:table-cell table:formula="of:=[.A668]/60000" office:value-type="float" office:value="22.34765" calcext:value-type="float">
            <text:p>22,34765</text:p>
          </table:table-cell>
          <table:table-cell table:formula="of:=0.2813*[.B668]+1.1082" office:value-type="float" office:value="6.075958" calcext:value-type="float">
            <text:p>6,075958</text:p>
          </table:table-cell>
          <table:table-cell table:style-name="ce1" table:formula="of:=SQRT(([.B668]*0.052)^2 + 0.037^2)" office:value-type="float" office:value="0.919065080611814" calcext:value-type="float">
            <text:p>0,9190650806</text:p>
          </table:table-cell>
          <table:table-cell table:number-columns-repeated="1018"/>
        </table:table-row>
        <table:table-row table:style-name="ro1">
          <table:table-cell office:value-type="float" office:value="1342871" calcext:value-type="float">
            <text:p>1342871</text:p>
          </table:table-cell>
          <table:table-cell office:value-type="float" office:value="17.63" calcext:value-type="float">
            <text:p>17,63</text:p>
          </table:table-cell>
          <table:table-cell office:value-type="string" calcext:value-type="string">
            <text:p>DC 017.63 <text:s/>mV</text:p>
          </table:table-cell>
          <table:table-cell table:formula="of:=[.A669]/60000" office:value-type="float" office:value="22.3811833333333" calcext:value-type="float">
            <text:p>22,3811833333</text:p>
          </table:table-cell>
          <table:table-cell table:formula="of:=0.2813*[.B669]+1.1082" office:value-type="float" office:value="6.067519" calcext:value-type="float">
            <text:p>6,067519</text:p>
          </table:table-cell>
          <table:table-cell table:style-name="ce1" table:formula="of:=SQRT(([.B669]*0.052)^2 + 0.037^2)" office:value-type="float" office:value="0.917506347443984" calcext:value-type="float">
            <text:p>0,9175063474</text:p>
          </table:table-cell>
          <table:table-cell table:number-columns-repeated="1018"/>
        </table:table-row>
        <table:table-row table:style-name="ro1">
          <table:table-cell office:value-type="float" office:value="1344884" calcext:value-type="float">
            <text:p>1344884</text:p>
          </table:table-cell>
          <table:table-cell office:value-type="float" office:value="17.64" calcext:value-type="float">
            <text:p>17,64</text:p>
          </table:table-cell>
          <table:table-cell office:value-type="string" calcext:value-type="string">
            <text:p>DC 017.64 <text:s/>mV</text:p>
          </table:table-cell>
          <table:table-cell table:formula="of:=[.A670]/60000" office:value-type="float" office:value="22.4147333333333" calcext:value-type="float">
            <text:p>22,4147333333</text:p>
          </table:table-cell>
          <table:table-cell table:formula="of:=0.2813*[.B670]+1.1082" office:value-type="float" office:value="6.070332" calcext:value-type="float">
            <text:p>6,070332</text:p>
          </table:table-cell>
          <table:table-cell table:style-name="ce1" table:formula="of:=SQRT(([.B670]*0.052)^2 + 0.037^2)" office:value-type="float" office:value="0.918025924688405" calcext:value-type="float">
            <text:p>0,9180259247</text:p>
          </table:table-cell>
          <table:table-cell table:number-columns-repeated="1018"/>
        </table:table-row>
        <table:table-row table:style-name="ro1">
          <table:table-cell office:value-type="float" office:value="1346880" calcext:value-type="float">
            <text:p>1346880</text:p>
          </table:table-cell>
          <table:table-cell office:value-type="float" office:value="17.71" calcext:value-type="float">
            <text:p>17,71</text:p>
          </table:table-cell>
          <table:table-cell office:value-type="string" calcext:value-type="string">
            <text:p>DC 017.71 <text:s/>mV</text:p>
          </table:table-cell>
          <table:table-cell table:formula="of:=[.A671]/60000" office:value-type="float" office:value="22.448" calcext:value-type="float">
            <text:p>22,448</text:p>
          </table:table-cell>
          <table:table-cell table:formula="of:=0.2813*[.B671]+1.1082" office:value-type="float" office:value="6.090023" calcext:value-type="float">
            <text:p>6,090023</text:p>
          </table:table-cell>
          <table:table-cell table:style-name="ce1" table:formula="of:=SQRT(([.B671]*0.052)^2 + 0.037^2)" office:value-type="float" office:value="0.92166297875091" calcext:value-type="float">
            <text:p>0,9216629788</text:p>
          </table:table-cell>
          <table:table-cell table:number-columns-repeated="1018"/>
        </table:table-row>
        <table:table-row table:style-name="ro1">
          <table:table-cell office:value-type="float" office:value="1348908" calcext:value-type="float">
            <text:p>1348908</text:p>
          </table:table-cell>
          <table:table-cell office:value-type="float" office:value="17.62" calcext:value-type="float">
            <text:p>17,62</text:p>
          </table:table-cell>
          <table:table-cell office:value-type="string" calcext:value-type="string">
            <text:p>DC 017.62 <text:s/>mV</text:p>
          </table:table-cell>
          <table:table-cell table:formula="of:=[.A672]/60000" office:value-type="float" office:value="22.4818" calcext:value-type="float">
            <text:p>22,4818</text:p>
          </table:table-cell>
          <table:table-cell table:formula="of:=0.2813*[.B672]+1.1082" office:value-type="float" office:value="6.064706" calcext:value-type="float">
            <text:p>6,064706</text:p>
          </table:table-cell>
          <table:table-cell table:style-name="ce1" table:formula="of:=SQRT(([.B672]*0.052)^2 + 0.037^2)" office:value-type="float" office:value="0.916986770678836" calcext:value-type="float">
            <text:p>0,9169867707</text:p>
          </table:table-cell>
          <table:table-cell table:number-columns-repeated="1018"/>
        </table:table-row>
        <table:table-row table:style-name="ro1">
          <table:table-cell office:value-type="float" office:value="1350921" calcext:value-type="float">
            <text:p>1350921</text:p>
          </table:table-cell>
          <table:table-cell office:value-type="float" office:value="17.62" calcext:value-type="float">
            <text:p>17,62</text:p>
          </table:table-cell>
          <table:table-cell office:value-type="string" calcext:value-type="string">
            <text:p>DC 017.62 <text:s/>mV</text:p>
          </table:table-cell>
          <table:table-cell table:formula="of:=[.A673]/60000" office:value-type="float" office:value="22.51535" calcext:value-type="float">
            <text:p>22,51535</text:p>
          </table:table-cell>
          <table:table-cell table:formula="of:=0.2813*[.B673]+1.1082" office:value-type="float" office:value="6.064706" calcext:value-type="float">
            <text:p>6,064706</text:p>
          </table:table-cell>
          <table:table-cell table:style-name="ce1" table:formula="of:=SQRT(([.B673]*0.052)^2 + 0.037^2)" office:value-type="float" office:value="0.916986770678836" calcext:value-type="float">
            <text:p>0,9169867707</text:p>
          </table:table-cell>
          <table:table-cell table:number-columns-repeated="1018"/>
        </table:table-row>
        <table:table-row table:style-name="ro1">
          <table:table-cell office:value-type="float" office:value="1352933" calcext:value-type="float">
            <text:p>1352933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DC 017.60 <text:s/>mV</text:p>
          </table:table-cell>
          <table:table-cell table:formula="of:=[.A674]/60000" office:value-type="float" office:value="22.5488833333333" calcext:value-type="float">
            <text:p>22,5488833333</text:p>
          </table:table-cell>
          <table:table-cell table:formula="of:=0.2813*[.B674]+1.1082" office:value-type="float" office:value="6.05908" calcext:value-type="float">
            <text:p>6,05908</text:p>
          </table:table-cell>
          <table:table-cell table:style-name="ce1" table:formula="of:=SQRT(([.B674]*0.052)^2 + 0.037^2)" office:value-type="float" office:value="0.915947618589622" calcext:value-type="float">
            <text:p>0,9159476186</text:p>
          </table:table-cell>
          <table:table-cell table:number-columns-repeated="1018"/>
        </table:table-row>
        <table:table-row table:style-name="ro1">
          <table:table-cell office:value-type="float" office:value="1354946" calcext:value-type="float">
            <text:p>1354946</text:p>
          </table:table-cell>
          <table:table-cell office:value-type="float" office:value="17.59" calcext:value-type="float">
            <text:p>17,59</text:p>
          </table:table-cell>
          <table:table-cell office:value-type="string" calcext:value-type="string">
            <text:p>DC 017.59 <text:s/>mV</text:p>
          </table:table-cell>
          <table:table-cell table:formula="of:=[.A675]/60000" office:value-type="float" office:value="22.5824333333333" calcext:value-type="float">
            <text:p>22,5824333333</text:p>
          </table:table-cell>
          <table:table-cell table:formula="of:=0.2813*[.B675]+1.1082" office:value-type="float" office:value="6.056267" calcext:value-type="float">
            <text:p>6,056267</text:p>
          </table:table-cell>
          <table:table-cell table:style-name="ce1" table:formula="of:=SQRT(([.B675]*0.052)^2 + 0.037^2)" office:value-type="float" office:value="0.915428043267192" calcext:value-type="float">
            <text:p>0,9154280433</text:p>
          </table:table-cell>
          <table:table-cell table:number-columns-repeated="1018"/>
        </table:table-row>
        <table:table-row table:style-name="ro1">
          <table:table-cell office:value-type="float" office:value="1356958" calcext:value-type="float">
            <text:p>1356958</text:p>
          </table:table-cell>
          <table:table-cell office:value-type="float" office:value="17.59" calcext:value-type="float">
            <text:p>17,59</text:p>
          </table:table-cell>
          <table:table-cell office:value-type="string" calcext:value-type="string">
            <text:p>DC 017.59 <text:s/>mV</text:p>
          </table:table-cell>
          <table:table-cell table:formula="of:=[.A676]/60000" office:value-type="float" office:value="22.6159666666667" calcext:value-type="float">
            <text:p>22,6159666667</text:p>
          </table:table-cell>
          <table:table-cell table:formula="of:=0.2813*[.B676]+1.1082" office:value-type="float" office:value="6.056267" calcext:value-type="float">
            <text:p>6,056267</text:p>
          </table:table-cell>
          <table:table-cell table:style-name="ce1" table:formula="of:=SQRT(([.B676]*0.052)^2 + 0.037^2)" office:value-type="float" office:value="0.915428043267192" calcext:value-type="float">
            <text:p>0,9154280433</text:p>
          </table:table-cell>
          <table:table-cell table:number-columns-repeated="1018"/>
        </table:table-row>
        <table:table-row table:style-name="ro1">
          <table:table-cell office:value-type="float" office:value="1358970" calcext:value-type="float">
            <text:p>1358970</text:p>
          </table:table-cell>
          <table:table-cell office:value-type="float" office:value="17.55" calcext:value-type="float">
            <text:p>17,55</text:p>
          </table:table-cell>
          <table:table-cell office:value-type="string" calcext:value-type="string">
            <text:p>DC 017.55 <text:s/>mV</text:p>
          </table:table-cell>
          <table:table-cell table:formula="of:=[.A677]/60000" office:value-type="float" office:value="22.6495" calcext:value-type="float">
            <text:p>22,6495</text:p>
          </table:table-cell>
          <table:table-cell table:formula="of:=0.2813*[.B677]+1.1082" office:value-type="float" office:value="6.045015" calcext:value-type="float">
            <text:p>6,045015</text:p>
          </table:table-cell>
          <table:table-cell table:style-name="ce1" table:formula="of:=SQRT(([.B677]*0.052)^2 + 0.037^2)" office:value-type="float" office:value="0.913349746811154" calcext:value-type="float">
            <text:p>0,9133497468</text:p>
          </table:table-cell>
          <table:table-cell table:number-columns-repeated="1018"/>
        </table:table-row>
        <table:table-row table:style-name="ro1">
          <table:table-cell office:value-type="float" office:value="1360967" calcext:value-type="float">
            <text:p>1360967</text:p>
          </table:table-cell>
          <table:table-cell office:value-type="float" office:value="17.54" calcext:value-type="float">
            <text:p>17,54</text:p>
          </table:table-cell>
          <table:table-cell office:value-type="string" calcext:value-type="string">
            <text:p>DC 017.54 <text:s/>mV</text:p>
          </table:table-cell>
          <table:table-cell table:formula="of:=[.A678]/60000" office:value-type="float" office:value="22.6827833333333" calcext:value-type="float">
            <text:p>22,6827833333</text:p>
          </table:table-cell>
          <table:table-cell table:formula="of:=0.2813*[.B678]+1.1082" office:value-type="float" office:value="6.042202" calcext:value-type="float">
            <text:p>6,042202</text:p>
          </table:table-cell>
          <table:table-cell table:style-name="ce1" table:formula="of:=SQRT(([.B678]*0.052)^2 + 0.037^2)" office:value-type="float" office:value="0.912830173909693" calcext:value-type="float">
            <text:p>0,9128301739</text:p>
          </table:table-cell>
          <table:table-cell table:number-columns-repeated="1018"/>
        </table:table-row>
        <table:table-row table:style-name="ro1">
          <table:table-cell office:value-type="float" office:value="1363136" calcext:value-type="float">
            <text:p>1363136</text:p>
          </table:table-cell>
          <table:table-cell office:value-type="float" office:value="17.53" calcext:value-type="float">
            <text:p>17,53</text:p>
          </table:table-cell>
          <table:table-cell office:value-type="string" calcext:value-type="string">
            <text:p>DC 017.53 <text:s/>mV</text:p>
          </table:table-cell>
          <table:table-cell table:formula="of:=[.A679]/60000" office:value-type="float" office:value="22.7189333333333" calcext:value-type="float">
            <text:p>22,7189333333</text:p>
          </table:table-cell>
          <table:table-cell table:formula="of:=0.2813*[.B679]+1.1082" office:value-type="float" office:value="6.039389" calcext:value-type="float">
            <text:p>6,039389</text:p>
          </table:table-cell>
          <table:table-cell table:style-name="ce1" table:formula="of:=SQRT(([.B679]*0.052)^2 + 0.037^2)" office:value-type="float" office:value="0.912310601494908" calcext:value-type="float">
            <text:p>0,9123106015</text:p>
          </table:table-cell>
          <table:table-cell table:number-columns-repeated="1018"/>
        </table:table-row>
        <table:table-row table:style-name="ro1">
          <table:table-cell office:value-type="float" office:value="1365070" calcext:value-type="float">
            <text:p>1365070</text:p>
          </table:table-cell>
          <table:table-cell office:value-type="float" office:value="17.56" calcext:value-type="float">
            <text:p>17,56</text:p>
          </table:table-cell>
          <table:table-cell office:value-type="string" calcext:value-type="string">
            <text:p>DC 017.56 <text:s/>mV</text:p>
          </table:table-cell>
          <table:table-cell table:formula="of:=[.A680]/60000" office:value-type="float" office:value="22.7511666666667" calcext:value-type="float">
            <text:p>22,7511666667</text:p>
          </table:table-cell>
          <table:table-cell table:formula="of:=0.2813*[.B680]+1.1082" office:value-type="float" office:value="6.047828" calcext:value-type="float">
            <text:p>6,047828</text:p>
          </table:table-cell>
          <table:table-cell table:style-name="ce1" table:formula="of:=SQRT(([.B680]*0.052)^2 + 0.037^2)" office:value-type="float" office:value="0.913869320198462" calcext:value-type="float">
            <text:p>0,9138693202</text:p>
          </table:table-cell>
          <table:table-cell table:number-columns-repeated="1018"/>
        </table:table-row>
        <table:table-row table:style-name="ro1">
          <table:table-cell office:value-type="float" office:value="1367098" calcext:value-type="float">
            <text:p>1367098</text:p>
          </table:table-cell>
          <table:table-cell office:value-type="float" office:value="17.53" calcext:value-type="float">
            <text:p>17,53</text:p>
          </table:table-cell>
          <table:table-cell office:value-type="string" calcext:value-type="string">
            <text:p>DC 017.53 <text:s/>mV</text:p>
          </table:table-cell>
          <table:table-cell table:formula="of:=[.A681]/60000" office:value-type="float" office:value="22.7849666666667" calcext:value-type="float">
            <text:p>22,7849666667</text:p>
          </table:table-cell>
          <table:table-cell table:formula="of:=0.2813*[.B681]+1.1082" office:value-type="float" office:value="6.039389" calcext:value-type="float">
            <text:p>6,039389</text:p>
          </table:table-cell>
          <table:table-cell table:style-name="ce1" table:formula="of:=SQRT(([.B681]*0.052)^2 + 0.037^2)" office:value-type="float" office:value="0.912310601494908" calcext:value-type="float">
            <text:p>0,9123106015</text:p>
          </table:table-cell>
          <table:table-cell table:number-columns-repeated="1018"/>
        </table:table-row>
        <table:table-row table:style-name="ro1">
          <table:table-cell office:value-type="float" office:value="1369110" calcext:value-type="float">
            <text:p>1369110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DC 017.60 <text:s/>mV</text:p>
          </table:table-cell>
          <table:table-cell table:formula="of:=[.A682]/60000" office:value-type="float" office:value="22.8185" calcext:value-type="float">
            <text:p>22,8185</text:p>
          </table:table-cell>
          <table:table-cell table:formula="of:=0.2813*[.B682]+1.1082" office:value-type="float" office:value="6.05908" calcext:value-type="float">
            <text:p>6,05908</text:p>
          </table:table-cell>
          <table:table-cell table:style-name="ce1" table:formula="of:=SQRT(([.B682]*0.052)^2 + 0.037^2)" office:value-type="float" office:value="0.915947618589622" calcext:value-type="float">
            <text:p>0,9159476186</text:p>
          </table:table-cell>
          <table:table-cell table:number-columns-repeated="1018"/>
        </table:table-row>
        <table:table-row table:style-name="ro1">
          <table:table-cell office:value-type="float" office:value="1371107" calcext:value-type="float">
            <text:p>1371107</text:p>
          </table:table-cell>
          <table:table-cell office:value-type="float" office:value="17.55" calcext:value-type="float">
            <text:p>17,55</text:p>
          </table:table-cell>
          <table:table-cell office:value-type="string" calcext:value-type="string">
            <text:p>DC 017.55 <text:s/>mV</text:p>
          </table:table-cell>
          <table:table-cell table:formula="of:=[.A683]/60000" office:value-type="float" office:value="22.8517833333333" calcext:value-type="float">
            <text:p>22,8517833333</text:p>
          </table:table-cell>
          <table:table-cell table:formula="of:=0.2813*[.B683]+1.1082" office:value-type="float" office:value="6.045015" calcext:value-type="float">
            <text:p>6,045015</text:p>
          </table:table-cell>
          <table:table-cell table:style-name="ce1" table:formula="of:=SQRT(([.B683]*0.052)^2 + 0.037^2)" office:value-type="float" office:value="0.913349746811154" calcext:value-type="float">
            <text:p>0,9133497468</text:p>
          </table:table-cell>
          <table:table-cell table:number-columns-repeated="1018"/>
        </table:table-row>
        <table:table-row table:style-name="ro1">
          <table:table-cell office:value-type="float" office:value="1373135" calcext:value-type="float">
            <text:p>1373135</text:p>
          </table:table-cell>
          <table:table-cell office:value-type="float" office:value="17.56" calcext:value-type="float">
            <text:p>17,56</text:p>
          </table:table-cell>
          <table:table-cell office:value-type="string" calcext:value-type="string">
            <text:p>DC 017.56 <text:s/>mV</text:p>
          </table:table-cell>
          <table:table-cell table:formula="of:=[.A684]/60000" office:value-type="float" office:value="22.8855833333333" calcext:value-type="float">
            <text:p>22,8855833333</text:p>
          </table:table-cell>
          <table:table-cell table:formula="of:=0.2813*[.B684]+1.1082" office:value-type="float" office:value="6.047828" calcext:value-type="float">
            <text:p>6,047828</text:p>
          </table:table-cell>
          <table:table-cell table:style-name="ce1" table:formula="of:=SQRT(([.B684]*0.052)^2 + 0.037^2)" office:value-type="float" office:value="0.913869320198462" calcext:value-type="float">
            <text:p>0,9138693202</text:p>
          </table:table-cell>
          <table:table-cell table:number-columns-repeated="1018"/>
        </table:table-row>
        <table:table-row table:style-name="ro1">
          <table:table-cell office:value-type="float" office:value="1375148" calcext:value-type="float">
            <text:p>1375148</text:p>
          </table:table-cell>
          <table:table-cell office:value-type="float" office:value="17.56" calcext:value-type="float">
            <text:p>17,56</text:p>
          </table:table-cell>
          <table:table-cell office:value-type="string" calcext:value-type="string">
            <text:p>DC 017.56 <text:s/>mV</text:p>
          </table:table-cell>
          <table:table-cell table:formula="of:=[.A685]/60000" office:value-type="float" office:value="22.9191333333333" calcext:value-type="float">
            <text:p>22,9191333333</text:p>
          </table:table-cell>
          <table:table-cell table:formula="of:=0.2813*[.B685]+1.1082" office:value-type="float" office:value="6.047828" calcext:value-type="float">
            <text:p>6,047828</text:p>
          </table:table-cell>
          <table:table-cell table:style-name="ce1" table:formula="of:=SQRT(([.B685]*0.052)^2 + 0.037^2)" office:value-type="float" office:value="0.913869320198462" calcext:value-type="float">
            <text:p>0,9138693202</text:p>
          </table:table-cell>
          <table:table-cell table:number-columns-repeated="1018"/>
        </table:table-row>
        <table:table-row table:style-name="ro1">
          <table:table-cell office:value-type="float" office:value="1377160" calcext:value-type="float">
            <text:p>1377160</text:p>
          </table:table-cell>
          <table:table-cell office:value-type="float" office:value="17.53" calcext:value-type="float">
            <text:p>17,53</text:p>
          </table:table-cell>
          <table:table-cell office:value-type="string" calcext:value-type="string">
            <text:p>DC 017.53 <text:s/>mV</text:p>
          </table:table-cell>
          <table:table-cell table:formula="of:=[.A686]/60000" office:value-type="float" office:value="22.9526666666667" calcext:value-type="float">
            <text:p>22,9526666667</text:p>
          </table:table-cell>
          <table:table-cell table:formula="of:=0.2813*[.B686]+1.1082" office:value-type="float" office:value="6.039389" calcext:value-type="float">
            <text:p>6,039389</text:p>
          </table:table-cell>
          <table:table-cell table:style-name="ce1" table:formula="of:=SQRT(([.B686]*0.052)^2 + 0.037^2)" office:value-type="float" office:value="0.912310601494908" calcext:value-type="float">
            <text:p>0,9123106015</text:p>
          </table:table-cell>
          <table:table-cell table:number-columns-repeated="1018"/>
        </table:table-row>
        <table:table-row table:style-name="ro1">
          <table:table-cell office:value-type="float" office:value="1379172" calcext:value-type="float">
            <text:p>1379172</text:p>
          </table:table-cell>
          <table:table-cell office:value-type="float" office:value="17.52" calcext:value-type="float">
            <text:p>17,52</text:p>
          </table:table-cell>
          <table:table-cell office:value-type="string" calcext:value-type="string">
            <text:p>DC 017.52 <text:s/>mV</text:p>
          </table:table-cell>
          <table:table-cell table:formula="of:=[.A687]/60000" office:value-type="float" office:value="22.9862" calcext:value-type="float">
            <text:p>22,9862</text:p>
          </table:table-cell>
          <table:table-cell table:formula="of:=0.2813*[.B687]+1.1082" office:value-type="float" office:value="6.036576" calcext:value-type="float">
            <text:p>6,036576</text:p>
          </table:table-cell>
          <table:table-cell table:style-name="ce1" table:formula="of:=SQRT(([.B687]*0.052)^2 + 0.037^2)" office:value-type="float" office:value="0.911791029567631" calcext:value-type="float">
            <text:p>0,9117910296</text:p>
          </table:table-cell>
          <table:table-cell table:number-columns-repeated="1018"/>
        </table:table-row>
        <table:table-row table:style-name="ro1">
          <table:table-cell office:value-type="float" office:value="1381247" calcext:value-type="float">
            <text:p>1381247</text:p>
          </table:table-cell>
          <table:table-cell office:value-type="float" office:value="17.52" calcext:value-type="float">
            <text:p>17,52</text:p>
          </table:table-cell>
          <table:table-cell office:value-type="string" calcext:value-type="string">
            <text:p>DC 017.52 <text:s/>mV</text:p>
          </table:table-cell>
          <table:table-cell table:formula="of:=[.A688]/60000" office:value-type="float" office:value="23.0207833333333" calcext:value-type="float">
            <text:p>23,0207833333</text:p>
          </table:table-cell>
          <table:table-cell table:formula="of:=0.2813*[.B688]+1.1082" office:value-type="float" office:value="6.036576" calcext:value-type="float">
            <text:p>6,036576</text:p>
          </table:table-cell>
          <table:table-cell table:style-name="ce1" table:formula="of:=SQRT(([.B688]*0.052)^2 + 0.037^2)" office:value-type="float" office:value="0.911791029567631" calcext:value-type="float">
            <text:p>0,9117910296</text:p>
          </table:table-cell>
          <table:table-cell table:number-columns-repeated="1018"/>
        </table:table-row>
        <table:table-row table:style-name="ro1">
          <table:table-cell office:value-type="float" office:value="1383260" calcext:value-type="float">
            <text:p>1383260</text:p>
          </table:table-cell>
          <table:table-cell office:value-type="float" office:value="17.48" calcext:value-type="float">
            <text:p>17,48</text:p>
          </table:table-cell>
          <table:table-cell office:value-type="string" calcext:value-type="string">
            <text:p>DC 017.48 <text:s/>mV</text:p>
          </table:table-cell>
          <table:table-cell table:formula="of:=[.A689]/60000" office:value-type="float" office:value="23.0543333333333" calcext:value-type="float">
            <text:p>23,0543333333</text:p>
          </table:table-cell>
          <table:table-cell table:formula="of:=0.2813*[.B689]+1.1082" office:value-type="float" office:value="6.025324" calcext:value-type="float">
            <text:p>6,025324</text:p>
          </table:table-cell>
          <table:table-cell table:style-name="ce1" table:formula="of:=SQRT(([.B689]*0.052)^2 + 0.037^2)" office:value-type="float" office:value="0.909712746750314" calcext:value-type="float">
            <text:p>0,9097127468</text:p>
          </table:table-cell>
          <table:table-cell table:number-columns-repeated="1018"/>
        </table:table-row>
        <table:table-row table:style-name="ro1">
          <table:table-cell office:value-type="float" office:value="1385272" calcext:value-type="float">
            <text:p>1385272</text:p>
          </table:table-cell>
          <table:table-cell office:value-type="float" office:value="17.49" calcext:value-type="float">
            <text:p>17,49</text:p>
          </table:table-cell>
          <table:table-cell office:value-type="string" calcext:value-type="string">
            <text:p>DC 017.49 <text:s/>mV</text:p>
          </table:table-cell>
          <table:table-cell table:formula="of:=[.A690]/60000" office:value-type="float" office:value="23.0878666666667" calcext:value-type="float">
            <text:p>23,0878666667</text:p>
          </table:table-cell>
          <table:table-cell table:formula="of:=0.2813*[.B690]+1.1082" office:value-type="float" office:value="6.028137" calcext:value-type="float">
            <text:p>6,028137</text:p>
          </table:table-cell>
          <table:table-cell table:style-name="ce1" table:formula="of:=SQRT(([.B690]*0.052)^2 + 0.037^2)" office:value-type="float" office:value="0.910232316719199" calcext:value-type="float">
            <text:p>0,9102323167</text:p>
          </table:table-cell>
          <table:table-cell table:number-columns-repeated="1018"/>
        </table:table-row>
        <table:table-row table:style-name="ro1">
          <table:table-cell office:value-type="float" office:value="1387269" calcext:value-type="float">
            <text:p>1387269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DC 017.51 <text:s/>mV</text:p>
          </table:table-cell>
          <table:table-cell table:formula="of:=[.A691]/60000" office:value-type="float" office:value="23.12115" calcext:value-type="float">
            <text:p>23,12115</text:p>
          </table:table-cell>
          <table:table-cell table:formula="of:=0.2813*[.B691]+1.1082" office:value-type="float" office:value="6.033763" calcext:value-type="float">
            <text:p>6,033763</text:p>
          </table:table-cell>
          <table:table-cell table:style-name="ce1" table:formula="of:=SQRT(([.B691]*0.052)^2 + 0.037^2)" office:value-type="float" office:value="0.911271458128696" calcext:value-type="float">
            <text:p>0,9112714581</text:p>
          </table:table-cell>
          <table:table-cell table:number-columns-repeated="1018"/>
        </table:table-row>
        <table:table-row table:style-name="ro1">
          <table:table-cell office:value-type="float" office:value="1389297" calcext:value-type="float">
            <text:p>1389297</text:p>
          </table:table-cell>
          <table:table-cell office:value-type="float" office:value="17.53" calcext:value-type="float">
            <text:p>17,53</text:p>
          </table:table-cell>
          <table:table-cell office:value-type="string" calcext:value-type="string">
            <text:p>DC 017.53 <text:s/>mV</text:p>
          </table:table-cell>
          <table:table-cell table:formula="of:=[.A692]/60000" office:value-type="float" office:value="23.15495" calcext:value-type="float">
            <text:p>23,15495</text:p>
          </table:table-cell>
          <table:table-cell table:formula="of:=0.2813*[.B692]+1.1082" office:value-type="float" office:value="6.039389" calcext:value-type="float">
            <text:p>6,039389</text:p>
          </table:table-cell>
          <table:table-cell table:style-name="ce1" table:formula="of:=SQRT(([.B692]*0.052)^2 + 0.037^2)" office:value-type="float" office:value="0.912310601494908" calcext:value-type="float">
            <text:p>0,9123106015</text:p>
          </table:table-cell>
          <table:table-cell table:number-columns-repeated="1018"/>
        </table:table-row>
        <table:table-row table:style-name="ro1">
          <table:table-cell office:value-type="float" office:value="1391309" calcext:value-type="float">
            <text:p>1391309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DC 017.51 <text:s/>mV</text:p>
          </table:table-cell>
          <table:table-cell table:formula="of:=[.A693]/60000" office:value-type="float" office:value="23.1884833333333" calcext:value-type="float">
            <text:p>23,1884833333</text:p>
          </table:table-cell>
          <table:table-cell table:formula="of:=0.2813*[.B693]+1.1082" office:value-type="float" office:value="6.033763" calcext:value-type="float">
            <text:p>6,033763</text:p>
          </table:table-cell>
          <table:table-cell table:style-name="ce1" table:formula="of:=SQRT(([.B693]*0.052)^2 + 0.037^2)" office:value-type="float" office:value="0.911271458128696" calcext:value-type="float">
            <text:p>0,9112714581</text:p>
          </table:table-cell>
          <table:table-cell table:number-columns-repeated="1018"/>
        </table:table-row>
        <table:table-row table:style-name="ro1">
          <table:table-cell office:value-type="float" office:value="1393306" calcext:value-type="float">
            <text:p>1393306</text:p>
          </table:table-cell>
          <table:table-cell office:value-type="float" office:value="17.54" calcext:value-type="float">
            <text:p>17,54</text:p>
          </table:table-cell>
          <table:table-cell office:value-type="string" calcext:value-type="string">
            <text:p>DC 017.54 <text:s/>mV</text:p>
          </table:table-cell>
          <table:table-cell table:formula="of:=[.A694]/60000" office:value-type="float" office:value="23.2217666666667" calcext:value-type="float">
            <text:p>23,2217666667</text:p>
          </table:table-cell>
          <table:table-cell table:formula="of:=0.2813*[.B694]+1.1082" office:value-type="float" office:value="6.042202" calcext:value-type="float">
            <text:p>6,042202</text:p>
          </table:table-cell>
          <table:table-cell table:style-name="ce1" table:formula="of:=SQRT(([.B694]*0.052)^2 + 0.037^2)" office:value-type="float" office:value="0.912830173909693" calcext:value-type="float">
            <text:p>0,9128301739</text:p>
          </table:table-cell>
          <table:table-cell table:number-columns-repeated="1018"/>
        </table:table-row>
        <table:table-row table:style-name="ro1">
          <table:table-cell office:value-type="float" office:value="1395334" calcext:value-type="float">
            <text:p>1395334</text:p>
          </table:table-cell>
          <table:table-cell office:value-type="float" office:value="17.49" calcext:value-type="float">
            <text:p>17,49</text:p>
          </table:table-cell>
          <table:table-cell office:value-type="string" calcext:value-type="string">
            <text:p>DC 017.49 <text:s/>mV</text:p>
          </table:table-cell>
          <table:table-cell table:formula="of:=[.A695]/60000" office:value-type="float" office:value="23.2555666666667" calcext:value-type="float">
            <text:p>23,2555666667</text:p>
          </table:table-cell>
          <table:table-cell table:formula="of:=0.2813*[.B695]+1.1082" office:value-type="float" office:value="6.028137" calcext:value-type="float">
            <text:p>6,028137</text:p>
          </table:table-cell>
          <table:table-cell table:style-name="ce1" table:formula="of:=SQRT(([.B695]*0.052)^2 + 0.037^2)" office:value-type="float" office:value="0.910232316719199" calcext:value-type="float">
            <text:p>0,9102323167</text:p>
          </table:table-cell>
          <table:table-cell table:number-columns-repeated="1018"/>
        </table:table-row>
        <table:table-row table:style-name="ro1">
          <table:table-cell office:value-type="float" office:value="1397346" calcext:value-type="float">
            <text:p>1397346</text:p>
          </table:table-cell>
          <table:table-cell office:value-type="float" office:value="17.49" calcext:value-type="float">
            <text:p>17,49</text:p>
          </table:table-cell>
          <table:table-cell office:value-type="string" calcext:value-type="string">
            <text:p>DC 017.49 <text:s/>mV</text:p>
          </table:table-cell>
          <table:table-cell table:formula="of:=[.A696]/60000" office:value-type="float" office:value="23.2891" calcext:value-type="float">
            <text:p>23,2891</text:p>
          </table:table-cell>
          <table:table-cell table:formula="of:=0.2813*[.B696]+1.1082" office:value-type="float" office:value="6.028137" calcext:value-type="float">
            <text:p>6,028137</text:p>
          </table:table-cell>
          <table:table-cell table:style-name="ce1" table:formula="of:=SQRT(([.B696]*0.052)^2 + 0.037^2)" office:value-type="float" office:value="0.910232316719199" calcext:value-type="float">
            <text:p>0,9102323167</text:p>
          </table:table-cell>
          <table:table-cell table:number-columns-repeated="1018"/>
        </table:table-row>
        <table:table-row table:style-name="ro1">
          <table:table-cell office:value-type="float" office:value="1399359" calcext:value-type="float">
            <text:p>1399359</text:p>
          </table:table-cell>
          <table:table-cell office:value-type="float" office:value="17.49" calcext:value-type="float">
            <text:p>17,49</text:p>
          </table:table-cell>
          <table:table-cell office:value-type="string" calcext:value-type="string">
            <text:p>DC 017.49 <text:s/>mV</text:p>
          </table:table-cell>
          <table:table-cell table:formula="of:=[.A697]/60000" office:value-type="float" office:value="23.32265" calcext:value-type="float">
            <text:p>23,32265</text:p>
          </table:table-cell>
          <table:table-cell table:formula="of:=0.2813*[.B697]+1.1082" office:value-type="float" office:value="6.028137" calcext:value-type="float">
            <text:p>6,028137</text:p>
          </table:table-cell>
          <table:table-cell table:style-name="ce1" table:formula="of:=SQRT(([.B697]*0.052)^2 + 0.037^2)" office:value-type="float" office:value="0.910232316719199" calcext:value-type="float">
            <text:p>0,9102323167</text:p>
          </table:table-cell>
          <table:table-cell table:number-columns-repeated="1018"/>
        </table:table-row>
        <table:table-row table:style-name="ro1">
          <table:table-cell office:value-type="float" office:value="1401371" calcext:value-type="float">
            <text:p>1401371</text:p>
          </table:table-cell>
          <table:table-cell office:value-type="float" office:value="17.49" calcext:value-type="float">
            <text:p>17,49</text:p>
          </table:table-cell>
          <table:table-cell office:value-type="string" calcext:value-type="string">
            <text:p>DC 017.49 <text:s/>mV</text:p>
          </table:table-cell>
          <table:table-cell table:formula="of:=[.A698]/60000" office:value-type="float" office:value="23.3561833333333" calcext:value-type="float">
            <text:p>23,3561833333</text:p>
          </table:table-cell>
          <table:table-cell table:formula="of:=0.2813*[.B698]+1.1082" office:value-type="float" office:value="6.028137" calcext:value-type="float">
            <text:p>6,028137</text:p>
          </table:table-cell>
          <table:table-cell table:style-name="ce1" table:formula="of:=SQRT(([.B698]*0.052)^2 + 0.037^2)" office:value-type="float" office:value="0.910232316719199" calcext:value-type="float">
            <text:p>0,9102323167</text:p>
          </table:table-cell>
          <table:table-cell table:number-columns-repeated="1018"/>
        </table:table-row>
        <table:table-row table:style-name="ro1">
          <table:table-cell office:value-type="float" office:value="1403384" calcext:value-type="float">
            <text:p>1403384</text:p>
          </table:table-cell>
          <table:table-cell office:value-type="float" office:value="17.48" calcext:value-type="float">
            <text:p>17,48</text:p>
          </table:table-cell>
          <table:table-cell office:value-type="string" calcext:value-type="string">
            <text:p>DC 017.48 <text:s/>mV</text:p>
          </table:table-cell>
          <table:table-cell table:formula="of:=[.A699]/60000" office:value-type="float" office:value="23.3897333333333" calcext:value-type="float">
            <text:p>23,3897333333</text:p>
          </table:table-cell>
          <table:table-cell table:formula="of:=0.2813*[.B699]+1.1082" office:value-type="float" office:value="6.025324" calcext:value-type="float">
            <text:p>6,025324</text:p>
          </table:table-cell>
          <table:table-cell table:style-name="ce1" table:formula="of:=SQRT(([.B699]*0.052)^2 + 0.037^2)" office:value-type="float" office:value="0.909712746750314" calcext:value-type="float">
            <text:p>0,9097127468</text:p>
          </table:table-cell>
          <table:table-cell table:number-columns-repeated="1018"/>
        </table:table-row>
        <table:table-row table:style-name="ro1">
          <table:table-cell office:value-type="float" office:value="1405412" calcext:value-type="float">
            <text:p>1405412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DC 017.51 <text:s/>mV</text:p>
          </table:table-cell>
          <table:table-cell table:formula="of:=[.A700]/60000" office:value-type="float" office:value="23.4235333333333" calcext:value-type="float">
            <text:p>23,4235333333</text:p>
          </table:table-cell>
          <table:table-cell table:formula="of:=0.2813*[.B700]+1.1082" office:value-type="float" office:value="6.033763" calcext:value-type="float">
            <text:p>6,033763</text:p>
          </table:table-cell>
          <table:table-cell table:style-name="ce1" table:formula="of:=SQRT(([.B700]*0.052)^2 + 0.037^2)" office:value-type="float" office:value="0.911271458128696" calcext:value-type="float">
            <text:p>0,9112714581</text:p>
          </table:table-cell>
          <table:table-cell table:number-columns-repeated="1018"/>
        </table:table-row>
        <table:table-row table:style-name="ro1">
          <table:table-cell office:value-type="float" office:value="1407424" calcext:value-type="float">
            <text:p>1407424</text:p>
          </table:table-cell>
          <table:table-cell office:value-type="float" office:value="17.52" calcext:value-type="float">
            <text:p>17,52</text:p>
          </table:table-cell>
          <table:table-cell office:value-type="string" calcext:value-type="string">
            <text:p>DC 017.52 <text:s/>mV</text:p>
          </table:table-cell>
          <table:table-cell table:formula="of:=[.A701]/60000" office:value-type="float" office:value="23.4570666666667" calcext:value-type="float">
            <text:p>23,4570666667</text:p>
          </table:table-cell>
          <table:table-cell table:formula="of:=0.2813*[.B701]+1.1082" office:value-type="float" office:value="6.036576" calcext:value-type="float">
            <text:p>6,036576</text:p>
          </table:table-cell>
          <table:table-cell table:style-name="ce1" table:formula="of:=SQRT(([.B701]*0.052)^2 + 0.037^2)" office:value-type="float" office:value="0.911791029567631" calcext:value-type="float">
            <text:p>0,9117910296</text:p>
          </table:table-cell>
          <table:table-cell table:number-columns-repeated="1018"/>
        </table:table-row>
        <table:table-row table:style-name="ro1">
          <table:table-cell office:value-type="float" office:value="1409421" calcext:value-type="float">
            <text:p>1409421</text:p>
          </table:table-cell>
          <table:table-cell office:value-type="float" office:value="17.42" calcext:value-type="float">
            <text:p>17,42</text:p>
          </table:table-cell>
          <table:table-cell office:value-type="string" calcext:value-type="string">
            <text:p>DC 017.42 <text:s/>mV</text:p>
          </table:table-cell>
          <table:table-cell table:formula="of:=[.A702]/60000" office:value-type="float" office:value="23.49035" calcext:value-type="float">
            <text:p>23,49035</text:p>
          </table:table-cell>
          <table:table-cell table:formula="of:=0.2813*[.B702]+1.1082" office:value-type="float" office:value="6.008446" calcext:value-type="float">
            <text:p>6,008446</text:p>
          </table:table-cell>
          <table:table-cell table:style-name="ce1" table:formula="of:=SQRT(([.B702]*0.052)^2 + 0.037^2)" office:value-type="float" office:value="0.906595337292223" calcext:value-type="float">
            <text:p>0,9065953373</text:p>
          </table:table-cell>
          <table:table-cell table:number-columns-repeated="1018"/>
        </table:table-row>
        <table:table-row table:style-name="ro1">
          <table:table-cell office:value-type="float" office:value="1411449" calcext:value-type="float">
            <text:p>1411449</text:p>
          </table:table-cell>
          <table:table-cell office:value-type="float" office:value="17.46" calcext:value-type="float">
            <text:p>17,46</text:p>
          </table:table-cell>
          <table:table-cell office:value-type="string" calcext:value-type="string">
            <text:p>DC 017.46 <text:s/>mV</text:p>
          </table:table-cell>
          <table:table-cell table:formula="of:=[.A703]/60000" office:value-type="float" office:value="23.52415" calcext:value-type="float">
            <text:p>23,52415</text:p>
          </table:table-cell>
          <table:table-cell table:formula="of:=0.2813*[.B703]+1.1082" office:value-type="float" office:value="6.019698" calcext:value-type="float">
            <text:p>6,019698</text:p>
          </table:table-cell>
          <table:table-cell table:style-name="ce1" table:formula="of:=SQRT(([.B703]*0.052)^2 + 0.037^2)" office:value-type="float" office:value="0.908673608288477" calcext:value-type="float">
            <text:p>0,9086736083</text:p>
          </table:table-cell>
          <table:table-cell table:number-columns-repeated="1018"/>
        </table:table-row>
        <table:table-row table:style-name="ro1">
          <table:table-cell office:value-type="float" office:value="1413461" calcext:value-type="float">
            <text:p>1413461</text:p>
          </table:table-cell>
          <table:table-cell office:value-type="float" office:value="17.48" calcext:value-type="float">
            <text:p>17,48</text:p>
          </table:table-cell>
          <table:table-cell office:value-type="string" calcext:value-type="string">
            <text:p>DC 017.48 <text:s/>mV</text:p>
          </table:table-cell>
          <table:table-cell table:formula="of:=[.A704]/60000" office:value-type="float" office:value="23.5576833333333" calcext:value-type="float">
            <text:p>23,5576833333</text:p>
          </table:table-cell>
          <table:table-cell table:formula="of:=0.2813*[.B704]+1.1082" office:value-type="float" office:value="6.025324" calcext:value-type="float">
            <text:p>6,025324</text:p>
          </table:table-cell>
          <table:table-cell table:style-name="ce1" table:formula="of:=SQRT(([.B704]*0.052)^2 + 0.037^2)" office:value-type="float" office:value="0.909712746750314" calcext:value-type="float">
            <text:p>0,9097127468</text:p>
          </table:table-cell>
          <table:table-cell table:number-columns-repeated="1018"/>
        </table:table-row>
        <table:table-row table:style-name="ro1">
          <table:table-cell office:value-type="float" office:value="1415458" calcext:value-type="float">
            <text:p>1415458</text:p>
          </table:table-cell>
          <table:table-cell office:value-type="float" office:value="17.53" calcext:value-type="float">
            <text:p>17,53</text:p>
          </table:table-cell>
          <table:table-cell office:value-type="string" calcext:value-type="string">
            <text:p>DC 017.53 <text:s/>mV</text:p>
          </table:table-cell>
          <table:table-cell table:formula="of:=[.A705]/60000" office:value-type="float" office:value="23.5909666666667" calcext:value-type="float">
            <text:p>23,5909666667</text:p>
          </table:table-cell>
          <table:table-cell table:formula="of:=0.2813*[.B705]+1.1082" office:value-type="float" office:value="6.039389" calcext:value-type="float">
            <text:p>6,039389</text:p>
          </table:table-cell>
          <table:table-cell table:style-name="ce1" table:formula="of:=SQRT(([.B705]*0.052)^2 + 0.037^2)" office:value-type="float" office:value="0.912310601494908" calcext:value-type="float">
            <text:p>0,9123106015</text:p>
          </table:table-cell>
          <table:table-cell table:number-columns-repeated="1018"/>
        </table:table-row>
        <table:table-row table:style-name="ro1">
          <table:table-cell office:value-type="float" office:value="1417486" calcext:value-type="float">
            <text:p>1417486</text:p>
          </table:table-cell>
          <table:table-cell office:value-type="float" office:value="17.47" calcext:value-type="float">
            <text:p>17,47</text:p>
          </table:table-cell>
          <table:table-cell office:value-type="string" calcext:value-type="string">
            <text:p>DC 017.47 <text:s/>mV</text:p>
          </table:table-cell>
          <table:table-cell table:formula="of:=[.A706]/60000" office:value-type="float" office:value="23.6247666666667" calcext:value-type="float">
            <text:p>23,6247666667</text:p>
          </table:table-cell>
          <table:table-cell table:formula="of:=0.2813*[.B706]+1.1082" office:value-type="float" office:value="6.022511" calcext:value-type="float">
            <text:p>6,022511</text:p>
          </table:table-cell>
          <table:table-cell table:style-name="ce1" table:formula="of:=SQRT(([.B706]*0.052)^2 + 0.037^2)" office:value-type="float" office:value="0.909193177273125" calcext:value-type="float">
            <text:p>0,9091931773</text:p>
          </table:table-cell>
          <table:table-cell table:number-columns-repeated="1018"/>
        </table:table-row>
        <table:table-row table:style-name="ro1">
          <table:table-cell office:value-type="float" office:value="1419498" calcext:value-type="float">
            <text:p>1419498</text:p>
          </table:table-cell>
          <table:table-cell office:value-type="float" office:value="17.45" calcext:value-type="float">
            <text:p>17,45</text:p>
          </table:table-cell>
          <table:table-cell office:value-type="string" calcext:value-type="string">
            <text:p>DC 017.45 <text:s/>mV</text:p>
          </table:table-cell>
          <table:table-cell table:formula="of:=[.A707]/60000" office:value-type="float" office:value="23.6583" calcext:value-type="float">
            <text:p>23,6583</text:p>
          </table:table-cell>
          <table:table-cell table:formula="of:=0.2813*[.B707]+1.1082" office:value-type="float" office:value="6.016885" calcext:value-type="float">
            <text:p>6,016885</text:p>
          </table:table-cell>
          <table:table-cell table:style-name="ce1" table:formula="of:=SQRT(([.B707]*0.052)^2 + 0.037^2)" office:value-type="float" office:value="0.908154039797214" calcext:value-type="float">
            <text:p>0,9081540398</text:p>
          </table:table-cell>
          <table:table-cell table:number-columns-repeated="1018"/>
        </table:table-row>
        <table:table-row table:style-name="ro1">
          <table:table-cell office:value-type="float" office:value="1421511" calcext:value-type="float">
            <text:p>1421511</text:p>
          </table:table-cell>
          <table:table-cell office:value-type="float" office:value="17.51" calcext:value-type="float">
            <text:p>17,51</text:p>
          </table:table-cell>
          <table:table-cell office:value-type="string" calcext:value-type="string">
            <text:p>DC 017.51 <text:s/>mV</text:p>
          </table:table-cell>
          <table:table-cell table:formula="of:=[.A708]/60000" office:value-type="float" office:value="23.69185" calcext:value-type="float">
            <text:p>23,69185</text:p>
          </table:table-cell>
          <table:table-cell table:formula="of:=0.2813*[.B708]+1.1082" office:value-type="float" office:value="6.033763" calcext:value-type="float">
            <text:p>6,033763</text:p>
          </table:table-cell>
          <table:table-cell table:style-name="ce1" table:formula="of:=SQRT(([.B708]*0.052)^2 + 0.037^2)" office:value-type="float" office:value="0.911271458128696" calcext:value-type="float">
            <text:p>0,9112714581</text:p>
          </table:table-cell>
          <table:table-cell table:number-columns-repeated="1018"/>
        </table:table-row>
        <table:table-row table:style-name="ro1">
          <table:table-cell office:value-type="float" office:value="1423508" calcext:value-type="float">
            <text:p>1423508</text:p>
          </table:table-cell>
          <table:table-cell office:value-type="float" office:value="17.46" calcext:value-type="float">
            <text:p>17,46</text:p>
          </table:table-cell>
          <table:table-cell office:value-type="string" calcext:value-type="string">
            <text:p>DC 017.46 <text:s/>mV</text:p>
          </table:table-cell>
          <table:table-cell table:formula="of:=[.A709]/60000" office:value-type="float" office:value="23.7251333333333" calcext:value-type="float">
            <text:p>23,7251333333</text:p>
          </table:table-cell>
          <table:table-cell table:formula="of:=0.2813*[.B709]+1.1082" office:value-type="float" office:value="6.019698" calcext:value-type="float">
            <text:p>6,019698</text:p>
          </table:table-cell>
          <table:table-cell table:style-name="ce1" table:formula="of:=SQRT(([.B709]*0.052)^2 + 0.037^2)" office:value-type="float" office:value="0.908673608288477" calcext:value-type="float">
            <text:p>0,9086736083</text:p>
          </table:table-cell>
          <table:table-cell table:number-columns-repeated="1018"/>
        </table:table-row>
        <table:table-row table:style-name="ro1">
          <table:table-cell office:value-type="float" office:value="1425536" calcext:value-type="float">
            <text:p>1425536</text:p>
          </table:table-cell>
          <table:table-cell office:value-type="float" office:value="17.49" calcext:value-type="float">
            <text:p>17,49</text:p>
          </table:table-cell>
          <table:table-cell office:value-type="string" calcext:value-type="string">
            <text:p>DC 017.49 <text:s/>mV</text:p>
          </table:table-cell>
          <table:table-cell table:formula="of:=[.A710]/60000" office:value-type="float" office:value="23.7589333333333" calcext:value-type="float">
            <text:p>23,7589333333</text:p>
          </table:table-cell>
          <table:table-cell table:formula="of:=0.2813*[.B710]+1.1082" office:value-type="float" office:value="6.028137" calcext:value-type="float">
            <text:p>6,028137</text:p>
          </table:table-cell>
          <table:table-cell table:style-name="ce1" table:formula="of:=SQRT(([.B710]*0.052)^2 + 0.037^2)" office:value-type="float" office:value="0.910232316719199" calcext:value-type="float">
            <text:p>0,9102323167</text:p>
          </table:table-cell>
          <table:table-cell table:number-columns-repeated="1018"/>
        </table:table-row>
        <table:table-row table:style-name="ro1">
          <table:table-cell office:value-type="float" office:value="1427548" calcext:value-type="float">
            <text:p>1427548</text:p>
          </table:table-cell>
          <table:table-cell office:value-type="float" office:value="17.46" calcext:value-type="float">
            <text:p>17,46</text:p>
          </table:table-cell>
          <table:table-cell office:value-type="string" calcext:value-type="string">
            <text:p>DC 017.46 <text:s/>mV</text:p>
          </table:table-cell>
          <table:table-cell table:formula="of:=[.A711]/60000" office:value-type="float" office:value="23.7924666666667" calcext:value-type="float">
            <text:p>23,7924666667</text:p>
          </table:table-cell>
          <table:table-cell table:formula="of:=0.2813*[.B711]+1.1082" office:value-type="float" office:value="6.019698" calcext:value-type="float">
            <text:p>6,019698</text:p>
          </table:table-cell>
          <table:table-cell table:style-name="ce1" table:formula="of:=SQRT(([.B711]*0.052)^2 + 0.037^2)" office:value-type="float" office:value="0.908673608288477" calcext:value-type="float">
            <text:p>0,9086736083</text:p>
          </table:table-cell>
          <table:table-cell table:number-columns-repeated="1018"/>
        </table:table-row>
        <table:table-row table:style-name="ro1">
          <table:table-cell office:value-type="float" office:value="1429560" calcext:value-type="float">
            <text:p>1429560</text:p>
          </table:table-cell>
          <table:table-cell office:value-type="float" office:value="17.44" calcext:value-type="float">
            <text:p>17,44</text:p>
          </table:table-cell>
          <table:table-cell office:value-type="string" calcext:value-type="string">
            <text:p>DC 017.44 <text:s/>mV</text:p>
          </table:table-cell>
          <table:table-cell table:formula="of:=[.A712]/60000" office:value-type="float" office:value="23.826" calcext:value-type="float">
            <text:p>23,826</text:p>
          </table:table-cell>
          <table:table-cell table:formula="of:=0.2813*[.B712]+1.1082" office:value-type="float" office:value="6.014072" calcext:value-type="float">
            <text:p>6,014072</text:p>
          </table:table-cell>
          <table:table-cell table:style-name="ce1" table:formula="of:=SQRT(([.B712]*0.052)^2 + 0.037^2)" office:value-type="float" office:value="0.907634471800185" calcext:value-type="float">
            <text:p>0,9076344718</text:p>
          </table:table-cell>
          <table:table-cell table:number-columns-repeated="1018"/>
        </table:table-row>
        <table:table-row table:style-name="ro1">
          <table:table-cell office:value-type="float" office:value="1431573" calcext:value-type="float">
            <text:p>1431573</text:p>
          </table:table-cell>
          <table:table-cell office:value-type="float" office:value="17.44" calcext:value-type="float">
            <text:p>17,44</text:p>
          </table:table-cell>
          <table:table-cell office:value-type="string" calcext:value-type="string">
            <text:p>DC 017.44 <text:s/>mV</text:p>
          </table:table-cell>
          <table:table-cell table:formula="of:=[.A713]/60000" office:value-type="float" office:value="23.85955" calcext:value-type="float">
            <text:p>23,85955</text:p>
          </table:table-cell>
          <table:table-cell table:formula="of:=0.2813*[.B713]+1.1082" office:value-type="float" office:value="6.014072" calcext:value-type="float">
            <text:p>6,014072</text:p>
          </table:table-cell>
          <table:table-cell table:style-name="ce1" table:formula="of:=SQRT(([.B713]*0.052)^2 + 0.037^2)" office:value-type="float" office:value="0.907634471800185" calcext:value-type="float">
            <text:p>0,9076344718</text:p>
          </table:table-cell>
          <table:table-cell table:number-columns-repeated="1018"/>
        </table:table-row>
        <table:table-row table:style-name="ro1">
          <table:table-cell office:value-type="float" office:value="1433585" calcext:value-type="float">
            <text:p>1433585</text:p>
          </table:table-cell>
          <table:table-cell office:value-type="float" office:value="17.42" calcext:value-type="float">
            <text:p>17,42</text:p>
          </table:table-cell>
          <table:table-cell office:value-type="string" calcext:value-type="string">
            <text:p>DC 017.42 <text:s/>mV</text:p>
          </table:table-cell>
          <table:table-cell table:formula="of:=[.A714]/60000" office:value-type="float" office:value="23.8930833333333" calcext:value-type="float">
            <text:p>23,8930833333</text:p>
          </table:table-cell>
          <table:table-cell table:formula="of:=0.2813*[.B714]+1.1082" office:value-type="float" office:value="6.008446" calcext:value-type="float">
            <text:p>6,008446</text:p>
          </table:table-cell>
          <table:table-cell table:style-name="ce1" table:formula="of:=SQRT(([.B714]*0.052)^2 + 0.037^2)" office:value-type="float" office:value="0.906595337292223" calcext:value-type="float">
            <text:p>0,9065953373</text:p>
          </table:table-cell>
          <table:table-cell table:number-columns-repeated="1018"/>
        </table:table-row>
        <table:table-row table:style-name="ro1">
          <table:table-cell office:value-type="float" office:value="1435598" calcext:value-type="float">
            <text:p>1435598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DC 017.40 <text:s/>mV</text:p>
          </table:table-cell>
          <table:table-cell table:formula="of:=[.A715]/60000" office:value-type="float" office:value="23.9266333333333" calcext:value-type="float">
            <text:p>23,9266333333</text:p>
          </table:table-cell>
          <table:table-cell table:formula="of:=0.2813*[.B715]+1.1082" office:value-type="float" office:value="6.00282" calcext:value-type="float">
            <text:p>6,00282</text:p>
          </table:table-cell>
          <table:table-cell table:style-name="ce1" table:formula="of:=SQRT(([.B715]*0.052)^2 + 0.037^2)" office:value-type="float" office:value="0.90555620477141" calcext:value-type="float">
            <text:p>0,9055562048</text:p>
          </table:table-cell>
          <table:table-cell table:number-columns-repeated="1018"/>
        </table:table-row>
        <table:table-row table:style-name="ro1">
          <table:table-cell office:value-type="float" office:value="1437594" calcext:value-type="float">
            <text:p>1437594</text:p>
          </table:table-cell>
          <table:table-cell office:value-type="float" office:value="17.43" calcext:value-type="float">
            <text:p>17,43</text:p>
          </table:table-cell>
          <table:table-cell office:value-type="string" calcext:value-type="string">
            <text:p>DC 017.43 <text:s/>mV</text:p>
          </table:table-cell>
          <table:table-cell table:formula="of:=[.A716]/60000" office:value-type="float" office:value="23.9599" calcext:value-type="float">
            <text:p>23,9599</text:p>
          </table:table-cell>
          <table:table-cell table:formula="of:=0.2813*[.B716]+1.1082" office:value-type="float" office:value="6.011259" calcext:value-type="float">
            <text:p>6,011259</text:p>
          </table:table-cell>
          <table:table-cell table:style-name="ce1" table:formula="of:=SQRT(([.B716]*0.052)^2 + 0.037^2)" office:value-type="float" office:value="0.907114904298237" calcext:value-type="float">
            <text:p>0,9071149043</text:p>
          </table:table-cell>
          <table:table-cell table:number-columns-repeated="1018"/>
        </table:table-row>
        <table:table-row table:style-name="ro1">
          <table:table-cell office:value-type="float" office:value="1439622" calcext:value-type="float">
            <text:p>1439622</text:p>
          </table:table-cell>
          <table:table-cell office:value-type="float" office:value="17.42" calcext:value-type="float">
            <text:p>17,42</text:p>
          </table:table-cell>
          <table:table-cell office:value-type="string" calcext:value-type="string">
            <text:p>DC 017.42 <text:s/>mV</text:p>
          </table:table-cell>
          <table:table-cell table:formula="of:=[.A717]/60000" office:value-type="float" office:value="23.9937" calcext:value-type="float">
            <text:p>23,9937</text:p>
          </table:table-cell>
          <table:table-cell table:formula="of:=0.2813*[.B717]+1.1082" office:value-type="float" office:value="6.008446" calcext:value-type="float">
            <text:p>6,008446</text:p>
          </table:table-cell>
          <table:table-cell table:style-name="ce1" table:formula="of:=SQRT(([.B717]*0.052)^2 + 0.037^2)" office:value-type="float" office:value="0.906595337292223" calcext:value-type="float">
            <text:p>0,9065953373</text:p>
          </table:table-cell>
          <table:table-cell table:number-columns-repeated="1018"/>
        </table:table-row>
        <table:table-row table:style-name="ro1">
          <table:table-cell office:value-type="float" office:value="1441635" calcext:value-type="float">
            <text:p>1441635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DC 017.40 <text:s/>mV</text:p>
          </table:table-cell>
          <table:table-cell table:formula="of:=[.A718]/60000" office:value-type="float" office:value="24.02725" calcext:value-type="float">
            <text:p>24,02725</text:p>
          </table:table-cell>
          <table:table-cell table:formula="of:=0.2813*[.B718]+1.1082" office:value-type="float" office:value="6.00282" calcext:value-type="float">
            <text:p>6,00282</text:p>
          </table:table-cell>
          <table:table-cell table:style-name="ce1" table:formula="of:=SQRT(([.B718]*0.052)^2 + 0.037^2)" office:value-type="float" office:value="0.90555620477141" calcext:value-type="float">
            <text:p>0,9055562048</text:p>
          </table:table-cell>
          <table:table-cell table:number-columns-repeated="1018"/>
        </table:table-row>
        <table:table-row table:style-name="ro1">
          <table:table-cell office:value-type="float" office:value="1443647" calcext:value-type="float">
            <text:p>1443647</text:p>
          </table:table-cell>
          <table:table-cell office:value-type="float" office:value="17.44" calcext:value-type="float">
            <text:p>17,44</text:p>
          </table:table-cell>
          <table:table-cell office:value-type="string" calcext:value-type="string">
            <text:p>DC 017.44 <text:s/>mV</text:p>
          </table:table-cell>
          <table:table-cell table:formula="of:=[.A719]/60000" office:value-type="float" office:value="24.0607833333333" calcext:value-type="float">
            <text:p>24,0607833333</text:p>
          </table:table-cell>
          <table:table-cell table:formula="of:=0.2813*[.B719]+1.1082" office:value-type="float" office:value="6.014072" calcext:value-type="float">
            <text:p>6,014072</text:p>
          </table:table-cell>
          <table:table-cell table:style-name="ce1" table:formula="of:=SQRT(([.B719]*0.052)^2 + 0.037^2)" office:value-type="float" office:value="0.907634471800185" calcext:value-type="float">
            <text:p>0,9076344718</text:p>
          </table:table-cell>
          <table:table-cell table:number-columns-repeated="1018"/>
        </table:table-row>
        <table:table-row table:style-name="ro1">
          <table:table-cell office:value-type="float" office:value="1445660" calcext:value-type="float">
            <text:p>1445660</text:p>
          </table:table-cell>
          <table:table-cell office:value-type="float" office:value="17.44" calcext:value-type="float">
            <text:p>17,44</text:p>
          </table:table-cell>
          <table:table-cell office:value-type="string" calcext:value-type="string">
            <text:p>DC 017.44 <text:s/>mV</text:p>
          </table:table-cell>
          <table:table-cell table:formula="of:=[.A720]/60000" office:value-type="float" office:value="24.0943333333333" calcext:value-type="float">
            <text:p>24,0943333333</text:p>
          </table:table-cell>
          <table:table-cell table:formula="of:=0.2813*[.B720]+1.1082" office:value-type="float" office:value="6.014072" calcext:value-type="float">
            <text:p>6,014072</text:p>
          </table:table-cell>
          <table:table-cell table:style-name="ce1" table:formula="of:=SQRT(([.B720]*0.052)^2 + 0.037^2)" office:value-type="float" office:value="0.907634471800185" calcext:value-type="float">
            <text:p>0,9076344718</text:p>
          </table:table-cell>
          <table:table-cell table:number-columns-repeated="1018"/>
        </table:table-row>
        <table:table-row table:style-name="ro1">
          <table:table-cell office:value-type="float" office:value="1447672" calcext:value-type="float">
            <text:p>1447672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DC 017.40 <text:s/>mV</text:p>
          </table:table-cell>
          <table:table-cell table:formula="of:=[.A721]/60000" office:value-type="float" office:value="24.1278666666667" calcext:value-type="float">
            <text:p>24,1278666667</text:p>
          </table:table-cell>
          <table:table-cell table:formula="of:=0.2813*[.B721]+1.1082" office:value-type="float" office:value="6.00282" calcext:value-type="float">
            <text:p>6,00282</text:p>
          </table:table-cell>
          <table:table-cell table:style-name="ce1" table:formula="of:=SQRT(([.B721]*0.052)^2 + 0.037^2)" office:value-type="float" office:value="0.90555620477141" calcext:value-type="float">
            <text:p>0,9055562048</text:p>
          </table:table-cell>
          <table:table-cell table:number-columns-repeated="1018"/>
        </table:table-row>
        <table:table-row table:style-name="ro1">
          <table:table-cell office:value-type="float" office:value="1449684" calcext:value-type="float">
            <text:p>1449684</text:p>
          </table:table-cell>
          <table:table-cell office:value-type="float" office:value="17.44" calcext:value-type="float">
            <text:p>17,44</text:p>
          </table:table-cell>
          <table:table-cell office:value-type="string" calcext:value-type="string">
            <text:p>DC 017.44 <text:s/>mV</text:p>
          </table:table-cell>
          <table:table-cell table:formula="of:=[.A722]/60000" office:value-type="float" office:value="24.1614" calcext:value-type="float">
            <text:p>24,1614</text:p>
          </table:table-cell>
          <table:table-cell table:formula="of:=0.2813*[.B722]+1.1082" office:value-type="float" office:value="6.014072" calcext:value-type="float">
            <text:p>6,014072</text:p>
          </table:table-cell>
          <table:table-cell table:style-name="ce1" table:formula="of:=SQRT(([.B722]*0.052)^2 + 0.037^2)" office:value-type="float" office:value="0.907634471800185" calcext:value-type="float">
            <text:p>0,9076344718</text:p>
          </table:table-cell>
          <table:table-cell table:number-columns-repeated="1018"/>
        </table:table-row>
        <table:table-row table:style-name="ro1">
          <table:table-cell office:value-type="float" office:value="1451681" calcext:value-type="float">
            <text:p>1451681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DC 017.40 <text:s/>mV</text:p>
          </table:table-cell>
          <table:table-cell table:formula="of:=[.A723]/60000" office:value-type="float" office:value="24.1946833333333" calcext:value-type="float">
            <text:p>24,1946833333</text:p>
          </table:table-cell>
          <table:table-cell table:formula="of:=0.2813*[.B723]+1.1082" office:value-type="float" office:value="6.00282" calcext:value-type="float">
            <text:p>6,00282</text:p>
          </table:table-cell>
          <table:table-cell table:style-name="ce1" table:formula="of:=SQRT(([.B723]*0.052)^2 + 0.037^2)" office:value-type="float" office:value="0.90555620477141" calcext:value-type="float">
            <text:p>0,9055562048</text:p>
          </table:table-cell>
          <table:table-cell table:number-columns-repeated="1018"/>
        </table:table-row>
        <table:table-row table:style-name="ro1">
          <table:table-cell office:value-type="float" office:value="1453709" calcext:value-type="float">
            <text:p>1453709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DC 017.35 <text:s/>mV</text:p>
          </table:table-cell>
          <table:table-cell table:formula="of:=[.A724]/60000" office:value-type="float" office:value="24.2284833333333" calcext:value-type="float">
            <text:p>24,2284833333</text:p>
          </table:table-cell>
          <table:table-cell table:formula="of:=0.2813*[.B724]+1.1082" office:value-type="float" office:value="5.988755" calcext:value-type="float">
            <text:p>5,988755</text:p>
          </table:table-cell>
          <table:table-cell table:style-name="ce1" table:formula="of:=SQRT(([.B724]*0.052)^2 + 0.037^2)" office:value-type="float" office:value="0.902958382208172" calcext:value-type="float">
            <text:p>0,9029583822</text:p>
          </table:table-cell>
          <table:table-cell table:number-columns-repeated="1018"/>
        </table:table-row>
        <table:table-row table:style-name="ro1">
          <table:table-cell office:value-type="float" office:value="1455722" calcext:value-type="float">
            <text:p>1455722</text:p>
          </table:table-cell>
          <table:table-cell office:value-type="float" office:value="17.32" calcext:value-type="float">
            <text:p>17,32</text:p>
          </table:table-cell>
          <table:table-cell office:value-type="string" calcext:value-type="string">
            <text:p>DC 017.32 <text:s/>mV</text:p>
          </table:table-cell>
          <table:table-cell table:formula="of:=[.A725]/60000" office:value-type="float" office:value="24.2620333333333" calcext:value-type="float">
            <text:p>24,2620333333</text:p>
          </table:table-cell>
          <table:table-cell table:formula="of:=0.2813*[.B725]+1.1082" office:value-type="float" office:value="5.980316" calcext:value-type="float">
            <text:p>5,980316</text:p>
          </table:table-cell>
          <table:table-cell table:style-name="ce1" table:formula="of:=SQRT(([.B725]*0.052)^2 + 0.037^2)" office:value-type="float" office:value="0.901399694697086" calcext:value-type="float">
            <text:p>0,9013996947</text:p>
          </table:table-cell>
          <table:table-cell table:number-columns-repeated="1018"/>
        </table:table-row>
        <table:table-row table:style-name="ro1">
          <table:table-cell office:value-type="float" office:value="1457734" calcext:value-type="float">
            <text:p>1457734</text:p>
          </table:table-cell>
          <table:table-cell office:value-type="float" office:value="17.34" calcext:value-type="float">
            <text:p>17,34</text:p>
          </table:table-cell>
          <table:table-cell office:value-type="string" calcext:value-type="string">
            <text:p>DC 017.34 <text:s/>mV</text:p>
          </table:table-cell>
          <table:table-cell table:formula="of:=[.A726]/60000" office:value-type="float" office:value="24.2955666666667" calcext:value-type="float">
            <text:p>24,2955666667</text:p>
          </table:table-cell>
          <table:table-cell table:formula="of:=0.2813*[.B726]+1.1082" office:value-type="float" office:value="5.985942" calcext:value-type="float">
            <text:p>5,985942</text:p>
          </table:table-cell>
          <table:table-cell table:style-name="ce1" table:formula="of:=SQRT(([.B726]*0.052)^2 + 0.037^2)" office:value-type="float" office:value="0.902438819200504" calcext:value-type="float">
            <text:p>0,9024388192</text:p>
          </table:table-cell>
          <table:table-cell table:number-columns-repeated="1018"/>
        </table:table-row>
        <table:table-row table:style-name="ro1">
          <table:table-cell office:value-type="float" office:value="1459746" calcext:value-type="float">
            <text:p>1459746</text:p>
          </table:table-cell>
          <table:table-cell office:value-type="float" office:value="17.43" calcext:value-type="float">
            <text:p>17,43</text:p>
          </table:table-cell>
          <table:table-cell office:value-type="string" calcext:value-type="string">
            <text:p>DC 017.43 <text:s/>mV</text:p>
          </table:table-cell>
          <table:table-cell table:formula="of:=[.A727]/60000" office:value-type="float" office:value="24.3291" calcext:value-type="float">
            <text:p>24,3291</text:p>
          </table:table-cell>
          <table:table-cell table:formula="of:=0.2813*[.B727]+1.1082" office:value-type="float" office:value="6.011259" calcext:value-type="float">
            <text:p>6,011259</text:p>
          </table:table-cell>
          <table:table-cell table:style-name="ce1" table:formula="of:=SQRT(([.B727]*0.052)^2 + 0.037^2)" office:value-type="float" office:value="0.907114904298237" calcext:value-type="float">
            <text:p>0,9071149043</text:p>
          </table:table-cell>
          <table:table-cell table:number-columns-repeated="1018"/>
        </table:table-row>
        <table:table-row table:style-name="ro1">
          <table:table-cell office:value-type="float" office:value="1461759" calcext:value-type="float">
            <text:p>1461759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DC 017.35 <text:s/>mV</text:p>
          </table:table-cell>
          <table:table-cell table:formula="of:=[.A728]/60000" office:value-type="float" office:value="24.36265" calcext:value-type="float">
            <text:p>24,36265</text:p>
          </table:table-cell>
          <table:table-cell table:formula="of:=0.2813*[.B728]+1.1082" office:value-type="float" office:value="5.988755" calcext:value-type="float">
            <text:p>5,988755</text:p>
          </table:table-cell>
          <table:table-cell table:style-name="ce1" table:formula="of:=SQRT(([.B728]*0.052)^2 + 0.037^2)" office:value-type="float" office:value="0.902958382208172" calcext:value-type="float">
            <text:p>0,9029583822</text:p>
          </table:table-cell>
          <table:table-cell table:number-columns-repeated="1018"/>
        </table:table-row>
        <table:table-row table:style-name="ro1">
          <table:table-cell office:value-type="float" office:value="1463771" calcext:value-type="float">
            <text:p>1463771</text:p>
          </table:table-cell>
          <table:table-cell office:value-type="float" office:value="17.37" calcext:value-type="float">
            <text:p>17,37</text:p>
          </table:table-cell>
          <table:table-cell office:value-type="string" calcext:value-type="string">
            <text:p>DC 017.37 <text:s/>mV</text:p>
          </table:table-cell>
          <table:table-cell table:formula="of:=[.A729]/60000" office:value-type="float" office:value="24.3961833333333" calcext:value-type="float">
            <text:p>24,3961833333</text:p>
          </table:table-cell>
          <table:table-cell table:formula="of:=0.2813*[.B729]+1.1082" office:value-type="float" office:value="5.994381" calcext:value-type="float">
            <text:p>5,994381</text:p>
          </table:table-cell>
          <table:table-cell table:style-name="ce1" table:formula="of:=SQRT(([.B729]*0.052)^2 + 0.037^2)" office:value-type="float" office:value="0.903997509731083" calcext:value-type="float">
            <text:p>0,9039975097</text:p>
          </table:table-cell>
          <table:table-cell table:number-columns-repeated="1018"/>
        </table:table-row>
        <table:table-row table:style-name="ro1">
          <table:table-cell office:value-type="float" office:value="1465768" calcext:value-type="float">
            <text:p>1465768</text:p>
          </table:table-cell>
          <table:table-cell office:value-type="float" office:value="17.37" calcext:value-type="float">
            <text:p>17,37</text:p>
          </table:table-cell>
          <table:table-cell office:value-type="string" calcext:value-type="string">
            <text:p>DC 017.37 <text:s/>mV</text:p>
          </table:table-cell>
          <table:table-cell table:formula="of:=[.A730]/60000" office:value-type="float" office:value="24.4294666666667" calcext:value-type="float">
            <text:p>24,4294666667</text:p>
          </table:table-cell>
          <table:table-cell table:formula="of:=0.2813*[.B730]+1.1082" office:value-type="float" office:value="5.994381" calcext:value-type="float">
            <text:p>5,994381</text:p>
          </table:table-cell>
          <table:table-cell table:style-name="ce1" table:formula="of:=SQRT(([.B730]*0.052)^2 + 0.037^2)" office:value-type="float" office:value="0.903997509731083" calcext:value-type="float">
            <text:p>0,9039975097</text:p>
          </table:table-cell>
          <table:table-cell table:number-columns-repeated="1018"/>
        </table:table-row>
        <table:table-row table:style-name="ro1">
          <table:table-cell office:value-type="float" office:value="1467796" calcext:value-type="float">
            <text:p>1467796</text:p>
          </table:table-cell>
          <table:table-cell office:value-type="float" office:value="17.38" calcext:value-type="float">
            <text:p>17,38</text:p>
          </table:table-cell>
          <table:table-cell office:value-type="string" calcext:value-type="string">
            <text:p>DC 017.38 <text:s/>mV</text:p>
          </table:table-cell>
          <table:table-cell table:formula="of:=[.A731]/60000" office:value-type="float" office:value="24.4632666666667" calcext:value-type="float">
            <text:p>24,4632666667</text:p>
          </table:table-cell>
          <table:table-cell table:formula="of:=0.2813*[.B731]+1.1082" office:value-type="float" office:value="5.997194" calcext:value-type="float">
            <text:p>5,997194</text:p>
          </table:table-cell>
          <table:table-cell table:style-name="ce1" table:formula="of:=SQRT(([.B731]*0.052)^2 + 0.037^2)" office:value-type="float" office:value="0.904517074244594" calcext:value-type="float">
            <text:p>0,9045170742</text:p>
          </table:table-cell>
          <table:table-cell table:number-columns-repeated="1018"/>
        </table:table-row>
        <table:table-row table:style-name="ro1">
          <table:table-cell office:value-type="float" office:value="1469808" calcext:value-type="float">
            <text:p>1469808</text:p>
          </table:table-cell>
          <table:table-cell office:value-type="float" office:value="17.38" calcext:value-type="float">
            <text:p>17,38</text:p>
          </table:table-cell>
          <table:table-cell office:value-type="string" calcext:value-type="string">
            <text:p>DC 017.38 <text:s/>mV</text:p>
          </table:table-cell>
          <table:table-cell table:formula="of:=[.A732]/60000" office:value-type="float" office:value="24.4968" calcext:value-type="float">
            <text:p>24,4968</text:p>
          </table:table-cell>
          <table:table-cell table:formula="of:=0.2813*[.B732]+1.1082" office:value-type="float" office:value="5.997194" calcext:value-type="float">
            <text:p>5,997194</text:p>
          </table:table-cell>
          <table:table-cell table:style-name="ce1" table:formula="of:=SQRT(([.B732]*0.052)^2 + 0.037^2)" office:value-type="float" office:value="0.904517074244594" calcext:value-type="float">
            <text:p>0,9045170742</text:p>
          </table:table-cell>
          <table:table-cell table:number-columns-repeated="1018"/>
        </table:table-row>
        <table:table-row table:style-name="ro1">
          <table:table-cell office:value-type="float" office:value="1471821" calcext:value-type="float">
            <text:p>1471821</text:p>
          </table:table-cell>
          <table:table-cell office:value-type="float" office:value="17.31" calcext:value-type="float">
            <text:p>17,31</text:p>
          </table:table-cell>
          <table:table-cell office:value-type="string" calcext:value-type="string">
            <text:p>DC 017.31 <text:s/>mV</text:p>
          </table:table-cell>
          <table:table-cell table:formula="of:=[.A733]/60000" office:value-type="float" office:value="24.53035" calcext:value-type="float">
            <text:p>24,53035</text:p>
          </table:table-cell>
          <table:table-cell table:formula="of:=0.2813*[.B733]+1.1082" office:value-type="float" office:value="5.977503" calcext:value-type="float">
            <text:p>5,977503</text:p>
          </table:table-cell>
          <table:table-cell table:style-name="ce1" table:formula="of:=SQRT(([.B733]*0.052)^2 + 0.037^2)" office:value-type="float" office:value="0.900880133203081" calcext:value-type="float">
            <text:p>0,9008801332</text:p>
          </table:table-cell>
          <table:table-cell table:number-columns-repeated="1018"/>
        </table:table-row>
        <table:table-row table:style-name="ro1">
          <table:table-cell office:value-type="float" office:value="1473833" calcext:value-type="float">
            <text:p>1473833</text:p>
          </table:table-cell>
          <table:table-cell office:value-type="float" office:value="17.36" calcext:value-type="float">
            <text:p>17,36</text:p>
          </table:table-cell>
          <table:table-cell office:value-type="string" calcext:value-type="string">
            <text:p>DC 017.36 <text:s/>mV</text:p>
          </table:table-cell>
          <table:table-cell table:formula="of:=[.A734]/60000" office:value-type="float" office:value="24.5638833333333" calcext:value-type="float">
            <text:p>24,5638833333</text:p>
          </table:table-cell>
          <table:table-cell table:formula="of:=0.2813*[.B734]+1.1082" office:value-type="float" office:value="5.991568" calcext:value-type="float">
            <text:p>5,991568</text:p>
          </table:table-cell>
          <table:table-cell table:style-name="ce1" table:formula="of:=SQRT(([.B734]*0.052)^2 + 0.037^2)" office:value-type="float" office:value="0.903477945718655" calcext:value-type="float">
            <text:p>0,9034779457</text:p>
          </table:table-cell>
          <table:table-cell table:number-columns-repeated="1018"/>
        </table:table-row>
        <table:table-row table:style-name="ro1">
          <table:table-cell office:value-type="float" office:value="1475861" calcext:value-type="float">
            <text:p>1475861</text:p>
          </table:table-cell>
          <table:table-cell office:value-type="float" office:value="17.34" calcext:value-type="float">
            <text:p>17,34</text:p>
          </table:table-cell>
          <table:table-cell office:value-type="string" calcext:value-type="string">
            <text:p>DC 017.34 <text:s/>mV</text:p>
          </table:table-cell>
          <table:table-cell table:formula="of:=[.A735]/60000" office:value-type="float" office:value="24.5976833333333" calcext:value-type="float">
            <text:p>24,5976833333</text:p>
          </table:table-cell>
          <table:table-cell table:formula="of:=0.2813*[.B735]+1.1082" office:value-type="float" office:value="5.985942" calcext:value-type="float">
            <text:p>5,985942</text:p>
          </table:table-cell>
          <table:table-cell table:style-name="ce1" table:formula="of:=SQRT(([.B735]*0.052)^2 + 0.037^2)" office:value-type="float" office:value="0.902438819200504" calcext:value-type="float">
            <text:p>0,9024388192</text:p>
          </table:table-cell>
          <table:table-cell table:number-columns-repeated="1018"/>
        </table:table-row>
        <table:table-row table:style-name="ro1">
          <table:table-cell office:value-type="float" office:value="1477858" calcext:value-type="float">
            <text:p>1477858</text:p>
          </table:table-cell>
          <table:table-cell office:value-type="float" office:value="17.37" calcext:value-type="float">
            <text:p>17,37</text:p>
          </table:table-cell>
          <table:table-cell office:value-type="string" calcext:value-type="string">
            <text:p>DC 017.37 <text:s/>mV</text:p>
          </table:table-cell>
          <table:table-cell table:formula="of:=[.A736]/60000" office:value-type="float" office:value="24.6309666666667" calcext:value-type="float">
            <text:p>24,6309666667</text:p>
          </table:table-cell>
          <table:table-cell table:formula="of:=0.2813*[.B736]+1.1082" office:value-type="float" office:value="5.994381" calcext:value-type="float">
            <text:p>5,994381</text:p>
          </table:table-cell>
          <table:table-cell table:style-name="ce1" table:formula="of:=SQRT(([.B736]*0.052)^2 + 0.037^2)" office:value-type="float" office:value="0.903997509731083" calcext:value-type="float">
            <text:p>0,9039975097</text:p>
          </table:table-cell>
          <table:table-cell table:number-columns-repeated="1018"/>
        </table:table-row>
        <table:table-row table:style-name="ro1">
          <table:table-cell office:value-type="float" office:value="1479870" calcext:value-type="float">
            <text:p>1479870</text:p>
          </table:table-cell>
          <table:table-cell office:value-type="float" office:value="17.33" calcext:value-type="float">
            <text:p>17,33</text:p>
          </table:table-cell>
          <table:table-cell office:value-type="string" calcext:value-type="string">
            <text:p>DC 017.33 <text:s/>mV</text:p>
          </table:table-cell>
          <table:table-cell table:formula="of:=[.A737]/60000" office:value-type="float" office:value="24.6645" calcext:value-type="float">
            <text:p>24,6645</text:p>
          </table:table-cell>
          <table:table-cell table:formula="of:=0.2813*[.B737]+1.1082" office:value-type="float" office:value="5.983129" calcext:value-type="float">
            <text:p>5,983129</text:p>
          </table:table-cell>
          <table:table-cell table:style-name="ce1" table:formula="of:=SQRT(([.B737]*0.052)^2 + 0.037^2)" office:value-type="float" office:value="0.901919256696518" calcext:value-type="float">
            <text:p>0,9019192567</text:p>
          </table:table-cell>
          <table:table-cell table:number-columns-repeated="1018"/>
        </table:table-row>
        <table:table-row table:style-name="ro1">
          <table:table-cell office:value-type="float" office:value="1481883" calcext:value-type="float">
            <text:p>1481883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DC 017.35 <text:s/>mV</text:p>
          </table:table-cell>
          <table:table-cell table:formula="of:=[.A738]/60000" office:value-type="float" office:value="24.69805" calcext:value-type="float">
            <text:p>24,69805</text:p>
          </table:table-cell>
          <table:table-cell table:formula="of:=0.2813*[.B738]+1.1082" office:value-type="float" office:value="5.988755" calcext:value-type="float">
            <text:p>5,988755</text:p>
          </table:table-cell>
          <table:table-cell table:style-name="ce1" table:formula="of:=SQRT(([.B738]*0.052)^2 + 0.037^2)" office:value-type="float" office:value="0.902958382208172" calcext:value-type="float">
            <text:p>0,9029583822</text:p>
          </table:table-cell>
          <table:table-cell table:number-columns-repeated="1018"/>
        </table:table-row>
        <table:table-row table:style-name="ro1">
          <table:table-cell office:value-type="float" office:value="1483895" calcext:value-type="float">
            <text:p>148389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DC 017.27 <text:s/>mV</text:p>
          </table:table-cell>
          <table:table-cell table:formula="of:=[.A739]/60000" office:value-type="float" office:value="24.7315833333333" calcext:value-type="float">
            <text:p>24,7315833333</text:p>
          </table:table-cell>
          <table:table-cell table:formula="of:=0.2813*[.B739]+1.1082" office:value-type="float" office:value="5.966251" calcext:value-type="float">
            <text:p>5,966251</text:p>
          </table:table-cell>
          <table:table-cell table:style-name="ce1" table:formula="of:=SQRT(([.B739]*0.052)^2 + 0.037^2)" office:value-type="float" office:value="0.898801892298854" calcext:value-type="float">
            <text:p>0,8988018923</text:p>
          </table:table-cell>
          <table:table-cell table:number-columns-repeated="1018"/>
        </table:table-row>
        <table:table-row table:style-name="ro1">
          <table:table-cell office:value-type="float" office:value="1485892" calcext:value-type="float">
            <text:p>1485892</text:p>
          </table:table-cell>
          <table:table-cell office:value-type="float" office:value="17.29" calcext:value-type="float">
            <text:p>17,29</text:p>
          </table:table-cell>
          <table:table-cell office:value-type="string" calcext:value-type="string">
            <text:p>DC 017.29 <text:s/>mV</text:p>
          </table:table-cell>
          <table:table-cell table:formula="of:=[.A740]/60000" office:value-type="float" office:value="24.7648666666667" calcext:value-type="float">
            <text:p>24,7648666667</text:p>
          </table:table-cell>
          <table:table-cell table:formula="of:=0.2813*[.B740]+1.1082" office:value-type="float" office:value="5.971877" calcext:value-type="float">
            <text:p>5,971877</text:p>
          </table:table-cell>
          <table:table-cell table:style-name="ce1" table:formula="of:=SQRT(([.B740]*0.052)^2 + 0.037^2)" office:value-type="float" office:value="0.899841011734851" calcext:value-type="float">
            <text:p>0,8998410117</text:p>
          </table:table-cell>
          <table:table-cell table:number-columns-repeated="1018"/>
        </table:table-row>
        <table:table-row table:style-name="ro1">
          <table:table-cell office:value-type="float" office:value="1487920" calcext:value-type="float">
            <text:p>1487920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DC 017.30 <text:s/>mV</text:p>
          </table:table-cell>
          <table:table-cell table:formula="of:=[.A741]/60000" office:value-type="float" office:value="24.7986666666667" calcext:value-type="float">
            <text:p>24,7986666667</text:p>
          </table:table-cell>
          <table:table-cell table:formula="of:=0.2813*[.B741]+1.1082" office:value-type="float" office:value="5.97469" calcext:value-type="float">
            <text:p>5,97469</text:p>
          </table:table-cell>
          <table:table-cell table:style-name="ce1" table:formula="of:=SQRT(([.B741]*0.052)^2 + 0.037^2)" office:value-type="float" office:value="0.900360572215376" calcext:value-type="float">
            <text:p>0,9003605722</text:p>
          </table:table-cell>
          <table:table-cell table:number-columns-repeated="1018"/>
        </table:table-row>
        <table:table-row table:style-name="ro1">
          <table:table-cell office:value-type="float" office:value="1489932" calcext:value-type="float">
            <text:p>1489932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DC 017.30 <text:s/>mV</text:p>
          </table:table-cell>
          <table:table-cell table:formula="of:=[.A742]/60000" office:value-type="float" office:value="24.8322" calcext:value-type="float">
            <text:p>24,8322</text:p>
          </table:table-cell>
          <table:table-cell table:formula="of:=0.2813*[.B742]+1.1082" office:value-type="float" office:value="5.97469" calcext:value-type="float">
            <text:p>5,97469</text:p>
          </table:table-cell>
          <table:table-cell table:style-name="ce1" table:formula="of:=SQRT(([.B742]*0.052)^2 + 0.037^2)" office:value-type="float" office:value="0.900360572215376" calcext:value-type="float">
            <text:p>0,9003605722</text:p>
          </table:table-cell>
          <table:table-cell table:number-columns-repeated="1018"/>
        </table:table-row>
        <table:table-row table:style-name="ro1">
          <table:table-cell office:value-type="float" office:value="1491929" calcext:value-type="float">
            <text:p>1491929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DC 017.27 <text:s/>mV</text:p>
          </table:table-cell>
          <table:table-cell table:formula="of:=[.A743]/60000" office:value-type="float" office:value="24.8654833333333" calcext:value-type="float">
            <text:p>24,8654833333</text:p>
          </table:table-cell>
          <table:table-cell table:formula="of:=0.2813*[.B743]+1.1082" office:value-type="float" office:value="5.966251" calcext:value-type="float">
            <text:p>5,966251</text:p>
          </table:table-cell>
          <table:table-cell table:style-name="ce1" table:formula="of:=SQRT(([.B743]*0.052)^2 + 0.037^2)" office:value-type="float" office:value="0.898801892298854" calcext:value-type="float">
            <text:p>0,8988018923</text:p>
          </table:table-cell>
          <table:table-cell table:number-columns-repeated="1018"/>
        </table:table-row>
        <table:table-row table:style-name="ro1">
          <table:table-cell office:value-type="float" office:value="1493957" calcext:value-type="float">
            <text:p>1493957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DC 017.25 <text:s/>mV</text:p>
          </table:table-cell>
          <table:table-cell table:formula="of:=[.A744]/60000" office:value-type="float" office:value="24.8992833333333" calcext:value-type="float">
            <text:p>24,8992833333</text:p>
          </table:table-cell>
          <table:table-cell table:formula="of:=0.2813*[.B744]+1.1082" office:value-type="float" office:value="5.960625" calcext:value-type="float">
            <text:p>5,960625</text:p>
          </table:table-cell>
          <table:table-cell table:style-name="ce1" table:formula="of:=SQRT(([.B744]*0.052)^2 + 0.037^2)" office:value-type="float" office:value="0.897762774902145" calcext:value-type="float">
            <text:p>0,8977627749</text:p>
          </table:table-cell>
          <table:table-cell table:number-columns-repeated="1018"/>
        </table:table-row>
        <table:table-row table:style-name="ro1">
          <table:table-cell office:value-type="float" office:value="1495970" calcext:value-type="float">
            <text:p>1495970</text:p>
          </table:table-cell>
          <table:table-cell office:value-type="float" office:value="17.31" calcext:value-type="float">
            <text:p>17,31</text:p>
          </table:table-cell>
          <table:table-cell office:value-type="string" calcext:value-type="string">
            <text:p>DC 017.31 <text:s/>mV</text:p>
          </table:table-cell>
          <table:table-cell table:formula="of:=[.A745]/60000" office:value-type="float" office:value="24.9328333333333" calcext:value-type="float">
            <text:p>24,9328333333</text:p>
          </table:table-cell>
          <table:table-cell table:formula="of:=0.2813*[.B745]+1.1082" office:value-type="float" office:value="5.977503" calcext:value-type="float">
            <text:p>5,977503</text:p>
          </table:table-cell>
          <table:table-cell table:style-name="ce1" table:formula="of:=SQRT(([.B745]*0.052)^2 + 0.037^2)" office:value-type="float" office:value="0.900880133203081" calcext:value-type="float">
            <text:p>0,9008801332</text:p>
          </table:table-cell>
          <table:table-cell table:number-columns-repeated="1018"/>
        </table:table-row>
        <table:table-row table:style-name="ro1">
          <table:table-cell office:value-type="float" office:value="1497982" calcext:value-type="float">
            <text:p>1497982</text:p>
          </table:table-cell>
          <table:table-cell office:value-type="float" office:value="17.29" calcext:value-type="float">
            <text:p>17,29</text:p>
          </table:table-cell>
          <table:table-cell office:value-type="string" calcext:value-type="string">
            <text:p>DC 017.29 <text:s/>mV</text:p>
          </table:table-cell>
          <table:table-cell table:formula="of:=[.A746]/60000" office:value-type="float" office:value="24.9663666666667" calcext:value-type="float">
            <text:p>24,9663666667</text:p>
          </table:table-cell>
          <table:table-cell table:formula="of:=0.2813*[.B746]+1.1082" office:value-type="float" office:value="5.971877" calcext:value-type="float">
            <text:p>5,971877</text:p>
          </table:table-cell>
          <table:table-cell table:style-name="ce1" table:formula="of:=SQRT(([.B746]*0.052)^2 + 0.037^2)" office:value-type="float" office:value="0.899841011734851" calcext:value-type="float">
            <text:p>0,8998410117</text:p>
          </table:table-cell>
          <table:table-cell table:number-columns-repeated="1018"/>
        </table:table-row>
        <table:table-row table:style-name="ro1">
          <table:table-cell office:value-type="float" office:value="1499994" calcext:value-type="float">
            <text:p>1499994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DC 017.25 <text:s/>mV</text:p>
          </table:table-cell>
          <table:table-cell table:formula="of:=[.A747]/60000" office:value-type="float" office:value="24.9999" calcext:value-type="float">
            <text:p>24,9999</text:p>
          </table:table-cell>
          <table:table-cell table:formula="of:=0.2813*[.B747]+1.1082" office:value-type="float" office:value="5.960625" calcext:value-type="float">
            <text:p>5,960625</text:p>
          </table:table-cell>
          <table:table-cell table:style-name="ce1" table:formula="of:=SQRT(([.B747]*0.052)^2 + 0.037^2)" office:value-type="float" office:value="0.897762774902145" calcext:value-type="float">
            <text:p>0,8977627749</text:p>
          </table:table-cell>
          <table:table-cell table:number-columns-repeated="1018"/>
        </table:table-row>
        <table:table-row table:style-name="ro1">
          <table:table-cell office:value-type="float" office:value="1502007" calcext:value-type="float">
            <text:p>1502007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DC 017.20 <text:s/>mV</text:p>
          </table:table-cell>
          <table:table-cell table:formula="of:=[.A748]/60000" office:value-type="float" office:value="25.03345" calcext:value-type="float">
            <text:p>25,03345</text:p>
          </table:table-cell>
          <table:table-cell table:formula="of:=0.2813*[.B748]+1.1082" office:value-type="float" office:value="5.94656" calcext:value-type="float">
            <text:p>5,94656</text:p>
          </table:table-cell>
          <table:table-cell table:style-name="ce1" table:formula="of:=SQRT(([.B748]*0.052)^2 + 0.037^2)" office:value-type="float" office:value="0.895164990378869" calcext:value-type="float">
            <text:p>0,8951649904</text:p>
          </table:table-cell>
          <table:table-cell table:number-columns-repeated="1018"/>
        </table:table-row>
        <table:table-row table:style-name="ro1">
          <table:table-cell office:value-type="float" office:value="1504019" calcext:value-type="float">
            <text:p>1504019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DC 017.27 <text:s/>mV</text:p>
          </table:table-cell>
          <table:table-cell table:formula="of:=[.A749]/60000" office:value-type="float" office:value="25.0669833333333" calcext:value-type="float">
            <text:p>25,0669833333</text:p>
          </table:table-cell>
          <table:table-cell table:formula="of:=0.2813*[.B749]+1.1082" office:value-type="float" office:value="5.966251" calcext:value-type="float">
            <text:p>5,966251</text:p>
          </table:table-cell>
          <table:table-cell table:style-name="ce1" table:formula="of:=SQRT(([.B749]*0.052)^2 + 0.037^2)" office:value-type="float" office:value="0.898801892298854" calcext:value-type="float">
            <text:p>0,8988018923</text:p>
          </table:table-cell>
          <table:table-cell table:number-columns-repeated="1018"/>
        </table:table-row>
        <table:table-row table:style-name="ro1">
          <table:table-cell office:value-type="float" office:value="1506016" calcext:value-type="float">
            <text:p>1506016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DC 017.25 <text:s/>mV</text:p>
          </table:table-cell>
          <table:table-cell table:formula="of:=[.A750]/60000" office:value-type="float" office:value="25.1002666666667" calcext:value-type="float">
            <text:p>25,1002666667</text:p>
          </table:table-cell>
          <table:table-cell table:formula="of:=0.2813*[.B750]+1.1082" office:value-type="float" office:value="5.960625" calcext:value-type="float">
            <text:p>5,960625</text:p>
          </table:table-cell>
          <table:table-cell table:style-name="ce1" table:formula="of:=SQRT(([.B750]*0.052)^2 + 0.037^2)" office:value-type="float" office:value="0.897762774902145" calcext:value-type="float">
            <text:p>0,8977627749</text:p>
          </table:table-cell>
          <table:table-cell table:number-columns-repeated="1018"/>
        </table:table-row>
        <table:table-row table:style-name="ro1">
          <table:table-cell office:value-type="float" office:value="1508044" calcext:value-type="float">
            <text:p>1508044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DC 017.27 <text:s/>mV</text:p>
          </table:table-cell>
          <table:table-cell table:formula="of:=[.A751]/60000" office:value-type="float" office:value="25.1340666666667" calcext:value-type="float">
            <text:p>25,1340666667</text:p>
          </table:table-cell>
          <table:table-cell table:formula="of:=0.2813*[.B751]+1.1082" office:value-type="float" office:value="5.966251" calcext:value-type="float">
            <text:p>5,966251</text:p>
          </table:table-cell>
          <table:table-cell table:style-name="ce1" table:formula="of:=SQRT(([.B751]*0.052)^2 + 0.037^2)" office:value-type="float" office:value="0.898801892298854" calcext:value-type="float">
            <text:p>0,8988018923</text:p>
          </table:table-cell>
          <table:table-cell table:number-columns-repeated="1018"/>
        </table:table-row>
        <table:table-row table:style-name="ro1">
          <table:table-cell office:value-type="float" office:value="1510056" calcext:value-type="float">
            <text:p>1510056</text:p>
          </table:table-cell>
          <table:table-cell office:value-type="float" office:value="17.19" calcext:value-type="float">
            <text:p>17,19</text:p>
          </table:table-cell>
          <table:table-cell office:value-type="string" calcext:value-type="string">
            <text:p>DC 017.19 <text:s/>mV</text:p>
          </table:table-cell>
          <table:table-cell table:formula="of:=[.A752]/60000" office:value-type="float" office:value="25.1676" calcext:value-type="float">
            <text:p>25,1676</text:p>
          </table:table-cell>
          <table:table-cell table:formula="of:=0.2813*[.B752]+1.1082" office:value-type="float" office:value="5.943747" calcext:value-type="float">
            <text:p>5,943747</text:p>
          </table:table-cell>
          <table:table-cell table:style-name="ce1" table:formula="of:=SQRT(([.B752]*0.052)^2 + 0.037^2)" office:value-type="float" office:value="0.894645435018812" calcext:value-type="float">
            <text:p>0,894645435</text:p>
          </table:table-cell>
          <table:table-cell table:number-columns-repeated="1018"/>
        </table:table-row>
        <table:table-row table:style-name="ro1">
          <table:table-cell office:value-type="float" office:value="1512069" calcext:value-type="float">
            <text:p>1512069</text:p>
          </table:table-cell>
          <table:table-cell office:value-type="float" office:value="17.21" calcext:value-type="float">
            <text:p>17,21</text:p>
          </table:table-cell>
          <table:table-cell office:value-type="string" calcext:value-type="string">
            <text:p>DC 017.21 <text:s/>mV</text:p>
          </table:table-cell>
          <table:table-cell table:formula="of:=[.A753]/60000" office:value-type="float" office:value="25.20115" calcext:value-type="float">
            <text:p>25,20115</text:p>
          </table:table-cell>
          <table:table-cell table:formula="of:=0.2813*[.B753]+1.1082" office:value-type="float" office:value="5.949373" calcext:value-type="float">
            <text:p>5,949373</text:p>
          </table:table-cell>
          <table:table-cell table:style-name="ce1" table:formula="of:=SQRT(([.B753]*0.052)^2 + 0.037^2)" office:value-type="float" office:value="0.895684546254986" calcext:value-type="float">
            <text:p>0,8956845463</text:p>
          </table:table-cell>
          <table:table-cell table:number-columns-repeated="1018"/>
        </table:table-row>
        <table:table-row table:style-name="ro1">
          <table:table-cell office:value-type="float" office:value="1514081" calcext:value-type="float">
            <text:p>1514081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DC 017.12 <text:s/>mV</text:p>
          </table:table-cell>
          <table:table-cell table:formula="of:=[.A754]/60000" office:value-type="float" office:value="25.2346833333333" calcext:value-type="float">
            <text:p>25,2346833333</text:p>
          </table:table-cell>
          <table:table-cell table:formula="of:=0.2813*[.B754]+1.1082" office:value-type="float" office:value="5.924056" calcext:value-type="float">
            <text:p>5,924056</text:p>
          </table:table-cell>
          <table:table-cell table:style-name="ce1" table:formula="of:=SQRT(([.B754]*0.052)^2 + 0.037^2)" office:value-type="float" office:value="0.891008562023957" calcext:value-type="float">
            <text:p>0,891008562</text:p>
          </table:table-cell>
          <table:table-cell table:number-columns-repeated="1018"/>
        </table:table-row>
        <table:table-row table:style-name="ro1">
          <table:table-cell office:value-type="float" office:value="1516094" calcext:value-type="float">
            <text:p>1516094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DC 017.12 <text:s/>mV</text:p>
          </table:table-cell>
          <table:table-cell table:formula="of:=[.A755]/60000" office:value-type="float" office:value="25.2682333333333" calcext:value-type="float">
            <text:p>25,2682333333</text:p>
          </table:table-cell>
          <table:table-cell table:formula="of:=0.2813*[.B755]+1.1082" office:value-type="float" office:value="5.924056" calcext:value-type="float">
            <text:p>5,924056</text:p>
          </table:table-cell>
          <table:table-cell table:style-name="ce1" table:formula="of:=SQRT(([.B755]*0.052)^2 + 0.037^2)" office:value-type="float" office:value="0.891008562023957" calcext:value-type="float">
            <text:p>0,891008562</text:p>
          </table:table-cell>
          <table:table-cell table:number-columns-repeated="1018"/>
        </table:table-row>
        <table:table-row table:style-name="ro1">
          <table:table-cell office:value-type="float" office:value="1518106" calcext:value-type="float">
            <text:p>1518106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DC 017.12 <text:s/>mV</text:p>
          </table:table-cell>
          <table:table-cell table:formula="of:=[.A756]/60000" office:value-type="float" office:value="25.3017666666667" calcext:value-type="float">
            <text:p>25,3017666667</text:p>
          </table:table-cell>
          <table:table-cell table:formula="of:=0.2813*[.B756]+1.1082" office:value-type="float" office:value="5.924056" calcext:value-type="float">
            <text:p>5,924056</text:p>
          </table:table-cell>
          <table:table-cell table:style-name="ce1" table:formula="of:=SQRT(([.B756]*0.052)^2 + 0.037^2)" office:value-type="float" office:value="0.891008562023957" calcext:value-type="float">
            <text:p>0,891008562</text:p>
          </table:table-cell>
          <table:table-cell table:number-columns-repeated="1018"/>
        </table:table-row>
        <table:table-row table:style-name="ro1">
          <table:table-cell office:value-type="float" office:value="1520118" calcext:value-type="float">
            <text:p>1520118</text:p>
          </table:table-cell>
          <table:table-cell office:value-type="float" office:value="17.14" calcext:value-type="float">
            <text:p>17,14</text:p>
          </table:table-cell>
          <table:table-cell office:value-type="string" calcext:value-type="string">
            <text:p>DC 017.14 <text:s/>mV</text:p>
          </table:table-cell>
          <table:table-cell table:formula="of:=[.A757]/60000" office:value-type="float" office:value="25.3353" calcext:value-type="float">
            <text:p>25,3353</text:p>
          </table:table-cell>
          <table:table-cell table:formula="of:=0.2813*[.B757]+1.1082" office:value-type="float" office:value="5.929682" calcext:value-type="float">
            <text:p>5,929682</text:p>
          </table:table-cell>
          <table:table-cell table:style-name="ce1" table:formula="of:=SQRT(([.B757]*0.052)^2 + 0.037^2)" office:value-type="float" office:value="0.892047665991005" calcext:value-type="float">
            <text:p>0,892047666</text:p>
          </table:table-cell>
          <table:table-cell table:number-columns-repeated="1018"/>
        </table:table-row>
        <table:table-row table:style-name="ro1">
          <table:table-cell office:value-type="float" office:value="1522131" calcext:value-type="float">
            <text:p>1522131</text:p>
          </table:table-cell>
          <table:table-cell office:value-type="float" office:value="17.16" calcext:value-type="float">
            <text:p>17,16</text:p>
          </table:table-cell>
          <table:table-cell office:value-type="string" calcext:value-type="string">
            <text:p>DC 017.16 <text:s/>mV</text:p>
          </table:table-cell>
          <table:table-cell table:formula="of:=[.A758]/60000" office:value-type="float" office:value="25.36885" calcext:value-type="float">
            <text:p>25,36885</text:p>
          </table:table-cell>
          <table:table-cell table:formula="of:=0.2813*[.B758]+1.1082" office:value-type="float" office:value="5.935308" calcext:value-type="float">
            <text:p>5,935308</text:p>
          </table:table-cell>
          <table:table-cell table:style-name="ce1" table:formula="of:=SQRT(([.B758]*0.052)^2 + 0.037^2)" office:value-type="float" office:value="0.893086772044016" calcext:value-type="float">
            <text:p>0,893086772</text:p>
          </table:table-cell>
          <table:table-cell table:number-columns-repeated="1018"/>
        </table:table-row>
        <table:table-row table:style-name="ro1">
          <table:table-cell office:value-type="float" office:value="1524143" calcext:value-type="float">
            <text:p>1524143</text:p>
          </table:table-cell>
          <table:table-cell office:value-type="float" office:value="17.13" calcext:value-type="float">
            <text:p>17,13</text:p>
          </table:table-cell>
          <table:table-cell office:value-type="string" calcext:value-type="string">
            <text:p>DC 017.13 <text:s/>mV</text:p>
          </table:table-cell>
          <table:table-cell table:formula="of:=[.A759]/60000" office:value-type="float" office:value="25.4023833333333" calcext:value-type="float">
            <text:p>25,4023833333</text:p>
          </table:table-cell>
          <table:table-cell table:formula="of:=0.2813*[.B759]+1.1082" office:value-type="float" office:value="5.926869" calcext:value-type="float">
            <text:p>5,926869</text:p>
          </table:table-cell>
          <table:table-cell table:style-name="ce1" table:formula="of:=SQRT(([.B759]*0.052)^2 + 0.037^2)" office:value-type="float" office:value="0.89152811374628" calcext:value-type="float">
            <text:p>0,8915281137</text:p>
          </table:table-cell>
          <table:table-cell table:number-columns-repeated="1018"/>
        </table:table-row>
        <table:table-row table:style-name="ro1">
          <table:table-cell office:value-type="float" office:value="1526156" calcext:value-type="float">
            <text:p>1526156</text:p>
          </table:table-cell>
          <table:table-cell office:value-type="float" office:value="17.08" calcext:value-type="float">
            <text:p>17,08</text:p>
          </table:table-cell>
          <table:table-cell office:value-type="string" calcext:value-type="string">
            <text:p>DC 017.08 <text:s/>mV</text:p>
          </table:table-cell>
          <table:table-cell table:formula="of:=[.A760]/60000" office:value-type="float" office:value="25.4359333333333" calcext:value-type="float">
            <text:p>25,4359333333</text:p>
          </table:table-cell>
          <table:table-cell table:formula="of:=0.2813*[.B760]+1.1082" office:value-type="float" office:value="5.912804" calcext:value-type="float">
            <text:p>5,912804</text:p>
          </table:table-cell>
          <table:table-cell table:style-name="ce1" table:formula="of:=SQRT(([.B760]*0.052)^2 + 0.037^2)" office:value-type="float" office:value="0.888930360377009" calcext:value-type="float">
            <text:p>0,8889303604</text:p>
          </table:table-cell>
          <table:table-cell table:number-columns-repeated="1018"/>
        </table:table-row>
        <table:table-row table:style-name="ro1">
          <table:table-cell office:value-type="float" office:value="1528152" calcext:value-type="float">
            <text:p>1528152</text:p>
          </table:table-cell>
          <table:table-cell office:value-type="float" office:value="17.09" calcext:value-type="float">
            <text:p>17,09</text:p>
          </table:table-cell>
          <table:table-cell office:value-type="string" calcext:value-type="string">
            <text:p>DC 017.09 <text:s/>mV</text:p>
          </table:table-cell>
          <table:table-cell table:formula="of:=[.A761]/60000" office:value-type="float" office:value="25.4692" calcext:value-type="float">
            <text:p>25,4692</text:p>
          </table:table-cell>
          <table:table-cell table:formula="of:=0.2813*[.B761]+1.1082" office:value-type="float" office:value="5.915617" calcext:value-type="float">
            <text:p>5,915617</text:p>
          </table:table-cell>
          <table:table-cell table:style-name="ce1" table:formula="of:=SQRT(([.B761]*0.052)^2 + 0.037^2)" office:value-type="float" office:value="0.889449910000558" calcext:value-type="float">
            <text:p>0,88944991</text:p>
          </table:table-cell>
          <table:table-cell table:number-columns-repeated="1018"/>
        </table:table-row>
        <table:table-row table:style-name="ro1">
          <table:table-cell office:value-type="float" office:value="1530180" calcext:value-type="float">
            <text:p>153018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DC 017.12 <text:s/>mV</text:p>
          </table:table-cell>
          <table:table-cell table:formula="of:=[.A762]/60000" office:value-type="float" office:value="25.503" calcext:value-type="float">
            <text:p>25,503</text:p>
          </table:table-cell>
          <table:table-cell table:formula="of:=0.2813*[.B762]+1.1082" office:value-type="float" office:value="5.924056" calcext:value-type="float">
            <text:p>5,924056</text:p>
          </table:table-cell>
          <table:table-cell table:style-name="ce1" table:formula="of:=SQRT(([.B762]*0.052)^2 + 0.037^2)" office:value-type="float" office:value="0.891008562023957" calcext:value-type="float">
            <text:p>0,891008562</text:p>
          </table:table-cell>
          <table:table-cell table:number-columns-repeated="1018"/>
        </table:table-row>
        <table:table-row table:style-name="ro1">
          <table:table-cell office:value-type="float" office:value="1532193" calcext:value-type="float">
            <text:p>1532193</text:p>
          </table:table-cell>
          <table:table-cell office:value-type="float" office:value="17.11" calcext:value-type="float">
            <text:p>17,11</text:p>
          </table:table-cell>
          <table:table-cell office:value-type="string" calcext:value-type="string">
            <text:p>DC 017.11 <text:s/>mV</text:p>
          </table:table-cell>
          <table:table-cell table:formula="of:=[.A763]/60000" office:value-type="float" office:value="25.53655" calcext:value-type="float">
            <text:p>25,53655</text:p>
          </table:table-cell>
          <table:table-cell table:formula="of:=0.2813*[.B763]+1.1082" office:value-type="float" office:value="5.921243" calcext:value-type="float">
            <text:p>5,921243</text:p>
          </table:table-cell>
          <table:table-cell table:style-name="ce1" table:formula="of:=SQRT(([.B763]*0.052)^2 + 0.037^2)" office:value-type="float" office:value="0.890489010824951" calcext:value-type="float">
            <text:p>0,8904890108</text:p>
          </table:table-cell>
          <table:table-cell table:number-columns-repeated="1018"/>
        </table:table-row>
        <table:table-row table:style-name="ro1">
          <table:table-cell office:value-type="float" office:value="1534205" calcext:value-type="float">
            <text:p>1534205</text:p>
          </table:table-cell>
          <table:table-cell office:value-type="float" office:value="17.13" calcext:value-type="float">
            <text:p>17,13</text:p>
          </table:table-cell>
          <table:table-cell office:value-type="string" calcext:value-type="string">
            <text:p>DC 017.13 <text:s/>mV</text:p>
          </table:table-cell>
          <table:table-cell table:formula="of:=[.A764]/60000" office:value-type="float" office:value="25.5700833333333" calcext:value-type="float">
            <text:p>25,5700833333</text:p>
          </table:table-cell>
          <table:table-cell table:formula="of:=0.2813*[.B764]+1.1082" office:value-type="float" office:value="5.926869" calcext:value-type="float">
            <text:p>5,926869</text:p>
          </table:table-cell>
          <table:table-cell table:style-name="ce1" table:formula="of:=SQRT(([.B764]*0.052)^2 + 0.037^2)" office:value-type="float" office:value="0.89152811374628" calcext:value-type="float">
            <text:p>0,8915281137</text:p>
          </table:table-cell>
          <table:table-cell table:number-columns-repeated="1018"/>
        </table:table-row>
        <table:table-row table:style-name="ro1">
          <table:table-cell office:value-type="float" office:value="1536218" calcext:value-type="float">
            <text:p>1536218</text:p>
          </table:table-cell>
          <table:table-cell office:value-type="float" office:value="17.13" calcext:value-type="float">
            <text:p>17,13</text:p>
          </table:table-cell>
          <table:table-cell office:value-type="string" calcext:value-type="string">
            <text:p>DC 017.13 <text:s/>mV</text:p>
          </table:table-cell>
          <table:table-cell table:formula="of:=[.A765]/60000" office:value-type="float" office:value="25.6036333333333" calcext:value-type="float">
            <text:p>25,6036333333</text:p>
          </table:table-cell>
          <table:table-cell table:formula="of:=0.2813*[.B765]+1.1082" office:value-type="float" office:value="5.926869" calcext:value-type="float">
            <text:p>5,926869</text:p>
          </table:table-cell>
          <table:table-cell table:style-name="ce1" table:formula="of:=SQRT(([.B765]*0.052)^2 + 0.037^2)" office:value-type="float" office:value="0.89152811374628" calcext:value-type="float">
            <text:p>0,8915281137</text:p>
          </table:table-cell>
          <table:table-cell table:number-columns-repeated="1018"/>
        </table:table-row>
        <table:table-row table:style-name="ro1">
          <table:table-cell office:value-type="float" office:value="1538230" calcext:value-type="float">
            <text:p>1538230</text:p>
          </table:table-cell>
          <table:table-cell office:value-type="float" office:value="17.09" calcext:value-type="float">
            <text:p>17,09</text:p>
          </table:table-cell>
          <table:table-cell office:value-type="string" calcext:value-type="string">
            <text:p>DC 017.09 <text:s/>mV</text:p>
          </table:table-cell>
          <table:table-cell table:formula="of:=[.A766]/60000" office:value-type="float" office:value="25.6371666666667" calcext:value-type="float">
            <text:p>25,6371666667</text:p>
          </table:table-cell>
          <table:table-cell table:formula="of:=0.2813*[.B766]+1.1082" office:value-type="float" office:value="5.915617" calcext:value-type="float">
            <text:p>5,915617</text:p>
          </table:table-cell>
          <table:table-cell table:style-name="ce1" table:formula="of:=SQRT(([.B766]*0.052)^2 + 0.037^2)" office:value-type="float" office:value="0.889449910000558" calcext:value-type="float">
            <text:p>0,88944991</text:p>
          </table:table-cell>
          <table:table-cell table:number-columns-repeated="1018"/>
        </table:table-row>
        <table:table-row table:style-name="ro1">
          <table:table-cell office:value-type="float" office:value="1540242" calcext:value-type="float">
            <text:p>1540242</text:p>
          </table:table-cell>
          <table:table-cell office:value-type="float" office:value="17.02" calcext:value-type="float">
            <text:p>17,02</text:p>
          </table:table-cell>
          <table:table-cell office:value-type="string" calcext:value-type="string">
            <text:p>DC 017.02 <text:s/>mV</text:p>
          </table:table-cell>
          <table:table-cell table:formula="of:=[.A767]/60000" office:value-type="float" office:value="25.6707" calcext:value-type="float">
            <text:p>25,6707</text:p>
          </table:table-cell>
          <table:table-cell table:formula="of:=0.2813*[.B767]+1.1082" office:value-type="float" office:value="5.895926" calcext:value-type="float">
            <text:p>5,895926</text:p>
          </table:table-cell>
          <table:table-cell table:style-name="ce1" table:formula="of:=SQRT(([.B767]*0.052)^2 + 0.037^2)" office:value-type="float" office:value="0.885813073735086" calcext:value-type="float">
            <text:p>0,8858130737</text:p>
          </table:table-cell>
          <table:table-cell table:number-columns-repeated="1018"/>
        </table:table-row>
        <table:table-row table:style-name="ro1">
          <table:table-cell office:value-type="float" office:value="1542239" calcext:value-type="float">
            <text:p>15422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C 017.00 <text:s/>mV</text:p>
          </table:table-cell>
          <table:table-cell table:formula="of:=[.A768]/60000" office:value-type="float" office:value="25.7039833333333" calcext:value-type="float">
            <text:p>25,7039833333</text:p>
          </table:table-cell>
          <table:table-cell table:formula="of:=0.2813*[.B768]+1.1082" office:value-type="float" office:value="5.8903" calcext:value-type="float">
            <text:p>5,8903</text:p>
          </table:table-cell>
          <table:table-cell table:style-name="ce1" table:formula="of:=SQRT(([.B768]*0.052)^2 + 0.037^2)" office:value-type="float" office:value="0.884773982438453" calcext:value-type="float">
            <text:p>0,8847739824</text:p>
          </table:table-cell>
          <table:table-cell table:number-columns-repeated="1018"/>
        </table:table-row>
        <table:table-row table:style-name="ro1">
          <table:table-cell office:value-type="float" office:value="1544267" calcext:value-type="float">
            <text:p>1544267</text:p>
          </table:table-cell>
          <table:table-cell office:value-type="float" office:value="17.06" calcext:value-type="float">
            <text:p>17,06</text:p>
          </table:table-cell>
          <table:table-cell office:value-type="string" calcext:value-type="string">
            <text:p>DC 017.06 <text:s/>mV</text:p>
          </table:table-cell>
          <table:table-cell table:formula="of:=[.A769]/60000" office:value-type="float" office:value="25.7377833333333" calcext:value-type="float">
            <text:p>25,7377833333</text:p>
          </table:table-cell>
          <table:table-cell table:formula="of:=0.2813*[.B769]+1.1082" office:value-type="float" office:value="5.907178" calcext:value-type="float">
            <text:p>5,907178</text:p>
          </table:table-cell>
          <table:table-cell table:style-name="ce1" table:formula="of:=SQRT(([.B769]*0.052)^2 + 0.037^2)" office:value-type="float" office:value="0.887891262711825" calcext:value-type="float">
            <text:p>0,8878912627</text:p>
          </table:table-cell>
          <table:table-cell table:number-columns-repeated="1018"/>
        </table:table-row>
        <table:table-row table:style-name="ro1">
          <table:table-cell office:value-type="float" office:value="1546280" calcext:value-type="float">
            <text:p>1546280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DC 016.99 <text:s/>mV</text:p>
          </table:table-cell>
          <table:table-cell table:formula="of:=[.A770]/60000" office:value-type="float" office:value="25.7713333333333" calcext:value-type="float">
            <text:p>25,7713333333</text:p>
          </table:table-cell>
          <table:table-cell table:formula="of:=0.2813*[.B770]+1.1082" office:value-type="float" office:value="5.887487" calcext:value-type="float">
            <text:p>5,887487</text:p>
          </table:table-cell>
          <table:table-cell table:style-name="ce1" table:formula="of:=SQRT(([.B770]*0.052)^2 + 0.037^2)" office:value-type="float" office:value="0.884254437591353" calcext:value-type="float">
            <text:p>0,8842544376</text:p>
          </table:table-cell>
          <table:table-cell table:number-columns-repeated="1018"/>
        </table:table-row>
        <table:table-row table:style-name="ro1">
          <table:table-cell office:value-type="float" office:value="1548276" calcext:value-type="float">
            <text:p>1548276</text:p>
          </table:table-cell>
          <table:table-cell office:value-type="float" office:value="17.06" calcext:value-type="float">
            <text:p>17,06</text:p>
          </table:table-cell>
          <table:table-cell office:value-type="string" calcext:value-type="string">
            <text:p>DC 017.06 <text:s/>mV</text:p>
          </table:table-cell>
          <table:table-cell table:formula="of:=[.A771]/60000" office:value-type="float" office:value="25.8046" calcext:value-type="float">
            <text:p>25,8046</text:p>
          </table:table-cell>
          <table:table-cell table:formula="of:=0.2813*[.B771]+1.1082" office:value-type="float" office:value="5.907178" calcext:value-type="float">
            <text:p>5,907178</text:p>
          </table:table-cell>
          <table:table-cell table:style-name="ce1" table:formula="of:=SQRT(([.B771]*0.052)^2 + 0.037^2)" office:value-type="float" office:value="0.887891262711825" calcext:value-type="float">
            <text:p>0,8878912627</text:p>
          </table:table-cell>
          <table:table-cell table:number-columns-repeated="1018"/>
        </table:table-row>
        <table:table-row table:style-name="ro1">
          <table:table-cell office:value-type="float" office:value="1550304" calcext:value-type="float">
            <text:p>1550304</text:p>
          </table:table-cell>
          <table:table-cell office:value-type="float" office:value="17.04" calcext:value-type="float">
            <text:p>17,04</text:p>
          </table:table-cell>
          <table:table-cell office:value-type="string" calcext:value-type="string">
            <text:p>DC 017.04 <text:s/>mV</text:p>
          </table:table-cell>
          <table:table-cell table:formula="of:=[.A772]/60000" office:value-type="float" office:value="25.8384" calcext:value-type="float">
            <text:p>25,8384</text:p>
          </table:table-cell>
          <table:table-cell table:formula="of:=0.2813*[.B772]+1.1082" office:value-type="float" office:value="5.901552" calcext:value-type="float">
            <text:p>5,901552</text:p>
          </table:table-cell>
          <table:table-cell table:style-name="ce1" table:formula="of:=SQRT(([.B772]*0.052)^2 + 0.037^2)" office:value-type="float" office:value="0.886852167162036" calcext:value-type="float">
            <text:p>0,8868521672</text:p>
          </table:table-cell>
          <table:table-cell table:number-columns-repeated="1018"/>
        </table:table-row>
        <table:table-row table:style-name="ro1">
          <table:table-cell office:value-type="float" office:value="1552317" calcext:value-type="float">
            <text:p>1552317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DC 017.03 <text:s/>mV</text:p>
          </table:table-cell>
          <table:table-cell table:formula="of:=[.A773]/60000" office:value-type="float" office:value="25.87195" calcext:value-type="float">
            <text:p>25,87195</text:p>
          </table:table-cell>
          <table:table-cell table:formula="of:=0.2813*[.B773]+1.1082" office:value-type="float" office:value="5.898739" calcext:value-type="float">
            <text:p>5,898739</text:p>
          </table:table-cell>
          <table:table-cell table:style-name="ce1" table:formula="of:=SQRT(([.B773]*0.052)^2 + 0.037^2)" office:value-type="float" office:value="0.886332620182739" calcext:value-type="float">
            <text:p>0,8863326202</text:p>
          </table:table-cell>
          <table:table-cell table:number-columns-repeated="1018"/>
        </table:table-row>
        <table:table-row table:style-name="ro1">
          <table:table-cell office:value-type="float" office:value="1554329" calcext:value-type="float">
            <text:p>1554329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DC 017.10 <text:s/>mV</text:p>
          </table:table-cell>
          <table:table-cell table:formula="of:=[.A774]/60000" office:value-type="float" office:value="25.9054833333333" calcext:value-type="float">
            <text:p>25,9054833333</text:p>
          </table:table-cell>
          <table:table-cell table:formula="of:=0.2813*[.B774]+1.1082" office:value-type="float" office:value="5.91843" calcext:value-type="float">
            <text:p>5,91843</text:p>
          </table:table-cell>
          <table:table-cell table:style-name="ce1" table:formula="of:=SQRT(([.B774]*0.052)^2 + 0.037^2)" office:value-type="float" office:value="0.889969460150179" calcext:value-type="float">
            <text:p>0,8899694602</text:p>
          </table:table-cell>
          <table:table-cell table:number-columns-repeated="1018"/>
        </table:table-row>
        <table:table-row table:style-name="ro1">
          <table:table-cell office:value-type="float" office:value="1556342" calcext:value-type="float">
            <text:p>1556342</text:p>
          </table:table-cell>
          <table:table-cell office:value-type="float" office:value="17.04" calcext:value-type="float">
            <text:p>17,04</text:p>
          </table:table-cell>
          <table:table-cell office:value-type="string" calcext:value-type="string">
            <text:p>DC 017.04 <text:s/>mV</text:p>
          </table:table-cell>
          <table:table-cell table:formula="of:=[.A775]/60000" office:value-type="float" office:value="25.9390333333333" calcext:value-type="float">
            <text:p>25,9390333333</text:p>
          </table:table-cell>
          <table:table-cell table:formula="of:=0.2813*[.B775]+1.1082" office:value-type="float" office:value="5.901552" calcext:value-type="float">
            <text:p>5,901552</text:p>
          </table:table-cell>
          <table:table-cell table:style-name="ce1" table:formula="of:=SQRT(([.B775]*0.052)^2 + 0.037^2)" office:value-type="float" office:value="0.886852167162036" calcext:value-type="float">
            <text:p>0,8868521672</text:p>
          </table:table-cell>
          <table:table-cell table:number-columns-repeated="1018"/>
        </table:table-row>
        <table:table-row table:style-name="ro1">
          <table:table-cell office:value-type="float" office:value="1558354" calcext:value-type="float">
            <text:p>1558354</text:p>
          </table:table-cell>
          <table:table-cell office:value-type="float" office:value="17.01" calcext:value-type="float">
            <text:p>17,01</text:p>
          </table:table-cell>
          <table:table-cell office:value-type="string" calcext:value-type="string">
            <text:p>DC 017.01 <text:s/>mV</text:p>
          </table:table-cell>
          <table:table-cell table:formula="of:=[.A776]/60000" office:value-type="float" office:value="25.9725666666667" calcext:value-type="float">
            <text:p>25,9725666667</text:p>
          </table:table-cell>
          <table:table-cell table:formula="of:=0.2813*[.B776]+1.1082" office:value-type="float" office:value="5.893113" calcext:value-type="float">
            <text:p>5,893113</text:p>
          </table:table-cell>
          <table:table-cell table:style-name="ce1" table:formula="of:=SQRT(([.B776]*0.052)^2 + 0.037^2)" office:value-type="float" office:value="0.885293527820011" calcext:value-type="float">
            <text:p>0,8852935278</text:p>
          </table:table-cell>
          <table:table-cell table:number-columns-repeated="1018"/>
        </table:table-row>
        <table:table-row table:style-name="ro1">
          <table:table-cell office:value-type="float" office:value="1560366" calcext:value-type="float">
            <text:p>1560366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DC 017.03 <text:s/>mV</text:p>
          </table:table-cell>
          <table:table-cell table:formula="of:=[.A777]/60000" office:value-type="float" office:value="26.0061" calcext:value-type="float">
            <text:p>26,0061</text:p>
          </table:table-cell>
          <table:table-cell table:formula="of:=0.2813*[.B777]+1.1082" office:value-type="float" office:value="5.898739" calcext:value-type="float">
            <text:p>5,898739</text:p>
          </table:table-cell>
          <table:table-cell table:style-name="ce1" table:formula="of:=SQRT(([.B777]*0.052)^2 + 0.037^2)" office:value-type="float" office:value="0.886332620182739" calcext:value-type="float">
            <text:p>0,8863326202</text:p>
          </table:table-cell>
          <table:table-cell table:number-columns-repeated="1018"/>
        </table:table-row>
        <table:table-row table:style-name="ro1">
          <table:table-cell office:value-type="float" office:value="1562363" calcext:value-type="float">
            <text:p>1562363</text:p>
          </table:table-cell>
          <table:table-cell office:value-type="float" office:value="17.04" calcext:value-type="float">
            <text:p>17,04</text:p>
          </table:table-cell>
          <table:table-cell office:value-type="string" calcext:value-type="string">
            <text:p>DC 017.04 <text:s/>mV</text:p>
          </table:table-cell>
          <table:table-cell table:formula="of:=[.A778]/60000" office:value-type="float" office:value="26.0393833333333" calcext:value-type="float">
            <text:p>26,0393833333</text:p>
          </table:table-cell>
          <table:table-cell table:formula="of:=0.2813*[.B778]+1.1082" office:value-type="float" office:value="5.901552" calcext:value-type="float">
            <text:p>5,901552</text:p>
          </table:table-cell>
          <table:table-cell table:style-name="ce1" table:formula="of:=SQRT(([.B778]*0.052)^2 + 0.037^2)" office:value-type="float" office:value="0.886852167162036" calcext:value-type="float">
            <text:p>0,8868521672</text:p>
          </table:table-cell>
          <table:table-cell table:number-columns-repeated="1018"/>
        </table:table-row>
        <table:table-row table:style-name="ro1">
          <table:table-cell office:value-type="float" office:value="1564391" calcext:value-type="float">
            <text:p>1564391</text:p>
          </table:table-cell>
          <table:table-cell office:value-type="float" office:value="17.08" calcext:value-type="float">
            <text:p>17,08</text:p>
          </table:table-cell>
          <table:table-cell office:value-type="string" calcext:value-type="string">
            <text:p>DC 017.08 <text:s/>mV</text:p>
          </table:table-cell>
          <table:table-cell table:formula="of:=[.A779]/60000" office:value-type="float" office:value="26.0731833333333" calcext:value-type="float">
            <text:p>26,0731833333</text:p>
          </table:table-cell>
          <table:table-cell table:formula="of:=0.2813*[.B779]+1.1082" office:value-type="float" office:value="5.912804" calcext:value-type="float">
            <text:p>5,912804</text:p>
          </table:table-cell>
          <table:table-cell table:style-name="ce1" table:formula="of:=SQRT(([.B779]*0.052)^2 + 0.037^2)" office:value-type="float" office:value="0.888930360377009" calcext:value-type="float">
            <text:p>0,8889303604</text:p>
          </table:table-cell>
          <table:table-cell table:number-columns-repeated="1018"/>
        </table:table-row>
        <table:table-row table:style-name="ro1">
          <table:table-cell office:value-type="float" office:value="1566404" calcext:value-type="float">
            <text:p>15664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C 017.00 <text:s/>mV</text:p>
          </table:table-cell>
          <table:table-cell table:formula="of:=[.A780]/60000" office:value-type="float" office:value="26.1067333333333" calcext:value-type="float">
            <text:p>26,1067333333</text:p>
          </table:table-cell>
          <table:table-cell table:formula="of:=0.2813*[.B780]+1.1082" office:value-type="float" office:value="5.8903" calcext:value-type="float">
            <text:p>5,8903</text:p>
          </table:table-cell>
          <table:table-cell table:style-name="ce1" table:formula="of:=SQRT(([.B780]*0.052)^2 + 0.037^2)" office:value-type="float" office:value="0.884773982438453" calcext:value-type="float">
            <text:p>0,8847739824</text:p>
          </table:table-cell>
          <table:table-cell table:number-columns-repeated="1018"/>
        </table:table-row>
        <table:table-row table:style-name="ro1">
          <table:table-cell office:value-type="float" office:value="1568400" calcext:value-type="float">
            <text:p>1568400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DC 017.05 <text:s/>mV</text:p>
          </table:table-cell>
          <table:table-cell table:formula="of:=[.A781]/60000" office:value-type="float" office:value="26.14" calcext:value-type="float">
            <text:p>26,14</text:p>
          </table:table-cell>
          <table:table-cell table:formula="of:=0.2813*[.B781]+1.1082" office:value-type="float" office:value="5.904365" calcext:value-type="float">
            <text:p>5,904365</text:p>
          </table:table-cell>
          <table:table-cell table:style-name="ce1" table:formula="of:=SQRT(([.B781]*0.052)^2 + 0.037^2)" office:value-type="float" office:value="0.887371714672042" calcext:value-type="float">
            <text:p>0,8873717147</text:p>
          </table:table-cell>
          <table:table-cell table:number-columns-repeated="1018"/>
        </table:table-row>
        <table:table-row table:style-name="ro1">
          <table:table-cell office:value-type="float" office:value="1570428" calcext:value-type="float">
            <text:p>1570428</text:p>
          </table:table-cell>
          <table:table-cell office:value-type="float" office:value="17.01" calcext:value-type="float">
            <text:p>17,01</text:p>
          </table:table-cell>
          <table:table-cell office:value-type="string" calcext:value-type="string">
            <text:p>DC 017.01 <text:s/>mV</text:p>
          </table:table-cell>
          <table:table-cell table:formula="of:=[.A782]/60000" office:value-type="float" office:value="26.1738" calcext:value-type="float">
            <text:p>26,1738</text:p>
          </table:table-cell>
          <table:table-cell table:formula="of:=0.2813*[.B782]+1.1082" office:value-type="float" office:value="5.893113" calcext:value-type="float">
            <text:p>5,893113</text:p>
          </table:table-cell>
          <table:table-cell table:style-name="ce1" table:formula="of:=SQRT(([.B782]*0.052)^2 + 0.037^2)" office:value-type="float" office:value="0.885293527820011" calcext:value-type="float">
            <text:p>0,8852935278</text:p>
          </table:table-cell>
          <table:table-cell table:number-columns-repeated="1018"/>
        </table:table-row>
        <table:table-row table:style-name="ro1">
          <table:table-cell office:value-type="float" office:value="1572441" calcext:value-type="float">
            <text:p>1572441</text:p>
          </table:table-cell>
          <table:table-cell office:value-type="float" office:value="16.98" calcext:value-type="float">
            <text:p>16,98</text:p>
          </table:table-cell>
          <table:table-cell office:value-type="string" calcext:value-type="string">
            <text:p>DC 016.98 <text:s/>mV</text:p>
          </table:table-cell>
          <table:table-cell table:formula="of:=[.A783]/60000" office:value-type="float" office:value="26.20735" calcext:value-type="float">
            <text:p>26,20735</text:p>
          </table:table-cell>
          <table:table-cell table:formula="of:=0.2813*[.B783]+1.1082" office:value-type="float" office:value="5.884674" calcext:value-type="float">
            <text:p>5,884674</text:p>
          </table:table-cell>
          <table:table-cell table:style-name="ce1" table:formula="of:=SQRT(([.B783]*0.052)^2 + 0.037^2)" office:value-type="float" office:value="0.883734893279653" calcext:value-type="float">
            <text:p>0,8837348933</text:p>
          </table:table-cell>
          <table:table-cell table:number-columns-repeated="1018"/>
        </table:table-row>
        <table:table-row table:style-name="ro1">
          <table:table-cell office:value-type="float" office:value="1574453" calcext:value-type="float">
            <text:p>1574453</text:p>
          </table:table-cell>
          <table:table-cell office:value-type="float" office:value="17.02" calcext:value-type="float">
            <text:p>17,02</text:p>
          </table:table-cell>
          <table:table-cell office:value-type="string" calcext:value-type="string">
            <text:p>DC 017.02 <text:s/>mV</text:p>
          </table:table-cell>
          <table:table-cell table:formula="of:=[.A784]/60000" office:value-type="float" office:value="26.2408833333333" calcext:value-type="float">
            <text:p>26,2408833333</text:p>
          </table:table-cell>
          <table:table-cell table:formula="of:=0.2813*[.B784]+1.1082" office:value-type="float" office:value="5.895926" calcext:value-type="float">
            <text:p>5,895926</text:p>
          </table:table-cell>
          <table:table-cell table:style-name="ce1" table:formula="of:=SQRT(([.B784]*0.052)^2 + 0.037^2)" office:value-type="float" office:value="0.885813073735086" calcext:value-type="float">
            <text:p>0,8858130737</text:p>
          </table:table-cell>
          <table:table-cell table:number-columns-repeated="1018"/>
        </table:table-row>
        <table:table-row table:style-name="ro1">
          <table:table-cell office:value-type="float" office:value="1576450" calcext:value-type="float">
            <text:p>1576450</text:p>
          </table:table-cell>
          <table:table-cell office:value-type="float" office:value="17.01" calcext:value-type="float">
            <text:p>17,01</text:p>
          </table:table-cell>
          <table:table-cell office:value-type="string" calcext:value-type="string">
            <text:p>DC 017.01 <text:s/>mV</text:p>
          </table:table-cell>
          <table:table-cell table:formula="of:=[.A785]/60000" office:value-type="float" office:value="26.2741666666667" calcext:value-type="float">
            <text:p>26,2741666667</text:p>
          </table:table-cell>
          <table:table-cell table:formula="of:=0.2813*[.B785]+1.1082" office:value-type="float" office:value="5.893113" calcext:value-type="float">
            <text:p>5,893113</text:p>
          </table:table-cell>
          <table:table-cell table:style-name="ce1" table:formula="of:=SQRT(([.B785]*0.052)^2 + 0.037^2)" office:value-type="float" office:value="0.885293527820011" calcext:value-type="float">
            <text:p>0,8852935278</text:p>
          </table:table-cell>
          <table:table-cell table:number-columns-repeated="1018"/>
        </table:table-row>
        <table:table-row table:style-name="ro1">
          <table:table-cell office:value-type="float" office:value="1578478" calcext:value-type="float">
            <text:p>1578478</text:p>
          </table:table-cell>
          <table:table-cell office:value-type="float" office:value="16.96" calcext:value-type="float">
            <text:p>16,96</text:p>
          </table:table-cell>
          <table:table-cell office:value-type="string" calcext:value-type="string">
            <text:p>DC 016.96 <text:s/>mV</text:p>
          </table:table-cell>
          <table:table-cell table:formula="of:=[.A786]/60000" office:value-type="float" office:value="26.3079666666667" calcext:value-type="float">
            <text:p>26,3079666667</text:p>
          </table:table-cell>
          <table:table-cell table:formula="of:=0.2813*[.B786]+1.1082" office:value-type="float" office:value="5.879048" calcext:value-type="float">
            <text:p>5,879048</text:p>
          </table:table-cell>
          <table:table-cell table:style-name="ce1" table:formula="of:=SQRT(([.B786]*0.052)^2 + 0.037^2)" office:value-type="float" office:value="0.882695806266236" calcext:value-type="float">
            <text:p>0,8826958063</text:p>
          </table:table-cell>
          <table:table-cell table:number-columns-repeated="1018"/>
        </table:table-row>
        <table:table-row table:style-name="ro1">
          <table:table-cell office:value-type="float" office:value="1580490" calcext:value-type="float">
            <text:p>1580490</text:p>
          </table:table-cell>
          <table:table-cell office:value-type="float" office:value="16.96" calcext:value-type="float">
            <text:p>16,96</text:p>
          </table:table-cell>
          <table:table-cell office:value-type="string" calcext:value-type="string">
            <text:p>DC 016.96 <text:s/>mV</text:p>
          </table:table-cell>
          <table:table-cell table:formula="of:=[.A787]/60000" office:value-type="float" office:value="26.3415" calcext:value-type="float">
            <text:p>26,3415</text:p>
          </table:table-cell>
          <table:table-cell table:formula="of:=0.2813*[.B787]+1.1082" office:value-type="float" office:value="5.879048" calcext:value-type="float">
            <text:p>5,879048</text:p>
          </table:table-cell>
          <table:table-cell table:style-name="ce1" table:formula="of:=SQRT(([.B787]*0.052)^2 + 0.037^2)" office:value-type="float" office:value="0.882695806266236" calcext:value-type="float">
            <text:p>0,8826958063</text:p>
          </table:table-cell>
          <table:table-cell table:number-columns-repeated="1018"/>
        </table:table-row>
        <table:table-row table:style-name="ro1">
          <table:table-cell office:value-type="float" office:value="1582503" calcext:value-type="float">
            <text:p>1582503</text:p>
          </table:table-cell>
          <table:table-cell office:value-type="float" office:value="17.01" calcext:value-type="float">
            <text:p>17,01</text:p>
          </table:table-cell>
          <table:table-cell office:value-type="string" calcext:value-type="string">
            <text:p>DC 017.01 <text:s/>mV</text:p>
          </table:table-cell>
          <table:table-cell table:formula="of:=[.A788]/60000" office:value-type="float" office:value="26.37505" calcext:value-type="float">
            <text:p>26,37505</text:p>
          </table:table-cell>
          <table:table-cell table:formula="of:=0.2813*[.B788]+1.1082" office:value-type="float" office:value="5.893113" calcext:value-type="float">
            <text:p>5,893113</text:p>
          </table:table-cell>
          <table:table-cell table:style-name="ce1" table:formula="of:=SQRT(([.B788]*0.052)^2 + 0.037^2)" office:value-type="float" office:value="0.885293527820011" calcext:value-type="float">
            <text:p>0,8852935278</text:p>
          </table:table-cell>
          <table:table-cell table:number-columns-repeated="1018"/>
        </table:table-row>
        <table:table-row table:style-name="ro1">
          <table:table-cell office:value-type="float" office:value="1584515" calcext:value-type="float">
            <text:p>1584515</text:p>
          </table:table-cell>
          <table:table-cell office:value-type="float" office:value="16.96" calcext:value-type="float">
            <text:p>16,96</text:p>
          </table:table-cell>
          <table:table-cell office:value-type="string" calcext:value-type="string">
            <text:p>DC 016.96 <text:s/>mV</text:p>
          </table:table-cell>
          <table:table-cell table:formula="of:=[.A789]/60000" office:value-type="float" office:value="26.4085833333333" calcext:value-type="float">
            <text:p>26,4085833333</text:p>
          </table:table-cell>
          <table:table-cell table:formula="of:=0.2813*[.B789]+1.1082" office:value-type="float" office:value="5.879048" calcext:value-type="float">
            <text:p>5,879048</text:p>
          </table:table-cell>
          <table:table-cell table:style-name="ce1" table:formula="of:=SQRT(([.B789]*0.052)^2 + 0.037^2)" office:value-type="float" office:value="0.882695806266236" calcext:value-type="float">
            <text:p>0,8826958063</text:p>
          </table:table-cell>
          <table:table-cell table:number-columns-repeated="1018"/>
        </table:table-row>
        <table:table-row table:style-name="ro1">
          <table:table-cell office:value-type="float" office:value="1586528" calcext:value-type="float">
            <text:p>1586528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DC 017.03 <text:s/>mV</text:p>
          </table:table-cell>
          <table:table-cell table:formula="of:=[.A790]/60000" office:value-type="float" office:value="26.4421333333333" calcext:value-type="float">
            <text:p>26,4421333333</text:p>
          </table:table-cell>
          <table:table-cell table:formula="of:=0.2813*[.B790]+1.1082" office:value-type="float" office:value="5.898739" calcext:value-type="float">
            <text:p>5,898739</text:p>
          </table:table-cell>
          <table:table-cell table:style-name="ce1" table:formula="of:=SQRT(([.B790]*0.052)^2 + 0.037^2)" office:value-type="float" office:value="0.886332620182739" calcext:value-type="float">
            <text:p>0,8863326202</text:p>
          </table:table-cell>
          <table:table-cell table:number-columns-repeated="1018"/>
        </table:table-row>
        <table:table-row table:style-name="ro1">
          <table:table-cell office:value-type="float" office:value="1588540" calcext:value-type="float">
            <text:p>1588540</text:p>
          </table:table-cell>
          <table:table-cell office:value-type="float" office:value="17.02" calcext:value-type="float">
            <text:p>17,02</text:p>
          </table:table-cell>
          <table:table-cell office:value-type="string" calcext:value-type="string">
            <text:p>DC 017.02 <text:s/>mV</text:p>
          </table:table-cell>
          <table:table-cell table:formula="of:=[.A791]/60000" office:value-type="float" office:value="26.4756666666667" calcext:value-type="float">
            <text:p>26,4756666667</text:p>
          </table:table-cell>
          <table:table-cell table:formula="of:=0.2813*[.B791]+1.1082" office:value-type="float" office:value="5.895926" calcext:value-type="float">
            <text:p>5,895926</text:p>
          </table:table-cell>
          <table:table-cell table:style-name="ce1" table:formula="of:=SQRT(([.B791]*0.052)^2 + 0.037^2)" office:value-type="float" office:value="0.885813073735086" calcext:value-type="float">
            <text:p>0,8858130737</text:p>
          </table:table-cell>
          <table:table-cell table:number-columns-repeated="1018"/>
        </table:table-row>
        <table:table-row table:style-name="ro1">
          <table:table-cell office:value-type="float" office:value="1590552" calcext:value-type="float">
            <text:p>1590552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DC 016.99 <text:s/>mV</text:p>
          </table:table-cell>
          <table:table-cell table:formula="of:=[.A792]/60000" office:value-type="float" office:value="26.5092" calcext:value-type="float">
            <text:p>26,5092</text:p>
          </table:table-cell>
          <table:table-cell table:formula="of:=0.2813*[.B792]+1.1082" office:value-type="float" office:value="5.887487" calcext:value-type="float">
            <text:p>5,887487</text:p>
          </table:table-cell>
          <table:table-cell table:style-name="ce1" table:formula="of:=SQRT(([.B792]*0.052)^2 + 0.037^2)" office:value-type="float" office:value="0.884254437591353" calcext:value-type="float">
            <text:p>0,8842544376</text:p>
          </table:table-cell>
          <table:table-cell table:number-columns-repeated="1018"/>
        </table:table-row>
        <table:table-row table:style-name="ro1">
          <table:table-cell office:value-type="float" office:value="1592565" calcext:value-type="float">
            <text:p>1592565</text:p>
          </table:table-cell>
          <table:table-cell office:value-type="float" office:value="16.96" calcext:value-type="float">
            <text:p>16,96</text:p>
          </table:table-cell>
          <table:table-cell office:value-type="string" calcext:value-type="string">
            <text:p>DC 016.96 <text:s/>mV</text:p>
          </table:table-cell>
          <table:table-cell table:formula="of:=[.A793]/60000" office:value-type="float" office:value="26.54275" calcext:value-type="float">
            <text:p>26,54275</text:p>
          </table:table-cell>
          <table:table-cell table:formula="of:=0.2813*[.B793]+1.1082" office:value-type="float" office:value="5.879048" calcext:value-type="float">
            <text:p>5,879048</text:p>
          </table:table-cell>
          <table:table-cell table:style-name="ce1" table:formula="of:=SQRT(([.B793]*0.052)^2 + 0.037^2)" office:value-type="float" office:value="0.882695806266236" calcext:value-type="float">
            <text:p>0,8826958063</text:p>
          </table:table-cell>
          <table:table-cell table:number-columns-repeated="1018"/>
        </table:table-row>
        <table:table-row table:style-name="ro1">
          <table:table-cell office:value-type="float" office:value="1594577" calcext:value-type="float">
            <text:p>1594577</text:p>
          </table:table-cell>
          <table:table-cell office:value-type="float" office:value="16.93" calcext:value-type="float">
            <text:p>16,93</text:p>
          </table:table-cell>
          <table:table-cell office:value-type="string" calcext:value-type="string">
            <text:p>DC 016.93 <text:s/>mV</text:p>
          </table:table-cell>
          <table:table-cell table:formula="of:=[.A794]/60000" office:value-type="float" office:value="26.5762833333333" calcext:value-type="float">
            <text:p>26,5762833333</text:p>
          </table:table-cell>
          <table:table-cell table:formula="of:=0.2813*[.B794]+1.1082" office:value-type="float" office:value="5.870609" calcext:value-type="float">
            <text:p>5,870609</text:p>
          </table:table-cell>
          <table:table-cell table:style-name="ce1" table:formula="of:=SQRT(([.B794]*0.052)^2 + 0.037^2)" office:value-type="float" office:value="0.881137179785304" calcext:value-type="float">
            <text:p>0,8811371798</text:p>
          </table:table-cell>
          <table:table-cell table:number-columns-repeated="1018"/>
        </table:table-row>
        <table:table-row table:style-name="ro1">
          <table:table-cell office:value-type="float" office:value="1596590" calcext:value-type="float">
            <text:p>1596590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DC 016.95 <text:s/>mV</text:p>
          </table:table-cell>
          <table:table-cell table:formula="of:=[.A795]/60000" office:value-type="float" office:value="26.6098333333333" calcext:value-type="float">
            <text:p>26,6098333333</text:p>
          </table:table-cell>
          <table:table-cell table:formula="of:=0.2813*[.B795]+1.1082" office:value-type="float" office:value="5.876235" calcext:value-type="float">
            <text:p>5,876235</text:p>
          </table:table-cell>
          <table:table-cell table:style-name="ce1" table:formula="of:=SQRT(([.B795]*0.052)^2 + 0.037^2)" office:value-type="float" office:value="0.882176263566415" calcext:value-type="float">
            <text:p>0,8821762636</text:p>
          </table:table-cell>
          <table:table-cell table:number-columns-repeated="1018"/>
        </table:table-row>
        <table:table-row table:style-name="ro1">
          <table:table-cell office:value-type="float" office:value="1598602" calcext:value-type="float">
            <text:p>1598602</text:p>
          </table:table-cell>
          <table:table-cell office:value-type="float" office:value="16.96" calcext:value-type="float">
            <text:p>16,96</text:p>
          </table:table-cell>
          <table:table-cell office:value-type="string" calcext:value-type="string">
            <text:p>DC 016.96 <text:s/>mV</text:p>
          </table:table-cell>
          <table:table-cell table:formula="of:=[.A796]/60000" office:value-type="float" office:value="26.6433666666667" calcext:value-type="float">
            <text:p>26,6433666667</text:p>
          </table:table-cell>
          <table:table-cell table:formula="of:=0.2813*[.B796]+1.1082" office:value-type="float" office:value="5.879048" calcext:value-type="float">
            <text:p>5,879048</text:p>
          </table:table-cell>
          <table:table-cell table:style-name="ce1" table:formula="of:=SQRT(([.B796]*0.052)^2 + 0.037^2)" office:value-type="float" office:value="0.882695806266236" calcext:value-type="float">
            <text:p>0,8826958063</text:p>
          </table:table-cell>
          <table:table-cell table:number-columns-repeated="1018"/>
        </table:table-row>
        <table:table-row table:style-name="ro1">
          <table:table-cell office:value-type="float" office:value="1600614" calcext:value-type="float">
            <text:p>1600614</text:p>
          </table:table-cell>
          <table:table-cell office:value-type="float" office:value="16.94" calcext:value-type="float">
            <text:p>16,94</text:p>
          </table:table-cell>
          <table:table-cell office:value-type="string" calcext:value-type="string">
            <text:p>DC 016.94 <text:s/>mV</text:p>
          </table:table-cell>
          <table:table-cell table:formula="of:=[.A797]/60000" office:value-type="float" office:value="26.6769" calcext:value-type="float">
            <text:p>26,6769</text:p>
          </table:table-cell>
          <table:table-cell table:formula="of:=0.2813*[.B797]+1.1082" office:value-type="float" office:value="5.873422" calcext:value-type="float">
            <text:p>5,873422</text:p>
          </table:table-cell>
          <table:table-cell table:style-name="ce1" table:formula="of:=SQRT(([.B797]*0.052)^2 + 0.037^2)" office:value-type="float" office:value="0.881656721405786" calcext:value-type="float">
            <text:p>0,8816567214</text:p>
          </table:table-cell>
          <table:table-cell table:number-columns-repeated="1018"/>
        </table:table-row>
        <table:table-row table:style-name="ro1">
          <table:table-cell office:value-type="float" office:value="1602627" calcext:value-type="float">
            <text:p>1602627</text:p>
          </table:table-cell>
          <table:table-cell office:value-type="float" office:value="16.96" calcext:value-type="float">
            <text:p>16,96</text:p>
          </table:table-cell>
          <table:table-cell office:value-type="string" calcext:value-type="string">
            <text:p>DC 016.96 <text:s/>mV</text:p>
          </table:table-cell>
          <table:table-cell table:formula="of:=[.A798]/60000" office:value-type="float" office:value="26.71045" calcext:value-type="float">
            <text:p>26,71045</text:p>
          </table:table-cell>
          <table:table-cell table:formula="of:=0.2813*[.B798]+1.1082" office:value-type="float" office:value="5.879048" calcext:value-type="float">
            <text:p>5,879048</text:p>
          </table:table-cell>
          <table:table-cell table:style-name="ce1" table:formula="of:=SQRT(([.B798]*0.052)^2 + 0.037^2)" office:value-type="float" office:value="0.882695806266236" calcext:value-type="float">
            <text:p>0,8826958063</text:p>
          </table:table-cell>
          <table:table-cell table:number-columns-repeated="1018"/>
        </table:table-row>
        <table:table-row table:style-name="ro1">
          <table:table-cell office:value-type="float" office:value="1604639" calcext:value-type="float">
            <text:p>1604639</text:p>
          </table:table-cell>
          <table:table-cell office:value-type="float" office:value="16.98" calcext:value-type="float">
            <text:p>16,98</text:p>
          </table:table-cell>
          <table:table-cell office:value-type="string" calcext:value-type="string">
            <text:p>DC 016.98 <text:s/>mV</text:p>
          </table:table-cell>
          <table:table-cell table:formula="of:=[.A799]/60000" office:value-type="float" office:value="26.7439833333333" calcext:value-type="float">
            <text:p>26,7439833333</text:p>
          </table:table-cell>
          <table:table-cell table:formula="of:=0.2813*[.B799]+1.1082" office:value-type="float" office:value="5.884674" calcext:value-type="float">
            <text:p>5,884674</text:p>
          </table:table-cell>
          <table:table-cell table:style-name="ce1" table:formula="of:=SQRT(([.B799]*0.052)^2 + 0.037^2)" office:value-type="float" office:value="0.883734893279653" calcext:value-type="float">
            <text:p>0,8837348933</text:p>
          </table:table-cell>
          <table:table-cell table:number-columns-repeated="1018"/>
        </table:table-row>
        <table:table-row table:style-name="ro1">
          <table:table-cell office:value-type="float" office:value="1606652" calcext:value-type="float">
            <text:p>1606652</text:p>
          </table:table-cell>
          <table:table-cell office:value-type="float" office:value="16.97" calcext:value-type="float">
            <text:p>16,97</text:p>
          </table:table-cell>
          <table:table-cell office:value-type="string" calcext:value-type="string">
            <text:p>DC 016.97 <text:s/>mV</text:p>
          </table:table-cell>
          <table:table-cell table:formula="of:=[.A800]/60000" office:value-type="float" office:value="26.7775333333333" calcext:value-type="float">
            <text:p>26,7775333333</text:p>
          </table:table-cell>
          <table:table-cell table:formula="of:=0.2813*[.B800]+1.1082" office:value-type="float" office:value="5.881861" calcext:value-type="float">
            <text:p>5,881861</text:p>
          </table:table-cell>
          <table:table-cell table:style-name="ce1" table:formula="of:=SQRT(([.B800]*0.052)^2 + 0.037^2)" office:value-type="float" office:value="0.883215349504298" calcext:value-type="float">
            <text:p>0,8832153495</text:p>
          </table:table-cell>
          <table:table-cell table:number-columns-repeated="1018"/>
        </table:table-row>
        <table:table-row table:style-name="ro1">
          <table:table-cell office:value-type="float" office:value="1608664" calcext:value-type="float">
            <text:p>1608664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DC 016.95 <text:s/>mV</text:p>
          </table:table-cell>
          <table:table-cell table:formula="of:=[.A801]/60000" office:value-type="float" office:value="26.8110666666667" calcext:value-type="float">
            <text:p>26,8110666667</text:p>
          </table:table-cell>
          <table:table-cell table:formula="of:=0.2813*[.B801]+1.1082" office:value-type="float" office:value="5.876235" calcext:value-type="float">
            <text:p>5,876235</text:p>
          </table:table-cell>
          <table:table-cell table:style-name="ce1" table:formula="of:=SQRT(([.B801]*0.052)^2 + 0.037^2)" office:value-type="float" office:value="0.882176263566415" calcext:value-type="float">
            <text:p>0,8821762636</text:p>
          </table:table-cell>
          <table:table-cell table:number-columns-repeated="1018"/>
        </table:table-row>
        <table:table-row table:style-name="ro1">
          <table:table-cell office:value-type="float" office:value="1610661" calcext:value-type="float">
            <text:p>1610661</text:p>
          </table:table-cell>
          <table:table-cell office:value-type="float" office:value="16.88" calcext:value-type="float">
            <text:p>16,88</text:p>
          </table:table-cell>
          <table:table-cell office:value-type="string" calcext:value-type="string">
            <text:p>DC 016.88 <text:s/>mV</text:p>
          </table:table-cell>
          <table:table-cell table:formula="of:=[.A802]/60000" office:value-type="float" office:value="26.84435" calcext:value-type="float">
            <text:p>26,84435</text:p>
          </table:table-cell>
          <table:table-cell table:formula="of:=0.2813*[.B802]+1.1082" office:value-type="float" office:value="5.856544" calcext:value-type="float">
            <text:p>5,856544</text:p>
          </table:table-cell>
          <table:table-cell table:style-name="ce1" table:formula="of:=SQRT(([.B802]*0.052)^2 + 0.037^2)" office:value-type="float" office:value="0.878539479818636" calcext:value-type="float">
            <text:p>0,8785394798</text:p>
          </table:table-cell>
          <table:table-cell table:number-columns-repeated="1018"/>
        </table:table-row>
        <table:table-row table:style-name="ro1">
          <table:table-cell office:value-type="float" office:value="1612689" calcext:value-type="float">
            <text:p>1612689</text:p>
          </table:table-cell>
          <table:table-cell office:value-type="float" office:value="16.88" calcext:value-type="float">
            <text:p>16,88</text:p>
          </table:table-cell>
          <table:table-cell office:value-type="string" calcext:value-type="string">
            <text:p>DC 016.88 <text:s/>mV</text:p>
          </table:table-cell>
          <table:table-cell table:formula="of:=[.A803]/60000" office:value-type="float" office:value="26.87815" calcext:value-type="float">
            <text:p>26,87815</text:p>
          </table:table-cell>
          <table:table-cell table:formula="of:=0.2813*[.B803]+1.1082" office:value-type="float" office:value="5.856544" calcext:value-type="float">
            <text:p>5,856544</text:p>
          </table:table-cell>
          <table:table-cell table:style-name="ce1" table:formula="of:=SQRT(([.B803]*0.052)^2 + 0.037^2)" office:value-type="float" office:value="0.878539479818636" calcext:value-type="float">
            <text:p>0,8785394798</text:p>
          </table:table-cell>
          <table:table-cell table:number-columns-repeated="1018"/>
        </table:table-row>
        <table:table-row table:style-name="ro1">
          <table:table-cell office:value-type="float" office:value="1614701" calcext:value-type="float">
            <text:p>1614701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DC 016.90 <text:s/>mV</text:p>
          </table:table-cell>
          <table:table-cell table:formula="of:=[.A804]/60000" office:value-type="float" office:value="26.9116833333333" calcext:value-type="float">
            <text:p>26,9116833333</text:p>
          </table:table-cell>
          <table:table-cell table:formula="of:=0.2813*[.B804]+1.1082" office:value-type="float" office:value="5.86217" calcext:value-type="float">
            <text:p>5,86217</text:p>
          </table:table-cell>
          <table:table-cell table:style-name="ce1" table:formula="of:=SQRT(([.B804]*0.052)^2 + 0.037^2)" office:value-type="float" office:value="0.879578558174311" calcext:value-type="float">
            <text:p>0,8795785582</text:p>
          </table:table-cell>
          <table:table-cell table:number-columns-repeated="1018"/>
        </table:table-row>
        <table:table-row table:style-name="ro1">
          <table:table-cell office:value-type="float" office:value="1616714" calcext:value-type="float">
            <text:p>1616714</text:p>
          </table:table-cell>
          <table:table-cell office:value-type="float" office:value="16.92" calcext:value-type="float">
            <text:p>16,92</text:p>
          </table:table-cell>
          <table:table-cell office:value-type="string" calcext:value-type="string">
            <text:p>DC 016.92 <text:s/>mV</text:p>
          </table:table-cell>
          <table:table-cell table:formula="of:=[.A805]/60000" office:value-type="float" office:value="26.9452333333333" calcext:value-type="float">
            <text:p>26,9452333333</text:p>
          </table:table-cell>
          <table:table-cell table:formula="of:=0.2813*[.B805]+1.1082" office:value-type="float" office:value="5.867796" calcext:value-type="float">
            <text:p>5,867796</text:p>
          </table:table-cell>
          <table:table-cell table:style-name="ce1" table:formula="of:=SQRT(([.B805]*0.052)^2 + 0.037^2)" office:value-type="float" office:value="0.880617638705926" calcext:value-type="float">
            <text:p>0,8806176387</text:p>
          </table:table-cell>
          <table:table-cell table:number-columns-repeated="1018"/>
        </table:table-row>
        <table:table-row table:style-name="ro1">
          <table:table-cell office:value-type="float" office:value="1618726" calcext:value-type="float">
            <text:p>1618726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DC 016.95 <text:s/>mV</text:p>
          </table:table-cell>
          <table:table-cell table:formula="of:=[.A806]/60000" office:value-type="float" office:value="26.9787666666667" calcext:value-type="float">
            <text:p>26,9787666667</text:p>
          </table:table-cell>
          <table:table-cell table:formula="of:=0.2813*[.B806]+1.1082" office:value-type="float" office:value="5.876235" calcext:value-type="float">
            <text:p>5,876235</text:p>
          </table:table-cell>
          <table:table-cell table:style-name="ce1" table:formula="of:=SQRT(([.B806]*0.052)^2 + 0.037^2)" office:value-type="float" office:value="0.882176263566415" calcext:value-type="float">
            <text:p>0,8821762636</text:p>
          </table:table-cell>
          <table:table-cell table:number-columns-repeated="1018"/>
        </table:table-row>
        <table:table-row table:style-name="ro1">
          <table:table-cell office:value-type="float" office:value="1620738" calcext:value-type="float">
            <text:p>1620738</text:p>
          </table:table-cell>
          <table:table-cell office:value-type="float" office:value="16.93" calcext:value-type="float">
            <text:p>16,93</text:p>
          </table:table-cell>
          <table:table-cell office:value-type="string" calcext:value-type="string">
            <text:p>DC 016.93 <text:s/>mV</text:p>
          </table:table-cell>
          <table:table-cell table:formula="of:=[.A807]/60000" office:value-type="float" office:value="27.0123" calcext:value-type="float">
            <text:p>27,0123</text:p>
          </table:table-cell>
          <table:table-cell table:formula="of:=0.2813*[.B807]+1.1082" office:value-type="float" office:value="5.870609" calcext:value-type="float">
            <text:p>5,870609</text:p>
          </table:table-cell>
          <table:table-cell table:style-name="ce1" table:formula="of:=SQRT(([.B807]*0.052)^2 + 0.037^2)" office:value-type="float" office:value="0.881137179785304" calcext:value-type="float">
            <text:p>0,8811371798</text:p>
          </table:table-cell>
          <table:table-cell table:number-columns-repeated="1018"/>
        </table:table-row>
        <table:table-row table:style-name="ro1">
          <table:table-cell office:value-type="float" office:value="1622751" calcext:value-type="float">
            <text:p>1622751</text:p>
          </table:table-cell>
          <table:table-cell office:value-type="float" office:value="16.88" calcext:value-type="float">
            <text:p>16,88</text:p>
          </table:table-cell>
          <table:table-cell office:value-type="string" calcext:value-type="string">
            <text:p>DC 016.88 <text:s/>mV</text:p>
          </table:table-cell>
          <table:table-cell table:formula="of:=[.A808]/60000" office:value-type="float" office:value="27.04585" calcext:value-type="float">
            <text:p>27,04585</text:p>
          </table:table-cell>
          <table:table-cell table:formula="of:=0.2813*[.B808]+1.1082" office:value-type="float" office:value="5.856544" calcext:value-type="float">
            <text:p>5,856544</text:p>
          </table:table-cell>
          <table:table-cell table:style-name="ce1" table:formula="of:=SQRT(([.B808]*0.052)^2 + 0.037^2)" office:value-type="float" office:value="0.878539479818636" calcext:value-type="float">
            <text:p>0,8785394798</text:p>
          </table:table-cell>
          <table:table-cell table:number-columns-repeated="1018"/>
        </table:table-row>
        <table:table-row table:style-name="ro1">
          <table:table-cell office:value-type="float" office:value="1624748" calcext:value-type="float">
            <text:p>1624748</text:p>
          </table:table-cell>
          <table:table-cell office:value-type="float" office:value="16.94" calcext:value-type="float">
            <text:p>16,94</text:p>
          </table:table-cell>
          <table:table-cell office:value-type="string" calcext:value-type="string">
            <text:p>DC 016.94 <text:s/>mV</text:p>
          </table:table-cell>
          <table:table-cell table:formula="of:=[.A809]/60000" office:value-type="float" office:value="27.0791333333333" calcext:value-type="float">
            <text:p>27,0791333333</text:p>
          </table:table-cell>
          <table:table-cell table:formula="of:=0.2813*[.B809]+1.1082" office:value-type="float" office:value="5.873422" calcext:value-type="float">
            <text:p>5,873422</text:p>
          </table:table-cell>
          <table:table-cell table:style-name="ce1" table:formula="of:=SQRT(([.B809]*0.052)^2 + 0.037^2)" office:value-type="float" office:value="0.881656721405786" calcext:value-type="float">
            <text:p>0,8816567214</text:p>
          </table:table-cell>
          <table:table-cell table:number-columns-repeated="1018"/>
        </table:table-row>
        <table:table-row table:style-name="ro1">
          <table:table-cell office:value-type="float" office:value="1626776" calcext:value-type="float">
            <text:p>1626776</text:p>
          </table:table-cell>
          <table:table-cell office:value-type="float" office:value="16.92" calcext:value-type="float">
            <text:p>16,92</text:p>
          </table:table-cell>
          <table:table-cell office:value-type="string" calcext:value-type="string">
            <text:p>DC 016.92 <text:s/>mV</text:p>
          </table:table-cell>
          <table:table-cell table:formula="of:=[.A810]/60000" office:value-type="float" office:value="27.1129333333333" calcext:value-type="float">
            <text:p>27,1129333333</text:p>
          </table:table-cell>
          <table:table-cell table:formula="of:=0.2813*[.B810]+1.1082" office:value-type="float" office:value="5.867796" calcext:value-type="float">
            <text:p>5,867796</text:p>
          </table:table-cell>
          <table:table-cell table:style-name="ce1" table:formula="of:=SQRT(([.B810]*0.052)^2 + 0.037^2)" office:value-type="float" office:value="0.880617638705926" calcext:value-type="float">
            <text:p>0,8806176387</text:p>
          </table:table-cell>
          <table:table-cell table:number-columns-repeated="1018"/>
        </table:table-row>
        <table:table-row table:style-name="ro1">
          <table:table-cell office:value-type="float" office:value="1628788" calcext:value-type="float">
            <text:p>1628788</text:p>
          </table:table-cell>
          <table:table-cell office:value-type="float" office:value="16.92" calcext:value-type="float">
            <text:p>16,92</text:p>
          </table:table-cell>
          <table:table-cell office:value-type="string" calcext:value-type="string">
            <text:p>DC 016.92 <text:s/>mV</text:p>
          </table:table-cell>
          <table:table-cell table:formula="of:=[.A811]/60000" office:value-type="float" office:value="27.1464666666667" calcext:value-type="float">
            <text:p>27,1464666667</text:p>
          </table:table-cell>
          <table:table-cell table:formula="of:=0.2813*[.B811]+1.1082" office:value-type="float" office:value="5.867796" calcext:value-type="float">
            <text:p>5,867796</text:p>
          </table:table-cell>
          <table:table-cell table:style-name="ce1" table:formula="of:=SQRT(([.B811]*0.052)^2 + 0.037^2)" office:value-type="float" office:value="0.880617638705926" calcext:value-type="float">
            <text:p>0,8806176387</text:p>
          </table:table-cell>
          <table:table-cell table:number-columns-repeated="1018"/>
        </table:table-row>
        <table:table-row table:style-name="ro1">
          <table:table-cell office:value-type="float" office:value="1630800" calcext:value-type="float">
            <text:p>1630800</text:p>
          </table:table-cell>
          <table:table-cell office:value-type="float" office:value="16.82" calcext:value-type="float">
            <text:p>16,82</text:p>
          </table:table-cell>
          <table:table-cell office:value-type="string" calcext:value-type="string">
            <text:p>DC 016.82 <text:s/>mV</text:p>
          </table:table-cell>
          <table:table-cell table:formula="of:=[.A812]/60000" office:value-type="float" office:value="27.18" calcext:value-type="float">
            <text:p>27,18</text:p>
          </table:table-cell>
          <table:table-cell table:formula="of:=0.2813*[.B812]+1.1082" office:value-type="float" office:value="5.839666" calcext:value-type="float">
            <text:p>5,839666</text:p>
          </table:table-cell>
          <table:table-cell table:style-name="ce1" table:formula="of:=SQRT(([.B812]*0.052)^2 + 0.037^2)" office:value-type="float" office:value="0.875422257884731" calcext:value-type="float">
            <text:p>0,8754222579</text:p>
          </table:table-cell>
          <table:table-cell table:number-columns-repeated="1018"/>
        </table:table-row>
        <table:table-row table:style-name="ro1">
          <table:table-cell office:value-type="float" office:value="1632813" calcext:value-type="float">
            <text:p>1632813</text:p>
          </table:table-cell>
          <table:table-cell office:value-type="float" office:value="16.84" calcext:value-type="float">
            <text:p>16,84</text:p>
          </table:table-cell>
          <table:table-cell office:value-type="string" calcext:value-type="string">
            <text:p>DC 016.84 <text:s/>mV</text:p>
          </table:table-cell>
          <table:table-cell table:formula="of:=[.A813]/60000" office:value-type="float" office:value="27.21355" calcext:value-type="float">
            <text:p>27,21355</text:p>
          </table:table-cell>
          <table:table-cell table:formula="of:=0.2813*[.B813]+1.1082" office:value-type="float" office:value="5.845292" calcext:value-type="float">
            <text:p>5,845292</text:p>
          </table:table-cell>
          <table:table-cell table:style-name="ce1" table:formula="of:=SQRT(([.B813]*0.052)^2 + 0.037^2)" office:value-type="float" office:value="0.876461329666061" calcext:value-type="float">
            <text:p>0,8764613297</text:p>
          </table:table-cell>
          <table:table-cell table:number-columns-repeated="1018"/>
        </table:table-row>
        <table:table-row table:style-name="ro1">
          <table:table-cell office:value-type="float" office:value="1634841" calcext:value-type="float">
            <text:p>1634841</text:p>
          </table:table-cell>
          <table:table-cell office:value-type="float" office:value="16.82" calcext:value-type="float">
            <text:p>16,82</text:p>
          </table:table-cell>
          <table:table-cell office:value-type="string" calcext:value-type="string">
            <text:p>DC 016.82 <text:s/>mV</text:p>
          </table:table-cell>
          <table:table-cell table:formula="of:=[.A814]/60000" office:value-type="float" office:value="27.24735" calcext:value-type="float">
            <text:p>27,24735</text:p>
          </table:table-cell>
          <table:table-cell table:formula="of:=0.2813*[.B814]+1.1082" office:value-type="float" office:value="5.839666" calcext:value-type="float">
            <text:p>5,839666</text:p>
          </table:table-cell>
          <table:table-cell table:style-name="ce1" table:formula="of:=SQRT(([.B814]*0.052)^2 + 0.037^2)" office:value-type="float" office:value="0.875422257884731" calcext:value-type="float">
            <text:p>0,8754222579</text:p>
          </table:table-cell>
          <table:table-cell table:number-columns-repeated="1018"/>
        </table:table-row>
        <table:table-row table:style-name="ro1">
          <table:table-cell office:value-type="float" office:value="1636838" calcext:value-type="float">
            <text:p>1636838</text:p>
          </table:table-cell>
          <table:table-cell office:value-type="float" office:value="16.88" calcext:value-type="float">
            <text:p>16,88</text:p>
          </table:table-cell>
          <table:table-cell office:value-type="string" calcext:value-type="string">
            <text:p>DC 016.88 <text:s/>mV</text:p>
          </table:table-cell>
          <table:table-cell table:formula="of:=[.A815]/60000" office:value-type="float" office:value="27.2806333333333" calcext:value-type="float">
            <text:p>27,2806333333</text:p>
          </table:table-cell>
          <table:table-cell table:formula="of:=0.2813*[.B815]+1.1082" office:value-type="float" office:value="5.856544" calcext:value-type="float">
            <text:p>5,856544</text:p>
          </table:table-cell>
          <table:table-cell table:style-name="ce1" table:formula="of:=SQRT(([.B815]*0.052)^2 + 0.037^2)" office:value-type="float" office:value="0.878539479818636" calcext:value-type="float">
            <text:p>0,8785394798</text:p>
          </table:table-cell>
          <table:table-cell table:number-columns-repeated="1018"/>
        </table:table-row>
        <table:table-row table:style-name="ro1">
          <table:table-cell office:value-type="float" office:value="1638834" calcext:value-type="float">
            <text:p>1638834</text:p>
          </table:table-cell>
          <table:table-cell office:value-type="float" office:value="16.79" calcext:value-type="float">
            <text:p>16,79</text:p>
          </table:table-cell>
          <table:table-cell office:value-type="string" calcext:value-type="string">
            <text:p>DC 016.79 <text:s/>mV</text:p>
          </table:table-cell>
          <table:table-cell table:formula="of:=[.A816]/60000" office:value-type="float" office:value="27.3139" calcext:value-type="float">
            <text:p>27,3139</text:p>
          </table:table-cell>
          <table:table-cell table:formula="of:=0.2813*[.B816]+1.1082" office:value-type="float" office:value="5.831227" calcext:value-type="float">
            <text:p>5,831227</text:p>
          </table:table-cell>
          <table:table-cell table:style-name="ce1" table:formula="of:=SQRT(([.B816]*0.052)^2 + 0.037^2)" office:value-type="float" office:value="0.87386365435347" calcext:value-type="float">
            <text:p>0,8738636544</text:p>
          </table:table-cell>
          <table:table-cell table:number-columns-repeated="1018"/>
        </table:table-row>
        <table:table-row table:style-name="ro1">
          <table:table-cell office:value-type="float" office:value="1640862" calcext:value-type="float">
            <text:p>1640862</text:p>
          </table:table-cell>
          <table:table-cell office:value-type="float" office:value="16.79" calcext:value-type="float">
            <text:p>16,79</text:p>
          </table:table-cell>
          <table:table-cell office:value-type="string" calcext:value-type="string">
            <text:p>DC 016.79 <text:s/>mV</text:p>
          </table:table-cell>
          <table:table-cell table:formula="of:=[.A817]/60000" office:value-type="float" office:value="27.3477" calcext:value-type="float">
            <text:p>27,3477</text:p>
          </table:table-cell>
          <table:table-cell table:formula="of:=0.2813*[.B817]+1.1082" office:value-type="float" office:value="5.831227" calcext:value-type="float">
            <text:p>5,831227</text:p>
          </table:table-cell>
          <table:table-cell table:style-name="ce1" table:formula="of:=SQRT(([.B817]*0.052)^2 + 0.037^2)" office:value-type="float" office:value="0.87386365435347" calcext:value-type="float">
            <text:p>0,8738636544</text:p>
          </table:table-cell>
          <table:table-cell table:number-columns-repeated="1018"/>
        </table:table-row>
        <table:table-row table:style-name="ro1">
          <table:table-cell office:value-type="float" office:value="1642875" calcext:value-type="float">
            <text:p>1642875</text:p>
          </table:table-cell>
          <table:table-cell office:value-type="float" office:value="16.79" calcext:value-type="float">
            <text:p>16,79</text:p>
          </table:table-cell>
          <table:table-cell office:value-type="string" calcext:value-type="string">
            <text:p>DC 016.79 <text:s/>mV</text:p>
          </table:table-cell>
          <table:table-cell table:formula="of:=[.A818]/60000" office:value-type="float" office:value="27.38125" calcext:value-type="float">
            <text:p>27,38125</text:p>
          </table:table-cell>
          <table:table-cell table:formula="of:=0.2813*[.B818]+1.1082" office:value-type="float" office:value="5.831227" calcext:value-type="float">
            <text:p>5,831227</text:p>
          </table:table-cell>
          <table:table-cell table:style-name="ce1" table:formula="of:=SQRT(([.B818]*0.052)^2 + 0.037^2)" office:value-type="float" office:value="0.87386365435347" calcext:value-type="float">
            <text:p>0,8738636544</text:p>
          </table:table-cell>
          <table:table-cell table:number-columns-repeated="1018"/>
        </table:table-row>
        <table:table-row table:style-name="ro1">
          <table:table-cell office:value-type="float" office:value="1644887" calcext:value-type="float">
            <text:p>1644887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DC 016.74 <text:s/>mV</text:p>
          </table:table-cell>
          <table:table-cell table:formula="of:=[.A819]/60000" office:value-type="float" office:value="27.4147833333333" calcext:value-type="float">
            <text:p>27,4147833333</text:p>
          </table:table-cell>
          <table:table-cell table:formula="of:=0.2813*[.B819]+1.1082" office:value-type="float" office:value="5.817162" calcext:value-type="float">
            <text:p>5,817162</text:p>
          </table:table-cell>
          <table:table-cell table:style-name="ce1" table:formula="of:=SQRT(([.B819]*0.052)^2 + 0.037^2)" office:value-type="float" office:value="0.871265992909169" calcext:value-type="float">
            <text:p>0,8712659929</text:p>
          </table:table-cell>
          <table:table-cell table:number-columns-repeated="1018"/>
        </table:table-row>
        <table:table-row table:style-name="ro1">
          <table:table-cell office:value-type="float" office:value="1646900" calcext:value-type="float">
            <text:p>1646900</text:p>
          </table:table-cell>
          <table:table-cell office:value-type="float" office:value="16.75" calcext:value-type="float">
            <text:p>16,75</text:p>
          </table:table-cell>
          <table:table-cell office:value-type="string" calcext:value-type="string">
            <text:p>DC 016.75 <text:s/>mV</text:p>
          </table:table-cell>
          <table:table-cell table:formula="of:=[.A820]/60000" office:value-type="float" office:value="27.4483333333333" calcext:value-type="float">
            <text:p>27,4483333333</text:p>
          </table:table-cell>
          <table:table-cell table:formula="of:=0.2813*[.B820]+1.1082" office:value-type="float" office:value="5.819975" calcext:value-type="float">
            <text:p>5,819975</text:p>
          </table:table-cell>
          <table:table-cell table:style-name="ce1" table:formula="of:=SQRT(([.B820]*0.052)^2 + 0.037^2)" office:value-type="float" office:value="0.871785524082615" calcext:value-type="float">
            <text:p>0,8717855241</text:p>
          </table:table-cell>
          <table:table-cell table:number-columns-repeated="1018"/>
        </table:table-row>
        <table:table-row table:style-name="ro1">
          <table:table-cell office:value-type="float" office:value="1648912" calcext:value-type="float">
            <text:p>1648912</text:p>
          </table:table-cell>
          <table:table-cell office:value-type="float" office:value="16.75" calcext:value-type="float">
            <text:p>16,75</text:p>
          </table:table-cell>
          <table:table-cell office:value-type="string" calcext:value-type="string">
            <text:p>DC 016.75 <text:s/>mV</text:p>
          </table:table-cell>
          <table:table-cell table:formula="of:=[.A821]/60000" office:value-type="float" office:value="27.4818666666667" calcext:value-type="float">
            <text:p>27,4818666667</text:p>
          </table:table-cell>
          <table:table-cell table:formula="of:=0.2813*[.B821]+1.1082" office:value-type="float" office:value="5.819975" calcext:value-type="float">
            <text:p>5,819975</text:p>
          </table:table-cell>
          <table:table-cell table:style-name="ce1" table:formula="of:=SQRT(([.B821]*0.052)^2 + 0.037^2)" office:value-type="float" office:value="0.871785524082615" calcext:value-type="float">
            <text:p>0,8717855241</text:p>
          </table:table-cell>
          <table:table-cell table:number-columns-repeated="1018"/>
        </table:table-row>
        <table:table-row table:style-name="ro1">
          <table:table-cell office:value-type="float" office:value="1650924" calcext:value-type="float">
            <text:p>1650924</text:p>
          </table:table-cell>
          <table:table-cell office:value-type="float" office:value="16.83" calcext:value-type="float">
            <text:p>16,83</text:p>
          </table:table-cell>
          <table:table-cell office:value-type="string" calcext:value-type="string">
            <text:p>DC 016.83 <text:s/>mV</text:p>
          </table:table-cell>
          <table:table-cell table:formula="of:=[.A822]/60000" office:value-type="float" office:value="27.5154" calcext:value-type="float">
            <text:p>27,5154</text:p>
          </table:table-cell>
          <table:table-cell table:formula="of:=0.2813*[.B822]+1.1082" office:value-type="float" office:value="5.842479" calcext:value-type="float">
            <text:p>5,842479</text:p>
          </table:table-cell>
          <table:table-cell table:style-name="ce1" table:formula="of:=SQRT(([.B822]*0.052)^2 + 0.037^2)" office:value-type="float" office:value="0.875941793500002" calcext:value-type="float">
            <text:p>0,8759417935</text:p>
          </table:table-cell>
          <table:table-cell table:number-columns-repeated="1018"/>
        </table:table-row>
        <table:table-row table:style-name="ro1">
          <table:table-cell office:value-type="float" office:value="1652921" calcext:value-type="float">
            <text:p>1652921</text:p>
          </table:table-cell>
          <table:table-cell office:value-type="float" office:value="16.82" calcext:value-type="float">
            <text:p>16,82</text:p>
          </table:table-cell>
          <table:table-cell office:value-type="string" calcext:value-type="string">
            <text:p>DC 016.82 <text:s/>mV</text:p>
          </table:table-cell>
          <table:table-cell table:formula="of:=[.A823]/60000" office:value-type="float" office:value="27.5486833333333" calcext:value-type="float">
            <text:p>27,5486833333</text:p>
          </table:table-cell>
          <table:table-cell table:formula="of:=0.2813*[.B823]+1.1082" office:value-type="float" office:value="5.839666" calcext:value-type="float">
            <text:p>5,839666</text:p>
          </table:table-cell>
          <table:table-cell table:style-name="ce1" table:formula="of:=SQRT(([.B823]*0.052)^2 + 0.037^2)" office:value-type="float" office:value="0.875422257884731" calcext:value-type="float">
            <text:p>0,8754222579</text:p>
          </table:table-cell>
          <table:table-cell table:number-columns-repeated="1018"/>
        </table:table-row>
        <table:table-row table:style-name="ro1">
          <table:table-cell office:value-type="float" office:value="1654949" calcext:value-type="float">
            <text:p>1654949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DC 016.80 <text:s/>mV</text:p>
          </table:table-cell>
          <table:table-cell table:formula="of:=[.A824]/60000" office:value-type="float" office:value="27.5824833333333" calcext:value-type="float">
            <text:p>27,5824833333</text:p>
          </table:table-cell>
          <table:table-cell table:formula="of:=0.2813*[.B824]+1.1082" office:value-type="float" office:value="5.83404" calcext:value-type="float">
            <text:p>5,83404</text:p>
          </table:table-cell>
          <table:table-cell table:style-name="ce1" table:formula="of:=SQRT(([.B824]*0.052)^2 + 0.037^2)" office:value-type="float" office:value="0.87438318831048" calcext:value-type="float">
            <text:p>0,8743831883</text:p>
          </table:table-cell>
          <table:table-cell table:number-columns-repeated="1018"/>
        </table:table-row>
        <table:table-row table:style-name="ro1">
          <table:table-cell office:value-type="float" office:value="1656962" calcext:value-type="float">
            <text:p>1656962</text:p>
          </table:table-cell>
          <table:table-cell office:value-type="float" office:value="16.76" calcext:value-type="float">
            <text:p>16,76</text:p>
          </table:table-cell>
          <table:table-cell office:value-type="string" calcext:value-type="string">
            <text:p>DC 016.76 <text:s/>mV</text:p>
          </table:table-cell>
          <table:table-cell table:formula="of:=[.A825]/60000" office:value-type="float" office:value="27.6160333333333" calcext:value-type="float">
            <text:p>27,6160333333</text:p>
          </table:table-cell>
          <table:table-cell table:formula="of:=0.2813*[.B825]+1.1082" office:value-type="float" office:value="5.822788" calcext:value-type="float">
            <text:p>5,822788</text:p>
          </table:table-cell>
          <table:table-cell table:style-name="ce1" table:formula="of:=SQRT(([.B825]*0.052)^2 + 0.037^2)" office:value-type="float" office:value="0.872305055814765" calcext:value-type="float">
            <text:p>0,8723050558</text:p>
          </table:table-cell>
          <table:table-cell table:number-columns-repeated="1018"/>
        </table:table-row>
        <table:table-row table:style-name="ro2" table:number-rows-repeated="10477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IV2" style:display-name="PageStyle_JI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9:36:21.349000000</dc:date>
    <meta:editing-duration>P0D</meta:editing-duration>
    <meta:generator>LibreOffice/4.2.4.2$Windows_x86 LibreOffice_project/63150712c6d317d27ce2db16eb94c2f3d7b699f8</meta:generator>
    <meta:document-statistic meta:table-count="1" meta:cell-count="495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58%" fo:font-family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h7" style:family="chart">
      <style:chart-properties style:rotation-angle="0"/>
      <style:text-properties fo:color="#000000" fo:font-family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15cm" svg:height="7.621cm" xlink:href=".." xlink:type="simple" chart:class="chart:scatter" chart:style-name="ch1">
        <chart:title svg:x="4.116cm" svg:y="0.287cm" chart:style-name="ch2">
          <text:p>Et-OOH und HCl</text:p>
        </chart:title>
        <chart:legend chart:legend-position="end" svg:x="10.636cm" svg:y="3.511cm" style:legend-expansion="high" chart:style-name="ch3"/>
        <chart:plot-area chart:style-name="ch4" table:cell-range-address="JIV2.D2:JIV2.E825 JIV2.E1:JIV2.E1" chart:data-source-has-labels="row" svg:x="1.546cm" svg:y="1.894cm" svg:width="8.586cm" svg:height="4.545cm">
          <chartooo:coordinate-region svg:x="1.982cm" svg:y="2.094cm" svg:width="7.963cm" svg:height="3.698cm"/>
          <chart:axis chart:dimension="x" chart:name="primary-x" chart:style-name="ch5">
            <chart:title svg:x="5.298cm" svg:y="6.592cm" chart:style-name="ch6">
              <text:p>t [min]</text:p>
            </chart:title>
          </chart:axis>
          <chart:axis chart:dimension="y" chart:name="primary-y" chart:style-name="ch5">
            <chart:title svg:x="0.281cm" svg:y="3.337cm" chart:style-name="ch7">
              <text:p>T' [K]</text:p>
            </chart:title>
            <chart:grid chart:style-name="ch8" chart:class="major"/>
          </chart:axis>
          <chart:series chart:style-name="ch9" chart:values-cell-range-address="JIV2.E2:JIV2.E825" chart:label-cell-address="JIV2.E1:JIV2.E1" chart:class="chart:scatter">
            <chart:domain table:cell-range-address="JIV2.D2:JIV2.D825"/>
            <chart:data-point chart:repeated="8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T'[K]</text:p>
                <draw:g>
                  <svg:desc>JIV2.E1:JIV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16666666666667">
                <text:p>0.000516666666666667</text:p>
                <draw:g>
                  <svg:desc>JIV2.D2:JIV2.D825</svg:desc>
                </draw:g>
              </table:table-cell>
              <table:table-cell office:value-type="float" office:value="2.323416">
                <text:p>2.323416</text:p>
                <draw:g>
                  <svg:desc>JIV2.E2:JIV2.E8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05">
                <text:p>0.03405</text:p>
              </table:table-cell>
              <table:table-cell office:value-type="float" office:value="2.334668">
                <text:p>2.334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">
                <text:p>0.0676</text:p>
              </table:table-cell>
              <table:table-cell office:value-type="float" office:value="2.329042">
                <text:p>2.329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1133333333333">
                <text:p>0.101133333333333</text:p>
              </table:table-cell>
              <table:table-cell office:value-type="float" office:value="2.31779">
                <text:p>2.31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683333333333">
                <text:p>0.134683333333333</text:p>
              </table:table-cell>
              <table:table-cell office:value-type="float" office:value="2.309351">
                <text:p>2.309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795">
                <text:p>0.16795</text:p>
              </table:table-cell>
              <table:table-cell office:value-type="float" office:value="2.309351">
                <text:p>2.309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175">
                <text:p>0.20175</text:p>
              </table:table-cell>
              <table:table-cell office:value-type="float" office:value="2.300912">
                <text:p>2.300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53">
                <text:p>0.2353</text:p>
              </table:table-cell>
              <table:table-cell office:value-type="float" office:value="2.320603">
                <text:p>2.320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8833333333333">
                <text:p>0.268833333333333</text:p>
              </table:table-cell>
              <table:table-cell office:value-type="float" office:value="2.314977">
                <text:p>2.314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2383333333333">
                <text:p>0.302383333333333</text:p>
              </table:table-cell>
              <table:table-cell office:value-type="float" office:value="2.303725">
                <text:p>2.303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5916666666667">
                <text:p>0.335916666666667</text:p>
              </table:table-cell>
              <table:table-cell office:value-type="float" office:value="2.31779">
                <text:p>2.31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45">
                <text:p>0.36945</text:p>
              </table:table-cell>
              <table:table-cell office:value-type="float" office:value="2.320603">
                <text:p>2.320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2733333333333">
                <text:p>0.402733333333333</text:p>
              </table:table-cell>
              <table:table-cell office:value-type="float" office:value="2.303725">
                <text:p>2.303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6533333333333">
                <text:p>0.436533333333333</text:p>
              </table:table-cell>
              <table:table-cell office:value-type="float" office:value="2.306538">
                <text:p>2.306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0083333333333">
                <text:p>0.470083333333333</text:p>
              </table:table-cell>
              <table:table-cell office:value-type="float" office:value="2.298099">
                <text:p>2.298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3616666666667">
                <text:p>0.503616666666667</text:p>
              </table:table-cell>
              <table:table-cell office:value-type="float" office:value="2.306538">
                <text:p>2.306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715">
                <text:p>0.53715</text:p>
              </table:table-cell>
              <table:table-cell office:value-type="float" office:value="2.292473">
                <text:p>2.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07">
                <text:p>0.5707</text:p>
              </table:table-cell>
              <table:table-cell office:value-type="float" office:value="2.286847">
                <text:p>2.286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4233333333333">
                <text:p>0.604233333333333</text:p>
              </table:table-cell>
              <table:table-cell office:value-type="float" office:value="2.284034">
                <text:p>2.284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7516666666667">
                <text:p>0.637516666666667</text:p>
              </table:table-cell>
              <table:table-cell office:value-type="float" office:value="2.28966">
                <text:p>2.28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1316666666667">
                <text:p>0.671316666666667</text:p>
              </table:table-cell>
              <table:table-cell office:value-type="float" office:value="2.292473">
                <text:p>2.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485">
                <text:p>0.70485</text:p>
              </table:table-cell>
              <table:table-cell office:value-type="float" office:value="2.298099">
                <text:p>2.298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384">
                <text:p>0.7384</text:p>
              </table:table-cell>
              <table:table-cell office:value-type="float" office:value="2.28966">
                <text:p>2.28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1933333333333">
                <text:p>0.771933333333333</text:p>
              </table:table-cell>
              <table:table-cell office:value-type="float" office:value="2.275595">
                <text:p>2.275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5483333333333">
                <text:p>0.805483333333333</text:p>
              </table:table-cell>
              <table:table-cell office:value-type="float" office:value="2.275595">
                <text:p>2.275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9016666666667">
                <text:p>0.839016666666667</text:p>
              </table:table-cell>
              <table:table-cell office:value-type="float" office:value="2.295286">
                <text:p>2.295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723">
                <text:p>0.8723</text:p>
              </table:table-cell>
              <table:table-cell office:value-type="float" office:value="2.292473">
                <text:p>2.292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61">
                <text:p>0.9061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9633333333333">
                <text:p>0.939633333333333</text:p>
              </table:table-cell>
              <table:table-cell office:value-type="float" office:value="2.295286">
                <text:p>2.295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2916666666667">
                <text:p>0.972916666666667</text:p>
              </table:table-cell>
              <table:table-cell office:value-type="float" office:value="2.298099">
                <text:p>2.298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671666666667">
                <text:p>1.00671666666667</text:p>
              </table:table-cell>
              <table:table-cell office:value-type="float" office:value="2.295286">
                <text:p>2.295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025">
                <text:p>1.04025</text:p>
              </table:table-cell>
              <table:table-cell office:value-type="float" office:value="2.28966">
                <text:p>2.28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38">
                <text:p>1.0738</text:p>
              </table:table-cell>
              <table:table-cell office:value-type="float" office:value="2.286847">
                <text:p>2.2868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733333333333">
                <text:p>1.10733333333333</text:p>
              </table:table-cell>
              <table:table-cell office:value-type="float" office:value="2.286847">
                <text:p>2.2868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4088333333333">
                <text:p>1.14088333333333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7441666666667">
                <text:p>1.17441666666667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077">
                <text:p>1.2077</text:p>
              </table:table-cell>
              <table:table-cell office:value-type="float" office:value="2.284034">
                <text:p>2.284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415">
                <text:p>1.2415</text:p>
              </table:table-cell>
              <table:table-cell office:value-type="float" office:value="2.295286">
                <text:p>2.295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7503333333333">
                <text:p>1.27503333333333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0858333333333">
                <text:p>1.30858333333333</text:p>
              </table:table-cell>
              <table:table-cell office:value-type="float" office:value="2.275595">
                <text:p>2.275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4211666666667">
                <text:p>1.34211666666667</text:p>
              </table:table-cell>
              <table:table-cell office:value-type="float" office:value="2.278408">
                <text:p>2.278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7565">
                <text:p>1.37565</text:p>
              </table:table-cell>
              <table:table-cell office:value-type="float" office:value="2.284034">
                <text:p>2.284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092">
                <text:p>1.4092</text:p>
              </table:table-cell>
              <table:table-cell office:value-type="float" office:value="2.286847">
                <text:p>2.286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4248333333333">
                <text:p>1.44248333333333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7628333333333">
                <text:p>1.47628333333333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981666666667">
                <text:p>1.50981666666667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4335">
                <text:p>1.54335</text:p>
              </table:table-cell>
              <table:table-cell office:value-type="float" office:value="2.267156">
                <text:p>2.267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769">
                <text:p>1.5769</text:p>
              </table:table-cell>
              <table:table-cell office:value-type="float" office:value="2.267156">
                <text:p>2.267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1043333333333">
                <text:p>1.61043333333333</text:p>
              </table:table-cell>
              <table:table-cell office:value-type="float" office:value="2.258717">
                <text:p>2.258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4398333333333">
                <text:p>1.64398333333333</text:p>
              </table:table-cell>
              <table:table-cell office:value-type="float" office:value="2.255904">
                <text:p>2.255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7725">
                <text:p>1.67725</text:p>
              </table:table-cell>
              <table:table-cell office:value-type="float" office:value="2.292473">
                <text:p>2.2924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1105">
                <text:p>1.71105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446">
                <text:p>1.7446</text:p>
              </table:table-cell>
              <table:table-cell office:value-type="float" office:value="2.275595">
                <text:p>2.275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7813333333333">
                <text:p>1.77813333333333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1168333333333">
                <text:p>1.81168333333333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4521666666667">
                <text:p>1.84521666666667</text:p>
              </table:table-cell>
              <table:table-cell office:value-type="float" office:value="2.275595">
                <text:p>2.275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7875">
                <text:p>1.87875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1203333333333">
                <text:p>1.91203333333333</text:p>
              </table:table-cell>
              <table:table-cell office:value-type="float" office:value="2.255904">
                <text:p>2.2559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4583333333333">
                <text:p>1.94583333333333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7938333333333">
                <text:p>1.97938333333333</text:p>
              </table:table-cell>
              <table:table-cell office:value-type="float" office:value="2.278408">
                <text:p>2.278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1291666666667">
                <text:p>2.01291666666667</text:p>
              </table:table-cell>
              <table:table-cell office:value-type="float" office:value="2.275595">
                <text:p>2.275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4645">
                <text:p>2.04645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8">
                <text:p>2.08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1353333333333">
                <text:p>2.11353333333333</text:p>
              </table:table-cell>
              <table:table-cell office:value-type="float" office:value="2.258717">
                <text:p>2.2587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4708333333333">
                <text:p>2.14708333333333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061666666667">
                <text:p>2.18061666666667</text:p>
              </table:table-cell>
              <table:table-cell office:value-type="float" office:value="2.255904">
                <text:p>2.255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1415">
                <text:p>2.21415</text:p>
              </table:table-cell>
              <table:table-cell office:value-type="float" office:value="2.258717">
                <text:p>2.258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4743333333333">
                <text:p>2.24743333333333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8123333333333">
                <text:p>2.28123333333333</text:p>
              </table:table-cell>
              <table:table-cell office:value-type="float" office:value="2.258717">
                <text:p>2.2587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1478333333333">
                <text:p>2.31478333333333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4805">
                <text:p>2.34805</text:p>
              </table:table-cell>
              <table:table-cell office:value-type="float" office:value="2.253091">
                <text:p>2.253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8185">
                <text:p>2.38185</text:p>
              </table:table-cell>
              <table:table-cell office:value-type="float" office:value="2.267156">
                <text:p>2.267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154">
                <text:p>2.4154</text:p>
              </table:table-cell>
              <table:table-cell office:value-type="float" office:value="2.253091">
                <text:p>2.253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4893333333333">
                <text:p>2.44893333333333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8221666666667">
                <text:p>2.48221666666667</text:p>
              </table:table-cell>
              <table:table-cell office:value-type="float" office:value="2.255904">
                <text:p>2.255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1601666666667">
                <text:p>2.51601666666667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4955">
                <text:p>2.54955</text:p>
              </table:table-cell>
              <table:table-cell office:value-type="float" office:value="2.267156">
                <text:p>2.267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831">
                <text:p>2.5831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1663333333333">
                <text:p>2.61663333333333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5018333333333">
                <text:p>2.65018333333333</text:p>
              </table:table-cell>
              <table:table-cell office:value-type="float" office:value="2.253091">
                <text:p>2.2530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8371666666667">
                <text:p>2.68371666666667</text:p>
              </table:table-cell>
              <table:table-cell office:value-type="float" office:value="2.258717">
                <text:p>2.258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1725">
                <text:p>2.71725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508">
                <text:p>2.7508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8433333333333">
                <text:p>2.78433333333333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1788333333333">
                <text:p>2.81788333333333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5141666666667">
                <text:p>2.85141666666667</text:p>
              </table:table-cell>
              <table:table-cell office:value-type="float" office:value="2.267156">
                <text:p>2.2671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8495">
                <text:p>2.88495</text:p>
              </table:table-cell>
              <table:table-cell office:value-type="float" office:value="2.255904">
                <text:p>2.2559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185">
                <text:p>2.9185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5178333333333">
                <text:p>2.95178333333333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8558333333333">
                <text:p>2.98558333333333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1911666666667">
                <text:p>3.01911666666667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5265">
                <text:p>3.05265</text:p>
              </table:table-cell>
              <table:table-cell office:value-type="float" office:value="2.258717">
                <text:p>2.2587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862">
                <text:p>3.0862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1973333333333">
                <text:p>3.11973333333333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5328333333333">
                <text:p>3.15328333333333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8655">
                <text:p>3.18655</text:p>
              </table:table-cell>
              <table:table-cell office:value-type="float" office:value="2.278408">
                <text:p>2.278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035">
                <text:p>3.22035</text:p>
              </table:table-cell>
              <table:table-cell office:value-type="float" office:value="2.284034">
                <text:p>2.2840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539">
                <text:p>3.2539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8718333333333">
                <text:p>3.28718333333333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2098333333333">
                <text:p>3.32098333333333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5451666666667">
                <text:p>3.35451666666667</text:p>
              </table:table-cell>
              <table:table-cell office:value-type="float" office:value="2.267156">
                <text:p>2.267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8805">
                <text:p>3.38805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216">
                <text:p>3.4216</text:p>
              </table:table-cell>
              <table:table-cell office:value-type="float" office:value="2.253091">
                <text:p>2.2530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5513333333333">
                <text:p>3.45513333333333</text:p>
              </table:table-cell>
              <table:table-cell office:value-type="float" office:value="2.267156">
                <text:p>2.267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8868333333333">
                <text:p>3.48868333333333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2195">
                <text:p>3.52195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5575">
                <text:p>3.55575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893">
                <text:p>3.5893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2258333333333">
                <text:p>3.62258333333333</text:p>
              </table:table-cell>
              <table:table-cell office:value-type="float" office:value="2.258717">
                <text:p>2.258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5638333333333">
                <text:p>3.65638333333333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8991666666667">
                <text:p>3.68991666666667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2345">
                <text:p>3.72345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57">
                <text:p>3.757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9053333333333">
                <text:p>3.79053333333333</text:p>
              </table:table-cell>
              <table:table-cell office:value-type="float" office:value="2.911333">
                <text:p>2.911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2408333333333">
                <text:p>3.82408333333333</text:p>
              </table:table-cell>
              <table:table-cell office:value-type="float" office:value="4.407849">
                <text:p>4.4078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5735">
                <text:p>3.85735</text:p>
              </table:table-cell>
              <table:table-cell office:value-type="float" office:value="4.714466">
                <text:p>4.7144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9115">
                <text:p>3.89115</text:p>
              </table:table-cell>
              <table:table-cell office:value-type="float" office:value="5.153294">
                <text:p>5.1532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247">
                <text:p>3.9247</text:p>
              </table:table-cell>
              <table:table-cell office:value-type="float" office:value="4.964823">
                <text:p>4.9648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5823333333333">
                <text:p>3.95823333333333</text:p>
              </table:table-cell>
              <table:table-cell office:value-type="float" office:value="4.781978">
                <text:p>4.7819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9178333333333">
                <text:p>3.99178333333333</text:p>
              </table:table-cell>
              <table:table-cell office:value-type="float" office:value="4.886059">
                <text:p>4.8860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531666666667">
                <text:p>4.02531666666667</text:p>
              </table:table-cell>
              <table:table-cell office:value-type="float" office:value="4.798856">
                <text:p>4.7988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5885">
                <text:p>4.05885</text:p>
              </table:table-cell>
              <table:table-cell office:value-type="float" office:value="4.686336">
                <text:p>4.6863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924">
                <text:p>4.0924</text:p>
              </table:table-cell>
              <table:table-cell office:value-type="float" office:value="4.632889">
                <text:p>4.632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2593333333333">
                <text:p>4.12593333333333</text:p>
              </table:table-cell>
              <table:table-cell office:value-type="float" office:value="4.644141">
                <text:p>4.644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5948333333333">
                <text:p>4.15948333333333</text:p>
              </table:table-cell>
              <table:table-cell office:value-type="float" office:value="4.717279">
                <text:p>4.7172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9301666666667">
                <text:p>4.19301666666667</text:p>
              </table:table-cell>
              <table:table-cell office:value-type="float" office:value="4.748222">
                <text:p>4.7482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263">
                <text:p>4.2263</text:p>
              </table:table-cell>
              <table:table-cell office:value-type="float" office:value="4.734157">
                <text:p>4.7341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01">
                <text:p>4.2601</text:p>
              </table:table-cell>
              <table:table-cell office:value-type="float" office:value="4.762287">
                <text:p>4.7622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9363333333333">
                <text:p>4.29363333333333</text:p>
              </table:table-cell>
              <table:table-cell office:value-type="float" office:value="4.756661">
                <text:p>4.7566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2718333333333">
                <text:p>4.32718333333333</text:p>
              </table:table-cell>
              <table:table-cell office:value-type="float" office:value="4.720092">
                <text:p>4.7200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071666666667">
                <text:p>4.36071666666667</text:p>
              </table:table-cell>
              <table:table-cell office:value-type="float" office:value="4.742596">
                <text:p>4.7425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9425">
                <text:p>4.39425</text:p>
              </table:table-cell>
              <table:table-cell office:value-type="float" office:value="4.720092">
                <text:p>4.7200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278">
                <text:p>4.4278</text:p>
              </table:table-cell>
              <table:table-cell office:value-type="float" office:value="4.7651">
                <text:p>4.76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108333333333">
                <text:p>4.46108333333333</text:p>
              </table:table-cell>
              <table:table-cell office:value-type="float" office:value="4.751035">
                <text:p>4.7510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9488333333333">
                <text:p>4.49488333333333</text:p>
              </table:table-cell>
              <table:table-cell office:value-type="float" office:value="4.756661">
                <text:p>4.756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2841666666667">
                <text:p>4.52841666666667</text:p>
              </table:table-cell>
              <table:table-cell office:value-type="float" office:value="4.756661">
                <text:p>4.756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17">
                <text:p>4.5617</text:p>
              </table:table-cell>
              <table:table-cell office:value-type="float" office:value="4.773539">
                <text:p>4.7735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955">
                <text:p>4.5955</text:p>
              </table:table-cell>
              <table:table-cell office:value-type="float" office:value="4.756661">
                <text:p>4.7566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2903333333333">
                <text:p>4.62903333333333</text:p>
              </table:table-cell>
              <table:table-cell office:value-type="float" office:value="4.748222">
                <text:p>4.748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258333333333">
                <text:p>4.66258333333333</text:p>
              </table:table-cell>
              <table:table-cell office:value-type="float" office:value="4.73697">
                <text:p>4.736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9611666666667">
                <text:p>4.69611666666667</text:p>
              </table:table-cell>
              <table:table-cell office:value-type="float" office:value="4.739783">
                <text:p>4.7397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2965">
                <text:p>4.72965</text:p>
              </table:table-cell>
              <table:table-cell office:value-type="float" office:value="4.739783">
                <text:p>4.7397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32">
                <text:p>4.7632</text:p>
              </table:table-cell>
              <table:table-cell office:value-type="float" office:value="4.745409">
                <text:p>4.7454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9648333333333">
                <text:p>4.79648333333333</text:p>
              </table:table-cell>
              <table:table-cell office:value-type="float" office:value="4.73697">
                <text:p>4.73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028333333333">
                <text:p>4.83028333333333</text:p>
              </table:table-cell>
              <table:table-cell office:value-type="float" office:value="4.739783">
                <text:p>4.7397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381666666667">
                <text:p>4.86381666666667</text:p>
              </table:table-cell>
              <table:table-cell office:value-type="float" office:value="4.742596">
                <text:p>4.7425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89735">
                <text:p>4.89735</text:p>
              </table:table-cell>
              <table:table-cell office:value-type="float" office:value="4.742596">
                <text:p>4.742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09">
                <text:p>4.9309</text:p>
              </table:table-cell>
              <table:table-cell office:value-type="float" office:value="4.734157">
                <text:p>4.7341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443333333333">
                <text:p>4.96443333333333</text:p>
              </table:table-cell>
              <table:table-cell office:value-type="float" office:value="4.73697">
                <text:p>4.736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9798333333333">
                <text:p>4.99798333333333</text:p>
              </table:table-cell>
              <table:table-cell office:value-type="float" office:value="4.725718">
                <text:p>4.72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125">
                <text:p>5.03125</text:p>
              </table:table-cell>
              <table:table-cell office:value-type="float" office:value="4.722905">
                <text:p>4.722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505">
                <text:p>5.06505</text:p>
              </table:table-cell>
              <table:table-cell office:value-type="float" office:value="4.722905">
                <text:p>4.722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986">
                <text:p>5.0986</text:p>
              </table:table-cell>
              <table:table-cell office:value-type="float" office:value="4.703214">
                <text:p>4.703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188333333333">
                <text:p>5.13188333333333</text:p>
              </table:table-cell>
              <table:table-cell office:value-type="float" office:value="4.70884">
                <text:p>4.70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568333333333">
                <text:p>5.16568333333333</text:p>
              </table:table-cell>
              <table:table-cell office:value-type="float" office:value="4.720092">
                <text:p>4.7200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9921666666667">
                <text:p>5.19921666666667</text:p>
              </table:table-cell>
              <table:table-cell office:value-type="float" office:value="4.70884">
                <text:p>4.708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275">
                <text:p>5.23275</text:p>
              </table:table-cell>
              <table:table-cell office:value-type="float" office:value="4.70884">
                <text:p>4.708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3">
                <text:p>5.2663</text:p>
              </table:table-cell>
              <table:table-cell office:value-type="float" office:value="4.691962">
                <text:p>4.6919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9983333333333">
                <text:p>5.29983333333333</text:p>
              </table:table-cell>
              <table:table-cell office:value-type="float" office:value="4.677897">
                <text:p>4.6778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8333333333">
                <text:p>5.33338333333333</text:p>
              </table:table-cell>
              <table:table-cell office:value-type="float" office:value="4.689149">
                <text:p>4.6891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91666666667">
                <text:p>5.36691666666667</text:p>
              </table:table-cell>
              <table:table-cell office:value-type="float" office:value="4.691962">
                <text:p>4.6919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0045">
                <text:p>5.40045</text:p>
              </table:table-cell>
              <table:table-cell office:value-type="float" office:value="4.677897">
                <text:p>4.6778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4">
                <text:p>5.434</text:p>
              </table:table-cell>
              <table:table-cell office:value-type="float" office:value="4.68071">
                <text:p>4.680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753333333333">
                <text:p>5.46753333333333</text:p>
              </table:table-cell>
              <table:table-cell office:value-type="float" office:value="4.672271">
                <text:p>4.6722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0081666666667">
                <text:p>5.50081666666667</text:p>
              </table:table-cell>
              <table:table-cell office:value-type="float" office:value="4.672271">
                <text:p>4.6722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461666666667">
                <text:p>5.53461666666667</text:p>
              </table:table-cell>
              <table:table-cell office:value-type="float" office:value="4.691962">
                <text:p>4.6919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815">
                <text:p>5.56815</text:p>
              </table:table-cell>
              <table:table-cell office:value-type="float" office:value="4.689149">
                <text:p>4.6891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0143333333333">
                <text:p>5.60143333333333</text:p>
              </table:table-cell>
              <table:table-cell office:value-type="float" office:value="4.663832">
                <text:p>4.6638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731666666667">
                <text:p>5.63731666666667</text:p>
              </table:table-cell>
              <table:table-cell office:value-type="float" office:value="4.68071">
                <text:p>4.680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7085">
                <text:p>5.67085</text:p>
              </table:table-cell>
              <table:table-cell office:value-type="float" office:value="4.683523">
                <text:p>4.6835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044">
                <text:p>5.7044</text:p>
              </table:table-cell>
              <table:table-cell office:value-type="float" office:value="4.666645">
                <text:p>4.6666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793333333333">
                <text:p>5.73793333333333</text:p>
              </table:table-cell>
              <table:table-cell office:value-type="float" office:value="4.669458">
                <text:p>4.6694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7121666666667">
                <text:p>5.77121666666667</text:p>
              </table:table-cell>
              <table:table-cell office:value-type="float" office:value="4.677897">
                <text:p>4.6778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0501666666667">
                <text:p>5.80501666666667</text:p>
              </table:table-cell>
              <table:table-cell office:value-type="float" office:value="4.649767">
                <text:p>4.6497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855">
                <text:p>5.83855</text:p>
              </table:table-cell>
              <table:table-cell office:value-type="float" office:value="4.655393">
                <text:p>4.6553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721">
                <text:p>5.8721</text:p>
              </table:table-cell>
              <table:table-cell office:value-type="float" office:value="4.655393">
                <text:p>4.6553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0563333333333">
                <text:p>5.90563333333333</text:p>
              </table:table-cell>
              <table:table-cell office:value-type="float" office:value="4.666645">
                <text:p>4.666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918333333333">
                <text:p>5.93918333333333</text:p>
              </table:table-cell>
              <table:table-cell office:value-type="float" office:value="4.666645">
                <text:p>4.666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7271666666667">
                <text:p>5.97271666666667</text:p>
              </table:table-cell>
              <table:table-cell office:value-type="float" office:value="4.644141">
                <text:p>4.6441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006">
                <text:p>6.006</text:p>
              </table:table-cell>
              <table:table-cell office:value-type="float" office:value="4.641328">
                <text:p>4.641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98">
                <text:p>6.0398</text:p>
              </table:table-cell>
              <table:table-cell office:value-type="float" office:value="4.649767">
                <text:p>4.6497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7333333333333">
                <text:p>6.07333333333333</text:p>
              </table:table-cell>
              <table:table-cell office:value-type="float" office:value="4.646954">
                <text:p>4.6469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0688333333333">
                <text:p>6.10688333333333</text:p>
              </table:table-cell>
              <table:table-cell office:value-type="float" office:value="4.65258">
                <text:p>4.65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4041666666667">
                <text:p>6.14041666666667</text:p>
              </table:table-cell>
              <table:table-cell office:value-type="float" office:value="4.669458">
                <text:p>4.6694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7395">
                <text:p>6.17395</text:p>
              </table:table-cell>
              <table:table-cell office:value-type="float" office:value="4.663832">
                <text:p>4.6638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075">
                <text:p>6.2075</text:p>
              </table:table-cell>
              <table:table-cell office:value-type="float" office:value="4.658206">
                <text:p>4.658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4078333333333">
                <text:p>6.24078333333333</text:p>
              </table:table-cell>
              <table:table-cell office:value-type="float" office:value="4.635702">
                <text:p>4.6357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7458333333333">
                <text:p>6.27458333333333</text:p>
              </table:table-cell>
              <table:table-cell office:value-type="float" office:value="4.641328">
                <text:p>4.6413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0811666666667">
                <text:p>6.30811666666667</text:p>
              </table:table-cell>
              <table:table-cell office:value-type="float" office:value="4.649767">
                <text:p>4.6497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4165">
                <text:p>6.34165</text:p>
              </table:table-cell>
              <table:table-cell office:value-type="float" office:value="4.65258">
                <text:p>4.652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752">
                <text:p>6.3752</text:p>
              </table:table-cell>
              <table:table-cell office:value-type="float" office:value="4.65258">
                <text:p>4.652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09">
                <text:p>6.409</text:p>
              </table:table-cell>
              <table:table-cell office:value-type="float" office:value="4.646954">
                <text:p>4.6469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4228333333333">
                <text:p>6.44228333333333</text:p>
              </table:table-cell>
              <table:table-cell office:value-type="float" office:value="4.65258">
                <text:p>4.652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7555">
                <text:p>6.47555</text:p>
              </table:table-cell>
              <table:table-cell office:value-type="float" office:value="4.646954">
                <text:p>4.646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0935">
                <text:p>6.50935</text:p>
              </table:table-cell>
              <table:table-cell office:value-type="float" office:value="4.621637">
                <text:p>4.6216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429">
                <text:p>6.5429</text:p>
              </table:table-cell>
              <table:table-cell office:value-type="float" office:value="4.632889">
                <text:p>4.632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7618333333333">
                <text:p>6.57618333333333</text:p>
              </table:table-cell>
              <table:table-cell office:value-type="float" office:value="4.630076">
                <text:p>4.6300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0998333333333">
                <text:p>6.60998333333333</text:p>
              </table:table-cell>
              <table:table-cell office:value-type="float" office:value="4.621637">
                <text:p>4.6216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4351666666667">
                <text:p>6.64351666666667</text:p>
              </table:table-cell>
              <table:table-cell office:value-type="float" office:value="4.607572">
                <text:p>4.607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7705">
                <text:p>6.67705</text:p>
              </table:table-cell>
              <table:table-cell office:value-type="float" office:value="4.621637">
                <text:p>4.6216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106">
                <text:p>6.7106</text:p>
              </table:table-cell>
              <table:table-cell office:value-type="float" office:value="4.621637">
                <text:p>4.6216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4413333333333">
                <text:p>6.74413333333333</text:p>
              </table:table-cell>
              <table:table-cell office:value-type="float" office:value="4.630076">
                <text:p>4.6300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7768333333333">
                <text:p>6.77768333333333</text:p>
              </table:table-cell>
              <table:table-cell office:value-type="float" office:value="4.627263">
                <text:p>4.627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1095">
                <text:p>6.81095</text:p>
              </table:table-cell>
              <table:table-cell office:value-type="float" office:value="4.630076">
                <text:p>4.6300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4475">
                <text:p>6.84475</text:p>
              </table:table-cell>
              <table:table-cell office:value-type="float" office:value="4.627263">
                <text:p>4.6272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783">
                <text:p>6.8783</text:p>
              </table:table-cell>
              <table:table-cell office:value-type="float" office:value="4.621637">
                <text:p>4.6216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1183333333333">
                <text:p>6.91183333333333</text:p>
              </table:table-cell>
              <table:table-cell office:value-type="float" office:value="4.616011">
                <text:p>4.6160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4538333333333">
                <text:p>6.94538333333333</text:p>
              </table:table-cell>
              <table:table-cell office:value-type="float" office:value="4.613198">
                <text:p>4.6131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7891666666667">
                <text:p>6.97891666666667</text:p>
              </table:table-cell>
              <table:table-cell office:value-type="float" office:value="4.616011">
                <text:p>4.6160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1245">
                <text:p>7.01245</text:p>
              </table:table-cell>
              <table:table-cell office:value-type="float" office:value="4.601946">
                <text:p>4.6019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4573333333333">
                <text:p>7.04573333333333</text:p>
              </table:table-cell>
              <table:table-cell office:value-type="float" office:value="4.627263">
                <text:p>4.6272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7953333333333">
                <text:p>7.07953333333333</text:p>
              </table:table-cell>
              <table:table-cell office:value-type="float" office:value="4.613198">
                <text:p>4.6131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1308333333333">
                <text:p>7.11308333333333</text:p>
              </table:table-cell>
              <table:table-cell office:value-type="float" office:value="4.618824">
                <text:p>4.6188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4661666666667">
                <text:p>7.14661666666667</text:p>
              </table:table-cell>
              <table:table-cell office:value-type="float" office:value="4.62445">
                <text:p>4.624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8015">
                <text:p>7.18015</text:p>
              </table:table-cell>
              <table:table-cell office:value-type="float" office:value="4.613198">
                <text:p>4.6131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137">
                <text:p>7.2137</text:p>
              </table:table-cell>
              <table:table-cell office:value-type="float" office:value="4.618824">
                <text:p>4.6188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4723333333333">
                <text:p>7.24723333333333</text:p>
              </table:table-cell>
              <table:table-cell office:value-type="float" office:value="4.618824">
                <text:p>4.618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8051666666667">
                <text:p>7.28051666666667</text:p>
              </table:table-cell>
              <table:table-cell office:value-type="float" office:value="4.610385">
                <text:p>4.6103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1431666666667">
                <text:p>7.31431666666667</text:p>
              </table:table-cell>
              <table:table-cell office:value-type="float" office:value="4.616011">
                <text:p>4.616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4785">
                <text:p>7.34785</text:p>
              </table:table-cell>
              <table:table-cell office:value-type="float" office:value="4.604759">
                <text:p>4.6047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814">
                <text:p>7.3814</text:p>
              </table:table-cell>
              <table:table-cell office:value-type="float" office:value="4.618824">
                <text:p>4.6188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1493333333333">
                <text:p>7.41493333333333</text:p>
              </table:table-cell>
              <table:table-cell office:value-type="float" office:value="4.616011">
                <text:p>4.6160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4848333333333">
                <text:p>7.44848333333333</text:p>
              </table:table-cell>
              <table:table-cell office:value-type="float" office:value="4.610385">
                <text:p>4.6103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8201666666667">
                <text:p>7.48201666666667</text:p>
              </table:table-cell>
              <table:table-cell office:value-type="float" office:value="4.601946">
                <text:p>4.6019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153">
                <text:p>7.5153</text:p>
              </table:table-cell>
              <table:table-cell office:value-type="float" office:value="4.590694">
                <text:p>4.5906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491">
                <text:p>7.5491</text:p>
              </table:table-cell>
              <table:table-cell office:value-type="float" office:value="4.590694">
                <text:p>4.5906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8263333333333">
                <text:p>7.58263333333333</text:p>
              </table:table-cell>
              <table:table-cell office:value-type="float" office:value="4.593507">
                <text:p>4.5935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1618333333333">
                <text:p>7.61618333333333</text:p>
              </table:table-cell>
              <table:table-cell office:value-type="float" office:value="4.576629">
                <text:p>4.5766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4971666666667">
                <text:p>7.64971666666667</text:p>
              </table:table-cell>
              <table:table-cell office:value-type="float" office:value="4.590694">
                <text:p>4.590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8325">
                <text:p>7.68325</text:p>
              </table:table-cell>
              <table:table-cell office:value-type="float" office:value="4.593507">
                <text:p>4.5935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168">
                <text:p>7.7168</text:p>
              </table:table-cell>
              <table:table-cell office:value-type="float" office:value="4.579442">
                <text:p>4.579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5008333333333">
                <text:p>7.75008333333333</text:p>
              </table:table-cell>
              <table:table-cell office:value-type="float" office:value="4.587881">
                <text:p>4.5878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8388333333333">
                <text:p>7.78388333333333</text:p>
              </table:table-cell>
              <table:table-cell office:value-type="float" office:value="4.587881">
                <text:p>4.587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1741666666667">
                <text:p>7.81741666666667</text:p>
              </table:table-cell>
              <table:table-cell office:value-type="float" office:value="4.607572">
                <text:p>4.6075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507">
                <text:p>7.8507</text:p>
              </table:table-cell>
              <table:table-cell office:value-type="float" office:value="4.590694">
                <text:p>4.5906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845">
                <text:p>7.8845</text:p>
              </table:table-cell>
              <table:table-cell office:value-type="float" office:value="4.587881">
                <text:p>4.5878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1803333333333">
                <text:p>7.91803333333333</text:p>
              </table:table-cell>
              <table:table-cell office:value-type="float" office:value="4.579442">
                <text:p>4.5794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5158333333333">
                <text:p>7.95158333333333</text:p>
              </table:table-cell>
              <table:table-cell office:value-type="float" office:value="4.571003">
                <text:p>4.5710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8511666666667">
                <text:p>7.98511666666667</text:p>
              </table:table-cell>
              <table:table-cell office:value-type="float" office:value="4.593507">
                <text:p>4.5935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01865">
                <text:p>8.01865</text:p>
              </table:table-cell>
              <table:table-cell office:value-type="float" office:value="4.590694">
                <text:p>4.5906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522">
                <text:p>8.0522</text:p>
              </table:table-cell>
              <table:table-cell office:value-type="float" office:value="4.571003">
                <text:p>4.5710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8548333333333">
                <text:p>8.08548333333333</text:p>
              </table:table-cell>
              <table:table-cell office:value-type="float" office:value="4.56819">
                <text:p>4.568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1928333333333">
                <text:p>8.11928333333333</text:p>
              </table:table-cell>
              <table:table-cell office:value-type="float" office:value="4.590694">
                <text:p>4.5906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5281666666667">
                <text:p>8.15281666666667</text:p>
              </table:table-cell>
              <table:table-cell office:value-type="float" office:value="4.571003">
                <text:p>4.5710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8621666666667">
                <text:p>8.18621666666667</text:p>
              </table:table-cell>
              <table:table-cell office:value-type="float" office:value="4.576629">
                <text:p>4.5766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2001666666667">
                <text:p>8.22001666666667</text:p>
              </table:table-cell>
              <table:table-cell office:value-type="float" office:value="4.585068">
                <text:p>4.5850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5325">
                <text:p>8.25325</text:p>
              </table:table-cell>
              <table:table-cell office:value-type="float" office:value="4.593507">
                <text:p>4.5935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8678333333333">
                <text:p>8.28678333333333</text:p>
              </table:table-cell>
              <table:table-cell office:value-type="float" office:value="4.562564">
                <text:p>4.5625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2006666666667">
                <text:p>8.32006666666667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5386666666667">
                <text:p>8.35386666666667</text:p>
              </table:table-cell>
              <table:table-cell office:value-type="float" office:value="4.565377">
                <text:p>4.5653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8766666666667">
                <text:p>8.38766666666667</text:p>
              </table:table-cell>
              <table:table-cell office:value-type="float" office:value="4.556938">
                <text:p>4.5569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2095">
                <text:p>8.42095</text:p>
              </table:table-cell>
              <table:table-cell office:value-type="float" office:value="4.56819">
                <text:p>4.568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5448333333333">
                <text:p>8.45448333333333</text:p>
              </table:table-cell>
              <table:table-cell office:value-type="float" office:value="4.565377">
                <text:p>4.5653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8803333333333">
                <text:p>8.48803333333333</text:p>
              </table:table-cell>
              <table:table-cell office:value-type="float" office:value="4.556938">
                <text:p>4.5569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2156666666667">
                <text:p>8.52156666666667</text:p>
              </table:table-cell>
              <table:table-cell office:value-type="float" office:value="4.556938">
                <text:p>4.5569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5485">
                <text:p>8.55485</text:p>
              </table:table-cell>
              <table:table-cell office:value-type="float" office:value="4.56819">
                <text:p>4.568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8865">
                <text:p>8.58865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2218333333333">
                <text:p>8.62218333333333</text:p>
              </table:table-cell>
              <table:table-cell office:value-type="float" office:value="4.54006">
                <text:p>4.540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5676666666667">
                <text:p>8.65676666666667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9005">
                <text:p>8.69005</text:p>
              </table:table-cell>
              <table:table-cell office:value-type="float" office:value="4.542873">
                <text:p>4.5428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2358333333333">
                <text:p>8.72358333333333</text:p>
              </table:table-cell>
              <table:table-cell office:value-type="float" office:value="4.537247">
                <text:p>4.5372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5713333333333">
                <text:p>8.75713333333333</text:p>
              </table:table-cell>
              <table:table-cell office:value-type="float" office:value="4.542873">
                <text:p>4.5428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9041666666667">
                <text:p>8.79041666666667</text:p>
              </table:table-cell>
              <table:table-cell office:value-type="float" office:value="4.556938">
                <text:p>4.5569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2421666666667">
                <text:p>8.82421666666667</text:p>
              </table:table-cell>
              <table:table-cell office:value-type="float" office:value="4.548499">
                <text:p>4.5484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5775">
                <text:p>8.85775</text:p>
              </table:table-cell>
              <table:table-cell office:value-type="float" office:value="4.548499">
                <text:p>4.5484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9103333333333">
                <text:p>8.89103333333333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2483333333333">
                <text:p>8.92483333333333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5836666666667">
                <text:p>8.95836666666667</text:p>
              </table:table-cell>
              <table:table-cell office:value-type="float" office:value="4.545686">
                <text:p>4.5456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9191666666667">
                <text:p>8.99191666666667</text:p>
              </table:table-cell>
              <table:table-cell office:value-type="float" office:value="4.565377">
                <text:p>4.5653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2545">
                <text:p>9.02545</text:p>
              </table:table-cell>
              <table:table-cell office:value-type="float" office:value="4.542873">
                <text:p>4.5428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5898333333333">
                <text:p>9.05898333333333</text:p>
              </table:table-cell>
              <table:table-cell office:value-type="float" office:value="4.517556">
                <text:p>4.5175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9253333333333">
                <text:p>9.09253333333333</text:p>
              </table:table-cell>
              <table:table-cell office:value-type="float" office:value="4.54006">
                <text:p>4.54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2581666666667">
                <text:p>9.12581666666667</text:p>
              </table:table-cell>
              <table:table-cell office:value-type="float" office:value="4.537247">
                <text:p>4.5372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5961666666667">
                <text:p>9.15961666666667</text:p>
              </table:table-cell>
              <table:table-cell office:value-type="float" office:value="4.545686">
                <text:p>4.545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9315">
                <text:p>9.19315</text:p>
              </table:table-cell>
              <table:table-cell office:value-type="float" office:value="4.542873">
                <text:p>4.5428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2668333333333">
                <text:p>9.22668333333333</text:p>
              </table:table-cell>
              <table:table-cell office:value-type="float" office:value="4.537247">
                <text:p>4.5372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6023333333333">
                <text:p>9.26023333333333</text:p>
              </table:table-cell>
              <table:table-cell office:value-type="float" office:value="4.531621">
                <text:p>4.5316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9376666666667">
                <text:p>9.29376666666667</text:p>
              </table:table-cell>
              <table:table-cell office:value-type="float" office:value="4.520369">
                <text:p>4.5203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2731666666667">
                <text:p>9.32731666666667</text:p>
              </table:table-cell>
              <table:table-cell office:value-type="float" office:value="4.545686">
                <text:p>4.5456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6058333333333">
                <text:p>9.36058333333333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9438333333333">
                <text:p>9.39438333333333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2793333333333">
                <text:p>9.42793333333333</text:p>
              </table:table-cell>
              <table:table-cell office:value-type="float" office:value="4.545686">
                <text:p>4.5456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6146666666667">
                <text:p>9.46146666666667</text:p>
              </table:table-cell>
              <table:table-cell office:value-type="float" office:value="4.551312">
                <text:p>4.5513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9501666666667">
                <text:p>9.49501666666667</text:p>
              </table:table-cell>
              <table:table-cell office:value-type="float" office:value="4.548499">
                <text:p>4.5484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2855">
                <text:p>9.52855</text:p>
              </table:table-cell>
              <table:table-cell office:value-type="float" office:value="4.548499">
                <text:p>4.5484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6208333333333">
                <text:p>9.56208333333333</text:p>
              </table:table-cell>
              <table:table-cell office:value-type="float" office:value="4.545686">
                <text:p>4.5456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9536666666667">
                <text:p>9.59536666666667</text:p>
              </table:table-cell>
              <table:table-cell office:value-type="float" office:value="4.545686">
                <text:p>4.5456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2916666666667">
                <text:p>9.62916666666667</text:p>
              </table:table-cell>
              <table:table-cell office:value-type="float" office:value="4.559751">
                <text:p>4.5597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6271666666667">
                <text:p>9.66271666666667</text:p>
              </table:table-cell>
              <table:table-cell office:value-type="float" office:value="4.565377">
                <text:p>4.5653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9598333333333">
                <text:p>9.69598333333333</text:p>
              </table:table-cell>
              <table:table-cell office:value-type="float" office:value="4.56819">
                <text:p>4.568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2978333333333">
                <text:p>9.72978333333333</text:p>
              </table:table-cell>
              <table:table-cell office:value-type="float" office:value="4.562564">
                <text:p>4.5625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6333333333333">
                <text:p>9.76333333333333</text:p>
              </table:table-cell>
              <table:table-cell office:value-type="float" office:value="4.545686">
                <text:p>4.5456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9686666666667">
                <text:p>9.79686666666667</text:p>
              </table:table-cell>
              <table:table-cell office:value-type="float" office:value="4.548499">
                <text:p>4.5484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3041666666667">
                <text:p>9.83041666666667</text:p>
              </table:table-cell>
              <table:table-cell office:value-type="float" office:value="4.54006">
                <text:p>4.540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6395">
                <text:p>9.86395</text:p>
              </table:table-cell>
              <table:table-cell office:value-type="float" office:value="4.537247">
                <text:p>4.5372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9748333333333">
                <text:p>9.89748333333333</text:p>
              </table:table-cell>
              <table:table-cell office:value-type="float" office:value="4.551312">
                <text:p>4.5513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3076666666667">
                <text:p>9.93076666666667</text:p>
              </table:table-cell>
              <table:table-cell office:value-type="float" office:value="4.551312">
                <text:p>4.5513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6456666666667">
                <text:p>9.96456666666667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9811666666667">
                <text:p>9.99811666666667</text:p>
              </table:table-cell>
              <table:table-cell office:value-type="float" office:value="4.542873">
                <text:p>4.5428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3165">
                <text:p>10.03165</text:p>
              </table:table-cell>
              <table:table-cell office:value-type="float" office:value="4.542873">
                <text:p>4.5428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649333333333">
                <text:p>10.0649333333333</text:p>
              </table:table-cell>
              <table:table-cell office:value-type="float" office:value="4.54006">
                <text:p>4.540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987333333333">
                <text:p>10.0987333333333</text:p>
              </table:table-cell>
              <table:table-cell office:value-type="float" office:value="4.54006">
                <text:p>4.540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322666666667">
                <text:p>10.1322666666667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6555">
                <text:p>10.16555</text:p>
              </table:table-cell>
              <table:table-cell office:value-type="float" office:value="4.548499">
                <text:p>4.5484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9935">
                <text:p>10.19935</text:p>
              </table:table-cell>
              <table:table-cell office:value-type="float" office:value="4.537247">
                <text:p>4.5372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328833333333">
                <text:p>10.2328833333333</text:p>
              </table:table-cell>
              <table:table-cell office:value-type="float" office:value="4.537247">
                <text:p>4.5372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664333333333">
                <text:p>10.2664333333333</text:p>
              </table:table-cell>
              <table:table-cell office:value-type="float" office:value="4.517556">
                <text:p>4.5175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999666666667">
                <text:p>10.2999666666667</text:p>
              </table:table-cell>
              <table:table-cell office:value-type="float" office:value="4.517556">
                <text:p>4.5175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335166666667">
                <text:p>10.3335166666667</text:p>
              </table:table-cell>
              <table:table-cell office:value-type="float" office:value="4.520369">
                <text:p>4.5203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6705">
                <text:p>10.36705</text:p>
              </table:table-cell>
              <table:table-cell office:value-type="float" office:value="4.531621">
                <text:p>4.5316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4003333333333">
                <text:p>10.4003333333333</text:p>
              </table:table-cell>
              <table:table-cell office:value-type="float" office:value="4.51193">
                <text:p>4.511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341333333333">
                <text:p>10.4341333333333</text:p>
              </table:table-cell>
              <table:table-cell office:value-type="float" office:value="4.517556">
                <text:p>4.5175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676666666667">
                <text:p>10.4676666666667</text:p>
              </table:table-cell>
              <table:table-cell office:value-type="float" office:value="4.51193">
                <text:p>4.51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5012166666667">
                <text:p>10.5012166666667</text:p>
              </table:table-cell>
              <table:table-cell office:value-type="float" office:value="4.51193">
                <text:p>4.51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3475">
                <text:p>10.53475</text:p>
              </table:table-cell>
              <table:table-cell office:value-type="float" office:value="4.506304">
                <text:p>4.5063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6855">
                <text:p>10.56855</text:p>
              </table:table-cell>
              <table:table-cell office:value-type="float" office:value="4.500678">
                <text:p>4.5006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6018333333333">
                <text:p>10.6018333333333</text:p>
              </table:table-cell>
              <table:table-cell office:value-type="float" office:value="4.497865">
                <text:p>4.497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351166666667">
                <text:p>10.6351166666667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689166666667">
                <text:p>10.6689166666667</text:p>
              </table:table-cell>
              <table:table-cell office:value-type="float" office:value="4.517556">
                <text:p>4.5175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70245">
                <text:p>10.70245</text:p>
              </table:table-cell>
              <table:table-cell office:value-type="float" office:value="4.509117">
                <text:p>4.5091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359833333333">
                <text:p>10.7359833333333</text:p>
              </table:table-cell>
              <table:table-cell office:value-type="float" office:value="4.514743">
                <text:p>4.5147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695333333333">
                <text:p>10.7695333333333</text:p>
              </table:table-cell>
              <table:table-cell office:value-type="float" office:value="4.517556">
                <text:p>4.5175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8030666666667">
                <text:p>10.8030666666667</text:p>
              </table:table-cell>
              <table:table-cell office:value-type="float" office:value="4.514743">
                <text:p>4.5147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366166666667">
                <text:p>10.8366166666667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698833333333">
                <text:p>10.8698833333333</text:p>
              </table:table-cell>
              <table:table-cell office:value-type="float" office:value="4.51193">
                <text:p>4.511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9036833333333">
                <text:p>10.9036833333333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372333333333">
                <text:p>10.9372333333333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705166666667">
                <text:p>10.9705166666667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0043166666667">
                <text:p>11.0043166666667</text:p>
              </table:table-cell>
              <table:table-cell office:value-type="float" office:value="4.503491">
                <text:p>4.5034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3785">
                <text:p>11.03785</text:p>
              </table:table-cell>
              <table:table-cell office:value-type="float" office:value="4.489426">
                <text:p>4.4894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713833333333">
                <text:p>11.0713833333333</text:p>
              </table:table-cell>
              <table:table-cell office:value-type="float" office:value="4.500678">
                <text:p>4.5006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1049333333333">
                <text:p>11.1049333333333</text:p>
              </table:table-cell>
              <table:table-cell office:value-type="float" office:value="4.500678">
                <text:p>4.5006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384666666667">
                <text:p>11.1384666666667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720166666667">
                <text:p>11.1720166666667</text:p>
              </table:table-cell>
              <table:table-cell office:value-type="float" office:value="4.475361">
                <text:p>4.4753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2052833333333">
                <text:p>11.2052833333333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390833333333">
                <text:p>11.2390833333333</text:p>
              </table:table-cell>
              <table:table-cell office:value-type="float" office:value="4.495052">
                <text:p>4.4950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726333333333">
                <text:p>11.2726333333333</text:p>
              </table:table-cell>
              <table:table-cell office:value-type="float" office:value="4.497865">
                <text:p>4.4978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3061666666667">
                <text:p>11.3061666666667</text:p>
              </table:table-cell>
              <table:table-cell office:value-type="float" office:value="4.503491">
                <text:p>4.5034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397166666667">
                <text:p>11.3397166666667</text:p>
              </table:table-cell>
              <table:table-cell office:value-type="float" office:value="4.489426">
                <text:p>4.4894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7325">
                <text:p>11.37325</text:p>
              </table:table-cell>
              <table:table-cell office:value-type="float" office:value="4.469735">
                <text:p>4.4697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4067833333333">
                <text:p>11.4067833333333</text:p>
              </table:table-cell>
              <table:table-cell office:value-type="float" office:value="4.464109">
                <text:p>4.4641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400666666667">
                <text:p>11.4400666666667</text:p>
              </table:table-cell>
              <table:table-cell office:value-type="float" office:value="4.464109">
                <text:p>4.4641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738666666667">
                <text:p>11.4738666666667</text:p>
              </table:table-cell>
              <table:table-cell office:value-type="float" office:value="4.458483">
                <text:p>4.4584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5074166666667">
                <text:p>11.5074166666667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4095">
                <text:p>11.54095</text:p>
              </table:table-cell>
              <table:table-cell office:value-type="float" office:value="4.469735">
                <text:p>4.4697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744833333333">
                <text:p>11.5744833333333</text:p>
              </table:table-cell>
              <table:table-cell office:value-type="float" office:value="4.486613">
                <text:p>4.4866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6080333333333">
                <text:p>11.6080333333333</text:p>
              </table:table-cell>
              <table:table-cell office:value-type="float" office:value="4.492239">
                <text:p>4.492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415666666667">
                <text:p>11.6415666666667</text:p>
              </table:table-cell>
              <table:table-cell office:value-type="float" office:value="4.489426">
                <text:p>4.4894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7485">
                <text:p>11.67485</text:p>
              </table:table-cell>
              <table:table-cell office:value-type="float" office:value="4.497865">
                <text:p>4.4978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70865">
                <text:p>11.70865</text:p>
              </table:table-cell>
              <table:table-cell office:value-type="float" office:value="4.478174">
                <text:p>4.4781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421833333333">
                <text:p>11.7421833333333</text:p>
              </table:table-cell>
              <table:table-cell office:value-type="float" office:value="4.472548">
                <text:p>4.4725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757333333333">
                <text:p>11.7757333333333</text:p>
              </table:table-cell>
              <table:table-cell office:value-type="float" office:value="4.469735">
                <text:p>4.4697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8092666666667">
                <text:p>11.8092666666667</text:p>
              </table:table-cell>
              <table:table-cell office:value-type="float" office:value="4.472548">
                <text:p>4.4725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428166666667">
                <text:p>11.8428166666667</text:p>
              </table:table-cell>
              <table:table-cell office:value-type="float" office:value="4.466922">
                <text:p>4.4669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7635">
                <text:p>11.87635</text:p>
              </table:table-cell>
              <table:table-cell office:value-type="float" office:value="4.45567">
                <text:p>4.455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9096333333333">
                <text:p>11.9096333333333</text:p>
              </table:table-cell>
              <table:table-cell office:value-type="float" office:value="4.45567">
                <text:p>4.455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434333333333">
                <text:p>11.9434333333333</text:p>
              </table:table-cell>
              <table:table-cell office:value-type="float" office:value="4.458483">
                <text:p>4.4584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769666666667">
                <text:p>11.9769666666667</text:p>
              </table:table-cell>
              <table:table-cell office:value-type="float" office:value="4.466922">
                <text:p>4.4669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0105166666667">
                <text:p>12.0105166666667</text:p>
              </table:table-cell>
              <table:table-cell office:value-type="float" office:value="4.458483">
                <text:p>4.4584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4405">
                <text:p>12.04405</text:p>
              </table:table-cell>
              <table:table-cell office:value-type="float" office:value="4.4838">
                <text:p>4.48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775833333333">
                <text:p>12.0775833333333</text:p>
              </table:table-cell>
              <table:table-cell office:value-type="float" office:value="4.466922">
                <text:p>4.4669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1111333333333">
                <text:p>12.1111333333333</text:p>
              </table:table-cell>
              <table:table-cell office:value-type="float" office:value="4.450044">
                <text:p>4.4500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444166666667">
                <text:p>12.1444166666667</text:p>
              </table:table-cell>
              <table:table-cell office:value-type="float" office:value="4.433166">
                <text:p>4.4331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782166666667">
                <text:p>12.1782166666667</text:p>
              </table:table-cell>
              <table:table-cell office:value-type="float" office:value="4.461296">
                <text:p>4.4612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21175">
                <text:p>12.21175</text:p>
              </table:table-cell>
              <table:table-cell office:value-type="float" office:value="4.450044">
                <text:p>4.4500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450333333333">
                <text:p>12.2450333333333</text:p>
              </table:table-cell>
              <table:table-cell office:value-type="float" office:value="4.444418">
                <text:p>4.4444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788333333333">
                <text:p>12.2788333333333</text:p>
              </table:table-cell>
              <table:table-cell office:value-type="float" office:value="4.433166">
                <text:p>4.4331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3123666666667">
                <text:p>12.3123666666667</text:p>
              </table:table-cell>
              <table:table-cell office:value-type="float" office:value="4.447231">
                <text:p>4.4472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4565">
                <text:p>12.34565</text:p>
              </table:table-cell>
              <table:table-cell office:value-type="float" office:value="4.444418">
                <text:p>4.4444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7945">
                <text:p>12.37945</text:p>
              </table:table-cell>
              <table:table-cell office:value-type="float" office:value="4.441605">
                <text:p>4.4416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4129833333333">
                <text:p>12.4129833333333</text:p>
              </table:table-cell>
              <table:table-cell office:value-type="float" office:value="4.435979">
                <text:p>4.4359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465333333333">
                <text:p>12.4465333333333</text:p>
              </table:table-cell>
              <table:table-cell office:value-type="float" office:value="4.447231">
                <text:p>4.4472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800666666667">
                <text:p>12.4800666666667</text:p>
              </table:table-cell>
              <table:table-cell office:value-type="float" office:value="4.438792">
                <text:p>4.4387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5136166666667">
                <text:p>12.5136166666667</text:p>
              </table:table-cell>
              <table:table-cell office:value-type="float" office:value="4.430353">
                <text:p>4.4303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4715">
                <text:p>12.54715</text:p>
              </table:table-cell>
              <table:table-cell office:value-type="float" office:value="4.433166">
                <text:p>4.4331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806833333333">
                <text:p>12.5806833333333</text:p>
              </table:table-cell>
              <table:table-cell office:value-type="float" office:value="4.42754">
                <text:p>4.427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6142333333333">
                <text:p>12.6142333333333</text:p>
              </table:table-cell>
              <table:table-cell office:value-type="float" office:value="4.444418">
                <text:p>4.4444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477666666667">
                <text:p>12.6477666666667</text:p>
              </table:table-cell>
              <table:table-cell office:value-type="float" office:value="4.421914">
                <text:p>4.4219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813166666667">
                <text:p>12.6813166666667</text:p>
              </table:table-cell>
              <table:table-cell office:value-type="float" office:value="4.430353">
                <text:p>4.4303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7145833333333">
                <text:p>12.7145833333333</text:p>
              </table:table-cell>
              <table:table-cell office:value-type="float" office:value="4.421914">
                <text:p>4.4219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483833333333">
                <text:p>12.7483833333333</text:p>
              </table:table-cell>
              <table:table-cell office:value-type="float" office:value="4.438792">
                <text:p>4.4387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819333333333">
                <text:p>12.7819333333333</text:p>
              </table:table-cell>
              <table:table-cell office:value-type="float" office:value="4.430353">
                <text:p>4.4303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8154666666667">
                <text:p>12.8154666666667</text:p>
              </table:table-cell>
              <table:table-cell office:value-type="float" office:value="4.419101">
                <text:p>4.4191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490166666667">
                <text:p>12.8490166666667</text:p>
              </table:table-cell>
              <table:table-cell office:value-type="float" office:value="4.421914">
                <text:p>4.4219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8255">
                <text:p>12.88255</text:p>
              </table:table-cell>
              <table:table-cell office:value-type="float" office:value="4.424727">
                <text:p>4.424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9160833333333">
                <text:p>12.9160833333333</text:p>
              </table:table-cell>
              <table:table-cell office:value-type="float" office:value="4.405036">
                <text:p>4.4050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493666666667">
                <text:p>12.9493666666667</text:p>
              </table:table-cell>
              <table:table-cell office:value-type="float" office:value="4.402223">
                <text:p>4.4022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831666666667">
                <text:p>12.9831666666667</text:p>
              </table:table-cell>
              <table:table-cell office:value-type="float" office:value="4.419101">
                <text:p>4.4191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0167166666667">
                <text:p>13.0167166666667</text:p>
              </table:table-cell>
              <table:table-cell office:value-type="float" office:value="4.402223">
                <text:p>4.4022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5025">
                <text:p>13.05025</text:p>
              </table:table-cell>
              <table:table-cell office:value-type="float" office:value="4.39941">
                <text:p>4.399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837833333333">
                <text:p>13.0837833333333</text:p>
              </table:table-cell>
              <table:table-cell office:value-type="float" office:value="4.405036">
                <text:p>4.4050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1173333333333">
                <text:p>13.1173333333333</text:p>
              </table:table-cell>
              <table:table-cell office:value-type="float" office:value="4.407849">
                <text:p>4.4078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508666666667">
                <text:p>13.1508666666667</text:p>
              </table:table-cell>
              <table:table-cell office:value-type="float" office:value="4.413475">
                <text:p>4.4134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8415">
                <text:p>13.18415</text:p>
              </table:table-cell>
              <table:table-cell office:value-type="float" office:value="4.416288">
                <text:p>4.4162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21795">
                <text:p>13.21795</text:p>
              </table:table-cell>
              <table:table-cell office:value-type="float" office:value="4.393784">
                <text:p>4.3937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514833333333">
                <text:p>13.2514833333333</text:p>
              </table:table-cell>
              <table:table-cell office:value-type="float" office:value="4.402223">
                <text:p>4.4022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850333333333">
                <text:p>13.2850333333333</text:p>
              </table:table-cell>
              <table:table-cell office:value-type="float" office:value="4.402223">
                <text:p>4.4022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3185666666667">
                <text:p>13.3185666666667</text:p>
              </table:table-cell>
              <table:table-cell office:value-type="float" office:value="4.396597">
                <text:p>4.3965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523666666667">
                <text:p>13.3523666666667</text:p>
              </table:table-cell>
              <table:table-cell office:value-type="float" office:value="4.390971">
                <text:p>4.3909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8565">
                <text:p>13.38565</text:p>
              </table:table-cell>
              <table:table-cell office:value-type="float" office:value="4.388158">
                <text:p>4.3881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4191833333333">
                <text:p>13.4191833333333</text:p>
              </table:table-cell>
              <table:table-cell office:value-type="float" office:value="4.466922">
                <text:p>4.4669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527333333333">
                <text:p>13.4527333333333</text:p>
              </table:table-cell>
              <table:table-cell office:value-type="float" office:value="4.402223">
                <text:p>4.4022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862666666667">
                <text:p>13.4862666666667</text:p>
              </table:table-cell>
              <table:table-cell office:value-type="float" office:value="4.407849">
                <text:p>4.4078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51955">
                <text:p>13.51955</text:p>
              </table:table-cell>
              <table:table-cell office:value-type="float" office:value="4.450044">
                <text:p>4.4500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5335">
                <text:p>13.55335</text:p>
              </table:table-cell>
              <table:table-cell office:value-type="float" office:value="4.475361">
                <text:p>4.4753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868833333333">
                <text:p>13.5868833333333</text:p>
              </table:table-cell>
              <table:table-cell office:value-type="float" office:value="4.500678">
                <text:p>4.5006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6201666666667">
                <text:p>13.6201666666667</text:p>
              </table:table-cell>
              <table:table-cell office:value-type="float" office:value="4.554125">
                <text:p>4.5541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539666666667">
                <text:p>13.6539666666667</text:p>
              </table:table-cell>
              <table:table-cell office:value-type="float" office:value="4.573816">
                <text:p>4.5738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875166666667">
                <text:p>13.6875166666667</text:p>
              </table:table-cell>
              <table:table-cell office:value-type="float" office:value="4.599133">
                <text:p>4.599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72105">
                <text:p>13.72105</text:p>
              </table:table-cell>
              <table:table-cell office:value-type="float" office:value="4.632889">
                <text:p>4.6328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545833333333">
                <text:p>13.7545833333333</text:p>
              </table:table-cell>
              <table:table-cell office:value-type="float" office:value="4.677897">
                <text:p>4.6778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881333333333">
                <text:p>13.7881333333333</text:p>
              </table:table-cell>
              <table:table-cell office:value-type="float" office:value="4.731344">
                <text:p>4.7313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8216666666667">
                <text:p>13.8216666666667</text:p>
              </table:table-cell>
              <table:table-cell office:value-type="float" office:value="4.720092">
                <text:p>4.7200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552166666667">
                <text:p>13.8552166666667</text:p>
              </table:table-cell>
              <table:table-cell office:value-type="float" office:value="4.770726">
                <text:p>4.7707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8875">
                <text:p>13.88875</text:p>
              </table:table-cell>
              <table:table-cell office:value-type="float" office:value="4.843864">
                <text:p>4.8438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9222833333333">
                <text:p>13.9222833333333</text:p>
              </table:table-cell>
              <table:table-cell office:value-type="float" office:value="4.860742">
                <text:p>4.8607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558333333333">
                <text:p>13.9558333333333</text:p>
              </table:table-cell>
              <table:table-cell office:value-type="float" office:value="4.846677">
                <text:p>4.846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891166666667">
                <text:p>13.9891166666667</text:p>
              </table:table-cell>
              <table:table-cell office:value-type="float" office:value="4.902937">
                <text:p>4.9029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.0229166666667">
                <text:p>14.0229166666667</text:p>
              </table:table-cell>
              <table:table-cell office:value-type="float" office:value="4.942319">
                <text:p>4.9423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5645">
                <text:p>14.05645</text:p>
              </table:table-cell>
              <table:table-cell office:value-type="float" office:value="4.956384">
                <text:p>4.9563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912833333333">
                <text:p>14.0912833333333</text:p>
              </table:table-cell>
              <table:table-cell office:value-type="float" office:value="5.035148">
                <text:p>5.0351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1235333333333">
                <text:p>14.1235333333333</text:p>
              </table:table-cell>
              <table:table-cell office:value-type="float" office:value="5.029522">
                <text:p>5.0295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570666666667">
                <text:p>14.1570666666667</text:p>
              </table:table-cell>
              <table:table-cell office:value-type="float" office:value="5.063278">
                <text:p>5.0632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906166666667">
                <text:p>14.1906166666667</text:p>
              </table:table-cell>
              <table:table-cell office:value-type="float" office:value="5.175798">
                <text:p>5.1757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22415">
                <text:p>14.22415</text:p>
              </table:table-cell>
              <table:table-cell office:value-type="float" office:value="5.277066">
                <text:p>5.2770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576833333333">
                <text:p>14.2576833333333</text:p>
              </table:table-cell>
              <table:table-cell office:value-type="float" office:value="5.248936">
                <text:p>5.2489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912333333333">
                <text:p>14.2912333333333</text:p>
              </table:table-cell>
              <table:table-cell office:value-type="float" office:value="5.27144">
                <text:p>5.27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3245166666667">
                <text:p>14.3245166666667</text:p>
              </table:table-cell>
              <table:table-cell office:value-type="float" office:value="5.293944">
                <text:p>5.2939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583166666667">
                <text:p>14.3583166666667</text:p>
              </table:table-cell>
              <table:table-cell office:value-type="float" office:value="5.330513">
                <text:p>5.3305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9185">
                <text:p>14.39185</text:p>
              </table:table-cell>
              <table:table-cell office:value-type="float" office:value="5.364269">
                <text:p>5.3642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4253833333333">
                <text:p>14.4253833333333</text:p>
              </table:table-cell>
              <table:table-cell office:value-type="float" office:value="5.41209">
                <text:p>5.412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589333333333">
                <text:p>14.4589333333333</text:p>
              </table:table-cell>
              <table:table-cell office:value-type="float" office:value="5.392399">
                <text:p>5.3923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924666666667">
                <text:p>14.4924666666667</text:p>
              </table:table-cell>
              <table:table-cell office:value-type="float" office:value="5.490854">
                <text:p>5.4908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5260166666667">
                <text:p>14.5260166666667</text:p>
              </table:table-cell>
              <table:table-cell office:value-type="float" office:value="5.527423">
                <text:p>5.5274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5955">
                <text:p>14.55955</text:p>
              </table:table-cell>
              <table:table-cell office:value-type="float" office:value="5.586496">
                <text:p>5.5864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930833333333">
                <text:p>14.5930833333333</text:p>
              </table:table-cell>
              <table:table-cell office:value-type="float" office:value="5.558366">
                <text:p>5.5583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6266333333333">
                <text:p>14.6266333333333</text:p>
              </table:table-cell>
              <table:table-cell office:value-type="float" office:value="5.594935">
                <text:p>5.5949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601666666667">
                <text:p>14.6601666666667</text:p>
              </table:table-cell>
              <table:table-cell office:value-type="float" office:value="5.66526">
                <text:p>5.665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937166666667">
                <text:p>14.6937166666667</text:p>
              </table:table-cell>
              <table:table-cell office:value-type="float" office:value="5.727146">
                <text:p>5.7271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72725">
                <text:p>14.72725</text:p>
              </table:table-cell>
              <table:table-cell office:value-type="float" office:value="5.729959">
                <text:p>5.7299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607833333333">
                <text:p>14.7607833333333</text:p>
              </table:table-cell>
              <table:table-cell office:value-type="float" office:value="5.836853">
                <text:p>5.8368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940666666667">
                <text:p>14.7940666666667</text:p>
              </table:table-cell>
              <table:table-cell office:value-type="float" office:value="5.859357">
                <text:p>5.8593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8278666666667">
                <text:p>14.8278666666667</text:p>
              </table:table-cell>
              <table:table-cell office:value-type="float" office:value="5.864983">
                <text:p>5.8649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616666666667">
                <text:p>14.8616666666667</text:p>
              </table:table-cell>
              <table:table-cell office:value-type="float" office:value="5.893113">
                <text:p>5.8931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9495">
                <text:p>14.89495</text:p>
              </table:table-cell>
              <table:table-cell office:value-type="float" office:value="5.963438">
                <text:p>5.9634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9284833333333">
                <text:p>14.9284833333333</text:p>
              </table:table-cell>
              <table:table-cell office:value-type="float" office:value="6.022511">
                <text:p>6.0225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620333333333">
                <text:p>14.9620333333333</text:p>
              </table:table-cell>
              <table:table-cell office:value-type="float" office:value="6.025324">
                <text:p>6.0253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955666666667">
                <text:p>14.9955666666667</text:p>
              </table:table-cell>
              <table:table-cell office:value-type="float" office:value="6.028137">
                <text:p>6.0281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0291166666667">
                <text:p>15.0291166666667</text:p>
              </table:table-cell>
              <table:table-cell office:value-type="float" office:value="6.090023">
                <text:p>6.0900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6265">
                <text:p>15.06265</text:p>
              </table:table-cell>
              <table:table-cell office:value-type="float" office:value="6.137844">
                <text:p>6.1378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961833333333">
                <text:p>15.0961833333333</text:p>
              </table:table-cell>
              <table:table-cell office:value-type="float" office:value="6.174413">
                <text:p>6.1744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1297333333333">
                <text:p>15.1297333333333</text:p>
              </table:table-cell>
              <table:table-cell office:value-type="float" office:value="6.264429">
                <text:p>6.2644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632666666667">
                <text:p>15.1632666666667</text:p>
              </table:table-cell>
              <table:table-cell office:value-type="float" office:value="6.292559">
                <text:p>6.2925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968166666667">
                <text:p>15.1968166666667</text:p>
              </table:table-cell>
              <table:table-cell office:value-type="float" office:value="6.320689">
                <text:p>6.3206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23035">
                <text:p>15.23035</text:p>
              </table:table-cell>
              <table:table-cell office:value-type="float" office:value="6.323502">
                <text:p>6.3235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638833333333">
                <text:p>15.2638833333333</text:p>
              </table:table-cell>
              <table:table-cell office:value-type="float" office:value="6.346006">
                <text:p>6.3460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974333333333">
                <text:p>15.2974333333333</text:p>
              </table:table-cell>
              <table:table-cell office:value-type="float" office:value="6.351632">
                <text:p>6.3516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3309666666667">
                <text:p>15.3309666666667</text:p>
              </table:table-cell>
              <table:table-cell office:value-type="float" office:value="6.362884">
                <text:p>6.3628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645166666667">
                <text:p>15.3645166666667</text:p>
              </table:table-cell>
              <table:table-cell office:value-type="float" office:value="6.346006">
                <text:p>6.3460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9805">
                <text:p>15.39805</text:p>
              </table:table-cell>
              <table:table-cell office:value-type="float" office:value="6.382575">
                <text:p>6.3825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4315833333333">
                <text:p>15.4315833333333</text:p>
              </table:table-cell>
              <table:table-cell office:value-type="float" office:value="6.36851">
                <text:p>6.368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651333333333">
                <text:p>15.4651333333333</text:p>
              </table:table-cell>
              <table:table-cell office:value-type="float" office:value="6.391014">
                <text:p>6.391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984166666667">
                <text:p>15.4984166666667</text:p>
              </table:table-cell>
              <table:table-cell office:value-type="float" office:value="6.399453">
                <text:p>6.3994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5322166666667">
                <text:p>15.5322166666667</text:p>
              </table:table-cell>
              <table:table-cell office:value-type="float" office:value="6.393827">
                <text:p>6.3938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6575">
                <text:p>15.56575</text:p>
              </table:table-cell>
              <table:table-cell office:value-type="float" office:value="6.402266">
                <text:p>6.4022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990333333333">
                <text:p>15.5990333333333</text:p>
              </table:table-cell>
              <table:table-cell office:value-type="float" office:value="6.388201">
                <text:p>6.3882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6328333333333">
                <text:p>15.6328333333333</text:p>
              </table:table-cell>
              <table:table-cell office:value-type="float" office:value="6.374136">
                <text:p>6.374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663666666667">
                <text:p>15.6663666666667</text:p>
              </table:table-cell>
              <table:table-cell office:value-type="float" office:value="6.365697">
                <text:p>6.3656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999166666667">
                <text:p>15.6999166666667</text:p>
              </table:table-cell>
              <table:table-cell office:value-type="float" office:value="6.382575">
                <text:p>6.3825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73345">
                <text:p>15.73345</text:p>
              </table:table-cell>
              <table:table-cell office:value-type="float" office:value="6.385388">
                <text:p>6.3853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669833333333">
                <text:p>15.7669833333333</text:p>
              </table:table-cell>
              <table:table-cell office:value-type="float" office:value="6.385388">
                <text:p>6.3853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8005333333333">
                <text:p>15.8005333333333</text:p>
              </table:table-cell>
              <table:table-cell office:value-type="float" office:value="6.399453">
                <text:p>6.3994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8338166666667">
                <text:p>15.8338166666667</text:p>
              </table:table-cell>
              <table:table-cell office:value-type="float" office:value="6.399453">
                <text:p>6.3994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676166666667">
                <text:p>15.8676166666667</text:p>
              </table:table-cell>
              <table:table-cell office:value-type="float" office:value="6.391014">
                <text:p>6.3910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90115">
                <text:p>15.90115</text:p>
              </table:table-cell>
              <table:table-cell office:value-type="float" office:value="6.39664">
                <text:p>6.39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9346833333333">
                <text:p>15.9346833333333</text:p>
              </table:table-cell>
              <table:table-cell office:value-type="float" office:value="6.382575">
                <text:p>6.3825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682333333333">
                <text:p>15.9682333333333</text:p>
              </table:table-cell>
              <table:table-cell office:value-type="float" office:value="6.371323">
                <text:p>6.3713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.0017666666667">
                <text:p>16.0017666666667</text:p>
              </table:table-cell>
              <table:table-cell office:value-type="float" office:value="6.382575">
                <text:p>6.382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0353166666667">
                <text:p>16.0353166666667</text:p>
              </table:table-cell>
              <table:table-cell office:value-type="float" office:value="6.374136">
                <text:p>6.3741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685833333333">
                <text:p>16.0685833333333</text:p>
              </table:table-cell>
              <table:table-cell office:value-type="float" office:value="6.365697">
                <text:p>6.3656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1023833333333">
                <text:p>16.1023833333333</text:p>
              </table:table-cell>
              <table:table-cell office:value-type="float" office:value="6.351632">
                <text:p>6.3516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1361833333333">
                <text:p>16.1361833333333</text:p>
              </table:table-cell>
              <table:table-cell office:value-type="float" office:value="6.371323">
                <text:p>6.3713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692166666667">
                <text:p>16.1692166666667</text:p>
              </table:table-cell>
              <table:table-cell office:value-type="float" office:value="6.360071">
                <text:p>6.3600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2030166666667">
                <text:p>16.2030166666667</text:p>
              </table:table-cell>
              <table:table-cell office:value-type="float" office:value="6.346006">
                <text:p>6.3460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23655">
                <text:p>16.23655</text:p>
              </table:table-cell>
              <table:table-cell office:value-type="float" office:value="6.36851">
                <text:p>6.368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7035">
                <text:p>16.27035</text:p>
              </table:table-cell>
              <table:table-cell office:value-type="float" office:value="6.365697">
                <text:p>6.3656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3036333333333">
                <text:p>16.3036333333333</text:p>
              </table:table-cell>
              <table:table-cell office:value-type="float" office:value="6.354445">
                <text:p>6.3544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3371666666667">
                <text:p>16.3371666666667</text:p>
              </table:table-cell>
              <table:table-cell office:value-type="float" office:value="6.337567">
                <text:p>6.3375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707166666667">
                <text:p>16.3707166666667</text:p>
              </table:table-cell>
              <table:table-cell office:value-type="float" office:value="6.337567">
                <text:p>6.3375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4039833333333">
                <text:p>16.4039833333333</text:p>
              </table:table-cell>
              <table:table-cell office:value-type="float" office:value="6.346006">
                <text:p>6.3460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4377833333333">
                <text:p>16.4377833333333</text:p>
              </table:table-cell>
              <table:table-cell office:value-type="float" office:value="6.326315">
                <text:p>6.3263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713333333333">
                <text:p>16.4713333333333</text:p>
              </table:table-cell>
              <table:table-cell office:value-type="float" office:value="6.346006">
                <text:p>6.3460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5048666666667">
                <text:p>16.5048666666667</text:p>
              </table:table-cell>
              <table:table-cell office:value-type="float" office:value="6.331941">
                <text:p>6.3319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5391833333333">
                <text:p>16.5391833333333</text:p>
              </table:table-cell>
              <table:table-cell office:value-type="float" office:value="6.337567">
                <text:p>6.3375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7195">
                <text:p>16.57195</text:p>
              </table:table-cell>
              <table:table-cell office:value-type="float" office:value="6.331941">
                <text:p>6.3319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6054833333333">
                <text:p>16.6054833333333</text:p>
              </table:table-cell>
              <table:table-cell office:value-type="float" office:value="6.348819">
                <text:p>6.3488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6390333333333">
                <text:p>16.6390333333333</text:p>
              </table:table-cell>
              <table:table-cell office:value-type="float" office:value="6.334754">
                <text:p>6.3347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725666666667">
                <text:p>16.6725666666667</text:p>
              </table:table-cell>
              <table:table-cell office:value-type="float" office:value="6.329128">
                <text:p>6.3291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7061166666667">
                <text:p>16.7061166666667</text:p>
              </table:table-cell>
              <table:table-cell office:value-type="float" office:value="6.323502">
                <text:p>6.3235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73965">
                <text:p>16.73965</text:p>
              </table:table-cell>
              <table:table-cell office:value-type="float" office:value="6.331941">
                <text:p>6.3319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729333333333">
                <text:p>16.7729333333333</text:p>
              </table:table-cell>
              <table:table-cell office:value-type="float" office:value="6.326315">
                <text:p>6.3263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8067333333333">
                <text:p>16.8067333333333</text:p>
              </table:table-cell>
              <table:table-cell office:value-type="float" office:value="6.320689">
                <text:p>6.3206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8402666666667">
                <text:p>16.8402666666667</text:p>
              </table:table-cell>
              <table:table-cell office:value-type="float" office:value="6.331941">
                <text:p>6.3319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738166666667">
                <text:p>16.8738166666667</text:p>
              </table:table-cell>
              <table:table-cell office:value-type="float" office:value="6.331941">
                <text:p>6.3319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90735">
                <text:p>16.90735</text:p>
              </table:table-cell>
              <table:table-cell office:value-type="float" office:value="6.309437">
                <text:p>6.3094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9408833333333">
                <text:p>16.9408833333333</text:p>
              </table:table-cell>
              <table:table-cell office:value-type="float" office:value="6.300998">
                <text:p>6.3009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744333333333">
                <text:p>16.9744333333333</text:p>
              </table:table-cell>
              <table:table-cell office:value-type="float" office:value="6.295372">
                <text:p>6.2953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.0079666666667">
                <text:p>17.0079666666667</text:p>
              </table:table-cell>
              <table:table-cell office:value-type="float" office:value="6.295372">
                <text:p>6.2953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0417666666667">
                <text:p>17.0417666666667</text:p>
              </table:table-cell>
              <table:table-cell office:value-type="float" office:value="6.286933">
                <text:p>6.2869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7505">
                <text:p>17.07505</text:p>
              </table:table-cell>
              <table:table-cell office:value-type="float" office:value="6.286933">
                <text:p>6.2869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1085833333333">
                <text:p>17.1085833333333</text:p>
              </table:table-cell>
              <table:table-cell office:value-type="float" office:value="6.275681">
                <text:p>6.2756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1421333333333">
                <text:p>17.1421333333333</text:p>
              </table:table-cell>
              <table:table-cell office:value-type="float" office:value="6.28412">
                <text:p>6.284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756666666667">
                <text:p>17.1756666666667</text:p>
              </table:table-cell>
              <table:table-cell office:value-type="float" office:value="6.281307">
                <text:p>6.2813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2092166666667">
                <text:p>17.2092166666667</text:p>
              </table:table-cell>
              <table:table-cell office:value-type="float" office:value="6.295372">
                <text:p>6.2953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24275">
                <text:p>17.24275</text:p>
              </table:table-cell>
              <table:table-cell office:value-type="float" office:value="6.292559">
                <text:p>6.2925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762833333333">
                <text:p>17.2762833333333</text:p>
              </table:table-cell>
              <table:table-cell office:value-type="float" office:value="6.298185">
                <text:p>6.2981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3098333333333">
                <text:p>17.3098333333333</text:p>
              </table:table-cell>
              <table:table-cell office:value-type="float" office:value="6.286933">
                <text:p>6.2869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3431166666667">
                <text:p>17.3431166666667</text:p>
              </table:table-cell>
              <table:table-cell office:value-type="float" office:value="6.289746">
                <text:p>6.2897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769166666667">
                <text:p>17.3769166666667</text:p>
              </table:table-cell>
              <table:table-cell office:value-type="float" office:value="6.306624">
                <text:p>6.3066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41045">
                <text:p>17.41045</text:p>
              </table:table-cell>
              <table:table-cell office:value-type="float" office:value="6.303811">
                <text:p>6.3038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44555">
                <text:p>17.44555</text:p>
              </table:table-cell>
              <table:table-cell office:value-type="float" office:value="6.286933">
                <text:p>6.2869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775333333333">
                <text:p>17.4775333333333</text:p>
              </table:table-cell>
              <table:table-cell office:value-type="float" office:value="6.303811">
                <text:p>6.3038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5110666666667">
                <text:p>17.5110666666667</text:p>
              </table:table-cell>
              <table:table-cell office:value-type="float" office:value="6.292559">
                <text:p>6.2925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5446166666667">
                <text:p>17.5446166666667</text:p>
              </table:table-cell>
              <table:table-cell office:value-type="float" office:value="6.28412">
                <text:p>6.284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778833333333">
                <text:p>17.5778833333333</text:p>
              </table:table-cell>
              <table:table-cell office:value-type="float" office:value="6.28412">
                <text:p>6.284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6122166666667">
                <text:p>17.6122166666667</text:p>
              </table:table-cell>
              <table:table-cell office:value-type="float" office:value="6.300998">
                <text:p>6.3009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6454833333333">
                <text:p>17.6454833333333</text:p>
              </table:table-cell>
              <table:table-cell office:value-type="float" office:value="6.281307">
                <text:p>6.2813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785166666667">
                <text:p>17.6785166666667</text:p>
              </table:table-cell>
              <table:table-cell office:value-type="float" office:value="6.286933">
                <text:p>6.2869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7123166666667">
                <text:p>17.7123166666667</text:p>
              </table:table-cell>
              <table:table-cell office:value-type="float" office:value="6.278494">
                <text:p>6.2784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74585">
                <text:p>17.74585</text:p>
              </table:table-cell>
              <table:table-cell office:value-type="float" office:value="6.295372">
                <text:p>6.2953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793833333333">
                <text:p>17.7793833333333</text:p>
              </table:table-cell>
              <table:table-cell office:value-type="float" office:value="6.272868">
                <text:p>6.2728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8129333333333">
                <text:p>17.8129333333333</text:p>
              </table:table-cell>
              <table:table-cell office:value-type="float" office:value="6.272868">
                <text:p>6.2728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8464666666667">
                <text:p>17.8464666666667</text:p>
              </table:table-cell>
              <table:table-cell office:value-type="float" office:value="6.270055">
                <text:p>6.2700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800166666667">
                <text:p>17.8800166666667</text:p>
              </table:table-cell>
              <table:table-cell office:value-type="float" office:value="6.267242">
                <text:p>6.2672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91355">
                <text:p>17.91355</text:p>
              </table:table-cell>
              <table:table-cell office:value-type="float" office:value="6.272868">
                <text:p>6.2728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9470833333333">
                <text:p>17.9470833333333</text:p>
              </table:table-cell>
              <table:table-cell office:value-type="float" office:value="6.270055">
                <text:p>6.2700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806333333333">
                <text:p>17.9806333333333</text:p>
              </table:table-cell>
              <table:table-cell office:value-type="float" office:value="6.250364">
                <text:p>6.2503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.0141666666667">
                <text:p>18.0141666666667</text:p>
              </table:table-cell>
              <table:table-cell office:value-type="float" office:value="6.258803">
                <text:p>6.2588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.04745">
                <text:p>18.04745</text:p>
              </table:table-cell>
              <table:table-cell office:value-type="float" office:value="6.261616">
                <text:p>6.2616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8125">
                <text:p>18.08125</text:p>
              </table:table-cell>
              <table:table-cell office:value-type="float" office:value="6.253177">
                <text:p>6.2531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1158333333333">
                <text:p>18.1158333333333</text:p>
              </table:table-cell>
              <table:table-cell office:value-type="float" office:value="6.278494">
                <text:p>6.2784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480666666667">
                <text:p>18.1480666666667</text:p>
              </table:table-cell>
              <table:table-cell office:value-type="float" office:value="6.244738">
                <text:p>6.2447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818666666667">
                <text:p>18.1818666666667</text:p>
              </table:table-cell>
              <table:table-cell office:value-type="float" office:value="6.264429">
                <text:p>6.2644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2159333333333">
                <text:p>18.2159333333333</text:p>
              </table:table-cell>
              <table:table-cell office:value-type="float" office:value="6.261616">
                <text:p>6.2616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2494666666667">
                <text:p>18.2494666666667</text:p>
              </table:table-cell>
              <table:table-cell office:value-type="float" office:value="6.258803">
                <text:p>6.2588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832666666667">
                <text:p>18.2832666666667</text:p>
              </table:table-cell>
              <table:table-cell office:value-type="float" office:value="6.25599">
                <text:p>6.255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31655">
                <text:p>18.31655</text:p>
              </table:table-cell>
              <table:table-cell office:value-type="float" office:value="6.261616">
                <text:p>6.2616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3500833333333">
                <text:p>18.3500833333333</text:p>
              </table:table-cell>
              <table:table-cell office:value-type="float" office:value="6.250364">
                <text:p>6.2503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836333333333">
                <text:p>18.3836333333333</text:p>
              </table:table-cell>
              <table:table-cell office:value-type="float" office:value="6.247551">
                <text:p>6.2475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4171666666667">
                <text:p>18.4171666666667</text:p>
              </table:table-cell>
              <table:table-cell office:value-type="float" office:value="6.233486">
                <text:p>6.2334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45045">
                <text:p>18.45045</text:p>
              </table:table-cell>
              <table:table-cell office:value-type="float" office:value="6.244738">
                <text:p>6.2447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8425">
                <text:p>18.48425</text:p>
              </table:table-cell>
              <table:table-cell office:value-type="float" office:value="6.239112">
                <text:p>6.239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5177833333333">
                <text:p>18.5177833333333</text:p>
              </table:table-cell>
              <table:table-cell office:value-type="float" office:value="6.25599">
                <text:p>6.255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5513333333333">
                <text:p>18.5513333333333</text:p>
              </table:table-cell>
              <table:table-cell office:value-type="float" office:value="6.253177">
                <text:p>6.2531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848666666667">
                <text:p>18.5848666666667</text:p>
              </table:table-cell>
              <table:table-cell office:value-type="float" office:value="6.239112">
                <text:p>6.2391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6184166666667">
                <text:p>18.6184166666667</text:p>
              </table:table-cell>
              <table:table-cell office:value-type="float" office:value="6.244738">
                <text:p>6.2447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65195">
                <text:p>18.65195</text:p>
              </table:table-cell>
              <table:table-cell office:value-type="float" office:value="6.250364">
                <text:p>6.2503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852333333333">
                <text:p>18.6852333333333</text:p>
              </table:table-cell>
              <table:table-cell office:value-type="float" office:value="6.25599">
                <text:p>6.255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7190333333333">
                <text:p>18.7190333333333</text:p>
              </table:table-cell>
              <table:table-cell office:value-type="float" office:value="6.258803">
                <text:p>6.2588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7692166666667">
                <text:p>18.7692166666667</text:p>
              </table:table-cell>
              <table:table-cell office:value-type="float" office:value="6.261616">
                <text:p>6.2616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861166666667">
                <text:p>18.7861166666667</text:p>
              </table:table-cell>
              <table:table-cell office:value-type="float" office:value="6.253177">
                <text:p>6.2531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81965">
                <text:p>18.81965</text:p>
              </table:table-cell>
              <table:table-cell office:value-type="float" office:value="6.236299">
                <text:p>6.2362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8531833333333">
                <text:p>18.8531833333333</text:p>
              </table:table-cell>
              <table:table-cell office:value-type="float" office:value="6.250364">
                <text:p>6.2503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867333333333">
                <text:p>18.8867333333333</text:p>
              </table:table-cell>
              <table:table-cell office:value-type="float" office:value="6.250364">
                <text:p>6.2503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9207833333333">
                <text:p>18.9207833333333</text:p>
              </table:table-cell>
              <table:table-cell office:value-type="float" office:value="6.250364">
                <text:p>6.2503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9538166666667">
                <text:p>18.9538166666667</text:p>
              </table:table-cell>
              <table:table-cell office:value-type="float" office:value="6.244738">
                <text:p>6.2447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876166666667">
                <text:p>18.9876166666667</text:p>
              </table:table-cell>
              <table:table-cell office:value-type="float" office:value="6.225047">
                <text:p>6.2250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.02115">
                <text:p>19.02115</text:p>
              </table:table-cell>
              <table:table-cell office:value-type="float" office:value="6.250364">
                <text:p>6.2503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.0544333333333">
                <text:p>19.0544333333333</text:p>
              </table:table-cell>
              <table:table-cell office:value-type="float" office:value="6.233486">
                <text:p>6.2334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882333333333">
                <text:p>19.0882333333333</text:p>
              </table:table-cell>
              <table:table-cell office:value-type="float" office:value="6.250364">
                <text:p>6.2503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1217666666667">
                <text:p>19.1217666666667</text:p>
              </table:table-cell>
              <table:table-cell office:value-type="float" office:value="6.241925">
                <text:p>6.2419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1553166666667">
                <text:p>19.1553166666667</text:p>
              </table:table-cell>
              <table:table-cell office:value-type="float" office:value="6.239112">
                <text:p>6.2391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8885">
                <text:p>19.18885</text:p>
              </table:table-cell>
              <table:table-cell office:value-type="float" office:value="6.233486">
                <text:p>6.2334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2223833333333">
                <text:p>19.2223833333333</text:p>
              </table:table-cell>
              <table:table-cell office:value-type="float" office:value="6.216608">
                <text:p>6.2166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2559333333333">
                <text:p>19.2559333333333</text:p>
              </table:table-cell>
              <table:table-cell office:value-type="float" office:value="6.22786">
                <text:p>6.227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894666666667">
                <text:p>19.2894666666667</text:p>
              </table:table-cell>
              <table:table-cell office:value-type="float" office:value="6.225047">
                <text:p>6.2250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3230166666667">
                <text:p>19.3230166666667</text:p>
              </table:table-cell>
              <table:table-cell office:value-type="float" office:value="6.208169">
                <text:p>6.2081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35655">
                <text:p>19.35655</text:p>
              </table:table-cell>
              <table:table-cell office:value-type="float" office:value="6.210982">
                <text:p>6.2109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900833333333">
                <text:p>19.3900833333333</text:p>
              </table:table-cell>
              <table:table-cell office:value-type="float" office:value="6.233486">
                <text:p>6.2334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4233666666667">
                <text:p>19.4233666666667</text:p>
              </table:table-cell>
              <table:table-cell office:value-type="float" office:value="6.230673">
                <text:p>6.2306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4571666666667">
                <text:p>19.4571666666667</text:p>
              </table:table-cell>
              <table:table-cell office:value-type="float" office:value="6.222234">
                <text:p>6.2222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907166666667">
                <text:p>19.4907166666667</text:p>
              </table:table-cell>
              <table:table-cell office:value-type="float" office:value="6.222234">
                <text:p>6.2222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5239833333333">
                <text:p>19.5239833333333</text:p>
              </table:table-cell>
              <table:table-cell office:value-type="float" office:value="6.219421">
                <text:p>6.2194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5577833333333">
                <text:p>19.5577833333333</text:p>
              </table:table-cell>
              <table:table-cell office:value-type="float" office:value="6.210982">
                <text:p>6.2109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913333333333">
                <text:p>19.5913333333333</text:p>
              </table:table-cell>
              <table:table-cell office:value-type="float" office:value="6.191291">
                <text:p>6.1912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6248666666667">
                <text:p>19.6248666666667</text:p>
              </table:table-cell>
              <table:table-cell office:value-type="float" office:value="6.205356">
                <text:p>6.2053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6584166666667">
                <text:p>19.6584166666667</text:p>
              </table:table-cell>
              <table:table-cell office:value-type="float" office:value="6.194104">
                <text:p>6.1941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9195">
                <text:p>19.69195</text:p>
              </table:table-cell>
              <table:table-cell office:value-type="float" office:value="6.185665">
                <text:p>6.1856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7254833333333">
                <text:p>19.7254833333333</text:p>
              </table:table-cell>
              <table:table-cell office:value-type="float" office:value="6.174413">
                <text:p>6.1744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7587666666667">
                <text:p>19.7587666666667</text:p>
              </table:table-cell>
              <table:table-cell office:value-type="float" office:value="6.194104">
                <text:p>6.1941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925666666667">
                <text:p>19.7925666666667</text:p>
              </table:table-cell>
              <table:table-cell office:value-type="float" office:value="6.196917">
                <text:p>6.1969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82715">
                <text:p>19.82715</text:p>
              </table:table-cell>
              <table:table-cell office:value-type="float" office:value="6.205356">
                <text:p>6.2053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85965">
                <text:p>19.85965</text:p>
              </table:table-cell>
              <table:table-cell office:value-type="float" office:value="6.185665">
                <text:p>6.1856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931833333333">
                <text:p>19.8931833333333</text:p>
              </table:table-cell>
              <table:table-cell office:value-type="float" office:value="6.168787">
                <text:p>6.1687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9267333333333">
                <text:p>19.9267333333333</text:p>
              </table:table-cell>
              <table:table-cell office:value-type="float" office:value="6.177226">
                <text:p>6.1772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9602666666667">
                <text:p>19.9602666666667</text:p>
              </table:table-cell>
              <table:table-cell office:value-type="float" office:value="6.194104">
                <text:p>6.194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938166666667">
                <text:p>19.9938166666667</text:p>
              </table:table-cell>
              <table:table-cell office:value-type="float" office:value="6.196917">
                <text:p>6.1969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.02735">
                <text:p>20.02735</text:p>
              </table:table-cell>
              <table:table-cell office:value-type="float" office:value="6.185665">
                <text:p>6.1856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.0608833333333">
                <text:p>20.0608833333333</text:p>
              </table:table-cell>
              <table:table-cell office:value-type="float" office:value="6.182852">
                <text:p>6.1828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944333333333">
                <text:p>20.0944333333333</text:p>
              </table:table-cell>
              <table:table-cell office:value-type="float" office:value="6.177226">
                <text:p>6.1772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1279666666667">
                <text:p>20.1279666666667</text:p>
              </table:table-cell>
              <table:table-cell office:value-type="float" office:value="6.188478">
                <text:p>6.1884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1615166666667">
                <text:p>20.1615166666667</text:p>
              </table:table-cell>
              <table:table-cell office:value-type="float" office:value="6.188478">
                <text:p>6.1884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9505">
                <text:p>20.19505</text:p>
              </table:table-cell>
              <table:table-cell office:value-type="float" office:value="6.188478">
                <text:p>6.1884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2283333333333">
                <text:p>20.2283333333333</text:p>
              </table:table-cell>
              <table:table-cell office:value-type="float" office:value="6.194104">
                <text:p>6.1941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2621333333333">
                <text:p>20.2621333333333</text:p>
              </table:table-cell>
              <table:table-cell office:value-type="float" office:value="6.185665">
                <text:p>6.18566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959333333333">
                <text:p>20.2959333333333</text:p>
              </table:table-cell>
              <table:table-cell office:value-type="float" office:value="6.194104">
                <text:p>6.1941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32895">
                <text:p>20.32895</text:p>
              </table:table-cell>
              <table:table-cell office:value-type="float" office:value="6.202543">
                <text:p>6.2025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36275">
                <text:p>20.36275</text:p>
              </table:table-cell>
              <table:table-cell office:value-type="float" office:value="6.194104">
                <text:p>6.1941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962833333333">
                <text:p>20.3962833333333</text:p>
              </table:table-cell>
              <table:table-cell office:value-type="float" office:value="6.177226">
                <text:p>6.1772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4298333333333">
                <text:p>20.4298333333333</text:p>
              </table:table-cell>
              <table:table-cell office:value-type="float" office:value="6.180039">
                <text:p>6.1800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4633666666667">
                <text:p>20.4633666666667</text:p>
              </table:table-cell>
              <table:table-cell office:value-type="float" office:value="6.1716">
                <text:p>6.17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971666666667">
                <text:p>20.4971666666667</text:p>
              </table:table-cell>
              <table:table-cell office:value-type="float" office:value="6.157535">
                <text:p>6.1575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53045">
                <text:p>20.53045</text:p>
              </table:table-cell>
              <table:table-cell office:value-type="float" office:value="6.154722">
                <text:p>6.1547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5637333333333">
                <text:p>20.5637333333333</text:p>
              </table:table-cell>
              <table:table-cell office:value-type="float" office:value="6.163161">
                <text:p>6.1631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975333333333">
                <text:p>20.5975333333333</text:p>
              </table:table-cell>
              <table:table-cell office:value-type="float" office:value="6.163161">
                <text:p>6.16316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6311166666667">
                <text:p>20.6311166666667</text:p>
              </table:table-cell>
              <table:table-cell office:value-type="float" office:value="6.149096">
                <text:p>6.1490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66465">
                <text:p>20.66465</text:p>
              </table:table-cell>
              <table:table-cell office:value-type="float" office:value="6.151909">
                <text:p>6.1519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990333333333">
                <text:p>20.6990333333333</text:p>
              </table:table-cell>
              <table:table-cell office:value-type="float" office:value="6.157535">
                <text:p>6.1575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73205">
                <text:p>20.73205</text:p>
              </table:table-cell>
              <table:table-cell office:value-type="float" office:value="6.163161">
                <text:p>6.1631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7661166666667">
                <text:p>20.7661166666667</text:p>
              </table:table-cell>
              <table:table-cell office:value-type="float" office:value="6.137844">
                <text:p>6.1378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9965">
                <text:p>20.79965</text:p>
              </table:table-cell>
              <table:table-cell office:value-type="float" office:value="6.137844">
                <text:p>6.1378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8337166666667">
                <text:p>20.8337166666667</text:p>
              </table:table-cell>
              <table:table-cell office:value-type="float" office:value="6.146283">
                <text:p>6.1462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8667333333333">
                <text:p>20.8667333333333</text:p>
              </table:table-cell>
              <table:table-cell office:value-type="float" office:value="6.129405">
                <text:p>6.1294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9067666666667">
                <text:p>20.9067666666667</text:p>
              </table:table-cell>
              <table:table-cell office:value-type="float" office:value="6.14347">
                <text:p>6.143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9390166666667">
                <text:p>20.9390166666667</text:p>
              </table:table-cell>
              <table:table-cell office:value-type="float" office:value="6.129405">
                <text:p>6.1294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97255">
                <text:p>20.97255</text:p>
              </table:table-cell>
              <table:table-cell office:value-type="float" office:value="6.126592">
                <text:p>6.1265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.0061">
                <text:p>21.0061</text:p>
              </table:table-cell>
              <table:table-cell office:value-type="float" office:value="6.14347">
                <text:p>6.143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.0396333333333">
                <text:p>21.0396333333333</text:p>
              </table:table-cell>
              <table:table-cell office:value-type="float" office:value="6.135031">
                <text:p>6.1350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.0729166666667">
                <text:p>21.0729166666667</text:p>
              </table:table-cell>
              <table:table-cell office:value-type="float" office:value="6.135031">
                <text:p>6.1350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1067166666667">
                <text:p>21.1067166666667</text:p>
              </table:table-cell>
              <table:table-cell office:value-type="float" office:value="6.137844">
                <text:p>6.1378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14025">
                <text:p>21.14025</text:p>
              </table:table-cell>
              <table:table-cell office:value-type="float" office:value="6.137844">
                <text:p>6.1378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1738">
                <text:p>21.1738</text:p>
              </table:table-cell>
              <table:table-cell office:value-type="float" office:value="6.132218">
                <text:p>6.1322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2073333333333">
                <text:p>21.2073333333333</text:p>
              </table:table-cell>
              <table:table-cell office:value-type="float" office:value="6.129405">
                <text:p>6.1294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2408666666667">
                <text:p>21.2408666666667</text:p>
              </table:table-cell>
              <table:table-cell office:value-type="float" office:value="6.120966">
                <text:p>6.1209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2744166666667">
                <text:p>21.2744166666667</text:p>
              </table:table-cell>
              <table:table-cell office:value-type="float" office:value="6.126592">
                <text:p>6.1265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30795">
                <text:p>21.30795</text:p>
              </table:table-cell>
              <table:table-cell office:value-type="float" office:value="6.149096">
                <text:p>6.1490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3415">
                <text:p>21.3415</text:p>
              </table:table-cell>
              <table:table-cell office:value-type="float" office:value="6.137844">
                <text:p>6.1378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3750333333333">
                <text:p>21.3750333333333</text:p>
              </table:table-cell>
              <table:table-cell office:value-type="float" office:value="6.14347">
                <text:p>6.143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4085666666667">
                <text:p>21.4085666666667</text:p>
              </table:table-cell>
              <table:table-cell office:value-type="float" office:value="6.132218">
                <text:p>6.1322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44185">
                <text:p>21.44185</text:p>
              </table:table-cell>
              <table:table-cell office:value-type="float" office:value="6.109714">
                <text:p>6.1097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47565">
                <text:p>21.47565</text:p>
              </table:table-cell>
              <table:table-cell office:value-type="float" office:value="6.109714">
                <text:p>6.1097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5092">
                <text:p>21.5092</text:p>
              </table:table-cell>
              <table:table-cell office:value-type="float" office:value="6.123779">
                <text:p>6.1237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5427333333333">
                <text:p>21.5427333333333</text:p>
              </table:table-cell>
              <table:table-cell office:value-type="float" office:value="6.112527">
                <text:p>6.1125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5762666666667">
                <text:p>21.5762666666667</text:p>
              </table:table-cell>
              <table:table-cell office:value-type="float" office:value="6.112527">
                <text:p>6.1125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6098166666667">
                <text:p>21.6098166666667</text:p>
              </table:table-cell>
              <table:table-cell office:value-type="float" office:value="6.137844">
                <text:p>6.1378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64335">
                <text:p>21.64335</text:p>
              </table:table-cell>
              <table:table-cell office:value-type="float" office:value="6.120966">
                <text:p>6.1209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6769">
                <text:p>21.6769</text:p>
              </table:table-cell>
              <table:table-cell office:value-type="float" office:value="6.101275">
                <text:p>6.1012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7103833333333">
                <text:p>21.7103833333333</text:p>
              </table:table-cell>
              <table:table-cell office:value-type="float" office:value="6.109714">
                <text:p>6.1097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7439333333333">
                <text:p>21.7439333333333</text:p>
              </table:table-cell>
              <table:table-cell office:value-type="float" office:value="6.101275">
                <text:p>6.1012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7774666666667">
                <text:p>21.7774666666667</text:p>
              </table:table-cell>
              <table:table-cell office:value-type="float" office:value="6.095649">
                <text:p>6.0956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811">
                <text:p>21.811</text:p>
              </table:table-cell>
              <table:table-cell office:value-type="float" office:value="6.098462">
                <text:p>6.0984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84455">
                <text:p>21.84455</text:p>
              </table:table-cell>
              <table:table-cell office:value-type="float" office:value="6.106901">
                <text:p>6.1069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8778333333333">
                <text:p>21.8778333333333</text:p>
              </table:table-cell>
              <table:table-cell office:value-type="float" office:value="6.098462">
                <text:p>6.0984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9116333333333">
                <text:p>21.9116333333333</text:p>
              </table:table-cell>
              <table:table-cell office:value-type="float" office:value="6.106901">
                <text:p>6.1069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9451666666667">
                <text:p>21.9451666666667</text:p>
              </table:table-cell>
              <table:table-cell office:value-type="float" office:value="6.095649">
                <text:p>6.0956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9787">
                <text:p>21.9787</text:p>
              </table:table-cell>
              <table:table-cell office:value-type="float" office:value="6.08721">
                <text:p>6.087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.01225">
                <text:p>22.01225</text:p>
              </table:table-cell>
              <table:table-cell office:value-type="float" office:value="6.092836">
                <text:p>6.0928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.0457833333333">
                <text:p>22.0457833333333</text:p>
              </table:table-cell>
              <table:table-cell office:value-type="float" office:value="6.084397">
                <text:p>6.0843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.0795833333333">
                <text:p>22.0795833333333</text:p>
              </table:table-cell>
              <table:table-cell office:value-type="float" office:value="6.084397">
                <text:p>6.0843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1126">
                <text:p>22.1126</text:p>
              </table:table-cell>
              <table:table-cell office:value-type="float" office:value="6.101275">
                <text:p>6.1012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1464">
                <text:p>22.1464</text:p>
              </table:table-cell>
              <table:table-cell office:value-type="float" office:value="6.095649">
                <text:p>6.0956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17995">
                <text:p>22.17995</text:p>
              </table:table-cell>
              <table:table-cell office:value-type="float" office:value="6.075958">
                <text:p>6.0759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2132333333333">
                <text:p>22.2132333333333</text:p>
              </table:table-cell>
              <table:table-cell office:value-type="float" office:value="6.081584">
                <text:p>6.0815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2470333333333">
                <text:p>22.2470333333333</text:p>
              </table:table-cell>
              <table:table-cell office:value-type="float" office:value="6.081584">
                <text:p>6.0815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2805666666667">
                <text:p>22.2805666666667</text:p>
              </table:table-cell>
              <table:table-cell office:value-type="float" office:value="6.067519">
                <text:p>6.0675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3141">
                <text:p>22.3141</text:p>
              </table:table-cell>
              <table:table-cell office:value-type="float" office:value="6.070332">
                <text:p>6.0703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34765">
                <text:p>22.34765</text:p>
              </table:table-cell>
              <table:table-cell office:value-type="float" office:value="6.075958">
                <text:p>6.0759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3811833333333">
                <text:p>22.3811833333333</text:p>
              </table:table-cell>
              <table:table-cell office:value-type="float" office:value="6.067519">
                <text:p>6.0675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4147333333333">
                <text:p>22.4147333333333</text:p>
              </table:table-cell>
              <table:table-cell office:value-type="float" office:value="6.070332">
                <text:p>6.0703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448">
                <text:p>22.448</text:p>
              </table:table-cell>
              <table:table-cell office:value-type="float" office:value="6.090023">
                <text:p>6.0900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4818">
                <text:p>22.4818</text:p>
              </table:table-cell>
              <table:table-cell office:value-type="float" office:value="6.064706">
                <text:p>6.0647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51535">
                <text:p>22.51535</text:p>
              </table:table-cell>
              <table:table-cell office:value-type="float" office:value="6.064706">
                <text:p>6.0647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5488833333333">
                <text:p>22.5488833333333</text:p>
              </table:table-cell>
              <table:table-cell office:value-type="float" office:value="6.05908">
                <text:p>6.059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5824333333333">
                <text:p>22.5824333333333</text:p>
              </table:table-cell>
              <table:table-cell office:value-type="float" office:value="6.056267">
                <text:p>6.0562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6159666666667">
                <text:p>22.6159666666667</text:p>
              </table:table-cell>
              <table:table-cell office:value-type="float" office:value="6.056267">
                <text:p>6.0562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6495">
                <text:p>22.6495</text:p>
              </table:table-cell>
              <table:table-cell office:value-type="float" office:value="6.045015">
                <text:p>6.0450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6827833333333">
                <text:p>22.6827833333333</text:p>
              </table:table-cell>
              <table:table-cell office:value-type="float" office:value="6.042202">
                <text:p>6.0422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7189333333333">
                <text:p>22.7189333333333</text:p>
              </table:table-cell>
              <table:table-cell office:value-type="float" office:value="6.039389">
                <text:p>6.0393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7511666666667">
                <text:p>22.7511666666667</text:p>
              </table:table-cell>
              <table:table-cell office:value-type="float" office:value="6.047828">
                <text:p>6.0478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7849666666667">
                <text:p>22.7849666666667</text:p>
              </table:table-cell>
              <table:table-cell office:value-type="float" office:value="6.039389">
                <text:p>6.0393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8185">
                <text:p>22.8185</text:p>
              </table:table-cell>
              <table:table-cell office:value-type="float" office:value="6.05908">
                <text:p>6.059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8517833333333">
                <text:p>22.8517833333333</text:p>
              </table:table-cell>
              <table:table-cell office:value-type="float" office:value="6.045015">
                <text:p>6.0450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8855833333333">
                <text:p>22.8855833333333</text:p>
              </table:table-cell>
              <table:table-cell office:value-type="float" office:value="6.047828">
                <text:p>6.0478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9191333333333">
                <text:p>22.9191333333333</text:p>
              </table:table-cell>
              <table:table-cell office:value-type="float" office:value="6.047828">
                <text:p>6.0478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9526666666667">
                <text:p>22.9526666666667</text:p>
              </table:table-cell>
              <table:table-cell office:value-type="float" office:value="6.039389">
                <text:p>6.0393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9862">
                <text:p>22.9862</text:p>
              </table:table-cell>
              <table:table-cell office:value-type="float" office:value="6.036576">
                <text:p>6.0365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3.0207833333333">
                <text:p>23.0207833333333</text:p>
              </table:table-cell>
              <table:table-cell office:value-type="float" office:value="6.036576">
                <text:p>6.0365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.0543333333333">
                <text:p>23.0543333333333</text:p>
              </table:table-cell>
              <table:table-cell office:value-type="float" office:value="6.025324">
                <text:p>6.0253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.0878666666667">
                <text:p>23.0878666666667</text:p>
              </table:table-cell>
              <table:table-cell office:value-type="float" office:value="6.028137">
                <text:p>6.0281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12115">
                <text:p>23.12115</text:p>
              </table:table-cell>
              <table:table-cell office:value-type="float" office:value="6.033763">
                <text:p>6.0337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15495">
                <text:p>23.15495</text:p>
              </table:table-cell>
              <table:table-cell office:value-type="float" office:value="6.039389">
                <text:p>6.0393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1884833333333">
                <text:p>23.1884833333333</text:p>
              </table:table-cell>
              <table:table-cell office:value-type="float" office:value="6.033763">
                <text:p>6.0337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2217666666667">
                <text:p>23.2217666666667</text:p>
              </table:table-cell>
              <table:table-cell office:value-type="float" office:value="6.042202">
                <text:p>6.04220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2555666666667">
                <text:p>23.2555666666667</text:p>
              </table:table-cell>
              <table:table-cell office:value-type="float" office:value="6.028137">
                <text:p>6.0281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2891">
                <text:p>23.2891</text:p>
              </table:table-cell>
              <table:table-cell office:value-type="float" office:value="6.028137">
                <text:p>6.0281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32265">
                <text:p>23.32265</text:p>
              </table:table-cell>
              <table:table-cell office:value-type="float" office:value="6.028137">
                <text:p>6.0281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3561833333333">
                <text:p>23.3561833333333</text:p>
              </table:table-cell>
              <table:table-cell office:value-type="float" office:value="6.028137">
                <text:p>6.0281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3897333333333">
                <text:p>23.3897333333333</text:p>
              </table:table-cell>
              <table:table-cell office:value-type="float" office:value="6.025324">
                <text:p>6.0253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4235333333333">
                <text:p>23.4235333333333</text:p>
              </table:table-cell>
              <table:table-cell office:value-type="float" office:value="6.033763">
                <text:p>6.0337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4570666666667">
                <text:p>23.4570666666667</text:p>
              </table:table-cell>
              <table:table-cell office:value-type="float" office:value="6.036576">
                <text:p>6.0365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49035">
                <text:p>23.49035</text:p>
              </table:table-cell>
              <table:table-cell office:value-type="float" office:value="6.008446">
                <text:p>6.0084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52415">
                <text:p>23.52415</text:p>
              </table:table-cell>
              <table:table-cell office:value-type="float" office:value="6.019698">
                <text:p>6.0196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5576833333333">
                <text:p>23.5576833333333</text:p>
              </table:table-cell>
              <table:table-cell office:value-type="float" office:value="6.025324">
                <text:p>6.0253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5909666666667">
                <text:p>23.5909666666667</text:p>
              </table:table-cell>
              <table:table-cell office:value-type="float" office:value="6.039389">
                <text:p>6.0393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6247666666667">
                <text:p>23.6247666666667</text:p>
              </table:table-cell>
              <table:table-cell office:value-type="float" office:value="6.022511">
                <text:p>6.0225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6583">
                <text:p>23.6583</text:p>
              </table:table-cell>
              <table:table-cell office:value-type="float" office:value="6.016885">
                <text:p>6.0168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69185">
                <text:p>23.69185</text:p>
              </table:table-cell>
              <table:table-cell office:value-type="float" office:value="6.033763">
                <text:p>6.0337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7251333333333">
                <text:p>23.7251333333333</text:p>
              </table:table-cell>
              <table:table-cell office:value-type="float" office:value="6.019698">
                <text:p>6.0196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7589333333333">
                <text:p>23.7589333333333</text:p>
              </table:table-cell>
              <table:table-cell office:value-type="float" office:value="6.028137">
                <text:p>6.0281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7924666666667">
                <text:p>23.7924666666667</text:p>
              </table:table-cell>
              <table:table-cell office:value-type="float" office:value="6.019698">
                <text:p>6.0196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826">
                <text:p>23.826</text:p>
              </table:table-cell>
              <table:table-cell office:value-type="float" office:value="6.014072">
                <text:p>6.0140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85955">
                <text:p>23.85955</text:p>
              </table:table-cell>
              <table:table-cell office:value-type="float" office:value="6.014072">
                <text:p>6.0140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8930833333333">
                <text:p>23.8930833333333</text:p>
              </table:table-cell>
              <table:table-cell office:value-type="float" office:value="6.008446">
                <text:p>6.0084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9266333333333">
                <text:p>23.9266333333333</text:p>
              </table:table-cell>
              <table:table-cell office:value-type="float" office:value="6.00282">
                <text:p>6.002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9599">
                <text:p>23.9599</text:p>
              </table:table-cell>
              <table:table-cell office:value-type="float" office:value="6.011259">
                <text:p>6.0112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9937">
                <text:p>23.9937</text:p>
              </table:table-cell>
              <table:table-cell office:value-type="float" office:value="6.008446">
                <text:p>6.0084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4.02725">
                <text:p>24.02725</text:p>
              </table:table-cell>
              <table:table-cell office:value-type="float" office:value="6.00282">
                <text:p>6.002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.0607833333333">
                <text:p>24.0607833333333</text:p>
              </table:table-cell>
              <table:table-cell office:value-type="float" office:value="6.014072">
                <text:p>6.01407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.0943333333333">
                <text:p>24.0943333333333</text:p>
              </table:table-cell>
              <table:table-cell office:value-type="float" office:value="6.014072">
                <text:p>6.0140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1278666666667">
                <text:p>24.1278666666667</text:p>
              </table:table-cell>
              <table:table-cell office:value-type="float" office:value="6.00282">
                <text:p>6.002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1614">
                <text:p>24.1614</text:p>
              </table:table-cell>
              <table:table-cell office:value-type="float" office:value="6.014072">
                <text:p>6.0140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1946833333333">
                <text:p>24.1946833333333</text:p>
              </table:table-cell>
              <table:table-cell office:value-type="float" office:value="6.00282">
                <text:p>6.002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2284833333333">
                <text:p>24.2284833333333</text:p>
              </table:table-cell>
              <table:table-cell office:value-type="float" office:value="5.988755">
                <text:p>5.9887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2620333333333">
                <text:p>24.2620333333333</text:p>
              </table:table-cell>
              <table:table-cell office:value-type="float" office:value="5.980316">
                <text:p>5.9803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2955666666667">
                <text:p>24.2955666666667</text:p>
              </table:table-cell>
              <table:table-cell office:value-type="float" office:value="5.985942">
                <text:p>5.9859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3291">
                <text:p>24.3291</text:p>
              </table:table-cell>
              <table:table-cell office:value-type="float" office:value="6.011259">
                <text:p>6.0112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36265">
                <text:p>24.36265</text:p>
              </table:table-cell>
              <table:table-cell office:value-type="float" office:value="5.988755">
                <text:p>5.9887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3961833333333">
                <text:p>24.3961833333333</text:p>
              </table:table-cell>
              <table:table-cell office:value-type="float" office:value="5.994381">
                <text:p>5.9943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4294666666667">
                <text:p>24.4294666666667</text:p>
              </table:table-cell>
              <table:table-cell office:value-type="float" office:value="5.994381">
                <text:p>5.9943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4632666666667">
                <text:p>24.4632666666667</text:p>
              </table:table-cell>
              <table:table-cell office:value-type="float" office:value="5.997194">
                <text:p>5.9971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4968">
                <text:p>24.4968</text:p>
              </table:table-cell>
              <table:table-cell office:value-type="float" office:value="5.997194">
                <text:p>5.9971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53035">
                <text:p>24.53035</text:p>
              </table:table-cell>
              <table:table-cell office:value-type="float" office:value="5.977503">
                <text:p>5.9775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5638833333333">
                <text:p>24.5638833333333</text:p>
              </table:table-cell>
              <table:table-cell office:value-type="float" office:value="5.991568">
                <text:p>5.99156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5976833333333">
                <text:p>24.5976833333333</text:p>
              </table:table-cell>
              <table:table-cell office:value-type="float" office:value="5.985942">
                <text:p>5.9859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6309666666667">
                <text:p>24.6309666666667</text:p>
              </table:table-cell>
              <table:table-cell office:value-type="float" office:value="5.994381">
                <text:p>5.9943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6645">
                <text:p>24.6645</text:p>
              </table:table-cell>
              <table:table-cell office:value-type="float" office:value="5.983129">
                <text:p>5.9831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69805">
                <text:p>24.69805</text:p>
              </table:table-cell>
              <table:table-cell office:value-type="float" office:value="5.988755">
                <text:p>5.9887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7315833333333">
                <text:p>24.7315833333333</text:p>
              </table:table-cell>
              <table:table-cell office:value-type="float" office:value="5.966251">
                <text:p>5.9662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7648666666667">
                <text:p>24.7648666666667</text:p>
              </table:table-cell>
              <table:table-cell office:value-type="float" office:value="5.971877">
                <text:p>5.9718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7986666666667">
                <text:p>24.7986666666667</text:p>
              </table:table-cell>
              <table:table-cell office:value-type="float" office:value="5.97469">
                <text:p>5.974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8322">
                <text:p>24.8322</text:p>
              </table:table-cell>
              <table:table-cell office:value-type="float" office:value="5.97469">
                <text:p>5.974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8654833333333">
                <text:p>24.8654833333333</text:p>
              </table:table-cell>
              <table:table-cell office:value-type="float" office:value="5.966251">
                <text:p>5.9662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8992833333333">
                <text:p>24.8992833333333</text:p>
              </table:table-cell>
              <table:table-cell office:value-type="float" office:value="5.960625">
                <text:p>5.9606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9328333333333">
                <text:p>24.9328333333333</text:p>
              </table:table-cell>
              <table:table-cell office:value-type="float" office:value="5.977503">
                <text:p>5.9775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9663666666667">
                <text:p>24.9663666666667</text:p>
              </table:table-cell>
              <table:table-cell office:value-type="float" office:value="5.971877">
                <text:p>5.9718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9999">
                <text:p>24.9999</text:p>
              </table:table-cell>
              <table:table-cell office:value-type="float" office:value="5.960625">
                <text:p>5.9606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.03345">
                <text:p>25.03345</text:p>
              </table:table-cell>
              <table:table-cell office:value-type="float" office:value="5.94656">
                <text:p>5.946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.0669833333333">
                <text:p>25.0669833333333</text:p>
              </table:table-cell>
              <table:table-cell office:value-type="float" office:value="5.966251">
                <text:p>5.9662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.1002666666667">
                <text:p>25.1002666666667</text:p>
              </table:table-cell>
              <table:table-cell office:value-type="float" office:value="5.960625">
                <text:p>5.9606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1340666666667">
                <text:p>25.1340666666667</text:p>
              </table:table-cell>
              <table:table-cell office:value-type="float" office:value="5.966251">
                <text:p>5.9662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1676">
                <text:p>25.1676</text:p>
              </table:table-cell>
              <table:table-cell office:value-type="float" office:value="5.943747">
                <text:p>5.9437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20115">
                <text:p>25.20115</text:p>
              </table:table-cell>
              <table:table-cell office:value-type="float" office:value="5.949373">
                <text:p>5.9493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2346833333333">
                <text:p>25.2346833333333</text:p>
              </table:table-cell>
              <table:table-cell office:value-type="float" office:value="5.924056">
                <text:p>5.9240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2682333333333">
                <text:p>25.2682333333333</text:p>
              </table:table-cell>
              <table:table-cell office:value-type="float" office:value="5.924056">
                <text:p>5.9240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3017666666667">
                <text:p>25.3017666666667</text:p>
              </table:table-cell>
              <table:table-cell office:value-type="float" office:value="5.924056">
                <text:p>5.9240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3353">
                <text:p>25.3353</text:p>
              </table:table-cell>
              <table:table-cell office:value-type="float" office:value="5.929682">
                <text:p>5.9296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36885">
                <text:p>25.36885</text:p>
              </table:table-cell>
              <table:table-cell office:value-type="float" office:value="5.935308">
                <text:p>5.9353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4023833333333">
                <text:p>25.4023833333333</text:p>
              </table:table-cell>
              <table:table-cell office:value-type="float" office:value="5.926869">
                <text:p>5.92686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4359333333333">
                <text:p>25.4359333333333</text:p>
              </table:table-cell>
              <table:table-cell office:value-type="float" office:value="5.912804">
                <text:p>5.9128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4692">
                <text:p>25.4692</text:p>
              </table:table-cell>
              <table:table-cell office:value-type="float" office:value="5.915617">
                <text:p>5.9156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503">
                <text:p>25.503</text:p>
              </table:table-cell>
              <table:table-cell office:value-type="float" office:value="5.924056">
                <text:p>5.924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53655">
                <text:p>25.53655</text:p>
              </table:table-cell>
              <table:table-cell office:value-type="float" office:value="5.921243">
                <text:p>5.9212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5700833333333">
                <text:p>25.5700833333333</text:p>
              </table:table-cell>
              <table:table-cell office:value-type="float" office:value="5.926869">
                <text:p>5.9268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6036333333333">
                <text:p>25.6036333333333</text:p>
              </table:table-cell>
              <table:table-cell office:value-type="float" office:value="5.926869">
                <text:p>5.9268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6371666666667">
                <text:p>25.6371666666667</text:p>
              </table:table-cell>
              <table:table-cell office:value-type="float" office:value="5.915617">
                <text:p>5.9156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6707">
                <text:p>25.6707</text:p>
              </table:table-cell>
              <table:table-cell office:value-type="float" office:value="5.895926">
                <text:p>5.8959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7039833333333">
                <text:p>25.7039833333333</text:p>
              </table:table-cell>
              <table:table-cell office:value-type="float" office:value="5.8903">
                <text:p>5.89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7377833333333">
                <text:p>25.7377833333333</text:p>
              </table:table-cell>
              <table:table-cell office:value-type="float" office:value="5.907178">
                <text:p>5.9071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7713333333333">
                <text:p>25.7713333333333</text:p>
              </table:table-cell>
              <table:table-cell office:value-type="float" office:value="5.887487">
                <text:p>5.8874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8046">
                <text:p>25.8046</text:p>
              </table:table-cell>
              <table:table-cell office:value-type="float" office:value="5.907178">
                <text:p>5.9071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8384">
                <text:p>25.8384</text:p>
              </table:table-cell>
              <table:table-cell office:value-type="float" office:value="5.901552">
                <text:p>5.9015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87195">
                <text:p>25.87195</text:p>
              </table:table-cell>
              <table:table-cell office:value-type="float" office:value="5.898739">
                <text:p>5.8987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9054833333333">
                <text:p>25.9054833333333</text:p>
              </table:table-cell>
              <table:table-cell office:value-type="float" office:value="5.91843">
                <text:p>5.918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9390333333333">
                <text:p>25.9390333333333</text:p>
              </table:table-cell>
              <table:table-cell office:value-type="float" office:value="5.901552">
                <text:p>5.9015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9725666666667">
                <text:p>25.9725666666667</text:p>
              </table:table-cell>
              <table:table-cell office:value-type="float" office:value="5.893113">
                <text:p>5.8931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6.0061">
                <text:p>26.0061</text:p>
              </table:table-cell>
              <table:table-cell office:value-type="float" office:value="5.898739">
                <text:p>5.8987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6.0393833333333">
                <text:p>26.0393833333333</text:p>
              </table:table-cell>
              <table:table-cell office:value-type="float" office:value="5.901552">
                <text:p>5.9015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.0731833333333">
                <text:p>26.0731833333333</text:p>
              </table:table-cell>
              <table:table-cell office:value-type="float" office:value="5.912804">
                <text:p>5.9128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.1067333333333">
                <text:p>26.1067333333333</text:p>
              </table:table-cell>
              <table:table-cell office:value-type="float" office:value="5.8903">
                <text:p>5.89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14">
                <text:p>26.14</text:p>
              </table:table-cell>
              <table:table-cell office:value-type="float" office:value="5.904365">
                <text:p>5.9043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1738">
                <text:p>26.1738</text:p>
              </table:table-cell>
              <table:table-cell office:value-type="float" office:value="5.893113">
                <text:p>5.8931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20735">
                <text:p>26.20735</text:p>
              </table:table-cell>
              <table:table-cell office:value-type="float" office:value="5.884674">
                <text:p>5.8846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2408833333333">
                <text:p>26.2408833333333</text:p>
              </table:table-cell>
              <table:table-cell office:value-type="float" office:value="5.895926">
                <text:p>5.8959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2741666666667">
                <text:p>26.2741666666667</text:p>
              </table:table-cell>
              <table:table-cell office:value-type="float" office:value="5.893113">
                <text:p>5.8931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3079666666667">
                <text:p>26.3079666666667</text:p>
              </table:table-cell>
              <table:table-cell office:value-type="float" office:value="5.879048">
                <text:p>5.87904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3415">
                <text:p>26.3415</text:p>
              </table:table-cell>
              <table:table-cell office:value-type="float" office:value="5.879048">
                <text:p>5.8790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37505">
                <text:p>26.37505</text:p>
              </table:table-cell>
              <table:table-cell office:value-type="float" office:value="5.893113">
                <text:p>5.8931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4085833333333">
                <text:p>26.4085833333333</text:p>
              </table:table-cell>
              <table:table-cell office:value-type="float" office:value="5.879048">
                <text:p>5.8790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4421333333333">
                <text:p>26.4421333333333</text:p>
              </table:table-cell>
              <table:table-cell office:value-type="float" office:value="5.898739">
                <text:p>5.89873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4756666666667">
                <text:p>26.4756666666667</text:p>
              </table:table-cell>
              <table:table-cell office:value-type="float" office:value="5.895926">
                <text:p>5.8959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5092">
                <text:p>26.5092</text:p>
              </table:table-cell>
              <table:table-cell office:value-type="float" office:value="5.887487">
                <text:p>5.88748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54275">
                <text:p>26.54275</text:p>
              </table:table-cell>
              <table:table-cell office:value-type="float" office:value="5.879048">
                <text:p>5.8790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5762833333333">
                <text:p>26.5762833333333</text:p>
              </table:table-cell>
              <table:table-cell office:value-type="float" office:value="5.870609">
                <text:p>5.8706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6098333333333">
                <text:p>26.6098333333333</text:p>
              </table:table-cell>
              <table:table-cell office:value-type="float" office:value="5.876235">
                <text:p>5.8762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6433666666667">
                <text:p>26.6433666666667</text:p>
              </table:table-cell>
              <table:table-cell office:value-type="float" office:value="5.879048">
                <text:p>5.8790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6769">
                <text:p>26.6769</text:p>
              </table:table-cell>
              <table:table-cell office:value-type="float" office:value="5.873422">
                <text:p>5.8734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71045">
                <text:p>26.71045</text:p>
              </table:table-cell>
              <table:table-cell office:value-type="float" office:value="5.879048">
                <text:p>5.8790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7439833333333">
                <text:p>26.7439833333333</text:p>
              </table:table-cell>
              <table:table-cell office:value-type="float" office:value="5.884674">
                <text:p>5.8846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7775333333333">
                <text:p>26.7775333333333</text:p>
              </table:table-cell>
              <table:table-cell office:value-type="float" office:value="5.881861">
                <text:p>5.88186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8110666666667">
                <text:p>26.8110666666667</text:p>
              </table:table-cell>
              <table:table-cell office:value-type="float" office:value="5.876235">
                <text:p>5.8762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84435">
                <text:p>26.84435</text:p>
              </table:table-cell>
              <table:table-cell office:value-type="float" office:value="5.856544">
                <text:p>5.8565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87815">
                <text:p>26.87815</text:p>
              </table:table-cell>
              <table:table-cell office:value-type="float" office:value="5.856544">
                <text:p>5.8565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9116833333333">
                <text:p>26.9116833333333</text:p>
              </table:table-cell>
              <table:table-cell office:value-type="float" office:value="5.86217">
                <text:p>5.8621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9452333333333">
                <text:p>26.9452333333333</text:p>
              </table:table-cell>
              <table:table-cell office:value-type="float" office:value="5.867796">
                <text:p>5.8677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9787666666667">
                <text:p>26.9787666666667</text:p>
              </table:table-cell>
              <table:table-cell office:value-type="float" office:value="5.876235">
                <text:p>5.8762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7.0123">
                <text:p>27.0123</text:p>
              </table:table-cell>
              <table:table-cell office:value-type="float" office:value="5.870609">
                <text:p>5.8706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7.04585">
                <text:p>27.04585</text:p>
              </table:table-cell>
              <table:table-cell office:value-type="float" office:value="5.856544">
                <text:p>5.85654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.0791333333333">
                <text:p>27.0791333333333</text:p>
              </table:table-cell>
              <table:table-cell office:value-type="float" office:value="5.873422">
                <text:p>5.8734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.1129333333333">
                <text:p>27.1129333333333</text:p>
              </table:table-cell>
              <table:table-cell office:value-type="float" office:value="5.867796">
                <text:p>5.8677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1464666666667">
                <text:p>27.1464666666667</text:p>
              </table:table-cell>
              <table:table-cell office:value-type="float" office:value="5.867796">
                <text:p>5.8677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18">
                <text:p>27.18</text:p>
              </table:table-cell>
              <table:table-cell office:value-type="float" office:value="5.839666">
                <text:p>5.8396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21355">
                <text:p>27.21355</text:p>
              </table:table-cell>
              <table:table-cell office:value-type="float" office:value="5.845292">
                <text:p>5.8452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24735">
                <text:p>27.24735</text:p>
              </table:table-cell>
              <table:table-cell office:value-type="float" office:value="5.839666">
                <text:p>5.8396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2806333333333">
                <text:p>27.2806333333333</text:p>
              </table:table-cell>
              <table:table-cell office:value-type="float" office:value="5.856544">
                <text:p>5.8565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3139">
                <text:p>27.3139</text:p>
              </table:table-cell>
              <table:table-cell office:value-type="float" office:value="5.831227">
                <text:p>5.8312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3477">
                <text:p>27.3477</text:p>
              </table:table-cell>
              <table:table-cell office:value-type="float" office:value="5.831227">
                <text:p>5.8312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38125">
                <text:p>27.38125</text:p>
              </table:table-cell>
              <table:table-cell office:value-type="float" office:value="5.831227">
                <text:p>5.8312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4147833333333">
                <text:p>27.4147833333333</text:p>
              </table:table-cell>
              <table:table-cell office:value-type="float" office:value="5.817162">
                <text:p>5.81716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4483333333333">
                <text:p>27.4483333333333</text:p>
              </table:table-cell>
              <table:table-cell office:value-type="float" office:value="5.819975">
                <text:p>5.8199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4818666666667">
                <text:p>27.4818666666667</text:p>
              </table:table-cell>
              <table:table-cell office:value-type="float" office:value="5.819975">
                <text:p>5.8199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5154">
                <text:p>27.5154</text:p>
              </table:table-cell>
              <table:table-cell office:value-type="float" office:value="5.842479">
                <text:p>5.8424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5486833333333">
                <text:p>27.5486833333333</text:p>
              </table:table-cell>
              <table:table-cell office:value-type="float" office:value="5.839666">
                <text:p>5.83966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5824833333333">
                <text:p>27.5824833333333</text:p>
              </table:table-cell>
              <table:table-cell office:value-type="float" office:value="5.83404">
                <text:p>5.83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6160333333333">
                <text:p>27.6160333333333</text:p>
              </table:table-cell>
              <table:table-cell office:value-type="float" office:value="5.822788">
                <text:p>5.822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